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esting" table:style-name="ta1" table:print="false">
        <office:forms form:automatic-focus="false" form:apply-design-mode="false"/>
        <table:table-column table:style-name="co1" table:number-columns-repeated="49" table:default-cell-style-name="Default"/>
        <table:table-row table:style-name="ro1">
          <table:table-cell office:value-type="string">
            <text:p>Testing</text:p>
          </table:table-cell>
          <table:table-cell table:number-columns-repeated="30"/>
          <table:table-cell>
            <draw:frame table:end-cell-address="Testing.AN22" table:end-x="2.179cm" table:end-y="0.375cm" draw:z-index="0" draw:style-name="gr1" svg:width="18.054cm" svg:height="9.822cm" svg:x="2.19cm" svg:y="0cm">
              <draw:object draw:notify-on-update-of-ranges="Testing.A4:Testing.A4 Testing.A5:Testing.A204 Testing.Q4:Testing.Q4 Testing.Q5:Testing.Q20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Testing.AV22" table:end-x="2.248cm" table:end-y="0.375cm" draw:z-index="1" draw:style-name="gr1" svg:width="18.054cm" svg:height="9.822cm" svg:x="0.001cm" svg:y="0cm">
              <draw:object draw:notify-on-update-of-ranges="Testing.F4:Testing.F4 Testing.F5:Testing.F204 Testing.V4:Testing.V4 Testing.V5:Testing.V20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Testing.BD22" table:end-x="2.247cm" table:end-y="0.375cm" draw:z-index="2" draw:style-name="gr1" svg:width="18.054cm" svg:height="9.822cm" svg:x="0cm" svg:y="0cm">
              <draw:object draw:notify-on-update-of-ranges="Testing.K4:Testing.K4 Testing.K5:Testing.K204 Testing.AA4:Testing.AA4 Testing.AA5:Testing.AA20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NORMAL GRASP</text:p>
          </table:table-cell>
          <table:table-cell table:number-columns-repeated="15"/>
          <table:table-cell office:value-type="string">
            <text:p>CATEGORISATION TASK</text:p>
          </table:table-cell>
          <table:table-cell table:number-columns-repeated="32"/>
        </table:table-row>
        <table:table-row table:style-name="ro1">
          <table:table-cell office:value-type="string">
            <text:p>Phase 1 (3,334 iterations – PFC = 0)</text:p>
          </table:table-cell>
          <table:table-cell table:number-columns-repeated="4"/>
          <table:table-cell office:value-type="string">
            <text:p>Phase 2 (3,333 PFC = 0 and 5,000 normal grasp)</text:p>
          </table:table-cell>
          <table:table-cell table:number-columns-repeated="4"/>
          <table:table-cell office:value-type="string">
            <text:p>Phase 3 (3,333 PFC = 0, 5,000 normal grasp and 10,000 categorise)</text:p>
          </table:table-cell>
          <table:table-cell table:number-columns-repeated="5"/>
          <table:table-cell office:value-type="string">
            <text:p>Phase 1 (3,334 iterations – PFC = 0)</text:p>
          </table:table-cell>
          <table:table-cell table:number-columns-repeated="4"/>
          <table:table-cell office:value-type="string">
            <text:p>Phase 2 (3,333 PFC = 0 and 5,000 normal grasp)</text:p>
          </table:table-cell>
          <table:table-cell table:number-columns-repeated="4"/>
          <table:table-cell office:value-type="string">
            <text:p>Phase 3 (3,333 PFC = 0, 5,000 normal grasp and 10,000 categorise)</text:p>
          </table:table-cell>
          <table:table-cell table:number-columns-repeated="22"/>
        </table:table-row>
        <table:table-row table:style-name="ro1"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 office:value-type="string">
            <text:p>all DOF</text:p>
          </table:table-cell>
          <table:table-cell office:value-type="string">
            <text:p>arm</text:p>
          </table:table-cell>
          <table:table-cell office:value-type="string">
            <text:p>hand</text:p>
          </table:table-cell>
          <table:table-cell office:value-type="string">
            <text:p>thumb+index</text:p>
          </table:table-cell>
          <table:table-cell office:value-type="string">
            <text:p>mid+ring+litt</text:p>
          </table:table-cell>
          <table:table-cell/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office:value-type="string">
            <text:p>all DOF-C</text:p>
          </table:table-cell>
          <table:table-cell office:value-type="string">
            <text:p>arm-C</text:p>
          </table:table-cell>
          <table:table-cell office:value-type="string">
            <text:p>hand-C</text:p>
          </table:table-cell>
          <table:table-cell office:value-type="string">
            <text:p>thumb+index-C</text:p>
          </table:table-cell>
          <table:table-cell office:value-type="string">
            <text:p>mid+ring+litt-C</text:p>
          </table:table-cell>
          <table:table-cell table:number-columns-repeated="18"/>
        </table:table-row>
        <table:table-row table:style-name="ro1">
          <table:table-cell office:value-type="float" office:value="0.037507">
            <text:p>0.04</text:p>
          </table:table-cell>
          <table:table-cell office:value-type="float" office:value="0.062837">
            <text:p>0.06</text:p>
          </table:table-cell>
          <table:table-cell office:value-type="float" office:value="0.012177">
            <text:p>0.01</text:p>
          </table:table-cell>
          <table:table-cell office:value-type="float" office:value="0.014246">
            <text:p>0.01</text:p>
          </table:table-cell>
          <table:table-cell office:value-type="float" office:value="0.008729">
            <text:p>0.01</text:p>
          </table:table-cell>
          <table:table-cell office:value-type="float" office:value="0.036316">
            <text:p>0.04</text:p>
          </table:table-cell>
          <table:table-cell office:value-type="float" office:value="0.063863">
            <text:p>0.06</text:p>
          </table:table-cell>
          <table:table-cell office:value-type="float" office:value="0.008769">
            <text:p>0.01</text:p>
          </table:table-cell>
          <table:table-cell office:value-type="float" office:value="0.006808">
            <text:p>0.01</text:p>
          </table:table-cell>
          <table:table-cell office:value-type="float" office:value="0.012037">
            <text:p>0.01</text:p>
          </table:table-cell>
          <table:table-cell office:value-type="float" office:value="0.031171">
            <text:p>0.03</text:p>
          </table:table-cell>
          <table:table-cell office:value-type="float" office:value="0.05394">
            <text:p>0.05</text:p>
          </table:table-cell>
          <table:table-cell office:value-type="float" office:value="0.008403">
            <text:p>0.01</text:p>
          </table:table-cell>
          <table:table-cell office:value-type="float" office:value="0.004343">
            <text:p>0</text:p>
          </table:table-cell>
          <table:table-cell office:value-type="float" office:value="0.015169">
            <text:p>0.02</text:p>
          </table:table-cell>
          <table:table-cell/>
          <table:table-cell office:value-type="float" office:value="0.040697">
            <text:p>0.04</text:p>
          </table:table-cell>
          <table:table-cell office:value-type="float" office:value="0.067423">
            <text:p>0.07</text:p>
          </table:table-cell>
          <table:table-cell office:value-type="float" office:value="0.01397">
            <text:p>0.01</text:p>
          </table:table-cell>
          <table:table-cell office:value-type="float" office:value="0.017055">
            <text:p>0.02</text:p>
          </table:table-cell>
          <table:table-cell office:value-type="float" office:value="0.008829">
            <text:p>0.01</text:p>
          </table:table-cell>
          <table:table-cell office:value-type="float" office:value="0.04087">
            <text:p>0.04</text:p>
          </table:table-cell>
          <table:table-cell office:value-type="float" office:value="0.069752">
            <text:p>0.07</text:p>
          </table:table-cell>
          <table:table-cell office:value-type="float" office:value="0.011987">
            <text:p>0.01</text:p>
          </table:table-cell>
          <table:table-cell office:value-type="float" office:value="0.013668">
            <text:p>0.01</text:p>
          </table:table-cell>
          <table:table-cell office:value-type="float" office:value="0.009185">
            <text:p>0.01</text:p>
          </table:table-cell>
          <table:table-cell office:value-type="float" office:value="0.031064">
            <text:p>0.03</text:p>
          </table:table-cell>
          <table:table-cell office:value-type="float" office:value="0.054231">
            <text:p>0.05</text:p>
          </table:table-cell>
          <table:table-cell office:value-type="float" office:value="0.007897">
            <text:p>0.01</text:p>
          </table:table-cell>
          <table:table-cell office:value-type="float" office:value="0.006086">
            <text:p>0.01</text:p>
          </table:table-cell>
          <table:table-cell office:value-type="float" office:value="0.01091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63916">
            <text:p>0.06</text:p>
          </table:table-cell>
          <table:table-cell office:value-type="float" office:value="0.064406">
            <text:p>0.06</text:p>
          </table:table-cell>
          <table:table-cell office:value-type="float" office:value="0.063427">
            <text:p>0.06</text:p>
          </table:table-cell>
          <table:table-cell office:value-type="float" office:value="0.060024">
            <text:p>0.06</text:p>
          </table:table-cell>
          <table:table-cell office:value-type="float" office:value="0.069099">
            <text:p>0.07</text:p>
          </table:table-cell>
          <table:table-cell office:value-type="float" office:value="0.045792">
            <text:p>0.05</text:p>
          </table:table-cell>
          <table:table-cell office:value-type="float" office:value="0.069349">
            <text:p>0.07</text:p>
          </table:table-cell>
          <table:table-cell office:value-type="float" office:value="0.022234">
            <text:p>0.02</text:p>
          </table:table-cell>
          <table:table-cell office:value-type="float" office:value="0.024148">
            <text:p>0.02</text:p>
          </table:table-cell>
          <table:table-cell office:value-type="float" office:value="0.019045">
            <text:p>0.02</text:p>
          </table:table-cell>
          <table:table-cell office:value-type="float" office:value="0.036857">
            <text:p>0.04</text:p>
          </table:table-cell>
          <table:table-cell office:value-type="float" office:value="0.058214">
            <text:p>0.06</text:p>
          </table:table-cell>
          <table:table-cell office:value-type="float" office:value="0.015501">
            <text:p>0.02</text:p>
          </table:table-cell>
          <table:table-cell office:value-type="float" office:value="0.019176">
            <text:p>0.02</text:p>
          </table:table-cell>
          <table:table-cell office:value-type="float" office:value="0.009375">
            <text:p>0.01</text:p>
          </table:table-cell>
          <table:table-cell/>
          <table:table-cell office:value-type="float" office:value="0.056988">
            <text:p>0.06</text:p>
          </table:table-cell>
          <table:table-cell office:value-type="float" office:value="0.066157">
            <text:p>0.07</text:p>
          </table:table-cell>
          <table:table-cell office:value-type="float" office:value="0.047819">
            <text:p>0.05</text:p>
          </table:table-cell>
          <table:table-cell office:value-type="float" office:value="0.052679">
            <text:p>0.05</text:p>
          </table:table-cell>
          <table:table-cell office:value-type="float" office:value="0.039719">
            <text:p>0.04</text:p>
          </table:table-cell>
          <table:table-cell office:value-type="float" office:value="0.052274">
            <text:p>0.05</text:p>
          </table:table-cell>
          <table:table-cell office:value-type="float" office:value="0.083666">
            <text:p>0.08</text:p>
          </table:table-cell>
          <table:table-cell office:value-type="float" office:value="0.020882">
            <text:p>0.02</text:p>
          </table:table-cell>
          <table:table-cell office:value-type="float" office:value="0.022061">
            <text:p>0.02</text:p>
          </table:table-cell>
          <table:table-cell office:value-type="float" office:value="0.018916">
            <text:p>0.02</text:p>
          </table:table-cell>
          <table:table-cell office:value-type="float" office:value="0.038838">
            <text:p>0.04</text:p>
          </table:table-cell>
          <table:table-cell office:value-type="float" office:value="0.061323">
            <text:p>0.06</text:p>
          </table:table-cell>
          <table:table-cell office:value-type="float" office:value="0.016352">
            <text:p>0.02</text:p>
          </table:table-cell>
          <table:table-cell office:value-type="float" office:value="0.020021">
            <text:p>0.02</text:p>
          </table:table-cell>
          <table:table-cell office:value-type="float" office:value="0.010237">
            <text:p>0.01</text:p>
          </table:table-cell>
          <table:table-cell table:number-columns-repeated="18"/>
        </table:table-row>
        <table:table-row table:style-name="ro1">
          <table:table-cell office:value-type="float" office:value="0.066369">
            <text:p>0.07</text:p>
          </table:table-cell>
          <table:table-cell office:value-type="float" office:value="0.065136">
            <text:p>0.07</text:p>
          </table:table-cell>
          <table:table-cell office:value-type="float" office:value="0.067601">
            <text:p>0.07</text:p>
          </table:table-cell>
          <table:table-cell office:value-type="float" office:value="0.066729">
            <text:p>0.07</text:p>
          </table:table-cell>
          <table:table-cell office:value-type="float" office:value="0.069054">
            <text:p>0.07</text:p>
          </table:table-cell>
          <table:table-cell office:value-type="float" office:value="0.047502">
            <text:p>0.05</text:p>
          </table:table-cell>
          <table:table-cell office:value-type="float" office:value="0.062986">
            <text:p>0.06</text:p>
          </table:table-cell>
          <table:table-cell office:value-type="float" office:value="0.032018">
            <text:p>0.03</text:p>
          </table:table-cell>
          <table:table-cell office:value-type="float" office:value="0.035206">
            <text:p>0.04</text:p>
          </table:table-cell>
          <table:table-cell office:value-type="float" office:value="0.026705">
            <text:p>0.03</text:p>
          </table:table-cell>
          <table:table-cell office:value-type="float" office:value="0.037559">
            <text:p>0.04</text:p>
          </table:table-cell>
          <table:table-cell office:value-type="float" office:value="0.052556">
            <text:p>0.05</text:p>
          </table:table-cell>
          <table:table-cell office:value-type="float" office:value="0.022562">
            <text:p>0.02</text:p>
          </table:table-cell>
          <table:table-cell office:value-type="float" office:value="0.025301">
            <text:p>0.03</text:p>
          </table:table-cell>
          <table:table-cell office:value-type="float" office:value="0.017997">
            <text:p>0.02</text:p>
          </table:table-cell>
          <table:table-cell/>
          <table:table-cell office:value-type="float" office:value="0.058281">
            <text:p>0.06</text:p>
          </table:table-cell>
          <table:table-cell office:value-type="float" office:value="0.066503">
            <text:p>0.07</text:p>
          </table:table-cell>
          <table:table-cell office:value-type="float" office:value="0.050059">
            <text:p>0.05</text:p>
          </table:table-cell>
          <table:table-cell office:value-type="float" office:value="0.057933">
            <text:p>0.06</text:p>
          </table:table-cell>
          <table:table-cell office:value-type="float" office:value="0.036937">
            <text:p>0.04</text:p>
          </table:table-cell>
          <table:table-cell office:value-type="float" office:value="0.051699">
            <text:p>0.05</text:p>
          </table:table-cell>
          <table:table-cell office:value-type="float" office:value="0.080632">
            <text:p>0.08</text:p>
          </table:table-cell>
          <table:table-cell office:value-type="float" office:value="0.022766">
            <text:p>0.02</text:p>
          </table:table-cell>
          <table:table-cell office:value-type="float" office:value="0.02445">
            <text:p>0.02</text:p>
          </table:table-cell>
          <table:table-cell office:value-type="float" office:value="0.019958">
            <text:p>0.02</text:p>
          </table:table-cell>
          <table:table-cell office:value-type="float" office:value="0.039465">
            <text:p>0.04</text:p>
          </table:table-cell>
          <table:table-cell office:value-type="float" office:value="0.055472">
            <text:p>0.06</text:p>
          </table:table-cell>
          <table:table-cell office:value-type="float" office:value="0.023458">
            <text:p>0.02</text:p>
          </table:table-cell>
          <table:table-cell office:value-type="float" office:value="0.027346">
            <text:p>0.03</text:p>
          </table:table-cell>
          <table:table-cell office:value-type="float" office:value="0.01697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6007">
            <text:p>0.06</text:p>
          </table:table-cell>
          <table:table-cell office:value-type="float" office:value="0.065267">
            <text:p>0.07</text:p>
          </table:table-cell>
          <table:table-cell office:value-type="float" office:value="0.054872">
            <text:p>0.05</text:p>
          </table:table-cell>
          <table:table-cell office:value-type="float" office:value="0.056056">
            <text:p>0.06</text:p>
          </table:table-cell>
          <table:table-cell office:value-type="float" office:value="0.052898">
            <text:p>0.05</text:p>
          </table:table-cell>
          <table:table-cell office:value-type="float" office:value="0.047327">
            <text:p>0.05</text:p>
          </table:table-cell>
          <table:table-cell office:value-type="float" office:value="0.057339">
            <text:p>0.06</text:p>
          </table:table-cell>
          <table:table-cell office:value-type="float" office:value="0.037315">
            <text:p>0.04</text:p>
          </table:table-cell>
          <table:table-cell office:value-type="float" office:value="0.041274">
            <text:p>0.04</text:p>
          </table:table-cell>
          <table:table-cell office:value-type="float" office:value="0.030716">
            <text:p>0.03</text:p>
          </table:table-cell>
          <table:table-cell office:value-type="float" office:value="0.036898">
            <text:p>0.04</text:p>
          </table:table-cell>
          <table:table-cell office:value-type="float" office:value="0.047489">
            <text:p>0.05</text:p>
          </table:table-cell>
          <table:table-cell office:value-type="float" office:value="0.026306">
            <text:p>0.03</text:p>
          </table:table-cell>
          <table:table-cell office:value-type="float" office:value="0.027653">
            <text:p>0.03</text:p>
          </table:table-cell>
          <table:table-cell office:value-type="float" office:value="0.024063">
            <text:p>0.02</text:p>
          </table:table-cell>
          <table:table-cell/>
          <table:table-cell office:value-type="float" office:value="0.052781">
            <text:p>0.05</text:p>
          </table:table-cell>
          <table:table-cell office:value-type="float" office:value="0.066524">
            <text:p>0.07</text:p>
          </table:table-cell>
          <table:table-cell office:value-type="float" office:value="0.039038">
            <text:p>0.04</text:p>
          </table:table-cell>
          <table:table-cell office:value-type="float" office:value="0.04727">
            <text:p>0.05</text:p>
          </table:table-cell>
          <table:table-cell office:value-type="float" office:value="0.025316">
            <text:p>0.03</text:p>
          </table:table-cell>
          <table:table-cell office:value-type="float" office:value="0.051224">
            <text:p>0.05</text:p>
          </table:table-cell>
          <table:table-cell office:value-type="float" office:value="0.078035">
            <text:p>0.08</text:p>
          </table:table-cell>
          <table:table-cell office:value-type="float" office:value="0.024414">
            <text:p>0.02</text:p>
          </table:table-cell>
          <table:table-cell office:value-type="float" office:value="0.025483">
            <text:p>0.03</text:p>
          </table:table-cell>
          <table:table-cell office:value-type="float" office:value="0.022632">
            <text:p>0.02</text:p>
          </table:table-cell>
          <table:table-cell office:value-type="float" office:value="0.038823">
            <text:p>0.04</text:p>
          </table:table-cell>
          <table:table-cell office:value-type="float" office:value="0.049851">
            <text:p>0.05</text:p>
          </table:table-cell>
          <table:table-cell office:value-type="float" office:value="0.027796">
            <text:p>0.03</text:p>
          </table:table-cell>
          <table:table-cell office:value-type="float" office:value="0.031118">
            <text:p>0.03</text:p>
          </table:table-cell>
          <table:table-cell office:value-type="float" office:value="0.02225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3391">
            <text:p>0.05</text:p>
          </table:table-cell>
          <table:table-cell office:value-type="float" office:value="0.06529">
            <text:p>0.07</text:p>
          </table:table-cell>
          <table:table-cell office:value-type="float" office:value="0.041492">
            <text:p>0.04</text:p>
          </table:table-cell>
          <table:table-cell office:value-type="float" office:value="0.046245">
            <text:p>0.05</text:p>
          </table:table-cell>
          <table:table-cell office:value-type="float" office:value="0.033569">
            <text:p>0.03</text:p>
          </table:table-cell>
          <table:table-cell office:value-type="float" office:value="0.045829">
            <text:p>0.05</text:p>
          </table:table-cell>
          <table:table-cell office:value-type="float" office:value="0.052314">
            <text:p>0.05</text:p>
          </table:table-cell>
          <table:table-cell office:value-type="float" office:value="0.039345">
            <text:p>0.04</text:p>
          </table:table-cell>
          <table:table-cell office:value-type="float" office:value="0.044144">
            <text:p>0.04</text:p>
          </table:table-cell>
          <table:table-cell office:value-type="float" office:value="0.031347">
            <text:p>0.03</text:p>
          </table:table-cell>
          <table:table-cell office:value-type="float" office:value="0.035709">
            <text:p>0.04</text:p>
          </table:table-cell>
          <table:table-cell office:value-type="float" office:value="0.042497">
            <text:p>0.04</text:p>
          </table:table-cell>
          <table:table-cell office:value-type="float" office:value="0.028922">
            <text:p>0.03</text:p>
          </table:table-cell>
          <table:table-cell office:value-type="float" office:value="0.028927">
            <text:p>0.03</text:p>
          </table:table-cell>
          <table:table-cell office:value-type="float" office:value="0.028913">
            <text:p>0.03</text:p>
          </table:table-cell>
          <table:table-cell/>
          <table:table-cell office:value-type="float" office:value="0.049289">
            <text:p>0.05</text:p>
          </table:table-cell>
          <table:table-cell office:value-type="float" office:value="0.066523">
            <text:p>0.07</text:p>
          </table:table-cell>
          <table:table-cell office:value-type="float" office:value="0.032055">
            <text:p>0.03</text:p>
          </table:table-cell>
          <table:table-cell office:value-type="float" office:value="0.038206">
            <text:p>0.04</text:p>
          </table:table-cell>
          <table:table-cell office:value-type="float" office:value="0.021802">
            <text:p>0.02</text:p>
          </table:table-cell>
          <table:table-cell office:value-type="float" office:value="0.052817">
            <text:p>0.05</text:p>
          </table:table-cell>
          <table:table-cell office:value-type="float" office:value="0.076057">
            <text:p>0.08</text:p>
          </table:table-cell>
          <table:table-cell office:value-type="float" office:value="0.029576">
            <text:p>0.03</text:p>
          </table:table-cell>
          <table:table-cell office:value-type="float" office:value="0.026899">
            <text:p>0.03</text:p>
          </table:table-cell>
          <table:table-cell office:value-type="float" office:value="0.034039">
            <text:p>0.03</text:p>
          </table:table-cell>
          <table:table-cell office:value-type="float" office:value="0.037824">
            <text:p>0.04</text:p>
          </table:table-cell>
          <table:table-cell office:value-type="float" office:value="0.044194">
            <text:p>0.04</text:p>
          </table:table-cell>
          <table:table-cell office:value-type="float" office:value="0.031455">
            <text:p>0.03</text:p>
          </table:table-cell>
          <table:table-cell office:value-type="float" office:value="0.034084">
            <text:p>0.03</text:p>
          </table:table-cell>
          <table:table-cell office:value-type="float" office:value="0.027073">
            <text:p>0.03</text:p>
          </table:table-cell>
          <table:table-cell table:number-columns-repeated="18"/>
        </table:table-row>
        <table:table-row table:style-name="ro1">
          <table:table-cell office:value-type="float" office:value="0.050212">
            <text:p>0.05</text:p>
          </table:table-cell>
          <table:table-cell office:value-type="float" office:value="0.065295">
            <text:p>0.07</text:p>
          </table:table-cell>
          <table:table-cell office:value-type="float" office:value="0.035129">
            <text:p>0.04</text:p>
          </table:table-cell>
          <table:table-cell office:value-type="float" office:value="0.039702">
            <text:p>0.04</text:p>
          </table:table-cell>
          <table:table-cell office:value-type="float" office:value="0.027508">
            <text:p>0.03</text:p>
          </table:table-cell>
          <table:table-cell office:value-type="float" office:value="0.043174">
            <text:p>0.04</text:p>
          </table:table-cell>
          <table:table-cell office:value-type="float" office:value="0.047808">
            <text:p>0.05</text:p>
          </table:table-cell>
          <table:table-cell office:value-type="float" office:value="0.03854">
            <text:p>0.04</text:p>
          </table:table-cell>
          <table:table-cell office:value-type="float" office:value="0.044346">
            <text:p>0.04</text:p>
          </table:table-cell>
          <table:table-cell office:value-type="float" office:value="0.028863">
            <text:p>0.03</text:p>
          </table:table-cell>
          <table:table-cell office:value-type="float" office:value="0.034798">
            <text:p>0.03</text:p>
          </table:table-cell>
          <table:table-cell office:value-type="float" office:value="0.038208">
            <text:p>0.04</text:p>
          </table:table-cell>
          <table:table-cell office:value-type="float" office:value="0.031388">
            <text:p>0.03</text:p>
          </table:table-cell>
          <table:table-cell office:value-type="float" office:value="0.030373">
            <text:p>0.03</text:p>
          </table:table-cell>
          <table:table-cell office:value-type="float" office:value="0.033079">
            <text:p>0.03</text:p>
          </table:table-cell>
          <table:table-cell/>
          <table:table-cell office:value-type="float" office:value="0.046816">
            <text:p>0.05</text:p>
          </table:table-cell>
          <table:table-cell office:value-type="float" office:value="0.066521">
            <text:p>0.07</text:p>
          </table:table-cell>
          <table:table-cell office:value-type="float" office:value="0.02711">
            <text:p>0.03</text:p>
          </table:table-cell>
          <table:table-cell office:value-type="float" office:value="0.031701">
            <text:p>0.03</text:p>
          </table:table-cell>
          <table:table-cell office:value-type="float" office:value="0.019459">
            <text:p>0.02</text:p>
          </table:table-cell>
          <table:table-cell office:value-type="float" office:value="0.05738">
            <text:p>0.06</text:p>
          </table:table-cell>
          <table:table-cell office:value-type="float" office:value="0.074482">
            <text:p>0.07</text:p>
          </table:table-cell>
          <table:table-cell office:value-type="float" office:value="0.040279">
            <text:p>0.04</text:p>
          </table:table-cell>
          <table:table-cell office:value-type="float" office:value="0.035448">
            <text:p>0.04</text:p>
          </table:table-cell>
          <table:table-cell office:value-type="float" office:value="0.04833">
            <text:p>0.05</text:p>
          </table:table-cell>
          <table:table-cell office:value-type="float" office:value="0.036654">
            <text:p>0.04</text:p>
          </table:table-cell>
          <table:table-cell office:value-type="float" office:value="0.038147">
            <text:p>0.04</text:p>
          </table:table-cell>
          <table:table-cell office:value-type="float" office:value="0.035162">
            <text:p>0.04</text:p>
          </table:table-cell>
          <table:table-cell office:value-type="float" office:value="0.037194">
            <text:p>0.04</text:p>
          </table:table-cell>
          <table:table-cell office:value-type="float" office:value="0.031775">
            <text:p>0.03</text:p>
          </table:table-cell>
          <table:table-cell table:number-columns-repeated="18"/>
        </table:table-row>
        <table:table-row table:style-name="ro1">
          <table:table-cell office:value-type="float" office:value="0.047413">
            <text:p>0.05</text:p>
          </table:table-cell>
          <table:table-cell office:value-type="float" office:value="0.065296">
            <text:p>0.07</text:p>
          </table:table-cell>
          <table:table-cell office:value-type="float" office:value="0.029531">
            <text:p>0.03</text:p>
          </table:table-cell>
          <table:table-cell office:value-type="float" office:value="0.033037">
            <text:p>0.03</text:p>
          </table:table-cell>
          <table:table-cell office:value-type="float" office:value="0.023689">
            <text:p>0.02</text:p>
          </table:table-cell>
          <table:table-cell office:value-type="float" office:value="0.0405">
            <text:p>0.04</text:p>
          </table:table-cell>
          <table:table-cell office:value-type="float" office:value="0.043849">
            <text:p>0.04</text:p>
          </table:table-cell>
          <table:table-cell office:value-type="float" office:value="0.03715">
            <text:p>0.04</text:p>
          </table:table-cell>
          <table:table-cell office:value-type="float" office:value="0.041927">
            <text:p>0.04</text:p>
          </table:table-cell>
          <table:table-cell office:value-type="float" office:value="0.029189">
            <text:p>0.03</text:p>
          </table:table-cell>
          <table:table-cell office:value-type="float" office:value="0.034103">
            <text:p>0.03</text:p>
          </table:table-cell>
          <table:table-cell office:value-type="float" office:value="0.03474">
            <text:p>0.03</text:p>
          </table:table-cell>
          <table:table-cell office:value-type="float" office:value="0.033466">
            <text:p>0.03</text:p>
          </table:table-cell>
          <table:table-cell office:value-type="float" office:value="0.032011">
            <text:p>0.03</text:p>
          </table:table-cell>
          <table:table-cell office:value-type="float" office:value="0.03589">
            <text:p>0.04</text:p>
          </table:table-cell>
          <table:table-cell/>
          <table:table-cell office:value-type="float" office:value="0.050351">
            <text:p>0.05</text:p>
          </table:table-cell>
          <table:table-cell office:value-type="float" office:value="0.066521">
            <text:p>0.07</text:p>
          </table:table-cell>
          <table:table-cell office:value-type="float" office:value="0.034182">
            <text:p>0.03</text:p>
          </table:table-cell>
          <table:table-cell office:value-type="float" office:value="0.031481">
            <text:p>0.03</text:p>
          </table:table-cell>
          <table:table-cell office:value-type="float" office:value="0.038683">
            <text:p>0.04</text:p>
          </table:table-cell>
          <table:table-cell office:value-type="float" office:value="0.063089">
            <text:p>0.06</text:p>
          </table:table-cell>
          <table:table-cell office:value-type="float" office:value="0.073189">
            <text:p>0.07</text:p>
          </table:table-cell>
          <table:table-cell office:value-type="float" office:value="0.052989">
            <text:p>0.05</text:p>
          </table:table-cell>
          <table:table-cell office:value-type="float" office:value="0.046588">
            <text:p>0.05</text:p>
          </table:table-cell>
          <table:table-cell office:value-type="float" office:value="0.063657">
            <text:p>0.06</text:p>
          </table:table-cell>
          <table:table-cell office:value-type="float" office:value="0.035682">
            <text:p>0.04</text:p>
          </table:table-cell>
          <table:table-cell office:value-type="float" office:value="0.032896">
            <text:p>0.03</text:p>
          </table:table-cell>
          <table:table-cell office:value-type="float" office:value="0.038467">
            <text:p>0.04</text:p>
          </table:table-cell>
          <table:table-cell office:value-type="float" office:value="0.040345">
            <text:p>0.04</text:p>
          </table:table-cell>
          <table:table-cell office:value-type="float" office:value="0.035337">
            <text:p>0.04</text:p>
          </table:table-cell>
          <table:table-cell table:number-columns-repeated="18"/>
        </table:table-row>
        <table:table-row table:style-name="ro1">
          <table:table-cell office:value-type="float" office:value="0.048218">
            <text:p>0.05</text:p>
          </table:table-cell>
          <table:table-cell office:value-type="float" office:value="0.065296">
            <text:p>0.07</text:p>
          </table:table-cell>
          <table:table-cell office:value-type="float" office:value="0.03114">
            <text:p>0.03</text:p>
          </table:table-cell>
          <table:table-cell office:value-type="float" office:value="0.033802">
            <text:p>0.03</text:p>
          </table:table-cell>
          <table:table-cell office:value-type="float" office:value="0.026704">
            <text:p>0.03</text:p>
          </table:table-cell>
          <table:table-cell office:value-type="float" office:value="0.03722">
            <text:p>0.04</text:p>
          </table:table-cell>
          <table:table-cell office:value-type="float" office:value="0.040502">
            <text:p>0.04</text:p>
          </table:table-cell>
          <table:table-cell office:value-type="float" office:value="0.033938">
            <text:p>0.03</text:p>
          </table:table-cell>
          <table:table-cell office:value-type="float" office:value="0.036873">
            <text:p>0.04</text:p>
          </table:table-cell>
          <table:table-cell office:value-type="float" office:value="0.029045">
            <text:p>0.03</text:p>
          </table:table-cell>
          <table:table-cell office:value-type="float" office:value="0.03245">
            <text:p>0.03</text:p>
          </table:table-cell>
          <table:table-cell office:value-type="float" office:value="0.030941">
            <text:p>0.03</text:p>
          </table:table-cell>
          <table:table-cell office:value-type="float" office:value="0.033958">
            <text:p>0.03</text:p>
          </table:table-cell>
          <table:table-cell office:value-type="float" office:value="0.03283">
            <text:p>0.03</text:p>
          </table:table-cell>
          <table:table-cell office:value-type="float" office:value="0.035839">
            <text:p>0.04</text:p>
          </table:table-cell>
          <table:table-cell/>
          <table:table-cell office:value-type="float" office:value="0.055649">
            <text:p>0.06</text:p>
          </table:table-cell>
          <table:table-cell office:value-type="float" office:value="0.066521">
            <text:p>0.07</text:p>
          </table:table-cell>
          <table:table-cell office:value-type="float" office:value="0.044776">
            <text:p>0.04</text:p>
          </table:table-cell>
          <table:table-cell office:value-type="float" office:value="0.03634">
            <text:p>0.04</text:p>
          </table:table-cell>
          <table:table-cell office:value-type="float" office:value="0.058836">
            <text:p>0.06</text:p>
          </table:table-cell>
          <table:table-cell office:value-type="float" office:value="0.069329">
            <text:p>0.07</text:p>
          </table:table-cell>
          <table:table-cell office:value-type="float" office:value="0.072107">
            <text:p>0.07</text:p>
          </table:table-cell>
          <table:table-cell office:value-type="float" office:value="0.066551">
            <text:p>0.07</text:p>
          </table:table-cell>
          <table:table-cell office:value-type="float" office:value="0.058622">
            <text:p>0.06</text:p>
          </table:table-cell>
          <table:table-cell office:value-type="float" office:value="0.079767">
            <text:p>0.08</text:p>
          </table:table-cell>
          <table:table-cell office:value-type="float" office:value="0.034101">
            <text:p>0.03</text:p>
          </table:table-cell>
          <table:table-cell office:value-type="float" office:value="0.028223">
            <text:p>0.03</text:p>
          </table:table-cell>
          <table:table-cell office:value-type="float" office:value="0.039979">
            <text:p>0.04</text:p>
          </table:table-cell>
          <table:table-cell office:value-type="float" office:value="0.042547">
            <text:p>0.04</text:p>
          </table:table-cell>
          <table:table-cell office:value-type="float" office:value="0.035699">
            <text:p>0.04</text:p>
          </table:table-cell>
          <table:table-cell table:number-columns-repeated="18"/>
        </table:table-row>
        <table:table-row table:style-name="ro1">
          <table:table-cell office:value-type="float" office:value="0.053842">
            <text:p>0.05</text:p>
          </table:table-cell>
          <table:table-cell office:value-type="float" office:value="0.065296">
            <text:p>0.07</text:p>
          </table:table-cell>
          <table:table-cell office:value-type="float" office:value="0.042389">
            <text:p>0.04</text:p>
          </table:table-cell>
          <table:table-cell office:value-type="float" office:value="0.039701">
            <text:p>0.04</text:p>
          </table:table-cell>
          <table:table-cell office:value-type="float" office:value="0.046869">
            <text:p>0.05</text:p>
          </table:table-cell>
          <table:table-cell office:value-type="float" office:value="0.033447">
            <text:p>0.03</text:p>
          </table:table-cell>
          <table:table-cell office:value-type="float" office:value="0.037798">
            <text:p>0.04</text:p>
          </table:table-cell>
          <table:table-cell office:value-type="float" office:value="0.029097">
            <text:p>0.03</text:p>
          </table:table-cell>
          <table:table-cell office:value-type="float" office:value="0.029766">
            <text:p>0.03</text:p>
          </table:table-cell>
          <table:table-cell office:value-type="float" office:value="0.027982">
            <text:p>0.03</text:p>
          </table:table-cell>
          <table:table-cell office:value-type="float" office:value="0.030499">
            <text:p>0.03</text:p>
          </table:table-cell>
          <table:table-cell office:value-type="float" office:value="0.027004">
            <text:p>0.03</text:p>
          </table:table-cell>
          <table:table-cell office:value-type="float" office:value="0.033993">
            <text:p>0.03</text:p>
          </table:table-cell>
          <table:table-cell office:value-type="float" office:value="0.032602">
            <text:p>0.03</text:p>
          </table:table-cell>
          <table:table-cell office:value-type="float" office:value="0.036311">
            <text:p>0.04</text:p>
          </table:table-cell>
          <table:table-cell/>
          <table:table-cell office:value-type="float" office:value="0.062939">
            <text:p>0.06</text:p>
          </table:table-cell>
          <table:table-cell office:value-type="float" office:value="0.066521">
            <text:p>0.07</text:p>
          </table:table-cell>
          <table:table-cell office:value-type="float" office:value="0.059358">
            <text:p>0.06</text:p>
          </table:table-cell>
          <table:table-cell office:value-type="float" office:value="0.047572">
            <text:p>0.05</text:p>
          </table:table-cell>
          <table:table-cell office:value-type="float" office:value="0.079">
            <text:p>0.08</text:p>
          </table:table-cell>
          <table:table-cell office:value-type="float" office:value="0.07598">
            <text:p>0.08</text:p>
          </table:table-cell>
          <table:table-cell office:value-type="float" office:value="0.071187">
            <text:p>0.07</text:p>
          </table:table-cell>
          <table:table-cell office:value-type="float" office:value="0.080772">
            <text:p>0.08</text:p>
          </table:table-cell>
          <table:table-cell office:value-type="float" office:value="0.071344">
            <text:p>0.07</text:p>
          </table:table-cell>
          <table:table-cell office:value-type="float" office:value="0.096484">
            <text:p>0.1</text:p>
          </table:table-cell>
          <table:table-cell office:value-type="float" office:value="0.031745">
            <text:p>0.03</text:p>
          </table:table-cell>
          <table:table-cell office:value-type="float" office:value="0.023479">
            <text:p>0.02</text:p>
          </table:table-cell>
          <table:table-cell office:value-type="float" office:value="0.040012">
            <text:p>0.04</text:p>
          </table:table-cell>
          <table:table-cell office:value-type="float" office:value="0.042366">
            <text:p>0.04</text:p>
          </table:table-cell>
          <table:table-cell office:value-type="float" office:value="0.036089">
            <text:p>0.04</text:p>
          </table:table-cell>
          <table:table-cell table:number-columns-repeated="18"/>
        </table:table-row>
        <table:table-row table:style-name="ro1">
          <table:table-cell office:value-type="float" office:value="0.061725">
            <text:p>0.06</text:p>
          </table:table-cell>
          <table:table-cell office:value-type="float" office:value="0.065296">
            <text:p>0.07</text:p>
          </table:table-cell>
          <table:table-cell office:value-type="float" office:value="0.058153">
            <text:p>0.06</text:p>
          </table:table-cell>
          <table:table-cell office:value-type="float" office:value="0.052824">
            <text:p>0.05</text:p>
          </table:table-cell>
          <table:table-cell office:value-type="float" office:value="0.067035">
            <text:p>0.07</text:p>
          </table:table-cell>
          <table:table-cell office:value-type="float" office:value="0.031809">
            <text:p>0.03</text:p>
          </table:table-cell>
          <table:table-cell office:value-type="float" office:value="0.035831">
            <text:p>0.04</text:p>
          </table:table-cell>
          <table:table-cell office:value-type="float" office:value="0.027786">
            <text:p>0.03</text:p>
          </table:table-cell>
          <table:table-cell office:value-type="float" office:value="0.025694">
            <text:p>0.03</text:p>
          </table:table-cell>
          <table:table-cell office:value-type="float" office:value="0.031274">
            <text:p>0.03</text:p>
          </table:table-cell>
          <table:table-cell office:value-type="float" office:value="0.027969">
            <text:p>0.03</text:p>
          </table:table-cell>
          <table:table-cell office:value-type="float" office:value="0.023268">
            <text:p>0.02</text:p>
          </table:table-cell>
          <table:table-cell office:value-type="float" office:value="0.03267">
            <text:p>0.03</text:p>
          </table:table-cell>
          <table:table-cell office:value-type="float" office:value="0.030759">
            <text:p>0.03</text:p>
          </table:table-cell>
          <table:table-cell office:value-type="float" office:value="0.035856">
            <text:p>0.04</text:p>
          </table:table-cell>
          <table:table-cell/>
          <table:table-cell office:value-type="float" office:value="0.071876">
            <text:p>0.07</text:p>
          </table:table-cell>
          <table:table-cell office:value-type="float" office:value="0.066521">
            <text:p>0.07</text:p>
          </table:table-cell>
          <table:table-cell office:value-type="float" office:value="0.077232">
            <text:p>0.08</text:p>
          </table:table-cell>
          <table:table-cell office:value-type="float" office:value="0.064071">
            <text:p>0.06</text:p>
          </table:table-cell>
          <table:table-cell office:value-type="float" office:value="0.099166">
            <text:p>0.1</text:p>
          </table:table-cell>
          <table:table-cell office:value-type="float" office:value="0.082955">
            <text:p>0.08</text:p>
          </table:table-cell>
          <table:table-cell office:value-type="float" office:value="0.070396">
            <text:p>0.07</text:p>
          </table:table-cell>
          <table:table-cell office:value-type="float" office:value="0.095514">
            <text:p>0.1</text:p>
          </table:table-cell>
          <table:table-cell office:value-type="float" office:value="0.08461">
            <text:p>0.08</text:p>
          </table:table-cell>
          <table:table-cell office:value-type="float" office:value="0.113686">
            <text:p>0.11</text:p>
          </table:table-cell>
          <table:table-cell office:value-type="float" office:value="0.028338">
            <text:p>0.03</text:p>
          </table:table-cell>
          <table:table-cell office:value-type="float" office:value="0.019279">
            <text:p>0.02</text:p>
          </table:table-cell>
          <table:table-cell office:value-type="float" office:value="0.037396">
            <text:p>0.04</text:p>
          </table:table-cell>
          <table:table-cell office:value-type="float" office:value="0.038713">
            <text:p>0.04</text:p>
          </table:table-cell>
          <table:table-cell office:value-type="float" office:value="0.035201">
            <text:p>0.04</text:p>
          </table:table-cell>
          <table:table-cell table:number-columns-repeated="18"/>
        </table:table-row>
        <table:table-row table:style-name="ro1">
          <table:table-cell office:value-type="float" office:value="0.020646">
            <text:p>0.02</text:p>
          </table:table-cell>
          <table:table-cell office:value-type="float" office:value="0.028862">
            <text:p>0.03</text:p>
          </table:table-cell>
          <table:table-cell office:value-type="float" office:value="0.01243">
            <text:p>0.01</text:p>
          </table:table-cell>
          <table:table-cell office:value-type="float" office:value="0.012251">
            <text:p>0.01</text:p>
          </table:table-cell>
          <table:table-cell office:value-type="float" office:value="0.012729">
            <text:p>0.01</text:p>
          </table:table-cell>
          <table:table-cell office:value-type="float" office:value="0.020479">
            <text:p>0.02</text:p>
          </table:table-cell>
          <table:table-cell office:value-type="float" office:value="0.031563">
            <text:p>0.03</text:p>
          </table:table-cell>
          <table:table-cell office:value-type="float" office:value="0.009394">
            <text:p>0.01</text:p>
          </table:table-cell>
          <table:table-cell office:value-type="float" office:value="0.010008">
            <text:p>0.01</text:p>
          </table:table-cell>
          <table:table-cell office:value-type="float" office:value="0.008371">
            <text:p>0.01</text:p>
          </table:table-cell>
          <table:table-cell office:value-type="float" office:value="0.01881">
            <text:p>0.02</text:p>
          </table:table-cell>
          <table:table-cell office:value-type="float" office:value="0.028592">
            <text:p>0.03</text:p>
          </table:table-cell>
          <table:table-cell office:value-type="float" office:value="0.009028">
            <text:p>0.01</text:p>
          </table:table-cell>
          <table:table-cell office:value-type="float" office:value="0.007543">
            <text:p>0.01</text:p>
          </table:table-cell>
          <table:table-cell office:value-type="float" office:value="0.011503">
            <text:p>0.01</text:p>
          </table:table-cell>
          <table:table-cell/>
          <table:table-cell office:value-type="float" office:value="0.020818">
            <text:p>0.02</text:p>
          </table:table-cell>
          <table:table-cell office:value-type="float" office:value="0.029415">
            <text:p>0.03</text:p>
          </table:table-cell>
          <table:table-cell office:value-type="float" office:value="0.01222">
            <text:p>0.01</text:p>
          </table:table-cell>
          <table:table-cell office:value-type="float" office:value="0.015055">
            <text:p>0.02</text:p>
          </table:table-cell>
          <table:table-cell office:value-type="float" office:value="0.007495">
            <text:p>0.01</text:p>
          </table:table-cell>
          <table:table-cell office:value-type="float" office:value="0.020386">
            <text:p>0.02</text:p>
          </table:table-cell>
          <table:table-cell office:value-type="float" office:value="0.030161">
            <text:p>0.03</text:p>
          </table:table-cell>
          <table:table-cell office:value-type="float" office:value="0.010612">
            <text:p>0.01</text:p>
          </table:table-cell>
          <table:table-cell office:value-type="float" office:value="0.013668">
            <text:p>0.01</text:p>
          </table:table-cell>
          <table:table-cell office:value-type="float" office:value="0.005518">
            <text:p>0.01</text:p>
          </table:table-cell>
          <table:table-cell office:value-type="float" office:value="0.01826">
            <text:p>0.02</text:p>
          </table:table-cell>
          <table:table-cell office:value-type="float" office:value="0.027998">
            <text:p>0.03</text:p>
          </table:table-cell>
          <table:table-cell office:value-type="float" office:value="0.008522">
            <text:p>0.01</text:p>
          </table:table-cell>
          <table:table-cell office:value-type="float" office:value="0.009286">
            <text:p>0.01</text:p>
          </table:table-cell>
          <table:table-cell office:value-type="float" office:value="0.007247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8035">
            <text:p>0.05</text:p>
          </table:table-cell>
          <table:table-cell office:value-type="float" office:value="0.029894">
            <text:p>0.03</text:p>
          </table:table-cell>
          <table:table-cell office:value-type="float" office:value="0.066177">
            <text:p>0.07</text:p>
          </table:table-cell>
          <table:table-cell office:value-type="float" office:value="0.060024">
            <text:p>0.06</text:p>
          </table:table-cell>
          <table:table-cell office:value-type="float" office:value="0.076432">
            <text:p>0.08</text:p>
          </table:table-cell>
          <table:table-cell office:value-type="float" office:value="0.024994">
            <text:p>0.02</text:p>
          </table:table-cell>
          <table:table-cell office:value-type="float" office:value="0.025507">
            <text:p>0.03</text:p>
          </table:table-cell>
          <table:table-cell office:value-type="float" office:value="0.024482">
            <text:p>0.02</text:p>
          </table:table-cell>
          <table:table-cell office:value-type="float" office:value="0.023343">
            <text:p>0.02</text:p>
          </table:table-cell>
          <table:table-cell office:value-type="float" office:value="0.026378">
            <text:p>0.03</text:p>
          </table:table-cell>
          <table:table-cell office:value-type="float" office:value="0.021216">
            <text:p>0.02</text:p>
          </table:table-cell>
          <table:table-cell office:value-type="float" office:value="0.024549">
            <text:p>0.02</text:p>
          </table:table-cell>
          <table:table-cell office:value-type="float" office:value="0.017884">
            <text:p>0.02</text:p>
          </table:table-cell>
          <table:table-cell office:value-type="float" office:value="0.019176">
            <text:p>0.02</text:p>
          </table:table-cell>
          <table:table-cell office:value-type="float" office:value="0.015729">
            <text:p>0.02</text:p>
          </table:table-cell>
          <table:table-cell/>
          <table:table-cell office:value-type="float" office:value="0.037882">
            <text:p>0.04</text:p>
          </table:table-cell>
          <table:table-cell office:value-type="float" office:value="0.025195">
            <text:p>0.03</text:p>
          </table:table-cell>
          <table:table-cell office:value-type="float" office:value="0.050569">
            <text:p>0.05</text:p>
          </table:table-cell>
          <table:table-cell office:value-type="float" office:value="0.052679">
            <text:p>0.05</text:p>
          </table:table-cell>
          <table:table-cell office:value-type="float" office:value="0.047053">
            <text:p>0.05</text:p>
          </table:table-cell>
          <table:table-cell office:value-type="float" office:value="0.023216">
            <text:p>0.02</text:p>
          </table:table-cell>
          <table:table-cell office:value-type="float" office:value="0.030301">
            <text:p>0.03</text:p>
          </table:table-cell>
          <table:table-cell office:value-type="float" office:value="0.016132">
            <text:p>0.02</text:p>
          </table:table-cell>
          <table:table-cell office:value-type="float" office:value="0.016061">
            <text:p>0.02</text:p>
          </table:table-cell>
          <table:table-cell office:value-type="float" office:value="0.016249">
            <text:p>0.02</text:p>
          </table:table-cell>
          <table:table-cell office:value-type="float" office:value="0.021121">
            <text:p>0.02</text:p>
          </table:table-cell>
          <table:table-cell office:value-type="float" office:value="0.023617">
            <text:p>0.02</text:p>
          </table:table-cell>
          <table:table-cell office:value-type="float" office:value="0.018625">
            <text:p>0.02</text:p>
          </table:table-cell>
          <table:table-cell office:value-type="float" office:value="0.020021">
            <text:p>0.02</text:p>
          </table:table-cell>
          <table:table-cell office:value-type="float" office:value="0.01629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2717">
            <text:p>0.05</text:p>
          </table:table-cell>
          <table:table-cell office:value-type="float" office:value="0.033707">
            <text:p>0.03</text:p>
          </table:table-cell>
          <table:table-cell office:value-type="float" office:value="0.071726">
            <text:p>0.07</text:p>
          </table:table-cell>
          <table:table-cell office:value-type="float" office:value="0.066729">
            <text:p>0.07</text:p>
          </table:table-cell>
          <table:table-cell office:value-type="float" office:value="0.080054">
            <text:p>0.08</text:p>
          </table:table-cell>
          <table:table-cell office:value-type="float" office:value="0.031234">
            <text:p>0.03</text:p>
          </table:table-cell>
          <table:table-cell office:value-type="float" office:value="0.026325">
            <text:p>0.03</text:p>
          </table:table-cell>
          <table:table-cell office:value-type="float" office:value="0.036143">
            <text:p>0.04</text:p>
          </table:table-cell>
          <table:table-cell office:value-type="float" office:value="0.035206">
            <text:p>0.04</text:p>
          </table:table-cell>
          <table:table-cell office:value-type="float" office:value="0.037705">
            <text:p>0.04</text:p>
          </table:table-cell>
          <table:table-cell office:value-type="float" office:value="0.028377">
            <text:p>0.03</text:p>
          </table:table-cell>
          <table:table-cell office:value-type="float" office:value="0.029156">
            <text:p>0.03</text:p>
          </table:table-cell>
          <table:table-cell office:value-type="float" office:value="0.027599">
            <text:p>0.03</text:p>
          </table:table-cell>
          <table:table-cell office:value-type="float" office:value="0.02676">
            <text:p>0.03</text:p>
          </table:table-cell>
          <table:table-cell office:value-type="float" office:value="0.028997">
            <text:p>0.03</text:p>
          </table:table-cell>
          <table:table-cell/>
          <table:table-cell office:value-type="float" office:value="0.041277">
            <text:p>0.04</text:p>
          </table:table-cell>
          <table:table-cell office:value-type="float" office:value="0.028369">
            <text:p>0.03</text:p>
          </table:table-cell>
          <table:table-cell office:value-type="float" office:value="0.054184">
            <text:p>0.05</text:p>
          </table:table-cell>
          <table:table-cell office:value-type="float" office:value="0.057933">
            <text:p>0.06</text:p>
          </table:table-cell>
          <table:table-cell office:value-type="float" office:value="0.047937">
            <text:p>0.05</text:p>
          </table:table-cell>
          <table:table-cell office:value-type="float" office:value="0.022649">
            <text:p>0.02</text:p>
          </table:table-cell>
          <table:table-cell office:value-type="float" office:value="0.029658">
            <text:p>0.03</text:p>
          </table:table-cell>
          <table:table-cell office:value-type="float" office:value="0.015641">
            <text:p>0.02</text:p>
          </table:table-cell>
          <table:table-cell office:value-type="float" office:value="0.01545">
            <text:p>0.02</text:p>
          </table:table-cell>
          <table:table-cell office:value-type="float" office:value="0.015958">
            <text:p>0.02</text:p>
          </table:table-cell>
          <table:table-cell office:value-type="float" office:value="0.027486">
            <text:p>0.03</text:p>
          </table:table-cell>
          <table:table-cell office:value-type="float" office:value="0.027151">
            <text:p>0.03</text:p>
          </table:table-cell>
          <table:table-cell office:value-type="float" office:value="0.02782">
            <text:p>0.03</text:p>
          </table:table-cell>
          <table:table-cell office:value-type="float" office:value="0.027726">
            <text:p>0.03</text:p>
          </table:table-cell>
          <table:table-cell office:value-type="float" office:value="0.027978">
            <text:p>0.03</text:p>
          </table:table-cell>
          <table:table-cell table:number-columns-repeated="18"/>
        </table:table-row>
        <table:table-row table:style-name="ro1">
          <table:table-cell office:value-type="float" office:value="0.047562">
            <text:p>0.05</text:p>
          </table:table-cell>
          <table:table-cell office:value-type="float" office:value="0.034752">
            <text:p>0.03</text:p>
          </table:table-cell>
          <table:table-cell office:value-type="float" office:value="0.060372">
            <text:p>0.06</text:p>
          </table:table-cell>
          <table:table-cell office:value-type="float" office:value="0.056056">
            <text:p>0.06</text:p>
          </table:table-cell>
          <table:table-cell office:value-type="float" office:value="0.067565">
            <text:p>0.07</text:p>
          </table:table-cell>
          <table:table-cell office:value-type="float" office:value="0.03569">
            <text:p>0.04</text:p>
          </table:table-cell>
          <table:table-cell office:value-type="float" office:value="0.028087">
            <text:p>0.03</text:p>
          </table:table-cell>
          <table:table-cell office:value-type="float" office:value="0.043293">
            <text:p>0.04</text:p>
          </table:table-cell>
          <table:table-cell office:value-type="float" office:value="0.04204">
            <text:p>0.04</text:p>
          </table:table-cell>
          <table:table-cell office:value-type="float" office:value="0.045383">
            <text:p>0.05</text:p>
          </table:table-cell>
          <table:table-cell office:value-type="float" office:value="0.034265">
            <text:p>0.03</text:p>
          </table:table-cell>
          <table:table-cell office:value-type="float" office:value="0.033946">
            <text:p>0.03</text:p>
          </table:table-cell>
          <table:table-cell office:value-type="float" office:value="0.034584">
            <text:p>0.03</text:p>
          </table:table-cell>
          <table:table-cell office:value-type="float" office:value="0.032097">
            <text:p>0.03</text:p>
          </table:table-cell>
          <table:table-cell office:value-type="float" office:value="0.03873">
            <text:p>0.04</text:p>
          </table:table-cell>
          <table:table-cell/>
          <table:table-cell office:value-type="float" office:value="0.036263">
            <text:p>0.04</text:p>
          </table:table-cell>
          <table:table-cell office:value-type="float" office:value="0.029747">
            <text:p>0.03</text:p>
          </table:table-cell>
          <table:table-cell office:value-type="float" office:value="0.04278">
            <text:p>0.04</text:p>
          </table:table-cell>
          <table:table-cell office:value-type="float" office:value="0.04727">
            <text:p>0.05</text:p>
          </table:table-cell>
          <table:table-cell office:value-type="float" office:value="0.035295">
            <text:p>0.04</text:p>
          </table:table-cell>
          <table:table-cell office:value-type="float" office:value="0.022111">
            <text:p>0.02</text:p>
          </table:table-cell>
          <table:table-cell office:value-type="float" office:value="0.029308">
            <text:p>0.03</text:p>
          </table:table-cell>
          <table:table-cell office:value-type="float" office:value="0.014914">
            <text:p>0.01</text:p>
          </table:table-cell>
          <table:table-cell office:value-type="float" office:value="0.013483">
            <text:p>0.01</text:p>
          </table:table-cell>
          <table:table-cell office:value-type="float" office:value="0.017299">
            <text:p>0.02</text:p>
          </table:table-cell>
          <table:table-cell office:value-type="float" office:value="0.033848">
            <text:p>0.03</text:p>
          </table:table-cell>
          <table:table-cell office:value-type="float" office:value="0.032388">
            <text:p>0.03</text:p>
          </table:table-cell>
          <table:table-cell office:value-type="float" office:value="0.035307">
            <text:p>0.04</text:p>
          </table:table-cell>
          <table:table-cell office:value-type="float" office:value="0.034337">
            <text:p>0.03</text:p>
          </table:table-cell>
          <table:table-cell office:value-type="float" office:value="0.036925">
            <text:p>0.04</text:p>
          </table:table-cell>
          <table:table-cell table:number-columns-repeated="18"/>
        </table:table-row>
        <table:table-row table:style-name="ro1">
          <table:table-cell office:value-type="float" office:value="0.040023">
            <text:p>0.04</text:p>
          </table:table-cell>
          <table:table-cell office:value-type="float" office:value="0.035017">
            <text:p>0.04</text:p>
          </table:table-cell>
          <table:table-cell office:value-type="float" office:value="0.045029">
            <text:p>0.05</text:p>
          </table:table-cell>
          <table:table-cell office:value-type="float" office:value="0.040905">
            <text:p>0.04</text:p>
          </table:table-cell>
          <table:table-cell office:value-type="float" office:value="0.051903">
            <text:p>0.05</text:p>
          </table:table-cell>
          <table:table-cell office:value-type="float" office:value="0.039503">
            <text:p>0.04</text:p>
          </table:table-cell>
          <table:table-cell office:value-type="float" office:value="0.030703">
            <text:p>0.03</text:p>
          </table:table-cell>
          <table:table-cell office:value-type="float" office:value="0.048302">
            <text:p>0.05</text:p>
          </table:table-cell>
          <table:table-cell office:value-type="float" office:value="0.047476">
            <text:p>0.05</text:p>
          </table:table-cell>
          <table:table-cell office:value-type="float" office:value="0.04968">
            <text:p>0.05</text:p>
          </table:table-cell>
          <table:table-cell office:value-type="float" office:value="0.039556">
            <text:p>0.04</text:p>
          </table:table-cell>
          <table:table-cell office:value-type="float" office:value="0.038671">
            <text:p>0.04</text:p>
          </table:table-cell>
          <table:table-cell office:value-type="float" office:value="0.040441">
            <text:p>0.04</text:p>
          </table:table-cell>
          <table:table-cell office:value-type="float" office:value="0.036357">
            <text:p>0.04</text:p>
          </table:table-cell>
          <table:table-cell office:value-type="float" office:value="0.047246">
            <text:p>0.05</text:p>
          </table:table-cell>
          <table:table-cell/>
          <table:table-cell office:value-type="float" office:value="0.028837">
            <text:p>0.03</text:p>
          </table:table-cell>
          <table:table-cell office:value-type="float" office:value="0.030126">
            <text:p>0.03</text:p>
          </table:table-cell>
          <table:table-cell office:value-type="float" office:value="0.027547">
            <text:p>0.03</text:p>
          </table:table-cell>
          <table:table-cell office:value-type="float" office:value="0.032249">
            <text:p>0.03</text:p>
          </table:table-cell>
          <table:table-cell office:value-type="float" office:value="0.019711">
            <text:p>0.02</text:p>
          </table:table-cell>
          <table:table-cell office:value-type="float" office:value="0.023061">
            <text:p>0.02</text:p>
          </table:table-cell>
          <table:table-cell office:value-type="float" office:value="0.029095">
            <text:p>0.03</text:p>
          </table:table-cell>
          <table:table-cell office:value-type="float" office:value="0.017028">
            <text:p>0.02</text:p>
          </table:table-cell>
          <table:table-cell office:value-type="float" office:value="0.015516">
            <text:p>0.02</text:p>
          </table:table-cell>
          <table:table-cell office:value-type="float" office:value="0.019546">
            <text:p>0.02</text:p>
          </table:table-cell>
          <table:table-cell office:value-type="float" office:value="0.03991">
            <text:p>0.04</text:p>
          </table:table-cell>
          <table:table-cell office:value-type="float" office:value="0.037676">
            <text:p>0.04</text:p>
          </table:table-cell>
          <table:table-cell office:value-type="float" office:value="0.042144">
            <text:p>0.04</text:p>
          </table:table-cell>
          <table:table-cell office:value-type="float" office:value="0.040187">
            <text:p>0.04</text:p>
          </table:table-cell>
          <table:table-cell office:value-type="float" office:value="0.045406">
            <text:p>0.05</text:p>
          </table:table-cell>
          <table:table-cell table:number-columns-repeated="18"/>
        </table:table-row>
        <table:table-row table:style-name="ro1">
          <table:table-cell office:value-type="float" office:value="0.032054">
            <text:p>0.03</text:p>
          </table:table-cell>
          <table:table-cell office:value-type="float" office:value="0.035078">
            <text:p>0.04</text:p>
          </table:table-cell>
          <table:table-cell office:value-type="float" office:value="0.029029">
            <text:p>0.03</text:p>
          </table:table-cell>
          <table:table-cell office:value-type="float" office:value="0.025097">
            <text:p>0.03</text:p>
          </table:table-cell>
          <table:table-cell office:value-type="float" office:value="0.035582">
            <text:p>0.04</text:p>
          </table:table-cell>
          <table:table-cell office:value-type="float" office:value="0.042339">
            <text:p>0.04</text:p>
          </table:table-cell>
          <table:table-cell office:value-type="float" office:value="0.034294">
            <text:p>0.03</text:p>
          </table:table-cell>
          <table:table-cell office:value-type="float" office:value="0.050384">
            <text:p>0.05</text:p>
          </table:table-cell>
          <table:table-cell office:value-type="float" office:value="0.050097">
            <text:p>0.05</text:p>
          </table:table-cell>
          <table:table-cell office:value-type="float" office:value="0.050863">
            <text:p>0.05</text:p>
          </table:table-cell>
          <table:table-cell office:value-type="float" office:value="0.044763">
            <text:p>0.04</text:p>
          </table:table-cell>
          <table:table-cell office:value-type="float" office:value="0.043589">
            <text:p>0.04</text:p>
          </table:table-cell>
          <table:table-cell office:value-type="float" office:value="0.045937">
            <text:p>0.05</text:p>
          </table:table-cell>
          <table:table-cell office:value-type="float" office:value="0.040452">
            <text:p>0.04</text:p>
          </table:table-cell>
          <table:table-cell office:value-type="float" office:value="0.055079">
            <text:p>0.06</text:p>
          </table:table-cell>
          <table:table-cell/>
          <table:table-cell office:value-type="float" office:value="0.022197">
            <text:p>0.02</text:p>
          </table:table-cell>
          <table:table-cell office:value-type="float" office:value="0.030223">
            <text:p>0.03</text:p>
          </table:table-cell>
          <table:table-cell office:value-type="float" office:value="0.014171">
            <text:p>0.01</text:p>
          </table:table-cell>
          <table:table-cell office:value-type="float" office:value="0.017181">
            <text:p>0.02</text:p>
          </table:table-cell>
          <table:table-cell office:value-type="float" office:value="0.009155">
            <text:p>0.01</text:p>
          </table:table-cell>
          <table:table-cell office:value-type="float" office:value="0.026736">
            <text:p>0.03</text:p>
          </table:table-cell>
          <table:table-cell office:value-type="float" office:value="0.028944">
            <text:p>0.03</text:p>
          </table:table-cell>
          <table:table-cell office:value-type="float" office:value="0.024529">
            <text:p>0.02</text:p>
          </table:table-cell>
          <table:table-cell office:value-type="float" office:value="0.023448">
            <text:p>0.02</text:p>
          </table:table-cell>
          <table:table-cell office:value-type="float" office:value="0.026329">
            <text:p>0.03</text:p>
          </table:table-cell>
          <table:table-cell office:value-type="float" office:value="0.046163">
            <text:p>0.05</text:p>
          </table:table-cell>
          <table:table-cell office:value-type="float" office:value="0.043303">
            <text:p>0.04</text:p>
          </table:table-cell>
          <table:table-cell office:value-type="float" office:value="0.049022">
            <text:p>0.05</text:p>
          </table:table-cell>
          <table:table-cell office:value-type="float" office:value="0.046171">
            <text:p>0.05</text:p>
          </table:table-cell>
          <table:table-cell office:value-type="float" office:value="0.053775">
            <text:p>0.05</text:p>
          </table:table-cell>
          <table:table-cell table:number-columns-repeated="18"/>
        </table:table-row>
        <table:table-row table:style-name="ro1">
          <table:table-cell office:value-type="float" office:value="0.025338">
            <text:p>0.03</text:p>
          </table:table-cell>
          <table:table-cell office:value-type="float" office:value="0.035092">
            <text:p>0.04</text:p>
          </table:table-cell>
          <table:table-cell office:value-type="float" office:value="0.015583">
            <text:p>0.02</text:p>
          </table:table-cell>
          <table:table-cell office:value-type="float" office:value="0.013461">
            <text:p>0.01</text:p>
          </table:table-cell>
          <table:table-cell office:value-type="float" office:value="0.019121">
            <text:p>0.02</text:p>
          </table:table-cell>
          <table:table-cell office:value-type="float" office:value="0.043613">
            <text:p>0.04</text:p>
          </table:table-cell>
          <table:table-cell office:value-type="float" office:value="0.037657">
            <text:p>0.04</text:p>
          </table:table-cell>
          <table:table-cell office:value-type="float" office:value="0.049568">
            <text:p>0.05</text:p>
          </table:table-cell>
          <table:table-cell office:value-type="float" office:value="0.049961">
            <text:p>0.05</text:p>
          </table:table-cell>
          <table:table-cell office:value-type="float" office:value="0.048913">
            <text:p>0.05</text:p>
          </table:table-cell>
          <table:table-cell office:value-type="float" office:value="0.049807">
            <text:p>0.05</text:p>
          </table:table-cell>
          <table:table-cell office:value-type="float" office:value="0.048803">
            <text:p>0.05</text:p>
          </table:table-cell>
          <table:table-cell office:value-type="float" office:value="0.050811">
            <text:p>0.05</text:p>
          </table:table-cell>
          <table:table-cell office:value-type="float" office:value="0.044364">
            <text:p>0.04</text:p>
          </table:table-cell>
          <table:table-cell office:value-type="float" office:value="0.061557">
            <text:p>0.06</text:p>
          </table:table-cell>
          <table:table-cell/>
          <table:table-cell office:value-type="float" office:value="0.021635">
            <text:p>0.02</text:p>
          </table:table-cell>
          <table:table-cell office:value-type="float" office:value="0.030247">
            <text:p>0.03</text:p>
          </table:table-cell>
          <table:table-cell office:value-type="float" office:value="0.013022">
            <text:p>0.01</text:p>
          </table:table-cell>
          <table:table-cell office:value-type="float" office:value="0.012244">
            <text:p>0.01</text:p>
          </table:table-cell>
          <table:table-cell office:value-type="float" office:value="0.01432">
            <text:p>0.01</text:p>
          </table:table-cell>
          <table:table-cell office:value-type="float" office:value="0.031943">
            <text:p>0.03</text:p>
          </table:table-cell>
          <table:table-cell office:value-type="float" office:value="0.028833">
            <text:p>0.03</text:p>
          </table:table-cell>
          <table:table-cell office:value-type="float" office:value="0.035054">
            <text:p>0.04</text:p>
          </table:table-cell>
          <table:table-cell office:value-type="float" office:value="0.033291">
            <text:p>0.03</text:p>
          </table:table-cell>
          <table:table-cell office:value-type="float" office:value="0.037991">
            <text:p>0.04</text:p>
          </table:table-cell>
          <table:table-cell office:value-type="float" office:value="0.052563">
            <text:p>0.05</text:p>
          </table:table-cell>
          <table:table-cell office:value-type="float" office:value="0.049694">
            <text:p>0.05</text:p>
          </table:table-cell>
          <table:table-cell office:value-type="float" office:value="0.055432">
            <text:p>0.06</text:p>
          </table:table-cell>
          <table:table-cell office:value-type="float" office:value="0.052089">
            <text:p>0.05</text:p>
          </table:table-cell>
          <table:table-cell office:value-type="float" office:value="0.061004">
            <text:p>0.06</text:p>
          </table:table-cell>
          <table:table-cell table:number-columns-repeated="18"/>
        </table:table-row>
        <table:table-row table:style-name="ro1">
          <table:table-cell office:value-type="float" office:value="0.025224">
            <text:p>0.03</text:p>
          </table:table-cell>
          <table:table-cell office:value-type="float" office:value="0.035095">
            <text:p>0.04</text:p>
          </table:table-cell>
          <table:table-cell office:value-type="float" office:value="0.015352">
            <text:p>0.02</text:p>
          </table:table-cell>
          <table:table-cell office:value-type="float" office:value="0.017382">
            <text:p>0.02</text:p>
          </table:table-cell>
          <table:table-cell office:value-type="float" office:value="0.011969">
            <text:p>0.01</text:p>
          </table:table-cell>
          <table:table-cell office:value-type="float" office:value="0.043176">
            <text:p>0.04</text:p>
          </table:table-cell>
          <table:table-cell office:value-type="float" office:value="0.040477">
            <text:p>0.04</text:p>
          </table:table-cell>
          <table:table-cell office:value-type="float" office:value="0.045876">
            <text:p>0.05</text:p>
          </table:table-cell>
          <table:table-cell office:value-type="float" office:value="0.047073">
            <text:p>0.05</text:p>
          </table:table-cell>
          <table:table-cell office:value-type="float" office:value="0.04388">
            <text:p>0.04</text:p>
          </table:table-cell>
          <table:table-cell office:value-type="float" office:value="0.054433">
            <text:p>0.05</text:p>
          </table:table-cell>
          <table:table-cell office:value-type="float" office:value="0.054831">
            <text:p>0.05</text:p>
          </table:table-cell>
          <table:table-cell office:value-type="float" office:value="0.054035">
            <text:p>0.05</text:p>
          </table:table-cell>
          <table:table-cell office:value-type="float" office:value="0.047352">
            <text:p>0.05</text:p>
          </table:table-cell>
          <table:table-cell office:value-type="float" office:value="0.065172">
            <text:p>0.07</text:p>
          </table:table-cell>
          <table:table-cell/>
          <table:table-cell office:value-type="float" office:value="0.026043">
            <text:p>0.03</text:p>
          </table:table-cell>
          <table:table-cell office:value-type="float" office:value="0.030253">
            <text:p>0.03</text:p>
          </table:table-cell>
          <table:table-cell office:value-type="float" office:value="0.021834">
            <text:p>0.02</text:p>
          </table:table-cell>
          <table:table-cell office:value-type="float" office:value="0.017232">
            <text:p>0.02</text:p>
          </table:table-cell>
          <table:table-cell office:value-type="float" office:value="0.029503">
            <text:p>0.03</text:p>
          </table:table-cell>
          <table:table-cell office:value-type="float" office:value="0.038024">
            <text:p>0.04</text:p>
          </table:table-cell>
          <table:table-cell office:value-type="float" office:value="0.028749">
            <text:p>0.03</text:p>
          </table:table-cell>
          <table:table-cell office:value-type="float" office:value="0.047299">
            <text:p>0.05</text:p>
          </table:table-cell>
          <table:table-cell office:value-type="float" office:value="0.045418">
            <text:p>0.05</text:p>
          </table:table-cell>
          <table:table-cell office:value-type="float" office:value="0.050433">
            <text:p>0.05</text:p>
          </table:table-cell>
          <table:table-cell office:value-type="float" office:value="0.058297">
            <text:p>0.06</text:p>
          </table:table-cell>
          <table:table-cell office:value-type="float" office:value="0.056697">
            <text:p>0.06</text:p>
          </table:table-cell>
          <table:table-cell office:value-type="float" office:value="0.059897">
            <text:p>0.06</text:p>
          </table:table-cell>
          <table:table-cell office:value-type="float" office:value="0.056816">
            <text:p>0.06</text:p>
          </table:table-cell>
          <table:table-cell office:value-type="float" office:value="0.065032">
            <text:p>0.07</text:p>
          </table:table-cell>
          <table:table-cell table:number-columns-repeated="18"/>
        </table:table-row>
        <table:table-row table:style-name="ro1">
          <table:table-cell office:value-type="float" office:value="0.028481">
            <text:p>0.03</text:p>
          </table:table-cell>
          <table:table-cell office:value-type="float" office:value="0.035096">
            <text:p>0.04</text:p>
          </table:table-cell>
          <table:table-cell office:value-type="float" office:value="0.021867">
            <text:p>0.02</text:p>
          </table:table-cell>
          <table:table-cell office:value-type="float" office:value="0.024706">
            <text:p>0.02</text:p>
          </table:table-cell>
          <table:table-cell office:value-type="float" office:value="0.017136">
            <text:p>0.02</text:p>
          </table:table-cell>
          <table:table-cell office:value-type="float" office:value="0.041115">
            <text:p>0.04</text:p>
          </table:table-cell>
          <table:table-cell office:value-type="float" office:value="0.042734">
            <text:p>0.04</text:p>
          </table:table-cell>
          <table:table-cell office:value-type="float" office:value="0.039497">
            <text:p>0.04</text:p>
          </table:table-cell>
          <table:table-cell office:value-type="float" office:value="0.04158">
            <text:p>0.04</text:p>
          </table:table-cell>
          <table:table-cell office:value-type="float" office:value="0.036026">
            <text:p>0.04</text:p>
          </table:table-cell>
          <table:table-cell office:value-type="float" office:value="0.057487">
            <text:p>0.06</text:p>
          </table:table-cell>
          <table:table-cell office:value-type="float" office:value="0.060623">
            <text:p>0.06</text:p>
          </table:table-cell>
          <table:table-cell office:value-type="float" office:value="0.05435">
            <text:p>0.05</text:p>
          </table:table-cell>
          <table:table-cell office:value-type="float" office:value="0.048306">
            <text:p>0.05</text:p>
          </table:table-cell>
          <table:table-cell office:value-type="float" office:value="0.064425">
            <text:p>0.06</text:p>
          </table:table-cell>
          <table:table-cell/>
          <table:table-cell office:value-type="float" office:value="0.034147">
            <text:p>0.03</text:p>
          </table:table-cell>
          <table:table-cell office:value-type="float" office:value="0.030254">
            <text:p>0.03</text:p>
          </table:table-cell>
          <table:table-cell office:value-type="float" office:value="0.03804">
            <text:p>0.04</text:p>
          </table:table-cell>
          <table:table-cell office:value-type="float" office:value="0.033263">
            <text:p>0.03</text:p>
          </table:table-cell>
          <table:table-cell office:value-type="float" office:value="0.046">
            <text:p>0.05</text:p>
          </table:table-cell>
          <table:table-cell office:value-type="float" office:value="0.044438">
            <text:p>0.04</text:p>
          </table:table-cell>
          <table:table-cell office:value-type="float" office:value="0.028683">
            <text:p>0.03</text:p>
          </table:table-cell>
          <table:table-cell office:value-type="float" office:value="0.060193">
            <text:p>0.06</text:p>
          </table:table-cell>
          <table:table-cell office:value-type="float" office:value="0.058218">
            <text:p>0.06</text:p>
          </table:table-cell>
          <table:table-cell office:value-type="float" office:value="0.063484">
            <text:p>0.06</text:p>
          </table:table-cell>
          <table:table-cell office:value-type="float" office:value="0.062037">
            <text:p>0.06</text:p>
          </table:table-cell>
          <table:table-cell office:value-type="float" office:value="0.06332">
            <text:p>0.06</text:p>
          </table:table-cell>
          <table:table-cell office:value-type="float" office:value="0.060753">
            <text:p>0.06</text:p>
          </table:table-cell>
          <table:table-cell office:value-type="float" office:value="0.058834">
            <text:p>0.06</text:p>
          </table:table-cell>
          <table:table-cell office:value-type="float" office:value="0.063951">
            <text:p>0.06</text:p>
          </table:table-cell>
          <table:table-cell/>
          <table:table-cell>
            <draw:frame table:end-cell-address="Testing.AN44" table:end-x="2.248cm" table:end-y="0.375cm" draw:z-index="3" draw:style-name="gr1" svg:width="18.054cm" svg:height="9.822cm" svg:x="0.001cm" svg:y="0cm">
              <draw:object draw:notify-on-update-of-ranges="Testing.B4:Testing.B4 Testing.B5:Testing.B204 Testing.R4:Testing.R4 Testing.R5:Testing.R20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Testing.AV44" table:end-x="2.248cm" table:end-y="0.375cm" draw:z-index="4" draw:style-name="gr1" svg:width="18.054cm" svg:height="9.822cm" svg:x="0.001cm" svg:y="0cm">
              <draw:object draw:notify-on-update-of-ranges="Testing.G4:Testing.G4 Testing.G5:Testing.G204 Testing.W4:Testing.W4 Testing.W5:Testing.W20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  <table:table-cell>
            <draw:frame table:end-cell-address="Testing.BD44" table:end-x="2.248cm" table:end-y="0.375cm" draw:z-index="5" draw:style-name="gr1" svg:width="18.054cm" svg:height="9.822cm" svg:x="0.001cm" svg:y="0cm">
              <draw:object draw:notify-on-update-of-ranges="Testing.L4:Testing.L4 Testing.L5:Testing.L204 Testing.AB4:Testing.AB4 Testing.AB5:Testing.AB204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0.036119">
            <text:p>0.04</text:p>
          </table:table-cell>
          <table:table-cell office:value-type="float" office:value="0.035096">
            <text:p>0.04</text:p>
          </table:table-cell>
          <table:table-cell office:value-type="float" office:value="0.037141">
            <text:p>0.04</text:p>
          </table:table-cell>
          <table:table-cell office:value-type="float" office:value="0.041205">
            <text:p>0.04</text:p>
          </table:table-cell>
          <table:table-cell office:value-type="float" office:value="0.030369">
            <text:p>0.03</text:p>
          </table:table-cell>
          <table:table-cell office:value-type="float" office:value="0.038192">
            <text:p>0.04</text:p>
          </table:table-cell>
          <table:table-cell office:value-type="float" office:value="0.044583">
            <text:p>0.04</text:p>
          </table:table-cell>
          <table:table-cell office:value-type="float" office:value="0.031801">
            <text:p>0.03</text:p>
          </table:table-cell>
          <table:table-cell office:value-type="float" office:value="0.035402">
            <text:p>0.04</text:p>
          </table:table-cell>
          <table:table-cell office:value-type="float" office:value="0.025799">
            <text:p>0.03</text:p>
          </table:table-cell>
          <table:table-cell office:value-type="float" office:value="0.058367">
            <text:p>0.06</text:p>
          </table:table-cell>
          <table:table-cell office:value-type="float" office:value="0.065732">
            <text:p>0.07</text:p>
          </table:table-cell>
          <table:table-cell office:value-type="float" office:value="0.051003">
            <text:p>0.05</text:p>
          </table:table-cell>
          <table:table-cell office:value-type="float" office:value="0.046331">
            <text:p>0.05</text:p>
          </table:table-cell>
          <table:table-cell office:value-type="float" office:value="0.058789">
            <text:p>0.06</text:p>
          </table:table-cell>
          <table:table-cell/>
          <table:table-cell office:value-type="float" office:value="0.042397">
            <text:p>0.04</text:p>
          </table:table-cell>
          <table:table-cell office:value-type="float" office:value="0.030255">
            <text:p>0.03</text:p>
          </table:table-cell>
          <table:table-cell office:value-type="float" office:value="0.054539">
            <text:p>0.05</text:p>
          </table:table-cell>
          <table:table-cell office:value-type="float" office:value="0.049762">
            <text:p>0.05</text:p>
          </table:table-cell>
          <table:table-cell office:value-type="float" office:value="0.062499">
            <text:p>0.06</text:p>
          </table:table-cell>
          <table:table-cell office:value-type="float" office:value="0.051116">
            <text:p>0.05</text:p>
          </table:table-cell>
          <table:table-cell office:value-type="float" office:value="0.02863">
            <text:p>0.03</text:p>
          </table:table-cell>
          <table:table-cell office:value-type="float" office:value="0.073602">
            <text:p>0.07</text:p>
          </table:table-cell>
          <table:table-cell office:value-type="float" office:value="0.071551">
            <text:p>0.07</text:p>
          </table:table-cell>
          <table:table-cell office:value-type="float" office:value="0.07702">
            <text:p>0.08</text:p>
          </table:table-cell>
          <table:table-cell office:value-type="float" office:value="0.063074">
            <text:p>0.06</text:p>
          </table:table-cell>
          <table:table-cell office:value-type="float" office:value="0.068954">
            <text:p>0.07</text:p>
          </table:table-cell>
          <table:table-cell office:value-type="float" office:value="0.057194">
            <text:p>0.06</text:p>
          </table:table-cell>
          <table:table-cell office:value-type="float" office:value="0.057106">
            <text:p>0.06</text:p>
          </table:table-cell>
          <table:table-cell office:value-type="float" office:value="0.05734">
            <text:p>0.06</text:p>
          </table:table-cell>
          <table:table-cell table:number-columns-repeated="18"/>
        </table:table-row>
        <table:table-row table:style-name="ro1">
          <table:table-cell office:value-type="float" office:value="0.017781">
            <text:p>0.02</text:p>
          </table:table-cell>
          <table:table-cell office:value-type="float" office:value="0.02057">
            <text:p>0.02</text:p>
          </table:table-cell>
          <table:table-cell office:value-type="float" office:value="0.014993">
            <text:p>0.01</text:p>
          </table:table-cell>
          <table:table-cell office:value-type="float" office:value="0.014951">
            <text:p>0.01</text:p>
          </table:table-cell>
          <table:table-cell office:value-type="float" office:value="0.015063">
            <text:p>0.02</text:p>
          </table:table-cell>
          <table:table-cell office:value-type="float" office:value="0.017708">
            <text:p>0.02</text:p>
          </table:table-cell>
          <table:table-cell office:value-type="float" office:value="0.024699">
            <text:p>0.02</text:p>
          </table:table-cell>
          <table:table-cell office:value-type="float" office:value="0.010716">
            <text:p>0.01</text:p>
          </table:table-cell>
          <table:table-cell office:value-type="float" office:value="0.012108">
            <text:p>0.01</text:p>
          </table:table-cell>
          <table:table-cell office:value-type="float" office:value="0.008396">
            <text:p>0.01</text:p>
          </table:table-cell>
          <table:table-cell office:value-type="float" office:value="0.017558">
            <text:p>0.02</text:p>
          </table:table-cell>
          <table:table-cell office:value-type="float" office:value="0.025526">
            <text:p>0.03</text:p>
          </table:table-cell>
          <table:table-cell office:value-type="float" office:value="0.00959">
            <text:p>0.01</text:p>
          </table:table-cell>
          <table:table-cell office:value-type="float" office:value="0.009643">
            <text:p>0.01</text:p>
          </table:table-cell>
          <table:table-cell office:value-type="float" office:value="0.009503">
            <text:p>0.01</text:p>
          </table:table-cell>
          <table:table-cell/>
          <table:table-cell office:value-type="float" office:value="0.018642">
            <text:p>0.02</text:p>
          </table:table-cell>
          <table:table-cell office:value-type="float" office:value="0.023953">
            <text:p>0.02</text:p>
          </table:table-cell>
          <table:table-cell office:value-type="float" office:value="0.013331">
            <text:p>0.01</text:p>
          </table:table-cell>
          <table:table-cell office:value-type="float" office:value="0.01587">
            <text:p>0.02</text:p>
          </table:table-cell>
          <table:table-cell office:value-type="float" office:value="0.009098">
            <text:p>0.01</text:p>
          </table:table-cell>
          <table:table-cell office:value-type="float" office:value="0.017282">
            <text:p>0.02</text:p>
          </table:table-cell>
          <table:table-cell office:value-type="float" office:value="0.023327">
            <text:p>0.02</text:p>
          </table:table-cell>
          <table:table-cell office:value-type="float" office:value="0.011237">
            <text:p>0.01</text:p>
          </table:table-cell>
          <table:table-cell office:value-type="float" office:value="0.015208">
            <text:p>0.02</text:p>
          </table:table-cell>
          <table:table-cell office:value-type="float" office:value="0.004618">
            <text:p>0</text:p>
          </table:table-cell>
          <table:table-cell office:value-type="float" office:value="0.01737">
            <text:p>0.02</text:p>
          </table:table-cell>
          <table:table-cell office:value-type="float" office:value="0.025655">
            <text:p>0.03</text:p>
          </table:table-cell>
          <table:table-cell office:value-type="float" office:value="0.009084">
            <text:p>0.01</text:p>
          </table:table-cell>
          <table:table-cell office:value-type="float" office:value="0.011386">
            <text:p>0.01</text:p>
          </table:table-cell>
          <table:table-cell office:value-type="float" office:value="0.005247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2039">
            <text:p>0.04</text:p>
          </table:table-cell>
          <table:table-cell office:value-type="float" office:value="0.016775">
            <text:p>0.02</text:p>
          </table:table-cell>
          <table:table-cell office:value-type="float" office:value="0.067302">
            <text:p>0.07</text:p>
          </table:table-cell>
          <table:table-cell office:value-type="float" office:value="0.059424">
            <text:p>0.06</text:p>
          </table:table-cell>
          <table:table-cell office:value-type="float" office:value="0.080432">
            <text:p>0.08</text:p>
          </table:table-cell>
          <table:table-cell office:value-type="float" office:value="0.02482">
            <text:p>0.02</text:p>
          </table:table-cell>
          <table:table-cell office:value-type="float" office:value="0.024033">
            <text:p>0.02</text:p>
          </table:table-cell>
          <table:table-cell office:value-type="float" office:value="0.025607">
            <text:p>0.03</text:p>
          </table:table-cell>
          <table:table-cell office:value-type="float" office:value="0.022743">
            <text:p>0.02</text:p>
          </table:table-cell>
          <table:table-cell office:value-type="float" office:value="0.030378">
            <text:p>0.03</text:p>
          </table:table-cell>
          <table:table-cell office:value-type="float" office:value="0.019305">
            <text:p>0.02</text:p>
          </table:table-cell>
          <table:table-cell office:value-type="float" office:value="0.019601">
            <text:p>0.02</text:p>
          </table:table-cell>
          <table:table-cell office:value-type="float" office:value="0.019009">
            <text:p>0.02</text:p>
          </table:table-cell>
          <table:table-cell office:value-type="float" office:value="0.018576">
            <text:p>0.02</text:p>
          </table:table-cell>
          <table:table-cell office:value-type="float" office:value="0.019729">
            <text:p>0.02</text:p>
          </table:table-cell>
          <table:table-cell/>
          <table:table-cell office:value-type="float" office:value="0.035525">
            <text:p>0.04</text:p>
          </table:table-cell>
          <table:table-cell office:value-type="float" office:value="0.019356">
            <text:p>0.02</text:p>
          </table:table-cell>
          <table:table-cell office:value-type="float" office:value="0.051694">
            <text:p>0.05</text:p>
          </table:table-cell>
          <table:table-cell office:value-type="float" office:value="0.052079">
            <text:p>0.05</text:p>
          </table:table-cell>
          <table:table-cell office:value-type="float" office:value="0.051053">
            <text:p>0.05</text:p>
          </table:table-cell>
          <table:table-cell office:value-type="float" office:value="0.025111">
            <text:p>0.03</text:p>
          </table:table-cell>
          <table:table-cell office:value-type="float" office:value="0.0358">
            <text:p>0.04</text:p>
          </table:table-cell>
          <table:table-cell office:value-type="float" office:value="0.014422">
            <text:p>0.01</text:p>
          </table:table-cell>
          <table:table-cell office:value-type="float" office:value="0.011442">
            <text:p>0.01</text:p>
          </table:table-cell>
          <table:table-cell office:value-type="float" office:value="0.019389">
            <text:p>0.02</text:p>
          </table:table-cell>
          <table:table-cell office:value-type="float" office:value="0.019889">
            <text:p>0.02</text:p>
          </table:table-cell>
          <table:table-cell office:value-type="float" office:value="0.020029">
            <text:p>0.02</text:p>
          </table:table-cell>
          <table:table-cell office:value-type="float" office:value="0.01975">
            <text:p>0.02</text:p>
          </table:table-cell>
          <table:table-cell office:value-type="float" office:value="0.019421">
            <text:p>0.02</text:p>
          </table:table-cell>
          <table:table-cell office:value-type="float" office:value="0.02029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5337">
            <text:p>0.05</text:p>
          </table:table-cell>
          <table:table-cell office:value-type="float" office:value="0.01726">
            <text:p>0.02</text:p>
          </table:table-cell>
          <table:table-cell office:value-type="float" office:value="0.073413">
            <text:p>0.07</text:p>
          </table:table-cell>
          <table:table-cell office:value-type="float" office:value="0.065829">
            <text:p>0.07</text:p>
          </table:table-cell>
          <table:table-cell office:value-type="float" office:value="0.086054">
            <text:p>0.09</text:p>
          </table:table-cell>
          <table:table-cell office:value-type="float" office:value="0.030481">
            <text:p>0.03</text:p>
          </table:table-cell>
          <table:table-cell office:value-type="float" office:value="0.023132">
            <text:p>0.02</text:p>
          </table:table-cell>
          <table:table-cell office:value-type="float" office:value="0.037831">
            <text:p>0.04</text:p>
          </table:table-cell>
          <table:table-cell office:value-type="float" office:value="0.034306">
            <text:p>0.03</text:p>
          </table:table-cell>
          <table:table-cell office:value-type="float" office:value="0.043705">
            <text:p>0.04</text:p>
          </table:table-cell>
          <table:table-cell office:value-type="float" office:value="0.026601">
            <text:p>0.03</text:p>
          </table:table-cell>
          <table:table-cell office:value-type="float" office:value="0.023166">
            <text:p>0.02</text:p>
          </table:table-cell>
          <table:table-cell office:value-type="float" office:value="0.030036">
            <text:p>0.03</text:p>
          </table:table-cell>
          <table:table-cell office:value-type="float" office:value="0.02706">
            <text:p>0.03</text:p>
          </table:table-cell>
          <table:table-cell office:value-type="float" office:value="0.034997">
            <text:p>0.03</text:p>
          </table:table-cell>
          <table:table-cell/>
          <table:table-cell office:value-type="float" office:value="0.037275">
            <text:p>0.04</text:p>
          </table:table-cell>
          <table:table-cell office:value-type="float" office:value="0.018678">
            <text:p>0.02</text:p>
          </table:table-cell>
          <table:table-cell office:value-type="float" office:value="0.055872">
            <text:p>0.06</text:p>
          </table:table-cell>
          <table:table-cell office:value-type="float" office:value="0.057033">
            <text:p>0.06</text:p>
          </table:table-cell>
          <table:table-cell office:value-type="float" office:value="0.053937">
            <text:p>0.05</text:p>
          </table:table-cell>
          <table:table-cell office:value-type="float" office:value="0.023223">
            <text:p>0.02</text:p>
          </table:table-cell>
          <table:table-cell office:value-type="float" office:value="0.034183">
            <text:p>0.03</text:p>
          </table:table-cell>
          <table:table-cell office:value-type="float" office:value="0.012262">
            <text:p>0.01</text:p>
          </table:table-cell>
          <table:table-cell office:value-type="float" office:value="0.008863">
            <text:p>0.01</text:p>
          </table:table-cell>
          <table:table-cell office:value-type="float" office:value="0.017928">
            <text:p>0.02</text:p>
          </table:table-cell>
          <table:table-cell office:value-type="float" office:value="0.026805">
            <text:p>0.03</text:p>
          </table:table-cell>
          <table:table-cell office:value-type="float" office:value="0.023351">
            <text:p>0.02</text:p>
          </table:table-cell>
          <table:table-cell office:value-type="float" office:value="0.030258">
            <text:p>0.03</text:p>
          </table:table-cell>
          <table:table-cell office:value-type="float" office:value="0.028026">
            <text:p>0.03</text:p>
          </table:table-cell>
          <table:table-cell office:value-type="float" office:value="0.033978">
            <text:p>0.03</text:p>
          </table:table-cell>
          <table:table-cell table:number-columns-repeated="18"/>
        </table:table-row>
        <table:table-row table:style-name="ro1">
          <table:table-cell office:value-type="float" office:value="0.040309">
            <text:p>0.04</text:p>
          </table:table-cell>
          <table:table-cell office:value-type="float" office:value="0.017995">
            <text:p>0.02</text:p>
          </table:table-cell>
          <table:table-cell office:value-type="float" office:value="0.062622">
            <text:p>0.06</text:p>
          </table:table-cell>
          <table:table-cell office:value-type="float" office:value="0.054856">
            <text:p>0.05</text:p>
          </table:table-cell>
          <table:table-cell office:value-type="float" office:value="0.075565">
            <text:p>0.08</text:p>
          </table:table-cell>
          <table:table-cell office:value-type="float" office:value="0.036327">
            <text:p>0.04</text:p>
          </table:table-cell>
          <table:table-cell office:value-type="float" office:value="0.026112">
            <text:p>0.03</text:p>
          </table:table-cell>
          <table:table-cell office:value-type="float" office:value="0.046543">
            <text:p>0.05</text:p>
          </table:table-cell>
          <table:table-cell office:value-type="float" office:value="0.04244">
            <text:p>0.04</text:p>
          </table:table-cell>
          <table:table-cell office:value-type="float" office:value="0.053383">
            <text:p>0.05</text:p>
          </table:table-cell>
          <table:table-cell office:value-type="float" office:value="0.032154">
            <text:p>0.03</text:p>
          </table:table-cell>
          <table:table-cell office:value-type="float" office:value="0.026474">
            <text:p>0.03</text:p>
          </table:table-cell>
          <table:table-cell office:value-type="float" office:value="0.037834">
            <text:p>0.04</text:p>
          </table:table-cell>
          <table:table-cell office:value-type="float" office:value="0.032497">
            <text:p>0.03</text:p>
          </table:table-cell>
          <table:table-cell office:value-type="float" office:value="0.04673">
            <text:p>0.05</text:p>
          </table:table-cell>
          <table:table-cell/>
          <table:table-cell office:value-type="float" office:value="0.031865">
            <text:p>0.03</text:p>
          </table:table-cell>
          <table:table-cell office:value-type="float" office:value="0.018701">
            <text:p>0.02</text:p>
          </table:table-cell>
          <table:table-cell office:value-type="float" office:value="0.04503">
            <text:p>0.05</text:p>
          </table:table-cell>
          <table:table-cell office:value-type="float" office:value="0.04607">
            <text:p>0.05</text:p>
          </table:table-cell>
          <table:table-cell office:value-type="float" office:value="0.043295">
            <text:p>0.04</text:p>
          </table:table-cell>
          <table:table-cell office:value-type="float" office:value="0.022279">
            <text:p>0.02</text:p>
          </table:table-cell>
          <table:table-cell office:value-type="float" office:value="0.032329">
            <text:p>0.03</text:p>
          </table:table-cell>
          <table:table-cell office:value-type="float" office:value="0.01223">
            <text:p>0.01</text:p>
          </table:table-cell>
          <table:table-cell office:value-type="float" office:value="0.0094">
            <text:p>0.01</text:p>
          </table:table-cell>
          <table:table-cell office:value-type="float" office:value="0.016946">
            <text:p>0.02</text:p>
          </table:table-cell>
          <table:table-cell office:value-type="float" office:value="0.032847">
            <text:p>0.03</text:p>
          </table:table-cell>
          <table:table-cell office:value-type="float" office:value="0.027137">
            <text:p>0.03</text:p>
          </table:table-cell>
          <table:table-cell office:value-type="float" office:value="0.038557">
            <text:p>0.04</text:p>
          </table:table-cell>
          <table:table-cell office:value-type="float" office:value="0.034737">
            <text:p>0.03</text:p>
          </table:table-cell>
          <table:table-cell office:value-type="float" office:value="0.044925">
            <text:p>0.04</text:p>
          </table:table-cell>
          <table:table-cell table:number-columns-repeated="18"/>
        </table:table-row>
        <table:table-row table:style-name="ro1">
          <table:table-cell office:value-type="float" office:value="0.033146">
            <text:p>0.03</text:p>
          </table:table-cell>
          <table:table-cell office:value-type="float" office:value="0.018189">
            <text:p>0.02</text:p>
          </table:table-cell>
          <table:table-cell office:value-type="float" office:value="0.048102">
            <text:p>0.05</text:p>
          </table:table-cell>
          <table:table-cell office:value-type="float" office:value="0.039822">
            <text:p>0.04</text:p>
          </table:table-cell>
          <table:table-cell office:value-type="float" office:value="0.061903">
            <text:p>0.06</text:p>
          </table:table-cell>
          <table:table-cell office:value-type="float" office:value="0.040602">
            <text:p>0.04</text:p>
          </table:table-cell>
          <table:table-cell office:value-type="float" office:value="0.028838">
            <text:p>0.03</text:p>
          </table:table-cell>
          <table:table-cell office:value-type="float" office:value="0.052365">
            <text:p>0.05</text:p>
          </table:table-cell>
          <table:table-cell office:value-type="float" office:value="0.047975">
            <text:p>0.05</text:p>
          </table:table-cell>
          <table:table-cell office:value-type="float" office:value="0.05968">
            <text:p>0.06</text:p>
          </table:table-cell>
          <table:table-cell office:value-type="float" office:value="0.037125">
            <text:p>0.04</text:p>
          </table:table-cell>
          <table:table-cell office:value-type="float" office:value="0.029747">
            <text:p>0.03</text:p>
          </table:table-cell>
          <table:table-cell office:value-type="float" office:value="0.044503">
            <text:p>0.04</text:p>
          </table:table-cell>
          <table:table-cell office:value-type="float" office:value="0.036857">
            <text:p>0.04</text:p>
          </table:table-cell>
          <table:table-cell office:value-type="float" office:value="0.057246">
            <text:p>0.06</text:p>
          </table:table-cell>
          <table:table-cell/>
          <table:table-cell office:value-type="float" office:value="0.024566">
            <text:p>0.02</text:p>
          </table:table-cell>
          <table:table-cell office:value-type="float" office:value="0.018773">
            <text:p>0.02</text:p>
          </table:table-cell>
          <table:table-cell office:value-type="float" office:value="0.03036">
            <text:p>0.03</text:p>
          </table:table-cell>
          <table:table-cell office:value-type="float" office:value="0.030749">
            <text:p>0.03</text:p>
          </table:table-cell>
          <table:table-cell office:value-type="float" office:value="0.029711">
            <text:p>0.03</text:p>
          </table:table-cell>
          <table:table-cell office:value-type="float" office:value="0.023508">
            <text:p>0.02</text:p>
          </table:table-cell>
          <table:table-cell office:value-type="float" office:value="0.030926">
            <text:p>0.03</text:p>
          </table:table-cell>
          <table:table-cell office:value-type="float" office:value="0.01609">
            <text:p>0.02</text:p>
          </table:table-cell>
          <table:table-cell office:value-type="float" office:value="0.015016">
            <text:p>0.02</text:p>
          </table:table-cell>
          <table:table-cell office:value-type="float" office:value="0.01788">
            <text:p>0.02</text:p>
          </table:table-cell>
          <table:table-cell office:value-type="float" office:value="0.038585">
            <text:p>0.04</text:p>
          </table:table-cell>
          <table:table-cell office:value-type="float" office:value="0.030964">
            <text:p>0.03</text:p>
          </table:table-cell>
          <table:table-cell office:value-type="float" office:value="0.046207">
            <text:p>0.05</text:p>
          </table:table-cell>
          <table:table-cell office:value-type="float" office:value="0.040687">
            <text:p>0.04</text:p>
          </table:table-cell>
          <table:table-cell office:value-type="float" office:value="0.055406">
            <text:p>0.06</text:p>
          </table:table-cell>
          <table:table-cell table:number-columns-repeated="18"/>
        </table:table-row>
        <table:table-row table:style-name="ro1">
          <table:table-cell office:value-type="float" office:value="0.026069">
            <text:p>0.03</text:p>
          </table:table-cell>
          <table:table-cell office:value-type="float" office:value="0.018235">
            <text:p>0.02</text:p>
          </table:table-cell>
          <table:table-cell office:value-type="float" office:value="0.033904">
            <text:p>0.03</text:p>
          </table:table-cell>
          <table:table-cell office:value-type="float" office:value="0.025697">
            <text:p>0.03</text:p>
          </table:table-cell>
          <table:table-cell office:value-type="float" office:value="0.047582">
            <text:p>0.05</text:p>
          </table:table-cell>
          <table:table-cell office:value-type="float" office:value="0.043299">
            <text:p>0.04</text:p>
          </table:table-cell>
          <table:table-cell office:value-type="float" office:value="0.031338">
            <text:p>0.03</text:p>
          </table:table-cell>
          <table:table-cell office:value-type="float" office:value="0.055259">
            <text:p>0.06</text:p>
          </table:table-cell>
          <table:table-cell office:value-type="float" office:value="0.050697">
            <text:p>0.05</text:p>
          </table:table-cell>
          <table:table-cell office:value-type="float" office:value="0.062863">
            <text:p>0.06</text:p>
          </table:table-cell>
          <table:table-cell office:value-type="float" office:value="0.042018">
            <text:p>0.04</text:p>
          </table:table-cell>
          <table:table-cell office:value-type="float" office:value="0.033224">
            <text:p>0.03</text:p>
          </table:table-cell>
          <table:table-cell office:value-type="float" office:value="0.050812">
            <text:p>0.05</text:p>
          </table:table-cell>
          <table:table-cell office:value-type="float" office:value="0.041052">
            <text:p>0.04</text:p>
          </table:table-cell>
          <table:table-cell office:value-type="float" office:value="0.067079">
            <text:p>0.07</text:p>
          </table:table-cell>
          <table:table-cell/>
          <table:table-cell office:value-type="float" office:value="0.017385">
            <text:p>0.02</text:p>
          </table:table-cell>
          <table:table-cell office:value-type="float" office:value="0.018792">
            <text:p>0.02</text:p>
          </table:table-cell>
          <table:table-cell office:value-type="float" office:value="0.015979">
            <text:p>0.02</text:p>
          </table:table-cell>
          <table:table-cell office:value-type="float" office:value="0.014442">
            <text:p>0.01</text:p>
          </table:table-cell>
          <table:table-cell office:value-type="float" office:value="0.018541">
            <text:p>0.02</text:p>
          </table:table-cell>
          <table:table-cell office:value-type="float" office:value="0.026179">
            <text:p>0.03</text:p>
          </table:table-cell>
          <table:table-cell office:value-type="float" office:value="0.029808">
            <text:p>0.03</text:p>
          </table:table-cell>
          <table:table-cell office:value-type="float" office:value="0.02255">
            <text:p>0.02</text:p>
          </table:table-cell>
          <table:table-cell office:value-type="float" office:value="0.023842">
            <text:p>0.02</text:p>
          </table:table-cell>
          <table:table-cell office:value-type="float" office:value="0.020398">
            <text:p>0.02</text:p>
          </table:table-cell>
          <table:table-cell office:value-type="float" office:value="0.044499">
            <text:p>0.04</text:p>
          </table:table-cell>
          <table:table-cell office:value-type="float" office:value="0.035101">
            <text:p>0.04</text:p>
          </table:table-cell>
          <table:table-cell office:value-type="float" office:value="0.053897">
            <text:p>0.05</text:p>
          </table:table-cell>
          <table:table-cell office:value-type="float" office:value="0.046771">
            <text:p>0.05</text:p>
          </table:table-cell>
          <table:table-cell office:value-type="float" office:value="0.065775">
            <text:p>0.07</text:p>
          </table:table-cell>
          <table:table-cell table:number-columns-repeated="18"/>
        </table:table-row>
        <table:table-row table:style-name="ro1">
          <table:table-cell office:value-type="float" office:value="0.021714">
            <text:p>0.02</text:p>
          </table:table-cell>
          <table:table-cell office:value-type="float" office:value="0.018245">
            <text:p>0.02</text:p>
          </table:table-cell>
          <table:table-cell office:value-type="float" office:value="0.025183">
            <text:p>0.03</text:p>
          </table:table-cell>
          <table:table-cell office:value-type="float" office:value="0.020421">
            <text:p>0.02</text:p>
          </table:table-cell>
          <table:table-cell office:value-type="float" office:value="0.033121">
            <text:p>0.03</text:p>
          </table:table-cell>
          <table:table-cell office:value-type="float" office:value="0.044415">
            <text:p>0.04</text:p>
          </table:table-cell>
          <table:table-cell office:value-type="float" office:value="0.033575">
            <text:p>0.03</text:p>
          </table:table-cell>
          <table:table-cell office:value-type="float" office:value="0.055256">
            <text:p>0.06</text:p>
          </table:table-cell>
          <table:table-cell office:value-type="float" office:value="0.050661">
            <text:p>0.05</text:p>
          </table:table-cell>
          <table:table-cell office:value-type="float" office:value="0.062913">
            <text:p>0.06</text:p>
          </table:table-cell>
          <table:table-cell office:value-type="float" office:value="0.046754">
            <text:p>0.05</text:p>
          </table:table-cell>
          <table:table-cell office:value-type="float" office:value="0.03701">
            <text:p>0.04</text:p>
          </table:table-cell>
          <table:table-cell office:value-type="float" office:value="0.056499">
            <text:p>0.06</text:p>
          </table:table-cell>
          <table:table-cell office:value-type="float" office:value="0.045064">
            <text:p>0.05</text:p>
          </table:table-cell>
          <table:table-cell office:value-type="float" office:value="0.075557">
            <text:p>0.08</text:p>
          </table:table-cell>
          <table:table-cell/>
          <table:table-cell office:value-type="float" office:value="0.018793">
            <text:p>0.02</text:p>
          </table:table-cell>
          <table:table-cell office:value-type="float" office:value="0.018797">
            <text:p>0.02</text:p>
          </table:table-cell>
          <table:table-cell office:value-type="float" office:value="0.01879">
            <text:p>0.02</text:p>
          </table:table-cell>
          <table:table-cell office:value-type="float" office:value="0.021019">
            <text:p>0.02</text:p>
          </table:table-cell>
          <table:table-cell office:value-type="float" office:value="0.015075">
            <text:p>0.02</text:p>
          </table:table-cell>
          <table:table-cell office:value-type="float" office:value="0.030097">
            <text:p>0.03</text:p>
          </table:table-cell>
          <table:table-cell office:value-type="float" office:value="0.029078">
            <text:p>0.03</text:p>
          </table:table-cell>
          <table:table-cell office:value-type="float" office:value="0.031116">
            <text:p>0.03</text:p>
          </table:table-cell>
          <table:table-cell office:value-type="float" office:value="0.035391">
            <text:p>0.04</text:p>
          </table:table-cell>
          <table:table-cell office:value-type="float" office:value="0.023991">
            <text:p>0.02</text:p>
          </table:table-cell>
          <table:table-cell office:value-type="float" office:value="0.050391">
            <text:p>0.05</text:p>
          </table:table-cell>
          <table:table-cell office:value-type="float" office:value="0.039662">
            <text:p>0.04</text:p>
          </table:table-cell>
          <table:table-cell office:value-type="float" office:value="0.06112">
            <text:p>0.06</text:p>
          </table:table-cell>
          <table:table-cell office:value-type="float" office:value="0.052789">
            <text:p>0.05</text:p>
          </table:table-cell>
          <table:table-cell office:value-type="float" office:value="0.075004">
            <text:p>0.08</text:p>
          </table:table-cell>
          <table:table-cell table:number-columns-repeated="18"/>
        </table:table-row>
        <table:table-row table:style-name="ro1">
          <table:table-cell office:value-type="float" office:value="0.022893">
            <text:p>0.02</text:p>
          </table:table-cell>
          <table:table-cell office:value-type="float" office:value="0.018247">
            <text:p>0.02</text:p>
          </table:table-cell>
          <table:table-cell office:value-type="float" office:value="0.027539">
            <text:p>0.03</text:p>
          </table:table-cell>
          <table:table-cell office:value-type="float" office:value="0.028018">
            <text:p>0.03</text:p>
          </table:table-cell>
          <table:table-cell office:value-type="float" office:value="0.026739">
            <text:p>0.03</text:p>
          </table:table-cell>
          <table:table-cell office:value-type="float" office:value="0.043936">
            <text:p>0.04</text:p>
          </table:table-cell>
          <table:table-cell office:value-type="float" office:value="0.035497">
            <text:p>0.04</text:p>
          </table:table-cell>
          <table:table-cell office:value-type="float" office:value="0.052376">
            <text:p>0.05</text:p>
          </table:table-cell>
          <table:table-cell office:value-type="float" office:value="0.047873">
            <text:p>0.05</text:p>
          </table:table-cell>
          <table:table-cell office:value-type="float" office:value="0.05988">
            <text:p>0.06</text:p>
          </table:table-cell>
          <table:table-cell office:value-type="float" office:value="0.051433">
            <text:p>0.05</text:p>
          </table:table-cell>
          <table:table-cell office:value-type="float" office:value="0.042331">
            <text:p>0.04</text:p>
          </table:table-cell>
          <table:table-cell office:value-type="float" office:value="0.060534">
            <text:p>0.06</text:p>
          </table:table-cell>
          <table:table-cell office:value-type="float" office:value="0.048152">
            <text:p>0.05</text:p>
          </table:table-cell>
          <table:table-cell office:value-type="float" office:value="0.081172">
            <text:p>0.08</text:p>
          </table:table-cell>
          <table:table-cell/>
          <table:table-cell office:value-type="float" office:value="0.021495">
            <text:p>0.02</text:p>
          </table:table-cell>
          <table:table-cell office:value-type="float" office:value="0.018798">
            <text:p>0.02</text:p>
          </table:table-cell>
          <table:table-cell office:value-type="float" office:value="0.024191">
            <text:p>0.02</text:p>
          </table:table-cell>
          <table:table-cell office:value-type="float" office:value="0.028615">
            <text:p>0.03</text:p>
          </table:table-cell>
          <table:table-cell office:value-type="float" office:value="0.01682">
            <text:p>0.02</text:p>
          </table:table-cell>
          <table:table-cell office:value-type="float" office:value="0.035675">
            <text:p>0.04</text:p>
          </table:table-cell>
          <table:table-cell office:value-type="float" office:value="0.028551">
            <text:p>0.03</text:p>
          </table:table-cell>
          <table:table-cell office:value-type="float" office:value="0.042799">
            <text:p>0.04</text:p>
          </table:table-cell>
          <table:table-cell office:value-type="float" office:value="0.047818">
            <text:p>0.05</text:p>
          </table:table-cell>
          <table:table-cell office:value-type="float" office:value="0.034433">
            <text:p>0.03</text:p>
          </table:table-cell>
          <table:table-cell office:value-type="float" office:value="0.055467">
            <text:p>0.06</text:p>
          </table:table-cell>
          <table:table-cell office:value-type="float" office:value="0.044537">
            <text:p>0.04</text:p>
          </table:table-cell>
          <table:table-cell office:value-type="float" office:value="0.066397">
            <text:p>0.07</text:p>
          </table:table-cell>
          <table:table-cell office:value-type="float" office:value="0.057616">
            <text:p>0.06</text:p>
          </table:table-cell>
          <table:table-cell office:value-type="float" office:value="0.081032">
            <text:p>0.08</text:p>
          </table:table-cell>
          <table:table-cell table:number-columns-repeated="18"/>
        </table:table-row>
        <table:table-row table:style-name="ro1">
          <table:table-cell office:value-type="float" office:value="0.024612">
            <text:p>0.02</text:p>
          </table:table-cell>
          <table:table-cell office:value-type="float" office:value="0.018248">
            <text:p>0.02</text:p>
          </table:table-cell>
          <table:table-cell office:value-type="float" office:value="0.030976">
            <text:p>0.03</text:p>
          </table:table-cell>
          <table:table-cell office:value-type="float" office:value="0.035618">
            <text:p>0.04</text:p>
          </table:table-cell>
          <table:table-cell office:value-type="float" office:value="0.02324">
            <text:p>0.02</text:p>
          </table:table-cell>
          <table:table-cell office:value-type="float" office:value="0.042627">
            <text:p>0.04</text:p>
          </table:table-cell>
          <table:table-cell office:value-type="float" office:value="0.037071">
            <text:p>0.04</text:p>
          </table:table-cell>
          <table:table-cell office:value-type="float" office:value="0.048184">
            <text:p>0.05</text:p>
          </table:table-cell>
          <table:table-cell office:value-type="float" office:value="0.044679">
            <text:p>0.04</text:p>
          </table:table-cell>
          <table:table-cell office:value-type="float" office:value="0.054026">
            <text:p>0.05</text:p>
          </table:table-cell>
          <table:table-cell office:value-type="float" office:value="0.055217">
            <text:p>0.06</text:p>
          </table:table-cell>
          <table:table-cell office:value-type="float" office:value="0.048123">
            <text:p>0.05</text:p>
          </table:table-cell>
          <table:table-cell office:value-type="float" office:value="0.062312">
            <text:p>0.06</text:p>
          </table:table-cell>
          <table:table-cell office:value-type="float" office:value="0.050244">
            <text:p>0.05</text:p>
          </table:table-cell>
          <table:table-cell office:value-type="float" office:value="0.082425">
            <text:p>0.08</text:p>
          </table:table-cell>
          <table:table-cell/>
          <table:table-cell office:value-type="float" office:value="0.025966">
            <text:p>0.03</text:p>
          </table:table-cell>
          <table:table-cell office:value-type="float" office:value="0.018798">
            <text:p>0.02</text:p>
          </table:table-cell>
          <table:table-cell office:value-type="float" office:value="0.033133">
            <text:p>0.03</text:p>
          </table:table-cell>
          <table:table-cell office:value-type="float" office:value="0.036214">
            <text:p>0.04</text:p>
          </table:table-cell>
          <table:table-cell office:value-type="float" office:value="0.028">
            <text:p>0.03</text:p>
          </table:table-cell>
          <table:table-cell office:value-type="float" office:value="0.041617">
            <text:p>0.04</text:p>
          </table:table-cell>
          <table:table-cell office:value-type="float" office:value="0.028103">
            <text:p>0.03</text:p>
          </table:table-cell>
          <table:table-cell office:value-type="float" office:value="0.05513">
            <text:p>0.06</text:p>
          </table:table-cell>
          <table:table-cell office:value-type="float" office:value="0.060918">
            <text:p>0.06</text:p>
          </table:table-cell>
          <table:table-cell office:value-type="float" office:value="0.045484">
            <text:p>0.05</text:p>
          </table:table-cell>
          <table:table-cell office:value-type="float" office:value="0.059443">
            <text:p>0.06</text:p>
          </table:table-cell>
          <table:table-cell office:value-type="float" office:value="0.05082">
            <text:p>0.05</text:p>
          </table:table-cell>
          <table:table-cell office:value-type="float" office:value="0.068065">
            <text:p>0.07</text:p>
          </table:table-cell>
          <table:table-cell office:value-type="float" office:value="0.059734">
            <text:p>0.06</text:p>
          </table:table-cell>
          <table:table-cell office:value-type="float" office:value="0.081951">
            <text:p>0.08</text:p>
          </table:table-cell>
          <table:table-cell table:number-columns-repeated="18"/>
        </table:table-row>
        <table:table-row table:style-name="ro1">
          <table:table-cell office:value-type="float" office:value="0.027628">
            <text:p>0.03</text:p>
          </table:table-cell>
          <table:table-cell office:value-type="float" office:value="0.018248">
            <text:p>0.02</text:p>
          </table:table-cell>
          <table:table-cell office:value-type="float" office:value="0.037008">
            <text:p>0.04</text:p>
          </table:table-cell>
          <table:table-cell office:value-type="float" office:value="0.047369">
            <text:p>0.05</text:p>
          </table:table-cell>
          <table:table-cell office:value-type="float" office:value="0.019741">
            <text:p>0.02</text:p>
          </table:table-cell>
          <table:table-cell office:value-type="float" office:value="0.043329">
            <text:p>0.04</text:p>
          </table:table-cell>
          <table:table-cell office:value-type="float" office:value="0.03842">
            <text:p>0.04</text:p>
          </table:table-cell>
          <table:table-cell office:value-type="float" office:value="0.048239">
            <text:p>0.05</text:p>
          </table:table-cell>
          <table:table-cell office:value-type="float" office:value="0.049702">
            <text:p>0.05</text:p>
          </table:table-cell>
          <table:table-cell office:value-type="float" office:value="0.045799">
            <text:p>0.05</text:p>
          </table:table-cell>
          <table:table-cell office:value-type="float" office:value="0.057142">
            <text:p>0.06</text:p>
          </table:table-cell>
          <table:table-cell office:value-type="float" office:value="0.053232">
            <text:p>0.05</text:p>
          </table:table-cell>
          <table:table-cell office:value-type="float" office:value="0.061052">
            <text:p>0.06</text:p>
          </table:table-cell>
          <table:table-cell office:value-type="float" office:value="0.05041">
            <text:p>0.05</text:p>
          </table:table-cell>
          <table:table-cell office:value-type="float" office:value="0.078789">
            <text:p>0.08</text:p>
          </table:table-cell>
          <table:table-cell/>
          <table:table-cell office:value-type="float" office:value="0.033856">
            <text:p>0.03</text:p>
          </table:table-cell>
          <table:table-cell office:value-type="float" office:value="0.018798">
            <text:p>0.02</text:p>
          </table:table-cell>
          <table:table-cell office:value-type="float" office:value="0.048914">
            <text:p>0.05</text:p>
          </table:table-cell>
          <table:table-cell office:value-type="float" office:value="0.052762">
            <text:p>0.05</text:p>
          </table:table-cell>
          <table:table-cell office:value-type="float" office:value="0.042499">
            <text:p>0.04</text:p>
          </table:table-cell>
          <table:table-cell office:value-type="float" office:value="0.047847">
            <text:p>0.05</text:p>
          </table:table-cell>
          <table:table-cell office:value-type="float" office:value="0.027717">
            <text:p>0.03</text:p>
          </table:table-cell>
          <table:table-cell office:value-type="float" office:value="0.067977">
            <text:p>0.07</text:p>
          </table:table-cell>
          <table:table-cell office:value-type="float" office:value="0.074551">
            <text:p>0.07</text:p>
          </table:table-cell>
          <table:table-cell office:value-type="float" office:value="0.05702">
            <text:p>0.06</text:p>
          </table:table-cell>
          <table:table-cell office:value-type="float" office:value="0.060886">
            <text:p>0.06</text:p>
          </table:table-cell>
          <table:table-cell office:value-type="float" office:value="0.056454">
            <text:p>0.06</text:p>
          </table:table-cell>
          <table:table-cell office:value-type="float" office:value="0.065319">
            <text:p>0.07</text:p>
          </table:table-cell>
          <table:table-cell office:value-type="float" office:value="0.058106">
            <text:p>0.06</text:p>
          </table:table-cell>
          <table:table-cell office:value-type="float" office:value="0.07734">
            <text:p>0.08</text:p>
          </table:table-cell>
          <table:table-cell table:number-columns-repeated="18"/>
        </table:table-row>
        <table:table-row table:style-name="ro1">
          <table:table-cell office:value-type="float" office:value="0.020388">
            <text:p>0.02</text:p>
          </table:table-cell>
          <table:table-cell office:value-type="float" office:value="0.026411">
            <text:p>0.03</text:p>
          </table:table-cell>
          <table:table-cell office:value-type="float" office:value="0.014365">
            <text:p>0.01</text:p>
          </table:table-cell>
          <table:table-cell office:value-type="float" office:value="0.015346">
            <text:p>0.02</text:p>
          </table:table-cell>
          <table:table-cell office:value-type="float" office:value="0.012729">
            <text:p>0.01</text:p>
          </table:table-cell>
          <table:table-cell office:value-type="float" office:value="0.019129">
            <text:p>0.02</text:p>
          </table:table-cell>
          <table:table-cell office:value-type="float" office:value="0.029506">
            <text:p>0.03</text:p>
          </table:table-cell>
          <table:table-cell office:value-type="float" office:value="0.008752">
            <text:p>0.01</text:p>
          </table:table-cell>
          <table:table-cell office:value-type="float" office:value="0.009308">
            <text:p>0.01</text:p>
          </table:table-cell>
          <table:table-cell office:value-type="float" office:value="0.007824">
            <text:p>0.01</text:p>
          </table:table-cell>
          <table:table-cell office:value-type="float" office:value="0.021243">
            <text:p>0.02</text:p>
          </table:table-cell>
          <table:table-cell office:value-type="float" office:value="0.03366">
            <text:p>0.03</text:p>
          </table:table-cell>
          <table:table-cell office:value-type="float" office:value="0.008826">
            <text:p>0.01</text:p>
          </table:table-cell>
          <table:table-cell office:value-type="float" office:value="0.00802">
            <text:p>0.01</text:p>
          </table:table-cell>
          <table:table-cell office:value-type="float" office:value="0.010169">
            <text:p>0.01</text:p>
          </table:table-cell>
          <table:table-cell/>
          <table:table-cell office:value-type="float" office:value="0.018796">
            <text:p>0.02</text:p>
          </table:table-cell>
          <table:table-cell office:value-type="float" office:value="0.024488">
            <text:p>0.02</text:p>
          </table:table-cell>
          <table:table-cell office:value-type="float" office:value="0.013105">
            <text:p>0.01</text:p>
          </table:table-cell>
          <table:table-cell office:value-type="float" office:value="0.01687">
            <text:p>0.02</text:p>
          </table:table-cell>
          <table:table-cell office:value-type="float" office:value="0.006829">
            <text:p>0.01</text:p>
          </table:table-cell>
          <table:table-cell office:value-type="float" office:value="0.014678">
            <text:p>0.01</text:p>
          </table:table-cell>
          <table:table-cell office:value-type="float" office:value="0.019682">
            <text:p>0.02</text:p>
          </table:table-cell>
          <table:table-cell office:value-type="float" office:value="0.009674">
            <text:p>0.01</text:p>
          </table:table-cell>
          <table:table-cell office:value-type="float" office:value="0.012968">
            <text:p>0.01</text:p>
          </table:table-cell>
          <table:table-cell office:value-type="float" office:value="0.004185">
            <text:p>0</text:p>
          </table:table-cell>
          <table:table-cell office:value-type="float" office:value="0.019899">
            <text:p>0.02</text:p>
          </table:table-cell>
          <table:table-cell office:value-type="float" office:value="0.032214">
            <text:p>0.03</text:p>
          </table:table-cell>
          <table:table-cell office:value-type="float" office:value="0.007584">
            <text:p>0.01</text:p>
          </table:table-cell>
          <table:table-cell office:value-type="float" office:value="0.008586">
            <text:p>0.01</text:p>
          </table:table-cell>
          <table:table-cell office:value-type="float" office:value="0.00591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6413">
            <text:p>0.05</text:p>
          </table:table-cell>
          <table:table-cell office:value-type="float" office:value="0.024773">
            <text:p>0.02</text:p>
          </table:table-cell>
          <table:table-cell office:value-type="float" office:value="0.068052">
            <text:p>0.07</text:p>
          </table:table-cell>
          <table:table-cell office:value-type="float" office:value="0.061424">
            <text:p>0.06</text:p>
          </table:table-cell>
          <table:table-cell office:value-type="float" office:value="0.079099">
            <text:p>0.08</text:p>
          </table:table-cell>
          <table:table-cell office:value-type="float" office:value="0.022146">
            <text:p>0.02</text:p>
          </table:table-cell>
          <table:table-cell office:value-type="float" office:value="0.017936">
            <text:p>0.02</text:p>
          </table:table-cell>
          <table:table-cell office:value-type="float" office:value="0.026357">
            <text:p>0.03</text:p>
          </table:table-cell>
          <table:table-cell office:value-type="float" office:value="0.024743">
            <text:p>0.02</text:p>
          </table:table-cell>
          <table:table-cell office:value-type="float" office:value="0.029045">
            <text:p>0.03</text:p>
          </table:table-cell>
          <table:table-cell office:value-type="float" office:value="0.024074">
            <text:p>0.02</text:p>
          </table:table-cell>
          <table:table-cell office:value-type="float" office:value="0.02839">
            <text:p>0.03</text:p>
          </table:table-cell>
          <table:table-cell office:value-type="float" office:value="0.019759">
            <text:p>0.02</text:p>
          </table:table-cell>
          <table:table-cell office:value-type="float" office:value="0.020576">
            <text:p>0.02</text:p>
          </table:table-cell>
          <table:table-cell office:value-type="float" office:value="0.018395">
            <text:p>0.02</text:p>
          </table:table-cell>
          <table:table-cell/>
          <table:table-cell office:value-type="float" office:value="0.038676">
            <text:p>0.04</text:p>
          </table:table-cell>
          <table:table-cell office:value-type="float" office:value="0.024908">
            <text:p>0.02</text:p>
          </table:table-cell>
          <table:table-cell office:value-type="float" office:value="0.052444">
            <text:p>0.05</text:p>
          </table:table-cell>
          <table:table-cell office:value-type="float" office:value="0.054079">
            <text:p>0.05</text:p>
          </table:table-cell>
          <table:table-cell office:value-type="float" office:value="0.049719">
            <text:p>0.05</text:p>
          </table:table-cell>
          <table:table-cell office:value-type="float" office:value="0.01439">
            <text:p>0.01</text:p>
          </table:table-cell>
          <table:table-cell office:value-type="float" office:value="0.012786">
            <text:p>0.01</text:p>
          </table:table-cell>
          <table:table-cell office:value-type="float" office:value="0.015995">
            <text:p>0.02</text:p>
          </table:table-cell>
          <table:table-cell office:value-type="float" office:value="0.016642">
            <text:p>0.02</text:p>
          </table:table-cell>
          <table:table-cell office:value-type="float" office:value="0.014916">
            <text:p>0.01</text:p>
          </table:table-cell>
          <table:table-cell office:value-type="float" office:value="0.022889">
            <text:p>0.02</text:p>
          </table:table-cell>
          <table:table-cell office:value-type="float" office:value="0.025278">
            <text:p>0.03</text:p>
          </table:table-cell>
          <table:table-cell office:value-type="float" office:value="0.0205">
            <text:p>0.02</text:p>
          </table:table-cell>
          <table:table-cell office:value-type="float" office:value="0.021421">
            <text:p>0.02</text:p>
          </table:table-cell>
          <table:table-cell office:value-type="float" office:value="0.018964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8935">
            <text:p>0.05</text:p>
          </table:table-cell>
          <table:table-cell office:value-type="float" office:value="0.023331">
            <text:p>0.02</text:p>
          </table:table-cell>
          <table:table-cell office:value-type="float" office:value="0.074538">
            <text:p>0.07</text:p>
          </table:table-cell>
          <table:table-cell office:value-type="float" office:value="0.068829">
            <text:p>0.07</text:p>
          </table:table-cell>
          <table:table-cell office:value-type="float" office:value="0.084054">
            <text:p>0.08</text:p>
          </table:table-cell>
          <table:table-cell office:value-type="float" office:value="0.031585">
            <text:p>0.03</text:p>
          </table:table-cell>
          <table:table-cell office:value-type="float" office:value="0.024215">
            <text:p>0.02</text:p>
          </table:table-cell>
          <table:table-cell office:value-type="float" office:value="0.038956">
            <text:p>0.04</text:p>
          </table:table-cell>
          <table:table-cell office:value-type="float" office:value="0.037306">
            <text:p>0.04</text:p>
          </table:table-cell>
          <table:table-cell office:value-type="float" office:value="0.041705">
            <text:p>0.04</text:p>
          </table:table-cell>
          <table:table-cell office:value-type="float" office:value="0.031678">
            <text:p>0.03</text:p>
          </table:table-cell>
          <table:table-cell office:value-type="float" office:value="0.033694">
            <text:p>0.03</text:p>
          </table:table-cell>
          <table:table-cell office:value-type="float" office:value="0.029661">
            <text:p>0.03</text:p>
          </table:table-cell>
          <table:table-cell office:value-type="float" office:value="0.02766">
            <text:p>0.03</text:p>
          </table:table-cell>
          <table:table-cell office:value-type="float" office:value="0.032997">
            <text:p>0.03</text:p>
          </table:table-cell>
          <table:table-cell/>
          <table:table-cell office:value-type="float" office:value="0.040002">
            <text:p>0.04</text:p>
          </table:table-cell>
          <table:table-cell office:value-type="float" office:value="0.023007">
            <text:p>0.02</text:p>
          </table:table-cell>
          <table:table-cell office:value-type="float" office:value="0.056997">
            <text:p>0.06</text:p>
          </table:table-cell>
          <table:table-cell office:value-type="float" office:value="0.060033">
            <text:p>0.06</text:p>
          </table:table-cell>
          <table:table-cell office:value-type="float" office:value="0.051937">
            <text:p>0.05</text:p>
          </table:table-cell>
          <table:table-cell office:value-type="float" office:value="0.014813">
            <text:p>0.01</text:p>
          </table:table-cell>
          <table:table-cell office:value-type="float" office:value="0.013976">
            <text:p>0.01</text:p>
          </table:table-cell>
          <table:table-cell office:value-type="float" office:value="0.015649">
            <text:p>0.02</text:p>
          </table:table-cell>
          <table:table-cell office:value-type="float" office:value="0.016663">
            <text:p>0.02</text:p>
          </table:table-cell>
          <table:table-cell office:value-type="float" office:value="0.013958">
            <text:p>0.01</text:p>
          </table:table-cell>
          <table:table-cell office:value-type="float" office:value="0.030587">
            <text:p>0.03</text:p>
          </table:table-cell>
          <table:table-cell office:value-type="float" office:value="0.030778">
            <text:p>0.03</text:p>
          </table:table-cell>
          <table:table-cell office:value-type="float" office:value="0.030395">
            <text:p>0.03</text:p>
          </table:table-cell>
          <table:table-cell office:value-type="float" office:value="0.029446">
            <text:p>0.03</text:p>
          </table:table-cell>
          <table:table-cell office:value-type="float" office:value="0.031978">
            <text:p>0.03</text:p>
          </table:table-cell>
          <table:table-cell table:number-columns-repeated="18"/>
        </table:table-row>
        <table:table-row table:style-name="ro1">
          <table:table-cell office:value-type="float" office:value="0.043714">
            <text:p>0.04</text:p>
          </table:table-cell>
          <table:table-cell office:value-type="float" office:value="0.023307">
            <text:p>0.02</text:p>
          </table:table-cell>
          <table:table-cell office:value-type="float" office:value="0.064122">
            <text:p>0.06</text:p>
          </table:table-cell>
          <table:table-cell office:value-type="float" office:value="0.058856">
            <text:p>0.06</text:p>
          </table:table-cell>
          <table:table-cell office:value-type="float" office:value="0.072898">
            <text:p>0.07</text:p>
          </table:table-cell>
          <table:table-cell office:value-type="float" office:value="0.038226">
            <text:p>0.04</text:p>
          </table:table-cell>
          <table:table-cell office:value-type="float" office:value="0.029886">
            <text:p>0.03</text:p>
          </table:table-cell>
          <table:table-cell office:value-type="float" office:value="0.046565">
            <text:p>0.05</text:p>
          </table:table-cell>
          <table:table-cell office:value-type="float" office:value="0.044074">
            <text:p>0.04</text:p>
          </table:table-cell>
          <table:table-cell office:value-type="float" office:value="0.050716">
            <text:p>0.05</text:p>
          </table:table-cell>
          <table:table-cell office:value-type="float" office:value="0.038048">
            <text:p>0.04</text:p>
          </table:table-cell>
          <table:table-cell office:value-type="float" office:value="0.038761">
            <text:p>0.04</text:p>
          </table:table-cell>
          <table:table-cell office:value-type="float" office:value="0.037334">
            <text:p>0.04</text:p>
          </table:table-cell>
          <table:table-cell office:value-type="float" office:value="0.033297">
            <text:p>0.03</text:p>
          </table:table-cell>
          <table:table-cell office:value-type="float" office:value="0.044063">
            <text:p>0.04</text:p>
          </table:table-cell>
          <table:table-cell/>
          <table:table-cell office:value-type="float" office:value="0.034588">
            <text:p>0.03</text:p>
          </table:table-cell>
          <table:table-cell office:value-type="float" office:value="0.022647">
            <text:p>0.02</text:p>
          </table:table-cell>
          <table:table-cell office:value-type="float" office:value="0.04653">
            <text:p>0.05</text:p>
          </table:table-cell>
          <table:table-cell office:value-type="float" office:value="0.05007">
            <text:p>0.05</text:p>
          </table:table-cell>
          <table:table-cell office:value-type="float" office:value="0.040628">
            <text:p>0.04</text:p>
          </table:table-cell>
          <table:table-cell office:value-type="float" office:value="0.01586">
            <text:p>0.02</text:p>
          </table:table-cell>
          <table:table-cell office:value-type="float" office:value="0.014717">
            <text:p>0.01</text:p>
          </table:table-cell>
          <table:table-cell office:value-type="float" office:value="0.017003">
            <text:p>0.02</text:p>
          </table:table-cell>
          <table:table-cell office:value-type="float" office:value="0.018425">
            <text:p>0.02</text:p>
          </table:table-cell>
          <table:table-cell office:value-type="float" office:value="0.014632">
            <text:p>0.01</text:p>
          </table:table-cell>
          <table:table-cell office:value-type="float" office:value="0.037228">
            <text:p>0.04</text:p>
          </table:table-cell>
          <table:table-cell office:value-type="float" office:value="0.036399">
            <text:p>0.04</text:p>
          </table:table-cell>
          <table:table-cell office:value-type="float" office:value="0.038057">
            <text:p>0.04</text:p>
          </table:table-cell>
          <table:table-cell office:value-type="float" office:value="0.035537">
            <text:p>0.04</text:p>
          </table:table-cell>
          <table:table-cell office:value-type="float" office:value="0.042258">
            <text:p>0.04</text:p>
          </table:table-cell>
          <table:table-cell table:number-columns-repeated="18"/>
        </table:table-row>
        <table:table-row table:style-name="ro1">
          <table:table-cell office:value-type="float" office:value="0.03651">
            <text:p>0.04</text:p>
          </table:table-cell>
          <table:table-cell office:value-type="float" office:value="0.023303">
            <text:p>0.02</text:p>
          </table:table-cell>
          <table:table-cell office:value-type="float" office:value="0.049717">
            <text:p>0.05</text:p>
          </table:table-cell>
          <table:table-cell office:value-type="float" office:value="0.044405">
            <text:p>0.04</text:p>
          </table:table-cell>
          <table:table-cell office:value-type="float" office:value="0.058569">
            <text:p>0.06</text:p>
          </table:table-cell>
          <table:table-cell office:value-type="float" office:value="0.043316">
            <text:p>0.04</text:p>
          </table:table-cell>
          <table:table-cell office:value-type="float" office:value="0.034893">
            <text:p>0.03</text:p>
          </table:table-cell>
          <table:table-cell office:value-type="float" office:value="0.05174">
            <text:p>0.05</text:p>
          </table:table-cell>
          <table:table-cell office:value-type="float" office:value="0.048975">
            <text:p>0.05</text:p>
          </table:table-cell>
          <table:table-cell office:value-type="float" office:value="0.056347">
            <text:p>0.06</text:p>
          </table:table-cell>
          <table:table-cell office:value-type="float" office:value="0.043816">
            <text:p>0.04</text:p>
          </table:table-cell>
          <table:table-cell office:value-type="float" office:value="0.043753">
            <text:p>0.04</text:p>
          </table:table-cell>
          <table:table-cell office:value-type="float" office:value="0.043878">
            <text:p>0.04</text:p>
          </table:table-cell>
          <table:table-cell office:value-type="float" office:value="0.037857">
            <text:p>0.04</text:p>
          </table:table-cell>
          <table:table-cell office:value-type="float" office:value="0.053913">
            <text:p>0.05</text:p>
          </table:table-cell>
          <table:table-cell/>
          <table:table-cell office:value-type="float" office:value="0.027389">
            <text:p>0.03</text:p>
          </table:table-cell>
          <table:table-cell office:value-type="float" office:value="0.022543">
            <text:p>0.02</text:p>
          </table:table-cell>
          <table:table-cell office:value-type="float" office:value="0.032235">
            <text:p>0.03</text:p>
          </table:table-cell>
          <table:table-cell office:value-type="float" office:value="0.035749">
            <text:p>0.04</text:p>
          </table:table-cell>
          <table:table-cell office:value-type="float" office:value="0.026377">
            <text:p>0.03</text:p>
          </table:table-cell>
          <table:table-cell office:value-type="float" office:value="0.017493">
            <text:p>0.02</text:p>
          </table:table-cell>
          <table:table-cell office:value-type="float" office:value="0.015696">
            <text:p>0.02</text:p>
          </table:table-cell>
          <table:table-cell office:value-type="float" office:value="0.019291">
            <text:p>0.02</text:p>
          </table:table-cell>
          <table:table-cell office:value-type="float" office:value="0.021138">
            <text:p>0.02</text:p>
          </table:table-cell>
          <table:table-cell office:value-type="float" office:value="0.016213">
            <text:p>0.02</text:p>
          </table:table-cell>
          <table:table-cell office:value-type="float" office:value="0.043819">
            <text:p>0.04</text:p>
          </table:table-cell>
          <table:table-cell office:value-type="float" office:value="0.042056">
            <text:p>0.04</text:p>
          </table:table-cell>
          <table:table-cell office:value-type="float" office:value="0.045582">
            <text:p>0.05</text:p>
          </table:table-cell>
          <table:table-cell office:value-type="float" office:value="0.041687">
            <text:p>0.04</text:p>
          </table:table-cell>
          <table:table-cell office:value-type="float" office:value="0.052073">
            <text:p>0.05</text:p>
          </table:table-cell>
          <table:table-cell table:number-columns-repeated="18"/>
        </table:table-row>
        <table:table-row table:style-name="ro1">
          <table:table-cell office:value-type="float" office:value="0.028857">
            <text:p>0.03</text:p>
          </table:table-cell>
          <table:table-cell office:value-type="float" office:value="0.023302">
            <text:p>0.02</text:p>
          </table:table-cell>
          <table:table-cell office:value-type="float" office:value="0.034411">
            <text:p>0.03</text:p>
          </table:table-cell>
          <table:table-cell office:value-type="float" office:value="0.028909">
            <text:p>0.03</text:p>
          </table:table-cell>
          <table:table-cell office:value-type="float" office:value="0.043582">
            <text:p>0.04</text:p>
          </table:table-cell>
          <table:table-cell office:value-type="float" office:value="0.046939">
            <text:p>0.05</text:p>
          </table:table-cell>
          <table:table-cell office:value-type="float" office:value="0.039368">
            <text:p>0.04</text:p>
          </table:table-cell>
          <table:table-cell office:value-type="float" office:value="0.054509">
            <text:p>0.05</text:p>
          </table:table-cell>
          <table:table-cell office:value-type="float" office:value="0.051897">
            <text:p>0.05</text:p>
          </table:table-cell>
          <table:table-cell office:value-type="float" office:value="0.058863">
            <text:p>0.06</text:p>
          </table:table-cell>
          <table:table-cell office:value-type="float" office:value="0.049523">
            <text:p>0.05</text:p>
          </table:table-cell>
          <table:table-cell office:value-type="float" office:value="0.048984">
            <text:p>0.05</text:p>
          </table:table-cell>
          <table:table-cell office:value-type="float" office:value="0.050062">
            <text:p>0.05</text:p>
          </table:table-cell>
          <table:table-cell office:value-type="float" office:value="0.042252">
            <text:p>0.04</text:p>
          </table:table-cell>
          <table:table-cell office:value-type="float" office:value="0.063079">
            <text:p>0.06</text:p>
          </table:table-cell>
          <table:table-cell/>
          <table:table-cell office:value-type="float" office:value="0.019866">
            <text:p>0.02</text:p>
          </table:table-cell>
          <table:table-cell office:value-type="float" office:value="0.022517">
            <text:p>0.02</text:p>
          </table:table-cell>
          <table:table-cell office:value-type="float" office:value="0.017215">
            <text:p>0.02</text:p>
          </table:table-cell>
          <table:table-cell office:value-type="float" office:value="0.020318">
            <text:p>0.02</text:p>
          </table:table-cell>
          <table:table-cell office:value-type="float" office:value="0.012044">
            <text:p>0.01</text:p>
          </table:table-cell>
          <table:table-cell office:value-type="float" office:value="0.019722">
            <text:p>0.02</text:p>
          </table:table-cell>
          <table:table-cell office:value-type="float" office:value="0.01665">
            <text:p>0.02</text:p>
          </table:table-cell>
          <table:table-cell office:value-type="float" office:value="0.022794">
            <text:p>0.02</text:p>
          </table:table-cell>
          <table:table-cell office:value-type="float" office:value="0.025431">
            <text:p>0.03</text:p>
          </table:table-cell>
          <table:table-cell office:value-type="float" office:value="0.018398">
            <text:p>0.02</text:p>
          </table:table-cell>
          <table:table-cell office:value-type="float" office:value="0.050625">
            <text:p>0.05</text:p>
          </table:table-cell>
          <table:table-cell office:value-type="float" office:value="0.048103">
            <text:p>0.05</text:p>
          </table:table-cell>
          <table:table-cell office:value-type="float" office:value="0.053147">
            <text:p>0.05</text:p>
          </table:table-cell>
          <table:table-cell office:value-type="float" office:value="0.047971">
            <text:p>0.05</text:p>
          </table:table-cell>
          <table:table-cell office:value-type="float" office:value="0.061775">
            <text:p>0.06</text:p>
          </table:table-cell>
          <table:table-cell table:number-columns-repeated="18"/>
        </table:table-row>
        <table:table-row table:style-name="ro1">
          <table:table-cell office:value-type="float" office:value="0.023353">
            <text:p>0.02</text:p>
          </table:table-cell>
          <table:table-cell office:value-type="float" office:value="0.023302">
            <text:p>0.02</text:p>
          </table:table-cell>
          <table:table-cell office:value-type="float" office:value="0.023404">
            <text:p>0.02</text:p>
          </table:table-cell>
          <table:table-cell office:value-type="float" office:value="0.020374">
            <text:p>0.02</text:p>
          </table:table-cell>
          <table:table-cell office:value-type="float" office:value="0.028454">
            <text:p>0.03</text:p>
          </table:table-cell>
          <table:table-cell office:value-type="float" office:value="0.048842">
            <text:p>0.05</text:p>
          </table:table-cell>
          <table:table-cell office:value-type="float" office:value="0.043302">
            <text:p>0.04</text:p>
          </table:table-cell>
          <table:table-cell office:value-type="float" office:value="0.054381">
            <text:p>0.05</text:p>
          </table:table-cell>
          <table:table-cell office:value-type="float" office:value="0.052061">
            <text:p>0.05</text:p>
          </table:table-cell>
          <table:table-cell office:value-type="float" office:value="0.058247">
            <text:p>0.06</text:p>
          </table:table-cell>
          <table:table-cell office:value-type="float" office:value="0.055088">
            <text:p>0.06</text:p>
          </table:table-cell>
          <table:table-cell office:value-type="float" office:value="0.054553">
            <text:p>0.05</text:p>
          </table:table-cell>
          <table:table-cell office:value-type="float" office:value="0.055624">
            <text:p>0.06</text:p>
          </table:table-cell>
          <table:table-cell office:value-type="float" office:value="0.046464">
            <text:p>0.05</text:p>
          </table:table-cell>
          <table:table-cell office:value-type="float" office:value="0.07089">
            <text:p>0.07</text:p>
          </table:table-cell>
          <table:table-cell/>
          <table:table-cell office:value-type="float" office:value="0.01966">
            <text:p>0.02</text:p>
          </table:table-cell>
          <table:table-cell office:value-type="float" office:value="0.02251">
            <text:p>0.02</text:p>
          </table:table-cell>
          <table:table-cell office:value-type="float" office:value="0.016809">
            <text:p>0.02</text:p>
          </table:table-cell>
          <table:table-cell office:value-type="float" office:value="0.021103">
            <text:p>0.02</text:p>
          </table:table-cell>
          <table:table-cell office:value-type="float" office:value="0.009653">
            <text:p>0.01</text:p>
          </table:table-cell>
          <table:table-cell office:value-type="float" office:value="0.024452">
            <text:p>0.02</text:p>
          </table:table-cell>
          <table:table-cell office:value-type="float" office:value="0.017626">
            <text:p>0.02</text:p>
          </table:table-cell>
          <table:table-cell office:value-type="float" office:value="0.031279">
            <text:p>0.03</text:p>
          </table:table-cell>
          <table:table-cell office:value-type="float" office:value="0.032852">
            <text:p>0.03</text:p>
          </table:table-cell>
          <table:table-cell office:value-type="float" office:value="0.028657">
            <text:p>0.03</text:p>
          </table:table-cell>
          <table:table-cell office:value-type="float" office:value="0.05744">
            <text:p>0.06</text:p>
          </table:table-cell>
          <table:table-cell office:value-type="float" office:value="0.054636">
            <text:p>0.05</text:p>
          </table:table-cell>
          <table:table-cell office:value-type="float" office:value="0.060245">
            <text:p>0.06</text:p>
          </table:table-cell>
          <table:table-cell office:value-type="float" office:value="0.054189">
            <text:p>0.05</text:p>
          </table:table-cell>
          <table:table-cell office:value-type="float" office:value="0.070337">
            <text:p>0.07</text:p>
          </table:table-cell>
          <table:table-cell table:number-columns-repeated="18"/>
        </table:table-row>
        <table:table-row table:style-name="ro1">
          <table:table-cell office:value-type="float" office:value="0.022629">
            <text:p>0.02</text:p>
          </table:table-cell>
          <table:table-cell office:value-type="float" office:value="0.023302">
            <text:p>0.02</text:p>
          </table:table-cell>
          <table:table-cell office:value-type="float" office:value="0.021956">
            <text:p>0.02</text:p>
          </table:table-cell>
          <table:table-cell office:value-type="float" office:value="0.027151">
            <text:p>0.03</text:p>
          </table:table-cell>
          <table:table-cell office:value-type="float" office:value="0.013296">
            <text:p>0.01</text:p>
          </table:table-cell>
          <table:table-cell office:value-type="float" office:value="0.049006">
            <text:p>0.05</text:p>
          </table:table-cell>
          <table:table-cell office:value-type="float" office:value="0.046637">
            <text:p>0.05</text:p>
          </table:table-cell>
          <table:table-cell office:value-type="float" office:value="0.051376">
            <text:p>0.05</text:p>
          </table:table-cell>
          <table:table-cell office:value-type="float" office:value="0.049473">
            <text:p>0.05</text:p>
          </table:table-cell>
          <table:table-cell office:value-type="float" office:value="0.054546">
            <text:p>0.05</text:p>
          </table:table-cell>
          <table:table-cell office:value-type="float" office:value="0.059934">
            <text:p>0.06</text:p>
          </table:table-cell>
          <table:table-cell office:value-type="float" office:value="0.060333">
            <text:p>0.06</text:p>
          </table:table-cell>
          <table:table-cell office:value-type="float" office:value="0.059534">
            <text:p>0.06</text:p>
          </table:table-cell>
          <table:table-cell office:value-type="float" office:value="0.049752">
            <text:p>0.05</text:p>
          </table:table-cell>
          <table:table-cell office:value-type="float" office:value="0.075839">
            <text:p>0.08</text:p>
          </table:table-cell>
          <table:table-cell/>
          <table:table-cell office:value-type="float" office:value="0.023177">
            <text:p>0.02</text:p>
          </table:table-cell>
          <table:table-cell office:value-type="float" office:value="0.022508">
            <text:p>0.02</text:p>
          </table:table-cell>
          <table:table-cell office:value-type="float" office:value="0.023846">
            <text:p>0.02</text:p>
          </table:table-cell>
          <table:table-cell office:value-type="float" office:value="0.026852">
            <text:p>0.03</text:p>
          </table:table-cell>
          <table:table-cell office:value-type="float" office:value="0.018836">
            <text:p>0.02</text:p>
          </table:table-cell>
          <table:table-cell office:value-type="float" office:value="0.029496">
            <text:p>0.03</text:p>
          </table:table-cell>
          <table:table-cell office:value-type="float" office:value="0.018532">
            <text:p>0.02</text:p>
          </table:table-cell>
          <table:table-cell office:value-type="float" office:value="0.040461">
            <text:p>0.04</text:p>
          </table:table-cell>
          <table:table-cell office:value-type="float" office:value="0.040877">
            <text:p>0.04</text:p>
          </table:table-cell>
          <table:table-cell office:value-type="float" office:value="0.039767">
            <text:p>0.04</text:p>
          </table:table-cell>
          <table:table-cell office:value-type="float" office:value="0.063417">
            <text:p>0.06</text:p>
          </table:table-cell>
          <table:table-cell office:value-type="float" office:value="0.061437">
            <text:p>0.06</text:p>
          </table:table-cell>
          <table:table-cell office:value-type="float" office:value="0.065397">
            <text:p>0.07</text:p>
          </table:table-cell>
          <table:table-cell office:value-type="float" office:value="0.059216">
            <text:p>0.06</text:p>
          </table:table-cell>
          <table:table-cell office:value-type="float" office:value="0.075699">
            <text:p>0.08</text:p>
          </table:table-cell>
          <table:table-cell table:number-columns-repeated="18"/>
        </table:table-row>
        <table:table-row table:style-name="ro1">
          <table:table-cell office:value-type="float" office:value="0.025229">
            <text:p>0.03</text:p>
          </table:table-cell>
          <table:table-cell office:value-type="float" office:value="0.023302">
            <text:p>0.02</text:p>
          </table:table-cell>
          <table:table-cell office:value-type="float" office:value="0.027157">
            <text:p>0.03</text:p>
          </table:table-cell>
          <table:table-cell office:value-type="float" office:value="0.036769">
            <text:p>0.04</text:p>
          </table:table-cell>
          <table:table-cell office:value-type="float" office:value="0.011136">
            <text:p>0.01</text:p>
          </table:table-cell>
          <table:table-cell office:value-type="float" office:value="0.047637">
            <text:p>0.05</text:p>
          </table:table-cell>
          <table:table-cell office:value-type="float" office:value="0.049339">
            <text:p>0.05</text:p>
          </table:table-cell>
          <table:table-cell office:value-type="float" office:value="0.045934">
            <text:p>0.05</text:p>
          </table:table-cell>
          <table:table-cell office:value-type="float" office:value="0.044679">
            <text:p>0.04</text:p>
          </table:table-cell>
          <table:table-cell office:value-type="float" office:value="0.048026">
            <text:p>0.05</text:p>
          </table:table-cell>
          <table:table-cell office:value-type="float" office:value="0.063258">
            <text:p>0.06</text:p>
          </table:table-cell>
          <table:table-cell office:value-type="float" office:value="0.065978">
            <text:p>0.07</text:p>
          </table:table-cell>
          <table:table-cell office:value-type="float" office:value="0.060538">
            <text:p>0.06</text:p>
          </table:table-cell>
          <table:table-cell office:value-type="float" office:value="0.051006">
            <text:p>0.05</text:p>
          </table:table-cell>
          <table:table-cell office:value-type="float" office:value="0.076425">
            <text:p>0.08</text:p>
          </table:table-cell>
          <table:table-cell/>
          <table:table-cell office:value-type="float" office:value="0.029485">
            <text:p>0.03</text:p>
          </table:table-cell>
          <table:table-cell office:value-type="float" office:value="0.022508">
            <text:p>0.02</text:p>
          </table:table-cell>
          <table:table-cell office:value-type="float" office:value="0.036463">
            <text:p>0.04</text:p>
          </table:table-cell>
          <table:table-cell office:value-type="float" office:value="0.03794">
            <text:p>0.04</text:p>
          </table:table-cell>
          <table:table-cell office:value-type="float" office:value="0.034">
            <text:p>0.03</text:p>
          </table:table-cell>
          <table:table-cell office:value-type="float" office:value="0.03553">
            <text:p>0.04</text:p>
          </table:table-cell>
          <table:table-cell office:value-type="float" office:value="0.019304">
            <text:p>0.02</text:p>
          </table:table-cell>
          <table:table-cell office:value-type="float" office:value="0.051755">
            <text:p>0.05</text:p>
          </table:table-cell>
          <table:table-cell office:value-type="float" office:value="0.051918">
            <text:p>0.05</text:p>
          </table:table-cell>
          <table:table-cell office:value-type="float" office:value="0.051484">
            <text:p>0.05</text:p>
          </table:table-cell>
          <table:table-cell office:value-type="float" office:value="0.067459">
            <text:p>0.07</text:p>
          </table:table-cell>
          <table:table-cell office:value-type="float" office:value="0.067977">
            <text:p>0.07</text:p>
          </table:table-cell>
          <table:table-cell office:value-type="float" office:value="0.06694">
            <text:p>0.07</text:p>
          </table:table-cell>
          <table:table-cell office:value-type="float" office:value="0.061534">
            <text:p>0.06</text:p>
          </table:table-cell>
          <table:table-cell office:value-type="float" office:value="0.075951">
            <text:p>0.08</text:p>
          </table:table-cell>
          <table:table-cell table:number-columns-repeated="18"/>
        </table:table-row>
        <table:table-row table:style-name="ro1">
          <table:table-cell office:value-type="float" office:value="0.030273">
            <text:p>0.03</text:p>
          </table:table-cell>
          <table:table-cell office:value-type="float" office:value="0.023302">
            <text:p>0.02</text:p>
          </table:table-cell>
          <table:table-cell office:value-type="float" office:value="0.037244">
            <text:p>0.04</text:p>
          </table:table-cell>
          <table:table-cell office:value-type="float" office:value="0.049369">
            <text:p>0.05</text:p>
          </table:table-cell>
          <table:table-cell office:value-type="float" office:value="0.017035">
            <text:p>0.02</text:p>
          </table:table-cell>
          <table:table-cell office:value-type="float" office:value="0.048021">
            <text:p>0.05</text:p>
          </table:table-cell>
          <table:table-cell office:value-type="float" office:value="0.051431">
            <text:p>0.05</text:p>
          </table:table-cell>
          <table:table-cell office:value-type="float" office:value="0.044611">
            <text:p>0.04</text:p>
          </table:table-cell>
          <table:table-cell office:value-type="float" office:value="0.047897">
            <text:p>0.05</text:p>
          </table:table-cell>
          <table:table-cell office:value-type="float" office:value="0.039133">
            <text:p>0.04</text:p>
          </table:table-cell>
          <table:table-cell office:value-type="float" office:value="0.06446">
            <text:p>0.06</text:p>
          </table:table-cell>
          <table:table-cell office:value-type="float" office:value="0.071043">
            <text:p>0.07</text:p>
          </table:table-cell>
          <table:table-cell office:value-type="float" office:value="0.057878">
            <text:p>0.06</text:p>
          </table:table-cell>
          <table:table-cell office:value-type="float" office:value="0.049331">
            <text:p>0.05</text:p>
          </table:table-cell>
          <table:table-cell office:value-type="float" office:value="0.072122">
            <text:p>0.07</text:p>
          </table:table-cell>
          <table:table-cell/>
          <table:table-cell office:value-type="float" office:value="0.036266">
            <text:p>0.04</text:p>
          </table:table-cell>
          <table:table-cell office:value-type="float" office:value="0.022508">
            <text:p>0.02</text:p>
          </table:table-cell>
          <table:table-cell office:value-type="float" office:value="0.050024">
            <text:p>0.05</text:p>
          </table:table-cell>
          <table:table-cell office:value-type="float" office:value="0.050539">
            <text:p>0.05</text:p>
          </table:table-cell>
          <table:table-cell office:value-type="float" office:value="0.049166">
            <text:p>0.05</text:p>
          </table:table-cell>
          <table:table-cell office:value-type="float" office:value="0.042098">
            <text:p>0.04</text:p>
          </table:table-cell>
          <table:table-cell office:value-type="float" office:value="0.01997">
            <text:p>0.02</text:p>
          </table:table-cell>
          <table:table-cell office:value-type="float" office:value="0.064227">
            <text:p>0.06</text:p>
          </table:table-cell>
          <table:table-cell office:value-type="float" office:value="0.064551">
            <text:p>0.06</text:p>
          </table:table-cell>
          <table:table-cell office:value-type="float" office:value="0.063686">
            <text:p>0.06</text:p>
          </table:table-cell>
          <table:table-cell office:value-type="float" office:value="0.068853">
            <text:p>0.07</text:p>
          </table:table-cell>
          <table:table-cell office:value-type="float" office:value="0.073637">
            <text:p>0.07</text:p>
          </table:table-cell>
          <table:table-cell office:value-type="float" office:value="0.064069">
            <text:p>0.06</text:p>
          </table:table-cell>
          <table:table-cell office:value-type="float" office:value="0.060106">
            <text:p>0.06</text:p>
          </table:table-cell>
          <table:table-cell office:value-type="float" office:value="0.070673">
            <text:p>0.07</text:p>
          </table:table-cell>
          <table:table-cell table:number-columns-repeated="18"/>
        </table:table-row>
        <table:table-row table:style-name="ro1">
          <table:table-cell office:value-type="float" office:value="0.021847">
            <text:p>0.02</text:p>
          </table:table-cell>
          <table:table-cell office:value-type="float" office:value="0.029202">
            <text:p>0.03</text:p>
          </table:table-cell>
          <table:table-cell office:value-type="float" office:value="0.014493">
            <text:p>0.01</text:p>
          </table:table-cell>
          <table:table-cell office:value-type="float" office:value="0.016651">
            <text:p>0.02</text:p>
          </table:table-cell>
          <table:table-cell office:value-type="float" office:value="0.010896">
            <text:p>0.01</text:p>
          </table:table-cell>
          <table:table-cell office:value-type="float" office:value="0.017606">
            <text:p>0.02</text:p>
          </table:table-cell>
          <table:table-cell office:value-type="float" office:value="0.02472">
            <text:p>0.02</text:p>
          </table:table-cell>
          <table:table-cell office:value-type="float" office:value="0.010492">
            <text:p>0.01</text:p>
          </table:table-cell>
          <table:table-cell office:value-type="float" office:value="0.011008">
            <text:p>0.01</text:p>
          </table:table-cell>
          <table:table-cell office:value-type="float" office:value="0.009632">
            <text:p>0.01</text:p>
          </table:table-cell>
          <table:table-cell office:value-type="float" office:value="0.020174">
            <text:p>0.02</text:p>
          </table:table-cell>
          <table:table-cell office:value-type="float" office:value="0.030396">
            <text:p>0.03</text:p>
          </table:table-cell>
          <table:table-cell office:value-type="float" office:value="0.009951">
            <text:p>0.01</text:p>
          </table:table-cell>
          <table:table-cell office:value-type="float" office:value="0.00872">
            <text:p>0.01</text:p>
          </table:table-cell>
          <table:table-cell office:value-type="float" office:value="0.012003">
            <text:p>0.01</text:p>
          </table:table-cell>
          <table:table-cell/>
          <table:table-cell office:value-type="float" office:value="0.019664">
            <text:p>0.02</text:p>
          </table:table-cell>
          <table:table-cell office:value-type="float" office:value="0.025762">
            <text:p>0.03</text:p>
          </table:table-cell>
          <table:table-cell office:value-type="float" office:value="0.013565">
            <text:p>0.01</text:p>
          </table:table-cell>
          <table:table-cell office:value-type="float" office:value="0.016907">
            <text:p>0.02</text:p>
          </table:table-cell>
          <table:table-cell office:value-type="float" office:value="0.007995">
            <text:p>0.01</text:p>
          </table:table-cell>
          <table:table-cell office:value-type="float" office:value="0.017757">
            <text:p>0.02</text:p>
          </table:table-cell>
          <table:table-cell office:value-type="float" office:value="0.023589">
            <text:p>0.02</text:p>
          </table:table-cell>
          <table:table-cell office:value-type="float" office:value="0.011924">
            <text:p>0.01</text:p>
          </table:table-cell>
          <table:table-cell office:value-type="float" office:value="0.015468">
            <text:p>0.02</text:p>
          </table:table-cell>
          <table:table-cell office:value-type="float" office:value="0.006018">
            <text:p>0.01</text:p>
          </table:table-cell>
          <table:table-cell office:value-type="float" office:value="0.019308">
            <text:p>0.02</text:p>
          </table:table-cell>
          <table:table-cell office:value-type="float" office:value="0.029282">
            <text:p>0.03</text:p>
          </table:table-cell>
          <table:table-cell office:value-type="float" office:value="0.009334">
            <text:p>0.01</text:p>
          </table:table-cell>
          <table:table-cell office:value-type="float" office:value="0.010286">
            <text:p>0.01</text:p>
          </table:table-cell>
          <table:table-cell office:value-type="float" office:value="0.007747">
            <text:p>0.01</text:p>
          </table:table-cell>
          <table:table-cell/>
          <table:table-cell>
            <draw:frame table:end-cell-address="Testing.AN66" table:end-x="2.247cm" table:end-y="0.375cm" draw:z-index="6" draw:style-name="gr1" svg:width="18.054cm" svg:height="9.822cm" svg:x="0cm" svg:y="0cm">
              <draw:object draw:notify-on-update-of-ranges="Testing.C4:Testing.C4 Testing.C5:Testing.C204 Testing.S4:Testing.S4 Testing.S5:Testing.S20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Testing.AV66" table:end-x="2.247cm" table:end-y="0.375cm" draw:z-index="7" draw:style-name="gr1" svg:width="18.054cm" svg:height="9.822cm" svg:x="0cm" svg:y="0cm">
              <draw:object draw:notify-on-update-of-ranges="Testing.H4:Testing.H4 Testing.H5:Testing.H204 Testing.X4:Testing.X4 Testing.X5:Testing.X20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>
            <draw:frame table:end-cell-address="Testing.BD66" table:end-x="2.247cm" table:end-y="0.375cm" draw:z-index="8" draw:style-name="gr1" svg:width="18.054cm" svg:height="9.822cm" svg:x="0cm" svg:y="0cm">
              <draw:object draw:notify-on-update-of-ranges="Testing.M4:Testing.M4 Testing.M5:Testing.M204 Testing.AC4:Testing.AC4 Testing.AC5:Testing.AC20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.045772">
            <text:p>0.05</text:p>
          </table:table-cell>
          <table:table-cell office:value-type="float" office:value="0.027993">
            <text:p>0.03</text:p>
          </table:table-cell>
          <table:table-cell office:value-type="float" office:value="0.063552">
            <text:p>0.06</text:p>
          </table:table-cell>
          <table:table-cell office:value-type="float" office:value="0.056424">
            <text:p>0.06</text:p>
          </table:table-cell>
          <table:table-cell office:value-type="float" office:value="0.075432">
            <text:p>0.08</text:p>
          </table:table-cell>
          <table:table-cell office:value-type="float" office:value="0.02544">
            <text:p>0.03</text:p>
          </table:table-cell>
          <table:table-cell office:value-type="float" office:value="0.029024">
            <text:p>0.03</text:p>
          </table:table-cell>
          <table:table-cell office:value-type="float" office:value="0.021857">
            <text:p>0.02</text:p>
          </table:table-cell>
          <table:table-cell office:value-type="float" office:value="0.019743">
            <text:p>0.02</text:p>
          </table:table-cell>
          <table:table-cell office:value-type="float" office:value="0.025378">
            <text:p>0.03</text:p>
          </table:table-cell>
          <table:table-cell office:value-type="float" office:value="0.023858">
            <text:p>0.02</text:p>
          </table:table-cell>
          <table:table-cell office:value-type="float" office:value="0.031529">
            <text:p>0.03</text:p>
          </table:table-cell>
          <table:table-cell office:value-type="float" office:value="0.016187">
            <text:p>0.02</text:p>
          </table:table-cell>
          <table:table-cell office:value-type="float" office:value="0.017062">
            <text:p>0.02</text:p>
          </table:table-cell>
          <table:table-cell office:value-type="float" office:value="0.014729">
            <text:p>0.01</text:p>
          </table:table-cell>
          <table:table-cell/>
          <table:table-cell office:value-type="float" office:value="0.038481">
            <text:p>0.04</text:p>
          </table:table-cell>
          <table:table-cell office:value-type="float" office:value="0.029017">
            <text:p>0.03</text:p>
          </table:table-cell>
          <table:table-cell office:value-type="float" office:value="0.047944">
            <text:p>0.05</text:p>
          </table:table-cell>
          <table:table-cell office:value-type="float" office:value="0.049079">
            <text:p>0.05</text:p>
          </table:table-cell>
          <table:table-cell office:value-type="float" office:value="0.046053">
            <text:p>0.05</text:p>
          </table:table-cell>
          <table:table-cell office:value-type="float" office:value="0.024765">
            <text:p>0.02</text:p>
          </table:table-cell>
          <table:table-cell office:value-type="float" office:value="0.035034">
            <text:p>0.04</text:p>
          </table:table-cell>
          <table:table-cell office:value-type="float" office:value="0.014495">
            <text:p>0.01</text:p>
          </table:table-cell>
          <table:table-cell office:value-type="float" office:value="0.012842">
            <text:p>0.01</text:p>
          </table:table-cell>
          <table:table-cell office:value-type="float" office:value="0.017249">
            <text:p>0.02</text:p>
          </table:table-cell>
          <table:table-cell office:value-type="float" office:value="0.023714">
            <text:p>0.02</text:p>
          </table:table-cell>
          <table:table-cell office:value-type="float" office:value="0.031032">
            <text:p>0.03</text:p>
          </table:table-cell>
          <table:table-cell office:value-type="float" office:value="0.016395">
            <text:p>0.02</text:p>
          </table:table-cell>
          <table:table-cell office:value-type="float" office:value="0.017053">
            <text:p>0.02</text:p>
          </table:table-cell>
          <table:table-cell office:value-type="float" office:value="0.01529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6678">
            <text:p>0.05</text:p>
          </table:table-cell>
          <table:table-cell office:value-type="float" office:value="0.025568">
            <text:p>0.03</text:p>
          </table:table-cell>
          <table:table-cell office:value-type="float" office:value="0.067788">
            <text:p>0.07</text:p>
          </table:table-cell>
          <table:table-cell office:value-type="float" office:value="0.061329">
            <text:p>0.06</text:p>
          </table:table-cell>
          <table:table-cell office:value-type="float" office:value="0.078554">
            <text:p>0.08</text:p>
          </table:table-cell>
          <table:table-cell office:value-type="float" office:value="0.030672">
            <text:p>0.03</text:p>
          </table:table-cell>
          <table:table-cell office:value-type="float" office:value="0.027724">
            <text:p>0.03</text:p>
          </table:table-cell>
          <table:table-cell office:value-type="float" office:value="0.03362">
            <text:p>0.03</text:p>
          </table:table-cell>
          <table:table-cell office:value-type="float" office:value="0.032069">
            <text:p>0.03</text:p>
          </table:table-cell>
          <table:table-cell office:value-type="float" office:value="0.036205">
            <text:p>0.04</text:p>
          </table:table-cell>
          <table:table-cell office:value-type="float" office:value="0.028638">
            <text:p>0.03</text:p>
          </table:table-cell>
          <table:table-cell office:value-type="float" office:value="0.03099">
            <text:p>0.03</text:p>
          </table:table-cell>
          <table:table-cell office:value-type="float" office:value="0.026286">
            <text:p>0.03</text:p>
          </table:table-cell>
          <table:table-cell office:value-type="float" office:value="0.02556">
            <text:p>0.03</text:p>
          </table:table-cell>
          <table:table-cell office:value-type="float" office:value="0.027497">
            <text:p>0.03</text:p>
          </table:table-cell>
          <table:table-cell/>
          <table:table-cell office:value-type="float" office:value="0.03795">
            <text:p>0.04</text:p>
          </table:table-cell>
          <table:table-cell office:value-type="float" office:value="0.025652">
            <text:p>0.03</text:p>
          </table:table-cell>
          <table:table-cell office:value-type="float" office:value="0.050247">
            <text:p>0.05</text:p>
          </table:table-cell>
          <table:table-cell office:value-type="float" office:value="0.052533">
            <text:p>0.05</text:p>
          </table:table-cell>
          <table:table-cell office:value-type="float" office:value="0.046437">
            <text:p>0.05</text:p>
          </table:table-cell>
          <table:table-cell office:value-type="float" office:value="0.023393">
            <text:p>0.02</text:p>
          </table:table-cell>
          <table:table-cell office:value-type="float" office:value="0.033387">
            <text:p>0.03</text:p>
          </table:table-cell>
          <table:table-cell office:value-type="float" office:value="0.013399">
            <text:p>0.01</text:p>
          </table:table-cell>
          <table:table-cell office:value-type="float" office:value="0.010963">
            <text:p>0.01</text:p>
          </table:table-cell>
          <table:table-cell office:value-type="float" office:value="0.017458">
            <text:p>0.02</text:p>
          </table:table-cell>
          <table:table-cell office:value-type="float" office:value="0.028445">
            <text:p>0.03</text:p>
          </table:table-cell>
          <table:table-cell office:value-type="float" office:value="0.030382">
            <text:p>0.03</text:p>
          </table:table-cell>
          <table:table-cell office:value-type="float" office:value="0.026508">
            <text:p>0.03</text:p>
          </table:table-cell>
          <table:table-cell office:value-type="float" office:value="0.026526">
            <text:p>0.03</text:p>
          </table:table-cell>
          <table:table-cell office:value-type="float" office:value="0.026478">
            <text:p>0.03</text:p>
          </table:table-cell>
          <table:table-cell table:number-columns-repeated="18"/>
        </table:table-row>
        <table:table-row table:style-name="ro1">
          <table:table-cell office:value-type="float" office:value="0.040811">
            <text:p>0.04</text:p>
          </table:table-cell>
          <table:table-cell office:value-type="float" office:value="0.025161">
            <text:p>0.03</text:p>
          </table:table-cell>
          <table:table-cell office:value-type="float" office:value="0.05646">
            <text:p>0.06</text:p>
          </table:table-cell>
          <table:table-cell office:value-type="float" office:value="0.050998">
            <text:p>0.05</text:p>
          </table:table-cell>
          <table:table-cell office:value-type="float" office:value="0.065565">
            <text:p>0.07</text:p>
          </table:table-cell>
          <table:table-cell office:value-type="float" office:value="0.03397">
            <text:p>0.03</text:p>
          </table:table-cell>
          <table:table-cell office:value-type="float" office:value="0.026397">
            <text:p>0.03</text:p>
          </table:table-cell>
          <table:table-cell office:value-type="float" office:value="0.041543">
            <text:p>0.04</text:p>
          </table:table-cell>
          <table:table-cell office:value-type="float" office:value="0.040439">
            <text:p>0.04</text:p>
          </table:table-cell>
          <table:table-cell office:value-type="float" office:value="0.043383">
            <text:p>0.04</text:p>
          </table:table-cell>
          <table:table-cell office:value-type="float" office:value="0.032214">
            <text:p>0.03</text:p>
          </table:table-cell>
          <table:table-cell office:value-type="float" office:value="0.031593">
            <text:p>0.03</text:p>
          </table:table-cell>
          <table:table-cell office:value-type="float" office:value="0.032834">
            <text:p>0.03</text:p>
          </table:table-cell>
          <table:table-cell office:value-type="float" office:value="0.030497">
            <text:p>0.03</text:p>
          </table:table-cell>
          <table:table-cell office:value-type="float" office:value="0.03673">
            <text:p>0.04</text:p>
          </table:table-cell>
          <table:table-cell/>
          <table:table-cell office:value-type="float" office:value="0.031094">
            <text:p>0.03</text:p>
          </table:table-cell>
          <table:table-cell office:value-type="float" office:value="0.024658">
            <text:p>0.02</text:p>
          </table:table-cell>
          <table:table-cell office:value-type="float" office:value="0.03753">
            <text:p>0.04</text:p>
          </table:table-cell>
          <table:table-cell office:value-type="float" office:value="0.04007">
            <text:p>0.04</text:p>
          </table:table-cell>
          <table:table-cell office:value-type="float" office:value="0.033295">
            <text:p>0.03</text:p>
          </table:table-cell>
          <table:table-cell office:value-type="float" office:value="0.023607">
            <text:p>0.02</text:p>
          </table:table-cell>
          <table:table-cell office:value-type="float" office:value="0.032351">
            <text:p>0.03</text:p>
          </table:table-cell>
          <table:table-cell office:value-type="float" office:value="0.014862">
            <text:p>0.01</text:p>
          </table:table-cell>
          <table:table-cell office:value-type="float" office:value="0.0122">
            <text:p>0.01</text:p>
          </table:table-cell>
          <table:table-cell office:value-type="float" office:value="0.019299">
            <text:p>0.02</text:p>
          </table:table-cell>
          <table:table-cell office:value-type="float" office:value="0.031943">
            <text:p>0.03</text:p>
          </table:table-cell>
          <table:table-cell office:value-type="float" office:value="0.030329">
            <text:p>0.03</text:p>
          </table:table-cell>
          <table:table-cell office:value-type="float" office:value="0.033557">
            <text:p>0.03</text:p>
          </table:table-cell>
          <table:table-cell office:value-type="float" office:value="0.032737">
            <text:p>0.03</text:p>
          </table:table-cell>
          <table:table-cell office:value-type="float" office:value="0.034925">
            <text:p>0.03</text:p>
          </table:table-cell>
          <table:table-cell table:number-columns-repeated="18"/>
        </table:table-row>
        <table:table-row table:style-name="ro1">
          <table:table-cell office:value-type="float" office:value="0.033455">
            <text:p>0.03</text:p>
          </table:table-cell>
          <table:table-cell office:value-type="float" office:value="0.025058">
            <text:p>0.03</text:p>
          </table:table-cell>
          <table:table-cell office:value-type="float" office:value="0.041852">
            <text:p>0.04</text:p>
          </table:table-cell>
          <table:table-cell office:value-type="float" office:value="0.037322">
            <text:p>0.04</text:p>
          </table:table-cell>
          <table:table-cell office:value-type="float" office:value="0.049403">
            <text:p>0.05</text:p>
          </table:table-cell>
          <table:table-cell office:value-type="float" office:value="0.035636">
            <text:p>0.04</text:p>
          </table:table-cell>
          <table:table-cell office:value-type="float" office:value="0.025157">
            <text:p>0.03</text:p>
          </table:table-cell>
          <table:table-cell office:value-type="float" office:value="0.046115">
            <text:p>0.05</text:p>
          </table:table-cell>
          <table:table-cell office:value-type="float" office:value="0.045476">
            <text:p>0.05</text:p>
          </table:table-cell>
          <table:table-cell office:value-type="float" office:value="0.04718">
            <text:p>0.05</text:p>
          </table:table-cell>
          <table:table-cell office:value-type="float" office:value="0.035473">
            <text:p>0.04</text:p>
          </table:table-cell>
          <table:table-cell office:value-type="float" office:value="0.032693">
            <text:p>0.03</text:p>
          </table:table-cell>
          <table:table-cell office:value-type="float" office:value="0.038253">
            <text:p>0.04</text:p>
          </table:table-cell>
          <table:table-cell office:value-type="float" office:value="0.034357">
            <text:p>0.03</text:p>
          </table:table-cell>
          <table:table-cell office:value-type="float" office:value="0.044746">
            <text:p>0.04</text:p>
          </table:table-cell>
          <table:table-cell/>
          <table:table-cell office:value-type="float" office:value="0.024558">
            <text:p>0.02</text:p>
          </table:table-cell>
          <table:table-cell office:value-type="float" office:value="0.024391">
            <text:p>0.02</text:p>
          </table:table-cell>
          <table:table-cell office:value-type="float" office:value="0.024726">
            <text:p>0.02</text:p>
          </table:table-cell>
          <table:table-cell office:value-type="float" office:value="0.02598">
            <text:p>0.03</text:p>
          </table:table-cell>
          <table:table-cell office:value-type="float" office:value="0.022636">
            <text:p>0.02</text:p>
          </table:table-cell>
          <table:table-cell office:value-type="float" office:value="0.026472">
            <text:p>0.03</text:p>
          </table:table-cell>
          <table:table-cell office:value-type="float" office:value="0.031566">
            <text:p>0.03</text:p>
          </table:table-cell>
          <table:table-cell office:value-type="float" office:value="0.021377">
            <text:p>0.02</text:p>
          </table:table-cell>
          <table:table-cell office:value-type="float" office:value="0.020976">
            <text:p>0.02</text:p>
          </table:table-cell>
          <table:table-cell office:value-type="float" office:value="0.022046">
            <text:p>0.02</text:p>
          </table:table-cell>
          <table:table-cell office:value-type="float" office:value="0.035761">
            <text:p>0.04</text:p>
          </table:table-cell>
          <table:table-cell office:value-type="float" office:value="0.031564">
            <text:p>0.03</text:p>
          </table:table-cell>
          <table:table-cell office:value-type="float" office:value="0.039957">
            <text:p>0.04</text:p>
          </table:table-cell>
          <table:table-cell office:value-type="float" office:value="0.038187">
            <text:p>0.04</text:p>
          </table:table-cell>
          <table:table-cell office:value-type="float" office:value="0.042906">
            <text:p>0.04</text:p>
          </table:table-cell>
          <table:table-cell table:number-columns-repeated="18"/>
        </table:table-row>
        <table:table-row table:style-name="ro1">
          <table:table-cell office:value-type="float" office:value="0.025904">
            <text:p>0.03</text:p>
          </table:table-cell>
          <table:table-cell office:value-type="float" office:value="0.025034">
            <text:p>0.03</text:p>
          </table:table-cell>
          <table:table-cell office:value-type="float" office:value="0.026775">
            <text:p>0.03</text:p>
          </table:table-cell>
          <table:table-cell office:value-type="float" office:value="0.02329">
            <text:p>0.02</text:p>
          </table:table-cell>
          <table:table-cell office:value-type="float" office:value="0.032582">
            <text:p>0.03</text:p>
          </table:table-cell>
          <table:table-cell office:value-type="float" office:value="0.03595">
            <text:p>0.04</text:p>
          </table:table-cell>
          <table:table-cell office:value-type="float" office:value="0.02414">
            <text:p>0.02</text:p>
          </table:table-cell>
          <table:table-cell office:value-type="float" office:value="0.047759">
            <text:p>0.05</text:p>
          </table:table-cell>
          <table:table-cell office:value-type="float" office:value="0.047697">
            <text:p>0.05</text:p>
          </table:table-cell>
          <table:table-cell office:value-type="float" office:value="0.047863">
            <text:p>0.05</text:p>
          </table:table-cell>
          <table:table-cell office:value-type="float" office:value="0.03854">
            <text:p>0.04</text:p>
          </table:table-cell>
          <table:table-cell office:value-type="float" office:value="0.033768">
            <text:p>0.03</text:p>
          </table:table-cell>
          <table:table-cell office:value-type="float" office:value="0.043312">
            <text:p>0.04</text:p>
          </table:table-cell>
          <table:table-cell office:value-type="float" office:value="0.038052">
            <text:p>0.04</text:p>
          </table:table-cell>
          <table:table-cell office:value-type="float" office:value="0.052079">
            <text:p>0.05</text:p>
          </table:table-cell>
          <table:table-cell/>
          <table:table-cell office:value-type="float" office:value="0.01967">
            <text:p>0.02</text:p>
          </table:table-cell>
          <table:table-cell office:value-type="float" office:value="0.024323">
            <text:p>0.02</text:p>
          </table:table-cell>
          <table:table-cell office:value-type="float" office:value="0.015018">
            <text:p>0.02</text:p>
          </table:table-cell>
          <table:table-cell office:value-type="float" office:value="0.012602">
            <text:p>0.01</text:p>
          </table:table-cell>
          <table:table-cell office:value-type="float" office:value="0.019044">
            <text:p>0.02</text:p>
          </table:table-cell>
          <table:table-cell office:value-type="float" office:value="0.031233">
            <text:p>0.03</text:p>
          </table:table-cell>
          <table:table-cell office:value-type="float" office:value="0.030941">
            <text:p>0.03</text:p>
          </table:table-cell>
          <table:table-cell office:value-type="float" office:value="0.031525">
            <text:p>0.03</text:p>
          </table:table-cell>
          <table:table-cell office:value-type="float" office:value="0.032842">
            <text:p>0.03</text:p>
          </table:table-cell>
          <table:table-cell office:value-type="float" office:value="0.029329">
            <text:p>0.03</text:p>
          </table:table-cell>
          <table:table-cell office:value-type="float" office:value="0.039739">
            <text:p>0.04</text:p>
          </table:table-cell>
          <table:table-cell office:value-type="float" office:value="0.033081">
            <text:p>0.03</text:p>
          </table:table-cell>
          <table:table-cell office:value-type="float" office:value="0.046397">
            <text:p>0.05</text:p>
          </table:table-cell>
          <table:table-cell office:value-type="float" office:value="0.043771">
            <text:p>0.04</text:p>
          </table:table-cell>
          <table:table-cell office:value-type="float" office:value="0.050775">
            <text:p>0.05</text:p>
          </table:table-cell>
          <table:table-cell table:number-columns-repeated="18"/>
        </table:table-row>
        <table:table-row table:style-name="ro1">
          <table:table-cell office:value-type="float" office:value="0.024075">
            <text:p>0.02</text:p>
          </table:table-cell>
          <table:table-cell office:value-type="float" office:value="0.025028">
            <text:p>0.03</text:p>
          </table:table-cell>
          <table:table-cell office:value-type="float" office:value="0.023122">
            <text:p>0.02</text:p>
          </table:table-cell>
          <table:table-cell office:value-type="float" office:value="0.022081">
            <text:p>0.02</text:p>
          </table:table-cell>
          <table:table-cell office:value-type="float" office:value="0.024856">
            <text:p>0.02</text:p>
          </table:table-cell>
          <table:table-cell office:value-type="float" office:value="0.036263">
            <text:p>0.04</text:p>
          </table:table-cell>
          <table:table-cell office:value-type="float" office:value="0.026021">
            <text:p>0.03</text:p>
          </table:table-cell>
          <table:table-cell office:value-type="float" office:value="0.046506">
            <text:p>0.05</text:p>
          </table:table-cell>
          <table:table-cell office:value-type="float" office:value="0.047161">
            <text:p>0.05</text:p>
          </table:table-cell>
          <table:table-cell office:value-type="float" office:value="0.045413">
            <text:p>0.05</text:p>
          </table:table-cell>
          <table:table-cell office:value-type="float" office:value="0.042904">
            <text:p>0.04</text:p>
          </table:table-cell>
          <table:table-cell office:value-type="float" office:value="0.03806">
            <text:p>0.04</text:p>
          </table:table-cell>
          <table:table-cell office:value-type="float" office:value="0.047749">
            <text:p>0.05</text:p>
          </table:table-cell>
          <table:table-cell office:value-type="float" office:value="0.041564">
            <text:p>0.04</text:p>
          </table:table-cell>
          <table:table-cell office:value-type="float" office:value="0.058057">
            <text:p>0.06</text:p>
          </table:table-cell>
          <table:table-cell/>
          <table:table-cell office:value-type="float" office:value="0.022763">
            <text:p>0.02</text:p>
          </table:table-cell>
          <table:table-cell office:value-type="float" office:value="0.024306">
            <text:p>0.02</text:p>
          </table:table-cell>
          <table:table-cell office:value-type="float" office:value="0.021219">
            <text:p>0.02</text:p>
          </table:table-cell>
          <table:table-cell office:value-type="float" office:value="0.023259">
            <text:p>0.02</text:p>
          </table:table-cell>
          <table:table-cell office:value-type="float" office:value="0.01782">
            <text:p>0.02</text:p>
          </table:table-cell>
          <table:table-cell office:value-type="float" office:value="0.037335">
            <text:p>0.04</text:p>
          </table:table-cell>
          <table:table-cell office:value-type="float" office:value="0.030429">
            <text:p>0.03</text:p>
          </table:table-cell>
          <table:table-cell office:value-type="float" office:value="0.044241">
            <text:p>0.04</text:p>
          </table:table-cell>
          <table:table-cell office:value-type="float" office:value="0.045891">
            <text:p>0.05</text:p>
          </table:table-cell>
          <table:table-cell office:value-type="float" office:value="0.041491">
            <text:p>0.04</text:p>
          </table:table-cell>
          <table:table-cell office:value-type="float" office:value="0.04539">
            <text:p>0.05</text:p>
          </table:table-cell>
          <table:table-cell office:value-type="float" office:value="0.038411">
            <text:p>0.04</text:p>
          </table:table-cell>
          <table:table-cell office:value-type="float" office:value="0.05237">
            <text:p>0.05</text:p>
          </table:table-cell>
          <table:table-cell office:value-type="float" office:value="0.049289">
            <text:p>0.05</text:p>
          </table:table-cell>
          <table:table-cell office:value-type="float" office:value="0.057504">
            <text:p>0.06</text:p>
          </table:table-cell>
          <table:table-cell table:number-columns-repeated="18"/>
        </table:table-row>
        <table:table-row table:style-name="ro1">
          <table:table-cell office:value-type="float" office:value="0.027791">
            <text:p>0.03</text:p>
          </table:table-cell>
          <table:table-cell office:value-type="float" office:value="0.025027">
            <text:p>0.03</text:p>
          </table:table-cell>
          <table:table-cell office:value-type="float" office:value="0.030554">
            <text:p>0.03</text:p>
          </table:table-cell>
          <table:table-cell office:value-type="float" office:value="0.036171">
            <text:p>0.04</text:p>
          </table:table-cell>
          <table:table-cell office:value-type="float" office:value="0.021192">
            <text:p>0.02</text:p>
          </table:table-cell>
          <table:table-cell office:value-type="float" office:value="0.035383">
            <text:p>0.04</text:p>
          </table:table-cell>
          <table:table-cell office:value-type="float" office:value="0.02839">
            <text:p>0.03</text:p>
          </table:table-cell>
          <table:table-cell office:value-type="float" office:value="0.042376">
            <text:p>0.04</text:p>
          </table:table-cell>
          <table:table-cell office:value-type="float" office:value="0.043873">
            <text:p>0.04</text:p>
          </table:table-cell>
          <table:table-cell office:value-type="float" office:value="0.03988">
            <text:p>0.04</text:p>
          </table:table-cell>
          <table:table-cell office:value-type="float" office:value="0.046654">
            <text:p>0.05</text:p>
          </table:table-cell>
          <table:table-cell office:value-type="float" office:value="0.042774">
            <text:p>0.04</text:p>
          </table:table-cell>
          <table:table-cell office:value-type="float" office:value="0.050535">
            <text:p>0.05</text:p>
          </table:table-cell>
          <table:table-cell office:value-type="float" office:value="0.044152">
            <text:p>0.04</text:p>
          </table:table-cell>
          <table:table-cell office:value-type="float" office:value="0.061172">
            <text:p>0.06</text:p>
          </table:table-cell>
          <table:table-cell/>
          <table:table-cell office:value-type="float" office:value="0.030103">
            <text:p>0.03</text:p>
          </table:table-cell>
          <table:table-cell office:value-type="float" office:value="0.024302">
            <text:p>0.02</text:p>
          </table:table-cell>
          <table:table-cell office:value-type="float" office:value="0.035904">
            <text:p>0.04</text:p>
          </table:table-cell>
          <table:table-cell office:value-type="float" office:value="0.037344">
            <text:p>0.04</text:p>
          </table:table-cell>
          <table:table-cell office:value-type="float" office:value="0.033503">
            <text:p>0.03</text:p>
          </table:table-cell>
          <table:table-cell office:value-type="float" office:value="0.043899">
            <text:p>0.04</text:p>
          </table:table-cell>
          <table:table-cell office:value-type="float" office:value="0.029999">
            <text:p>0.03</text:p>
          </table:table-cell>
          <table:table-cell office:value-type="float" office:value="0.057799">
            <text:p>0.06</text:p>
          </table:table-cell>
          <table:table-cell office:value-type="float" office:value="0.059818">
            <text:p>0.06</text:p>
          </table:table-cell>
          <table:table-cell office:value-type="float" office:value="0.054433">
            <text:p>0.05</text:p>
          </table:table-cell>
          <table:table-cell office:value-type="float" office:value="0.050194">
            <text:p>0.05</text:p>
          </table:table-cell>
          <table:table-cell office:value-type="float" office:value="0.043991">
            <text:p>0.04</text:p>
          </table:table-cell>
          <table:table-cell office:value-type="float" office:value="0.056397">
            <text:p>0.06</text:p>
          </table:table-cell>
          <table:table-cell office:value-type="float" office:value="0.053616">
            <text:p>0.05</text:p>
          </table:table-cell>
          <table:table-cell office:value-type="float" office:value="0.061032">
            <text:p>0.06</text:p>
          </table:table-cell>
          <table:table-cell table:number-columns-repeated="18"/>
        </table:table-row>
        <table:table-row table:style-name="ro1">
          <table:table-cell office:value-type="float" office:value="0.032279">
            <text:p>0.03</text:p>
          </table:table-cell>
          <table:table-cell office:value-type="float" office:value="0.025027">
            <text:p>0.03</text:p>
          </table:table-cell>
          <table:table-cell office:value-type="float" office:value="0.039532">
            <text:p>0.04</text:p>
          </table:table-cell>
          <table:table-cell office:value-type="float" office:value="0.050269">
            <text:p>0.05</text:p>
          </table:table-cell>
          <table:table-cell office:value-type="float" office:value="0.021636">
            <text:p>0.02</text:p>
          </table:table-cell>
          <table:table-cell office:value-type="float" office:value="0.032935">
            <text:p>0.03</text:p>
          </table:table-cell>
          <table:table-cell office:value-type="float" office:value="0.030311">
            <text:p>0.03</text:p>
          </table:table-cell>
          <table:table-cell office:value-type="float" office:value="0.03556">
            <text:p>0.04</text:p>
          </table:table-cell>
          <table:table-cell office:value-type="float" office:value="0.03798">
            <text:p>0.04</text:p>
          </table:table-cell>
          <table:table-cell office:value-type="float" office:value="0.031526">
            <text:p>0.03</text:p>
          </table:table-cell>
          <table:table-cell office:value-type="float" office:value="0.049238">
            <text:p>0.05</text:p>
          </table:table-cell>
          <table:table-cell office:value-type="float" office:value="0.047414">
            <text:p>0.05</text:p>
          </table:table-cell>
          <table:table-cell office:value-type="float" office:value="0.051062">
            <text:p>0.05</text:p>
          </table:table-cell>
          <table:table-cell office:value-type="float" office:value="0.045744">
            <text:p>0.05</text:p>
          </table:table-cell>
          <table:table-cell office:value-type="float" office:value="0.059925">
            <text:p>0.06</text:p>
          </table:table-cell>
          <table:table-cell/>
          <table:table-cell office:value-type="float" office:value="0.037694">
            <text:p>0.04</text:p>
          </table:table-cell>
          <table:table-cell office:value-type="float" office:value="0.024301">
            <text:p>0.02</text:p>
          </table:table-cell>
          <table:table-cell office:value-type="float" office:value="0.051088">
            <text:p>0.05</text:p>
          </table:table-cell>
          <table:table-cell office:value-type="float" office:value="0.05144">
            <text:p>0.05</text:p>
          </table:table-cell>
          <table:table-cell office:value-type="float" office:value="0.0505">
            <text:p>0.05</text:p>
          </table:table-cell>
          <table:table-cell office:value-type="float" office:value="0.050819">
            <text:p>0.05</text:p>
          </table:table-cell>
          <table:table-cell office:value-type="float" office:value="0.029633">
            <text:p>0.03</text:p>
          </table:table-cell>
          <table:table-cell office:value-type="float" office:value="0.072005">
            <text:p>0.07</text:p>
          </table:table-cell>
          <table:table-cell office:value-type="float" office:value="0.074418">
            <text:p>0.07</text:p>
          </table:table-cell>
          <table:table-cell office:value-type="float" office:value="0.067984">
            <text:p>0.07</text:p>
          </table:table-cell>
          <table:table-cell office:value-type="float" office:value="0.053105">
            <text:p>0.05</text:p>
          </table:table-cell>
          <table:table-cell office:value-type="float" office:value="0.049395">
            <text:p>0.05</text:p>
          </table:table-cell>
          <table:table-cell office:value-type="float" office:value="0.056815">
            <text:p>0.06</text:p>
          </table:table-cell>
          <table:table-cell office:value-type="float" office:value="0.055234">
            <text:p>0.06</text:p>
          </table:table-cell>
          <table:table-cell office:value-type="float" office:value="0.059451">
            <text:p>0.06</text:p>
          </table:table-cell>
          <table:table-cell table:number-columns-repeated="18"/>
        </table:table-row>
        <table:table-row table:style-name="ro1">
          <table:table-cell office:value-type="float" office:value="0.03926">
            <text:p>0.04</text:p>
          </table:table-cell>
          <table:table-cell office:value-type="float" office:value="0.025027">
            <text:p>0.03</text:p>
          </table:table-cell>
          <table:table-cell office:value-type="float" office:value="0.053494">
            <text:p>0.05</text:p>
          </table:table-cell>
          <table:table-cell office:value-type="float" office:value="0.064369">
            <text:p>0.06</text:p>
          </table:table-cell>
          <table:table-cell office:value-type="float" office:value="0.035369">
            <text:p>0.04</text:p>
          </table:table-cell>
          <table:table-cell office:value-type="float" office:value="0.033834">
            <text:p>0.03</text:p>
          </table:table-cell>
          <table:table-cell office:value-type="float" office:value="0.031799">
            <text:p>0.03</text:p>
          </table:table-cell>
          <table:table-cell office:value-type="float" office:value="0.03587">
            <text:p>0.04</text:p>
          </table:table-cell>
          <table:table-cell office:value-type="float" office:value="0.040702">
            <text:p>0.04</text:p>
          </table:table-cell>
          <table:table-cell office:value-type="float" office:value="0.027816">
            <text:p>0.03</text:p>
          </table:table-cell>
          <table:table-cell office:value-type="float" office:value="0.050423">
            <text:p>0.05</text:p>
          </table:table-cell>
          <table:table-cell office:value-type="float" office:value="0.052293">
            <text:p>0.05</text:p>
          </table:table-cell>
          <table:table-cell office:value-type="float" office:value="0.048552">
            <text:p>0.05</text:p>
          </table:table-cell>
          <table:table-cell office:value-type="float" office:value="0.04541">
            <text:p>0.05</text:p>
          </table:table-cell>
          <table:table-cell office:value-type="float" office:value="0.053789">
            <text:p>0.05</text:p>
          </table:table-cell>
          <table:table-cell/>
          <table:table-cell office:value-type="float" office:value="0.045982">
            <text:p>0.05</text:p>
          </table:table-cell>
          <table:table-cell office:value-type="float" office:value="0.024301">
            <text:p>0.02</text:p>
          </table:table-cell>
          <table:table-cell office:value-type="float" office:value="0.067664">
            <text:p>0.07</text:p>
          </table:table-cell>
          <table:table-cell office:value-type="float" office:value="0.067762">
            <text:p>0.07</text:p>
          </table:table-cell>
          <table:table-cell office:value-type="float" office:value="0.067499">
            <text:p>0.07</text:p>
          </table:table-cell>
          <table:table-cell office:value-type="float" office:value="0.058023">
            <text:p>0.06</text:p>
          </table:table-cell>
          <table:table-cell office:value-type="float" office:value="0.029318">
            <text:p>0.03</text:p>
          </table:table-cell>
          <table:table-cell office:value-type="float" office:value="0.086727">
            <text:p>0.09</text:p>
          </table:table-cell>
          <table:table-cell office:value-type="float" office:value="0.089551">
            <text:p>0.09</text:p>
          </table:table-cell>
          <table:table-cell office:value-type="float" office:value="0.08202">
            <text:p>0.08</text:p>
          </table:table-cell>
          <table:table-cell office:value-type="float" office:value="0.053853">
            <text:p>0.05</text:p>
          </table:table-cell>
          <table:table-cell office:value-type="float" office:value="0.054887">
            <text:p>0.05</text:p>
          </table:table-cell>
          <table:table-cell office:value-type="float" office:value="0.052819">
            <text:p>0.05</text:p>
          </table:table-cell>
          <table:table-cell office:value-type="float" office:value="0.053106">
            <text:p>0.05</text:p>
          </table:table-cell>
          <table:table-cell office:value-type="float" office:value="0.05234">
            <text:p>0.05</text:p>
          </table:table-cell>
          <table:table-cell table:number-columns-repeated="18"/>
        </table:table-row>
        <table:table-row table:style-name="ro1">
          <table:table-cell office:value-type="float" office:value="0.037946">
            <text:p>0.04</text:p>
          </table:table-cell>
          <table:table-cell office:value-type="float" office:value="0.063422">
            <text:p>0.06</text:p>
          </table:table-cell>
          <table:table-cell office:value-type="float" office:value="0.012471">
            <text:p>0.01</text:p>
          </table:table-cell>
          <table:table-cell office:value-type="float" office:value="0.01348">
            <text:p>0.01</text:p>
          </table:table-cell>
          <table:table-cell office:value-type="float" office:value="0.010789">
            <text:p>0.01</text:p>
          </table:table-cell>
          <table:table-cell office:value-type="float" office:value="0.040188">
            <text:p>0.04</text:p>
          </table:table-cell>
          <table:table-cell office:value-type="float" office:value="0.066473">
            <text:p>0.07</text:p>
          </table:table-cell>
          <table:table-cell office:value-type="float" office:value="0.013903">
            <text:p>0.01</text:p>
          </table:table-cell>
          <table:table-cell office:value-type="float" office:value="0.01077">
            <text:p>0.01</text:p>
          </table:table-cell>
          <table:table-cell office:value-type="float" office:value="0.019125">
            <text:p>0.02</text:p>
          </table:table-cell>
          <table:table-cell office:value-type="float" office:value="0.033028">
            <text:p>0.03</text:p>
          </table:table-cell>
          <table:table-cell office:value-type="float" office:value="0.055025">
            <text:p>0.06</text:p>
          </table:table-cell>
          <table:table-cell office:value-type="float" office:value="0.011031">
            <text:p>0.01</text:p>
          </table:table-cell>
          <table:table-cell office:value-type="float" office:value="0.006156">
            <text:p>0.01</text:p>
          </table:table-cell>
          <table:table-cell office:value-type="float" office:value="0.019155">
            <text:p>0.02</text:p>
          </table:table-cell>
          <table:table-cell/>
          <table:table-cell office:value-type="float" office:value="0.038105">
            <text:p>0.04</text:p>
          </table:table-cell>
          <table:table-cell office:value-type="float" office:value="0.061777">
            <text:p>0.06</text:p>
          </table:table-cell>
          <table:table-cell office:value-type="float" office:value="0.014432">
            <text:p>0.01</text:p>
          </table:table-cell>
          <table:table-cell office:value-type="float" office:value="0.013038">
            <text:p>0.01</text:p>
          </table:table-cell>
          <table:table-cell office:value-type="float" office:value="0.016755">
            <text:p>0.02</text:p>
          </table:table-cell>
          <table:table-cell office:value-type="float" office:value="0.037169">
            <text:p>0.04</text:p>
          </table:table-cell>
          <table:table-cell office:value-type="float" office:value="0.06428">
            <text:p>0.06</text:p>
          </table:table-cell>
          <table:table-cell office:value-type="float" office:value="0.010059">
            <text:p>0.01</text:p>
          </table:table-cell>
          <table:table-cell office:value-type="float" office:value="0.011556">
            <text:p>0.01</text:p>
          </table:table-cell>
          <table:table-cell office:value-type="float" office:value="0.007564">
            <text:p>0.01</text:p>
          </table:table-cell>
          <table:table-cell office:value-type="float" office:value="0.028956">
            <text:p>0.03</text:p>
          </table:table-cell>
          <table:table-cell office:value-type="float" office:value="0.05246">
            <text:p>0.05</text:p>
          </table:table-cell>
          <table:table-cell office:value-type="float" office:value="0.005452">
            <text:p>0.01</text:p>
          </table:table-cell>
          <table:table-cell office:value-type="float" office:value="0.005463">
            <text:p>0.01</text:p>
          </table:table-cell>
          <table:table-cell office:value-type="float" office:value="0.00543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4271">
            <text:p>0.05</text:p>
          </table:table-cell>
          <table:table-cell office:value-type="float" office:value="0.066187">
            <text:p>0.07</text:p>
          </table:table-cell>
          <table:table-cell office:value-type="float" office:value="0.042354">
            <text:p>0.04</text:p>
          </table:table-cell>
          <table:table-cell office:value-type="float" office:value="0.051488">
            <text:p>0.05</text:p>
          </table:table-cell>
          <table:table-cell office:value-type="float" office:value="0.02713">
            <text:p>0.03</text:p>
          </table:table-cell>
          <table:table-cell office:value-type="float" office:value="0.048694">
            <text:p>0.05</text:p>
          </table:table-cell>
          <table:table-cell office:value-type="float" office:value="0.077737">
            <text:p>0.08</text:p>
          </table:table-cell>
          <table:table-cell office:value-type="float" office:value="0.01965">
            <text:p>0.02</text:p>
          </table:table-cell>
          <table:table-cell office:value-type="float" office:value="0.024872">
            <text:p>0.02</text:p>
          </table:table-cell>
          <table:table-cell office:value-type="float" office:value="0.010948">
            <text:p>0.01</text:p>
          </table:table-cell>
          <table:table-cell office:value-type="float" office:value="0.044284">
            <text:p>0.04</text:p>
          </table:table-cell>
          <table:table-cell office:value-type="float" office:value="0.071742">
            <text:p>0.07</text:p>
          </table:table-cell>
          <table:table-cell office:value-type="float" office:value="0.016827">
            <text:p>0.02</text:p>
          </table:table-cell>
          <table:table-cell office:value-type="float" office:value="0.021133">
            <text:p>0.02</text:p>
          </table:table-cell>
          <table:table-cell office:value-type="float" office:value="0.009651">
            <text:p>0.01</text:p>
          </table:table-cell>
          <table:table-cell/>
          <table:table-cell office:value-type="float" office:value="0.066245">
            <text:p>0.07</text:p>
          </table:table-cell>
          <table:table-cell office:value-type="float" office:value="0.06369">
            <text:p>0.06</text:p>
          </table:table-cell>
          <table:table-cell office:value-type="float" office:value="0.068801">
            <text:p>0.07</text:p>
          </table:table-cell>
          <table:table-cell office:value-type="float" office:value="0.056575">
            <text:p>0.06</text:p>
          </table:table-cell>
          <table:table-cell office:value-type="float" office:value="0.089177">
            <text:p>0.09</text:p>
          </table:table-cell>
          <table:table-cell office:value-type="float" office:value="0.053688">
            <text:p>0.05</text:p>
          </table:table-cell>
          <table:table-cell office:value-type="float" office:value="0.075962">
            <text:p>0.08</text:p>
          </table:table-cell>
          <table:table-cell office:value-type="float" office:value="0.031414">
            <text:p>0.03</text:p>
          </table:table-cell>
          <table:table-cell office:value-type="float" office:value="0.023582">
            <text:p>0.02</text:p>
          </table:table-cell>
          <table:table-cell office:value-type="float" office:value="0.044466">
            <text:p>0.04</text:p>
          </table:table-cell>
          <table:table-cell office:value-type="float" office:value="0.040921">
            <text:p>0.04</text:p>
          </table:table-cell>
          <table:table-cell office:value-type="float" office:value="0.062833">
            <text:p>0.06</text:p>
          </table:table-cell>
          <table:table-cell office:value-type="float" office:value="0.019008">
            <text:p>0.02</text:p>
          </table:table-cell>
          <table:table-cell office:value-type="float" office:value="0.026507">
            <text:p>0.03</text:p>
          </table:table-cell>
          <table:table-cell office:value-type="float" office:value="0.00650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3765">
            <text:p>0.05</text:p>
          </table:table-cell>
          <table:table-cell office:value-type="float" office:value="0.06668">
            <text:p>0.07</text:p>
          </table:table-cell>
          <table:table-cell office:value-type="float" office:value="0.04085">
            <text:p>0.04</text:p>
          </table:table-cell>
          <table:table-cell office:value-type="float" office:value="0.051643">
            <text:p>0.05</text:p>
          </table:table-cell>
          <table:table-cell office:value-type="float" office:value="0.022862">
            <text:p>0.02</text:p>
          </table:table-cell>
          <table:table-cell office:value-type="float" office:value="0.047559">
            <text:p>0.05</text:p>
          </table:table-cell>
          <table:table-cell office:value-type="float" office:value="0.071856">
            <text:p>0.07</text:p>
          </table:table-cell>
          <table:table-cell office:value-type="float" office:value="0.023263">
            <text:p>0.02</text:p>
          </table:table-cell>
          <table:table-cell office:value-type="float" office:value="0.028815">
            <text:p>0.03</text:p>
          </table:table-cell>
          <table:table-cell office:value-type="float" office:value="0.014009">
            <text:p>0.01</text:p>
          </table:table-cell>
          <table:table-cell office:value-type="float" office:value="0.043779">
            <text:p>0.04</text:p>
          </table:table-cell>
          <table:table-cell office:value-type="float" office:value="0.066311">
            <text:p>0.07</text:p>
          </table:table-cell>
          <table:table-cell office:value-type="float" office:value="0.021247">
            <text:p>0.02</text:p>
          </table:table-cell>
          <table:table-cell office:value-type="float" office:value="0.02547">
            <text:p>0.03</text:p>
          </table:table-cell>
          <table:table-cell office:value-type="float" office:value="0.014208">
            <text:p>0.01</text:p>
          </table:table-cell>
          <table:table-cell/>
          <table:table-cell office:value-type="float" office:value="0.070789">
            <text:p>0.07</text:p>
          </table:table-cell>
          <table:table-cell office:value-type="float" office:value="0.064268">
            <text:p>0.06</text:p>
          </table:table-cell>
          <table:table-cell office:value-type="float" office:value="0.07731">
            <text:p>0.08</text:p>
          </table:table-cell>
          <table:table-cell office:value-type="float" office:value="0.058749">
            <text:p>0.06</text:p>
          </table:table-cell>
          <table:table-cell office:value-type="float" office:value="0.108245">
            <text:p>0.11</text:p>
          </table:table-cell>
          <table:table-cell office:value-type="float" office:value="0.055643">
            <text:p>0.06</text:p>
          </table:table-cell>
          <table:table-cell office:value-type="float" office:value="0.071566">
            <text:p>0.07</text:p>
          </table:table-cell>
          <table:table-cell office:value-type="float" office:value="0.03972">
            <text:p>0.04</text:p>
          </table:table-cell>
          <table:table-cell office:value-type="float" office:value="0.026111">
            <text:p>0.03</text:p>
          </table:table-cell>
          <table:table-cell office:value-type="float" office:value="0.062401">
            <text:p>0.06</text:p>
          </table:table-cell>
          <table:table-cell office:value-type="float" office:value="0.039243">
            <text:p>0.04</text:p>
          </table:table-cell>
          <table:table-cell office:value-type="float" office:value="0.054919">
            <text:p>0.05</text:p>
          </table:table-cell>
          <table:table-cell office:value-type="float" office:value="0.023568">
            <text:p>0.02</text:p>
          </table:table-cell>
          <table:table-cell office:value-type="float" office:value="0.033808">
            <text:p>0.03</text:p>
          </table:table-cell>
          <table:table-cell office:value-type="float" office:value="0.00650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9031">
            <text:p>0.05</text:p>
          </table:table-cell>
          <table:table-cell office:value-type="float" office:value="0.066754">
            <text:p>0.07</text:p>
          </table:table-cell>
          <table:table-cell office:value-type="float" office:value="0.031309">
            <text:p>0.03</text:p>
          </table:table-cell>
          <table:table-cell office:value-type="float" office:value="0.037898">
            <text:p>0.04</text:p>
          </table:table-cell>
          <table:table-cell office:value-type="float" office:value="0.020328">
            <text:p>0.02</text:p>
          </table:table-cell>
          <table:table-cell office:value-type="float" office:value="0.045532">
            <text:p>0.05</text:p>
          </table:table-cell>
          <table:table-cell office:value-type="float" office:value="0.066353">
            <text:p>0.07</text:p>
          </table:table-cell>
          <table:table-cell office:value-type="float" office:value="0.024711">
            <text:p>0.02</text:p>
          </table:table-cell>
          <table:table-cell office:value-type="float" office:value="0.030089">
            <text:p>0.03</text:p>
          </table:table-cell>
          <table:table-cell office:value-type="float" office:value="0.015749">
            <text:p>0.02</text:p>
          </table:table-cell>
          <table:table-cell office:value-type="float" office:value="0.042207">
            <text:p>0.04</text:p>
          </table:table-cell>
          <table:table-cell office:value-type="float" office:value="0.060542">
            <text:p>0.06</text:p>
          </table:table-cell>
          <table:table-cell office:value-type="float" office:value="0.023872">
            <text:p>0.02</text:p>
          </table:table-cell>
          <table:table-cell office:value-type="float" office:value="0.027717">
            <text:p>0.03</text:p>
          </table:table-cell>
          <table:table-cell office:value-type="float" office:value="0.017464">
            <text:p>0.02</text:p>
          </table:table-cell>
          <table:table-cell/>
          <table:table-cell office:value-type="float" office:value="0.068515">
            <text:p>0.07</text:p>
          </table:table-cell>
          <table:table-cell office:value-type="float" office:value="0.064361">
            <text:p>0.06</text:p>
          </table:table-cell>
          <table:table-cell office:value-type="float" office:value="0.072668">
            <text:p>0.07</text:p>
          </table:table-cell>
          <table:table-cell office:value-type="float" office:value="0.048879">
            <text:p>0.05</text:p>
          </table:table-cell>
          <table:table-cell office:value-type="float" office:value="0.112317">
            <text:p>0.11</text:p>
          </table:table-cell>
          <table:table-cell office:value-type="float" office:value="0.056796">
            <text:p>0.06</text:p>
          </table:table-cell>
          <table:table-cell office:value-type="float" office:value="0.067785">
            <text:p>0.07</text:p>
          </table:table-cell>
          <table:table-cell office:value-type="float" office:value="0.045807">
            <text:p>0.05</text:p>
          </table:table-cell>
          <table:table-cell office:value-type="float" office:value="0.026547">
            <text:p>0.03</text:p>
          </table:table-cell>
          <table:table-cell office:value-type="float" office:value="0.077908">
            <text:p>0.08</text:p>
          </table:table-cell>
          <table:table-cell office:value-type="float" office:value="0.036582">
            <text:p>0.04</text:p>
          </table:table-cell>
          <table:table-cell office:value-type="float" office:value="0.048233">
            <text:p>0.05</text:p>
          </table:table-cell>
          <table:table-cell office:value-type="float" office:value="0.024931">
            <text:p>0.02</text:p>
          </table:table-cell>
          <table:table-cell office:value-type="float" office:value="0.036968">
            <text:p>0.04</text:p>
          </table:table-cell>
          <table:table-cell office:value-type="float" office:value="0.004869">
            <text:p>0</text:p>
          </table:table-cell>
          <table:table-cell table:number-columns-repeated="18"/>
        </table:table-row>
        <table:table-row table:style-name="ro1">
          <table:table-cell office:value-type="float" office:value="0.049358">
            <text:p>0.05</text:p>
          </table:table-cell>
          <table:table-cell office:value-type="float" office:value="0.066767">
            <text:p>0.07</text:p>
          </table:table-cell>
          <table:table-cell office:value-type="float" office:value="0.031949">
            <text:p>0.03</text:p>
          </table:table-cell>
          <table:table-cell office:value-type="float" office:value="0.032923">
            <text:p>0.03</text:p>
          </table:table-cell>
          <table:table-cell office:value-type="float" office:value="0.030325">
            <text:p>0.03</text:p>
          </table:table-cell>
          <table:table-cell office:value-type="float" office:value="0.043658">
            <text:p>0.04</text:p>
          </table:table-cell>
          <table:table-cell office:value-type="float" office:value="0.061251">
            <text:p>0.06</text:p>
          </table:table-cell>
          <table:table-cell office:value-type="float" office:value="0.026065">
            <text:p>0.03</text:p>
          </table:table-cell>
          <table:table-cell office:value-type="float" office:value="0.031727">
            <text:p>0.03</text:p>
          </table:table-cell>
          <table:table-cell office:value-type="float" office:value="0.016627">
            <text:p>0.02</text:p>
          </table:table-cell>
          <table:table-cell office:value-type="float" office:value="0.040357">
            <text:p>0.04</text:p>
          </table:table-cell>
          <table:table-cell office:value-type="float" office:value="0.05447">
            <text:p>0.05</text:p>
          </table:table-cell>
          <table:table-cell office:value-type="float" office:value="0.026243">
            <text:p>0.03</text:p>
          </table:table-cell>
          <table:table-cell office:value-type="float" office:value="0.029586">
            <text:p>0.03</text:p>
          </table:table-cell>
          <table:table-cell office:value-type="float" office:value="0.020672">
            <text:p>0.02</text:p>
          </table:table-cell>
          <table:table-cell/>
          <table:table-cell office:value-type="float" office:value="0.06673">
            <text:p>0.07</text:p>
          </table:table-cell>
          <table:table-cell office:value-type="float" office:value="0.064377">
            <text:p>0.06</text:p>
          </table:table-cell>
          <table:table-cell office:value-type="float" office:value="0.069082">
            <text:p>0.07</text:p>
          </table:table-cell>
          <table:table-cell office:value-type="float" office:value="0.042591">
            <text:p>0.04</text:p>
          </table:table-cell>
          <table:table-cell office:value-type="float" office:value="0.113234">
            <text:p>0.11</text:p>
          </table:table-cell>
          <table:table-cell office:value-type="float" office:value="0.058096">
            <text:p>0.06</text:p>
          </table:table-cell>
          <table:table-cell office:value-type="float" office:value="0.06458">
            <text:p>0.06</text:p>
          </table:table-cell>
          <table:table-cell office:value-type="float" office:value="0.051612">
            <text:p>0.05</text:p>
          </table:table-cell>
          <table:table-cell office:value-type="float" office:value="0.027955">
            <text:p>0.03</text:p>
          </table:table-cell>
          <table:table-cell office:value-type="float" office:value="0.09104">
            <text:p>0.09</text:p>
          </table:table-cell>
          <table:table-cell office:value-type="float" office:value="0.033655">
            <text:p>0.03</text:p>
          </table:table-cell>
          <table:table-cell office:value-type="float" office:value="0.042379">
            <text:p>0.04</text:p>
          </table:table-cell>
          <table:table-cell office:value-type="float" office:value="0.02493">
            <text:p>0.02</text:p>
          </table:table-cell>
          <table:table-cell office:value-type="float" office:value="0.037548">
            <text:p>0.04</text:p>
          </table:table-cell>
          <table:table-cell office:value-type="float" office:value="0.003901">
            <text:p>0</text:p>
          </table:table-cell>
          <table:table-cell table:number-columns-repeated="18"/>
        </table:table-row>
        <table:table-row table:style-name="ro1">
          <table:table-cell office:value-type="float" office:value="0.051261">
            <text:p>0.05</text:p>
          </table:table-cell>
          <table:table-cell office:value-type="float" office:value="0.06677">
            <text:p>0.07</text:p>
          </table:table-cell>
          <table:table-cell office:value-type="float" office:value="0.035751">
            <text:p>0.04</text:p>
          </table:table-cell>
          <table:table-cell office:value-type="float" office:value="0.03278">
            <text:p>0.03</text:p>
          </table:table-cell>
          <table:table-cell office:value-type="float" office:value="0.040703">
            <text:p>0.04</text:p>
          </table:table-cell>
          <table:table-cell office:value-type="float" office:value="0.041678">
            <text:p>0.04</text:p>
          </table:table-cell>
          <table:table-cell office:value-type="float" office:value="0.056475">
            <text:p>0.06</text:p>
          </table:table-cell>
          <table:table-cell office:value-type="float" office:value="0.026882">
            <text:p>0.03</text:p>
          </table:table-cell>
          <table:table-cell office:value-type="float" office:value="0.032979">
            <text:p>0.03</text:p>
          </table:table-cell>
          <table:table-cell office:value-type="float" office:value="0.016718">
            <text:p>0.02</text:p>
          </table:table-cell>
          <table:table-cell office:value-type="float" office:value="0.038237">
            <text:p>0.04</text:p>
          </table:table-cell>
          <table:table-cell office:value-type="float" office:value="0.04776">
            <text:p>0.05</text:p>
          </table:table-cell>
          <table:table-cell office:value-type="float" office:value="0.028715">
            <text:p>0.03</text:p>
          </table:table-cell>
          <table:table-cell office:value-type="float" office:value="0.031349">
            <text:p>0.03</text:p>
          </table:table-cell>
          <table:table-cell office:value-type="float" office:value="0.024324">
            <text:p>0.02</text:p>
          </table:table-cell>
          <table:table-cell/>
          <table:table-cell office:value-type="float" office:value="0.064761">
            <text:p>0.06</text:p>
          </table:table-cell>
          <table:table-cell office:value-type="float" office:value="0.064381">
            <text:p>0.06</text:p>
          </table:table-cell>
          <table:table-cell office:value-type="float" office:value="0.065141">
            <text:p>0.07</text:p>
          </table:table-cell>
          <table:table-cell office:value-type="float" office:value="0.036159">
            <text:p>0.04</text:p>
          </table:table-cell>
          <table:table-cell office:value-type="float" office:value="0.113443">
            <text:p>0.11</text:p>
          </table:table-cell>
          <table:table-cell office:value-type="float" office:value="0.05919">
            <text:p>0.06</text:p>
          </table:table-cell>
          <table:table-cell office:value-type="float" office:value="0.061765">
            <text:p>0.06</text:p>
          </table:table-cell>
          <table:table-cell office:value-type="float" office:value="0.056616">
            <text:p>0.06</text:p>
          </table:table-cell>
          <table:table-cell office:value-type="float" office:value="0.029098">
            <text:p>0.03</text:p>
          </table:table-cell>
          <table:table-cell office:value-type="float" office:value="0.10248">
            <text:p>0.1</text:p>
          </table:table-cell>
          <table:table-cell office:value-type="float" office:value="0.031036">
            <text:p>0.03</text:p>
          </table:table-cell>
          <table:table-cell office:value-type="float" office:value="0.037049">
            <text:p>0.04</text:p>
          </table:table-cell>
          <table:table-cell office:value-type="float" office:value="0.025022">
            <text:p>0.03</text:p>
          </table:table-cell>
          <table:table-cell office:value-type="float" office:value="0.036278">
            <text:p>0.04</text:p>
          </table:table-cell>
          <table:table-cell office:value-type="float" office:value="0.00626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5469">
            <text:p>0.06</text:p>
          </table:table-cell>
          <table:table-cell office:value-type="float" office:value="0.066771">
            <text:p>0.07</text:p>
          </table:table-cell>
          <table:table-cell office:value-type="float" office:value="0.044167">
            <text:p>0.04</text:p>
          </table:table-cell>
          <table:table-cell office:value-type="float" office:value="0.033336">
            <text:p>0.03</text:p>
          </table:table-cell>
          <table:table-cell office:value-type="float" office:value="0.06222">
            <text:p>0.06</text:p>
          </table:table-cell>
          <table:table-cell office:value-type="float" office:value="0.039796">
            <text:p>0.04</text:p>
          </table:table-cell>
          <table:table-cell office:value-type="float" office:value="0.052072">
            <text:p>0.05</text:p>
          </table:table-cell>
          <table:table-cell office:value-type="float" office:value="0.027519">
            <text:p>0.03</text:p>
          </table:table-cell>
          <table:table-cell office:value-type="float" office:value="0.032988">
            <text:p>0.03</text:p>
          </table:table-cell>
          <table:table-cell office:value-type="float" office:value="0.018406">
            <text:p>0.02</text:p>
          </table:table-cell>
          <table:table-cell office:value-type="float" office:value="0.037223">
            <text:p>0.04</text:p>
          </table:table-cell>
          <table:table-cell office:value-type="float" office:value="0.04198">
            <text:p>0.04</text:p>
          </table:table-cell>
          <table:table-cell office:value-type="float" office:value="0.032465">
            <text:p>0.03</text:p>
          </table:table-cell>
          <table:table-cell office:value-type="float" office:value="0.034761">
            <text:p>0.03</text:p>
          </table:table-cell>
          <table:table-cell office:value-type="float" office:value="0.02864">
            <text:p>0.03</text:p>
          </table:table-cell>
          <table:table-cell/>
          <table:table-cell office:value-type="float" office:value="0.064837">
            <text:p>0.06</text:p>
          </table:table-cell>
          <table:table-cell office:value-type="float" office:value="0.064381">
            <text:p>0.06</text:p>
          </table:table-cell>
          <table:table-cell office:value-type="float" office:value="0.065292">
            <text:p>0.07</text:p>
          </table:table-cell>
          <table:table-cell office:value-type="float" office:value="0.036373">
            <text:p>0.04</text:p>
          </table:table-cell>
          <table:table-cell office:value-type="float" office:value="0.113491">
            <text:p>0.11</text:p>
          </table:table-cell>
          <table:table-cell office:value-type="float" office:value="0.060119">
            <text:p>0.06</text:p>
          </table:table-cell>
          <table:table-cell office:value-type="float" office:value="0.059234">
            <text:p>0.06</text:p>
          </table:table-cell>
          <table:table-cell office:value-type="float" office:value="0.061003">
            <text:p>0.06</text:p>
          </table:table-cell>
          <table:table-cell office:value-type="float" office:value="0.030042">
            <text:p>0.03</text:p>
          </table:table-cell>
          <table:table-cell office:value-type="float" office:value="0.112604">
            <text:p>0.11</text:p>
          </table:table-cell>
          <table:table-cell office:value-type="float" office:value="0.028978">
            <text:p>0.03</text:p>
          </table:table-cell>
          <table:table-cell office:value-type="float" office:value="0.032105">
            <text:p>0.03</text:p>
          </table:table-cell>
          <table:table-cell office:value-type="float" office:value="0.02585">
            <text:p>0.03</text:p>
          </table:table-cell>
          <table:table-cell office:value-type="float" office:value="0.034736">
            <text:p>0.03</text:p>
          </table:table-cell>
          <table:table-cell office:value-type="float" office:value="0.01104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65431">
            <text:p>0.07</text:p>
          </table:table-cell>
          <table:table-cell office:value-type="float" office:value="0.066771">
            <text:p>0.07</text:p>
          </table:table-cell>
          <table:table-cell office:value-type="float" office:value="0.064091">
            <text:p>0.06</text:p>
          </table:table-cell>
          <table:table-cell office:value-type="float" office:value="0.05192">
            <text:p>0.05</text:p>
          </table:table-cell>
          <table:table-cell office:value-type="float" office:value="0.084375">
            <text:p>0.08</text:p>
          </table:table-cell>
          <table:table-cell office:value-type="float" office:value="0.038577">
            <text:p>0.04</text:p>
          </table:table-cell>
          <table:table-cell office:value-type="float" office:value="0.048164">
            <text:p>0.05</text:p>
          </table:table-cell>
          <table:table-cell office:value-type="float" office:value="0.02899">
            <text:p>0.03</text:p>
          </table:table-cell>
          <table:table-cell office:value-type="float" office:value="0.031364">
            <text:p>0.03</text:p>
          </table:table-cell>
          <table:table-cell office:value-type="float" office:value="0.025035">
            <text:p>0.03</text:p>
          </table:table-cell>
          <table:table-cell office:value-type="float" office:value="0.035211">
            <text:p>0.04</text:p>
          </table:table-cell>
          <table:table-cell office:value-type="float" office:value="0.036628">
            <text:p>0.04</text:p>
          </table:table-cell>
          <table:table-cell office:value-type="float" office:value="0.033794">
            <text:p>0.03</text:p>
          </table:table-cell>
          <table:table-cell office:value-type="float" office:value="0.036921">
            <text:p>0.04</text:p>
          </table:table-cell>
          <table:table-cell office:value-type="float" office:value="0.028582">
            <text:p>0.03</text:p>
          </table:table-cell>
          <table:table-cell/>
          <table:table-cell office:value-type="float" office:value="0.06749">
            <text:p>0.07</text:p>
          </table:table-cell>
          <table:table-cell office:value-type="float" office:value="0.064382">
            <text:p>0.06</text:p>
          </table:table-cell>
          <table:table-cell office:value-type="float" office:value="0.070599">
            <text:p>0.07</text:p>
          </table:table-cell>
          <table:table-cell office:value-type="float" office:value="0.044857">
            <text:p>0.04</text:p>
          </table:table-cell>
          <table:table-cell office:value-type="float" office:value="0.113502">
            <text:p>0.11</text:p>
          </table:table-cell>
          <table:table-cell office:value-type="float" office:value="0.063508">
            <text:p>0.06</text:p>
          </table:table-cell>
          <table:table-cell office:value-type="float" office:value="0.056935">
            <text:p>0.06</text:p>
          </table:table-cell>
          <table:table-cell office:value-type="float" office:value="0.07008">
            <text:p>0.07</text:p>
          </table:table-cell>
          <table:table-cell office:value-type="float" office:value="0.039155">
            <text:p>0.04</text:p>
          </table:table-cell>
          <table:table-cell office:value-type="float" office:value="0.121622">
            <text:p>0.12</text:p>
          </table:table-cell>
          <table:table-cell office:value-type="float" office:value="0.028125">
            <text:p>0.03</text:p>
          </table:table-cell>
          <table:table-cell office:value-type="float" office:value="0.027505">
            <text:p>0.03</text:p>
          </table:table-cell>
          <table:table-cell office:value-type="float" office:value="0.028745">
            <text:p>0.03</text:p>
          </table:table-cell>
          <table:table-cell office:value-type="float" office:value="0.035894">
            <text:p>0.04</text:p>
          </table:table-cell>
          <table:table-cell office:value-type="float" office:value="0.016829">
            <text:p>0.02</text:p>
          </table:table-cell>
          <table:table-cell table:number-columns-repeated="18"/>
        </table:table-row>
        <table:table-row table:style-name="ro1">
          <table:table-cell office:value-type="float" office:value="0.075398">
            <text:p>0.08</text:p>
          </table:table-cell>
          <table:table-cell office:value-type="float" office:value="0.066771">
            <text:p>0.07</text:p>
          </table:table-cell>
          <table:table-cell office:value-type="float" office:value="0.084025">
            <text:p>0.08</text:p>
          </table:table-cell>
          <table:table-cell office:value-type="float" office:value="0.070516">
            <text:p>0.07</text:p>
          </table:table-cell>
          <table:table-cell office:value-type="float" office:value="0.106538">
            <text:p>0.11</text:p>
          </table:table-cell>
          <table:table-cell office:value-type="float" office:value="0.038158">
            <text:p>0.04</text:p>
          </table:table-cell>
          <table:table-cell office:value-type="float" office:value="0.044863">
            <text:p>0.04</text:p>
          </table:table-cell>
          <table:table-cell office:value-type="float" office:value="0.031453">
            <text:p>0.03</text:p>
          </table:table-cell>
          <table:table-cell office:value-type="float" office:value="0.030786">
            <text:p>0.03</text:p>
          </table:table-cell>
          <table:table-cell office:value-type="float" office:value="0.032565">
            <text:p>0.03</text:p>
          </table:table-cell>
          <table:table-cell office:value-type="float" office:value="0.032238">
            <text:p>0.03</text:p>
          </table:table-cell>
          <table:table-cell office:value-type="float" office:value="0.031273">
            <text:p>0.03</text:p>
          </table:table-cell>
          <table:table-cell office:value-type="float" office:value="0.033202">
            <text:p>0.03</text:p>
          </table:table-cell>
          <table:table-cell office:value-type="float" office:value="0.037188">
            <text:p>0.04</text:p>
          </table:table-cell>
          <table:table-cell office:value-type="float" office:value="0.026557">
            <text:p>0.03</text:p>
          </table:table-cell>
          <table:table-cell/>
          <table:table-cell office:value-type="float" office:value="0.07349">
            <text:p>0.07</text:p>
          </table:table-cell>
          <table:table-cell office:value-type="float" office:value="0.064382">
            <text:p>0.06</text:p>
          </table:table-cell>
          <table:table-cell office:value-type="float" office:value="0.082598">
            <text:p>0.08</text:p>
          </table:table-cell>
          <table:table-cell office:value-type="float" office:value="0.064053">
            <text:p>0.06</text:p>
          </table:table-cell>
          <table:table-cell office:value-type="float" office:value="0.113505">
            <text:p>0.11</text:p>
          </table:table-cell>
          <table:table-cell office:value-type="float" office:value="0.067443">
            <text:p>0.07</text:p>
          </table:table-cell>
          <table:table-cell office:value-type="float" office:value="0.054843">
            <text:p>0.05</text:p>
          </table:table-cell>
          <table:table-cell office:value-type="float" office:value="0.080043">
            <text:p>0.08</text:p>
          </table:table-cell>
          <table:table-cell office:value-type="float" office:value="0.050279">
            <text:p>0.05</text:p>
          </table:table-cell>
          <table:table-cell office:value-type="float" office:value="0.129649">
            <text:p>0.13</text:p>
          </table:table-cell>
          <table:table-cell office:value-type="float" office:value="0.027682">
            <text:p>0.03</text:p>
          </table:table-cell>
          <table:table-cell office:value-type="float" office:value="0.023586">
            <text:p>0.02</text:p>
          </table:table-cell>
          <table:table-cell office:value-type="float" office:value="0.031778">
            <text:p>0.03</text:p>
          </table:table-cell>
          <table:table-cell office:value-type="float" office:value="0.036746">
            <text:p>0.04</text:p>
          </table:table-cell>
          <table:table-cell office:value-type="float" office:value="0.023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85366">
            <text:p>0.09</text:p>
          </table:table-cell>
          <table:table-cell office:value-type="float" office:value="0.066771">
            <text:p>0.07</text:p>
          </table:table-cell>
          <table:table-cell office:value-type="float" office:value="0.103961">
            <text:p>0.1</text:p>
          </table:table-cell>
          <table:table-cell office:value-type="float" office:value="0.089115">
            <text:p>0.09</text:p>
          </table:table-cell>
          <table:table-cell office:value-type="float" office:value="0.128704">
            <text:p>0.13</text:p>
          </table:table-cell>
          <table:table-cell office:value-type="float" office:value="0.038322">
            <text:p>0.04</text:p>
          </table:table-cell>
          <table:table-cell office:value-type="float" office:value="0.042219">
            <text:p>0.04</text:p>
          </table:table-cell>
          <table:table-cell office:value-type="float" office:value="0.034424">
            <text:p>0.03</text:p>
          </table:table-cell>
          <table:table-cell office:value-type="float" office:value="0.030538">
            <text:p>0.03</text:p>
          </table:table-cell>
          <table:table-cell office:value-type="float" office:value="0.040901">
            <text:p>0.04</text:p>
          </table:table-cell>
          <table:table-cell office:value-type="float" office:value="0.028714">
            <text:p>0.03</text:p>
          </table:table-cell>
          <table:table-cell office:value-type="float" office:value="0.026609">
            <text:p>0.03</text:p>
          </table:table-cell>
          <table:table-cell office:value-type="float" office:value="0.03082">
            <text:p>0.03</text:p>
          </table:table-cell>
          <table:table-cell office:value-type="float" office:value="0.035249">
            <text:p>0.04</text:p>
          </table:table-cell>
          <table:table-cell office:value-type="float" office:value="0.023439">
            <text:p>0.02</text:p>
          </table:table-cell>
          <table:table-cell/>
          <table:table-cell office:value-type="float" office:value="0.079489">
            <text:p>0.08</text:p>
          </table:table-cell>
          <table:table-cell office:value-type="float" office:value="0.064382">
            <text:p>0.06</text:p>
          </table:table-cell>
          <table:table-cell office:value-type="float" office:value="0.094597">
            <text:p>0.09</text:p>
          </table:table-cell>
          <table:table-cell office:value-type="float" office:value="0.083253">
            <text:p>0.08</text:p>
          </table:table-cell>
          <table:table-cell office:value-type="float" office:value="0.113505">
            <text:p>0.11</text:p>
          </table:table-cell>
          <table:table-cell office:value-type="float" office:value="0.071586">
            <text:p>0.07</text:p>
          </table:table-cell>
          <table:table-cell office:value-type="float" office:value="0.052946">
            <text:p>0.05</text:p>
          </table:table-cell>
          <table:table-cell office:value-type="float" office:value="0.090227">
            <text:p>0.09</text:p>
          </table:table-cell>
          <table:table-cell office:value-type="float" office:value="0.062311">
            <text:p>0.06</text:p>
          </table:table-cell>
          <table:table-cell office:value-type="float" office:value="0.136753">
            <text:p>0.14</text:p>
          </table:table-cell>
          <table:table-cell office:value-type="float" office:value="0.027746">
            <text:p>0.03</text:p>
          </table:table-cell>
          <table:table-cell office:value-type="float" office:value="0.020348">
            <text:p>0.02</text:p>
          </table:table-cell>
          <table:table-cell office:value-type="float" office:value="0.035145">
            <text:p>0.04</text:p>
          </table:table-cell>
          <table:table-cell office:value-type="float" office:value="0.037728">
            <text:p>0.04</text:p>
          </table:table-cell>
          <table:table-cell office:value-type="float" office:value="0.030839">
            <text:p>0.03</text:p>
          </table:table-cell>
          <table:table-cell table:number-columns-repeated="18"/>
        </table:table-row>
        <table:table-row table:style-name="ro1">
          <table:table-cell office:value-type="float" office:value="0.016286">
            <text:p>0.02</text:p>
          </table:table-cell>
          <table:table-cell office:value-type="float" office:value="0.022538">
            <text:p>0.02</text:p>
          </table:table-cell>
          <table:table-cell office:value-type="float" office:value="0.010033">
            <text:p>0.01</text:p>
          </table:table-cell>
          <table:table-cell office:value-type="float" office:value="0.01148">
            <text:p>0.01</text:p>
          </table:table-cell>
          <table:table-cell office:value-type="float" office:value="0.007622">
            <text:p>0.01</text:p>
          </table:table-cell>
          <table:table-cell office:value-type="float" office:value="0.021104">
            <text:p>0.02</text:p>
          </table:table-cell>
          <table:table-cell office:value-type="float" office:value="0.02903">
            <text:p>0.03</text:p>
          </table:table-cell>
          <table:table-cell office:value-type="float" office:value="0.013178">
            <text:p>0.01</text:p>
          </table:table-cell>
          <table:table-cell office:value-type="float" office:value="0.011509">
            <text:p>0.01</text:p>
          </table:table-cell>
          <table:table-cell office:value-type="float" office:value="0.015959">
            <text:p>0.02</text:p>
          </table:table-cell>
          <table:table-cell office:value-type="float" office:value="0.020056">
            <text:p>0.02</text:p>
          </table:table-cell>
          <table:table-cell office:value-type="float" office:value="0.028198">
            <text:p>0.03</text:p>
          </table:table-cell>
          <table:table-cell office:value-type="float" office:value="0.011914">
            <text:p>0.01</text:p>
          </table:table-cell>
          <table:table-cell office:value-type="float" office:value="0.009469">
            <text:p>0.01</text:p>
          </table:table-cell>
          <table:table-cell office:value-type="float" office:value="0.015988">
            <text:p>0.02</text:p>
          </table:table-cell>
          <table:table-cell/>
          <table:table-cell office:value-type="float" office:value="0.019854">
            <text:p>0.02</text:p>
          </table:table-cell>
          <table:table-cell office:value-type="float" office:value="0.027179">
            <text:p>0.03</text:p>
          </table:table-cell>
          <table:table-cell office:value-type="float" office:value="0.012528">
            <text:p>0.01</text:p>
          </table:table-cell>
          <table:table-cell office:value-type="float" office:value="0.009992">
            <text:p>0.01</text:p>
          </table:table-cell>
          <table:table-cell office:value-type="float" office:value="0.016755">
            <text:p>0.02</text:p>
          </table:table-cell>
          <table:table-cell office:value-type="float" office:value="0.022266">
            <text:p>0.02</text:p>
          </table:table-cell>
          <table:table-cell office:value-type="float" office:value="0.033748">
            <text:p>0.03</text:p>
          </table:table-cell>
          <table:table-cell office:value-type="float" office:value="0.010784">
            <text:p>0.01</text:p>
          </table:table-cell>
          <table:table-cell office:value-type="float" office:value="0.012717">
            <text:p>0.01</text:p>
          </table:table-cell>
          <table:table-cell office:value-type="float" office:value="0.007564">
            <text:p>0.01</text:p>
          </table:table-cell>
          <table:table-cell office:value-type="float" office:value="0.019653">
            <text:p>0.02</text:p>
          </table:table-cell>
          <table:table-cell office:value-type="float" office:value="0.030841">
            <text:p>0.03</text:p>
          </table:table-cell>
          <table:table-cell office:value-type="float" office:value="0.008464">
            <text:p>0.01</text:p>
          </table:table-cell>
          <table:table-cell office:value-type="float" office:value="0.010282">
            <text:p>0.01</text:p>
          </table:table-cell>
          <table:table-cell office:value-type="float" office:value="0.00543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4057">
            <text:p>0.03</text:p>
          </table:table-cell>
          <table:table-cell office:value-type="float" office:value="0.024885">
            <text:p>0.02</text:p>
          </table:table-cell>
          <table:table-cell office:value-type="float" office:value="0.043229">
            <text:p>0.04</text:p>
          </table:table-cell>
          <table:table-cell office:value-type="float" office:value="0.049088">
            <text:p>0.05</text:p>
          </table:table-cell>
          <table:table-cell office:value-type="float" office:value="0.033464">
            <text:p>0.03</text:p>
          </table:table-cell>
          <table:table-cell office:value-type="float" office:value="0.020711">
            <text:p>0.02</text:p>
          </table:table-cell>
          <table:table-cell office:value-type="float" office:value="0.025733">
            <text:p>0.03</text:p>
          </table:table-cell>
          <table:table-cell office:value-type="float" office:value="0.015689">
            <text:p>0.02</text:p>
          </table:table-cell>
          <table:table-cell office:value-type="float" office:value="0.016872">
            <text:p>0.02</text:p>
          </table:table-cell>
          <table:table-cell office:value-type="float" office:value="0.013718">
            <text:p>0.01</text:p>
          </table:table-cell>
          <table:table-cell office:value-type="float" office:value="0.01637">
            <text:p>0.02</text:p>
          </table:table-cell>
          <table:table-cell office:value-type="float" office:value="0.019735">
            <text:p>0.02</text:p>
          </table:table-cell>
          <table:table-cell office:value-type="float" office:value="0.013006">
            <text:p>0.01</text:p>
          </table:table-cell>
          <table:table-cell office:value-type="float" office:value="0.015207">
            <text:p>0.02</text:p>
          </table:table-cell>
          <table:table-cell office:value-type="float" office:value="0.009337">
            <text:p>0.01</text:p>
          </table:table-cell>
          <table:table-cell/>
          <table:table-cell office:value-type="float" office:value="0.048795">
            <text:p>0.05</text:p>
          </table:table-cell>
          <table:table-cell office:value-type="float" office:value="0.027821">
            <text:p>0.03</text:p>
          </table:table-cell>
          <table:table-cell office:value-type="float" office:value="0.069768">
            <text:p>0.07</text:p>
          </table:table-cell>
          <table:table-cell office:value-type="float" office:value="0.058122">
            <text:p>0.06</text:p>
          </table:table-cell>
          <table:table-cell office:value-type="float" office:value="0.089177">
            <text:p>0.09</text:p>
          </table:table-cell>
          <table:table-cell office:value-type="float" office:value="0.026425">
            <text:p>0.03</text:p>
          </table:table-cell>
          <table:table-cell office:value-type="float" office:value="0.028584">
            <text:p>0.03</text:p>
          </table:table-cell>
          <table:table-cell office:value-type="float" office:value="0.024266">
            <text:p>0.02</text:p>
          </table:table-cell>
          <table:table-cell office:value-type="float" office:value="0.012145">
            <text:p>0.01</text:p>
          </table:table-cell>
          <table:table-cell office:value-type="float" office:value="0.044466">
            <text:p>0.04</text:p>
          </table:table-cell>
          <table:table-cell office:value-type="float" office:value="0.023884">
            <text:p>0.02</text:p>
          </table:table-cell>
          <table:table-cell office:value-type="float" office:value="0.028386">
            <text:p>0.03</text:p>
          </table:table-cell>
          <table:table-cell office:value-type="float" office:value="0.019383">
            <text:p>0.02</text:p>
          </table:table-cell>
          <table:table-cell office:value-type="float" office:value="0.027107">
            <text:p>0.03</text:p>
          </table:table-cell>
          <table:table-cell office:value-type="float" office:value="0.00650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236">
            <text:p>0.03</text:p>
          </table:table-cell>
          <table:table-cell office:value-type="float" office:value="0.023025">
            <text:p>0.02</text:p>
          </table:table-cell>
          <table:table-cell office:value-type="float" office:value="0.041695">
            <text:p>0.04</text:p>
          </table:table-cell>
          <table:table-cell office:value-type="float" office:value="0.048043">
            <text:p>0.05</text:p>
          </table:table-cell>
          <table:table-cell office:value-type="float" office:value="0.031116">
            <text:p>0.03</text:p>
          </table:table-cell>
          <table:table-cell office:value-type="float" office:value="0.022687">
            <text:p>0.02</text:p>
          </table:table-cell>
          <table:table-cell office:value-type="float" office:value="0.024114">
            <text:p>0.02</text:p>
          </table:table-cell>
          <table:table-cell office:value-type="float" office:value="0.02126">
            <text:p>0.02</text:p>
          </table:table-cell>
          <table:table-cell office:value-type="float" office:value="0.022199">
            <text:p>0.02</text:p>
          </table:table-cell>
          <table:table-cell office:value-type="float" office:value="0.019697">
            <text:p>0.02</text:p>
          </table:table-cell>
          <table:table-cell office:value-type="float" office:value="0.019839">
            <text:p>0.02</text:p>
          </table:table-cell>
          <table:table-cell office:value-type="float" office:value="0.020488">
            <text:p>0.02</text:p>
          </table:table-cell>
          <table:table-cell office:value-type="float" office:value="0.01919">
            <text:p>0.02</text:p>
          </table:table-cell>
          <table:table-cell office:value-type="float" office:value="0.019487">
            <text:p>0.02</text:p>
          </table:table-cell>
          <table:table-cell office:value-type="float" office:value="0.018695">
            <text:p>0.02</text:p>
          </table:table-cell>
          <table:table-cell/>
          <table:table-cell office:value-type="float" office:value="0.056392">
            <text:p>0.06</text:p>
          </table:table-cell>
          <table:table-cell office:value-type="float" office:value="0.030749">
            <text:p>0.03</text:p>
          </table:table-cell>
          <table:table-cell office:value-type="float" office:value="0.082035">
            <text:p>0.08</text:p>
          </table:table-cell>
          <table:table-cell office:value-type="float" office:value="0.06631">
            <text:p>0.07</text:p>
          </table:table-cell>
          <table:table-cell office:value-type="float" office:value="0.108245">
            <text:p>0.11</text:p>
          </table:table-cell>
          <table:table-cell office:value-type="float" office:value="0.032237">
            <text:p>0.03</text:p>
          </table:table-cell>
          <table:table-cell office:value-type="float" office:value="0.028588">
            <text:p>0.03</text:p>
          </table:table-cell>
          <table:table-cell office:value-type="float" office:value="0.035886">
            <text:p>0.04</text:p>
          </table:table-cell>
          <table:table-cell office:value-type="float" office:value="0.019977">
            <text:p>0.02</text:p>
          </table:table-cell>
          <table:table-cell office:value-type="float" office:value="0.062401">
            <text:p>0.06</text:p>
          </table:table-cell>
          <table:table-cell office:value-type="float" office:value="0.029211">
            <text:p>0.03</text:p>
          </table:table-cell>
          <table:table-cell office:value-type="float" office:value="0.031383">
            <text:p>0.03</text:p>
          </table:table-cell>
          <table:table-cell office:value-type="float" office:value="0.027039">
            <text:p>0.03</text:p>
          </table:table-cell>
          <table:table-cell office:value-type="float" office:value="0.039362">
            <text:p>0.04</text:p>
          </table:table-cell>
          <table:table-cell office:value-type="float" office:value="0.006501">
            <text:p>0.01</text:p>
          </table:table-cell>
          <table:table-cell/>
          <table:table-cell>
            <draw:frame table:end-cell-address="Testing.AN88" table:end-x="2.248cm" table:end-y="0.375cm" draw:z-index="9" draw:style-name="gr1" svg:width="18.054cm" svg:height="9.822cm" svg:x="0.001cm" svg:y="0cm">
              <draw:object draw:notify-on-update-of-ranges="Testing.D4:Testing.D4 Testing.D5:Testing.D204 Testing.T4:Testing.T4 Testing.T5:Testing.T20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table:end-cell-address="Testing.AV88" table:end-x="2.248cm" table:end-y="0.375cm" draw:z-index="10" draw:style-name="gr1" svg:width="18.054cm" svg:height="9.822cm" svg:x="0.001cm" svg:y="0cm">
              <draw:object draw:notify-on-update-of-ranges="Testing.I4:Testing.I4 Testing.I5:Testing.I204 Testing.Y4:Testing.Y4 Testing.Y5:Testing.Y20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7"/>
          <table:table-cell>
            <draw:frame table:end-cell-address="Testing.BD88" table:end-x="2.248cm" table:end-y="0.375cm" draw:z-index="11" draw:style-name="gr1" svg:width="18.054cm" svg:height="9.822cm" svg:x="0.001cm" svg:y="0cm">
              <draw:object draw:notify-on-update-of-ranges="Testing.N4:Testing.N4 Testing.N5:Testing.N204 Testing.AD4:Testing.AD4 Testing.AD5:Testing.AD20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</table:table-row>
        <table:table-row table:style-name="ro1">
          <table:table-cell office:value-type="float" office:value="0.024891">
            <text:p>0.02</text:p>
          </table:table-cell>
          <table:table-cell office:value-type="float" office:value="0.023167">
            <text:p>0.02</text:p>
          </table:table-cell>
          <table:table-cell office:value-type="float" office:value="0.026616">
            <text:p>0.03</text:p>
          </table:table-cell>
          <table:table-cell office:value-type="float" office:value="0.033098">
            <text:p>0.03</text:p>
          </table:table-cell>
          <table:table-cell office:value-type="float" office:value="0.015813">
            <text:p>0.02</text:p>
          </table:table-cell>
          <table:table-cell office:value-type="float" office:value="0.024455">
            <text:p>0.02</text:p>
          </table:table-cell>
          <table:table-cell office:value-type="float" office:value="0.0242">
            <text:p>0.02</text:p>
          </table:table-cell>
          <table:table-cell office:value-type="float" office:value="0.024711">
            <text:p>0.02</text:p>
          </table:table-cell>
          <table:table-cell office:value-type="float" office:value="0.025289">
            <text:p>0.03</text:p>
          </table:table-cell>
          <table:table-cell office:value-type="float" office:value="0.023746">
            <text:p>0.02</text:p>
          </table:table-cell>
          <table:table-cell office:value-type="float" office:value="0.023373">
            <text:p>0.02</text:p>
          </table:table-cell>
          <table:table-cell office:value-type="float" office:value="0.023275">
            <text:p>0.02</text:p>
          </table:table-cell>
          <table:table-cell office:value-type="float" office:value="0.023471">
            <text:p>0.02</text:p>
          </table:table-cell>
          <table:table-cell office:value-type="float" office:value="0.02168">
            <text:p>0.02</text:p>
          </table:table-cell>
          <table:table-cell office:value-type="float" office:value="0.026455">
            <text:p>0.03</text:p>
          </table:table-cell>
          <table:table-cell/>
          <table:table-cell office:value-type="float" office:value="0.055426">
            <text:p>0.06</text:p>
          </table:table-cell>
          <table:table-cell office:value-type="float" office:value="0.031526">
            <text:p>0.03</text:p>
          </table:table-cell>
          <table:table-cell office:value-type="float" office:value="0.079327">
            <text:p>0.08</text:p>
          </table:table-cell>
          <table:table-cell office:value-type="float" office:value="0.059532">
            <text:p>0.06</text:p>
          </table:table-cell>
          <table:table-cell office:value-type="float" office:value="0.112317">
            <text:p>0.11</text:p>
          </table:table-cell>
          <table:table-cell office:value-type="float" office:value="0.038055">
            <text:p>0.04</text:p>
          </table:table-cell>
          <table:table-cell office:value-type="float" office:value="0.029224">
            <text:p>0.03</text:p>
          </table:table-cell>
          <table:table-cell office:value-type="float" office:value="0.046887">
            <text:p>0.05</text:p>
          </table:table-cell>
          <table:table-cell office:value-type="float" office:value="0.028274">
            <text:p>0.03</text:p>
          </table:table-cell>
          <table:table-cell office:value-type="float" office:value="0.077908">
            <text:p>0.08</text:p>
          </table:table-cell>
          <table:table-cell office:value-type="float" office:value="0.033427">
            <text:p>0.03</text:p>
          </table:table-cell>
          <table:table-cell office:value-type="float" office:value="0.034599">
            <text:p>0.03</text:p>
          </table:table-cell>
          <table:table-cell office:value-type="float" office:value="0.032256">
            <text:p>0.03</text:p>
          </table:table-cell>
          <table:table-cell office:value-type="float" office:value="0.048688">
            <text:p>0.05</text:p>
          </table:table-cell>
          <table:table-cell office:value-type="float" office:value="0.004869">
            <text:p>0</text:p>
          </table:table-cell>
          <table:table-cell table:number-columns-repeated="18"/>
        </table:table-row>
        <table:table-row table:style-name="ro1">
          <table:table-cell office:value-type="float" office:value="0.020684">
            <text:p>0.02</text:p>
          </table:table-cell>
          <table:table-cell office:value-type="float" office:value="0.023285">
            <text:p>0.02</text:p>
          </table:table-cell>
          <table:table-cell office:value-type="float" office:value="0.018082">
            <text:p>0.02</text:p>
          </table:table-cell>
          <table:table-cell office:value-type="float" office:value="0.022236">
            <text:p>0.02</text:p>
          </table:table-cell>
          <table:table-cell office:value-type="float" office:value="0.011158">
            <text:p>0.01</text:p>
          </table:table-cell>
          <table:table-cell office:value-type="float" office:value="0.026685">
            <text:p>0.03</text:p>
          </table:table-cell>
          <table:table-cell office:value-type="float" office:value="0.025709">
            <text:p>0.03</text:p>
          </table:table-cell>
          <table:table-cell office:value-type="float" office:value="0.02766">
            <text:p>0.03</text:p>
          </table:table-cell>
          <table:table-cell office:value-type="float" office:value="0.029021">
            <text:p>0.03</text:p>
          </table:table-cell>
          <table:table-cell office:value-type="float" office:value="0.025392">
            <text:p>0.03</text:p>
          </table:table-cell>
          <table:table-cell office:value-type="float" office:value="0.02885">
            <text:p>0.03</text:p>
          </table:table-cell>
          <table:table-cell office:value-type="float" office:value="0.027875">
            <text:p>0.03</text:p>
          </table:table-cell>
          <table:table-cell office:value-type="float" office:value="0.029824">
            <text:p>0.03</text:p>
          </table:table-cell>
          <table:table-cell office:value-type="float" office:value="0.026946">
            <text:p>0.03</text:p>
          </table:table-cell>
          <table:table-cell office:value-type="float" office:value="0.034621">
            <text:p>0.03</text:p>
          </table:table-cell>
          <table:table-cell/>
          <table:table-cell office:value-type="float" office:value="0.052363">
            <text:p>0.05</text:p>
          </table:table-cell>
          <table:table-cell office:value-type="float" office:value="0.031722">
            <text:p>0.03</text:p>
          </table:table-cell>
          <table:table-cell office:value-type="float" office:value="0.073005">
            <text:p>0.07</text:p>
          </table:table-cell>
          <table:table-cell office:value-type="float" office:value="0.048867">
            <text:p>0.05</text:p>
          </table:table-cell>
          <table:table-cell office:value-type="float" office:value="0.113234">
            <text:p>0.11</text:p>
          </table:table-cell>
          <table:table-cell office:value-type="float" office:value="0.042826">
            <text:p>0.04</text:p>
          </table:table-cell>
          <table:table-cell office:value-type="float" office:value="0.029836">
            <text:p>0.03</text:p>
          </table:table-cell>
          <table:table-cell office:value-type="float" office:value="0.055817">
            <text:p>0.06</text:p>
          </table:table-cell>
          <table:table-cell office:value-type="float" office:value="0.034682">
            <text:p>0.03</text:p>
          </table:table-cell>
          <table:table-cell office:value-type="float" office:value="0.09104">
            <text:p>0.09</text:p>
          </table:table-cell>
          <table:table-cell office:value-type="float" office:value="0.038387">
            <text:p>0.04</text:p>
          </table:table-cell>
          <table:table-cell office:value-type="float" office:value="0.039348">
            <text:p>0.04</text:p>
          </table:table-cell>
          <table:table-cell office:value-type="float" office:value="0.037427">
            <text:p>0.04</text:p>
          </table:table-cell>
          <table:table-cell office:value-type="float" office:value="0.057543">
            <text:p>0.06</text:p>
          </table:table-cell>
          <table:table-cell office:value-type="float" office:value="0.003901">
            <text:p>0</text:p>
          </table:table-cell>
          <table:table-cell table:number-columns-repeated="18"/>
        </table:table-row>
        <table:table-row table:style-name="ro1">
          <table:table-cell office:value-type="float" office:value="0.02073">
            <text:p>0.02</text:p>
          </table:table-cell>
          <table:table-cell office:value-type="float" office:value="0.02334">
            <text:p>0.02</text:p>
          </table:table-cell>
          <table:table-cell office:value-type="float" office:value="0.018119">
            <text:p>0.02</text:p>
          </table:table-cell>
          <table:table-cell office:value-type="float" office:value="0.016329">
            <text:p>0.02</text:p>
          </table:table-cell>
          <table:table-cell office:value-type="float" office:value="0.021103">
            <text:p>0.02</text:p>
          </table:table-cell>
          <table:table-cell office:value-type="float" office:value="0.029081">
            <text:p>0.03</text:p>
          </table:table-cell>
          <table:table-cell office:value-type="float" office:value="0.028176">
            <text:p>0.03</text:p>
          </table:table-cell>
          <table:table-cell office:value-type="float" office:value="0.029986">
            <text:p>0.03</text:p>
          </table:table-cell>
          <table:table-cell office:value-type="float" office:value="0.033109">
            <text:p>0.03</text:p>
          </table:table-cell>
          <table:table-cell office:value-type="float" office:value="0.024782">
            <text:p>0.02</text:p>
          </table:table-cell>
          <table:table-cell office:value-type="float" office:value="0.035492">
            <text:p>0.04</text:p>
          </table:table-cell>
          <table:table-cell office:value-type="float" office:value="0.033968">
            <text:p>0.03</text:p>
          </table:table-cell>
          <table:table-cell office:value-type="float" office:value="0.037015">
            <text:p>0.04</text:p>
          </table:table-cell>
          <table:table-cell office:value-type="float" office:value="0.03323">
            <text:p>0.03</text:p>
          </table:table-cell>
          <table:table-cell office:value-type="float" office:value="0.043324">
            <text:p>0.04</text:p>
          </table:table-cell>
          <table:table-cell/>
          <table:table-cell office:value-type="float" office:value="0.051608">
            <text:p>0.05</text:p>
          </table:table-cell>
          <table:table-cell office:value-type="float" office:value="0.031769">
            <text:p>0.03</text:p>
          </table:table-cell>
          <table:table-cell office:value-type="float" office:value="0.071448">
            <text:p>0.07</text:p>
          </table:table-cell>
          <table:table-cell office:value-type="float" office:value="0.046252">
            <text:p>0.05</text:p>
          </table:table-cell>
          <table:table-cell office:value-type="float" office:value="0.113443">
            <text:p>0.11</text:p>
          </table:table-cell>
          <table:table-cell office:value-type="float" office:value="0.046869">
            <text:p>0.05</text:p>
          </table:table-cell>
          <table:table-cell office:value-type="float" office:value="0.030423">
            <text:p>0.03</text:p>
          </table:table-cell>
          <table:table-cell office:value-type="float" office:value="0.063315">
            <text:p>0.06</text:p>
          </table:table-cell>
          <table:table-cell office:value-type="float" office:value="0.039816">
            <text:p>0.04</text:p>
          </table:table-cell>
          <table:table-cell office:value-type="float" office:value="0.10248">
            <text:p>0.1</text:p>
          </table:table-cell>
          <table:table-cell office:value-type="float" office:value="0.043232">
            <text:p>0.04</text:p>
          </table:table-cell>
          <table:table-cell office:value-type="float" office:value="0.043571">
            <text:p>0.04</text:p>
          </table:table-cell>
          <table:table-cell office:value-type="float" office:value="0.042892">
            <text:p>0.04</text:p>
          </table:table-cell>
          <table:table-cell office:value-type="float" office:value="0.06487">
            <text:p>0.06</text:p>
          </table:table-cell>
          <table:table-cell office:value-type="float" office:value="0.00626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692">
            <text:p>0.03</text:p>
          </table:table-cell>
          <table:table-cell office:value-type="float" office:value="0.023354">
            <text:p>0.02</text:p>
          </table:table-cell>
          <table:table-cell office:value-type="float" office:value="0.030486">
            <text:p>0.03</text:p>
          </table:table-cell>
          <table:table-cell office:value-type="float" office:value="0.024745">
            <text:p>0.02</text:p>
          </table:table-cell>
          <table:table-cell office:value-type="float" office:value="0.040053">
            <text:p>0.04</text:p>
          </table:table-cell>
          <table:table-cell office:value-type="float" office:value="0.030705">
            <text:p>0.03</text:p>
          </table:table-cell>
          <table:table-cell office:value-type="float" office:value="0.03105">
            <text:p>0.03</text:p>
          </table:table-cell>
          <table:table-cell office:value-type="float" office:value="0.030359">
            <text:p>0.03</text:p>
          </table:table-cell>
          <table:table-cell office:value-type="float" office:value="0.035578">
            <text:p>0.04</text:p>
          </table:table-cell>
          <table:table-cell office:value-type="float" office:value="0.02166">
            <text:p>0.02</text:p>
          </table:table-cell>
          <table:table-cell office:value-type="float" office:value="0.042198">
            <text:p>0.04</text:p>
          </table:table-cell>
          <table:table-cell office:value-type="float" office:value="0.04065">
            <text:p>0.04</text:p>
          </table:table-cell>
          <table:table-cell office:value-type="float" office:value="0.043746">
            <text:p>0.04</text:p>
          </table:table-cell>
          <table:table-cell office:value-type="float" office:value="0.039509">
            <text:p>0.04</text:p>
          </table:table-cell>
          <table:table-cell office:value-type="float" office:value="0.050807">
            <text:p>0.05</text:p>
          </table:table-cell>
          <table:table-cell/>
          <table:table-cell office:value-type="float" office:value="0.050855">
            <text:p>0.05</text:p>
          </table:table-cell>
          <table:table-cell office:value-type="float" office:value="0.03178">
            <text:p>0.03</text:p>
          </table:table-cell>
          <table:table-cell office:value-type="float" office:value="0.06993">
            <text:p>0.07</text:p>
          </table:table-cell>
          <table:table-cell office:value-type="float" office:value="0.043794">
            <text:p>0.04</text:p>
          </table:table-cell>
          <table:table-cell office:value-type="float" office:value="0.113491">
            <text:p>0.11</text:p>
          </table:table-cell>
          <table:table-cell office:value-type="float" office:value="0.050355">
            <text:p>0.05</text:p>
          </table:table-cell>
          <table:table-cell office:value-type="float" office:value="0.030985">
            <text:p>0.03</text:p>
          </table:table-cell>
          <table:table-cell office:value-type="float" office:value="0.069724">
            <text:p>0.07</text:p>
          </table:table-cell>
          <table:table-cell office:value-type="float" office:value="0.043996">
            <text:p>0.04</text:p>
          </table:table-cell>
          <table:table-cell office:value-type="float" office:value="0.112604">
            <text:p>0.11</text:p>
          </table:table-cell>
          <table:table-cell office:value-type="float" office:value="0.048295">
            <text:p>0.05</text:p>
          </table:table-cell>
          <table:table-cell office:value-type="float" office:value="0.047787">
            <text:p>0.05</text:p>
          </table:table-cell>
          <table:table-cell office:value-type="float" office:value="0.048804">
            <text:p>0.05</text:p>
          </table:table-cell>
          <table:table-cell office:value-type="float" office:value="0.071461">
            <text:p>0.07</text:p>
          </table:table-cell>
          <table:table-cell office:value-type="float" office:value="0.01104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6664">
            <text:p>0.04</text:p>
          </table:table-cell>
          <table:table-cell office:value-type="float" office:value="0.023357">
            <text:p>0.02</text:p>
          </table:table-cell>
          <table:table-cell office:value-type="float" office:value="0.049971">
            <text:p>0.05</text:p>
          </table:table-cell>
          <table:table-cell office:value-type="float" office:value="0.044528">
            <text:p>0.04</text:p>
          </table:table-cell>
          <table:table-cell office:value-type="float" office:value="0.059041">
            <text:p>0.06</text:p>
          </table:table-cell>
          <table:table-cell office:value-type="float" office:value="0.031439">
            <text:p>0.03</text:p>
          </table:table-cell>
          <table:table-cell office:value-type="float" office:value="0.034274">
            <text:p>0.03</text:p>
          </table:table-cell>
          <table:table-cell office:value-type="float" office:value="0.028604">
            <text:p>0.03</text:p>
          </table:table-cell>
          <table:table-cell office:value-type="float" office:value="0.036321">
            <text:p>0.04</text:p>
          </table:table-cell>
          <table:table-cell office:value-type="float" office:value="0.015743">
            <text:p>0.02</text:p>
          </table:table-cell>
          <table:table-cell office:value-type="float" office:value="0.048287">
            <text:p>0.05</text:p>
          </table:table-cell>
          <table:table-cell office:value-type="float" office:value="0.048405">
            <text:p>0.05</text:p>
          </table:table-cell>
          <table:table-cell office:value-type="float" office:value="0.048169">
            <text:p>0.05</text:p>
          </table:table-cell>
          <table:table-cell office:value-type="float" office:value="0.044721">
            <text:p>0.04</text:p>
          </table:table-cell>
          <table:table-cell office:value-type="float" office:value="0.053915">
            <text:p>0.05</text:p>
          </table:table-cell>
          <table:table-cell/>
          <table:table-cell office:value-type="float" office:value="0.050696">
            <text:p>0.05</text:p>
          </table:table-cell>
          <table:table-cell office:value-type="float" office:value="0.031782">
            <text:p>0.03</text:p>
          </table:table-cell>
          <table:table-cell office:value-type="float" office:value="0.06961">
            <text:p>0.07</text:p>
          </table:table-cell>
          <table:table-cell office:value-type="float" office:value="0.043274">
            <text:p>0.04</text:p>
          </table:table-cell>
          <table:table-cell office:value-type="float" office:value="0.113502">
            <text:p>0.11</text:p>
          </table:table-cell>
          <table:table-cell office:value-type="float" office:value="0.053766">
            <text:p>0.05</text:p>
          </table:table-cell>
          <table:table-cell office:value-type="float" office:value="0.031519">
            <text:p>0.03</text:p>
          </table:table-cell>
          <table:table-cell office:value-type="float" office:value="0.076012">
            <text:p>0.08</text:p>
          </table:table-cell>
          <table:table-cell office:value-type="float" office:value="0.048646">
            <text:p>0.05</text:p>
          </table:table-cell>
          <table:table-cell office:value-type="float" office:value="0.121622">
            <text:p>0.12</text:p>
          </table:table-cell>
          <table:table-cell office:value-type="float" office:value="0.053689">
            <text:p>0.05</text:p>
          </table:table-cell>
          <table:table-cell office:value-type="float" office:value="0.052046">
            <text:p>0.05</text:p>
          </table:table-cell>
          <table:table-cell office:value-type="float" office:value="0.055331">
            <text:p>0.06</text:p>
          </table:table-cell>
          <table:table-cell office:value-type="float" office:value="0.078432">
            <text:p>0.08</text:p>
          </table:table-cell>
          <table:table-cell office:value-type="float" office:value="0.016829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6412">
            <text:p>0.05</text:p>
          </table:table-cell>
          <table:table-cell office:value-type="float" office:value="0.023358">
            <text:p>0.02</text:p>
          </table:table-cell>
          <table:table-cell office:value-type="float" office:value="0.069467">
            <text:p>0.07</text:p>
          </table:table-cell>
          <table:table-cell office:value-type="float" office:value="0.064324">
            <text:p>0.06</text:p>
          </table:table-cell>
          <table:table-cell office:value-type="float" office:value="0.078038">
            <text:p>0.08</text:p>
          </table:table-cell>
          <table:table-cell office:value-type="float" office:value="0.031302">
            <text:p>0.03</text:p>
          </table:table-cell>
          <table:table-cell office:value-type="float" office:value="0.036978">
            <text:p>0.04</text:p>
          </table:table-cell>
          <table:table-cell office:value-type="float" office:value="0.025627">
            <text:p>0.03</text:p>
          </table:table-cell>
          <table:table-cell office:value-type="float" office:value="0.036821">
            <text:p>0.04</text:p>
          </table:table-cell>
          <table:table-cell office:value-type="float" office:value="0.00697">
            <text:p>0.01</text:p>
          </table:table-cell>
          <table:table-cell office:value-type="float" office:value="0.052147">
            <text:p>0.05</text:p>
          </table:table-cell>
          <table:table-cell office:value-type="float" office:value="0.055684">
            <text:p>0.06</text:p>
          </table:table-cell>
          <table:table-cell office:value-type="float" office:value="0.048609">
            <text:p>0.05</text:p>
          </table:table-cell>
          <table:table-cell office:value-type="float" office:value="0.047654">
            <text:p>0.05</text:p>
          </table:table-cell>
          <table:table-cell office:value-type="float" office:value="0.0502">
            <text:p>0.05</text:p>
          </table:table-cell>
          <table:table-cell/>
          <table:table-cell office:value-type="float" office:value="0.052898">
            <text:p>0.05</text:p>
          </table:table-cell>
          <table:table-cell office:value-type="float" office:value="0.031783">
            <text:p>0.03</text:p>
          </table:table-cell>
          <table:table-cell office:value-type="float" office:value="0.074013">
            <text:p>0.07</text:p>
          </table:table-cell>
          <table:table-cell office:value-type="float" office:value="0.050318">
            <text:p>0.05</text:p>
          </table:table-cell>
          <table:table-cell office:value-type="float" office:value="0.113505">
            <text:p>0.11</text:p>
          </table:table-cell>
          <table:table-cell office:value-type="float" office:value="0.05723">
            <text:p>0.06</text:p>
          </table:table-cell>
          <table:table-cell office:value-type="float" office:value="0.032022">
            <text:p>0.03</text:p>
          </table:table-cell>
          <table:table-cell office:value-type="float" office:value="0.082438">
            <text:p>0.08</text:p>
          </table:table-cell>
          <table:table-cell office:value-type="float" office:value="0.054111">
            <text:p>0.05</text:p>
          </table:table-cell>
          <table:table-cell office:value-type="float" office:value="0.129649">
            <text:p>0.13</text:p>
          </table:table-cell>
          <table:table-cell office:value-type="float" office:value="0.058815">
            <text:p>0.06</text:p>
          </table:table-cell>
          <table:table-cell office:value-type="float" office:value="0.055941">
            <text:p>0.06</text:p>
          </table:table-cell>
          <table:table-cell office:value-type="float" office:value="0.061689">
            <text:p>0.06</text:p>
          </table:table-cell>
          <table:table-cell office:value-type="float" office:value="0.084603">
            <text:p>0.08</text:p>
          </table:table-cell>
          <table:table-cell office:value-type="float" office:value="0.023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6162">
            <text:p>0.06</text:p>
          </table:table-cell>
          <table:table-cell office:value-type="float" office:value="0.023358">
            <text:p>0.02</text:p>
          </table:table-cell>
          <table:table-cell office:value-type="float" office:value="0.088966">
            <text:p>0.09</text:p>
          </table:table-cell>
          <table:table-cell office:value-type="float" office:value="0.084123">
            <text:p>0.08</text:p>
          </table:table-cell>
          <table:table-cell office:value-type="float" office:value="0.097038">
            <text:p>0.1</text:p>
          </table:table-cell>
          <table:table-cell office:value-type="float" office:value="0.032943">
            <text:p>0.03</text:p>
          </table:table-cell>
          <table:table-cell office:value-type="float" office:value="0.039128">
            <text:p>0.04</text:p>
          </table:table-cell>
          <table:table-cell office:value-type="float" office:value="0.026758">
            <text:p>0.03</text:p>
          </table:table-cell>
          <table:table-cell office:value-type="float" office:value="0.038706">
            <text:p>0.04</text:p>
          </table:table-cell>
          <table:table-cell office:value-type="float" office:value="0.006845">
            <text:p>0.01</text:p>
          </table:table-cell>
          <table:table-cell office:value-type="float" office:value="0.053151">
            <text:p>0.05</text:p>
          </table:table-cell>
          <table:table-cell office:value-type="float" office:value="0.061555">
            <text:p>0.06</text:p>
          </table:table-cell>
          <table:table-cell office:value-type="float" office:value="0.044748">
            <text:p>0.04</text:p>
          </table:table-cell>
          <table:table-cell office:value-type="float" office:value="0.047702">
            <text:p>0.05</text:p>
          </table:table-cell>
          <table:table-cell office:value-type="float" office:value="0.039825">
            <text:p>0.04</text:p>
          </table:table-cell>
          <table:table-cell/>
          <table:table-cell office:value-type="float" office:value="0.058028">
            <text:p>0.06</text:p>
          </table:table-cell>
          <table:table-cell office:value-type="float" office:value="0.031783">
            <text:p>0.03</text:p>
          </table:table-cell>
          <table:table-cell office:value-type="float" office:value="0.084273">
            <text:p>0.08</text:p>
          </table:table-cell>
          <table:table-cell office:value-type="float" office:value="0.066734">
            <text:p>0.07</text:p>
          </table:table-cell>
          <table:table-cell office:value-type="float" office:value="0.113505">
            <text:p>0.11</text:p>
          </table:table-cell>
          <table:table-cell office:value-type="float" office:value="0.060404">
            <text:p>0.06</text:p>
          </table:table-cell>
          <table:table-cell office:value-type="float" office:value="0.03249">
            <text:p>0.03</text:p>
          </table:table-cell>
          <table:table-cell office:value-type="float" office:value="0.088318">
            <text:p>0.09</text:p>
          </table:table-cell>
          <table:table-cell office:value-type="float" office:value="0.059256">
            <text:p>0.06</text:p>
          </table:table-cell>
          <table:table-cell office:value-type="float" office:value="0.136753">
            <text:p>0.14</text:p>
          </table:table-cell>
          <table:table-cell office:value-type="float" office:value="0.063745">
            <text:p>0.06</text:p>
          </table:table-cell>
          <table:table-cell office:value-type="float" office:value="0.05963">
            <text:p>0.06</text:p>
          </table:table-cell>
          <table:table-cell office:value-type="float" office:value="0.06786">
            <text:p>0.07</text:p>
          </table:table-cell>
          <table:table-cell office:value-type="float" office:value="0.090072">
            <text:p>0.09</text:p>
          </table:table-cell>
          <table:table-cell office:value-type="float" office:value="0.030839">
            <text:p>0.03</text:p>
          </table:table-cell>
          <table:table-cell table:number-columns-repeated="18"/>
        </table:table-row>
        <table:table-row table:style-name="ro1">
          <table:table-cell office:value-type="float" office:value="0.017584">
            <text:p>0.02</text:p>
          </table:table-cell>
          <table:table-cell office:value-type="float" office:value="0.024893">
            <text:p>0.02</text:p>
          </table:table-cell>
          <table:table-cell office:value-type="float" office:value="0.010276">
            <text:p>0.01</text:p>
          </table:table-cell>
          <table:table-cell office:value-type="float" office:value="0.01278">
            <text:p>0.01</text:p>
          </table:table-cell>
          <table:table-cell office:value-type="float" office:value="0.006103">
            <text:p>0.01</text:p>
          </table:table-cell>
          <table:table-cell office:value-type="float" office:value="0.021317">
            <text:p>0.02</text:p>
          </table:table-cell>
          <table:table-cell office:value-type="float" office:value="0.029106">
            <text:p>0.03</text:p>
          </table:table-cell>
          <table:table-cell office:value-type="float" office:value="0.013528">
            <text:p>0.01</text:p>
          </table:table-cell>
          <table:table-cell office:value-type="float" office:value="0.013769">
            <text:p>0.01</text:p>
          </table:table-cell>
          <table:table-cell office:value-type="float" office:value="0.013125">
            <text:p>0.01</text:p>
          </table:table-cell>
          <table:table-cell office:value-type="float" office:value="0.02236">
            <text:p>0.02</text:p>
          </table:table-cell>
          <table:table-cell office:value-type="float" office:value="0.032057">
            <text:p>0.03</text:p>
          </table:table-cell>
          <table:table-cell office:value-type="float" office:value="0.012664">
            <text:p>0.01</text:p>
          </table:table-cell>
          <table:table-cell office:value-type="float" office:value="0.012369">
            <text:p>0.01</text:p>
          </table:table-cell>
          <table:table-cell office:value-type="float" office:value="0.013155">
            <text:p>0.01</text:p>
          </table:table-cell>
          <table:table-cell/>
          <table:table-cell office:value-type="float" office:value="0.019704">
            <text:p>0.02</text:p>
          </table:table-cell>
          <table:table-cell office:value-type="float" office:value="0.027101">
            <text:p>0.03</text:p>
          </table:table-cell>
          <table:table-cell office:value-type="float" office:value="0.012307">
            <text:p>0.01</text:p>
          </table:table-cell>
          <table:table-cell office:value-type="float" office:value="0.009638">
            <text:p>0.01</text:p>
          </table:table-cell>
          <table:table-cell office:value-type="float" office:value="0.016755">
            <text:p>0.02</text:p>
          </table:table-cell>
          <table:table-cell office:value-type="float" office:value="0.015662">
            <text:p>0.02</text:p>
          </table:table-cell>
          <table:table-cell office:value-type="float" office:value="0.021141">
            <text:p>0.02</text:p>
          </table:table-cell>
          <table:table-cell office:value-type="float" office:value="0.010184">
            <text:p>0.01</text:p>
          </table:table-cell>
          <table:table-cell office:value-type="float" office:value="0.011756">
            <text:p>0.01</text:p>
          </table:table-cell>
          <table:table-cell office:value-type="float" office:value="0.007564">
            <text:p>0.01</text:p>
          </table:table-cell>
          <table:table-cell office:value-type="float" office:value="0.014534">
            <text:p>0.01</text:p>
          </table:table-cell>
          <table:table-cell office:value-type="float" office:value="0.023492">
            <text:p>0.02</text:p>
          </table:table-cell>
          <table:table-cell office:value-type="float" office:value="0.005577">
            <text:p>0.01</text:p>
          </table:table-cell>
          <table:table-cell office:value-type="float" office:value="0.005662">
            <text:p>0.01</text:p>
          </table:table-cell>
          <table:table-cell office:value-type="float" office:value="0.00543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3934">
            <text:p>0.03</text:p>
          </table:table-cell>
          <table:table-cell office:value-type="float" office:value="0.025139">
            <text:p>0.03</text:p>
          </table:table-cell>
          <table:table-cell office:value-type="float" office:value="0.042729">
            <text:p>0.04</text:p>
          </table:table-cell>
          <table:table-cell office:value-type="float" office:value="0.044888">
            <text:p>0.04</text:p>
          </table:table-cell>
          <table:table-cell office:value-type="float" office:value="0.03913">
            <text:p>0.04</text:p>
          </table:table-cell>
          <table:table-cell office:value-type="float" office:value="0.022682">
            <text:p>0.02</text:p>
          </table:table-cell>
          <table:table-cell office:value-type="float" office:value="0.030874">
            <text:p>0.03</text:p>
          </table:table-cell>
          <table:table-cell office:value-type="float" office:value="0.014489">
            <text:p>0.01</text:p>
          </table:table-cell>
          <table:table-cell office:value-type="float" office:value="0.011072">
            <text:p>0.01</text:p>
          </table:table-cell>
          <table:table-cell office:value-type="float" office:value="0.020185">
            <text:p>0.02</text:p>
          </table:table-cell>
          <table:table-cell office:value-type="float" office:value="0.02012">
            <text:p>0.02</text:p>
          </table:table-cell>
          <table:table-cell office:value-type="float" office:value="0.027735">
            <text:p>0.03</text:p>
          </table:table-cell>
          <table:table-cell office:value-type="float" office:value="0.012506">
            <text:p>0.01</text:p>
          </table:table-cell>
          <table:table-cell office:value-type="float" office:value="0.011007">
            <text:p>0.01</text:p>
          </table:table-cell>
          <table:table-cell office:value-type="float" office:value="0.015004">
            <text:p>0.02</text:p>
          </table:table-cell>
          <table:table-cell/>
          <table:table-cell office:value-type="float" office:value="0.050712">
            <text:p>0.05</text:p>
          </table:table-cell>
          <table:table-cell office:value-type="float" office:value="0.032873">
            <text:p>0.03</text:p>
          </table:table-cell>
          <table:table-cell office:value-type="float" office:value="0.068551">
            <text:p>0.07</text:p>
          </table:table-cell>
          <table:table-cell office:value-type="float" office:value="0.056175">
            <text:p>0.06</text:p>
          </table:table-cell>
          <table:table-cell office:value-type="float" office:value="0.089177">
            <text:p>0.09</text:p>
          </table:table-cell>
          <table:table-cell office:value-type="float" office:value="0.028675">
            <text:p>0.03</text:p>
          </table:table-cell>
          <table:table-cell office:value-type="float" office:value="0.027937">
            <text:p>0.03</text:p>
          </table:table-cell>
          <table:table-cell office:value-type="float" office:value="0.029414">
            <text:p>0.03</text:p>
          </table:table-cell>
          <table:table-cell office:value-type="float" office:value="0.020382">
            <text:p>0.02</text:p>
          </table:table-cell>
          <table:table-cell office:value-type="float" office:value="0.044466">
            <text:p>0.04</text:p>
          </table:table-cell>
          <table:table-cell office:value-type="float" office:value="0.021168">
            <text:p>0.02</text:p>
          </table:table-cell>
          <table:table-cell office:value-type="float" office:value="0.023578">
            <text:p>0.02</text:p>
          </table:table-cell>
          <table:table-cell office:value-type="float" office:value="0.018758">
            <text:p>0.02</text:p>
          </table:table-cell>
          <table:table-cell office:value-type="float" office:value="0.026107">
            <text:p>0.03</text:p>
          </table:table-cell>
          <table:table-cell office:value-type="float" office:value="0.00650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1911">
            <text:p>0.03</text:p>
          </table:table-cell>
          <table:table-cell office:value-type="float" office:value="0.022877">
            <text:p>0.02</text:p>
          </table:table-cell>
          <table:table-cell office:value-type="float" office:value="0.040945">
            <text:p>0.04</text:p>
          </table:table-cell>
          <table:table-cell office:value-type="float" office:value="0.041743">
            <text:p>0.04</text:p>
          </table:table-cell>
          <table:table-cell office:value-type="float" office:value="0.039616">
            <text:p>0.04</text:p>
          </table:table-cell>
          <table:table-cell office:value-type="float" office:value="0.024337">
            <text:p>0.02</text:p>
          </table:table-cell>
          <table:table-cell office:value-type="float" office:value="0.028164">
            <text:p>0.03</text:p>
          </table:table-cell>
          <table:table-cell office:value-type="float" office:value="0.02051">
            <text:p>0.02</text:p>
          </table:table-cell>
          <table:table-cell office:value-type="float" office:value="0.015899">
            <text:p>0.02</text:p>
          </table:table-cell>
          <table:table-cell office:value-type="float" office:value="0.028197">
            <text:p>0.03</text:p>
          </table:table-cell>
          <table:table-cell office:value-type="float" office:value="0.022401">
            <text:p>0.02</text:p>
          </table:table-cell>
          <table:table-cell office:value-type="float" office:value="0.026362">
            <text:p>0.03</text:p>
          </table:table-cell>
          <table:table-cell office:value-type="float" office:value="0.01844">
            <text:p>0.02</text:p>
          </table:table-cell>
          <table:table-cell office:value-type="float" office:value="0.013187">
            <text:p>0.01</text:p>
          </table:table-cell>
          <table:table-cell office:value-type="float" office:value="0.027195">
            <text:p>0.03</text:p>
          </table:table-cell>
          <table:table-cell/>
          <table:table-cell office:value-type="float" office:value="0.053547">
            <text:p>0.05</text:p>
          </table:table-cell>
          <table:table-cell office:value-type="float" office:value="0.030159">
            <text:p>0.03</text:p>
          </table:table-cell>
          <table:table-cell office:value-type="float" office:value="0.076935">
            <text:p>0.08</text:p>
          </table:table-cell>
          <table:table-cell office:value-type="float" office:value="0.058149">
            <text:p>0.06</text:p>
          </table:table-cell>
          <table:table-cell office:value-type="float" office:value="0.108245">
            <text:p>0.11</text:p>
          </table:table-cell>
          <table:table-cell office:value-type="float" office:value="0.032006">
            <text:p>0.03</text:p>
          </table:table-cell>
          <table:table-cell office:value-type="float" office:value="0.027212">
            <text:p>0.03</text:p>
          </table:table-cell>
          <table:table-cell office:value-type="float" office:value="0.0368">
            <text:p>0.04</text:p>
          </table:table-cell>
          <table:table-cell office:value-type="float" office:value="0.021439">
            <text:p>0.02</text:p>
          </table:table-cell>
          <table:table-cell office:value-type="float" office:value="0.062401">
            <text:p>0.06</text:p>
          </table:table-cell>
          <table:table-cell office:value-type="float" office:value="0.022648">
            <text:p>0.02</text:p>
          </table:table-cell>
          <table:table-cell office:value-type="float" office:value="0.022103">
            <text:p>0.02</text:p>
          </table:table-cell>
          <table:table-cell office:value-type="float" office:value="0.023193">
            <text:p>0.02</text:p>
          </table:table-cell>
          <table:table-cell office:value-type="float" office:value="0.033208">
            <text:p>0.03</text:p>
          </table:table-cell>
          <table:table-cell office:value-type="float" office:value="0.00650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4091">
            <text:p>0.02</text:p>
          </table:table-cell>
          <table:table-cell office:value-type="float" office:value="0.022566">
            <text:p>0.02</text:p>
          </table:table-cell>
          <table:table-cell office:value-type="float" office:value="0.025616">
            <text:p>0.03</text:p>
          </table:table-cell>
          <table:table-cell office:value-type="float" office:value="0.024698">
            <text:p>0.02</text:p>
          </table:table-cell>
          <table:table-cell office:value-type="float" office:value="0.027146">
            <text:p>0.03</text:p>
          </table:table-cell>
          <table:table-cell office:value-type="float" office:value="0.025874">
            <text:p>0.03</text:p>
          </table:table-cell>
          <table:table-cell office:value-type="float" office:value="0.026696">
            <text:p>0.03</text:p>
          </table:table-cell>
          <table:table-cell office:value-type="float" office:value="0.025052">
            <text:p>0.03</text:p>
          </table:table-cell>
          <table:table-cell office:value-type="float" office:value="0.019036">
            <text:p>0.02</text:p>
          </table:table-cell>
          <table:table-cell office:value-type="float" office:value="0.03508">
            <text:p>0.04</text:p>
          </table:table-cell>
          <table:table-cell office:value-type="float" office:value="0.025217">
            <text:p>0.03</text:p>
          </table:table-cell>
          <table:table-cell office:value-type="float" office:value="0.024716">
            <text:p>0.02</text:p>
          </table:table-cell>
          <table:table-cell office:value-type="float" office:value="0.025719">
            <text:p>0.03</text:p>
          </table:table-cell>
          <table:table-cell office:value-type="float" office:value="0.018477">
            <text:p>0.02</text:p>
          </table:table-cell>
          <table:table-cell office:value-type="float" office:value="0.037789">
            <text:p>0.04</text:p>
          </table:table-cell>
          <table:table-cell/>
          <table:table-cell office:value-type="float" office:value="0.050167">
            <text:p>0.05</text:p>
          </table:table-cell>
          <table:table-cell office:value-type="float" office:value="0.029258">
            <text:p>0.03</text:p>
          </table:table-cell>
          <table:table-cell office:value-type="float" office:value="0.071077">
            <text:p>0.07</text:p>
          </table:table-cell>
          <table:table-cell office:value-type="float" office:value="0.046332">
            <text:p>0.05</text:p>
          </table:table-cell>
          <table:table-cell office:value-type="float" office:value="0.112317">
            <text:p>0.11</text:p>
          </table:table-cell>
          <table:table-cell office:value-type="float" office:value="0.03528">
            <text:p>0.04</text:p>
          </table:table-cell>
          <table:table-cell office:value-type="float" office:value="0.025984">
            <text:p>0.03</text:p>
          </table:table-cell>
          <table:table-cell office:value-type="float" office:value="0.044576">
            <text:p>0.04</text:p>
          </table:table-cell>
          <table:table-cell office:value-type="float" office:value="0.024577">
            <text:p>0.02</text:p>
          </table:table-cell>
          <table:table-cell office:value-type="float" office:value="0.077908">
            <text:p>0.08</text:p>
          </table:table-cell>
          <table:table-cell office:value-type="float" office:value="0.0227">
            <text:p>0.02</text:p>
          </table:table-cell>
          <table:table-cell office:value-type="float" office:value="0.022373">
            <text:p>0.02</text:p>
          </table:table-cell>
          <table:table-cell office:value-type="float" office:value="0.023028">
            <text:p>0.02</text:p>
          </table:table-cell>
          <table:table-cell office:value-type="float" office:value="0.033923">
            <text:p>0.03</text:p>
          </table:table-cell>
          <table:table-cell office:value-type="float" office:value="0.004869">
            <text:p>0</text:p>
          </table:table-cell>
          <table:table-cell table:number-columns-repeated="18"/>
        </table:table-row>
        <table:table-row table:style-name="ro1">
          <table:table-cell office:value-type="float" office:value="0.016908">
            <text:p>0.02</text:p>
          </table:table-cell>
          <table:table-cell office:value-type="float" office:value="0.022485">
            <text:p>0.02</text:p>
          </table:table-cell>
          <table:table-cell office:value-type="float" office:value="0.011331">
            <text:p>0.01</text:p>
          </table:table-cell>
          <table:table-cell office:value-type="float" office:value="0.011017">
            <text:p>0.01</text:p>
          </table:table-cell>
          <table:table-cell office:value-type="float" office:value="0.011855">
            <text:p>0.01</text:p>
          </table:table-cell>
          <table:table-cell office:value-type="float" office:value="0.028194">
            <text:p>0.03</text:p>
          </table:table-cell>
          <table:table-cell office:value-type="float" office:value="0.027263">
            <text:p>0.03</text:p>
          </table:table-cell>
          <table:table-cell office:value-type="float" office:value="0.029124">
            <text:p>0.03</text:p>
          </table:table-cell>
          <table:table-cell office:value-type="float" office:value="0.022864">
            <text:p>0.02</text:p>
          </table:table-cell>
          <table:table-cell office:value-type="float" office:value="0.039559">
            <text:p>0.04</text:p>
          </table:table-cell>
          <table:table-cell office:value-type="float" office:value="0.030114">
            <text:p>0.03</text:p>
          </table:table-cell>
          <table:table-cell office:value-type="float" office:value="0.026497">
            <text:p>0.03</text:p>
          </table:table-cell>
          <table:table-cell office:value-type="float" office:value="0.033731">
            <text:p>0.03</text:p>
          </table:table-cell>
          <table:table-cell office:value-type="float" office:value="0.024697">
            <text:p>0.02</text:p>
          </table:table-cell>
          <table:table-cell office:value-type="float" office:value="0.048787">
            <text:p>0.05</text:p>
          </table:table-cell>
          <table:table-cell/>
          <table:table-cell office:value-type="float" office:value="0.048583">
            <text:p>0.05</text:p>
          </table:table-cell>
          <table:table-cell office:value-type="float" office:value="0.029012">
            <text:p>0.03</text:p>
          </table:table-cell>
          <table:table-cell office:value-type="float" office:value="0.068154">
            <text:p>0.07</text:p>
          </table:table-cell>
          <table:table-cell office:value-type="float" office:value="0.041105">
            <text:p>0.04</text:p>
          </table:table-cell>
          <table:table-cell office:value-type="float" office:value="0.113234">
            <text:p>0.11</text:p>
          </table:table-cell>
          <table:table-cell office:value-type="float" office:value="0.038167">
            <text:p>0.04</text:p>
          </table:table-cell>
          <table:table-cell office:value-type="float" office:value="0.02561">
            <text:p>0.03</text:p>
          </table:table-cell>
          <table:table-cell office:value-type="float" office:value="0.050725">
            <text:p>0.05</text:p>
          </table:table-cell>
          <table:table-cell office:value-type="float" office:value="0.026535">
            <text:p>0.03</text:p>
          </table:table-cell>
          <table:table-cell office:value-type="float" office:value="0.09104">
            <text:p>0.09</text:p>
          </table:table-cell>
          <table:table-cell office:value-type="float" office:value="0.025221">
            <text:p>0.03</text:p>
          </table:table-cell>
          <table:table-cell office:value-type="float" office:value="0.025741">
            <text:p>0.03</text:p>
          </table:table-cell>
          <table:table-cell office:value-type="float" office:value="0.024701">
            <text:p>0.02</text:p>
          </table:table-cell>
          <table:table-cell office:value-type="float" office:value="0.037182">
            <text:p>0.04</text:p>
          </table:table-cell>
          <table:table-cell office:value-type="float" office:value="0.003901">
            <text:p>0</text:p>
          </table:table-cell>
          <table:table-cell table:number-columns-repeated="18"/>
        </table:table-row>
        <table:table-row table:style-name="ro1">
          <table:table-cell office:value-type="float" office:value="0.021099">
            <text:p>0.02</text:p>
          </table:table-cell>
          <table:table-cell office:value-type="float" office:value="0.022465">
            <text:p>0.02</text:p>
          </table:table-cell>
          <table:table-cell office:value-type="float" office:value="0.019732">
            <text:p>0.02</text:p>
          </table:table-cell>
          <table:table-cell office:value-type="float" office:value="0.023863">
            <text:p>0.02</text:p>
          </table:table-cell>
          <table:table-cell office:value-type="float" office:value="0.012848">
            <text:p>0.01</text:p>
          </table:table-cell>
          <table:table-cell office:value-type="float" office:value="0.031368">
            <text:p>0.03</text:p>
          </table:table-cell>
          <table:table-cell office:value-type="float" office:value="0.030548">
            <text:p>0.03</text:p>
          </table:table-cell>
          <table:table-cell office:value-type="float" office:value="0.032187">
            <text:p>0.03</text:p>
          </table:table-cell>
          <table:table-cell office:value-type="float" office:value="0.026429">
            <text:p>0.03</text:p>
          </table:table-cell>
          <table:table-cell office:value-type="float" office:value="0.041782">
            <text:p>0.04</text:p>
          </table:table-cell>
          <table:table-cell office:value-type="float" office:value="0.036407">
            <text:p>0.04</text:p>
          </table:table-cell>
          <table:table-cell office:value-type="float" office:value="0.030684">
            <text:p>0.03</text:p>
          </table:table-cell>
          <table:table-cell office:value-type="float" office:value="0.042129">
            <text:p>0.04</text:p>
          </table:table-cell>
          <table:table-cell office:value-type="float" office:value="0.031212">
            <text:p>0.03</text:p>
          </table:table-cell>
          <table:table-cell office:value-type="float" office:value="0.060324">
            <text:p>0.06</text:p>
          </table:table-cell>
          <table:table-cell/>
          <table:table-cell office:value-type="float" office:value="0.047323">
            <text:p>0.05</text:p>
          </table:table-cell>
          <table:table-cell office:value-type="float" office:value="0.028951">
            <text:p>0.03</text:p>
          </table:table-cell>
          <table:table-cell office:value-type="float" office:value="0.065695">
            <text:p>0.07</text:p>
          </table:table-cell>
          <table:table-cell office:value-type="float" office:value="0.037047">
            <text:p>0.04</text:p>
          </table:table-cell>
          <table:table-cell office:value-type="float" office:value="0.113443">
            <text:p>0.11</text:p>
          </table:table-cell>
          <table:table-cell office:value-type="float" office:value="0.041366">
            <text:p>0.04</text:p>
          </table:table-cell>
          <table:table-cell office:value-type="float" office:value="0.025463">
            <text:p>0.03</text:p>
          </table:table-cell>
          <table:table-cell office:value-type="float" office:value="0.05727">
            <text:p>0.06</text:p>
          </table:table-cell>
          <table:table-cell office:value-type="float" office:value="0.030144">
            <text:p>0.03</text:p>
          </table:table-cell>
          <table:table-cell office:value-type="float" office:value="0.10248">
            <text:p>0.1</text:p>
          </table:table-cell>
          <table:table-cell office:value-type="float" office:value="0.028087">
            <text:p>0.03</text:p>
          </table:table-cell>
          <table:table-cell office:value-type="float" office:value="0.029401">
            <text:p>0.03</text:p>
          </table:table-cell>
          <table:table-cell office:value-type="float" office:value="0.026774">
            <text:p>0.03</text:p>
          </table:table-cell>
          <table:table-cell office:value-type="float" office:value="0.039081">
            <text:p>0.04</text:p>
          </table:table-cell>
          <table:table-cell office:value-type="float" office:value="0.00626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7706">
            <text:p>0.03</text:p>
          </table:table-cell>
          <table:table-cell office:value-type="float" office:value="0.022461">
            <text:p>0.02</text:p>
          </table:table-cell>
          <table:table-cell office:value-type="float" office:value="0.032952">
            <text:p>0.03</text:p>
          </table:table-cell>
          <table:table-cell office:value-type="float" office:value="0.039525">
            <text:p>0.04</text:p>
          </table:table-cell>
          <table:table-cell office:value-type="float" office:value="0.021997">
            <text:p>0.02</text:p>
          </table:table-cell>
          <table:table-cell office:value-type="float" office:value="0.033993">
            <text:p>0.03</text:p>
          </table:table-cell>
          <table:table-cell office:value-type="float" office:value="0.033645">
            <text:p>0.03</text:p>
          </table:table-cell>
          <table:table-cell office:value-type="float" office:value="0.03434">
            <text:p>0.03</text:p>
          </table:table-cell>
          <table:table-cell office:value-type="float" office:value="0.030048">
            <text:p>0.03</text:p>
          </table:table-cell>
          <table:table-cell office:value-type="float" office:value="0.041494">
            <text:p>0.04</text:p>
          </table:table-cell>
          <table:table-cell office:value-type="float" office:value="0.042736">
            <text:p>0.04</text:p>
          </table:table-cell>
          <table:table-cell office:value-type="float" office:value="0.03552">
            <text:p>0.04</text:p>
          </table:table-cell>
          <table:table-cell office:value-type="float" office:value="0.049952">
            <text:p>0.05</text:p>
          </table:table-cell>
          <table:table-cell office:value-type="float" office:value="0.037539">
            <text:p>0.04</text:p>
          </table:table-cell>
          <table:table-cell office:value-type="float" office:value="0.07064">
            <text:p>0.07</text:p>
          </table:table-cell>
          <table:table-cell/>
          <table:table-cell office:value-type="float" office:value="0.047078">
            <text:p>0.05</text:p>
          </table:table-cell>
          <table:table-cell office:value-type="float" office:value="0.028937">
            <text:p>0.03</text:p>
          </table:table-cell>
          <table:table-cell office:value-type="float" office:value="0.065219">
            <text:p>0.07</text:p>
          </table:table-cell>
          <table:table-cell office:value-type="float" office:value="0.036256">
            <text:p>0.04</text:p>
          </table:table-cell>
          <table:table-cell office:value-type="float" office:value="0.113491">
            <text:p>0.11</text:p>
          </table:table-cell>
          <table:table-cell office:value-type="float" office:value="0.044239">
            <text:p>0.04</text:p>
          </table:table-cell>
          <table:table-cell office:value-type="float" office:value="0.025303">
            <text:p>0.03</text:p>
          </table:table-cell>
          <table:table-cell office:value-type="float" office:value="0.063175">
            <text:p>0.06</text:p>
          </table:table-cell>
          <table:table-cell office:value-type="float" office:value="0.033517">
            <text:p>0.03</text:p>
          </table:table-cell>
          <table:table-cell office:value-type="float" office:value="0.112604">
            <text:p>0.11</text:p>
          </table:table-cell>
          <table:table-cell office:value-type="float" office:value="0.030899">
            <text:p>0.03</text:p>
          </table:table-cell>
          <table:table-cell office:value-type="float" office:value="0.032881">
            <text:p>0.03</text:p>
          </table:table-cell>
          <table:table-cell office:value-type="float" office:value="0.028916">
            <text:p>0.03</text:p>
          </table:table-cell>
          <table:table-cell office:value-type="float" office:value="0.039641">
            <text:p>0.04</text:p>
          </table:table-cell>
          <table:table-cell office:value-type="float" office:value="0.01104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7215">
            <text:p>0.04</text:p>
          </table:table-cell>
          <table:table-cell office:value-type="float" office:value="0.022459">
            <text:p>0.02</text:p>
          </table:table-cell>
          <table:table-cell office:value-type="float" office:value="0.051971">
            <text:p>0.05</text:p>
          </table:table-cell>
          <table:table-cell office:value-type="float" office:value="0.061328">
            <text:p>0.06</text:p>
          </table:table-cell>
          <table:table-cell office:value-type="float" office:value="0.036375">
            <text:p>0.04</text:p>
          </table:table-cell>
          <table:table-cell office:value-type="float" office:value="0.037518">
            <text:p>0.04</text:p>
          </table:table-cell>
          <table:table-cell office:value-type="float" office:value="0.036461">
            <text:p>0.04</text:p>
          </table:table-cell>
          <table:table-cell office:value-type="float" office:value="0.038576">
            <text:p>0.04</text:p>
          </table:table-cell>
          <table:table-cell office:value-type="float" office:value="0.038676">
            <text:p>0.04</text:p>
          </table:table-cell>
          <table:table-cell office:value-type="float" office:value="0.038409">
            <text:p>0.04</text:p>
          </table:table-cell>
          <table:table-cell office:value-type="float" office:value="0.048181">
            <text:p>0.05</text:p>
          </table:table-cell>
          <table:table-cell office:value-type="float" office:value="0.041103">
            <text:p>0.04</text:p>
          </table:table-cell>
          <table:table-cell office:value-type="float" office:value="0.055258">
            <text:p>0.06</text:p>
          </table:table-cell>
          <table:table-cell office:value-type="float" office:value="0.042464">
            <text:p>0.04</text:p>
          </table:table-cell>
          <table:table-cell office:value-type="float" office:value="0.076582">
            <text:p>0.08</text:p>
          </table:table-cell>
          <table:table-cell/>
          <table:table-cell office:value-type="float" office:value="0.048741">
            <text:p>0.05</text:p>
          </table:table-cell>
          <table:table-cell office:value-type="float" office:value="0.028933">
            <text:p>0.03</text:p>
          </table:table-cell>
          <table:table-cell office:value-type="float" office:value="0.068549">
            <text:p>0.07</text:p>
          </table:table-cell>
          <table:table-cell office:value-type="float" office:value="0.041578">
            <text:p>0.04</text:p>
          </table:table-cell>
          <table:table-cell office:value-type="float" office:value="0.113502">
            <text:p>0.11</text:p>
          </table:table-cell>
          <table:table-cell office:value-type="float" office:value="0.047644">
            <text:p>0.05</text:p>
          </table:table-cell>
          <table:table-cell office:value-type="float" office:value="0.025134">
            <text:p>0.03</text:p>
          </table:table-cell>
          <table:table-cell office:value-type="float" office:value="0.070154">
            <text:p>0.07</text:p>
          </table:table-cell>
          <table:table-cell office:value-type="float" office:value="0.039274">
            <text:p>0.04</text:p>
          </table:table-cell>
          <table:table-cell office:value-type="float" office:value="0.121622">
            <text:p>0.12</text:p>
          </table:table-cell>
          <table:table-cell office:value-type="float" office:value="0.033448">
            <text:p>0.03</text:p>
          </table:table-cell>
          <table:table-cell office:value-type="float" office:value="0.03619">
            <text:p>0.04</text:p>
          </table:table-cell>
          <table:table-cell office:value-type="float" office:value="0.030707">
            <text:p>0.03</text:p>
          </table:table-cell>
          <table:table-cell office:value-type="float" office:value="0.039034">
            <text:p>0.04</text:p>
          </table:table-cell>
          <table:table-cell office:value-type="float" office:value="0.016829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7088">
            <text:p>0.05</text:p>
          </table:table-cell>
          <table:table-cell office:value-type="float" office:value="0.022459">
            <text:p>0.02</text:p>
          </table:table-cell>
          <table:table-cell office:value-type="float" office:value="0.071717">
            <text:p>0.07</text:p>
          </table:table-cell>
          <table:table-cell office:value-type="float" office:value="0.083224">
            <text:p>0.08</text:p>
          </table:table-cell>
          <table:table-cell office:value-type="float" office:value="0.052538">
            <text:p>0.05</text:p>
          </table:table-cell>
          <table:table-cell office:value-type="float" office:value="0.040564">
            <text:p>0.04</text:p>
          </table:table-cell>
          <table:table-cell office:value-type="float" office:value="0.038894">
            <text:p>0.04</text:p>
          </table:table-cell>
          <table:table-cell office:value-type="float" office:value="0.042234">
            <text:p>0.04</text:p>
          </table:table-cell>
          <table:table-cell office:value-type="float" office:value="0.047514">
            <text:p>0.05</text:p>
          </table:table-cell>
          <table:table-cell office:value-type="float" office:value="0.033435">
            <text:p>0.03</text:p>
          </table:table-cell>
          <table:table-cell office:value-type="float" office:value="0.052936">
            <text:p>0.05</text:p>
          </table:table-cell>
          <table:table-cell office:value-type="float" office:value="0.04832">
            <text:p>0.05</text:p>
          </table:table-cell>
          <table:table-cell office:value-type="float" office:value="0.057551">
            <text:p>0.06</text:p>
          </table:table-cell>
          <table:table-cell office:value-type="float" office:value="0.046662">
            <text:p>0.05</text:p>
          </table:table-cell>
          <table:table-cell office:value-type="float" office:value="0.0757">
            <text:p>0.08</text:p>
          </table:table-cell>
          <table:table-cell/>
          <table:table-cell office:value-type="float" office:value="0.053366">
            <text:p>0.05</text:p>
          </table:table-cell>
          <table:table-cell office:value-type="float" office:value="0.028933">
            <text:p>0.03</text:p>
          </table:table-cell>
          <table:table-cell office:value-type="float" office:value="0.077799">
            <text:p>0.08</text:p>
          </table:table-cell>
          <table:table-cell office:value-type="float" office:value="0.056375">
            <text:p>0.06</text:p>
          </table:table-cell>
          <table:table-cell office:value-type="float" office:value="0.113505">
            <text:p>0.11</text:p>
          </table:table-cell>
          <table:table-cell office:value-type="float" office:value="0.052108">
            <text:p>0.05</text:p>
          </table:table-cell>
          <table:table-cell office:value-type="float" office:value="0.024962">
            <text:p>0.02</text:p>
          </table:table-cell>
          <table:table-cell office:value-type="float" office:value="0.079255">
            <text:p>0.08</text:p>
          </table:table-cell>
          <table:table-cell office:value-type="float" office:value="0.049019">
            <text:p>0.05</text:p>
          </table:table-cell>
          <table:table-cell office:value-type="float" office:value="0.129649">
            <text:p>0.13</text:p>
          </table:table-cell>
          <table:table-cell office:value-type="float" office:value="0.036118">
            <text:p>0.04</text:p>
          </table:table-cell>
          <table:table-cell office:value-type="float" office:value="0.040077">
            <text:p>0.04</text:p>
          </table:table-cell>
          <table:table-cell office:value-type="float" office:value="0.03216">
            <text:p>0.03</text:p>
          </table:table-cell>
          <table:table-cell office:value-type="float" office:value="0.037357">
            <text:p>0.04</text:p>
          </table:table-cell>
          <table:table-cell office:value-type="float" office:value="0.023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6963">
            <text:p>0.06</text:p>
          </table:table-cell>
          <table:table-cell office:value-type="float" office:value="0.022459">
            <text:p>0.02</text:p>
          </table:table-cell>
          <table:table-cell office:value-type="float" office:value="0.091466">
            <text:p>0.09</text:p>
          </table:table-cell>
          <table:table-cell office:value-type="float" office:value="0.105123">
            <text:p>0.11</text:p>
          </table:table-cell>
          <table:table-cell office:value-type="float" office:value="0.068704">
            <text:p>0.07</text:p>
          </table:table-cell>
          <table:table-cell office:value-type="float" office:value="0.044209">
            <text:p>0.04</text:p>
          </table:table-cell>
          <table:table-cell office:value-type="float" office:value="0.040882">
            <text:p>0.04</text:p>
          </table:table-cell>
          <table:table-cell office:value-type="float" office:value="0.047536">
            <text:p>0.05</text:p>
          </table:table-cell>
          <table:table-cell office:value-type="float" office:value="0.056598">
            <text:p>0.06</text:p>
          </table:table-cell>
          <table:table-cell office:value-type="float" office:value="0.032433">
            <text:p>0.03</text:p>
          </table:table-cell>
          <table:table-cell office:value-type="float" office:value="0.057407">
            <text:p>0.06</text:p>
          </table:table-cell>
          <table:table-cell office:value-type="float" office:value="0.054249">
            <text:p>0.05</text:p>
          </table:table-cell>
          <table:table-cell office:value-type="float" office:value="0.060565">
            <text:p>0.06</text:p>
          </table:table-cell>
          <table:table-cell office:value-type="float" office:value="0.056009">
            <text:p>0.06</text:p>
          </table:table-cell>
          <table:table-cell office:value-type="float" office:value="0.068158">
            <text:p>0.07</text:p>
          </table:table-cell>
          <table:table-cell/>
          <table:table-cell office:value-type="float" office:value="0.058165">
            <text:p>0.06</text:p>
          </table:table-cell>
          <table:table-cell office:value-type="float" office:value="0.028932">
            <text:p>0.03</text:p>
          </table:table-cell>
          <table:table-cell office:value-type="float" office:value="0.087398">
            <text:p>0.09</text:p>
          </table:table-cell>
          <table:table-cell office:value-type="float" office:value="0.071734">
            <text:p>0.07</text:p>
          </table:table-cell>
          <table:table-cell office:value-type="float" office:value="0.113505">
            <text:p>0.11</text:p>
          </table:table-cell>
          <table:table-cell office:value-type="float" office:value="0.056585">
            <text:p>0.06</text:p>
          </table:table-cell>
          <table:table-cell office:value-type="float" office:value="0.024791">
            <text:p>0.02</text:p>
          </table:table-cell>
          <table:table-cell office:value-type="float" office:value="0.088379">
            <text:p>0.09</text:p>
          </table:table-cell>
          <table:table-cell office:value-type="float" office:value="0.059354">
            <text:p>0.06</text:p>
          </table:table-cell>
          <table:table-cell office:value-type="float" office:value="0.136753">
            <text:p>0.14</text:p>
          </table:table-cell>
          <table:table-cell office:value-type="float" office:value="0.040258">
            <text:p>0.04</text:p>
          </table:table-cell>
          <table:table-cell office:value-type="float" office:value="0.044005">
            <text:p>0.04</text:p>
          </table:table-cell>
          <table:table-cell office:value-type="float" office:value="0.036511">
            <text:p>0.04</text:p>
          </table:table-cell>
          <table:table-cell office:value-type="float" office:value="0.039914">
            <text:p>0.04</text:p>
          </table:table-cell>
          <table:table-cell office:value-type="float" office:value="0.030839">
            <text:p>0.03</text:p>
          </table:table-cell>
          <table:table-cell table:number-columns-repeated="18"/>
        </table:table-row>
        <table:table-row table:style-name="ro1">
          <table:table-cell office:value-type="float" office:value="0.020096">
            <text:p>0.02</text:p>
          </table:table-cell>
          <table:table-cell office:value-type="float" office:value="0.028954">
            <text:p>0.03</text:p>
          </table:table-cell>
          <table:table-cell office:value-type="float" office:value="0.011238">
            <text:p>0.01</text:p>
          </table:table-cell>
          <table:table-cell office:value-type="float" office:value="0.013419">
            <text:p>0.01</text:p>
          </table:table-cell>
          <table:table-cell office:value-type="float" office:value="0.007603">
            <text:p>0.01</text:p>
          </table:table-cell>
          <table:table-cell office:value-type="float" office:value="0.018463">
            <text:p>0.02</text:p>
          </table:table-cell>
          <table:table-cell office:value-type="float" office:value="0.025062">
            <text:p>0.03</text:p>
          </table:table-cell>
          <table:table-cell office:value-type="float" office:value="0.011865">
            <text:p>0.01</text:p>
          </table:table-cell>
          <table:table-cell office:value-type="float" office:value="0.010609">
            <text:p>0.01</text:p>
          </table:table-cell>
          <table:table-cell office:value-type="float" office:value="0.013959">
            <text:p>0.01</text:p>
          </table:table-cell>
          <table:table-cell office:value-type="float" office:value="0.022018">
            <text:p>0.02</text:p>
          </table:table-cell>
          <table:table-cell office:value-type="float" office:value="0.032973">
            <text:p>0.03</text:p>
          </table:table-cell>
          <table:table-cell office:value-type="float" office:value="0.011063">
            <text:p>0.01</text:p>
          </table:table-cell>
          <table:table-cell office:value-type="float" office:value="0.009307">
            <text:p>0.01</text:p>
          </table:table-cell>
          <table:table-cell office:value-type="float" office:value="0.013989">
            <text:p>0.01</text:p>
          </table:table-cell>
          <table:table-cell/>
          <table:table-cell office:value-type="float" office:value="0.028932">
            <text:p>0.03</text:p>
          </table:table-cell>
          <table:table-cell office:value-type="float" office:value="0.044586">
            <text:p>0.04</text:p>
          </table:table-cell>
          <table:table-cell office:value-type="float" office:value="0.013278">
            <text:p>0.01</text:p>
          </table:table-cell>
          <table:table-cell office:value-type="float" office:value="0.011192">
            <text:p>0.01</text:p>
          </table:table-cell>
          <table:table-cell office:value-type="float" office:value="0.016755">
            <text:p>0.02</text:p>
          </table:table-cell>
          <table:table-cell office:value-type="float" office:value="0.025538">
            <text:p>0.03</text:p>
          </table:table-cell>
          <table:table-cell office:value-type="float" office:value="0.040829">
            <text:p>0.04</text:p>
          </table:table-cell>
          <table:table-cell office:value-type="float" office:value="0.010246">
            <text:p>0.01</text:p>
          </table:table-cell>
          <table:table-cell office:value-type="float" office:value="0.011856">
            <text:p>0.01</text:p>
          </table:table-cell>
          <table:table-cell office:value-type="float" office:value="0.007564">
            <text:p>0.01</text:p>
          </table:table-cell>
          <table:table-cell office:value-type="float" office:value="0.029584">
            <text:p>0.03</text:p>
          </table:table-cell>
          <table:table-cell office:value-type="float" office:value="0.052703">
            <text:p>0.05</text:p>
          </table:table-cell>
          <table:table-cell office:value-type="float" office:value="0.006464">
            <text:p>0.01</text:p>
          </table:table-cell>
          <table:table-cell office:value-type="float" office:value="0.007082">
            <text:p>0.01</text:p>
          </table:table-cell>
          <table:table-cell office:value-type="float" office:value="0.00543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7884">
            <text:p>0.04</text:p>
          </table:table-cell>
          <table:table-cell office:value-type="float" office:value="0.029915">
            <text:p>0.03</text:p>
          </table:table-cell>
          <table:table-cell office:value-type="float" office:value="0.045854">
            <text:p>0.05</text:p>
          </table:table-cell>
          <table:table-cell office:value-type="float" office:value="0.050888">
            <text:p>0.05</text:p>
          </table:table-cell>
          <table:table-cell office:value-type="float" office:value="0.037464">
            <text:p>0.04</text:p>
          </table:table-cell>
          <table:table-cell office:value-type="float" office:value="0.016792">
            <text:p>0.02</text:p>
          </table:table-cell>
          <table:table-cell office:value-type="float" office:value="0.013469">
            <text:p>0.01</text:p>
          </table:table-cell>
          <table:table-cell office:value-type="float" office:value="0.020114">
            <text:p>0.02</text:p>
          </table:table-cell>
          <table:table-cell office:value-type="float" office:value="0.019072">
            <text:p>0.02</text:p>
          </table:table-cell>
          <table:table-cell office:value-type="float" office:value="0.021852">
            <text:p>0.02</text:p>
          </table:table-cell>
          <table:table-cell office:value-type="float" office:value="0.017948">
            <text:p>0.02</text:p>
          </table:table-cell>
          <table:table-cell office:value-type="float" office:value="0.020265">
            <text:p>0.02</text:p>
          </table:table-cell>
          <table:table-cell office:value-type="float" office:value="0.015631">
            <text:p>0.02</text:p>
          </table:table-cell>
          <table:table-cell office:value-type="float" office:value="0.017007">
            <text:p>0.02</text:p>
          </table:table-cell>
          <table:table-cell office:value-type="float" office:value="0.013337">
            <text:p>0.01</text:p>
          </table:table-cell>
          <table:table-cell/>
          <table:table-cell office:value-type="float" office:value="0.056945">
            <text:p>0.06</text:p>
          </table:table-cell>
          <table:table-cell office:value-type="float" office:value="0.045464">
            <text:p>0.05</text:p>
          </table:table-cell>
          <table:table-cell office:value-type="float" office:value="0.068426">
            <text:p>0.07</text:p>
          </table:table-cell>
          <table:table-cell office:value-type="float" office:value="0.055975">
            <text:p>0.06</text:p>
          </table:table-cell>
          <table:table-cell office:value-type="float" office:value="0.089177">
            <text:p>0.09</text:p>
          </table:table-cell>
          <table:table-cell office:value-type="float" office:value="0.031157">
            <text:p>0.03</text:p>
          </table:table-cell>
          <table:table-cell office:value-type="float" office:value="0.035025">
            <text:p>0.04</text:p>
          </table:table-cell>
          <table:table-cell office:value-type="float" office:value="0.027289">
            <text:p>0.03</text:p>
          </table:table-cell>
          <table:table-cell office:value-type="float" office:value="0.016982">
            <text:p>0.02</text:p>
          </table:table-cell>
          <table:table-cell office:value-type="float" office:value="0.044466">
            <text:p>0.04</text:p>
          </table:table-cell>
          <table:table-cell office:value-type="float" office:value="0.030341">
            <text:p>0.03</text:p>
          </table:table-cell>
          <table:table-cell office:value-type="float" office:value="0.042048">
            <text:p>0.04</text:p>
          </table:table-cell>
          <table:table-cell office:value-type="float" office:value="0.018633">
            <text:p>0.02</text:p>
          </table:table-cell>
          <table:table-cell office:value-type="float" office:value="0.025907">
            <text:p>0.03</text:p>
          </table:table-cell>
          <table:table-cell office:value-type="float" office:value="0.00650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6848">
            <text:p>0.04</text:p>
          </table:table-cell>
          <table:table-cell office:value-type="float" office:value="0.028064">
            <text:p>0.03</text:p>
          </table:table-cell>
          <table:table-cell office:value-type="float" office:value="0.045633">
            <text:p>0.05</text:p>
          </table:table-cell>
          <table:table-cell office:value-type="float" office:value="0.050743">
            <text:p>0.05</text:p>
          </table:table-cell>
          <table:table-cell office:value-type="float" office:value="0.037116">
            <text:p>0.04</text:p>
          </table:table-cell>
          <table:table-cell office:value-type="float" office:value="0.021543">
            <text:p>0.02</text:p>
          </table:table-cell>
          <table:table-cell office:value-type="float" office:value="0.017887">
            <text:p>0.02</text:p>
          </table:table-cell>
          <table:table-cell office:value-type="float" office:value="0.025198">
            <text:p>0.03</text:p>
          </table:table-cell>
          <table:table-cell office:value-type="float" office:value="0.024899">
            <text:p>0.02</text:p>
          </table:table-cell>
          <table:table-cell office:value-type="float" office:value="0.025697">
            <text:p>0.03</text:p>
          </table:table-cell>
          <table:table-cell office:value-type="float" office:value="0.023505">
            <text:p>0.02</text:p>
          </table:table-cell>
          <table:table-cell office:value-type="float" office:value="0.023883">
            <text:p>0.02</text:p>
          </table:table-cell>
          <table:table-cell office:value-type="float" office:value="0.023128">
            <text:p>0.02</text:p>
          </table:table-cell>
          <table:table-cell office:value-type="float" office:value="0.022187">
            <text:p>0.02</text:p>
          </table:table-cell>
          <table:table-cell office:value-type="float" office:value="0.024695">
            <text:p>0.02</text:p>
          </table:table-cell>
          <table:table-cell/>
          <table:table-cell office:value-type="float" office:value="0.061308">
            <text:p>0.06</text:p>
          </table:table-cell>
          <table:table-cell office:value-type="float" office:value="0.045456">
            <text:p>0.05</text:p>
          </table:table-cell>
          <table:table-cell office:value-type="float" office:value="0.07716">
            <text:p>0.08</text:p>
          </table:table-cell>
          <table:table-cell office:value-type="float" office:value="0.05851">
            <text:p>0.06</text:p>
          </table:table-cell>
          <table:table-cell office:value-type="float" office:value="0.108245">
            <text:p>0.11</text:p>
          </table:table-cell>
          <table:table-cell office:value-type="float" office:value="0.03686">
            <text:p>0.04</text:p>
          </table:table-cell>
          <table:table-cell office:value-type="float" office:value="0.038609">
            <text:p>0.04</text:p>
          </table:table-cell>
          <table:table-cell office:value-type="float" office:value="0.035112">
            <text:p>0.04</text:p>
          </table:table-cell>
          <table:table-cell office:value-type="float" office:value="0.018739">
            <text:p>0.02</text:p>
          </table:table-cell>
          <table:table-cell office:value-type="float" office:value="0.062401">
            <text:p>0.06</text:p>
          </table:table-cell>
          <table:table-cell office:value-type="float" office:value="0.036684">
            <text:p>0.04</text:p>
          </table:table-cell>
          <table:table-cell office:value-type="float" office:value="0.050364">
            <text:p>0.05</text:p>
          </table:table-cell>
          <table:table-cell office:value-type="float" office:value="0.023005">
            <text:p>0.02</text:p>
          </table:table-cell>
          <table:table-cell office:value-type="float" office:value="0.032908">
            <text:p>0.03</text:p>
          </table:table-cell>
          <table:table-cell office:value-type="float" office:value="0.00650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969">
            <text:p>0.03</text:p>
          </table:table-cell>
          <table:table-cell office:value-type="float" office:value="0.027513">
            <text:p>0.03</text:p>
          </table:table-cell>
          <table:table-cell office:value-type="float" office:value="0.031866">
            <text:p>0.03</text:p>
          </table:table-cell>
          <table:table-cell office:value-type="float" office:value="0.036698">
            <text:p>0.04</text:p>
          </table:table-cell>
          <table:table-cell office:value-type="float" office:value="0.023813">
            <text:p>0.02</text:p>
          </table:table-cell>
          <table:table-cell office:value-type="float" office:value="0.026207">
            <text:p>0.03</text:p>
          </table:table-cell>
          <table:table-cell office:value-type="float" office:value="0.022454">
            <text:p>0.02</text:p>
          </table:table-cell>
          <table:table-cell office:value-type="float" office:value="0.029961">
            <text:p>0.03</text:p>
          </table:table-cell>
          <table:table-cell office:value-type="float" office:value="0.028889">
            <text:p>0.03</text:p>
          </table:table-cell>
          <table:table-cell office:value-type="float" office:value="0.031746">
            <text:p>0.03</text:p>
          </table:table-cell>
          <table:table-cell office:value-type="float" office:value="0.027663">
            <text:p>0.03</text:p>
          </table:table-cell>
          <table:table-cell office:value-type="float" office:value="0.027136">
            <text:p>0.03</text:p>
          </table:table-cell>
          <table:table-cell office:value-type="float" office:value="0.028191">
            <text:p>0.03</text:p>
          </table:table-cell>
          <table:table-cell office:value-type="float" office:value="0.024432">
            <text:p>0.02</text:p>
          </table:table-cell>
          <table:table-cell office:value-type="float" office:value="0.034455">
            <text:p>0.03</text:p>
          </table:table-cell>
          <table:table-cell/>
          <table:table-cell office:value-type="float" office:value="0.059139">
            <text:p>0.06</text:p>
          </table:table-cell>
          <table:table-cell office:value-type="float" office:value="0.045452">
            <text:p>0.05</text:p>
          </table:table-cell>
          <table:table-cell office:value-type="float" office:value="0.072827">
            <text:p>0.07</text:p>
          </table:table-cell>
          <table:table-cell office:value-type="float" office:value="0.049132">
            <text:p>0.05</text:p>
          </table:table-cell>
          <table:table-cell office:value-type="float" office:value="0.112317">
            <text:p>0.11</text:p>
          </table:table-cell>
          <table:table-cell office:value-type="float" office:value="0.042062">
            <text:p>0.04</text:p>
          </table:table-cell>
          <table:table-cell office:value-type="float" office:value="0.041799">
            <text:p>0.04</text:p>
          </table:table-cell>
          <table:table-cell office:value-type="float" office:value="0.042326">
            <text:p>0.04</text:p>
          </table:table-cell>
          <table:table-cell office:value-type="float" office:value="0.020977">
            <text:p>0.02</text:p>
          </table:table-cell>
          <table:table-cell office:value-type="float" office:value="0.077908">
            <text:p>0.08</text:p>
          </table:table-cell>
          <table:table-cell office:value-type="float" office:value="0.041033">
            <text:p>0.04</text:p>
          </table:table-cell>
          <table:table-cell office:value-type="float" office:value="0.0574">
            <text:p>0.06</text:p>
          </table:table-cell>
          <table:table-cell office:value-type="float" office:value="0.024666">
            <text:p>0.02</text:p>
          </table:table-cell>
          <table:table-cell office:value-type="float" office:value="0.036545">
            <text:p>0.04</text:p>
          </table:table-cell>
          <table:table-cell office:value-type="float" office:value="0.004869">
            <text:p>0</text:p>
          </table:table-cell>
          <table:table-cell table:number-columns-repeated="18"/>
        </table:table-row>
        <table:table-row table:style-name="ro1">
          <table:table-cell office:value-type="float" office:value="0.021903">
            <text:p>0.02</text:p>
          </table:table-cell>
          <table:table-cell office:value-type="float" office:value="0.027365">
            <text:p>0.03</text:p>
          </table:table-cell>
          <table:table-cell office:value-type="float" office:value="0.016442">
            <text:p>0.02</text:p>
          </table:table-cell>
          <table:table-cell office:value-type="float" office:value="0.019553">
            <text:p>0.02</text:p>
          </table:table-cell>
          <table:table-cell office:value-type="float" office:value="0.011257">
            <text:p>0.01</text:p>
          </table:table-cell>
          <table:table-cell office:value-type="float" office:value="0.029567">
            <text:p>0.03</text:p>
          </table:table-cell>
          <table:table-cell office:value-type="float" office:value="0.02697">
            <text:p>0.03</text:p>
          </table:table-cell>
          <table:table-cell office:value-type="float" office:value="0.032164">
            <text:p>0.03</text:p>
          </table:table-cell>
          <table:table-cell office:value-type="float" office:value="0.030227">
            <text:p>0.03</text:p>
          </table:table-cell>
          <table:table-cell office:value-type="float" office:value="0.035392">
            <text:p>0.04</text:p>
          </table:table-cell>
          <table:table-cell office:value-type="float" office:value="0.032971">
            <text:p>0.03</text:p>
          </table:table-cell>
          <table:table-cell office:value-type="float" office:value="0.032597">
            <text:p>0.03</text:p>
          </table:table-cell>
          <table:table-cell office:value-type="float" office:value="0.033345">
            <text:p>0.03</text:p>
          </table:table-cell>
          <table:table-cell office:value-type="float" office:value="0.026579">
            <text:p>0.03</text:p>
          </table:table-cell>
          <table:table-cell office:value-type="float" office:value="0.044621">
            <text:p>0.04</text:p>
          </table:table-cell>
          <table:table-cell/>
          <table:table-cell office:value-type="float" office:value="0.055397">
            <text:p>0.06</text:p>
          </table:table-cell>
          <table:table-cell office:value-type="float" office:value="0.045452">
            <text:p>0.05</text:p>
          </table:table-cell>
          <table:table-cell office:value-type="float" office:value="0.065341">
            <text:p>0.07</text:p>
          </table:table-cell>
          <table:table-cell office:value-type="float" office:value="0.036605">
            <text:p>0.04</text:p>
          </table:table-cell>
          <table:table-cell office:value-type="float" office:value="0.113234">
            <text:p>0.11</text:p>
          </table:table-cell>
          <table:table-cell office:value-type="float" office:value="0.046185">
            <text:p>0.05</text:p>
          </table:table-cell>
          <table:table-cell office:value-type="float" office:value="0.044529">
            <text:p>0.04</text:p>
          </table:table-cell>
          <table:table-cell office:value-type="float" office:value="0.047841">
            <text:p>0.05</text:p>
          </table:table-cell>
          <table:table-cell office:value-type="float" office:value="0.021922">
            <text:p>0.02</text:p>
          </table:table-cell>
          <table:table-cell office:value-type="float" office:value="0.09104">
            <text:p>0.09</text:p>
          </table:table-cell>
          <table:table-cell office:value-type="float" office:value="0.044533">
            <text:p>0.04</text:p>
          </table:table-cell>
          <table:table-cell office:value-type="float" office:value="0.063521">
            <text:p>0.06</text:p>
          </table:table-cell>
          <table:table-cell office:value-type="float" office:value="0.025546">
            <text:p>0.03</text:p>
          </table:table-cell>
          <table:table-cell office:value-type="float" office:value="0.038533">
            <text:p>0.04</text:p>
          </table:table-cell>
          <table:table-cell office:value-type="float" office:value="0.003901">
            <text:p>0</text:p>
          </table:table-cell>
          <table:table-cell/>
          <table:table-cell>
            <draw:frame table:end-cell-address="Testing.AN110" table:end-x="2.247cm" table:end-y="0.376cm" draw:z-index="12" draw:style-name="gr1" svg:width="18.054cm" svg:height="9.822cm" svg:x="0cm" svg:y="0.001cm">
              <draw:object draw:notify-on-update-of-ranges="Testing.E4:Testing.E4 Testing.E5:Testing.E204 Testing.U4:Testing.U4 Testing.U5:Testing.U20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7"/>
          <table:table-cell>
            <draw:frame table:end-cell-address="Testing.AV110" table:end-x="2.247cm" table:end-y="0.376cm" draw:z-index="13" draw:style-name="gr1" svg:width="18.054cm" svg:height="9.822cm" svg:x="0cm" svg:y="0.001cm">
              <draw:object draw:notify-on-update-of-ranges="Testing.J4:Testing.J4 Testing.J5:Testing.J204 Testing.Z4:Testing.Z4 Testing.Z5:Testing.Z20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table:end-cell-address="Testing.BD110" table:end-x="2.247cm" table:end-y="0.376cm" draw:z-index="14" draw:style-name="gr1" svg:width="18.054cm" svg:height="9.822cm" svg:x="0cm" svg:y="0.001cm">
              <draw:object draw:notify-on-update-of-ranges="Testing.O4:Testing.O4 Testing.O5:Testing.O204 Testing.AE4:Testing.AE4 Testing.AE5:Testing.AE204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0.023422">
            <text:p>0.02</text:p>
          </table:table-cell>
          <table:table-cell office:value-type="float" office:value="0.027327">
            <text:p>0.03</text:p>
          </table:table-cell>
          <table:table-cell office:value-type="float" office:value="0.019517">
            <text:p>0.02</text:p>
          </table:table-cell>
          <table:table-cell office:value-type="float" office:value="0.018118">
            <text:p>0.02</text:p>
          </table:table-cell>
          <table:table-cell office:value-type="float" office:value="0.021848">
            <text:p>0.02</text:p>
          </table:table-cell>
          <table:table-cell office:value-type="float" office:value="0.031706">
            <text:p>0.03</text:p>
          </table:table-cell>
          <table:table-cell office:value-type="float" office:value="0.031158">
            <text:p>0.03</text:p>
          </table:table-cell>
          <table:table-cell office:value-type="float" office:value="0.032254">
            <text:p>0.03</text:p>
          </table:table-cell>
          <table:table-cell office:value-type="float" office:value="0.029537">
            <text:p>0.03</text:p>
          </table:table-cell>
          <table:table-cell office:value-type="float" office:value="0.036782">
            <text:p>0.04</text:p>
          </table:table-cell>
          <table:table-cell office:value-type="float" office:value="0.039738">
            <text:p>0.04</text:p>
          </table:table-cell>
          <table:table-cell office:value-type="float" office:value="0.038579">
            <text:p>0.04</text:p>
          </table:table-cell>
          <table:table-cell office:value-type="float" office:value="0.040896">
            <text:p>0.04</text:p>
          </table:table-cell>
          <table:table-cell office:value-type="float" office:value="0.032239">
            <text:p>0.03</text:p>
          </table:table-cell>
          <table:table-cell office:value-type="float" office:value="0.055324">
            <text:p>0.06</text:p>
          </table:table-cell>
          <table:table-cell/>
          <table:table-cell office:value-type="float" office:value="0.053886">
            <text:p>0.05</text:p>
          </table:table-cell>
          <table:table-cell office:value-type="float" office:value="0.045453">
            <text:p>0.05</text:p>
          </table:table-cell>
          <table:table-cell office:value-type="float" office:value="0.06232">
            <text:p>0.06</text:p>
          </table:table-cell>
          <table:table-cell office:value-type="float" office:value="0.031647">
            <text:p>0.03</text:p>
          </table:table-cell>
          <table:table-cell office:value-type="float" office:value="0.113443">
            <text:p>0.11</text:p>
          </table:table-cell>
          <table:table-cell office:value-type="float" office:value="0.049691">
            <text:p>0.05</text:p>
          </table:table-cell>
          <table:table-cell office:value-type="float" office:value="0.046942">
            <text:p>0.05</text:p>
          </table:table-cell>
          <table:table-cell office:value-type="float" office:value="0.05244">
            <text:p>0.05</text:p>
          </table:table-cell>
          <table:table-cell office:value-type="float" office:value="0.022417">
            <text:p>0.02</text:p>
          </table:table-cell>
          <table:table-cell office:value-type="float" office:value="0.10248">
            <text:p>0.1</text:p>
          </table:table-cell>
          <table:table-cell office:value-type="float" office:value="0.047754">
            <text:p>0.05</text:p>
          </table:table-cell>
          <table:table-cell office:value-type="float" office:value="0.069059">
            <text:p>0.07</text:p>
          </table:table-cell>
          <table:table-cell office:value-type="float" office:value="0.026448">
            <text:p>0.03</text:p>
          </table:table-cell>
          <table:table-cell office:value-type="float" office:value="0.03856">
            <text:p>0.04</text:p>
          </table:table-cell>
          <table:table-cell office:value-type="float" office:value="0.00626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7758">
            <text:p>0.03</text:p>
          </table:table-cell>
          <table:table-cell office:value-type="float" office:value="0.027318">
            <text:p>0.03</text:p>
          </table:table-cell>
          <table:table-cell office:value-type="float" office:value="0.028197">
            <text:p>0.03</text:p>
          </table:table-cell>
          <table:table-cell office:value-type="float" office:value="0.025618">
            <text:p>0.03</text:p>
          </table:table-cell>
          <table:table-cell office:value-type="float" office:value="0.032497">
            <text:p>0.03</text:p>
          </table:table-cell>
          <table:table-cell office:value-type="float" office:value="0.034926">
            <text:p>0.03</text:p>
          </table:table-cell>
          <table:table-cell office:value-type="float" office:value="0.035282">
            <text:p>0.04</text:p>
          </table:table-cell>
          <table:table-cell office:value-type="float" office:value="0.034569">
            <text:p>0.03</text:p>
          </table:table-cell>
          <table:table-cell office:value-type="float" office:value="0.032054">
            <text:p>0.03</text:p>
          </table:table-cell>
          <table:table-cell office:value-type="float" office:value="0.038761">
            <text:p>0.04</text:p>
          </table:table-cell>
          <table:table-cell office:value-type="float" office:value="0.047069">
            <text:p>0.05</text:p>
          </table:table-cell>
          <table:table-cell office:value-type="float" office:value="0.045895">
            <text:p>0.05</text:p>
          </table:table-cell>
          <table:table-cell office:value-type="float" office:value="0.048242">
            <text:p>0.05</text:p>
          </table:table-cell>
          <table:table-cell office:value-type="float" office:value="0.038304">
            <text:p>0.04</text:p>
          </table:table-cell>
          <table:table-cell office:value-type="float" office:value="0.064807">
            <text:p>0.06</text:p>
          </table:table-cell>
          <table:table-cell/>
          <table:table-cell office:value-type="float" office:value="0.052364">
            <text:p>0.05</text:p>
          </table:table-cell>
          <table:table-cell office:value-type="float" office:value="0.045453">
            <text:p>0.05</text:p>
          </table:table-cell>
          <table:table-cell office:value-type="float" office:value="0.059276">
            <text:p>0.06</text:p>
          </table:table-cell>
          <table:table-cell office:value-type="float" office:value="0.026747">
            <text:p>0.03</text:p>
          </table:table-cell>
          <table:table-cell office:value-type="float" office:value="0.113491">
            <text:p>0.11</text:p>
          </table:table-cell>
          <table:table-cell office:value-type="float" office:value="0.053788">
            <text:p>0.05</text:p>
          </table:table-cell>
          <table:table-cell office:value-type="float" office:value="0.049118">
            <text:p>0.05</text:p>
          </table:table-cell>
          <table:table-cell office:value-type="float" office:value="0.058458">
            <text:p>0.06</text:p>
          </table:table-cell>
          <table:table-cell office:value-type="float" office:value="0.025971">
            <text:p>0.03</text:p>
          </table:table-cell>
          <table:table-cell office:value-type="float" office:value="0.112604">
            <text:p>0.11</text:p>
          </table:table-cell>
          <table:table-cell office:value-type="float" office:value="0.050741">
            <text:p>0.05</text:p>
          </table:table-cell>
          <table:table-cell office:value-type="float" office:value="0.074161">
            <text:p>0.07</text:p>
          </table:table-cell>
          <table:table-cell office:value-type="float" office:value="0.027321">
            <text:p>0.03</text:p>
          </table:table-cell>
          <table:table-cell office:value-type="float" office:value="0.037089">
            <text:p>0.04</text:p>
          </table:table-cell>
          <table:table-cell office:value-type="float" office:value="0.01104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3787">
            <text:p>0.03</text:p>
          </table:table-cell>
          <table:table-cell office:value-type="float" office:value="0.027316">
            <text:p>0.03</text:p>
          </table:table-cell>
          <table:table-cell office:value-type="float" office:value="0.040257">
            <text:p>0.04</text:p>
          </table:table-cell>
          <table:table-cell office:value-type="float" office:value="0.038516">
            <text:p>0.04</text:p>
          </table:table-cell>
          <table:table-cell office:value-type="float" office:value="0.043159">
            <text:p>0.04</text:p>
          </table:table-cell>
          <table:table-cell office:value-type="float" office:value="0.038917">
            <text:p>0.04</text:p>
          </table:table-cell>
          <table:table-cell office:value-type="float" office:value="0.039236">
            <text:p>0.04</text:p>
          </table:table-cell>
          <table:table-cell office:value-type="float" office:value="0.038598">
            <text:p>0.04</text:p>
          </table:table-cell>
          <table:table-cell office:value-type="float" office:value="0.037578">
            <text:p>0.04</text:p>
          </table:table-cell>
          <table:table-cell office:value-type="float" office:value="0.040298">
            <text:p>0.04</text:p>
          </table:table-cell>
          <table:table-cell office:value-type="float" office:value="0.053272">
            <text:p>0.05</text:p>
          </table:table-cell>
          <table:table-cell office:value-type="float" office:value="0.053603">
            <text:p>0.05</text:p>
          </table:table-cell>
          <table:table-cell office:value-type="float" office:value="0.05294">
            <text:p>0.05</text:p>
          </table:table-cell>
          <table:table-cell office:value-type="float" office:value="0.042755">
            <text:p>0.04</text:p>
          </table:table-cell>
          <table:table-cell office:value-type="float" office:value="0.069915">
            <text:p>0.07</text:p>
          </table:table-cell>
          <table:table-cell/>
          <table:table-cell office:value-type="float" office:value="0.055311">
            <text:p>0.06</text:p>
          </table:table-cell>
          <table:table-cell office:value-type="float" office:value="0.045453">
            <text:p>0.05</text:p>
          </table:table-cell>
          <table:table-cell office:value-type="float" office:value="0.065169">
            <text:p>0.07</text:p>
          </table:table-cell>
          <table:table-cell office:value-type="float" office:value="0.036169">
            <text:p>0.04</text:p>
          </table:table-cell>
          <table:table-cell office:value-type="float" office:value="0.113502">
            <text:p>0.11</text:p>
          </table:table-cell>
          <table:table-cell office:value-type="float" office:value="0.059283">
            <text:p>0.06</text:p>
          </table:table-cell>
          <table:table-cell office:value-type="float" office:value="0.051097">
            <text:p>0.05</text:p>
          </table:table-cell>
          <table:table-cell office:value-type="float" office:value="0.067469">
            <text:p>0.07</text:p>
          </table:table-cell>
          <table:table-cell office:value-type="float" office:value="0.034977">
            <text:p>0.03</text:p>
          </table:table-cell>
          <table:table-cell office:value-type="float" office:value="0.121622">
            <text:p>0.12</text:p>
          </table:table-cell>
          <table:table-cell office:value-type="float" office:value="0.053381">
            <text:p>0.05</text:p>
          </table:table-cell>
          <table:table-cell office:value-type="float" office:value="0.078874">
            <text:p>0.08</text:p>
          </table:table-cell>
          <table:table-cell office:value-type="float" office:value="0.027888">
            <text:p>0.03</text:p>
          </table:table-cell>
          <table:table-cell office:value-type="float" office:value="0.034523">
            <text:p>0.03</text:p>
          </table:table-cell>
          <table:table-cell office:value-type="float" office:value="0.016829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2485">
            <text:p>0.04</text:p>
          </table:table-cell>
          <table:table-cell office:value-type="float" office:value="0.027316">
            <text:p>0.03</text:p>
          </table:table-cell>
          <table:table-cell office:value-type="float" office:value="0.057655">
            <text:p>0.06</text:p>
          </table:table-cell>
          <table:table-cell office:value-type="float" office:value="0.056224">
            <text:p>0.06</text:p>
          </table:table-cell>
          <table:table-cell office:value-type="float" office:value="0.060038">
            <text:p>0.06</text:p>
          </table:table-cell>
          <table:table-cell office:value-type="float" office:value="0.042215">
            <text:p>0.04</text:p>
          </table:table-cell>
          <table:table-cell office:value-type="float" office:value="0.042576">
            <text:p>0.04</text:p>
          </table:table-cell>
          <table:table-cell office:value-type="float" office:value="0.041854">
            <text:p>0.04</text:p>
          </table:table-cell>
          <table:table-cell office:value-type="float" office:value="0.042406">
            <text:p>0.04</text:p>
          </table:table-cell>
          <table:table-cell office:value-type="float" office:value="0.040935">
            <text:p>0.04</text:p>
          </table:table-cell>
          <table:table-cell office:value-type="float" office:value="0.057945">
            <text:p>0.06</text:p>
          </table:table-cell>
          <table:table-cell office:value-type="float" office:value="0.06082">
            <text:p>0.06</text:p>
          </table:table-cell>
          <table:table-cell office:value-type="float" office:value="0.055071">
            <text:p>0.06</text:p>
          </table:table-cell>
          <table:table-cell office:value-type="float" office:value="0.047193">
            <text:p>0.05</text:p>
          </table:table-cell>
          <table:table-cell office:value-type="float" office:value="0.0682">
            <text:p>0.07</text:p>
          </table:table-cell>
          <table:table-cell/>
          <table:table-cell office:value-type="float" office:value="0.060582">
            <text:p>0.06</text:p>
          </table:table-cell>
          <table:table-cell office:value-type="float" office:value="0.045453">
            <text:p>0.05</text:p>
          </table:table-cell>
          <table:table-cell office:value-type="float" office:value="0.075711">
            <text:p>0.08</text:p>
          </table:table-cell>
          <table:table-cell office:value-type="float" office:value="0.053035">
            <text:p>0.05</text:p>
          </table:table-cell>
          <table:table-cell office:value-type="float" office:value="0.113505">
            <text:p>0.11</text:p>
          </table:table-cell>
          <table:table-cell office:value-type="float" office:value="0.064704">
            <text:p>0.06</text:p>
          </table:table-cell>
          <table:table-cell office:value-type="float" office:value="0.052898">
            <text:p>0.05</text:p>
          </table:table-cell>
          <table:table-cell office:value-type="float" office:value="0.076509">
            <text:p>0.08</text:p>
          </table:table-cell>
          <table:table-cell office:value-type="float" office:value="0.044625">
            <text:p>0.04</text:p>
          </table:table-cell>
          <table:table-cell office:value-type="float" office:value="0.129649">
            <text:p>0.13</text:p>
          </table:table-cell>
          <table:table-cell office:value-type="float" office:value="0.056476">
            <text:p>0.06</text:p>
          </table:table-cell>
          <table:table-cell office:value-type="float" office:value="0.083202">
            <text:p>0.08</text:p>
          </table:table-cell>
          <table:table-cell office:value-type="float" office:value="0.02975">
            <text:p>0.03</text:p>
          </table:table-cell>
          <table:table-cell office:value-type="float" office:value="0.033501">
            <text:p>0.03</text:p>
          </table:table-cell>
          <table:table-cell office:value-type="float" office:value="0.023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1578">
            <text:p>0.05</text:p>
          </table:table-cell>
          <table:table-cell office:value-type="float" office:value="0.027315">
            <text:p>0.03</text:p>
          </table:table-cell>
          <table:table-cell office:value-type="float" office:value="0.075841">
            <text:p>0.08</text:p>
          </table:table-cell>
          <table:table-cell office:value-type="float" office:value="0.075123">
            <text:p>0.08</text:p>
          </table:table-cell>
          <table:table-cell office:value-type="float" office:value="0.077038">
            <text:p>0.08</text:p>
          </table:table-cell>
          <table:table-cell office:value-type="float" office:value="0.044778">
            <text:p>0.04</text:p>
          </table:table-cell>
          <table:table-cell office:value-type="float" office:value="0.045252">
            <text:p>0.05</text:p>
          </table:table-cell>
          <table:table-cell office:value-type="float" office:value="0.044305">
            <text:p>0.04</text:p>
          </table:table-cell>
          <table:table-cell office:value-type="float" office:value="0.046428">
            <text:p>0.05</text:p>
          </table:table-cell>
          <table:table-cell office:value-type="float" office:value="0.040766">
            <text:p>0.04</text:p>
          </table:table-cell>
          <table:table-cell office:value-type="float" office:value="0.061306">
            <text:p>0.06</text:p>
          </table:table-cell>
          <table:table-cell office:value-type="float" office:value="0.066749">
            <text:p>0.07</text:p>
          </table:table-cell>
          <table:table-cell office:value-type="float" office:value="0.055863">
            <text:p>0.06</text:p>
          </table:table-cell>
          <table:table-cell office:value-type="float" office:value="0.053486">
            <text:p>0.05</text:p>
          </table:table-cell>
          <table:table-cell office:value-type="float" office:value="0.059825">
            <text:p>0.06</text:p>
          </table:table-cell>
          <table:table-cell/>
          <table:table-cell office:value-type="float" office:value="0.066738">
            <text:p>0.07</text:p>
          </table:table-cell>
          <table:table-cell office:value-type="float" office:value="0.045453">
            <text:p>0.05</text:p>
          </table:table-cell>
          <table:table-cell office:value-type="float" office:value="0.088023">
            <text:p>0.09</text:p>
          </table:table-cell>
          <table:table-cell office:value-type="float" office:value="0.072734">
            <text:p>0.07</text:p>
          </table:table-cell>
          <table:table-cell office:value-type="float" office:value="0.113505">
            <text:p>0.11</text:p>
          </table:table-cell>
          <table:table-cell office:value-type="float" office:value="0.070371">
            <text:p>0.07</text:p>
          </table:table-cell>
          <table:table-cell office:value-type="float" office:value="0.054529">
            <text:p>0.05</text:p>
          </table:table-cell>
          <table:table-cell office:value-type="float" office:value="0.086213">
            <text:p>0.09</text:p>
          </table:table-cell>
          <table:table-cell office:value-type="float" office:value="0.055889">
            <text:p>0.06</text:p>
          </table:table-cell>
          <table:table-cell office:value-type="float" office:value="0.136753">
            <text:p>0.14</text:p>
          </table:table-cell>
          <table:table-cell office:value-type="float" office:value="0.05937">
            <text:p>0.06</text:p>
          </table:table-cell>
          <table:table-cell office:value-type="float" office:value="0.08713">
            <text:p>0.09</text:p>
          </table:table-cell>
          <table:table-cell office:value-type="float" office:value="0.03161">
            <text:p>0.03</text:p>
          </table:table-cell>
          <table:table-cell office:value-type="float" office:value="0.032072">
            <text:p>0.03</text:p>
          </table:table-cell>
          <table:table-cell office:value-type="float" office:value="0.030839">
            <text:p>0.03</text:p>
          </table:table-cell>
          <table:table-cell table:number-columns-repeated="18"/>
        </table:table-row>
        <table:table-row table:style-name="ro1">
          <table:table-cell office:value-type="float" office:value="0.022791">
            <text:p>0.02</text:p>
          </table:table-cell>
          <table:table-cell office:value-type="float" office:value="0.033588">
            <text:p>0.03</text:p>
          </table:table-cell>
          <table:table-cell office:value-type="float" office:value="0.011995">
            <text:p>0.01</text:p>
          </table:table-cell>
          <table:table-cell office:value-type="float" office:value="0.015219">
            <text:p>0.02</text:p>
          </table:table-cell>
          <table:table-cell office:value-type="float" office:value="0.006622">
            <text:p>0.01</text:p>
          </table:table-cell>
          <table:table-cell office:value-type="float" office:value="0.019916">
            <text:p>0.02</text:p>
          </table:table-cell>
          <table:table-cell office:value-type="float" office:value="0.026342">
            <text:p>0.03</text:p>
          </table:table-cell>
          <table:table-cell office:value-type="float" office:value="0.01349">
            <text:p>0.01</text:p>
          </table:table-cell>
          <table:table-cell office:value-type="float" office:value="0.012609">
            <text:p>0.01</text:p>
          </table:table-cell>
          <table:table-cell office:value-type="float" office:value="0.014959">
            <text:p>0.01</text:p>
          </table:table-cell>
          <table:table-cell office:value-type="float" office:value="0.020869">
            <text:p>0.02</text:p>
          </table:table-cell>
          <table:table-cell office:value-type="float" office:value="0.0308">
            <text:p>0.03</text:p>
          </table:table-cell>
          <table:table-cell office:value-type="float" office:value="0.010938">
            <text:p>0.01</text:p>
          </table:table-cell>
          <table:table-cell office:value-type="float" office:value="0.008507">
            <text:p>0.01</text:p>
          </table:table-cell>
          <table:table-cell office:value-type="float" office:value="0.014989">
            <text:p>0.01</text:p>
          </table:table-cell>
          <table:table-cell/>
          <table:table-cell office:value-type="float" office:value="0.030329">
            <text:p>0.03</text:p>
          </table:table-cell>
          <table:table-cell office:value-type="float" office:value="0.046352">
            <text:p>0.05</text:p>
          </table:table-cell>
          <table:table-cell office:value-type="float" office:value="0.014307">
            <text:p>0.01</text:p>
          </table:table-cell>
          <table:table-cell office:value-type="float" office:value="0.012838">
            <text:p>0.01</text:p>
          </table:table-cell>
          <table:table-cell office:value-type="float" office:value="0.016755">
            <text:p>0.02</text:p>
          </table:table-cell>
          <table:table-cell office:value-type="float" office:value="0.02396">
            <text:p>0.02</text:p>
          </table:table-cell>
          <table:table-cell office:value-type="float" office:value="0.037611">
            <text:p>0.04</text:p>
          </table:table-cell>
          <table:table-cell office:value-type="float" office:value="0.010309">
            <text:p>0.01</text:p>
          </table:table-cell>
          <table:table-cell office:value-type="float" office:value="0.011956">
            <text:p>0.01</text:p>
          </table:table-cell>
          <table:table-cell office:value-type="float" office:value="0.007564">
            <text:p>0.01</text:p>
          </table:table-cell>
          <table:table-cell office:value-type="float" office:value="0.02409">
            <text:p>0.02</text:p>
          </table:table-cell>
          <table:table-cell office:value-type="float" office:value="0.042278">
            <text:p>0.04</text:p>
          </table:table-cell>
          <table:table-cell office:value-type="float" office:value="0.005902">
            <text:p>0.01</text:p>
          </table:table-cell>
          <table:table-cell office:value-type="float" office:value="0.006182">
            <text:p>0.01</text:p>
          </table:table-cell>
          <table:table-cell office:value-type="float" office:value="0.00543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8587">
            <text:p>0.04</text:p>
          </table:table-cell>
          <table:table-cell office:value-type="float" office:value="0.03457">
            <text:p>0.03</text:p>
          </table:table-cell>
          <table:table-cell office:value-type="float" office:value="0.042604">
            <text:p>0.04</text:p>
          </table:table-cell>
          <table:table-cell office:value-type="float" office:value="0.046888">
            <text:p>0.05</text:p>
          </table:table-cell>
          <table:table-cell office:value-type="float" office:value="0.035464">
            <text:p>0.04</text:p>
          </table:table-cell>
          <table:table-cell office:value-type="float" office:value="0.02555">
            <text:p>0.03</text:p>
          </table:table-cell>
          <table:table-cell office:value-type="float" office:value="0.033035">
            <text:p>0.03</text:p>
          </table:table-cell>
          <table:table-cell office:value-type="float" office:value="0.018064">
            <text:p>0.02</text:p>
          </table:table-cell>
          <table:table-cell office:value-type="float" office:value="0.019472">
            <text:p>0.02</text:p>
          </table:table-cell>
          <table:table-cell office:value-type="float" office:value="0.015718">
            <text:p>0.02</text:p>
          </table:table-cell>
          <table:table-cell office:value-type="float" office:value="0.02405">
            <text:p>0.02</text:p>
          </table:table-cell>
          <table:table-cell office:value-type="float" office:value="0.034015">
            <text:p>0.03</text:p>
          </table:table-cell>
          <table:table-cell office:value-type="float" office:value="0.014085">
            <text:p>0.01</text:p>
          </table:table-cell>
          <table:table-cell office:value-type="float" office:value="0.015733">
            <text:p>0.02</text:p>
          </table:table-cell>
          <table:table-cell office:value-type="float" office:value="0.011337">
            <text:p>0.01</text:p>
          </table:table-cell>
          <table:table-cell/>
          <table:table-cell office:value-type="float" office:value="0.05876">
            <text:p>0.06</text:p>
          </table:table-cell>
          <table:table-cell office:value-type="float" office:value="0.049218">
            <text:p>0.05</text:p>
          </table:table-cell>
          <table:table-cell office:value-type="float" office:value="0.068301">
            <text:p>0.07</text:p>
          </table:table-cell>
          <table:table-cell office:value-type="float" office:value="0.055775">
            <text:p>0.06</text:p>
          </table:table-cell>
          <table:table-cell office:value-type="float" office:value="0.089177">
            <text:p>0.09</text:p>
          </table:table-cell>
          <table:table-cell office:value-type="float" office:value="0.039468">
            <text:p>0.04</text:p>
          </table:table-cell>
          <table:table-cell office:value-type="float" office:value="0.050522">
            <text:p>0.05</text:p>
          </table:table-cell>
          <table:table-cell office:value-type="float" office:value="0.028414">
            <text:p>0.03</text:p>
          </table:table-cell>
          <table:table-cell office:value-type="float" office:value="0.018782">
            <text:p>0.02</text:p>
          </table:table-cell>
          <table:table-cell office:value-type="float" office:value="0.044466">
            <text:p>0.04</text:p>
          </table:table-cell>
          <table:table-cell office:value-type="float" office:value="0.031033">
            <text:p>0.03</text:p>
          </table:table-cell>
          <table:table-cell office:value-type="float" office:value="0.043558">
            <text:p>0.04</text:p>
          </table:table-cell>
          <table:table-cell office:value-type="float" office:value="0.018508">
            <text:p>0.02</text:p>
          </table:table-cell>
          <table:table-cell office:value-type="float" office:value="0.025707">
            <text:p>0.03</text:p>
          </table:table-cell>
          <table:table-cell office:value-type="float" office:value="0.00650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6153">
            <text:p>0.04</text:p>
          </table:table-cell>
          <table:table-cell office:value-type="float" office:value="0.031547">
            <text:p>0.03</text:p>
          </table:table-cell>
          <table:table-cell office:value-type="float" office:value="0.040758">
            <text:p>0.04</text:p>
          </table:table-cell>
          <table:table-cell office:value-type="float" office:value="0.044743">
            <text:p>0.04</text:p>
          </table:table-cell>
          <table:table-cell office:value-type="float" office:value="0.034116">
            <text:p>0.03</text:p>
          </table:table-cell>
          <table:table-cell office:value-type="float" office:value="0.026318">
            <text:p>0.03</text:p>
          </table:table-cell>
          <table:table-cell office:value-type="float" office:value="0.031178">
            <text:p>0.03</text:p>
          </table:table-cell>
          <table:table-cell office:value-type="float" office:value="0.021458">
            <text:p>0.02</text:p>
          </table:table-cell>
          <table:table-cell office:value-type="float" office:value="0.020715">
            <text:p>0.02</text:p>
          </table:table-cell>
          <table:table-cell office:value-type="float" office:value="0.022697">
            <text:p>0.02</text:p>
          </table:table-cell>
          <table:table-cell office:value-type="float" office:value="0.02643">
            <text:p>0.03</text:p>
          </table:table-cell>
          <table:table-cell office:value-type="float" office:value="0.033869">
            <text:p>0.03</text:p>
          </table:table-cell>
          <table:table-cell office:value-type="float" office:value="0.018992">
            <text:p>0.02</text:p>
          </table:table-cell>
          <table:table-cell office:value-type="float" office:value="0.01737">
            <text:p>0.02</text:p>
          </table:table-cell>
          <table:table-cell office:value-type="float" office:value="0.021695">
            <text:p>0.02</text:p>
          </table:table-cell>
          <table:table-cell/>
          <table:table-cell office:value-type="float" office:value="0.061403">
            <text:p>0.06</text:p>
          </table:table-cell>
          <table:table-cell office:value-type="float" office:value="0.046245">
            <text:p>0.05</text:p>
          </table:table-cell>
          <table:table-cell office:value-type="float" office:value="0.07656">
            <text:p>0.08</text:p>
          </table:table-cell>
          <table:table-cell office:value-type="float" office:value="0.057549">
            <text:p>0.06</text:p>
          </table:table-cell>
          <table:table-cell office:value-type="float" office:value="0.108245">
            <text:p>0.11</text:p>
          </table:table-cell>
          <table:table-cell office:value-type="float" office:value="0.042158">
            <text:p>0.04</text:p>
          </table:table-cell>
          <table:table-cell office:value-type="float" office:value="0.049096">
            <text:p>0.05</text:p>
          </table:table-cell>
          <table:table-cell office:value-type="float" office:value="0.03522">
            <text:p>0.04</text:p>
          </table:table-cell>
          <table:table-cell office:value-type="float" office:value="0.018911">
            <text:p>0.02</text:p>
          </table:table-cell>
          <table:table-cell office:value-type="float" office:value="0.062401">
            <text:p>0.06</text:p>
          </table:table-cell>
          <table:table-cell office:value-type="float" office:value="0.032471">
            <text:p>0.03</text:p>
          </table:table-cell>
          <table:table-cell office:value-type="float" office:value="0.042125">
            <text:p>0.04</text:p>
          </table:table-cell>
          <table:table-cell office:value-type="float" office:value="0.022818">
            <text:p>0.02</text:p>
          </table:table-cell>
          <table:table-cell office:value-type="float" office:value="0.032608">
            <text:p>0.03</text:p>
          </table:table-cell>
          <table:table-cell office:value-type="float" office:value="0.00650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8027">
            <text:p>0.03</text:p>
          </table:table-cell>
          <table:table-cell office:value-type="float" office:value="0.030688">
            <text:p>0.03</text:p>
          </table:table-cell>
          <table:table-cell office:value-type="float" office:value="0.025366">
            <text:p>0.03</text:p>
          </table:table-cell>
          <table:table-cell office:value-type="float" office:value="0.028698">
            <text:p>0.03</text:p>
          </table:table-cell>
          <table:table-cell office:value-type="float" office:value="0.019813">
            <text:p>0.02</text:p>
          </table:table-cell>
          <table:table-cell office:value-type="float" office:value="0.026715">
            <text:p>0.03</text:p>
          </table:table-cell>
          <table:table-cell office:value-type="float" office:value="0.029969">
            <text:p>0.03</text:p>
          </table:table-cell>
          <table:table-cell office:value-type="float" office:value="0.023461">
            <text:p>0.02</text:p>
          </table:table-cell>
          <table:table-cell office:value-type="float" office:value="0.020889">
            <text:p>0.02</text:p>
          </table:table-cell>
          <table:table-cell office:value-type="float" office:value="0.027746">
            <text:p>0.03</text:p>
          </table:table-cell>
          <table:table-cell office:value-type="float" office:value="0.027685">
            <text:p>0.03</text:p>
          </table:table-cell>
          <table:table-cell office:value-type="float" office:value="0.033377">
            <text:p>0.03</text:p>
          </table:table-cell>
          <table:table-cell office:value-type="float" office:value="0.021994">
            <text:p>0.02</text:p>
          </table:table-cell>
          <table:table-cell office:value-type="float" office:value="0.016917">
            <text:p>0.02</text:p>
          </table:table-cell>
          <table:table-cell office:value-type="float" office:value="0.030455">
            <text:p>0.03</text:p>
          </table:table-cell>
          <table:table-cell/>
          <table:table-cell office:value-type="float" office:value="0.057251">
            <text:p>0.06</text:p>
          </table:table-cell>
          <table:table-cell office:value-type="float" office:value="0.045314">
            <text:p>0.05</text:p>
          </table:table-cell>
          <table:table-cell office:value-type="float" office:value="0.069188">
            <text:p>0.07</text:p>
          </table:table-cell>
          <table:table-cell office:value-type="float" office:value="0.04331">
            <text:p>0.04</text:p>
          </table:table-cell>
          <table:table-cell office:value-type="float" office:value="0.112317">
            <text:p>0.11</text:p>
          </table:table-cell>
          <table:table-cell office:value-type="float" office:value="0.043615">
            <text:p>0.04</text:p>
          </table:table-cell>
          <table:table-cell office:value-type="float" office:value="0.047698">
            <text:p>0.05</text:p>
          </table:table-cell>
          <table:table-cell office:value-type="float" office:value="0.039532">
            <text:p>0.04</text:p>
          </table:table-cell>
          <table:table-cell office:value-type="float" office:value="0.016506">
            <text:p>0.02</text:p>
          </table:table-cell>
          <table:table-cell office:value-type="float" office:value="0.077908">
            <text:p>0.08</text:p>
          </table:table-cell>
          <table:table-cell office:value-type="float" office:value="0.032246">
            <text:p>0.03</text:p>
          </table:table-cell>
          <table:table-cell office:value-type="float" office:value="0.041965">
            <text:p>0.04</text:p>
          </table:table-cell>
          <table:table-cell office:value-type="float" office:value="0.022528">
            <text:p>0.02</text:p>
          </table:table-cell>
          <table:table-cell office:value-type="float" office:value="0.033123">
            <text:p>0.03</text:p>
          </table:table-cell>
          <table:table-cell office:value-type="float" office:value="0.004869">
            <text:p>0</text:p>
          </table:table-cell>
          <table:table-cell table:number-columns-repeated="18"/>
        </table:table-row>
        <table:table-row table:style-name="ro1">
          <table:table-cell office:value-type="float" office:value="0.020837">
            <text:p>0.02</text:p>
          </table:table-cell>
          <table:table-cell office:value-type="float" office:value="0.030465">
            <text:p>0.03</text:p>
          </table:table-cell>
          <table:table-cell office:value-type="float" office:value="0.011209">
            <text:p>0.01</text:p>
          </table:table-cell>
          <table:table-cell office:value-type="float" office:value="0.01324">
            <text:p>0.01</text:p>
          </table:table-cell>
          <table:table-cell office:value-type="float" office:value="0.007825">
            <text:p>0.01</text:p>
          </table:table-cell>
          <table:table-cell office:value-type="float" office:value="0.026418">
            <text:p>0.03</text:p>
          </table:table-cell>
          <table:table-cell office:value-type="float" office:value="0.028797">
            <text:p>0.03</text:p>
          </table:table-cell>
          <table:table-cell office:value-type="float" office:value="0.024039">
            <text:p>0.02</text:p>
          </table:table-cell>
          <table:table-cell office:value-type="float" office:value="0.020227">
            <text:p>0.02</text:p>
          </table:table-cell>
          <table:table-cell office:value-type="float" office:value="0.030392">
            <text:p>0.03</text:p>
          </table:table-cell>
          <table:table-cell office:value-type="float" office:value="0.029013">
            <text:p>0.03</text:p>
          </table:table-cell>
          <table:table-cell office:value-type="float" office:value="0.032806">
            <text:p>0.03</text:p>
          </table:table-cell>
          <table:table-cell office:value-type="float" office:value="0.02522">
            <text:p>0.03</text:p>
          </table:table-cell>
          <table:table-cell office:value-type="float" office:value="0.016579">
            <text:p>0.02</text:p>
          </table:table-cell>
          <table:table-cell office:value-type="float" office:value="0.039621">
            <text:p>0.04</text:p>
          </table:table-cell>
          <table:table-cell/>
          <table:table-cell office:value-type="float" office:value="0.053326">
            <text:p>0.05</text:p>
          </table:table-cell>
          <table:table-cell office:value-type="float" office:value="0.04507">
            <text:p>0.05</text:p>
          </table:table-cell>
          <table:table-cell office:value-type="float" office:value="0.061582">
            <text:p>0.06</text:p>
          </table:table-cell>
          <table:table-cell office:value-type="float" office:value="0.030591">
            <text:p>0.03</text:p>
          </table:table-cell>
          <table:table-cell office:value-type="float" office:value="0.113234">
            <text:p>0.11</text:p>
          </table:table-cell>
          <table:table-cell office:value-type="float" office:value="0.044337">
            <text:p>0.04</text:p>
          </table:table-cell>
          <table:table-cell office:value-type="float" office:value="0.046507">
            <text:p>0.05</text:p>
          </table:table-cell>
          <table:table-cell office:value-type="float" office:value="0.042166">
            <text:p>0.04</text:p>
          </table:table-cell>
          <table:table-cell office:value-type="float" office:value="0.012842">
            <text:p>0.01</text:p>
          </table:table-cell>
          <table:table-cell office:value-type="float" office:value="0.09104">
            <text:p>0.09</text:p>
          </table:table-cell>
          <table:table-cell office:value-type="float" office:value="0.031791">
            <text:p>0.03</text:p>
          </table:table-cell>
          <table:table-cell office:value-type="float" office:value="0.043027">
            <text:p>0.04</text:p>
          </table:table-cell>
          <table:table-cell office:value-type="float" office:value="0.020555">
            <text:p>0.02</text:p>
          </table:table-cell>
          <table:table-cell office:value-type="float" office:value="0.030548">
            <text:p>0.03</text:p>
          </table:table-cell>
          <table:table-cell office:value-type="float" office:value="0.003901">
            <text:p>0</text:p>
          </table:table-cell>
          <table:table-cell table:number-columns-repeated="18"/>
        </table:table-row>
        <table:table-row table:style-name="ro1">
          <table:table-cell office:value-type="float" office:value="0.025586">
            <text:p>0.03</text:p>
          </table:table-cell>
          <table:table-cell office:value-type="float" office:value="0.03041">
            <text:p>0.03</text:p>
          </table:table-cell>
          <table:table-cell office:value-type="float" office:value="0.020763">
            <text:p>0.02</text:p>
          </table:table-cell>
          <table:table-cell office:value-type="float" office:value="0.024159">
            <text:p>0.02</text:p>
          </table:table-cell>
          <table:table-cell office:value-type="float" office:value="0.015103">
            <text:p>0.02</text:p>
          </table:table-cell>
          <table:table-cell office:value-type="float" office:value="0.025032">
            <text:p>0.03</text:p>
          </table:table-cell>
          <table:table-cell office:value-type="float" office:value="0.027641">
            <text:p>0.03</text:p>
          </table:table-cell>
          <table:table-cell office:value-type="float" office:value="0.022423">
            <text:p>0.02</text:p>
          </table:table-cell>
          <table:table-cell office:value-type="float" office:value="0.017407">
            <text:p>0.02</text:p>
          </table:table-cell>
          <table:table-cell office:value-type="float" office:value="0.030782">
            <text:p>0.03</text:p>
          </table:table-cell>
          <table:table-cell office:value-type="float" office:value="0.030891">
            <text:p>0.03</text:p>
          </table:table-cell>
          <table:table-cell office:value-type="float" office:value="0.032136">
            <text:p>0.03</text:p>
          </table:table-cell>
          <table:table-cell office:value-type="float" office:value="0.029646">
            <text:p>0.03</text:p>
          </table:table-cell>
          <table:table-cell office:value-type="float" office:value="0.017839">
            <text:p>0.02</text:p>
          </table:table-cell>
          <table:table-cell office:value-type="float" office:value="0.049324">
            <text:p>0.05</text:p>
          </table:table-cell>
          <table:table-cell/>
          <table:table-cell office:value-type="float" office:value="0.05045">
            <text:p>0.05</text:p>
          </table:table-cell>
          <table:table-cell office:value-type="float" office:value="0.04501">
            <text:p>0.05</text:p>
          </table:table-cell>
          <table:table-cell office:value-type="float" office:value="0.05589">
            <text:p>0.06</text:p>
          </table:table-cell>
          <table:table-cell office:value-type="float" office:value="0.021358">
            <text:p>0.02</text:p>
          </table:table-cell>
          <table:table-cell office:value-type="float" office:value="0.113443">
            <text:p>0.11</text:p>
          </table:table-cell>
          <table:table-cell office:value-type="float" office:value="0.046561">
            <text:p>0.05</text:p>
          </table:table-cell>
          <table:table-cell office:value-type="float" office:value="0.045452">
            <text:p>0.05</text:p>
          </table:table-cell>
          <table:table-cell office:value-type="float" office:value="0.04767">
            <text:p>0.05</text:p>
          </table:table-cell>
          <table:table-cell office:value-type="float" office:value="0.014784">
            <text:p>0.01</text:p>
          </table:table-cell>
          <table:table-cell office:value-type="float" office:value="0.10248">
            <text:p>0.1</text:p>
          </table:table-cell>
          <table:table-cell office:value-type="float" office:value="0.033616">
            <text:p>0.03</text:p>
          </table:table-cell>
          <table:table-cell office:value-type="float" office:value="0.04746">
            <text:p>0.05</text:p>
          </table:table-cell>
          <table:table-cell office:value-type="float" office:value="0.019772">
            <text:p>0.02</text:p>
          </table:table-cell>
          <table:table-cell office:value-type="float" office:value="0.027878">
            <text:p>0.03</text:p>
          </table:table-cell>
          <table:table-cell office:value-type="float" office:value="0.00626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3339">
            <text:p>0.03</text:p>
          </table:table-cell>
          <table:table-cell office:value-type="float" office:value="0.030396">
            <text:p>0.03</text:p>
          </table:table-cell>
          <table:table-cell office:value-type="float" office:value="0.036281">
            <text:p>0.04</text:p>
          </table:table-cell>
          <table:table-cell office:value-type="float" office:value="0.038218">
            <text:p>0.04</text:p>
          </table:table-cell>
          <table:table-cell office:value-type="float" office:value="0.033053">
            <text:p>0.03</text:p>
          </table:table-cell>
          <table:table-cell office:value-type="float" office:value="0.023472">
            <text:p>0.02</text:p>
          </table:table-cell>
          <table:table-cell office:value-type="float" office:value="0.02653">
            <text:p>0.03</text:p>
          </table:table-cell>
          <table:table-cell office:value-type="float" office:value="0.020413">
            <text:p>0.02</text:p>
          </table:table-cell>
          <table:table-cell office:value-type="float" office:value="0.015464">
            <text:p>0.02</text:p>
          </table:table-cell>
          <table:table-cell office:value-type="float" office:value="0.02866">
            <text:p>0.03</text:p>
          </table:table-cell>
          <table:table-cell office:value-type="float" office:value="0.034219">
            <text:p>0.03</text:p>
          </table:table-cell>
          <table:table-cell office:value-type="float" office:value="0.033321">
            <text:p>0.03</text:p>
          </table:table-cell>
          <table:table-cell office:value-type="float" office:value="0.035117">
            <text:p>0.04</text:p>
          </table:table-cell>
          <table:table-cell office:value-type="float" office:value="0.021504">
            <text:p>0.02</text:p>
          </table:table-cell>
          <table:table-cell office:value-type="float" office:value="0.057807">
            <text:p>0.06</text:p>
          </table:table-cell>
          <table:table-cell/>
          <table:table-cell office:value-type="float" office:value="0.049998">
            <text:p>0.05</text:p>
          </table:table-cell>
          <table:table-cell office:value-type="float" office:value="0.044996">
            <text:p>0.04</text:p>
          </table:table-cell>
          <table:table-cell office:value-type="float" office:value="0.055">
            <text:p>0.06</text:p>
          </table:table-cell>
          <table:table-cell office:value-type="float" office:value="0.019906">
            <text:p>0.02</text:p>
          </table:table-cell>
          <table:table-cell office:value-type="float" office:value="0.113491">
            <text:p>0.11</text:p>
          </table:table-cell>
          <table:table-cell office:value-type="float" office:value="0.050014">
            <text:p>0.05</text:p>
          </table:table-cell>
          <table:table-cell office:value-type="float" office:value="0.044493">
            <text:p>0.04</text:p>
          </table:table-cell>
          <table:table-cell office:value-type="float" office:value="0.055536">
            <text:p>0.06</text:p>
          </table:table-cell>
          <table:table-cell office:value-type="float" office:value="0.021294">
            <text:p>0.02</text:p>
          </table:table-cell>
          <table:table-cell office:value-type="float" office:value="0.112604">
            <text:p>0.11</text:p>
          </table:table-cell>
          <table:table-cell office:value-type="float" office:value="0.035376">
            <text:p>0.04</text:p>
          </table:table-cell>
          <table:table-cell office:value-type="float" office:value="0.05177">
            <text:p>0.05</text:p>
          </table:table-cell>
          <table:table-cell office:value-type="float" office:value="0.018982">
            <text:p>0.02</text:p>
          </table:table-cell>
          <table:table-cell office:value-type="float" office:value="0.023746">
            <text:p>0.02</text:p>
          </table:table-cell>
          <table:table-cell office:value-type="float" office:value="0.01104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2242">
            <text:p>0.04</text:p>
          </table:table-cell>
          <table:table-cell office:value-type="float" office:value="0.030393">
            <text:p>0.03</text:p>
          </table:table-cell>
          <table:table-cell office:value-type="float" office:value="0.054091">
            <text:p>0.05</text:p>
          </table:table-cell>
          <table:table-cell office:value-type="float" office:value="0.05592">
            <text:p>0.06</text:p>
          </table:table-cell>
          <table:table-cell office:value-type="float" office:value="0.051041">
            <text:p>0.05</text:p>
          </table:table-cell>
          <table:table-cell office:value-type="float" office:value="0.023293">
            <text:p>0.02</text:p>
          </table:table-cell>
          <table:table-cell office:value-type="float" office:value="0.025509">
            <text:p>0.03</text:p>
          </table:table-cell>
          <table:table-cell office:value-type="float" office:value="0.021076">
            <text:p>0.02</text:p>
          </table:table-cell>
          <table:table-cell office:value-type="float" office:value="0.019476">
            <text:p>0.02</text:p>
          </table:table-cell>
          <table:table-cell office:value-type="float" office:value="0.023743">
            <text:p>0.02</text:p>
          </table:table-cell>
          <table:table-cell office:value-type="float" office:value="0.037439">
            <text:p>0.04</text:p>
          </table:table-cell>
          <table:table-cell office:value-type="float" office:value="0.036937">
            <text:p>0.04</text:p>
          </table:table-cell>
          <table:table-cell office:value-type="float" office:value="0.03794">
            <text:p>0.04</text:p>
          </table:table-cell>
          <table:table-cell office:value-type="float" office:value="0.023555">
            <text:p>0.02</text:p>
          </table:table-cell>
          <table:table-cell office:value-type="float" office:value="0.061915">
            <text:p>0.06</text:p>
          </table:table-cell>
          <table:table-cell/>
          <table:table-cell office:value-type="float" office:value="0.054796">
            <text:p>0.05</text:p>
          </table:table-cell>
          <table:table-cell office:value-type="float" office:value="0.044993">
            <text:p>0.04</text:p>
          </table:table-cell>
          <table:table-cell office:value-type="float" office:value="0.064599">
            <text:p>0.06</text:p>
          </table:table-cell>
          <table:table-cell office:value-type="float" office:value="0.035257">
            <text:p>0.04</text:p>
          </table:table-cell>
          <table:table-cell office:value-type="float" office:value="0.113502">
            <text:p>0.11</text:p>
          </table:table-cell>
          <table:table-cell office:value-type="float" office:value="0.054681">
            <text:p>0.05</text:p>
          </table:table-cell>
          <table:table-cell office:value-type="float" office:value="0.043611">
            <text:p>0.04</text:p>
          </table:table-cell>
          <table:table-cell office:value-type="float" office:value="0.06575">
            <text:p>0.07</text:p>
          </table:table-cell>
          <table:table-cell office:value-type="float" office:value="0.032226">
            <text:p>0.03</text:p>
          </table:table-cell>
          <table:table-cell office:value-type="float" office:value="0.121622">
            <text:p>0.12</text:p>
          </table:table-cell>
          <table:table-cell office:value-type="float" office:value="0.036753">
            <text:p>0.04</text:p>
          </table:table-cell>
          <table:table-cell office:value-type="float" office:value="0.055735">
            <text:p>0.06</text:p>
          </table:table-cell>
          <table:table-cell office:value-type="float" office:value="0.017772">
            <text:p>0.02</text:p>
          </table:table-cell>
          <table:table-cell office:value-type="float" office:value="0.018338">
            <text:p>0.02</text:p>
          </table:table-cell>
          <table:table-cell office:value-type="float" office:value="0.016829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1583">
            <text:p>0.05</text:p>
          </table:table-cell>
          <table:table-cell office:value-type="float" office:value="0.030392">
            <text:p>0.03</text:p>
          </table:table-cell>
          <table:table-cell office:value-type="float" office:value="0.072775">
            <text:p>0.07</text:p>
          </table:table-cell>
          <table:table-cell office:value-type="float" office:value="0.075016">
            <text:p>0.08</text:p>
          </table:table-cell>
          <table:table-cell office:value-type="float" office:value="0.069038">
            <text:p>0.07</text:p>
          </table:table-cell>
          <table:table-cell office:value-type="float" office:value="0.023872">
            <text:p>0.02</text:p>
          </table:table-cell>
          <table:table-cell office:value-type="float" office:value="0.02556">
            <text:p>0.03</text:p>
          </table:table-cell>
          <table:table-cell office:value-type="float" office:value="0.022185">
            <text:p>0.02</text:p>
          </table:table-cell>
          <table:table-cell office:value-type="float" office:value="0.025914">
            <text:p>0.03</text:p>
          </table:table-cell>
          <table:table-cell office:value-type="float" office:value="0.01597">
            <text:p>0.02</text:p>
          </table:table-cell>
          <table:table-cell office:value-type="float" office:value="0.04057">
            <text:p>0.04</text:p>
          </table:table-cell>
          <table:table-cell office:value-type="float" office:value="0.042944">
            <text:p>0.04</text:p>
          </table:table-cell>
          <table:table-cell office:value-type="float" office:value="0.038196">
            <text:p>0.04</text:p>
          </table:table-cell>
          <table:table-cell office:value-type="float" office:value="0.025593">
            <text:p>0.03</text:p>
          </table:table-cell>
          <table:table-cell office:value-type="float" office:value="0.0592">
            <text:p>0.06</text:p>
          </table:table-cell>
          <table:table-cell/>
          <table:table-cell office:value-type="float" office:value="0.060633">
            <text:p>0.06</text:p>
          </table:table-cell>
          <table:table-cell office:value-type="float" office:value="0.044992">
            <text:p>0.04</text:p>
          </table:table-cell>
          <table:table-cell office:value-type="float" office:value="0.076274">
            <text:p>0.08</text:p>
          </table:table-cell>
          <table:table-cell office:value-type="float" office:value="0.053935">
            <text:p>0.05</text:p>
          </table:table-cell>
          <table:table-cell office:value-type="float" office:value="0.113505">
            <text:p>0.11</text:p>
          </table:table-cell>
          <table:table-cell office:value-type="float" office:value="0.059495">
            <text:p>0.06</text:p>
          </table:table-cell>
          <table:table-cell office:value-type="float" office:value="0.042798">
            <text:p>0.04</text:p>
          </table:table-cell>
          <table:table-cell office:value-type="float" office:value="0.076191">
            <text:p>0.08</text:p>
          </table:table-cell>
          <table:table-cell office:value-type="float" office:value="0.044117">
            <text:p>0.04</text:p>
          </table:table-cell>
          <table:table-cell office:value-type="float" office:value="0.129649">
            <text:p>0.13</text:p>
          </table:table-cell>
          <table:table-cell office:value-type="float" office:value="0.037762">
            <text:p>0.04</text:p>
          </table:table-cell>
          <table:table-cell office:value-type="float" office:value="0.05936">
            <text:p>0.06</text:p>
          </table:table-cell>
          <table:table-cell office:value-type="float" office:value="0.016165">
            <text:p>0.02</text:p>
          </table:table-cell>
          <table:table-cell office:value-type="float" office:value="0.011764">
            <text:p>0.01</text:p>
          </table:table-cell>
          <table:table-cell office:value-type="float" office:value="0.023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61242">
            <text:p>0.06</text:p>
          </table:table-cell>
          <table:table-cell office:value-type="float" office:value="0.030392">
            <text:p>0.03</text:p>
          </table:table-cell>
          <table:table-cell office:value-type="float" office:value="0.092091">
            <text:p>0.09</text:p>
          </table:table-cell>
          <table:table-cell office:value-type="float" office:value="0.095123">
            <text:p>0.1</text:p>
          </table:table-cell>
          <table:table-cell office:value-type="float" office:value="0.087038">
            <text:p>0.09</text:p>
          </table:table-cell>
          <table:table-cell office:value-type="float" office:value="0.02596">
            <text:p>0.03</text:p>
          </table:table-cell>
          <table:table-cell office:value-type="float" office:value="0.027448">
            <text:p>0.03</text:p>
          </table:table-cell>
          <table:table-cell office:value-type="float" office:value="0.024471">
            <text:p>0.02</text:p>
          </table:table-cell>
          <table:table-cell office:value-type="float" office:value="0.035807">
            <text:p>0.04</text:p>
          </table:table-cell>
          <table:table-cell office:value-type="float" office:value="0.005579">
            <text:p>0.01</text:p>
          </table:table-cell>
          <table:table-cell office:value-type="float" office:value="0.043344">
            <text:p>0.04</text:p>
          </table:table-cell>
          <table:table-cell office:value-type="float" office:value="0.047999">
            <text:p>0.05</text:p>
          </table:table-cell>
          <table:table-cell office:value-type="float" office:value="0.03869">
            <text:p>0.04</text:p>
          </table:table-cell>
          <table:table-cell office:value-type="float" office:value="0.032009">
            <text:p>0.03</text:p>
          </table:table-cell>
          <table:table-cell office:value-type="float" office:value="0.049825">
            <text:p>0.05</text:p>
          </table:table-cell>
          <table:table-cell/>
          <table:table-cell office:value-type="float" office:value="0.06682">
            <text:p>0.07</text:p>
          </table:table-cell>
          <table:table-cell office:value-type="float" office:value="0.044992">
            <text:p>0.04</text:p>
          </table:table-cell>
          <table:table-cell office:value-type="float" office:value="0.088648">
            <text:p>0.09</text:p>
          </table:table-cell>
          <table:table-cell office:value-type="float" office:value="0.073734">
            <text:p>0.07</text:p>
          </table:table-cell>
          <table:table-cell office:value-type="float" office:value="0.113505">
            <text:p>0.11</text:p>
          </table:table-cell>
          <table:table-cell office:value-type="float" office:value="0.064445">
            <text:p>0.06</text:p>
          </table:table-cell>
          <table:table-cell office:value-type="float" office:value="0.042052">
            <text:p>0.04</text:p>
          </table:table-cell>
          <table:table-cell office:value-type="float" office:value="0.086838">
            <text:p>0.09</text:p>
          </table:table-cell>
          <table:table-cell office:value-type="float" office:value="0.056889">
            <text:p>0.06</text:p>
          </table:table-cell>
          <table:table-cell office:value-type="float" office:value="0.136753">
            <text:p>0.14</text:p>
          </table:table-cell>
          <table:table-cell office:value-type="float" office:value="0.040398">
            <text:p>0.04</text:p>
          </table:table-cell>
          <table:table-cell office:value-type="float" office:value="0.062636">
            <text:p>0.06</text:p>
          </table:table-cell>
          <table:table-cell office:value-type="float" office:value="0.01816">
            <text:p>0.02</text:p>
          </table:table-cell>
          <table:table-cell office:value-type="float" office:value="0.010552">
            <text:p>0.01</text:p>
          </table:table-cell>
          <table:table-cell office:value-type="float" office:value="0.030839">
            <text:p>0.03</text:p>
          </table:table-cell>
          <table:table-cell table:number-columns-repeated="18"/>
        </table:table-row>
        <table:table-row table:style-name="ro1">
          <table:table-cell office:value-type="float" office:value="0.038244">
            <text:p>0.04</text:p>
          </table:table-cell>
          <table:table-cell office:value-type="float" office:value="0.065955">
            <text:p>0.07</text:p>
          </table:table-cell>
          <table:table-cell office:value-type="float" office:value="0.010534">
            <text:p>0.01</text:p>
          </table:table-cell>
          <table:table-cell office:value-type="float" office:value="0.011925">
            <text:p>0.01</text:p>
          </table:table-cell>
          <table:table-cell office:value-type="float" office:value="0.008215">
            <text:p>0.01</text:p>
          </table:table-cell>
          <table:table-cell office:value-type="float" office:value="0.034986">
            <text:p>0.03</text:p>
          </table:table-cell>
          <table:table-cell office:value-type="float" office:value="0.063944">
            <text:p>0.06</text:p>
          </table:table-cell>
          <table:table-cell office:value-type="float" office:value="0.006029">
            <text:p>0.01</text:p>
          </table:table-cell>
          <table:table-cell office:value-type="float" office:value="0.0058">
            <text:p>0.01</text:p>
          </table:table-cell>
          <table:table-cell office:value-type="float" office:value="0.00641">
            <text:p>0.01</text:p>
          </table:table-cell>
          <table:table-cell office:value-type="float" office:value="0.029444">
            <text:p>0.03</text:p>
          </table:table-cell>
          <table:table-cell office:value-type="float" office:value="0.052936">
            <text:p>0.05</text:p>
          </table:table-cell>
          <table:table-cell office:value-type="float" office:value="0.005953">
            <text:p>0.01</text:p>
          </table:table-cell>
          <table:table-cell office:value-type="float" office:value="0.00636">
            <text:p>0.01</text:p>
          </table:table-cell>
          <table:table-cell office:value-type="float" office:value="0.005274">
            <text:p>0.01</text:p>
          </table:table-cell>
          <table:table-cell/>
          <table:table-cell office:value-type="float" office:value="0.043207">
            <text:p>0.04</text:p>
          </table:table-cell>
          <table:table-cell office:value-type="float" office:value="0.06807">
            <text:p>0.07</text:p>
          </table:table-cell>
          <table:table-cell office:value-type="float" office:value="0.018344">
            <text:p>0.02</text:p>
          </table:table-cell>
          <table:table-cell office:value-type="float" office:value="0.008721">
            <text:p>0.01</text:p>
          </table:table-cell>
          <table:table-cell office:value-type="float" office:value="0.034383">
            <text:p>0.03</text:p>
          </table:table-cell>
          <table:table-cell office:value-type="float" office:value="0.040472">
            <text:p>0.04</text:p>
          </table:table-cell>
          <table:table-cell office:value-type="float" office:value="0.067427">
            <text:p>0.07</text:p>
          </table:table-cell>
          <table:table-cell office:value-type="float" office:value="0.013517">
            <text:p>0.01</text:p>
          </table:table-cell>
          <table:table-cell office:value-type="float" office:value="0.007741">
            <text:p>0.01</text:p>
          </table:table-cell>
          <table:table-cell office:value-type="float" office:value="0.023143">
            <text:p>0.02</text:p>
          </table:table-cell>
          <table:table-cell office:value-type="float" office:value="0.033171">
            <text:p>0.03</text:p>
          </table:table-cell>
          <table:table-cell office:value-type="float" office:value="0.055657">
            <text:p>0.06</text:p>
          </table:table-cell>
          <table:table-cell office:value-type="float" office:value="0.010685">
            <text:p>0.01</text:p>
          </table:table-cell>
          <table:table-cell office:value-type="float" office:value="0.006543">
            <text:p>0.01</text:p>
          </table:table-cell>
          <table:table-cell office:value-type="float" office:value="0.01758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1608">
            <text:p>0.05</text:p>
          </table:table-cell>
          <table:table-cell office:value-type="float" office:value="0.063021">
            <text:p>0.06</text:p>
          </table:table-cell>
          <table:table-cell office:value-type="float" office:value="0.040195">
            <text:p>0.04</text:p>
          </table:table-cell>
          <table:table-cell office:value-type="float" office:value="0.060673">
            <text:p>0.06</text:p>
          </table:table-cell>
          <table:table-cell office:value-type="float" office:value="0.006065">
            <text:p>0.01</text:p>
          </table:table-cell>
          <table:table-cell office:value-type="float" office:value="0.047985">
            <text:p>0.05</text:p>
          </table:table-cell>
          <table:table-cell office:value-type="float" office:value="0.07071">
            <text:p>0.07</text:p>
          </table:table-cell>
          <table:table-cell office:value-type="float" office:value="0.025261">
            <text:p>0.03</text:p>
          </table:table-cell>
          <table:table-cell office:value-type="float" office:value="0.034041">
            <text:p>0.03</text:p>
          </table:table-cell>
          <table:table-cell office:value-type="float" office:value="0.010629">
            <text:p>0.01</text:p>
          </table:table-cell>
          <table:table-cell office:value-type="float" office:value="0.040122">
            <text:p>0.04</text:p>
          </table:table-cell>
          <table:table-cell office:value-type="float" office:value="0.063643">
            <text:p>0.06</text:p>
          </table:table-cell>
          <table:table-cell office:value-type="float" office:value="0.016602">
            <text:p>0.02</text:p>
          </table:table-cell>
          <table:table-cell office:value-type="float" office:value="0.024112">
            <text:p>0.02</text:p>
          </table:table-cell>
          <table:table-cell office:value-type="float" office:value="0.004085">
            <text:p>0</text:p>
          </table:table-cell>
          <table:table-cell/>
          <table:table-cell office:value-type="float" office:value="0.067006">
            <text:p>0.07</text:p>
          </table:table-cell>
          <table:table-cell office:value-type="float" office:value="0.065666">
            <text:p>0.07</text:p>
          </table:table-cell>
          <table:table-cell office:value-type="float" office:value="0.068346">
            <text:p>0.07</text:p>
          </table:table-cell>
          <table:table-cell office:value-type="float" office:value="0.076811">
            <text:p>0.08</text:p>
          </table:table-cell>
          <table:table-cell office:value-type="float" office:value="0.054236">
            <text:p>0.05</text:p>
          </table:table-cell>
          <table:table-cell office:value-type="float" office:value="0.063436">
            <text:p>0.06</text:p>
          </table:table-cell>
          <table:table-cell office:value-type="float" office:value="0.076192">
            <text:p>0.08</text:p>
          </table:table-cell>
          <table:table-cell office:value-type="float" office:value="0.050681">
            <text:p>0.05</text:p>
          </table:table-cell>
          <table:table-cell office:value-type="float" office:value="0.042862">
            <text:p>0.04</text:p>
          </table:table-cell>
          <table:table-cell office:value-type="float" office:value="0.063712">
            <text:p>0.06</text:p>
          </table:table-cell>
          <table:table-cell office:value-type="float" office:value="0.045737">
            <text:p>0.05</text:p>
          </table:table-cell>
          <table:table-cell office:value-type="float" office:value="0.073252">
            <text:p>0.07</text:p>
          </table:table-cell>
          <table:table-cell office:value-type="float" office:value="0.018222">
            <text:p>0.02</text:p>
          </table:table-cell>
          <table:table-cell office:value-type="float" office:value="0.021049">
            <text:p>0.02</text:p>
          </table:table-cell>
          <table:table-cell office:value-type="float" office:value="0.0135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0337">
            <text:p>0.05</text:p>
          </table:table-cell>
          <table:table-cell office:value-type="float" office:value="0.062683">
            <text:p>0.06</text:p>
          </table:table-cell>
          <table:table-cell office:value-type="float" office:value="0.037992">
            <text:p>0.04</text:p>
          </table:table-cell>
          <table:table-cell office:value-type="float" office:value="0.058127">
            <text:p>0.06</text:p>
          </table:table-cell>
          <table:table-cell office:value-type="float" office:value="0.004433">
            <text:p>0</text:p>
          </table:table-cell>
          <table:table-cell office:value-type="float" office:value="0.047292">
            <text:p>0.05</text:p>
          </table:table-cell>
          <table:table-cell office:value-type="float" office:value="0.063498">
            <text:p>0.06</text:p>
          </table:table-cell>
          <table:table-cell office:value-type="float" office:value="0.031087">
            <text:p>0.03</text:p>
          </table:table-cell>
          <table:table-cell office:value-type="float" office:value="0.043556">
            <text:p>0.04</text:p>
          </table:table-cell>
          <table:table-cell office:value-type="float" office:value="0.010305">
            <text:p>0.01</text:p>
          </table:table-cell>
          <table:table-cell office:value-type="float" office:value="0.039018">
            <text:p>0.04</text:p>
          </table:table-cell>
          <table:table-cell office:value-type="float" office:value="0.056133">
            <text:p>0.06</text:p>
          </table:table-cell>
          <table:table-cell office:value-type="float" office:value="0.021904">
            <text:p>0.02</text:p>
          </table:table-cell>
          <table:table-cell office:value-type="float" office:value="0.031591">
            <text:p>0.03</text:p>
          </table:table-cell>
          <table:table-cell office:value-type="float" office:value="0.005758">
            <text:p>0.01</text:p>
          </table:table-cell>
          <table:table-cell/>
          <table:table-cell office:value-type="float" office:value="0.070612">
            <text:p>0.07</text:p>
          </table:table-cell>
          <table:table-cell office:value-type="float" office:value="0.065205">
            <text:p>0.07</text:p>
          </table:table-cell>
          <table:table-cell office:value-type="float" office:value="0.076019">
            <text:p>0.08</text:p>
          </table:table-cell>
          <table:table-cell office:value-type="float" office:value="0.075888">
            <text:p>0.08</text:p>
          </table:table-cell>
          <table:table-cell office:value-type="float" office:value="0.076237">
            <text:p>0.08</text:p>
          </table:table-cell>
          <table:table-cell office:value-type="float" office:value="0.068488">
            <text:p>0.07</text:p>
          </table:table-cell>
          <table:table-cell office:value-type="float" office:value="0.067799">
            <text:p>0.07</text:p>
          </table:table-cell>
          <table:table-cell office:value-type="float" office:value="0.069177">
            <text:p>0.07</text:p>
          </table:table-cell>
          <table:table-cell office:value-type="float" office:value="0.058595">
            <text:p>0.06</text:p>
          </table:table-cell>
          <table:table-cell office:value-type="float" office:value="0.086814">
            <text:p>0.09</text:p>
          </table:table-cell>
          <table:table-cell office:value-type="float" office:value="0.045055">
            <text:p>0.05</text:p>
          </table:table-cell>
          <table:table-cell office:value-type="float" office:value="0.0672">
            <text:p>0.07</text:p>
          </table:table-cell>
          <table:table-cell office:value-type="float" office:value="0.02291">
            <text:p>0.02</text:p>
          </table:table-cell>
          <table:table-cell office:value-type="float" office:value="0.026452">
            <text:p>0.03</text:p>
          </table:table-cell>
          <table:table-cell office:value-type="float" office:value="0.017008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5488">
            <text:p>0.05</text:p>
          </table:table-cell>
          <table:table-cell office:value-type="float" office:value="0.062544">
            <text:p>0.06</text:p>
          </table:table-cell>
          <table:table-cell office:value-type="float" office:value="0.028433">
            <text:p>0.03</text:p>
          </table:table-cell>
          <table:table-cell office:value-type="float" office:value="0.042324">
            <text:p>0.04</text:p>
          </table:table-cell>
          <table:table-cell office:value-type="float" office:value="0.005281">
            <text:p>0.01</text:p>
          </table:table-cell>
          <table:table-cell office:value-type="float" office:value="0.044331">
            <text:p>0.04</text:p>
          </table:table-cell>
          <table:table-cell office:value-type="float" office:value="0.058398">
            <text:p>0.06</text:p>
          </table:table-cell>
          <table:table-cell office:value-type="float" office:value="0.030264">
            <text:p>0.03</text:p>
          </table:table-cell>
          <table:table-cell office:value-type="float" office:value="0.044373">
            <text:p>0.04</text:p>
          </table:table-cell>
          <table:table-cell office:value-type="float" office:value="0.006748">
            <text:p>0.01</text:p>
          </table:table-cell>
          <table:table-cell office:value-type="float" office:value="0.037225">
            <text:p>0.04</text:p>
          </table:table-cell>
          <table:table-cell office:value-type="float" office:value="0.049766">
            <text:p>0.05</text:p>
          </table:table-cell>
          <table:table-cell office:value-type="float" office:value="0.024684">
            <text:p>0.02</text:p>
          </table:table-cell>
          <table:table-cell office:value-type="float" office:value="0.034146">
            <text:p>0.03</text:p>
          </table:table-cell>
          <table:table-cell office:value-type="float" office:value="0.008912">
            <text:p>0.01</text:p>
          </table:table-cell>
          <table:table-cell/>
          <table:table-cell office:value-type="float" office:value="0.070831">
            <text:p>0.07</text:p>
          </table:table-cell>
          <table:table-cell office:value-type="float" office:value="0.065038">
            <text:p>0.07</text:p>
          </table:table-cell>
          <table:table-cell office:value-type="float" office:value="0.076624">
            <text:p>0.08</text:p>
          </table:table-cell>
          <table:table-cell office:value-type="float" office:value="0.063282">
            <text:p>0.06</text:p>
          </table:table-cell>
          <table:table-cell office:value-type="float" office:value="0.09886">
            <text:p>0.1</text:p>
          </table:table-cell>
          <table:table-cell office:value-type="float" office:value="0.070682">
            <text:p>0.07</text:p>
          </table:table-cell>
          <table:table-cell office:value-type="float" office:value="0.061607">
            <text:p>0.06</text:p>
          </table:table-cell>
          <table:table-cell office:value-type="float" office:value="0.079757">
            <text:p>0.08</text:p>
          </table:table-cell>
          <table:table-cell office:value-type="float" office:value="0.064463">
            <text:p>0.06</text:p>
          </table:table-cell>
          <table:table-cell office:value-type="float" office:value="0.105247">
            <text:p>0.11</text:p>
          </table:table-cell>
          <table:table-cell office:value-type="float" office:value="0.043642">
            <text:p>0.04</text:p>
          </table:table-cell>
          <table:table-cell office:value-type="float" office:value="0.061036">
            <text:p>0.06</text:p>
          </table:table-cell>
          <table:table-cell office:value-type="float" office:value="0.026247">
            <text:p>0.03</text:p>
          </table:table-cell>
          <table:table-cell office:value-type="float" office:value="0.030395">
            <text:p>0.03</text:p>
          </table:table-cell>
          <table:table-cell office:value-type="float" office:value="0.01933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299">
            <text:p>0.04</text:p>
          </table:table-cell>
          <table:table-cell office:value-type="float" office:value="0.062511">
            <text:p>0.06</text:p>
          </table:table-cell>
          <table:table-cell office:value-type="float" office:value="0.02347">
            <text:p>0.02</text:p>
          </table:table-cell>
          <table:table-cell office:value-type="float" office:value="0.034267">
            <text:p>0.03</text:p>
          </table:table-cell>
          <table:table-cell office:value-type="float" office:value="0.005475">
            <text:p>0.01</text:p>
          </table:table-cell>
          <table:table-cell office:value-type="float" office:value="0.041351">
            <text:p>0.04</text:p>
          </table:table-cell>
          <table:table-cell office:value-type="float" office:value="0.055687">
            <text:p>0.06</text:p>
          </table:table-cell>
          <table:table-cell office:value-type="float" office:value="0.027015">
            <text:p>0.03</text:p>
          </table:table-cell>
          <table:table-cell office:value-type="float" office:value="0.041363">
            <text:p>0.04</text:p>
          </table:table-cell>
          <table:table-cell office:value-type="float" office:value="0.003103">
            <text:p>0</text:p>
          </table:table-cell>
          <table:table-cell office:value-type="float" office:value="0.03522">
            <text:p>0.04</text:p>
          </table:table-cell>
          <table:table-cell office:value-type="float" office:value="0.044149">
            <text:p>0.04</text:p>
          </table:table-cell>
          <table:table-cell office:value-type="float" office:value="0.026291">
            <text:p>0.03</text:p>
          </table:table-cell>
          <table:table-cell office:value-type="float" office:value="0.034258">
            <text:p>0.03</text:p>
          </table:table-cell>
          <table:table-cell office:value-type="float" office:value="0.013012">
            <text:p>0.01</text:p>
          </table:table-cell>
          <table:table-cell/>
          <table:table-cell office:value-type="float" office:value="0.072016">
            <text:p>0.07</text:p>
          </table:table-cell>
          <table:table-cell office:value-type="float" office:value="0.065001">
            <text:p>0.07</text:p>
          </table:table-cell>
          <table:table-cell office:value-type="float" office:value="0.079031">
            <text:p>0.08</text:p>
          </table:table-cell>
          <table:table-cell office:value-type="float" office:value="0.053764">
            <text:p>0.05</text:p>
          </table:table-cell>
          <table:table-cell office:value-type="float" office:value="0.121144">
            <text:p>0.12</text:p>
          </table:table-cell>
          <table:table-cell office:value-type="float" office:value="0.072255">
            <text:p>0.07</text:p>
          </table:table-cell>
          <table:table-cell office:value-type="float" office:value="0.057667">
            <text:p>0.06</text:p>
          </table:table-cell>
          <table:table-cell office:value-type="float" office:value="0.086842">
            <text:p>0.09</text:p>
          </table:table-cell>
          <table:table-cell office:value-type="float" office:value="0.065123">
            <text:p>0.07</text:p>
          </table:table-cell>
          <table:table-cell office:value-type="float" office:value="0.123041">
            <text:p>0.12</text:p>
          </table:table-cell>
          <table:table-cell office:value-type="float" office:value="0.041873">
            <text:p>0.04</text:p>
          </table:table-cell>
          <table:table-cell office:value-type="float" office:value="0.054708">
            <text:p>0.05</text:p>
          </table:table-cell>
          <table:table-cell office:value-type="float" office:value="0.029037">
            <text:p>0.03</text:p>
          </table:table-cell>
          <table:table-cell office:value-type="float" office:value="0.033836">
            <text:p>0.03</text:p>
          </table:table-cell>
          <table:table-cell office:value-type="float" office:value="0.02104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3064">
            <text:p>0.04</text:p>
          </table:table-cell>
          <table:table-cell office:value-type="float" office:value="0.062504">
            <text:p>0.06</text:p>
          </table:table-cell>
          <table:table-cell office:value-type="float" office:value="0.023625">
            <text:p>0.02</text:p>
          </table:table-cell>
          <table:table-cell office:value-type="float" office:value="0.03449">
            <text:p>0.03</text:p>
          </table:table-cell>
          <table:table-cell office:value-type="float" office:value="0.005515">
            <text:p>0.01</text:p>
          </table:table-cell>
          <table:table-cell office:value-type="float" office:value="0.038445">
            <text:p>0.04</text:p>
          </table:table-cell>
          <table:table-cell office:value-type="float" office:value="0.053689">
            <text:p>0.05</text:p>
          </table:table-cell>
          <table:table-cell office:value-type="float" office:value="0.023201">
            <text:p>0.02</text:p>
          </table:table-cell>
          <table:table-cell office:value-type="float" office:value="0.035605">
            <text:p>0.04</text:p>
          </table:table-cell>
          <table:table-cell office:value-type="float" office:value="0.002527">
            <text:p>0</text:p>
          </table:table-cell>
          <table:table-cell office:value-type="float" office:value="0.033162">
            <text:p>0.03</text:p>
          </table:table-cell>
          <table:table-cell office:value-type="float" office:value="0.038955">
            <text:p>0.04</text:p>
          </table:table-cell>
          <table:table-cell office:value-type="float" office:value="0.027368">
            <text:p>0.03</text:p>
          </table:table-cell>
          <table:table-cell office:value-type="float" office:value="0.032945">
            <text:p>0.03</text:p>
          </table:table-cell>
          <table:table-cell office:value-type="float" office:value="0.018073">
            <text:p>0.02</text:p>
          </table:table-cell>
          <table:table-cell/>
          <table:table-cell office:value-type="float" office:value="0.073077">
            <text:p>0.07</text:p>
          </table:table-cell>
          <table:table-cell office:value-type="float" office:value="0.064994">
            <text:p>0.06</text:p>
          </table:table-cell>
          <table:table-cell office:value-type="float" office:value="0.08116">
            <text:p>0.08</text:p>
          </table:table-cell>
          <table:table-cell office:value-type="float" office:value="0.043855">
            <text:p>0.04</text:p>
          </table:table-cell>
          <table:table-cell office:value-type="float" office:value="0.143337">
            <text:p>0.14</text:p>
          </table:table-cell>
          <table:table-cell office:value-type="float" office:value="0.073602">
            <text:p>0.07</text:p>
          </table:table-cell>
          <table:table-cell office:value-type="float" office:value="0.055254">
            <text:p>0.06</text:p>
          </table:table-cell>
          <table:table-cell office:value-type="float" office:value="0.091951">
            <text:p>0.09</text:p>
          </table:table-cell>
          <table:table-cell office:value-type="float" office:value="0.062452">
            <text:p>0.06</text:p>
          </table:table-cell>
          <table:table-cell office:value-type="float" office:value="0.141114">
            <text:p>0.14</text:p>
          </table:table-cell>
          <table:table-cell office:value-type="float" office:value="0.039722">
            <text:p>0.04</text:p>
          </table:table-cell>
          <table:table-cell office:value-type="float" office:value="0.047799">
            <text:p>0.05</text:p>
          </table:table-cell>
          <table:table-cell office:value-type="float" office:value="0.031646">
            <text:p>0.03</text:p>
          </table:table-cell>
          <table:table-cell office:value-type="float" office:value="0.037457">
            <text:p>0.04</text:p>
          </table:table-cell>
          <table:table-cell office:value-type="float" office:value="0.02196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4178">
            <text:p>0.04</text:p>
          </table:table-cell>
          <table:table-cell office:value-type="float" office:value="0.062502">
            <text:p>0.06</text:p>
          </table:table-cell>
          <table:table-cell office:value-type="float" office:value="0.025854">
            <text:p>0.03</text:p>
          </table:table-cell>
          <table:table-cell office:value-type="float" office:value="0.038052">
            <text:p>0.04</text:p>
          </table:table-cell>
          <table:table-cell office:value-type="float" office:value="0.005523">
            <text:p>0.01</text:p>
          </table:table-cell>
          <table:table-cell office:value-type="float" office:value="0.037232">
            <text:p>0.04</text:p>
          </table:table-cell>
          <table:table-cell office:value-type="float" office:value="0.052202">
            <text:p>0.05</text:p>
          </table:table-cell>
          <table:table-cell office:value-type="float" office:value="0.022263">
            <text:p>0.02</text:p>
          </table:table-cell>
          <table:table-cell office:value-type="float" office:value="0.033687">
            <text:p>0.03</text:p>
          </table:table-cell>
          <table:table-cell office:value-type="float" office:value="0.003223">
            <text:p>0</text:p>
          </table:table-cell>
          <table:table-cell office:value-type="float" office:value="0.03232">
            <text:p>0.03</text:p>
          </table:table-cell>
          <table:table-cell office:value-type="float" office:value="0.034029">
            <text:p>0.03</text:p>
          </table:table-cell>
          <table:table-cell office:value-type="float" office:value="0.030611">
            <text:p>0.03</text:p>
          </table:table-cell>
          <table:table-cell office:value-type="float" office:value="0.034484">
            <text:p>0.03</text:p>
          </table:table-cell>
          <table:table-cell office:value-type="float" office:value="0.024158">
            <text:p>0.02</text:p>
          </table:table-cell>
          <table:table-cell/>
          <table:table-cell office:value-type="float" office:value="0.07466">
            <text:p>0.07</text:p>
          </table:table-cell>
          <table:table-cell office:value-type="float" office:value="0.064992">
            <text:p>0.06</text:p>
          </table:table-cell>
          <table:table-cell office:value-type="float" office:value="0.084328">
            <text:p>0.08</text:p>
          </table:table-cell>
          <table:table-cell office:value-type="float" office:value="0.035619">
            <text:p>0.04</text:p>
          </table:table-cell>
          <table:table-cell office:value-type="float" office:value="0.165509">
            <text:p>0.17</text:p>
          </table:table-cell>
          <table:table-cell office:value-type="float" office:value="0.074684">
            <text:p>0.07</text:p>
          </table:table-cell>
          <table:table-cell office:value-type="float" office:value="0.053474">
            <text:p>0.05</text:p>
          </table:table-cell>
          <table:table-cell office:value-type="float" office:value="0.095894">
            <text:p>0.1</text:p>
          </table:table-cell>
          <table:table-cell office:value-type="float" office:value="0.057566">
            <text:p>0.06</text:p>
          </table:table-cell>
          <table:table-cell office:value-type="float" office:value="0.159773">
            <text:p>0.16</text:p>
          </table:table-cell>
          <table:table-cell office:value-type="float" office:value="0.037143">
            <text:p>0.04</text:p>
          </table:table-cell>
          <table:table-cell office:value-type="float" office:value="0.040128">
            <text:p>0.04</text:p>
          </table:table-cell>
          <table:table-cell office:value-type="float" office:value="0.034157">
            <text:p>0.03</text:p>
          </table:table-cell>
          <table:table-cell office:value-type="float" office:value="0.041222">
            <text:p>0.04</text:p>
          </table:table-cell>
          <table:table-cell office:value-type="float" office:value="0.022384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0177">
            <text:p>0.05</text:p>
          </table:table-cell>
          <table:table-cell office:value-type="float" office:value="0.062502">
            <text:p>0.06</text:p>
          </table:table-cell>
          <table:table-cell office:value-type="float" office:value="0.037852">
            <text:p>0.04</text:p>
          </table:table-cell>
          <table:table-cell office:value-type="float" office:value="0.057248">
            <text:p>0.06</text:p>
          </table:table-cell>
          <table:table-cell office:value-type="float" office:value="0.005525">
            <text:p>0.01</text:p>
          </table:table-cell>
          <table:table-cell office:value-type="float" office:value="0.037163">
            <text:p>0.04</text:p>
          </table:table-cell>
          <table:table-cell office:value-type="float" office:value="0.051091">
            <text:p>0.05</text:p>
          </table:table-cell>
          <table:table-cell office:value-type="float" office:value="0.023235">
            <text:p>0.02</text:p>
          </table:table-cell>
          <table:table-cell office:value-type="float" office:value="0.034197">
            <text:p>0.03</text:p>
          </table:table-cell>
          <table:table-cell office:value-type="float" office:value="0.004965">
            <text:p>0</text:p>
          </table:table-cell>
          <table:table-cell office:value-type="float" office:value="0.031671">
            <text:p>0.03</text:p>
          </table:table-cell>
          <table:table-cell office:value-type="float" office:value="0.029312">
            <text:p>0.03</text:p>
          </table:table-cell>
          <table:table-cell office:value-type="float" office:value="0.03403">
            <text:p>0.03</text:p>
          </table:table-cell>
          <table:table-cell office:value-type="float" office:value="0.035675">
            <text:p>0.04</text:p>
          </table:table-cell>
          <table:table-cell office:value-type="float" office:value="0.03129">
            <text:p>0.03</text:p>
          </table:table-cell>
          <table:table-cell/>
          <table:table-cell office:value-type="float" office:value="0.080341">
            <text:p>0.08</text:p>
          </table:table-cell>
          <table:table-cell office:value-type="float" office:value="0.064992">
            <text:p>0.06</text:p>
          </table:table-cell>
          <table:table-cell office:value-type="float" office:value="0.09569">
            <text:p>0.1</text:p>
          </table:table-cell>
          <table:table-cell office:value-type="float" office:value="0.040498">
            <text:p>0.04</text:p>
          </table:table-cell>
          <table:table-cell office:value-type="float" office:value="0.187677">
            <text:p>0.19</text:p>
          </table:table-cell>
          <table:table-cell office:value-type="float" office:value="0.075651">
            <text:p>0.08</text:p>
          </table:table-cell>
          <table:table-cell office:value-type="float" office:value="0.052163">
            <text:p>0.05</text:p>
          </table:table-cell>
          <table:table-cell office:value-type="float" office:value="0.09914">
            <text:p>0.1</text:p>
          </table:table-cell>
          <table:table-cell office:value-type="float" office:value="0.051176">
            <text:p>0.05</text:p>
          </table:table-cell>
          <table:table-cell office:value-type="float" office:value="0.179081">
            <text:p>0.18</text:p>
          </table:table-cell>
          <table:table-cell office:value-type="float" office:value="0.034527">
            <text:p>0.03</text:p>
          </table:table-cell>
          <table:table-cell office:value-type="float" office:value="0.03258">
            <text:p>0.03</text:p>
          </table:table-cell>
          <table:table-cell office:value-type="float" office:value="0.036474">
            <text:p>0.04</text:p>
          </table:table-cell>
          <table:table-cell office:value-type="float" office:value="0.044395">
            <text:p>0.04</text:p>
          </table:table-cell>
          <table:table-cell office:value-type="float" office:value="0.023273">
            <text:p>0.02</text:p>
          </table:table-cell>
          <table:table-cell table:number-columns-repeated="18"/>
        </table:table-row>
        <table:table-row table:style-name="ro1">
          <table:table-cell office:value-type="float" office:value="0.056176">
            <text:p>0.06</text:p>
          </table:table-cell>
          <table:table-cell office:value-type="float" office:value="0.062502">
            <text:p>0.06</text:p>
          </table:table-cell>
          <table:table-cell office:value-type="float" office:value="0.049851">
            <text:p>0.05</text:p>
          </table:table-cell>
          <table:table-cell office:value-type="float" office:value="0.076447">
            <text:p>0.08</text:p>
          </table:table-cell>
          <table:table-cell office:value-type="float" office:value="0.005525">
            <text:p>0.01</text:p>
          </table:table-cell>
          <table:table-cell office:value-type="float" office:value="0.038243">
            <text:p>0.04</text:p>
          </table:table-cell>
          <table:table-cell office:value-type="float" office:value="0.050259">
            <text:p>0.05</text:p>
          </table:table-cell>
          <table:table-cell office:value-type="float" office:value="0.026226">
            <text:p>0.03</text:p>
          </table:table-cell>
          <table:table-cell office:value-type="float" office:value="0.03795">
            <text:p>0.04</text:p>
          </table:table-cell>
          <table:table-cell office:value-type="float" office:value="0.006686">
            <text:p>0.01</text:p>
          </table:table-cell>
          <table:table-cell office:value-type="float" office:value="0.031411">
            <text:p>0.03</text:p>
          </table:table-cell>
          <table:table-cell office:value-type="float" office:value="0.0252">
            <text:p>0.03</text:p>
          </table:table-cell>
          <table:table-cell office:value-type="float" office:value="0.037623">
            <text:p>0.04</text:p>
          </table:table-cell>
          <table:table-cell office:value-type="float" office:value="0.036552">
            <text:p>0.04</text:p>
          </table:table-cell>
          <table:table-cell office:value-type="float" office:value="0.039407">
            <text:p>0.04</text:p>
          </table:table-cell>
          <table:table-cell/>
          <table:table-cell office:value-type="float" office:value="0.09031">
            <text:p>0.09</text:p>
          </table:table-cell>
          <table:table-cell office:value-type="float" office:value="0.064992">
            <text:p>0.06</text:p>
          </table:table-cell>
          <table:table-cell office:value-type="float" office:value="0.115627">
            <text:p>0.12</text:p>
          </table:table-cell>
          <table:table-cell office:value-type="float" office:value="0.059097">
            <text:p>0.06</text:p>
          </table:table-cell>
          <table:table-cell office:value-type="float" office:value="0.209844">
            <text:p>0.21</text:p>
          </table:table-cell>
          <table:table-cell office:value-type="float" office:value="0.076581">
            <text:p>0.08</text:p>
          </table:table-cell>
          <table:table-cell office:value-type="float" office:value="0.051198">
            <text:p>0.05</text:p>
          </table:table-cell>
          <table:table-cell office:value-type="float" office:value="0.101964">
            <text:p>0.1</text:p>
          </table:table-cell>
          <table:table-cell office:value-type="float" office:value="0.043745">
            <text:p>0.04</text:p>
          </table:table-cell>
          <table:table-cell office:value-type="float" office:value="0.198995">
            <text:p>0.2</text:p>
          </table:table-cell>
          <table:table-cell office:value-type="float" office:value="0.032517">
            <text:p>0.03</text:p>
          </table:table-cell>
          <table:table-cell office:value-type="float" office:value="0.026671">
            <text:p>0.03</text:p>
          </table:table-cell>
          <table:table-cell office:value-type="float" office:value="0.038364">
            <text:p>0.04</text:p>
          </table:table-cell>
          <table:table-cell office:value-type="float" office:value="0.045823">
            <text:p>0.05</text:p>
          </table:table-cell>
          <table:table-cell office:value-type="float" office:value="0.025931">
            <text:p>0.03</text:p>
          </table:table-cell>
          <table:table-cell table:number-columns-repeated="18"/>
        </table:table-row>
        <table:table-row table:style-name="ro1">
          <table:table-cell office:value-type="float" office:value="0.062176">
            <text:p>0.06</text:p>
          </table:table-cell>
          <table:table-cell office:value-type="float" office:value="0.062502">
            <text:p>0.06</text:p>
          </table:table-cell>
          <table:table-cell office:value-type="float" office:value="0.061851">
            <text:p>0.06</text:p>
          </table:table-cell>
          <table:table-cell office:value-type="float" office:value="0.095647">
            <text:p>0.1</text:p>
          </table:table-cell>
          <table:table-cell office:value-type="float" office:value="0.005525">
            <text:p>0.01</text:p>
          </table:table-cell>
          <table:table-cell office:value-type="float" office:value="0.04337">
            <text:p>0.04</text:p>
          </table:table-cell>
          <table:table-cell office:value-type="float" office:value="0.049635">
            <text:p>0.05</text:p>
          </table:table-cell>
          <table:table-cell office:value-type="float" office:value="0.037104">
            <text:p>0.04</text:p>
          </table:table-cell>
          <table:table-cell office:value-type="float" office:value="0.054548">
            <text:p>0.05</text:p>
          </table:table-cell>
          <table:table-cell office:value-type="float" office:value="0.008032">
            <text:p>0.01</text:p>
          </table:table-cell>
          <table:table-cell office:value-type="float" office:value="0.03174">
            <text:p>0.03</text:p>
          </table:table-cell>
          <table:table-cell office:value-type="float" office:value="0.021659">
            <text:p>0.02</text:p>
          </table:table-cell>
          <table:table-cell office:value-type="float" office:value="0.041821">
            <text:p>0.04</text:p>
          </table:table-cell>
          <table:table-cell office:value-type="float" office:value="0.037917">
            <text:p>0.04</text:p>
          </table:table-cell>
          <table:table-cell office:value-type="float" office:value="0.048327">
            <text:p>0.05</text:p>
          </table:table-cell>
          <table:table-cell/>
          <table:table-cell office:value-type="float" office:value="0.100278">
            <text:p>0.1</text:p>
          </table:table-cell>
          <table:table-cell office:value-type="float" office:value="0.064992">
            <text:p>0.06</text:p>
          </table:table-cell>
          <table:table-cell office:value-type="float" office:value="0.135565">
            <text:p>0.14</text:p>
          </table:table-cell>
          <table:table-cell office:value-type="float" office:value="0.077697">
            <text:p>0.08</text:p>
          </table:table-cell>
          <table:table-cell office:value-type="float" office:value="0.232011">
            <text:p>0.23</text:p>
          </table:table-cell>
          <table:table-cell office:value-type="float" office:value="0.078394">
            <text:p>0.08</text:p>
          </table:table-cell>
          <table:table-cell office:value-type="float" office:value="0.05049">
            <text:p>0.05</text:p>
          </table:table-cell>
          <table:table-cell office:value-type="float" office:value="0.106297">
            <text:p>0.11</text:p>
          </table:table-cell>
          <table:table-cell office:value-type="float" office:value="0.038421">
            <text:p>0.04</text:p>
          </table:table-cell>
          <table:table-cell office:value-type="float" office:value="0.219425">
            <text:p>0.22</text:p>
          </table:table-cell>
          <table:table-cell office:value-type="float" office:value="0.030462">
            <text:p>0.03</text:p>
          </table:table-cell>
          <table:table-cell office:value-type="float" office:value="0.021387">
            <text:p>0.02</text:p>
          </table:table-cell>
          <table:table-cell office:value-type="float" office:value="0.039537">
            <text:p>0.04</text:p>
          </table:table-cell>
          <table:table-cell office:value-type="float" office:value="0.044602">
            <text:p>0.04</text:p>
          </table:table-cell>
          <table:table-cell office:value-type="float" office:value="0.031097">
            <text:p>0.03</text:p>
          </table:table-cell>
          <table:table-cell table:number-columns-repeated="18"/>
        </table:table-row>
        <table:table-row table:style-name="ro1">
          <table:table-cell office:value-type="float" office:value="0.020799">
            <text:p>0.02</text:p>
          </table:table-cell>
          <table:table-cell office:value-type="float" office:value="0.034579">
            <text:p>0.03</text:p>
          </table:table-cell>
          <table:table-cell office:value-type="float" office:value="0.007019">
            <text:p>0.01</text:p>
          </table:table-cell>
          <table:table-cell office:value-type="float" office:value="0.006301">
            <text:p>0.01</text:p>
          </table:table-cell>
          <table:table-cell office:value-type="float" office:value="0.008215">
            <text:p>0.01</text:p>
          </table:table-cell>
          <table:table-cell office:value-type="float" office:value="0.023101">
            <text:p>0.02</text:p>
          </table:table-cell>
          <table:table-cell office:value-type="float" office:value="0.036112">
            <text:p>0.04</text:p>
          </table:table-cell>
          <table:table-cell office:value-type="float" office:value="0.010091">
            <text:p>0.01</text:p>
          </table:table-cell>
          <table:table-cell office:value-type="float" office:value="0.0123">
            <text:p>0.01</text:p>
          </table:table-cell>
          <table:table-cell office:value-type="float" office:value="0.00641">
            <text:p>0.01</text:p>
          </table:table-cell>
          <table:table-cell office:value-type="float" office:value="0.019903">
            <text:p>0.02</text:p>
          </table:table-cell>
          <table:table-cell office:value-type="float" office:value="0.030754">
            <text:p>0.03</text:p>
          </table:table-cell>
          <table:table-cell office:value-type="float" office:value="0.009051">
            <text:p>0.01</text:p>
          </table:table-cell>
          <table:table-cell office:value-type="float" office:value="0.011317">
            <text:p>0.01</text:p>
          </table:table-cell>
          <table:table-cell office:value-type="float" office:value="0.005274">
            <text:p>0.01</text:p>
          </table:table-cell>
          <table:table-cell/>
          <table:table-cell office:value-type="float" office:value="0.023514">
            <text:p>0.02</text:p>
          </table:table-cell>
          <table:table-cell office:value-type="float" office:value="0.029622">
            <text:p>0.03</text:p>
          </table:table-cell>
          <table:table-cell office:value-type="float" office:value="0.017407">
            <text:p>0.02</text:p>
          </table:table-cell>
          <table:table-cell office:value-type="float" office:value="0.009121">
            <text:p>0.01</text:p>
          </table:table-cell>
          <table:table-cell office:value-type="float" office:value="0.031216">
            <text:p>0.03</text:p>
          </table:table-cell>
          <table:table-cell office:value-type="float" office:value="0.02194">
            <text:p>0.02</text:p>
          </table:table-cell>
          <table:table-cell office:value-type="float" office:value="0.030183">
            <text:p>0.03</text:p>
          </table:table-cell>
          <table:table-cell office:value-type="float" office:value="0.013697">
            <text:p>0.01</text:p>
          </table:table-cell>
          <table:table-cell office:value-type="float" office:value="0.00993">
            <text:p>0.01</text:p>
          </table:table-cell>
          <table:table-cell office:value-type="float" office:value="0.019976">
            <text:p>0.02</text:p>
          </table:table-cell>
          <table:table-cell office:value-type="float" office:value="0.019767">
            <text:p>0.02</text:p>
          </table:table-cell>
          <table:table-cell office:value-type="float" office:value="0.027635">
            <text:p>0.03</text:p>
          </table:table-cell>
          <table:table-cell office:value-type="float" office:value="0.0119">
            <text:p>0.01</text:p>
          </table:table-cell>
          <table:table-cell office:value-type="float" office:value="0.010387">
            <text:p>0.01</text:p>
          </table:table-cell>
          <table:table-cell office:value-type="float" office:value="0.01442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6377">
            <text:p>0.04</text:p>
          </table:table-cell>
          <table:table-cell office:value-type="float" office:value="0.032183">
            <text:p>0.03</text:p>
          </table:table-cell>
          <table:table-cell office:value-type="float" office:value="0.04057">
            <text:p>0.04</text:p>
          </table:table-cell>
          <table:table-cell office:value-type="float" office:value="0.061273">
            <text:p>0.06</text:p>
          </table:table-cell>
          <table:table-cell office:value-type="float" office:value="0.006065">
            <text:p>0.01</text:p>
          </table:table-cell>
          <table:table-cell office:value-type="float" office:value="0.029363">
            <text:p>0.03</text:p>
          </table:table-cell>
          <table:table-cell office:value-type="float" office:value="0.033089">
            <text:p>0.03</text:p>
          </table:table-cell>
          <table:table-cell office:value-type="float" office:value="0.025636">
            <text:p>0.03</text:p>
          </table:table-cell>
          <table:table-cell office:value-type="float" office:value="0.034641">
            <text:p>0.03</text:p>
          </table:table-cell>
          <table:table-cell office:value-type="float" office:value="0.010629">
            <text:p>0.01</text:p>
          </table:table-cell>
          <table:table-cell office:value-type="float" office:value="0.022803">
            <text:p>0.02</text:p>
          </table:table-cell>
          <table:table-cell office:value-type="float" office:value="0.028649">
            <text:p>0.03</text:p>
          </table:table-cell>
          <table:table-cell office:value-type="float" office:value="0.016956">
            <text:p>0.02</text:p>
          </table:table-cell>
          <table:table-cell office:value-type="float" office:value="0.024679">
            <text:p>0.02</text:p>
          </table:table-cell>
          <table:table-cell office:value-type="float" office:value="0.004085">
            <text:p>0</text:p>
          </table:table-cell>
          <table:table-cell/>
          <table:table-cell office:value-type="float" office:value="0.047602">
            <text:p>0.05</text:p>
          </table:table-cell>
          <table:table-cell office:value-type="float" office:value="0.030733">
            <text:p>0.03</text:p>
          </table:table-cell>
          <table:table-cell office:value-type="float" office:value="0.064471">
            <text:p>0.06</text:p>
          </table:table-cell>
          <table:table-cell office:value-type="float" office:value="0.074411">
            <text:p>0.07</text:p>
          </table:table-cell>
          <table:table-cell office:value-type="float" office:value="0.047902">
            <text:p>0.05</text:p>
          </table:table-cell>
          <table:table-cell office:value-type="float" office:value="0.039677">
            <text:p>0.04</text:p>
          </table:table-cell>
          <table:table-cell office:value-type="float" office:value="0.032299">
            <text:p>0.03</text:p>
          </table:table-cell>
          <table:table-cell office:value-type="float" office:value="0.047056">
            <text:p>0.05</text:p>
          </table:table-cell>
          <table:table-cell office:value-type="float" office:value="0.040862">
            <text:p>0.04</text:p>
          </table:table-cell>
          <table:table-cell office:value-type="float" office:value="0.057379">
            <text:p>0.06</text:p>
          </table:table-cell>
          <table:table-cell office:value-type="float" office:value="0.016874">
            <text:p>0.02</text:p>
          </table:table-cell>
          <table:table-cell office:value-type="float" office:value="0.020418">
            <text:p>0.02</text:p>
          </table:table-cell>
          <table:table-cell office:value-type="float" office:value="0.013329">
            <text:p>0.01</text:p>
          </table:table-cell>
          <table:table-cell office:value-type="float" office:value="0.01782">
            <text:p>0.02</text:p>
          </table:table-cell>
          <table:table-cell office:value-type="float" office:value="0.00584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7845">
            <text:p>0.04</text:p>
          </table:table-cell>
          <table:table-cell office:value-type="float" office:value="0.037135">
            <text:p>0.04</text:p>
          </table:table-cell>
          <table:table-cell office:value-type="float" office:value="0.038554">
            <text:p>0.04</text:p>
          </table:table-cell>
          <table:table-cell office:value-type="float" office:value="0.059027">
            <text:p>0.06</text:p>
          </table:table-cell>
          <table:table-cell office:value-type="float" office:value="0.004433">
            <text:p>0</text:p>
          </table:table-cell>
          <table:table-cell office:value-type="float" office:value="0.033947">
            <text:p>0.03</text:p>
          </table:table-cell>
          <table:table-cell office:value-type="float" office:value="0.035868">
            <text:p>0.04</text:p>
          </table:table-cell>
          <table:table-cell office:value-type="float" office:value="0.032027">
            <text:p>0.03</text:p>
          </table:table-cell>
          <table:table-cell office:value-type="float" office:value="0.04506">
            <text:p>0.05</text:p>
          </table:table-cell>
          <table:table-cell office:value-type="float" office:value="0.010305">
            <text:p>0.01</text:p>
          </table:table-cell>
          <table:table-cell office:value-type="float" office:value="0.028346">
            <text:p>0.03</text:p>
          </table:table-cell>
          <table:table-cell office:value-type="float" office:value="0.031466">
            <text:p>0.03</text:p>
          </table:table-cell>
          <table:table-cell office:value-type="float" office:value="0.025226">
            <text:p>0.03</text:p>
          </table:table-cell>
          <table:table-cell office:value-type="float" office:value="0.036907">
            <text:p>0.04</text:p>
          </table:table-cell>
          <table:table-cell office:value-type="float" office:value="0.005758">
            <text:p>0.01</text:p>
          </table:table-cell>
          <table:table-cell/>
          <table:table-cell office:value-type="float" office:value="0.053368">
            <text:p>0.05</text:p>
          </table:table-cell>
          <table:table-cell office:value-type="float" office:value="0.036529">
            <text:p>0.04</text:p>
          </table:table-cell>
          <table:table-cell office:value-type="float" office:value="0.070206">
            <text:p>0.07</text:p>
          </table:table-cell>
          <table:table-cell office:value-type="float" office:value="0.072288">
            <text:p>0.07</text:p>
          </table:table-cell>
          <table:table-cell office:value-type="float" office:value="0.066737">
            <text:p>0.07</text:p>
          </table:table-cell>
          <table:table-cell office:value-type="float" office:value="0.048624">
            <text:p>0.05</text:p>
          </table:table-cell>
          <table:table-cell office:value-type="float" office:value="0.033508">
            <text:p>0.03</text:p>
          </table:table-cell>
          <table:table-cell office:value-type="float" office:value="0.063739">
            <text:p>0.06</text:p>
          </table:table-cell>
          <table:table-cell office:value-type="float" office:value="0.055595">
            <text:p>0.06</text:p>
          </table:table-cell>
          <table:table-cell office:value-type="float" office:value="0.077314">
            <text:p>0.08</text:p>
          </table:table-cell>
          <table:table-cell office:value-type="float" office:value="0.018783">
            <text:p>0.02</text:p>
          </table:table-cell>
          <table:table-cell office:value-type="float" office:value="0.020843">
            <text:p>0.02</text:p>
          </table:table-cell>
          <table:table-cell office:value-type="float" office:value="0.016723">
            <text:p>0.02</text:p>
          </table:table-cell>
          <table:table-cell office:value-type="float" office:value="0.023452">
            <text:p>0.02</text:p>
          </table:table-cell>
          <table:table-cell office:value-type="float" office:value="0.00550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5224">
            <text:p>0.04</text:p>
          </table:table-cell>
          <table:table-cell office:value-type="float" office:value="0.038484">
            <text:p>0.04</text:p>
          </table:table-cell>
          <table:table-cell office:value-type="float" office:value="0.031963">
            <text:p>0.03</text:p>
          </table:table-cell>
          <table:table-cell office:value-type="float" office:value="0.047972">
            <text:p>0.05</text:p>
          </table:table-cell>
          <table:table-cell office:value-type="float" office:value="0.005281">
            <text:p>0.01</text:p>
          </table:table-cell>
          <table:table-cell office:value-type="float" office:value="0.036216">
            <text:p>0.04</text:p>
          </table:table-cell>
          <table:table-cell office:value-type="float" office:value="0.037955">
            <text:p>0.04</text:p>
          </table:table-cell>
          <table:table-cell office:value-type="float" office:value="0.034477">
            <text:p>0.03</text:p>
          </table:table-cell>
          <table:table-cell office:value-type="float" office:value="0.051115">
            <text:p>0.05</text:p>
          </table:table-cell>
          <table:table-cell office:value-type="float" office:value="0.006748">
            <text:p>0.01</text:p>
          </table:table-cell>
          <table:table-cell office:value-type="float" office:value="0.0334">
            <text:p>0.03</text:p>
          </table:table-cell>
          <table:table-cell office:value-type="float" office:value="0.034225">
            <text:p>0.03</text:p>
          </table:table-cell>
          <table:table-cell office:value-type="float" office:value="0.032574">
            <text:p>0.03</text:p>
          </table:table-cell>
          <table:table-cell office:value-type="float" office:value="0.046771">
            <text:p>0.05</text:p>
          </table:table-cell>
          <table:table-cell office:value-type="float" office:value="0.008912">
            <text:p>0.01</text:p>
          </table:table-cell>
          <table:table-cell/>
          <table:table-cell office:value-type="float" office:value="0.053687">
            <text:p>0.05</text:p>
          </table:table-cell>
          <table:table-cell office:value-type="float" office:value="0.038">
            <text:p>0.04</text:p>
          </table:table-cell>
          <table:table-cell office:value-type="float" office:value="0.069374">
            <text:p>0.07</text:p>
          </table:table-cell>
          <table:table-cell office:value-type="float" office:value="0.059282">
            <text:p>0.06</text:p>
          </table:table-cell>
          <table:table-cell office:value-type="float" office:value="0.086194">
            <text:p>0.09</text:p>
          </table:table-cell>
          <table:table-cell office:value-type="float" office:value="0.054469">
            <text:p>0.05</text:p>
          </table:table-cell>
          <table:table-cell office:value-type="float" office:value="0.036431">
            <text:p>0.04</text:p>
          </table:table-cell>
          <table:table-cell office:value-type="float" office:value="0.072507">
            <text:p>0.07</text:p>
          </table:table-cell>
          <table:table-cell office:value-type="float" office:value="0.060463">
            <text:p>0.06</text:p>
          </table:table-cell>
          <table:table-cell office:value-type="float" office:value="0.09258">
            <text:p>0.09</text:p>
          </table:table-cell>
          <table:table-cell office:value-type="float" office:value="0.020178">
            <text:p>0.02</text:p>
          </table:table-cell>
          <table:table-cell office:value-type="float" office:value="0.022359">
            <text:p>0.02</text:p>
          </table:table-cell>
          <table:table-cell office:value-type="float" office:value="0.017997">
            <text:p>0.02</text:p>
          </table:table-cell>
          <table:table-cell office:value-type="float" office:value="0.026395">
            <text:p>0.03</text:p>
          </table:table-cell>
          <table:table-cell office:value-type="float" office:value="0.004002">
            <text:p>0</text:p>
          </table:table-cell>
          <table:table-cell table:number-columns-repeated="18"/>
        </table:table-row>
        <table:table-row table:style-name="ro1">
          <table:table-cell office:value-type="float" office:value="0.03316">
            <text:p>0.03</text:p>
          </table:table-cell>
          <table:table-cell office:value-type="float" office:value="0.038775">
            <text:p>0.04</text:p>
          </table:table-cell>
          <table:table-cell office:value-type="float" office:value="0.027546">
            <text:p>0.03</text:p>
          </table:table-cell>
          <table:table-cell office:value-type="float" office:value="0.040788">
            <text:p>0.04</text:p>
          </table:table-cell>
          <table:table-cell office:value-type="float" office:value="0.005475">
            <text:p>0.01</text:p>
          </table:table-cell>
          <table:table-cell office:value-type="float" office:value="0.037642">
            <text:p>0.04</text:p>
          </table:table-cell>
          <table:table-cell office:value-type="float" office:value="0.040314">
            <text:p>0.04</text:p>
          </table:table-cell>
          <table:table-cell office:value-type="float" office:value="0.03497">
            <text:p>0.03</text:p>
          </table:table-cell>
          <table:table-cell office:value-type="float" office:value="0.054091">
            <text:p>0.05</text:p>
          </table:table-cell>
          <table:table-cell office:value-type="float" office:value="0.003103">
            <text:p>0</text:p>
          </table:table-cell>
          <table:table-cell office:value-type="float" office:value="0.038623">
            <text:p>0.04</text:p>
          </table:table-cell>
          <table:table-cell office:value-type="float" office:value="0.037691">
            <text:p>0.04</text:p>
          </table:table-cell>
          <table:table-cell office:value-type="float" office:value="0.039554">
            <text:p>0.04</text:p>
          </table:table-cell>
          <table:table-cell office:value-type="float" office:value="0.055479">
            <text:p>0.06</text:p>
          </table:table-cell>
          <table:table-cell office:value-type="float" office:value="0.013012">
            <text:p>0.01</text:p>
          </table:table-cell>
          <table:table-cell/>
          <table:table-cell office:value-type="float" office:value="0.054135">
            <text:p>0.05</text:p>
          </table:table-cell>
          <table:table-cell office:value-type="float" office:value="0.038301">
            <text:p>0.04</text:p>
          </table:table-cell>
          <table:table-cell office:value-type="float" office:value="0.069969">
            <text:p>0.07</text:p>
          </table:table-cell>
          <table:table-cell office:value-type="float" office:value="0.048764">
            <text:p>0.05</text:p>
          </table:table-cell>
          <table:table-cell office:value-type="float" office:value="0.10531">
            <text:p>0.11</text:p>
          </table:table-cell>
          <table:table-cell office:value-type="float" office:value="0.058848">
            <text:p>0.06</text:p>
          </table:table-cell>
          <table:table-cell office:value-type="float" office:value="0.039916">
            <text:p>0.04</text:p>
          </table:table-cell>
          <table:table-cell office:value-type="float" office:value="0.07778">
            <text:p>0.08</text:p>
          </table:table-cell>
          <table:table-cell office:value-type="float" office:value="0.060123">
            <text:p>0.06</text:p>
          </table:table-cell>
          <table:table-cell office:value-type="float" office:value="0.107208">
            <text:p>0.11</text:p>
          </table:table-cell>
          <table:table-cell office:value-type="float" office:value="0.024474">
            <text:p>0.02</text:p>
          </table:table-cell>
          <table:table-cell office:value-type="float" office:value="0.027614">
            <text:p>0.03</text:p>
          </table:table-cell>
          <table:table-cell office:value-type="float" office:value="0.021334">
            <text:p>0.02</text:p>
          </table:table-cell>
          <table:table-cell office:value-type="float" office:value="0.03085">
            <text:p>0.03</text:p>
          </table:table-cell>
          <table:table-cell office:value-type="float" office:value="0.00547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3774">
            <text:p>0.03</text:p>
          </table:table-cell>
          <table:table-cell office:value-type="float" office:value="0.038833">
            <text:p>0.04</text:p>
          </table:table-cell>
          <table:table-cell office:value-type="float" office:value="0.028716">
            <text:p>0.03</text:p>
          </table:table-cell>
          <table:table-cell office:value-type="float" office:value="0.042636">
            <text:p>0.04</text:p>
          </table:table-cell>
          <table:table-cell office:value-type="float" office:value="0.005515">
            <text:p>0.01</text:p>
          </table:table-cell>
          <table:table-cell office:value-type="float" office:value="0.039423">
            <text:p>0.04</text:p>
          </table:table-cell>
          <table:table-cell office:value-type="float" office:value="0.041987">
            <text:p>0.04</text:p>
          </table:table-cell>
          <table:table-cell office:value-type="float" office:value="0.036859">
            <text:p>0.04</text:p>
          </table:table-cell>
          <table:table-cell office:value-type="float" office:value="0.057459">
            <text:p>0.06</text:p>
          </table:table-cell>
          <table:table-cell office:value-type="float" office:value="0.002527">
            <text:p>0</text:p>
          </table:table-cell>
          <table:table-cell office:value-type="float" office:value="0.043936">
            <text:p>0.04</text:p>
          </table:table-cell>
          <table:table-cell office:value-type="float" office:value="0.041693">
            <text:p>0.04</text:p>
          </table:table-cell>
          <table:table-cell office:value-type="float" office:value="0.046179">
            <text:p>0.05</text:p>
          </table:table-cell>
          <table:table-cell office:value-type="float" office:value="0.063042">
            <text:p>0.06</text:p>
          </table:table-cell>
          <table:table-cell office:value-type="float" office:value="0.018073">
            <text:p>0.02</text:p>
          </table:table-cell>
          <table:table-cell/>
          <table:table-cell office:value-type="float" office:value="0.054322">
            <text:p>0.05</text:p>
          </table:table-cell>
          <table:table-cell office:value-type="float" office:value="0.038359">
            <text:p>0.04</text:p>
          </table:table-cell>
          <table:table-cell office:value-type="float" office:value="0.070285">
            <text:p>0.07</text:p>
          </table:table-cell>
          <table:table-cell office:value-type="float" office:value="0.037855">
            <text:p>0.04</text:p>
          </table:table-cell>
          <table:table-cell office:value-type="float" office:value="0.124337">
            <text:p>0.12</text:p>
          </table:table-cell>
          <table:table-cell office:value-type="float" office:value="0.061959">
            <text:p>0.06</text:p>
          </table:table-cell>
          <table:table-cell office:value-type="float" office:value="0.042843">
            <text:p>0.04</text:p>
          </table:table-cell>
          <table:table-cell office:value-type="float" office:value="0.081076">
            <text:p>0.08</text:p>
          </table:table-cell>
          <table:table-cell office:value-type="float" office:value="0.056452">
            <text:p>0.06</text:p>
          </table:table-cell>
          <table:table-cell office:value-type="float" office:value="0.122114">
            <text:p>0.12</text:p>
          </table:table-cell>
          <table:table-cell office:value-type="float" office:value="0.030375">
            <text:p>0.03</text:p>
          </table:table-cell>
          <table:table-cell office:value-type="float" office:value="0.033848">
            <text:p>0.03</text:p>
          </table:table-cell>
          <table:table-cell office:value-type="float" office:value="0.026901">
            <text:p>0.03</text:p>
          </table:table-cell>
          <table:table-cell office:value-type="float" office:value="0.037169">
            <text:p>0.04</text:p>
          </table:table-cell>
          <table:table-cell office:value-type="float" office:value="0.00978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4753">
            <text:p>0.03</text:p>
          </table:table-cell>
          <table:table-cell office:value-type="float" office:value="0.038844">
            <text:p>0.04</text:p>
          </table:table-cell>
          <table:table-cell office:value-type="float" office:value="0.030661">
            <text:p>0.03</text:p>
          </table:table-cell>
          <table:table-cell office:value-type="float" office:value="0.045744">
            <text:p>0.05</text:p>
          </table:table-cell>
          <table:table-cell office:value-type="float" office:value="0.005523">
            <text:p>0.01</text:p>
          </table:table-cell>
          <table:table-cell office:value-type="float" office:value="0.041795">
            <text:p>0.04</text:p>
          </table:table-cell>
          <table:table-cell office:value-type="float" office:value="0.043195">
            <text:p>0.04</text:p>
          </table:table-cell>
          <table:table-cell office:value-type="float" office:value="0.040394">
            <text:p>0.04</text:p>
          </table:table-cell>
          <table:table-cell office:value-type="float" office:value="0.062697">
            <text:p>0.06</text:p>
          </table:table-cell>
          <table:table-cell office:value-type="float" office:value="0.003223">
            <text:p>0</text:p>
          </table:table-cell>
          <table:table-cell office:value-type="float" office:value="0.049569">
            <text:p>0.05</text:p>
          </table:table-cell>
          <table:table-cell office:value-type="float" office:value="0.045705">
            <text:p>0.05</text:p>
          </table:table-cell>
          <table:table-cell office:value-type="float" office:value="0.053432">
            <text:p>0.05</text:p>
          </table:table-cell>
          <table:table-cell office:value-type="float" office:value="0.070997">
            <text:p>0.07</text:p>
          </table:table-cell>
          <table:table-cell office:value-type="float" office:value="0.024158">
            <text:p>0.02</text:p>
          </table:table-cell>
          <table:table-cell/>
          <table:table-cell office:value-type="float" office:value="0.056445">
            <text:p>0.06</text:p>
          </table:table-cell>
          <table:table-cell office:value-type="float" office:value="0.038369">
            <text:p>0.04</text:p>
          </table:table-cell>
          <table:table-cell office:value-type="float" office:value="0.07452">
            <text:p>0.07</text:p>
          </table:table-cell>
          <table:table-cell office:value-type="float" office:value="0.033226">
            <text:p>0.03</text:p>
          </table:table-cell>
          <table:table-cell office:value-type="float" office:value="0.143343">
            <text:p>0.14</text:p>
          </table:table-cell>
          <table:table-cell office:value-type="float" office:value="0.064066">
            <text:p>0.06</text:p>
          </table:table-cell>
          <table:table-cell office:value-type="float" office:value="0.044926">
            <text:p>0.04</text:p>
          </table:table-cell>
          <table:table-cell office:value-type="float" office:value="0.083206">
            <text:p>0.08</text:p>
          </table:table-cell>
          <table:table-cell office:value-type="float" office:value="0.050566">
            <text:p>0.05</text:p>
          </table:table-cell>
          <table:table-cell office:value-type="float" office:value="0.137606">
            <text:p>0.14</text:p>
          </table:table-cell>
          <table:table-cell office:value-type="float" office:value="0.036868">
            <text:p>0.04</text:p>
          </table:table-cell>
          <table:table-cell office:value-type="float" office:value="0.04078">
            <text:p>0.04</text:p>
          </table:table-cell>
          <table:table-cell office:value-type="float" office:value="0.032956">
            <text:p>0.03</text:p>
          </table:table-cell>
          <table:table-cell office:value-type="float" office:value="0.043661">
            <text:p>0.04</text:p>
          </table:table-cell>
          <table:table-cell office:value-type="float" office:value="0.01511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35723">
            <text:p>0.04</text:p>
          </table:table-cell>
          <table:table-cell office:value-type="float" office:value="0.038846">
            <text:p>0.04</text:p>
          </table:table-cell>
          <table:table-cell office:value-type="float" office:value="0.0326">
            <text:p>0.03</text:p>
          </table:table-cell>
          <table:table-cell office:value-type="float" office:value="0.048845">
            <text:p>0.05</text:p>
          </table:table-cell>
          <table:table-cell office:value-type="float" office:value="0.005525">
            <text:p>0.01</text:p>
          </table:table-cell>
          <table:table-cell office:value-type="float" office:value="0.044001">
            <text:p>0.04</text:p>
          </table:table-cell>
          <table:table-cell office:value-type="float" office:value="0.044076">
            <text:p>0.04</text:p>
          </table:table-cell>
          <table:table-cell office:value-type="float" office:value="0.043926">
            <text:p>0.04</text:p>
          </table:table-cell>
          <table:table-cell office:value-type="float" office:value="0.067302">
            <text:p>0.07</text:p>
          </table:table-cell>
          <table:table-cell office:value-type="float" office:value="0.004965">
            <text:p>0</text:p>
          </table:table-cell>
          <table:table-cell office:value-type="float" office:value="0.055318">
            <text:p>0.06</text:p>
          </table:table-cell>
          <table:table-cell office:value-type="float" office:value="0.050055">
            <text:p>0.05</text:p>
          </table:table-cell>
          <table:table-cell office:value-type="float" office:value="0.060581">
            <text:p>0.06</text:p>
          </table:table-cell>
          <table:table-cell office:value-type="float" office:value="0.078156">
            <text:p>0.08</text:p>
          </table:table-cell>
          <table:table-cell office:value-type="float" office:value="0.03129">
            <text:p>0.03</text:p>
          </table:table-cell>
          <table:table-cell/>
          <table:table-cell office:value-type="float" office:value="0.060673">
            <text:p>0.06</text:p>
          </table:table-cell>
          <table:table-cell office:value-type="float" office:value="0.038371">
            <text:p>0.04</text:p>
          </table:table-cell>
          <table:table-cell office:value-type="float" office:value="0.082974">
            <text:p>0.08</text:p>
          </table:table-cell>
          <table:table-cell office:value-type="float" office:value="0.035353">
            <text:p>0.04</text:p>
          </table:table-cell>
          <table:table-cell office:value-type="float" office:value="0.162344">
            <text:p>0.16</text:p>
          </table:table-cell>
          <table:table-cell office:value-type="float" office:value="0.066686">
            <text:p>0.07</text:p>
          </table:table-cell>
          <table:table-cell office:value-type="float" office:value="0.046419">
            <text:p>0.05</text:p>
          </table:table-cell>
          <table:table-cell office:value-type="float" office:value="0.086953">
            <text:p>0.09</text:p>
          </table:table-cell>
          <table:table-cell office:value-type="float" office:value="0.046876">
            <text:p>0.05</text:p>
          </table:table-cell>
          <table:table-cell office:value-type="float" office:value="0.153748">
            <text:p>0.15</text:p>
          </table:table-cell>
          <table:table-cell office:value-type="float" office:value="0.043268">
            <text:p>0.04</text:p>
          </table:table-cell>
          <table:table-cell office:value-type="float" office:value="0.048427">
            <text:p>0.05</text:p>
          </table:table-cell>
          <table:table-cell office:value-type="float" office:value="0.038109">
            <text:p>0.04</text:p>
          </table:table-cell>
          <table:table-cell office:value-type="float" office:value="0.049466">
            <text:p>0.05</text:p>
          </table:table-cell>
          <table:table-cell office:value-type="float" office:value="0.019182">
            <text:p>0.02</text:p>
          </table:table-cell>
          <table:table-cell table:number-columns-repeated="18"/>
        </table:table-row>
        <table:table-row table:style-name="ro1">
          <table:table-cell office:value-type="float" office:value="0.038854">
            <text:p>0.04</text:p>
          </table:table-cell>
          <table:table-cell office:value-type="float" office:value="0.038847">
            <text:p>0.04</text:p>
          </table:table-cell>
          <table:table-cell office:value-type="float" office:value="0.038862">
            <text:p>0.04</text:p>
          </table:table-cell>
          <table:table-cell office:value-type="float" office:value="0.058864">
            <text:p>0.06</text:p>
          </table:table-cell>
          <table:table-cell office:value-type="float" office:value="0.005525">
            <text:p>0.01</text:p>
          </table:table-cell>
          <table:table-cell office:value-type="float" office:value="0.045952">
            <text:p>0.05</text:p>
          </table:table-cell>
          <table:table-cell office:value-type="float" office:value="0.044723">
            <text:p>0.04</text:p>
          </table:table-cell>
          <table:table-cell office:value-type="float" office:value="0.047181">
            <text:p>0.05</text:p>
          </table:table-cell>
          <table:table-cell office:value-type="float" office:value="0.071478">
            <text:p>0.07</text:p>
          </table:table-cell>
          <table:table-cell office:value-type="float" office:value="0.006686">
            <text:p>0.01</text:p>
          </table:table-cell>
          <table:table-cell office:value-type="float" office:value="0.060899">
            <text:p>0.06</text:p>
          </table:table-cell>
          <table:table-cell office:value-type="float" office:value="0.054162">
            <text:p>0.05</text:p>
          </table:table-cell>
          <table:table-cell office:value-type="float" office:value="0.067637">
            <text:p>0.07</text:p>
          </table:table-cell>
          <table:table-cell office:value-type="float" office:value="0.084574">
            <text:p>0.08</text:p>
          </table:table-cell>
          <table:table-cell office:value-type="float" office:value="0.039407">
            <text:p>0.04</text:p>
          </table:table-cell>
          <table:table-cell/>
          <table:table-cell office:value-type="float" office:value="0.067529">
            <text:p>0.07</text:p>
          </table:table-cell>
          <table:table-cell office:value-type="float" office:value="0.038372">
            <text:p>0.04</text:p>
          </table:table-cell>
          <table:table-cell office:value-type="float" office:value="0.096685">
            <text:p>0.1</text:p>
          </table:table-cell>
          <table:table-cell office:value-type="float" office:value="0.04589">
            <text:p>0.05</text:p>
          </table:table-cell>
          <table:table-cell office:value-type="float" office:value="0.181344">
            <text:p>0.18</text:p>
          </table:table-cell>
          <table:table-cell office:value-type="float" office:value="0.070114">
            <text:p>0.07</text:p>
          </table:table-cell>
          <table:table-cell office:value-type="float" office:value="0.047493">
            <text:p>0.05</text:p>
          </table:table-cell>
          <table:table-cell office:value-type="float" office:value="0.092735">
            <text:p>0.09</text:p>
          </table:table-cell>
          <table:table-cell office:value-type="float" office:value="0.046078">
            <text:p>0.05</text:p>
          </table:table-cell>
          <table:table-cell office:value-type="float" office:value="0.170495">
            <text:p>0.17</text:p>
          </table:table-cell>
          <table:table-cell office:value-type="float" office:value="0.048455">
            <text:p>0.05</text:p>
          </table:table-cell>
          <table:table-cell office:value-type="float" office:value="0.056533">
            <text:p>0.06</text:p>
          </table:table-cell>
          <table:table-cell office:value-type="float" office:value="0.040376">
            <text:p>0.04</text:p>
          </table:table-cell>
          <table:table-cell office:value-type="float" office:value="0.053295">
            <text:p>0.05</text:p>
          </table:table-cell>
          <table:table-cell office:value-type="float" office:value="0.018844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3073">
            <text:p>0.04</text:p>
          </table:table-cell>
          <table:table-cell office:value-type="float" office:value="0.038847">
            <text:p>0.04</text:p>
          </table:table-cell>
          <table:table-cell office:value-type="float" office:value="0.047299">
            <text:p>0.05</text:p>
          </table:table-cell>
          <table:table-cell office:value-type="float" office:value="0.072364">
            <text:p>0.07</text:p>
          </table:table-cell>
          <table:table-cell office:value-type="float" office:value="0.005525">
            <text:p>0.01</text:p>
          </table:table-cell>
          <table:table-cell office:value-type="float" office:value="0.047655">
            <text:p>0.05</text:p>
          </table:table-cell>
          <table:table-cell office:value-type="float" office:value="0.045202">
            <text:p>0.05</text:p>
          </table:table-cell>
          <table:table-cell office:value-type="float" office:value="0.050109">
            <text:p>0.05</text:p>
          </table:table-cell>
          <table:table-cell office:value-type="float" office:value="0.075356">
            <text:p>0.08</text:p>
          </table:table-cell>
          <table:table-cell office:value-type="float" office:value="0.008032">
            <text:p>0.01</text:p>
          </table:table-cell>
          <table:table-cell office:value-type="float" office:value="0.066276">
            <text:p>0.07</text:p>
          </table:table-cell>
          <table:table-cell office:value-type="float" office:value="0.057993">
            <text:p>0.06</text:p>
          </table:table-cell>
          <table:table-cell office:value-type="float" office:value="0.074559">
            <text:p>0.07</text:p>
          </table:table-cell>
          <table:table-cell office:value-type="float" office:value="0.090299">
            <text:p>0.09</text:p>
          </table:table-cell>
          <table:table-cell office:value-type="float" office:value="0.048327">
            <text:p>0.05</text:p>
          </table:table-cell>
          <table:table-cell/>
          <table:table-cell office:value-type="float" office:value="0.076074">
            <text:p>0.08</text:p>
          </table:table-cell>
          <table:table-cell office:value-type="float" office:value="0.038372">
            <text:p>0.04</text:p>
          </table:table-cell>
          <table:table-cell office:value-type="float" office:value="0.113776">
            <text:p>0.11</text:p>
          </table:table-cell>
          <table:table-cell office:value-type="float" office:value="0.061835">
            <text:p>0.06</text:p>
          </table:table-cell>
          <table:table-cell office:value-type="float" office:value="0.200344">
            <text:p>0.2</text:p>
          </table:table-cell>
          <table:table-cell office:value-type="float" office:value="0.073962">
            <text:p>0.07</text:p>
          </table:table-cell>
          <table:table-cell office:value-type="float" office:value="0.048269">
            <text:p>0.05</text:p>
          </table:table-cell>
          <table:table-cell office:value-type="float" office:value="0.099654">
            <text:p>0.1</text:p>
          </table:table-cell>
          <table:table-cell office:value-type="float" office:value="0.046792">
            <text:p>0.05</text:p>
          </table:table-cell>
          <table:table-cell office:value-type="float" office:value="0.187758">
            <text:p>0.19</text:p>
          </table:table-cell>
          <table:table-cell office:value-type="float" office:value="0.050947">
            <text:p>0.05</text:p>
          </table:table-cell>
          <table:table-cell office:value-type="float" office:value="0.063395">
            <text:p>0.06</text:p>
          </table:table-cell>
          <table:table-cell office:value-type="float" office:value="0.0385">
            <text:p>0.04</text:p>
          </table:table-cell>
          <table:table-cell office:value-type="float" office:value="0.05423">
            <text:p>0.05</text:p>
          </table:table-cell>
          <table:table-cell office:value-type="float" office:value="0.01228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14284">
            <text:p>0.01</text:p>
          </table:table-cell>
          <table:table-cell office:value-type="float" office:value="0.020534">
            <text:p>0.02</text:p>
          </table:table-cell>
          <table:table-cell office:value-type="float" office:value="0.008034">
            <text:p>0.01</text:p>
          </table:table-cell>
          <table:table-cell office:value-type="float" office:value="0.007925">
            <text:p>0.01</text:p>
          </table:table-cell>
          <table:table-cell office:value-type="float" office:value="0.008215">
            <text:p>0.01</text:p>
          </table:table-cell>
          <table:table-cell office:value-type="float" office:value="0.012997">
            <text:p>0.01</text:p>
          </table:table-cell>
          <table:table-cell office:value-type="float" office:value="0.018965">
            <text:p>0.02</text:p>
          </table:table-cell>
          <table:table-cell office:value-type="float" office:value="0.007029">
            <text:p>0.01</text:p>
          </table:table-cell>
          <table:table-cell office:value-type="float" office:value="0.0074">
            <text:p>0.01</text:p>
          </table:table-cell>
          <table:table-cell office:value-type="float" office:value="0.00641">
            <text:p>0.01</text:p>
          </table:table-cell>
          <table:table-cell office:value-type="float" office:value="0.014359">
            <text:p>0.01</text:p>
          </table:table-cell>
          <table:table-cell office:value-type="float" office:value="0.02264">
            <text:p>0.02</text:p>
          </table:table-cell>
          <table:table-cell office:value-type="float" office:value="0.006077">
            <text:p>0.01</text:p>
          </table:table-cell>
          <table:table-cell office:value-type="float" office:value="0.006559">
            <text:p>0.01</text:p>
          </table:table-cell>
          <table:table-cell office:value-type="float" office:value="0.005274">
            <text:p>0.01</text:p>
          </table:table-cell>
          <table:table-cell/>
          <table:table-cell office:value-type="float" office:value="0.022713">
            <text:p>0.02</text:p>
          </table:table-cell>
          <table:table-cell office:value-type="float" office:value="0.028664">
            <text:p>0.03</text:p>
          </table:table-cell>
          <table:table-cell office:value-type="float" office:value="0.016761">
            <text:p>0.02</text:p>
          </table:table-cell>
          <table:table-cell office:value-type="float" office:value="0.009789">
            <text:p>0.01</text:p>
          </table:table-cell>
          <table:table-cell office:value-type="float" office:value="0.028383">
            <text:p>0.03</text:p>
          </table:table-cell>
          <table:table-cell office:value-type="float" office:value="0.021747">
            <text:p>0.02</text:p>
          </table:table-cell>
          <table:table-cell office:value-type="float" office:value="0.029048">
            <text:p>0.03</text:p>
          </table:table-cell>
          <table:table-cell office:value-type="float" office:value="0.014447">
            <text:p>0.01</text:p>
          </table:table-cell>
          <table:table-cell office:value-type="float" office:value="0.01283">
            <text:p>0.01</text:p>
          </table:table-cell>
          <table:table-cell office:value-type="float" office:value="0.017143">
            <text:p>0.02</text:p>
          </table:table-cell>
          <table:table-cell office:value-type="float" office:value="0.022283">
            <text:p>0.02</text:p>
          </table:table-cell>
          <table:table-cell office:value-type="float" office:value="0.031916">
            <text:p>0.03</text:p>
          </table:table-cell>
          <table:table-cell office:value-type="float" office:value="0.01265">
            <text:p>0.01</text:p>
          </table:table-cell>
          <table:table-cell office:value-type="float" office:value="0.013287">
            <text:p>0.01</text:p>
          </table:table-cell>
          <table:table-cell office:value-type="float" office:value="0.01158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0346">
            <text:p>0.03</text:p>
          </table:table-cell>
          <table:table-cell office:value-type="float" office:value="0.020748">
            <text:p>0.02</text:p>
          </table:table-cell>
          <table:table-cell office:value-type="float" office:value="0.039945">
            <text:p>0.04</text:p>
          </table:table-cell>
          <table:table-cell office:value-type="float" office:value="0.060273">
            <text:p>0.06</text:p>
          </table:table-cell>
          <table:table-cell office:value-type="float" office:value="0.006065">
            <text:p>0.01</text:p>
          </table:table-cell>
          <table:table-cell office:value-type="float" office:value="0.024018">
            <text:p>0.02</text:p>
          </table:table-cell>
          <table:table-cell office:value-type="float" office:value="0.023024">
            <text:p>0.02</text:p>
          </table:table-cell>
          <table:table-cell office:value-type="float" office:value="0.025011">
            <text:p>0.03</text:p>
          </table:table-cell>
          <table:table-cell office:value-type="float" office:value="0.033641">
            <text:p>0.03</text:p>
          </table:table-cell>
          <table:table-cell office:value-type="float" office:value="0.010629">
            <text:p>0.01</text:p>
          </table:table-cell>
          <table:table-cell office:value-type="float" office:value="0.019458">
            <text:p>0.02</text:p>
          </table:table-cell>
          <table:table-cell office:value-type="float" office:value="0.022723">
            <text:p>0.02</text:p>
          </table:table-cell>
          <table:table-cell office:value-type="float" office:value="0.016193">
            <text:p>0.02</text:p>
          </table:table-cell>
          <table:table-cell office:value-type="float" office:value="0.023458">
            <text:p>0.02</text:p>
          </table:table-cell>
          <table:table-cell office:value-type="float" office:value="0.004085">
            <text:p>0</text:p>
          </table:table-cell>
          <table:table-cell/>
          <table:table-cell office:value-type="float" office:value="0.045367">
            <text:p>0.05</text:p>
          </table:table-cell>
          <table:table-cell office:value-type="float" office:value="0.031013">
            <text:p>0.03</text:p>
          </table:table-cell>
          <table:table-cell office:value-type="float" office:value="0.059721">
            <text:p>0.06</text:p>
          </table:table-cell>
          <table:table-cell office:value-type="float" office:value="0.070211">
            <text:p>0.07</text:p>
          </table:table-cell>
          <table:table-cell office:value-type="float" office:value="0.042236">
            <text:p>0.04</text:p>
          </table:table-cell>
          <table:table-cell office:value-type="float" office:value="0.037826">
            <text:p>0.04</text:p>
          </table:table-cell>
          <table:table-cell office:value-type="float" office:value="0.034415">
            <text:p>0.03</text:p>
          </table:table-cell>
          <table:table-cell office:value-type="float" office:value="0.041237">
            <text:p>0.04</text:p>
          </table:table-cell>
          <table:table-cell office:value-type="float" office:value="0.034952">
            <text:p>0.03</text:p>
          </table:table-cell>
          <table:table-cell office:value-type="float" office:value="0.051712">
            <text:p>0.05</text:p>
          </table:table-cell>
          <table:table-cell office:value-type="float" office:value="0.019167">
            <text:p>0.02</text:p>
          </table:table-cell>
          <table:table-cell office:value-type="float" office:value="0.028449">
            <text:p>0.03</text:p>
          </table:table-cell>
          <table:table-cell office:value-type="float" office:value="0.009885">
            <text:p>0.01</text:p>
          </table:table-cell>
          <table:table-cell office:value-type="float" office:value="0.013178">
            <text:p>0.01</text:p>
          </table:table-cell>
          <table:table-cell office:value-type="float" office:value="0.004395">
            <text:p>0</text:p>
          </table:table-cell>
          <table:table-cell table:number-columns-repeated="18"/>
        </table:table-row>
        <table:table-row table:style-name="ro1">
          <table:table-cell office:value-type="float" office:value="0.026581">
            <text:p>0.03</text:p>
          </table:table-cell>
          <table:table-cell office:value-type="float" office:value="0.015544">
            <text:p>0.02</text:p>
          </table:table-cell>
          <table:table-cell office:value-type="float" office:value="0.037617">
            <text:p>0.04</text:p>
          </table:table-cell>
          <table:table-cell office:value-type="float" office:value="0.057527">
            <text:p>0.06</text:p>
          </table:table-cell>
          <table:table-cell office:value-type="float" office:value="0.004433">
            <text:p>0</text:p>
          </table:table-cell>
          <table:table-cell office:value-type="float" office:value="0.024447">
            <text:p>0.02</text:p>
          </table:table-cell>
          <table:table-cell office:value-type="float" office:value="0.018183">
            <text:p>0.02</text:p>
          </table:table-cell>
          <table:table-cell office:value-type="float" office:value="0.030712">
            <text:p>0.03</text:p>
          </table:table-cell>
          <table:table-cell office:value-type="float" office:value="0.042956">
            <text:p>0.04</text:p>
          </table:table-cell>
          <table:table-cell office:value-type="float" office:value="0.010305">
            <text:p>0.01</text:p>
          </table:table-cell>
          <table:table-cell office:value-type="float" office:value="0.020949">
            <text:p>0.02</text:p>
          </table:table-cell>
          <table:table-cell office:value-type="float" office:value="0.021309">
            <text:p>0.02</text:p>
          </table:table-cell>
          <table:table-cell office:value-type="float" office:value="0.020589">
            <text:p>0.02</text:p>
          </table:table-cell>
          <table:table-cell office:value-type="float" office:value="0.029487">
            <text:p>0.03</text:p>
          </table:table-cell>
          <table:table-cell office:value-type="float" office:value="0.005758">
            <text:p>0.01</text:p>
          </table:table-cell>
          <table:table-cell/>
          <table:table-cell office:value-type="float" office:value="0.048402">
            <text:p>0.05</text:p>
          </table:table-cell>
          <table:table-cell office:value-type="float" office:value="0.033723">
            <text:p>0.03</text:p>
          </table:table-cell>
          <table:table-cell office:value-type="float" office:value="0.063081">
            <text:p>0.06</text:p>
          </table:table-cell>
          <table:table-cell office:value-type="float" office:value="0.065988">
            <text:p>0.07</text:p>
          </table:table-cell>
          <table:table-cell office:value-type="float" office:value="0.058237">
            <text:p>0.06</text:p>
          </table:table-cell>
          <table:table-cell office:value-type="float" office:value="0.044469">
            <text:p>0.04</text:p>
          </table:table-cell>
          <table:table-cell office:value-type="float" office:value="0.033997">
            <text:p>0.03</text:p>
          </table:table-cell>
          <table:table-cell office:value-type="float" office:value="0.05494">
            <text:p>0.05</text:p>
          </table:table-cell>
          <table:table-cell office:value-type="float" office:value="0.046616">
            <text:p>0.05</text:p>
          </table:table-cell>
          <table:table-cell office:value-type="float" office:value="0.068814">
            <text:p>0.07</text:p>
          </table:table-cell>
          <table:table-cell office:value-type="float" office:value="0.02036">
            <text:p>0.02</text:p>
          </table:table-cell>
          <table:table-cell office:value-type="float" office:value="0.027193">
            <text:p>0.03</text:p>
          </table:table-cell>
          <table:table-cell office:value-type="float" office:value="0.013527">
            <text:p>0.01</text:p>
          </table:table-cell>
          <table:table-cell office:value-type="float" office:value="0.015896">
            <text:p>0.02</text:p>
          </table:table-cell>
          <table:table-cell office:value-type="float" office:value="0.00957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1143">
            <text:p>0.02</text:p>
          </table:table-cell>
          <table:table-cell office:value-type="float" office:value="0.014354">
            <text:p>0.01</text:p>
          </table:table-cell>
          <table:table-cell office:value-type="float" office:value="0.027933">
            <text:p>0.03</text:p>
          </table:table-cell>
          <table:table-cell office:value-type="float" office:value="0.041524">
            <text:p>0.04</text:p>
          </table:table-cell>
          <table:table-cell office:value-type="float" office:value="0.005281">
            <text:p>0.01</text:p>
          </table:table-cell>
          <table:table-cell office:value-type="float" office:value="0.022269">
            <text:p>0.02</text:p>
          </table:table-cell>
          <table:table-cell office:value-type="float" office:value="0.015808">
            <text:p>0.02</text:p>
          </table:table-cell>
          <table:table-cell office:value-type="float" office:value="0.02873">
            <text:p>0.03</text:p>
          </table:table-cell>
          <table:table-cell office:value-type="float" office:value="0.041919">
            <text:p>0.04</text:p>
          </table:table-cell>
          <table:table-cell office:value-type="float" office:value="0.006748">
            <text:p>0.01</text:p>
          </table:table-cell>
          <table:table-cell office:value-type="float" office:value="0.022032">
            <text:p>0.02</text:p>
          </table:table-cell>
          <table:table-cell office:value-type="float" office:value="0.020598">
            <text:p>0.02</text:p>
          </table:table-cell>
          <table:table-cell office:value-type="float" office:value="0.023467">
            <text:p>0.02</text:p>
          </table:table-cell>
          <table:table-cell office:value-type="float" office:value="0.0322">
            <text:p>0.03</text:p>
          </table:table-cell>
          <table:table-cell office:value-type="float" office:value="0.008912">
            <text:p>0.01</text:p>
          </table:table-cell>
          <table:table-cell/>
          <table:table-cell office:value-type="float" office:value="0.046375">
            <text:p>0.05</text:p>
          </table:table-cell>
          <table:table-cell office:value-type="float" office:value="0.034856">
            <text:p>0.03</text:p>
          </table:table-cell>
          <table:table-cell office:value-type="float" office:value="0.057894">
            <text:p>0.06</text:p>
          </table:table-cell>
          <table:table-cell office:value-type="float" office:value="0.047715">
            <text:p>0.05</text:p>
          </table:table-cell>
          <table:table-cell office:value-type="float" office:value="0.07486">
            <text:p>0.07</text:p>
          </table:table-cell>
          <table:table-cell office:value-type="float" office:value="0.049317">
            <text:p>0.05</text:p>
          </table:table-cell>
          <table:table-cell office:value-type="float" office:value="0.039088">
            <text:p>0.04</text:p>
          </table:table-cell>
          <table:table-cell office:value-type="float" office:value="0.059546">
            <text:p>0.06</text:p>
          </table:table-cell>
          <table:table-cell office:value-type="float" office:value="0.046525">
            <text:p>0.05</text:p>
          </table:table-cell>
          <table:table-cell office:value-type="float" office:value="0.081247">
            <text:p>0.08</text:p>
          </table:table-cell>
          <table:table-cell office:value-type="float" office:value="0.02128">
            <text:p>0.02</text:p>
          </table:table-cell>
          <table:table-cell office:value-type="float" office:value="0.025998">
            <text:p>0.03</text:p>
          </table:table-cell>
          <table:table-cell office:value-type="float" office:value="0.016561">
            <text:p>0.02</text:p>
          </table:table-cell>
          <table:table-cell office:value-type="float" office:value="0.018027">
            <text:p>0.02</text:p>
          </table:table-cell>
          <table:table-cell office:value-type="float" office:value="0.014119">
            <text:p>0.01</text:p>
          </table:table-cell>
          <table:table-cell table:number-columns-repeated="18"/>
        </table:table-row>
        <table:table-row table:style-name="ro1">
          <table:table-cell office:value-type="float" office:value="0.016322">
            <text:p>0.02</text:p>
          </table:table-cell>
          <table:table-cell office:value-type="float" office:value="0.014125">
            <text:p>0.01</text:p>
          </table:table-cell>
          <table:table-cell office:value-type="float" office:value="0.018519">
            <text:p>0.02</text:p>
          </table:table-cell>
          <table:table-cell office:value-type="float" office:value="0.026345">
            <text:p>0.03</text:p>
          </table:table-cell>
          <table:table-cell office:value-type="float" office:value="0.005475">
            <text:p>0.01</text:p>
          </table:table-cell>
          <table:table-cell office:value-type="float" office:value="0.021085">
            <text:p>0.02</text:p>
          </table:table-cell>
          <table:table-cell office:value-type="float" office:value="0.01765">
            <text:p>0.02</text:p>
          </table:table-cell>
          <table:table-cell office:value-type="float" office:value="0.02452">
            <text:p>0.02</text:p>
          </table:table-cell>
          <table:table-cell office:value-type="float" office:value="0.037371">
            <text:p>0.04</text:p>
          </table:table-cell>
          <table:table-cell office:value-type="float" office:value="0.003103">
            <text:p>0</text:p>
          </table:table-cell>
          <table:table-cell office:value-type="float" office:value="0.025436">
            <text:p>0.03</text:p>
          </table:table-cell>
          <table:table-cell office:value-type="float" office:value="0.023831">
            <text:p>0.02</text:p>
          </table:table-cell>
          <table:table-cell office:value-type="float" office:value="0.027041">
            <text:p>0.03</text:p>
          </table:table-cell>
          <table:table-cell office:value-type="float" office:value="0.035458">
            <text:p>0.04</text:p>
          </table:table-cell>
          <table:table-cell office:value-type="float" office:value="0.013012">
            <text:p>0.01</text:p>
          </table:table-cell>
          <table:table-cell/>
          <table:table-cell office:value-type="float" office:value="0.043466">
            <text:p>0.04</text:p>
          </table:table-cell>
          <table:table-cell office:value-type="float" office:value="0.035089">
            <text:p>0.04</text:p>
          </table:table-cell>
          <table:table-cell office:value-type="float" office:value="0.051844">
            <text:p>0.05</text:p>
          </table:table-cell>
          <table:table-cell office:value-type="float" office:value="0.028264">
            <text:p>0.03</text:p>
          </table:table-cell>
          <table:table-cell office:value-type="float" office:value="0.091144">
            <text:p>0.09</text:p>
          </table:table-cell>
          <table:table-cell office:value-type="float" office:value="0.051406">
            <text:p>0.05</text:p>
          </table:table-cell>
          <table:table-cell office:value-type="float" office:value="0.043106">
            <text:p>0.04</text:p>
          </table:table-cell>
          <table:table-cell office:value-type="float" office:value="0.059707">
            <text:p>0.06</text:p>
          </table:table-cell>
          <table:table-cell office:value-type="float" office:value="0.039707">
            <text:p>0.04</text:p>
          </table:table-cell>
          <table:table-cell office:value-type="float" office:value="0.093041">
            <text:p>0.09</text:p>
          </table:table-cell>
          <table:table-cell office:value-type="float" office:value="0.025725">
            <text:p>0.03</text:p>
          </table:table-cell>
          <table:table-cell office:value-type="float" office:value="0.029108">
            <text:p>0.03</text:p>
          </table:table-cell>
          <table:table-cell office:value-type="float" office:value="0.022342">
            <text:p>0.02</text:p>
          </table:table-cell>
          <table:table-cell office:value-type="float" office:value="0.023964">
            <text:p>0.02</text:p>
          </table:table-cell>
          <table:table-cell office:value-type="float" office:value="0.01964">
            <text:p>0.02</text:p>
          </table:table-cell>
          <table:table-cell table:number-columns-repeated="18"/>
        </table:table-row>
        <table:table-row table:style-name="ro1">
          <table:table-cell office:value-type="float" office:value="0.015341">
            <text:p>0.02</text:p>
          </table:table-cell>
          <table:table-cell office:value-type="float" office:value="0.014088">
            <text:p>0.01</text:p>
          </table:table-cell>
          <table:table-cell office:value-type="float" office:value="0.016593">
            <text:p>0.02</text:p>
          </table:table-cell>
          <table:table-cell office:value-type="float" office:value="0.02324">
            <text:p>0.02</text:p>
          </table:table-cell>
          <table:table-cell office:value-type="float" office:value="0.005515">
            <text:p>0.01</text:p>
          </table:table-cell>
          <table:table-cell office:value-type="float" office:value="0.02105">
            <text:p>0.02</text:p>
          </table:table-cell>
          <table:table-cell office:value-type="float" office:value="0.019308">
            <text:p>0.02</text:p>
          </table:table-cell>
          <table:table-cell office:value-type="float" office:value="0.022792">
            <text:p>0.02</text:p>
          </table:table-cell>
          <table:table-cell office:value-type="float" office:value="0.034952">
            <text:p>0.03</text:p>
          </table:table-cell>
          <table:table-cell office:value-type="float" office:value="0.002527">
            <text:p>0</text:p>
          </table:table-cell>
          <table:table-cell office:value-type="float" office:value="0.028709">
            <text:p>0.03</text:p>
          </table:table-cell>
          <table:table-cell office:value-type="float" office:value="0.027353">
            <text:p>0.03</text:p>
          </table:table-cell>
          <table:table-cell office:value-type="float" office:value="0.030065">
            <text:p>0.03</text:p>
          </table:table-cell>
          <table:table-cell office:value-type="float" office:value="0.03726">
            <text:p>0.04</text:p>
          </table:table-cell>
          <table:table-cell office:value-type="float" office:value="0.018073">
            <text:p>0.02</text:p>
          </table:table-cell>
          <table:table-cell/>
          <table:table-cell office:value-type="float" office:value="0.046681">
            <text:p>0.05</text:p>
          </table:table-cell>
          <table:table-cell office:value-type="float" office:value="0.035134">
            <text:p>0.04</text:p>
          </table:table-cell>
          <table:table-cell office:value-type="float" office:value="0.058228">
            <text:p>0.06</text:p>
          </table:table-cell>
          <table:table-cell office:value-type="float" office:value="0.028762">
            <text:p>0.03</text:p>
          </table:table-cell>
          <table:table-cell office:value-type="float" office:value="0.107337">
            <text:p>0.11</text:p>
          </table:table-cell>
          <table:table-cell office:value-type="float" office:value="0.053766">
            <text:p>0.05</text:p>
          </table:table-cell>
          <table:table-cell office:value-type="float" office:value="0.045956">
            <text:p>0.05</text:p>
          </table:table-cell>
          <table:table-cell office:value-type="float" office:value="0.061576">
            <text:p>0.06</text:p>
          </table:table-cell>
          <table:table-cell office:value-type="float" office:value="0.035453">
            <text:p>0.04</text:p>
          </table:table-cell>
          <table:table-cell office:value-type="float" office:value="0.105114">
            <text:p>0.11</text:p>
          </table:table-cell>
          <table:table-cell office:value-type="float" office:value="0.031364">
            <text:p>0.03</text:p>
          </table:table-cell>
          <table:table-cell office:value-type="float" office:value="0.033807">
            <text:p>0.03</text:p>
          </table:table-cell>
          <table:table-cell office:value-type="float" office:value="0.028922">
            <text:p>0.03</text:p>
          </table:table-cell>
          <table:table-cell office:value-type="float" office:value="0.030201">
            <text:p>0.03</text:p>
          </table:table-cell>
          <table:table-cell office:value-type="float" office:value="0.026789">
            <text:p>0.03</text:p>
          </table:table-cell>
          <table:table-cell table:number-columns-repeated="18"/>
        </table:table-row>
        <table:table-row table:style-name="ro1">
          <table:table-cell office:value-type="float" office:value="0.016127">
            <text:p>0.02</text:p>
          </table:table-cell>
          <table:table-cell office:value-type="float" office:value="0.014081">
            <text:p>0.01</text:p>
          </table:table-cell>
          <table:table-cell office:value-type="float" office:value="0.018174">
            <text:p>0.02</text:p>
          </table:table-cell>
          <table:table-cell office:value-type="float" office:value="0.025765">
            <text:p>0.03</text:p>
          </table:table-cell>
          <table:table-cell office:value-type="float" office:value="0.005523">
            <text:p>0.01</text:p>
          </table:table-cell>
          <table:table-cell office:value-type="float" office:value="0.020484">
            <text:p>0.02</text:p>
          </table:table-cell>
          <table:table-cell office:value-type="float" office:value="0.020523">
            <text:p>0.02</text:p>
          </table:table-cell>
          <table:table-cell office:value-type="float" office:value="0.020444">
            <text:p>0.02</text:p>
          </table:table-cell>
          <table:table-cell office:value-type="float" office:value="0.030777">
            <text:p>0.03</text:p>
          </table:table-cell>
          <table:table-cell office:value-type="float" office:value="0.003223">
            <text:p>0</text:p>
          </table:table-cell>
          <table:table-cell office:value-type="float" office:value="0.031781">
            <text:p>0.03</text:p>
          </table:table-cell>
          <table:table-cell office:value-type="float" office:value="0.030778">
            <text:p>0.03</text:p>
          </table:table-cell>
          <table:table-cell office:value-type="float" office:value="0.032784">
            <text:p>0.03</text:p>
          </table:table-cell>
          <table:table-cell office:value-type="float" office:value="0.03796">
            <text:p>0.04</text:p>
          </table:table-cell>
          <table:table-cell office:value-type="float" office:value="0.024158">
            <text:p>0.02</text:p>
          </table:table-cell>
          <table:table-cell/>
          <table:table-cell office:value-type="float" office:value="0.053414">
            <text:p>0.05</text:p>
          </table:table-cell>
          <table:table-cell office:value-type="float" office:value="0.035142">
            <text:p>0.04</text:p>
          </table:table-cell>
          <table:table-cell office:value-type="float" office:value="0.071686">
            <text:p>0.07</text:p>
          </table:table-cell>
          <table:table-cell office:value-type="float" office:value="0.040593">
            <text:p>0.04</text:p>
          </table:table-cell>
          <table:table-cell office:value-type="float" office:value="0.123509">
            <text:p>0.12</text:p>
          </table:table-cell>
          <table:table-cell office:value-type="float" office:value="0.056413">
            <text:p>0.06</text:p>
          </table:table-cell>
          <table:table-cell office:value-type="float" office:value="0.047996">
            <text:p>0.05</text:p>
          </table:table-cell>
          <table:table-cell office:value-type="float" office:value="0.06483">
            <text:p>0.06</text:p>
          </table:table-cell>
          <table:table-cell office:value-type="float" office:value="0.033064">
            <text:p>0.03</text:p>
          </table:table-cell>
          <table:table-cell office:value-type="float" office:value="0.117773">
            <text:p>0.12</text:p>
          </table:table-cell>
          <table:table-cell office:value-type="float" office:value="0.037531">
            <text:p>0.04</text:p>
          </table:table-cell>
          <table:table-cell office:value-type="float" office:value="0.039099">
            <text:p>0.04</text:p>
          </table:table-cell>
          <table:table-cell office:value-type="float" office:value="0.035964">
            <text:p>0.04</text:p>
          </table:table-cell>
          <table:table-cell office:value-type="float" office:value="0.036573">
            <text:p>0.04</text:p>
          </table:table-cell>
          <table:table-cell office:value-type="float" office:value="0.034948">
            <text:p>0.03</text:p>
          </table:table-cell>
          <table:table-cell table:number-columns-repeated="18"/>
        </table:table-row>
        <table:table-row table:style-name="ro1">
          <table:table-cell office:value-type="float" office:value="0.020751">
            <text:p>0.02</text:p>
          </table:table-cell>
          <table:table-cell office:value-type="float" office:value="0.014079">
            <text:p>0.01</text:p>
          </table:table-cell>
          <table:table-cell office:value-type="float" office:value="0.027423">
            <text:p>0.03</text:p>
          </table:table-cell>
          <table:table-cell office:value-type="float" office:value="0.040561">
            <text:p>0.04</text:p>
          </table:table-cell>
          <table:table-cell office:value-type="float" office:value="0.005525">
            <text:p>0.01</text:p>
          </table:table-cell>
          <table:table-cell office:value-type="float" office:value="0.020778">
            <text:p>0.02</text:p>
          </table:table-cell>
          <table:table-cell office:value-type="float" office:value="0.021421">
            <text:p>0.02</text:p>
          </table:table-cell>
          <table:table-cell office:value-type="float" office:value="0.020136">
            <text:p>0.02</text:p>
          </table:table-cell>
          <table:table-cell office:value-type="float" office:value="0.029238">
            <text:p>0.03</text:p>
          </table:table-cell>
          <table:table-cell office:value-type="float" office:value="0.004965">
            <text:p>0</text:p>
          </table:table-cell>
          <table:table-cell office:value-type="float" office:value="0.034717">
            <text:p>0.03</text:p>
          </table:table-cell>
          <table:table-cell office:value-type="float" office:value="0.034131">
            <text:p>0.03</text:p>
          </table:table-cell>
          <table:table-cell office:value-type="float" office:value="0.035304">
            <text:p>0.04</text:p>
          </table:table-cell>
          <table:table-cell office:value-type="float" office:value="0.037712">
            <text:p>0.04</text:p>
          </table:table-cell>
          <table:table-cell office:value-type="float" office:value="0.03129">
            <text:p>0.03</text:p>
          </table:table-cell>
          <table:table-cell/>
          <table:table-cell office:value-type="float" office:value="0.061352">
            <text:p>0.06</text:p>
          </table:table-cell>
          <table:table-cell office:value-type="float" office:value="0.035144">
            <text:p>0.04</text:p>
          </table:table-cell>
          <table:table-cell office:value-type="float" office:value="0.087561">
            <text:p>0.09</text:p>
          </table:table-cell>
          <table:table-cell office:value-type="float" office:value="0.056291">
            <text:p>0.06</text:p>
          </table:table-cell>
          <table:table-cell office:value-type="float" office:value="0.139677">
            <text:p>0.14</text:p>
          </table:table-cell>
          <table:table-cell office:value-type="float" office:value="0.063864">
            <text:p>0.06</text:p>
          </table:table-cell>
          <table:table-cell office:value-type="float" office:value="0.049464">
            <text:p>0.05</text:p>
          </table:table-cell>
          <table:table-cell office:value-type="float" office:value="0.078263">
            <text:p>0.08</text:p>
          </table:table-cell>
          <table:table-cell office:value-type="float" office:value="0.046572">
            <text:p>0.05</text:p>
          </table:table-cell>
          <table:table-cell office:value-type="float" office:value="0.131081">
            <text:p>0.13</text:p>
          </table:table-cell>
          <table:table-cell office:value-type="float" office:value="0.043467">
            <text:p>0.04</text:p>
          </table:table-cell>
          <table:table-cell office:value-type="float" office:value="0.04492">
            <text:p>0.04</text:p>
          </table:table-cell>
          <table:table-cell office:value-type="float" office:value="0.042013">
            <text:p>0.04</text:p>
          </table:table-cell>
          <table:table-cell office:value-type="float" office:value="0.042113">
            <text:p>0.04</text:p>
          </table:table-cell>
          <table:table-cell office:value-type="float" office:value="0.041848">
            <text:p>0.04</text:p>
          </table:table-cell>
          <table:table-cell table:number-columns-repeated="18"/>
        </table:table-row>
        <table:table-row table:style-name="ro1">
          <table:table-cell office:value-type="float" office:value="0.025448">
            <text:p>0.03</text:p>
          </table:table-cell>
          <table:table-cell office:value-type="float" office:value="0.014079">
            <text:p>0.01</text:p>
          </table:table-cell>
          <table:table-cell office:value-type="float" office:value="0.036818">
            <text:p>0.04</text:p>
          </table:table-cell>
          <table:table-cell office:value-type="float" office:value="0.055593">
            <text:p>0.06</text:p>
          </table:table-cell>
          <table:table-cell office:value-type="float" office:value="0.005525">
            <text:p>0.01</text:p>
          </table:table-cell>
          <table:table-cell office:value-type="float" office:value="0.022225">
            <text:p>0.02</text:p>
          </table:table-cell>
          <table:table-cell office:value-type="float" office:value="0.022088">
            <text:p>0.02</text:p>
          </table:table-cell>
          <table:table-cell office:value-type="float" office:value="0.022362">
            <text:p>0.02</text:p>
          </table:table-cell>
          <table:table-cell office:value-type="float" office:value="0.031768">
            <text:p>0.03</text:p>
          </table:table-cell>
          <table:table-cell office:value-type="float" office:value="0.006686">
            <text:p>0.01</text:p>
          </table:table-cell>
          <table:table-cell office:value-type="float" office:value="0.038451">
            <text:p>0.04</text:p>
          </table:table-cell>
          <table:table-cell office:value-type="float" office:value="0.037835">
            <text:p>0.04</text:p>
          </table:table-cell>
          <table:table-cell office:value-type="float" office:value="0.039067">
            <text:p>0.04</text:p>
          </table:table-cell>
          <table:table-cell office:value-type="float" office:value="0.038862">
            <text:p>0.04</text:p>
          </table:table-cell>
          <table:table-cell office:value-type="float" office:value="0.039407">
            <text:p>0.04</text:p>
          </table:table-cell>
          <table:table-cell/>
          <table:table-cell office:value-type="float" office:value="0.06929">
            <text:p>0.07</text:p>
          </table:table-cell>
          <table:table-cell office:value-type="float" office:value="0.035144">
            <text:p>0.04</text:p>
          </table:table-cell>
          <table:table-cell office:value-type="float" office:value="0.103435">
            <text:p>0.1</text:p>
          </table:table-cell>
          <table:table-cell office:value-type="float" office:value="0.07199">
            <text:p>0.07</text:p>
          </table:table-cell>
          <table:table-cell office:value-type="float" office:value="0.155844">
            <text:p>0.16</text:p>
          </table:table-cell>
          <table:table-cell office:value-type="float" office:value="0.071437">
            <text:p>0.07</text:p>
          </table:table-cell>
          <table:table-cell office:value-type="float" office:value="0.050524">
            <text:p>0.05</text:p>
          </table:table-cell>
          <table:table-cell office:value-type="float" office:value="0.09235">
            <text:p>0.09</text:p>
          </table:table-cell>
          <table:table-cell office:value-type="float" office:value="0.060764">
            <text:p>0.06</text:p>
          </table:table-cell>
          <table:table-cell office:value-type="float" office:value="0.144995">
            <text:p>0.14</text:p>
          </table:table-cell>
          <table:table-cell office:value-type="float" office:value="0.047932">
            <text:p>0.05</text:p>
          </table:table-cell>
          <table:table-cell office:value-type="float" office:value="0.050829">
            <text:p>0.05</text:p>
          </table:table-cell>
          <table:table-cell office:value-type="float" office:value="0.045035">
            <text:p>0.05</text:p>
          </table:table-cell>
          <table:table-cell office:value-type="float" office:value="0.04545">
            <text:p>0.05</text:p>
          </table:table-cell>
          <table:table-cell office:value-type="float" office:value="0.044344">
            <text:p>0.04</text:p>
          </table:table-cell>
          <table:table-cell table:number-columns-repeated="18"/>
        </table:table-row>
        <table:table-row table:style-name="ro1">
          <table:table-cell office:value-type="float" office:value="0.031573">
            <text:p>0.03</text:p>
          </table:table-cell>
          <table:table-cell office:value-type="float" office:value="0.014079">
            <text:p>0.01</text:p>
          </table:table-cell>
          <table:table-cell office:value-type="float" office:value="0.049068">
            <text:p>0.05</text:p>
          </table:table-cell>
          <table:table-cell office:value-type="float" office:value="0.075193">
            <text:p>0.08</text:p>
          </table:table-cell>
          <table:table-cell office:value-type="float" office:value="0.005525">
            <text:p>0.01</text:p>
          </table:table-cell>
          <table:table-cell office:value-type="float" office:value="0.025845">
            <text:p>0.03</text:p>
          </table:table-cell>
          <table:table-cell office:value-type="float" office:value="0.022585">
            <text:p>0.02</text:p>
          </table:table-cell>
          <table:table-cell office:value-type="float" office:value="0.029105">
            <text:p>0.03</text:p>
          </table:table-cell>
          <table:table-cell office:value-type="float" office:value="0.041749">
            <text:p>0.04</text:p>
          </table:table-cell>
          <table:table-cell office:value-type="float" office:value="0.008032">
            <text:p>0.01</text:p>
          </table:table-cell>
          <table:table-cell office:value-type="float" office:value="0.043151">
            <text:p>0.04</text:p>
          </table:table-cell>
          <table:table-cell office:value-type="float" office:value="0.042113">
            <text:p>0.04</text:p>
          </table:table-cell>
          <table:table-cell office:value-type="float" office:value="0.044188">
            <text:p>0.04</text:p>
          </table:table-cell>
          <table:table-cell office:value-type="float" office:value="0.041704">
            <text:p>0.04</text:p>
          </table:table-cell>
          <table:table-cell office:value-type="float" office:value="0.048327">
            <text:p>0.05</text:p>
          </table:table-cell>
          <table:table-cell/>
          <table:table-cell office:value-type="float" office:value="0.077227">
            <text:p>0.08</text:p>
          </table:table-cell>
          <table:table-cell office:value-type="float" office:value="0.035144">
            <text:p>0.04</text:p>
          </table:table-cell>
          <table:table-cell office:value-type="float" office:value="0.11931">
            <text:p>0.12</text:p>
          </table:table-cell>
          <table:table-cell office:value-type="float" office:value="0.08769">
            <text:p>0.09</text:p>
          </table:table-cell>
          <table:table-cell office:value-type="float" office:value="0.172011">
            <text:p>0.17</text:p>
          </table:table-cell>
          <table:table-cell office:value-type="float" office:value="0.079089">
            <text:p>0.08</text:p>
          </table:table-cell>
          <table:table-cell office:value-type="float" office:value="0.051292">
            <text:p>0.05</text:p>
          </table:table-cell>
          <table:table-cell office:value-type="float" office:value="0.106885">
            <text:p>0.11</text:p>
          </table:table-cell>
          <table:table-cell office:value-type="float" office:value="0.075362">
            <text:p>0.08</text:p>
          </table:table-cell>
          <table:table-cell office:value-type="float" office:value="0.159425">
            <text:p>0.16</text:p>
          </table:table-cell>
          <table:table-cell office:value-type="float" office:value="0.053281">
            <text:p>0.05</text:p>
          </table:table-cell>
          <table:table-cell office:value-type="float" office:value="0.056743">
            <text:p>0.06</text:p>
          </table:table-cell>
          <table:table-cell office:value-type="float" office:value="0.04982">
            <text:p>0.05</text:p>
          </table:table-cell>
          <table:table-cell office:value-type="float" office:value="0.054369">
            <text:p>0.05</text:p>
          </table:table-cell>
          <table:table-cell office:value-type="float" office:value="0.042237">
            <text:p>0.04</text:p>
          </table:table-cell>
          <table:table-cell table:number-columns-repeated="18"/>
        </table:table-row>
        <table:table-row table:style-name="ro1">
          <table:table-cell office:value-type="float" office:value="0.024336">
            <text:p>0.02</text:p>
          </table:table-cell>
          <table:table-cell office:value-type="float" office:value="0.041002">
            <text:p>0.04</text:p>
          </table:table-cell>
          <table:table-cell office:value-type="float" office:value="0.00767">
            <text:p>0.01</text:p>
          </table:table-cell>
          <table:table-cell office:value-type="float" office:value="0.007343">
            <text:p>0.01</text:p>
          </table:table-cell>
          <table:table-cell office:value-type="float" office:value="0.008215">
            <text:p>0.01</text:p>
          </table:table-cell>
          <table:table-cell office:value-type="float" office:value="0.024462">
            <text:p>0.02</text:p>
          </table:table-cell>
          <table:table-cell office:value-type="float" office:value="0.040832">
            <text:p>0.04</text:p>
          </table:table-cell>
          <table:table-cell office:value-type="float" office:value="0.008091">
            <text:p>0.01</text:p>
          </table:table-cell>
          <table:table-cell office:value-type="float" office:value="0.0091">
            <text:p>0.01</text:p>
          </table:table-cell>
          <table:table-cell office:value-type="float" office:value="0.00641">
            <text:p>0.01</text:p>
          </table:table-cell>
          <table:table-cell office:value-type="float" office:value="0.029348">
            <text:p>0.03</text:p>
          </table:table-cell>
          <table:table-cell office:value-type="float" office:value="0.051645">
            <text:p>0.05</text:p>
          </table:table-cell>
          <table:table-cell office:value-type="float" office:value="0.007051">
            <text:p>0.01</text:p>
          </table:table-cell>
          <table:table-cell office:value-type="float" office:value="0.008117">
            <text:p>0.01</text:p>
          </table:table-cell>
          <table:table-cell office:value-type="float" office:value="0.005274">
            <text:p>0.01</text:p>
          </table:table-cell>
          <table:table-cell/>
          <table:table-cell office:value-type="float" office:value="0.019543">
            <text:p>0.02</text:p>
          </table:table-cell>
          <table:table-cell office:value-type="float" office:value="0.022217">
            <text:p>0.02</text:p>
          </table:table-cell>
          <table:table-cell office:value-type="float" office:value="0.016868">
            <text:p>0.02</text:p>
          </table:table-cell>
          <table:table-cell office:value-type="float" office:value="0.00946">
            <text:p>0.01</text:p>
          </table:table-cell>
          <table:table-cell office:value-type="float" office:value="0.029216">
            <text:p>0.03</text:p>
          </table:table-cell>
          <table:table-cell office:value-type="float" office:value="0.016973">
            <text:p>0.02</text:p>
          </table:table-cell>
          <table:table-cell office:value-type="float" office:value="0.021687">
            <text:p>0.02</text:p>
          </table:table-cell>
          <table:table-cell office:value-type="float" office:value="0.012259">
            <text:p>0.01</text:p>
          </table:table-cell>
          <table:table-cell office:value-type="float" office:value="0.00883">
            <text:p>0.01</text:p>
          </table:table-cell>
          <table:table-cell office:value-type="float" office:value="0.017976">
            <text:p>0.02</text:p>
          </table:table-cell>
          <table:table-cell office:value-type="float" office:value="0.021093">
            <text:p>0.02</text:p>
          </table:table-cell>
          <table:table-cell office:value-type="float" office:value="0.031725">
            <text:p>0.03</text:p>
          </table:table-cell>
          <table:table-cell office:value-type="float" office:value="0.010462">
            <text:p>0.01</text:p>
          </table:table-cell>
          <table:table-cell office:value-type="float" office:value="0.009287">
            <text:p>0.01</text:p>
          </table:table-cell>
          <table:table-cell office:value-type="float" office:value="0.01242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1542">
            <text:p>0.04</text:p>
          </table:table-cell>
          <table:table-cell office:value-type="float" office:value="0.043263">
            <text:p>0.04</text:p>
          </table:table-cell>
          <table:table-cell office:value-type="float" office:value="0.03982">
            <text:p>0.04</text:p>
          </table:table-cell>
          <table:table-cell office:value-type="float" office:value="0.060073">
            <text:p>0.06</text:p>
          </table:table-cell>
          <table:table-cell office:value-type="float" office:value="0.006065">
            <text:p>0.01</text:p>
          </table:table-cell>
          <table:table-cell office:value-type="float" office:value="0.030719">
            <text:p>0.03</text:p>
          </table:table-cell>
          <table:table-cell office:value-type="float" office:value="0.036552">
            <text:p>0.04</text:p>
          </table:table-cell>
          <table:table-cell office:value-type="float" office:value="0.024886">
            <text:p>0.02</text:p>
          </table:table-cell>
          <table:table-cell office:value-type="float" office:value="0.033441">
            <text:p>0.03</text:p>
          </table:table-cell>
          <table:table-cell office:value-type="float" office:value="0.010629">
            <text:p>0.01</text:p>
          </table:table-cell>
          <table:table-cell office:value-type="float" office:value="0.02843">
            <text:p>0.03</text:p>
          </table:table-cell>
          <table:table-cell office:value-type="float" office:value="0.040791">
            <text:p>0.04</text:p>
          </table:table-cell>
          <table:table-cell office:value-type="float" office:value="0.016068">
            <text:p>0.02</text:p>
          </table:table-cell>
          <table:table-cell office:value-type="float" office:value="0.023258">
            <text:p>0.02</text:p>
          </table:table-cell>
          <table:table-cell office:value-type="float" office:value="0.004085">
            <text:p>0</text:p>
          </table:table-cell>
          <table:table-cell/>
          <table:table-cell office:value-type="float" office:value="0.043126">
            <text:p>0.04</text:p>
          </table:table-cell>
          <table:table-cell office:value-type="float" office:value="0.022157">
            <text:p>0.02</text:p>
          </table:table-cell>
          <table:table-cell office:value-type="float" office:value="0.064096">
            <text:p>0.06</text:p>
          </table:table-cell>
          <table:table-cell office:value-type="float" office:value="0.076211">
            <text:p>0.08</text:p>
          </table:table-cell>
          <table:table-cell office:value-type="float" office:value="0.043902">
            <text:p>0.04</text:p>
          </table:table-cell>
          <table:table-cell office:value-type="float" office:value="0.029782">
            <text:p>0.03</text:p>
          </table:table-cell>
          <table:table-cell office:value-type="float" office:value="0.013951">
            <text:p>0.01</text:p>
          </table:table-cell>
          <table:table-cell office:value-type="float" office:value="0.045612">
            <text:p>0.05</text:p>
          </table:table-cell>
          <table:table-cell office:value-type="float" office:value="0.040952">
            <text:p>0.04</text:p>
          </table:table-cell>
          <table:table-cell office:value-type="float" office:value="0.053379">
            <text:p>0.05</text:p>
          </table:table-cell>
          <table:table-cell office:value-type="float" office:value="0.016086">
            <text:p>0.02</text:p>
          </table:table-cell>
          <table:table-cell office:value-type="float" office:value="0.01888">
            <text:p>0.02</text:p>
          </table:table-cell>
          <table:table-cell office:value-type="float" office:value="0.013293">
            <text:p>0.01</text:p>
          </table:table-cell>
          <table:table-cell office:value-type="float" office:value="0.019178">
            <text:p>0.02</text:p>
          </table:table-cell>
          <table:table-cell office:value-type="float" office:value="0.003484">
            <text:p>0</text:p>
          </table:table-cell>
          <table:table-cell table:number-columns-repeated="18"/>
        </table:table-row>
        <table:table-row table:style-name="ro1">
          <table:table-cell office:value-type="float" office:value="0.040367">
            <text:p>0.04</text:p>
          </table:table-cell>
          <table:table-cell office:value-type="float" office:value="0.043305">
            <text:p>0.04</text:p>
          </table:table-cell>
          <table:table-cell office:value-type="float" office:value="0.037429">
            <text:p>0.04</text:p>
          </table:table-cell>
          <table:table-cell office:value-type="float" office:value="0.057227">
            <text:p>0.06</text:p>
          </table:table-cell>
          <table:table-cell office:value-type="float" office:value="0.004433">
            <text:p>0</text:p>
          </table:table-cell>
          <table:table-cell office:value-type="float" office:value="0.036068">
            <text:p>0.04</text:p>
          </table:table-cell>
          <table:table-cell office:value-type="float" office:value="0.041611">
            <text:p>0.04</text:p>
          </table:table-cell>
          <table:table-cell office:value-type="float" office:value="0.030524">
            <text:p>0.03</text:p>
          </table:table-cell>
          <table:table-cell office:value-type="float" office:value="0.042656">
            <text:p>0.04</text:p>
          </table:table-cell>
          <table:table-cell office:value-type="float" office:value="0.010305">
            <text:p>0.01</text:p>
          </table:table-cell>
          <table:table-cell office:value-type="float" office:value="0.034517">
            <text:p>0.03</text:p>
          </table:table-cell>
          <table:table-cell office:value-type="float" office:value="0.048633">
            <text:p>0.05</text:p>
          </table:table-cell>
          <table:table-cell office:value-type="float" office:value="0.020401">
            <text:p>0.02</text:p>
          </table:table-cell>
          <table:table-cell office:value-type="float" office:value="0.029187">
            <text:p>0.03</text:p>
          </table:table-cell>
          <table:table-cell office:value-type="float" office:value="0.005758">
            <text:p>0.01</text:p>
          </table:table-cell>
          <table:table-cell/>
          <table:table-cell office:value-type="float" office:value="0.045345">
            <text:p>0.05</text:p>
          </table:table-cell>
          <table:table-cell office:value-type="float" office:value="0.021045">
            <text:p>0.02</text:p>
          </table:table-cell>
          <table:table-cell office:value-type="float" office:value="0.069644">
            <text:p>0.07</text:p>
          </table:table-cell>
          <table:table-cell office:value-type="float" office:value="0.074988">
            <text:p>0.07</text:p>
          </table:table-cell>
          <table:table-cell office:value-type="float" office:value="0.060737">
            <text:p>0.06</text:p>
          </table:table-cell>
          <table:table-cell office:value-type="float" office:value="0.041168">
            <text:p>0.04</text:p>
          </table:table-cell>
          <table:table-cell office:value-type="float" office:value="0.020832">
            <text:p>0.02</text:p>
          </table:table-cell>
          <table:table-cell office:value-type="float" office:value="0.061503">
            <text:p>0.06</text:p>
          </table:table-cell>
          <table:table-cell office:value-type="float" office:value="0.055616">
            <text:p>0.06</text:p>
          </table:table-cell>
          <table:table-cell office:value-type="float" office:value="0.071314">
            <text:p>0.07</text:p>
          </table:table-cell>
          <table:table-cell office:value-type="float" office:value="0.020454">
            <text:p>0.02</text:p>
          </table:table-cell>
          <table:table-cell office:value-type="float" office:value="0.022539">
            <text:p>0.02</text:p>
          </table:table-cell>
          <table:table-cell office:value-type="float" office:value="0.018369">
            <text:p>0.02</text:p>
          </table:table-cell>
          <table:table-cell office:value-type="float" office:value="0.024896">
            <text:p>0.02</text:p>
          </table:table-cell>
          <table:table-cell office:value-type="float" office:value="0.00749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55">
            <text:p>0.04</text:p>
          </table:table-cell>
          <table:table-cell office:value-type="float" office:value="0.043318">
            <text:p>0.04</text:p>
          </table:table-cell>
          <table:table-cell office:value-type="float" office:value="0.027683">
            <text:p>0.03</text:p>
          </table:table-cell>
          <table:table-cell office:value-type="float" office:value="0.041124">
            <text:p>0.04</text:p>
          </table:table-cell>
          <table:table-cell office:value-type="float" office:value="0.005281">
            <text:p>0.01</text:p>
          </table:table-cell>
          <table:table-cell office:value-type="float" office:value="0.036959">
            <text:p>0.04</text:p>
          </table:table-cell>
          <table:table-cell office:value-type="float" office:value="0.045438">
            <text:p>0.05</text:p>
          </table:table-cell>
          <table:table-cell office:value-type="float" office:value="0.02848">
            <text:p>0.03</text:p>
          </table:table-cell>
          <table:table-cell office:value-type="float" office:value="0.041519">
            <text:p>0.04</text:p>
          </table:table-cell>
          <table:table-cell office:value-type="float" office:value="0.006748">
            <text:p>0.01</text:p>
          </table:table-cell>
          <table:table-cell office:value-type="float" office:value="0.039808">
            <text:p>0.04</text:p>
          </table:table-cell>
          <table:table-cell office:value-type="float" office:value="0.05531">
            <text:p>0.06</text:p>
          </table:table-cell>
          <table:table-cell office:value-type="float" office:value="0.024306">
            <text:p>0.02</text:p>
          </table:table-cell>
          <table:table-cell office:value-type="float" office:value="0.033542">
            <text:p>0.03</text:p>
          </table:table-cell>
          <table:table-cell office:value-type="float" office:value="0.008912">
            <text:p>0.01</text:p>
          </table:table-cell>
          <table:table-cell/>
          <table:table-cell office:value-type="float" office:value="0.043928">
            <text:p>0.04</text:p>
          </table:table-cell>
          <table:table-cell office:value-type="float" office:value="0.021212">
            <text:p>0.02</text:p>
          </table:table-cell>
          <table:table-cell office:value-type="float" office:value="0.066644">
            <text:p>0.07</text:p>
          </table:table-cell>
          <table:table-cell office:value-type="float" office:value="0.059715">
            <text:p>0.06</text:p>
          </table:table-cell>
          <table:table-cell office:value-type="float" office:value="0.078194">
            <text:p>0.08</text:p>
          </table:table-cell>
          <table:table-cell office:value-type="float" office:value="0.047442">
            <text:p>0.05</text:p>
          </table:table-cell>
          <table:table-cell office:value-type="float" office:value="0.026588">
            <text:p>0.03</text:p>
          </table:table-cell>
          <table:table-cell office:value-type="float" office:value="0.068296">
            <text:p>0.07</text:p>
          </table:table-cell>
          <table:table-cell office:value-type="float" office:value="0.058525">
            <text:p>0.06</text:p>
          </table:table-cell>
          <table:table-cell office:value-type="float" office:value="0.08458">
            <text:p>0.08</text:p>
          </table:table-cell>
          <table:table-cell office:value-type="float" office:value="0.024027">
            <text:p>0.02</text:p>
          </table:table-cell>
          <table:table-cell office:value-type="float" office:value="0.026076">
            <text:p>0.03</text:p>
          </table:table-cell>
          <table:table-cell office:value-type="float" office:value="0.021978">
            <text:p>0.02</text:p>
          </table:table-cell>
          <table:table-cell office:value-type="float" office:value="0.027166">
            <text:p>0.03</text:p>
          </table:table-cell>
          <table:table-cell office:value-type="float" office:value="0.01333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0094">
            <text:p>0.03</text:p>
          </table:table-cell>
          <table:table-cell office:value-type="float" office:value="0.043322">
            <text:p>0.04</text:p>
          </table:table-cell>
          <table:table-cell office:value-type="float" office:value="0.016867">
            <text:p>0.02</text:p>
          </table:table-cell>
          <table:table-cell office:value-type="float" office:value="0.023702">
            <text:p>0.02</text:p>
          </table:table-cell>
          <table:table-cell office:value-type="float" office:value="0.005475">
            <text:p>0.01</text:p>
          </table:table-cell>
          <table:table-cell office:value-type="float" office:value="0.037227">
            <text:p>0.04</text:p>
          </table:table-cell>
          <table:table-cell office:value-type="float" office:value="0.049102">
            <text:p>0.05</text:p>
          </table:table-cell>
          <table:table-cell office:value-type="float" office:value="0.025351">
            <text:p>0.03</text:p>
          </table:table-cell>
          <table:table-cell office:value-type="float" office:value="0.0387">
            <text:p>0.04</text:p>
          </table:table-cell>
          <table:table-cell office:value-type="float" office:value="0.003103">
            <text:p>0</text:p>
          </table:table-cell>
          <table:table-cell office:value-type="float" office:value="0.044033">
            <text:p>0.04</text:p>
          </table:table-cell>
          <table:table-cell office:value-type="float" office:value="0.061158">
            <text:p>0.06</text:p>
          </table:table-cell>
          <table:table-cell office:value-type="float" office:value="0.026908">
            <text:p>0.03</text:p>
          </table:table-cell>
          <table:table-cell office:value-type="float" office:value="0.035245">
            <text:p>0.04</text:p>
          </table:table-cell>
          <table:table-cell office:value-type="float" office:value="0.013012">
            <text:p>0.01</text:p>
          </table:table-cell>
          <table:table-cell/>
          <table:table-cell office:value-type="float" office:value="0.041511">
            <text:p>0.04</text:p>
          </table:table-cell>
          <table:table-cell office:value-type="float" office:value="0.021339">
            <text:p>0.02</text:p>
          </table:table-cell>
          <table:table-cell office:value-type="float" office:value="0.061682">
            <text:p>0.06</text:p>
          </table:table-cell>
          <table:table-cell office:value-type="float" office:value="0.041506">
            <text:p>0.04</text:p>
          </table:table-cell>
          <table:table-cell office:value-type="float" office:value="0.09531">
            <text:p>0.1</text:p>
          </table:table-cell>
          <table:table-cell office:value-type="float" office:value="0.050625">
            <text:p>0.05</text:p>
          </table:table-cell>
          <table:table-cell office:value-type="float" office:value="0.030606">
            <text:p>0.03</text:p>
          </table:table-cell>
          <table:table-cell office:value-type="float" office:value="0.070645">
            <text:p>0.07</text:p>
          </table:table-cell>
          <table:table-cell office:value-type="float" office:value="0.054707">
            <text:p>0.05</text:p>
          </table:table-cell>
          <table:table-cell office:value-type="float" office:value="0.097208">
            <text:p>0.1</text:p>
          </table:table-cell>
          <table:table-cell office:value-type="float" office:value="0.028587">
            <text:p>0.03</text:p>
          </table:table-cell>
          <table:table-cell office:value-type="float" office:value="0.031614">
            <text:p>0.03</text:p>
          </table:table-cell>
          <table:table-cell office:value-type="float" office:value="0.02556">
            <text:p>0.03</text:p>
          </table:table-cell>
          <table:table-cell office:value-type="float" office:value="0.02902">
            <text:p>0.03</text:p>
          </table:table-cell>
          <table:table-cell office:value-type="float" office:value="0.019793">
            <text:p>0.02</text:p>
          </table:table-cell>
          <table:table-cell table:number-columns-repeated="18"/>
        </table:table-row>
        <table:table-row table:style-name="ro1">
          <table:table-cell office:value-type="float" office:value="0.025818">
            <text:p>0.03</text:p>
          </table:table-cell>
          <table:table-cell office:value-type="float" office:value="0.043322">
            <text:p>0.04</text:p>
          </table:table-cell>
          <table:table-cell office:value-type="float" office:value="0.008314">
            <text:p>0.01</text:p>
          </table:table-cell>
          <table:table-cell office:value-type="float" office:value="0.009993">
            <text:p>0.01</text:p>
          </table:table-cell>
          <table:table-cell office:value-type="float" office:value="0.005515">
            <text:p>0.01</text:p>
          </table:table-cell>
          <table:table-cell office:value-type="float" office:value="0.036704">
            <text:p>0.04</text:p>
          </table:table-cell>
          <table:table-cell office:value-type="float" office:value="0.05176">
            <text:p>0.05</text:p>
          </table:table-cell>
          <table:table-cell office:value-type="float" office:value="0.021648">
            <text:p>0.02</text:p>
          </table:table-cell>
          <table:table-cell office:value-type="float" office:value="0.033121">
            <text:p>0.03</text:p>
          </table:table-cell>
          <table:table-cell office:value-type="float" office:value="0.002527">
            <text:p>0</text:p>
          </table:table-cell>
          <table:table-cell office:value-type="float" office:value="0.047677">
            <text:p>0.05</text:p>
          </table:table-cell>
          <table:table-cell office:value-type="float" office:value="0.06653">
            <text:p>0.07</text:p>
          </table:table-cell>
          <table:table-cell office:value-type="float" office:value="0.028824">
            <text:p>0.03</text:p>
          </table:table-cell>
          <table:table-cell office:value-type="float" office:value="0.035275">
            <text:p>0.04</text:p>
          </table:table-cell>
          <table:table-cell office:value-type="float" office:value="0.018073">
            <text:p>0.02</text:p>
          </table:table-cell>
          <table:table-cell/>
          <table:table-cell office:value-type="float" office:value="0.041155">
            <text:p>0.04</text:p>
          </table:table-cell>
          <table:table-cell office:value-type="float" office:value="0.021384">
            <text:p>0.02</text:p>
          </table:table-cell>
          <table:table-cell office:value-type="float" office:value="0.060927">
            <text:p>0.06</text:p>
          </table:table-cell>
          <table:table-cell office:value-type="float" office:value="0.030081">
            <text:p>0.03</text:p>
          </table:table-cell>
          <table:table-cell office:value-type="float" office:value="0.112337">
            <text:p>0.11</text:p>
          </table:table-cell>
          <table:table-cell office:value-type="float" office:value="0.051885">
            <text:p>0.05</text:p>
          </table:table-cell>
          <table:table-cell office:value-type="float" office:value="0.033456">
            <text:p>0.03</text:p>
          </table:table-cell>
          <table:table-cell office:value-type="float" office:value="0.070314">
            <text:p>0.07</text:p>
          </table:table-cell>
          <table:table-cell office:value-type="float" office:value="0.046434">
            <text:p>0.05</text:p>
          </table:table-cell>
          <table:table-cell office:value-type="float" office:value="0.110114">
            <text:p>0.11</text:p>
          </table:table-cell>
          <table:table-cell office:value-type="float" office:value="0.034156">
            <text:p>0.03</text:p>
          </table:table-cell>
          <table:table-cell office:value-type="float" office:value="0.038451">
            <text:p>0.04</text:p>
          </table:table-cell>
          <table:table-cell office:value-type="float" office:value="0.029861">
            <text:p>0.03</text:p>
          </table:table-cell>
          <table:table-cell office:value-type="float" office:value="0.031553">
            <text:p>0.03</text:p>
          </table:table-cell>
          <table:table-cell office:value-type="float" office:value="0.02704">
            <text:p>0.03</text:p>
          </table:table-cell>
          <table:table-cell table:number-columns-repeated="18"/>
        </table:table-row>
        <table:table-row table:style-name="ro1">
          <table:table-cell office:value-type="float" office:value="0.02804">
            <text:p>0.03</text:p>
          </table:table-cell>
          <table:table-cell office:value-type="float" office:value="0.043323">
            <text:p>0.04</text:p>
          </table:table-cell>
          <table:table-cell office:value-type="float" office:value="0.012758">
            <text:p>0.01</text:p>
          </table:table-cell>
          <table:table-cell office:value-type="float" office:value="0.017099">
            <text:p>0.02</text:p>
          </table:table-cell>
          <table:table-cell office:value-type="float" office:value="0.005523">
            <text:p>0.01</text:p>
          </table:table-cell>
          <table:table-cell office:value-type="float" office:value="0.035305">
            <text:p>0.04</text:p>
          </table:table-cell>
          <table:table-cell office:value-type="float" office:value="0.053716">
            <text:p>0.05</text:p>
          </table:table-cell>
          <table:table-cell office:value-type="float" office:value="0.016893">
            <text:p>0.02</text:p>
          </table:table-cell>
          <table:table-cell office:value-type="float" office:value="0.025096">
            <text:p>0.03</text:p>
          </table:table-cell>
          <table:table-cell office:value-type="float" office:value="0.003223">
            <text:p>0</text:p>
          </table:table-cell>
          <table:table-cell office:value-type="float" office:value="0.050986">
            <text:p>0.05</text:p>
          </table:table-cell>
          <table:table-cell office:value-type="float" office:value="0.07159">
            <text:p>0.07</text:p>
          </table:table-cell>
          <table:table-cell office:value-type="float" office:value="0.030382">
            <text:p>0.03</text:p>
          </table:table-cell>
          <table:table-cell office:value-type="float" office:value="0.034117">
            <text:p>0.03</text:p>
          </table:table-cell>
          <table:table-cell office:value-type="float" office:value="0.024158">
            <text:p>0.02</text:p>
          </table:table-cell>
          <table:table-cell/>
          <table:table-cell office:value-type="float" office:value="0.043882">
            <text:p>0.04</text:p>
          </table:table-cell>
          <table:table-cell office:value-type="float" office:value="0.021392">
            <text:p>0.02</text:p>
          </table:table-cell>
          <table:table-cell office:value-type="float" office:value="0.066371">
            <text:p>0.07</text:p>
          </table:table-cell>
          <table:table-cell office:value-type="float" office:value="0.028587">
            <text:p>0.03</text:p>
          </table:table-cell>
          <table:table-cell office:value-type="float" office:value="0.129343">
            <text:p>0.13</text:p>
          </table:table-cell>
          <table:table-cell office:value-type="float" office:value="0.052293">
            <text:p>0.05</text:p>
          </table:table-cell>
          <table:table-cell office:value-type="float" office:value="0.035496">
            <text:p>0.04</text:p>
          </table:table-cell>
          <table:table-cell office:value-type="float" office:value="0.069089">
            <text:p>0.07</text:p>
          </table:table-cell>
          <table:table-cell office:value-type="float" office:value="0.036379">
            <text:p>0.04</text:p>
          </table:table-cell>
          <table:table-cell office:value-type="float" office:value="0.123606">
            <text:p>0.12</text:p>
          </table:table-cell>
          <table:table-cell office:value-type="float" office:value="0.041207">
            <text:p>0.04</text:p>
          </table:table-cell>
          <table:table-cell office:value-type="float" office:value="0.046122">
            <text:p>0.05</text:p>
          </table:table-cell>
          <table:table-cell office:value-type="float" office:value="0.036292">
            <text:p>0.04</text:p>
          </table:table-cell>
          <table:table-cell office:value-type="float" office:value="0.037198">
            <text:p>0.04</text:p>
          </table:table-cell>
          <table:table-cell office:value-type="float" office:value="0.034783">
            <text:p>0.03</text:p>
          </table:table-cell>
          <table:table-cell table:number-columns-repeated="18"/>
        </table:table-row>
        <table:table-row table:style-name="ro1">
          <table:table-cell office:value-type="float" office:value="0.034195">
            <text:p>0.03</text:p>
          </table:table-cell>
          <table:table-cell office:value-type="float" office:value="0.043323">
            <text:p>0.04</text:p>
          </table:table-cell>
          <table:table-cell office:value-type="float" office:value="0.025068">
            <text:p>0.03</text:p>
          </table:table-cell>
          <table:table-cell office:value-type="float" office:value="0.036794">
            <text:p>0.04</text:p>
          </table:table-cell>
          <table:table-cell office:value-type="float" office:value="0.005525">
            <text:p>0.01</text:p>
          </table:table-cell>
          <table:table-cell office:value-type="float" office:value="0.035045">
            <text:p>0.04</text:p>
          </table:table-cell>
          <table:table-cell office:value-type="float" office:value="0.055165">
            <text:p>0.06</text:p>
          </table:table-cell>
          <table:table-cell office:value-type="float" office:value="0.014926">
            <text:p>0.01</text:p>
          </table:table-cell>
          <table:table-cell office:value-type="float" office:value="0.020902">
            <text:p>0.02</text:p>
          </table:table-cell>
          <table:table-cell office:value-type="float" office:value="0.004965">
            <text:p>0</text:p>
          </table:table-cell>
          <table:table-cell office:value-type="float" office:value="0.054447">
            <text:p>0.05</text:p>
          </table:table-cell>
          <table:table-cell office:value-type="float" office:value="0.0764">
            <text:p>0.08</text:p>
          </table:table-cell>
          <table:table-cell office:value-type="float" office:value="0.032495">
            <text:p>0.03</text:p>
          </table:table-cell>
          <table:table-cell office:value-type="float" office:value="0.033218">
            <text:p>0.03</text:p>
          </table:table-cell>
          <table:table-cell office:value-type="float" office:value="0.03129">
            <text:p>0.03</text:p>
          </table:table-cell>
          <table:table-cell/>
          <table:table-cell office:value-type="float" office:value="0.048934">
            <text:p>0.05</text:p>
          </table:table-cell>
          <table:table-cell office:value-type="float" office:value="0.021394">
            <text:p>0.02</text:p>
          </table:table-cell>
          <table:table-cell office:value-type="float" office:value="0.076474">
            <text:p>0.08</text:p>
          </table:table-cell>
          <table:table-cell office:value-type="float" office:value="0.034553">
            <text:p>0.03</text:p>
          </table:table-cell>
          <table:table-cell office:value-type="float" office:value="0.146344">
            <text:p>0.15</text:p>
          </table:table-cell>
          <table:table-cell office:value-type="float" office:value="0.055794">
            <text:p>0.06</text:p>
          </table:table-cell>
          <table:table-cell office:value-type="float" office:value="0.036964">
            <text:p>0.04</text:p>
          </table:table-cell>
          <table:table-cell office:value-type="float" office:value="0.074623">
            <text:p>0.07</text:p>
          </table:table-cell>
          <table:table-cell office:value-type="float" office:value="0.036749">
            <text:p>0.04</text:p>
          </table:table-cell>
          <table:table-cell office:value-type="float" office:value="0.137748">
            <text:p>0.14</text:p>
          </table:table-cell>
          <table:table-cell office:value-type="float" office:value="0.048333">
            <text:p>0.05</text:p>
          </table:table-cell>
          <table:table-cell office:value-type="float" office:value="0.054334">
            <text:p>0.05</text:p>
          </table:table-cell>
          <table:table-cell office:value-type="float" office:value="0.042331">
            <text:p>0.04</text:p>
          </table:table-cell>
          <table:table-cell office:value-type="float" office:value="0.042494">
            <text:p>0.04</text:p>
          </table:table-cell>
          <table:table-cell office:value-type="float" office:value="0.04206">
            <text:p>0.04</text:p>
          </table:table-cell>
          <table:table-cell table:number-columns-repeated="18"/>
        </table:table-row>
        <table:table-row table:style-name="ro1">
          <table:table-cell office:value-type="float" office:value="0.040351">
            <text:p>0.04</text:p>
          </table:table-cell>
          <table:table-cell office:value-type="float" office:value="0.043323">
            <text:p>0.04</text:p>
          </table:table-cell>
          <table:table-cell office:value-type="float" office:value="0.03738">
            <text:p>0.04</text:p>
          </table:table-cell>
          <table:table-cell office:value-type="float" office:value="0.056493">
            <text:p>0.06</text:p>
          </table:table-cell>
          <table:table-cell office:value-type="float" office:value="0.005525">
            <text:p>0.01</text:p>
          </table:table-cell>
          <table:table-cell office:value-type="float" office:value="0.036116">
            <text:p>0.04</text:p>
          </table:table-cell>
          <table:table-cell office:value-type="float" office:value="0.056243">
            <text:p>0.06</text:p>
          </table:table-cell>
          <table:table-cell office:value-type="float" office:value="0.015989">
            <text:p>0.02</text:p>
          </table:table-cell>
          <table:table-cell office:value-type="float" office:value="0.02157">
            <text:p>0.02</text:p>
          </table:table-cell>
          <table:table-cell office:value-type="float" office:value="0.006686">
            <text:p>0.01</text:p>
          </table:table-cell>
          <table:table-cell office:value-type="float" office:value="0.058119">
            <text:p>0.06</text:p>
          </table:table-cell>
          <table:table-cell office:value-type="float" office:value="0.08096">
            <text:p>0.08</text:p>
          </table:table-cell>
          <table:table-cell office:value-type="float" office:value="0.035277">
            <text:p>0.04</text:p>
          </table:table-cell>
          <table:table-cell office:value-type="float" office:value="0.032799">
            <text:p>0.03</text:p>
          </table:table-cell>
          <table:table-cell office:value-type="float" office:value="0.039407">
            <text:p>0.04</text:p>
          </table:table-cell>
          <table:table-cell/>
          <table:table-cell office:value-type="float" office:value="0.055091">
            <text:p>0.06</text:p>
          </table:table-cell>
          <table:table-cell office:value-type="float" office:value="0.021394">
            <text:p>0.02</text:p>
          </table:table-cell>
          <table:table-cell office:value-type="float" office:value="0.088787">
            <text:p>0.09</text:p>
          </table:table-cell>
          <table:table-cell office:value-type="float" office:value="0.044052">
            <text:p>0.04</text:p>
          </table:table-cell>
          <table:table-cell office:value-type="float" office:value="0.163344">
            <text:p>0.16</text:p>
          </table:table-cell>
          <table:table-cell office:value-type="float" office:value="0.059052">
            <text:p>0.06</text:p>
          </table:table-cell>
          <table:table-cell office:value-type="float" office:value="0.038024">
            <text:p>0.04</text:p>
          </table:table-cell>
          <table:table-cell office:value-type="float" office:value="0.08008">
            <text:p>0.08</text:p>
          </table:table-cell>
          <table:table-cell office:value-type="float" office:value="0.03663">
            <text:p>0.04</text:p>
          </table:table-cell>
          <table:table-cell office:value-type="float" office:value="0.152495">
            <text:p>0.15</text:p>
          </table:table-cell>
          <table:table-cell office:value-type="float" office:value="0.054511">
            <text:p>0.05</text:p>
          </table:table-cell>
          <table:table-cell office:value-type="float" office:value="0.062359">
            <text:p>0.06</text:p>
          </table:table-cell>
          <table:table-cell office:value-type="float" office:value="0.046663">
            <text:p>0.05</text:p>
          </table:table-cell>
          <table:table-cell office:value-type="float" office:value="0.04612">
            <text:p>0.05</text:p>
          </table:table-cell>
          <table:table-cell office:value-type="float" office:value="0.047569">
            <text:p>0.05</text:p>
          </table:table-cell>
          <table:table-cell table:number-columns-repeated="18"/>
        </table:table-row>
        <table:table-row table:style-name="ro1">
          <table:table-cell office:value-type="float" office:value="0.046508">
            <text:p>0.05</text:p>
          </table:table-cell>
          <table:table-cell office:value-type="float" office:value="0.043323">
            <text:p>0.04</text:p>
          </table:table-cell>
          <table:table-cell office:value-type="float" office:value="0.049693">
            <text:p>0.05</text:p>
          </table:table-cell>
          <table:table-cell office:value-type="float" office:value="0.076193">
            <text:p>0.08</text:p>
          </table:table-cell>
          <table:table-cell office:value-type="float" office:value="0.005525">
            <text:p>0.01</text:p>
          </table:table-cell>
          <table:table-cell office:value-type="float" office:value="0.041541">
            <text:p>0.04</text:p>
          </table:table-cell>
          <table:table-cell office:value-type="float" office:value="0.057048">
            <text:p>0.06</text:p>
          </table:table-cell>
          <table:table-cell office:value-type="float" office:value="0.026035">
            <text:p>0.03</text:p>
          </table:table-cell>
          <table:table-cell office:value-type="float" office:value="0.036836">
            <text:p>0.04</text:p>
          </table:table-cell>
          <table:table-cell office:value-type="float" office:value="0.008032">
            <text:p>0.01</text:p>
          </table:table-cell>
          <table:table-cell office:value-type="float" office:value="0.061774">
            <text:p>0.06</text:p>
          </table:table-cell>
          <table:table-cell office:value-type="float" office:value="0.085238">
            <text:p>0.09</text:p>
          </table:table-cell>
          <table:table-cell office:value-type="float" office:value="0.038309">
            <text:p>0.04</text:p>
          </table:table-cell>
          <table:table-cell office:value-type="float" office:value="0.032299">
            <text:p>0.03</text:p>
          </table:table-cell>
          <table:table-cell office:value-type="float" office:value="0.048327">
            <text:p>0.05</text:p>
          </table:table-cell>
          <table:table-cell/>
          <table:table-cell office:value-type="float" office:value="0.062855">
            <text:p>0.06</text:p>
          </table:table-cell>
          <table:table-cell office:value-type="float" office:value="0.021394">
            <text:p>0.02</text:p>
          </table:table-cell>
          <table:table-cell office:value-type="float" office:value="0.104315">
            <text:p>0.1</text:p>
          </table:table-cell>
          <table:table-cell office:value-type="float" office:value="0.058697">
            <text:p>0.06</text:p>
          </table:table-cell>
          <table:table-cell office:value-type="float" office:value="0.180344">
            <text:p>0.18</text:p>
          </table:table-cell>
          <table:table-cell office:value-type="float" office:value="0.063642">
            <text:p>0.06</text:p>
          </table:table-cell>
          <table:table-cell office:value-type="float" office:value="0.038792">
            <text:p>0.04</text:p>
          </table:table-cell>
          <table:table-cell office:value-type="float" office:value="0.088491">
            <text:p>0.09</text:p>
          </table:table-cell>
          <table:table-cell office:value-type="float" office:value="0.040931">
            <text:p>0.04</text:p>
          </table:table-cell>
          <table:table-cell office:value-type="float" office:value="0.167758">
            <text:p>0.17</text:p>
          </table:table-cell>
          <table:table-cell office:value-type="float" office:value="0.060824">
            <text:p>0.06</text:p>
          </table:table-cell>
          <table:table-cell office:value-type="float" office:value="0.069243">
            <text:p>0.07</text:p>
          </table:table-cell>
          <table:table-cell office:value-type="float" office:value="0.052406">
            <text:p>0.05</text:p>
          </table:table-cell>
          <table:table-cell office:value-type="float" office:value="0.053507">
            <text:p>0.05</text:p>
          </table:table-cell>
          <table:table-cell office:value-type="float" office:value="0.05057">
            <text:p>0.05</text:p>
          </table:table-cell>
          <table:table-cell table:number-columns-repeated="18"/>
        </table:table-row>
        <table:table-row table:style-name="ro1">
          <table:table-cell office:value-type="float" office:value="0.024542">
            <text:p>0.02</text:p>
          </table:table-cell>
          <table:table-cell office:value-type="float" office:value="0.039301">
            <text:p>0.04</text:p>
          </table:table-cell>
          <table:table-cell office:value-type="float" office:value="0.009784">
            <text:p>0.01</text:p>
          </table:table-cell>
          <table:table-cell office:value-type="float" office:value="0.010725">
            <text:p>0.01</text:p>
          </table:table-cell>
          <table:table-cell office:value-type="float" office:value="0.008215">
            <text:p>0.01</text:p>
          </table:table-cell>
          <table:table-cell office:value-type="float" office:value="0.021222">
            <text:p>0.02</text:p>
          </table:table-cell>
          <table:table-cell office:value-type="float" office:value="0.034915">
            <text:p>0.03</text:p>
          </table:table-cell>
          <table:table-cell office:value-type="float" office:value="0.007529">
            <text:p>0.01</text:p>
          </table:table-cell>
          <table:table-cell office:value-type="float" office:value="0.0082">
            <text:p>0.01</text:p>
          </table:table-cell>
          <table:table-cell office:value-type="float" office:value="0.00641">
            <text:p>0.01</text:p>
          </table:table-cell>
          <table:table-cell office:value-type="float" office:value="0.023892">
            <text:p>0.02</text:p>
          </table:table-cell>
          <table:table-cell office:value-type="float" office:value="0.041295">
            <text:p>0.04</text:p>
          </table:table-cell>
          <table:table-cell office:value-type="float" office:value="0.006489">
            <text:p>0.01</text:p>
          </table:table-cell>
          <table:table-cell office:value-type="float" office:value="0.007217">
            <text:p>0.01</text:p>
          </table:table-cell>
          <table:table-cell office:value-type="float" office:value="0.005274">
            <text:p>0.01</text:p>
          </table:table-cell>
          <table:table-cell/>
          <table:table-cell office:value-type="float" office:value="0.020577">
            <text:p>0.02</text:p>
          </table:table-cell>
          <table:table-cell office:value-type="float" office:value="0.02416">
            <text:p>0.02</text:p>
          </table:table-cell>
          <table:table-cell office:value-type="float" office:value="0.016993">
            <text:p>0.02</text:p>
          </table:table-cell>
          <table:table-cell office:value-type="float" office:value="0.00906">
            <text:p>0.01</text:p>
          </table:table-cell>
          <table:table-cell office:value-type="float" office:value="0.030216">
            <text:p>0.03</text:p>
          </table:table-cell>
          <table:table-cell office:value-type="float" office:value="0.018165">
            <text:p>0.02</text:p>
          </table:table-cell>
          <table:table-cell office:value-type="float" office:value="0.023813">
            <text:p>0.02</text:p>
          </table:table-cell>
          <table:table-cell office:value-type="float" office:value="0.012517">
            <text:p>0.01</text:p>
          </table:table-cell>
          <table:table-cell office:value-type="float" office:value="0.008641">
            <text:p>0.01</text:p>
          </table:table-cell>
          <table:table-cell office:value-type="float" office:value="0.018976">
            <text:p>0.02</text:p>
          </table:table-cell>
          <table:table-cell office:value-type="float" office:value="0.020228">
            <text:p>0.02</text:p>
          </table:table-cell>
          <table:table-cell office:value-type="float" office:value="0.029745">
            <text:p>0.03</text:p>
          </table:table-cell>
          <table:table-cell office:value-type="float" office:value="0.010712">
            <text:p>0.01</text:p>
          </table:table-cell>
          <table:table-cell office:value-type="float" office:value="0.009087">
            <text:p>0.01</text:p>
          </table:table-cell>
          <table:table-cell office:value-type="float" office:value="0.013421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0023">
            <text:p>0.04</text:p>
          </table:table-cell>
          <table:table-cell office:value-type="float" office:value="0.040351">
            <text:p>0.04</text:p>
          </table:table-cell>
          <table:table-cell office:value-type="float" office:value="0.039695">
            <text:p>0.04</text:p>
          </table:table-cell>
          <table:table-cell office:value-type="float" office:value="0.059873">
            <text:p>0.06</text:p>
          </table:table-cell>
          <table:table-cell office:value-type="float" office:value="0.006065">
            <text:p>0.01</text:p>
          </table:table-cell>
          <table:table-cell office:value-type="float" office:value="0.033587">
            <text:p>0.03</text:p>
          </table:table-cell>
          <table:table-cell office:value-type="float" office:value="0.042413">
            <text:p>0.04</text:p>
          </table:table-cell>
          <table:table-cell office:value-type="float" office:value="0.024761">
            <text:p>0.02</text:p>
          </table:table-cell>
          <table:table-cell office:value-type="float" office:value="0.033241">
            <text:p>0.03</text:p>
          </table:table-cell>
          <table:table-cell office:value-type="float" office:value="0.010629">
            <text:p>0.01</text:p>
          </table:table-cell>
          <table:table-cell office:value-type="float" office:value="0.029467">
            <text:p>0.03</text:p>
          </table:table-cell>
          <table:table-cell office:value-type="float" office:value="0.042991">
            <text:p>0.04</text:p>
          </table:table-cell>
          <table:table-cell office:value-type="float" office:value="0.015943">
            <text:p>0.02</text:p>
          </table:table-cell>
          <table:table-cell office:value-type="float" office:value="0.023058">
            <text:p>0.02</text:p>
          </table:table-cell>
          <table:table-cell office:value-type="float" office:value="0.004085">
            <text:p>0</text:p>
          </table:table-cell>
          <table:table-cell/>
          <table:table-cell office:value-type="float" office:value="0.04304">
            <text:p>0.04</text:p>
          </table:table-cell>
          <table:table-cell office:value-type="float" office:value="0.023735">
            <text:p>0.02</text:p>
          </table:table-cell>
          <table:table-cell office:value-type="float" office:value="0.062346">
            <text:p>0.06</text:p>
          </table:table-cell>
          <table:table-cell office:value-type="float" office:value="0.072211">
            <text:p>0.07</text:p>
          </table:table-cell>
          <table:table-cell office:value-type="float" office:value="0.045902">
            <text:p>0.05</text:p>
          </table:table-cell>
          <table:table-cell office:value-type="float" office:value="0.036225">
            <text:p>0.04</text:p>
          </table:table-cell>
          <table:table-cell office:value-type="float" office:value="0.028589">
            <text:p>0.03</text:p>
          </table:table-cell>
          <table:table-cell office:value-type="float" office:value="0.043862">
            <text:p>0.04</text:p>
          </table:table-cell>
          <table:table-cell office:value-type="float" office:value="0.036952">
            <text:p>0.04</text:p>
          </table:table-cell>
          <table:table-cell office:value-type="float" office:value="0.055379">
            <text:p>0.06</text:p>
          </table:table-cell>
          <table:table-cell office:value-type="float" office:value="0.022389">
            <text:p>0.02</text:p>
          </table:table-cell>
          <table:table-cell office:value-type="float" office:value="0.033332">
            <text:p>0.03</text:p>
          </table:table-cell>
          <table:table-cell office:value-type="float" office:value="0.011446">
            <text:p>0.01</text:p>
          </table:table-cell>
          <table:table-cell office:value-type="float" office:value="0.015608">
            <text:p>0.02</text:p>
          </table:table-cell>
          <table:table-cell office:value-type="float" office:value="0.00451">
            <text:p>0</text:p>
          </table:table-cell>
          <table:table-cell table:number-columns-repeated="18"/>
        </table:table-row>
        <table:table-row table:style-name="ro1">
          <table:table-cell office:value-type="float" office:value="0.036724">
            <text:p>0.04</text:p>
          </table:table-cell>
          <table:table-cell office:value-type="float" office:value="0.036205">
            <text:p>0.04</text:p>
          </table:table-cell>
          <table:table-cell office:value-type="float" office:value="0.037242">
            <text:p>0.04</text:p>
          </table:table-cell>
          <table:table-cell office:value-type="float" office:value="0.056927">
            <text:p>0.06</text:p>
          </table:table-cell>
          <table:table-cell office:value-type="float" office:value="0.004433">
            <text:p>0</text:p>
          </table:table-cell>
          <table:table-cell office:value-type="float" office:value="0.033993">
            <text:p>0.03</text:p>
          </table:table-cell>
          <table:table-cell office:value-type="float" office:value="0.037648">
            <text:p>0.04</text:p>
          </table:table-cell>
          <table:table-cell office:value-type="float" office:value="0.030337">
            <text:p>0.03</text:p>
          </table:table-cell>
          <table:table-cell office:value-type="float" office:value="0.042356">
            <text:p>0.04</text:p>
          </table:table-cell>
          <table:table-cell office:value-type="float" office:value="0.010305">
            <text:p>0.01</text:p>
          </table:table-cell>
          <table:table-cell office:value-type="float" office:value="0.030927">
            <text:p>0.03</text:p>
          </table:table-cell>
          <table:table-cell office:value-type="float" office:value="0.041639">
            <text:p>0.04</text:p>
          </table:table-cell>
          <table:table-cell office:value-type="float" office:value="0.020214">
            <text:p>0.02</text:p>
          </table:table-cell>
          <table:table-cell office:value-type="float" office:value="0.028887">
            <text:p>0.03</text:p>
          </table:table-cell>
          <table:table-cell office:value-type="float" office:value="0.005758">
            <text:p>0.01</text:p>
          </table:table-cell>
          <table:table-cell/>
          <table:table-cell office:value-type="float" office:value="0.043217">
            <text:p>0.04</text:p>
          </table:table-cell>
          <table:table-cell office:value-type="float" office:value="0.019415">
            <text:p>0.02</text:p>
          </table:table-cell>
          <table:table-cell office:value-type="float" office:value="0.067019">
            <text:p>0.07</text:p>
          </table:table-cell>
          <table:table-cell office:value-type="float" office:value="0.068988">
            <text:p>0.07</text:p>
          </table:table-cell>
          <table:table-cell office:value-type="float" office:value="0.063737">
            <text:p>0.06</text:p>
          </table:table-cell>
          <table:table-cell office:value-type="float" office:value="0.042179">
            <text:p>0.04</text:p>
          </table:table-cell>
          <table:table-cell office:value-type="float" office:value="0.025481">
            <text:p>0.03</text:p>
          </table:table-cell>
          <table:table-cell office:value-type="float" office:value="0.058878">
            <text:p>0.06</text:p>
          </table:table-cell>
          <table:table-cell office:value-type="float" office:value="0.049616">
            <text:p>0.05</text:p>
          </table:table-cell>
          <table:table-cell office:value-type="float" office:value="0.074314">
            <text:p>0.07</text:p>
          </table:table-cell>
          <table:table-cell office:value-type="float" office:value="0.023248">
            <text:p>0.02</text:p>
          </table:table-cell>
          <table:table-cell office:value-type="float" office:value="0.032907">
            <text:p>0.03</text:p>
          </table:table-cell>
          <table:table-cell office:value-type="float" office:value="0.013589">
            <text:p>0.01</text:p>
          </table:table-cell>
          <table:table-cell office:value-type="float" office:value="0.018896">
            <text:p>0.02</text:p>
          </table:table-cell>
          <table:table-cell office:value-type="float" office:value="0.004744">
            <text:p>0</text:p>
          </table:table-cell>
          <table:table-cell table:number-columns-repeated="18"/>
        </table:table-row>
        <table:table-row table:style-name="ro1">
          <table:table-cell office:value-type="float" office:value="0.031319">
            <text:p>0.03</text:p>
          </table:table-cell>
          <table:table-cell office:value-type="float" office:value="0.035204">
            <text:p>0.04</text:p>
          </table:table-cell>
          <table:table-cell office:value-type="float" office:value="0.027433">
            <text:p>0.03</text:p>
          </table:table-cell>
          <table:table-cell office:value-type="float" office:value="0.040724">
            <text:p>0.04</text:p>
          </table:table-cell>
          <table:table-cell office:value-type="float" office:value="0.005281">
            <text:p>0.01</text:p>
          </table:table-cell>
          <table:table-cell office:value-type="float" office:value="0.031345">
            <text:p>0.03</text:p>
          </table:table-cell>
          <table:table-cell office:value-type="float" office:value="0.03446">
            <text:p>0.03</text:p>
          </table:table-cell>
          <table:table-cell office:value-type="float" office:value="0.02823">
            <text:p>0.03</text:p>
          </table:table-cell>
          <table:table-cell office:value-type="float" office:value="0.041119">
            <text:p>0.04</text:p>
          </table:table-cell>
          <table:table-cell office:value-type="float" office:value="0.006748">
            <text:p>0.01</text:p>
          </table:table-cell>
          <table:table-cell office:value-type="float" office:value="0.03123">
            <text:p>0.03</text:p>
          </table:table-cell>
          <table:table-cell office:value-type="float" office:value="0.041187">
            <text:p>0.04</text:p>
          </table:table-cell>
          <table:table-cell office:value-type="float" office:value="0.021272">
            <text:p>0.02</text:p>
          </table:table-cell>
          <table:table-cell office:value-type="float" office:value="0.028689">
            <text:p>0.03</text:p>
          </table:table-cell>
          <table:table-cell office:value-type="float" office:value="0.008912">
            <text:p>0.01</text:p>
          </table:table-cell>
          <table:table-cell/>
          <table:table-cell office:value-type="float" office:value="0.040962">
            <text:p>0.04</text:p>
          </table:table-cell>
          <table:table-cell office:value-type="float" office:value="0.018779">
            <text:p>0.02</text:p>
          </table:table-cell>
          <table:table-cell office:value-type="float" office:value="0.063144">
            <text:p>0.06</text:p>
          </table:table-cell>
          <table:table-cell office:value-type="float" office:value="0.051715">
            <text:p>0.05</text:p>
          </table:table-cell>
          <table:table-cell office:value-type="float" office:value="0.082194">
            <text:p>0.08</text:p>
          </table:table-cell>
          <table:table-cell office:value-type="float" office:value="0.043809">
            <text:p>0.04</text:p>
          </table:table-cell>
          <table:table-cell office:value-type="float" office:value="0.022822">
            <text:p>0.02</text:p>
          </table:table-cell>
          <table:table-cell office:value-type="float" office:value="0.064796">
            <text:p>0.06</text:p>
          </table:table-cell>
          <table:table-cell office:value-type="float" office:value="0.050525">
            <text:p>0.05</text:p>
          </table:table-cell>
          <table:table-cell office:value-type="float" office:value="0.08858">
            <text:p>0.09</text:p>
          </table:table-cell>
          <table:table-cell office:value-type="float" office:value="0.023351">
            <text:p>0.02</text:p>
          </table:table-cell>
          <table:table-cell office:value-type="float" office:value="0.032178">
            <text:p>0.03</text:p>
          </table:table-cell>
          <table:table-cell office:value-type="float" office:value="0.014524">
            <text:p>0.01</text:p>
          </table:table-cell>
          <table:table-cell office:value-type="float" office:value="0.019167">
            <text:p>0.02</text:p>
          </table:table-cell>
          <table:table-cell office:value-type="float" office:value="0.006785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5817">
            <text:p>0.03</text:p>
          </table:table-cell>
          <table:table-cell office:value-type="float" office:value="0.03499">
            <text:p>0.03</text:p>
          </table:table-cell>
          <table:table-cell office:value-type="float" office:value="0.016644">
            <text:p>0.02</text:p>
          </table:table-cell>
          <table:table-cell office:value-type="float" office:value="0.023345">
            <text:p>0.02</text:p>
          </table:table-cell>
          <table:table-cell office:value-type="float" office:value="0.005475">
            <text:p>0.01</text:p>
          </table:table-cell>
          <table:table-cell office:value-type="float" office:value="0.028276">
            <text:p>0.03</text:p>
          </table:table-cell>
          <table:table-cell office:value-type="float" office:value="0.033911">
            <text:p>0.03</text:p>
          </table:table-cell>
          <table:table-cell office:value-type="float" office:value="0.02264">
            <text:p>0.02</text:p>
          </table:table-cell>
          <table:table-cell office:value-type="float" office:value="0.034363">
            <text:p>0.03</text:p>
          </table:table-cell>
          <table:table-cell office:value-type="float" office:value="0.003103">
            <text:p>0</text:p>
          </table:table-cell>
          <table:table-cell office:value-type="float" office:value="0.03208">
            <text:p>0.03</text:p>
          </table:table-cell>
          <table:table-cell office:value-type="float" office:value="0.042244">
            <text:p>0.04</text:p>
          </table:table-cell>
          <table:table-cell office:value-type="float" office:value="0.021916">
            <text:p>0.02</text:p>
          </table:table-cell>
          <table:table-cell office:value-type="float" office:value="0.027258">
            <text:p>0.03</text:p>
          </table:table-cell>
          <table:table-cell office:value-type="float" office:value="0.013012">
            <text:p>0.01</text:p>
          </table:table-cell>
          <table:table-cell/>
          <table:table-cell office:value-type="float" office:value="0.037979">
            <text:p>0.04</text:p>
          </table:table-cell>
          <table:table-cell office:value-type="float" office:value="0.01865">
            <text:p>0.02</text:p>
          </table:table-cell>
          <table:table-cell office:value-type="float" office:value="0.057307">
            <text:p>0.06</text:p>
          </table:table-cell>
          <table:table-cell office:value-type="float" office:value="0.031506">
            <text:p>0.03</text:p>
          </table:table-cell>
          <table:table-cell office:value-type="float" office:value="0.10031">
            <text:p>0.1</text:p>
          </table:table-cell>
          <table:table-cell office:value-type="float" office:value="0.044054">
            <text:p>0.04</text:p>
          </table:table-cell>
          <table:table-cell office:value-type="float" office:value="0.021838">
            <text:p>0.02</text:p>
          </table:table-cell>
          <table:table-cell office:value-type="float" office:value="0.06627">
            <text:p>0.07</text:p>
          </table:table-cell>
          <table:table-cell office:value-type="float" office:value="0.044707">
            <text:p>0.04</text:p>
          </table:table-cell>
          <table:table-cell office:value-type="float" office:value="0.102208">
            <text:p>0.1</text:p>
          </table:table-cell>
          <table:table-cell office:value-type="float" office:value="0.023604">
            <text:p>0.02</text:p>
          </table:table-cell>
          <table:table-cell office:value-type="float" office:value="0.031392">
            <text:p>0.03</text:p>
          </table:table-cell>
          <table:table-cell office:value-type="float" office:value="0.015815">
            <text:p>0.02</text:p>
          </table:table-cell>
          <table:table-cell office:value-type="float" office:value="0.01902">
            <text:p>0.02</text:p>
          </table:table-cell>
          <table:table-cell office:value-type="float" office:value="0.01047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3581">
            <text:p>0.02</text:p>
          </table:table-cell>
          <table:table-cell office:value-type="float" office:value="0.034947">
            <text:p>0.03</text:p>
          </table:table-cell>
          <table:table-cell office:value-type="float" office:value="0.012214">
            <text:p>0.01</text:p>
          </table:table-cell>
          <table:table-cell office:value-type="float" office:value="0.016233">
            <text:p>0.02</text:p>
          </table:table-cell>
          <table:table-cell office:value-type="float" office:value="0.005515">
            <text:p>0.01</text:p>
          </table:table-cell>
          <table:table-cell office:value-type="float" office:value="0.025782">
            <text:p>0.03</text:p>
          </table:table-cell>
          <table:table-cell office:value-type="float" office:value="0.033613">
            <text:p>0.03</text:p>
          </table:table-cell>
          <table:table-cell office:value-type="float" office:value="0.017951">
            <text:p>0.02</text:p>
          </table:table-cell>
          <table:table-cell office:value-type="float" office:value="0.027205">
            <text:p>0.03</text:p>
          </table:table-cell>
          <table:table-cell office:value-type="float" office:value="0.002527">
            <text:p>0</text:p>
          </table:table-cell>
          <table:table-cell office:value-type="float" office:value="0.033598">
            <text:p>0.03</text:p>
          </table:table-cell>
          <table:table-cell office:value-type="float" office:value="0.045181">
            <text:p>0.05</text:p>
          </table:table-cell>
          <table:table-cell office:value-type="float" office:value="0.022015">
            <text:p>0.02</text:p>
          </table:table-cell>
          <table:table-cell office:value-type="float" office:value="0.02438">
            <text:p>0.02</text:p>
          </table:table-cell>
          <table:table-cell office:value-type="float" office:value="0.018073">
            <text:p>0.02</text:p>
          </table:table-cell>
          <table:table-cell/>
          <table:table-cell office:value-type="float" office:value="0.037452">
            <text:p>0.04</text:p>
          </table:table-cell>
          <table:table-cell office:value-type="float" office:value="0.018625">
            <text:p>0.02</text:p>
          </table:table-cell>
          <table:table-cell office:value-type="float" office:value="0.056278">
            <text:p>0.06</text:p>
          </table:table-cell>
          <table:table-cell office:value-type="float" office:value="0.019043">
            <text:p>0.02</text:p>
          </table:table-cell>
          <table:table-cell office:value-type="float" office:value="0.118337">
            <text:p>0.12</text:p>
          </table:table-cell>
          <table:table-cell office:value-type="float" office:value="0.043129">
            <text:p>0.04</text:p>
          </table:table-cell>
          <table:table-cell office:value-type="float" office:value="0.021193">
            <text:p>0.02</text:p>
          </table:table-cell>
          <table:table-cell office:value-type="float" office:value="0.065064">
            <text:p>0.07</text:p>
          </table:table-cell>
          <table:table-cell office:value-type="float" office:value="0.034434">
            <text:p>0.03</text:p>
          </table:table-cell>
          <table:table-cell office:value-type="float" office:value="0.116114">
            <text:p>0.12</text:p>
          </table:table-cell>
          <table:table-cell office:value-type="float" office:value="0.024455">
            <text:p>0.02</text:p>
          </table:table-cell>
          <table:table-cell office:value-type="float" office:value="0.030768">
            <text:p>0.03</text:p>
          </table:table-cell>
          <table:table-cell office:value-type="float" office:value="0.018142">
            <text:p>0.02</text:p>
          </table:table-cell>
          <table:table-cell office:value-type="float" office:value="0.019553">
            <text:p>0.02</text:p>
          </table:table-cell>
          <table:table-cell office:value-type="float" office:value="0.015789">
            <text:p>0.02</text:p>
          </table:table-cell>
          <table:table-cell table:number-columns-repeated="18"/>
        </table:table-row>
        <table:table-row table:style-name="ro1">
          <table:table-cell office:value-type="float" office:value="0.027771">
            <text:p>0.03</text:p>
          </table:table-cell>
          <table:table-cell office:value-type="float" office:value="0.034939">
            <text:p>0.03</text:p>
          </table:table-cell>
          <table:table-cell office:value-type="float" office:value="0.020604">
            <text:p>0.02</text:p>
          </table:table-cell>
          <table:table-cell office:value-type="float" office:value="0.029652">
            <text:p>0.03</text:p>
          </table:table-cell>
          <table:table-cell office:value-type="float" office:value="0.005523">
            <text:p>0.01</text:p>
          </table:table-cell>
          <table:table-cell office:value-type="float" office:value="0.023097">
            <text:p>0.02</text:p>
          </table:table-cell>
          <table:table-cell office:value-type="float" office:value="0.033605">
            <text:p>0.03</text:p>
          </table:table-cell>
          <table:table-cell office:value-type="float" office:value="0.01259">
            <text:p>0.01</text:p>
          </table:table-cell>
          <table:table-cell office:value-type="float" office:value="0.01821">
            <text:p>0.02</text:p>
          </table:table-cell>
          <table:table-cell office:value-type="float" office:value="0.003223">
            <text:p>0</text:p>
          </table:table-cell>
          <table:table-cell office:value-type="float" office:value="0.035592">
            <text:p>0.04</text:p>
          </table:table-cell>
          <table:table-cell office:value-type="float" office:value="0.049439">
            <text:p>0.05</text:p>
          </table:table-cell>
          <table:table-cell office:value-type="float" office:value="0.021744">
            <text:p>0.02</text:p>
          </table:table-cell>
          <table:table-cell office:value-type="float" office:value="0.020295">
            <text:p>0.02</text:p>
          </table:table-cell>
          <table:table-cell office:value-type="float" office:value="0.024158">
            <text:p>0.02</text:p>
          </table:table-cell>
          <table:table-cell/>
          <table:table-cell office:value-type="float" office:value="0.043142">
            <text:p>0.04</text:p>
          </table:table-cell>
          <table:table-cell office:value-type="float" office:value="0.018621">
            <text:p>0.02</text:p>
          </table:table-cell>
          <table:table-cell office:value-type="float" office:value="0.067662">
            <text:p>0.07</text:p>
          </table:table-cell>
          <table:table-cell office:value-type="float" office:value="0.026454">
            <text:p>0.03</text:p>
          </table:table-cell>
          <table:table-cell office:value-type="float" office:value="0.136343">
            <text:p>0.14</text:p>
          </table:table-cell>
          <table:table-cell office:value-type="float" office:value="0.042757">
            <text:p>0.04</text:p>
          </table:table-cell>
          <table:table-cell office:value-type="float" office:value="0.022119">
            <text:p>0.02</text:p>
          </table:table-cell>
          <table:table-cell office:value-type="float" office:value="0.063395">
            <text:p>0.06</text:p>
          </table:table-cell>
          <table:table-cell office:value-type="float" office:value="0.023069">
            <text:p>0.02</text:p>
          </table:table-cell>
          <table:table-cell office:value-type="float" office:value="0.130606">
            <text:p>0.13</text:p>
          </table:table-cell>
          <table:table-cell office:value-type="float" office:value="0.026814">
            <text:p>0.03</text:p>
          </table:table-cell>
          <table:table-cell office:value-type="float" office:value="0.032361">
            <text:p>0.03</text:p>
          </table:table-cell>
          <table:table-cell office:value-type="float" office:value="0.021267">
            <text:p>0.02</text:p>
          </table:table-cell>
          <table:table-cell office:value-type="float" office:value="0.020758">
            <text:p>0.02</text:p>
          </table:table-cell>
          <table:table-cell office:value-type="float" office:value="0.022115">
            <text:p>0.02</text:p>
          </table:table-cell>
          <table:table-cell table:number-columns-repeated="18"/>
        </table:table-row>
        <table:table-row table:style-name="ro1">
          <table:table-cell office:value-type="float" office:value="0.033395">
            <text:p>0.03</text:p>
          </table:table-cell>
          <table:table-cell office:value-type="float" office:value="0.034937">
            <text:p>0.03</text:p>
          </table:table-cell>
          <table:table-cell office:value-type="float" office:value="0.031852">
            <text:p>0.03</text:p>
          </table:table-cell>
          <table:table-cell office:value-type="float" office:value="0.047648">
            <text:p>0.05</text:p>
          </table:table-cell>
          <table:table-cell office:value-type="float" office:value="0.005525">
            <text:p>0.01</text:p>
          </table:table-cell>
          <table:table-cell office:value-type="float" office:value="0.02266">
            <text:p>0.02</text:p>
          </table:table-cell>
          <table:table-cell office:value-type="float" office:value="0.034654">
            <text:p>0.03</text:p>
          </table:table-cell>
          <table:table-cell office:value-type="float" office:value="0.010667">
            <text:p>0.01</text:p>
          </table:table-cell>
          <table:table-cell office:value-type="float" office:value="0.014088">
            <text:p>0.01</text:p>
          </table:table-cell>
          <table:table-cell office:value-type="float" office:value="0.004965">
            <text:p>0</text:p>
          </table:table-cell>
          <table:table-cell office:value-type="float" office:value="0.037342">
            <text:p>0.04</text:p>
          </table:table-cell>
          <table:table-cell office:value-type="float" office:value="0.053471">
            <text:p>0.05</text:p>
          </table:table-cell>
          <table:table-cell office:value-type="float" office:value="0.021213">
            <text:p>0.02</text:p>
          </table:table-cell>
          <table:table-cell office:value-type="float" office:value="0.015167">
            <text:p>0.02</text:p>
          </table:table-cell>
          <table:table-cell office:value-type="float" office:value="0.03129">
            <text:p>0.03</text:p>
          </table:table-cell>
          <table:table-cell/>
          <table:table-cell office:value-type="float" office:value="0.052155">
            <text:p>0.05</text:p>
          </table:table-cell>
          <table:table-cell office:value-type="float" office:value="0.01862">
            <text:p>0.02</text:p>
          </table:table-cell>
          <table:table-cell office:value-type="float" office:value="0.08569">
            <text:p>0.09</text:p>
          </table:table-cell>
          <table:table-cell office:value-type="float" office:value="0.044498">
            <text:p>0.04</text:p>
          </table:table-cell>
          <table:table-cell office:value-type="float" office:value="0.154344">
            <text:p>0.15</text:p>
          </table:table-cell>
          <table:table-cell office:value-type="float" office:value="0.047643">
            <text:p>0.05</text:p>
          </table:table-cell>
          <table:table-cell office:value-type="float" office:value="0.02335">
            <text:p>0.02</text:p>
          </table:table-cell>
          <table:table-cell office:value-type="float" office:value="0.071937">
            <text:p>0.07</text:p>
          </table:table-cell>
          <table:table-cell office:value-type="float" office:value="0.02765">
            <text:p>0.03</text:p>
          </table:table-cell>
          <table:table-cell office:value-type="float" office:value="0.145748">
            <text:p>0.15</text:p>
          </table:table-cell>
          <table:table-cell office:value-type="float" office:value="0.031361">
            <text:p>0.03</text:p>
          </table:table-cell>
          <table:table-cell office:value-type="float" office:value="0.037971">
            <text:p>0.04</text:p>
          </table:table-cell>
          <table:table-cell office:value-type="float" office:value="0.024752">
            <text:p>0.02</text:p>
          </table:table-cell>
          <table:table-cell office:value-type="float" office:value="0.023294">
            <text:p>0.02</text:p>
          </table:table-cell>
          <table:table-cell office:value-type="float" office:value="0.027182">
            <text:p>0.03</text:p>
          </table:table-cell>
          <table:table-cell table:number-columns-repeated="18"/>
        </table:table-row>
        <table:table-row table:style-name="ro1">
          <table:table-cell office:value-type="float" office:value="0.039019">
            <text:p>0.04</text:p>
          </table:table-cell>
          <table:table-cell office:value-type="float" office:value="0.034937">
            <text:p>0.03</text:p>
          </table:table-cell>
          <table:table-cell office:value-type="float" office:value="0.043101">
            <text:p>0.04</text:p>
          </table:table-cell>
          <table:table-cell office:value-type="float" office:value="0.065647">
            <text:p>0.07</text:p>
          </table:table-cell>
          <table:table-cell office:value-type="float" office:value="0.005525">
            <text:p>0.01</text:p>
          </table:table-cell>
          <table:table-cell office:value-type="float" office:value="0.027455">
            <text:p>0.03</text:p>
          </table:table-cell>
          <table:table-cell office:value-type="float" office:value="0.035434">
            <text:p>0.04</text:p>
          </table:table-cell>
          <table:table-cell office:value-type="float" office:value="0.019476">
            <text:p>0.02</text:p>
          </table:table-cell>
          <table:table-cell office:value-type="float" office:value="0.02715">
            <text:p>0.03</text:p>
          </table:table-cell>
          <table:table-cell office:value-type="float" office:value="0.006686">
            <text:p>0.01</text:p>
          </table:table-cell>
          <table:table-cell office:value-type="float" office:value="0.038954">
            <text:p>0.04</text:p>
          </table:table-cell>
          <table:table-cell office:value-type="float" office:value="0.057278">
            <text:p>0.06</text:p>
          </table:table-cell>
          <table:table-cell office:value-type="float" office:value="0.02063">
            <text:p>0.02</text:p>
          </table:table-cell>
          <table:table-cell office:value-type="float" office:value="0.009364">
            <text:p>0.01</text:p>
          </table:table-cell>
          <table:table-cell office:value-type="float" office:value="0.039407">
            <text:p>0.04</text:p>
          </table:table-cell>
          <table:table-cell/>
          <table:table-cell office:value-type="float" office:value="0.061499">
            <text:p>0.06</text:p>
          </table:table-cell>
          <table:table-cell office:value-type="float" office:value="0.01862">
            <text:p>0.02</text:p>
          </table:table-cell>
          <table:table-cell office:value-type="float" office:value="0.104377">
            <text:p>0.1</text:p>
          </table:table-cell>
          <table:table-cell office:value-type="float" office:value="0.063597">
            <text:p>0.06</text:p>
          </table:table-cell>
          <table:table-cell office:value-type="float" office:value="0.172344">
            <text:p>0.17</text:p>
          </table:table-cell>
          <table:table-cell office:value-type="float" office:value="0.053114">
            <text:p>0.05</text:p>
          </table:table-cell>
          <table:table-cell office:value-type="float" office:value="0.024247">
            <text:p>0.02</text:p>
          </table:table-cell>
          <table:table-cell office:value-type="float" office:value="0.081981">
            <text:p>0.08</text:p>
          </table:table-cell>
          <table:table-cell office:value-type="float" office:value="0.034273">
            <text:p>0.03</text:p>
          </table:table-cell>
          <table:table-cell office:value-type="float" office:value="0.161495">
            <text:p>0.16</text:p>
          </table:table-cell>
          <table:table-cell office:value-type="float" office:value="0.035197">
            <text:p>0.04</text:p>
          </table:table-cell>
          <table:table-cell office:value-type="float" office:value="0.044626">
            <text:p>0.04</text:p>
          </table:table-cell>
          <table:table-cell office:value-type="float" office:value="0.025767">
            <text:p>0.03</text:p>
          </table:table-cell>
          <table:table-cell office:value-type="float" office:value="0.02452">
            <text:p>0.02</text:p>
          </table:table-cell>
          <table:table-cell office:value-type="float" office:value="0.027844">
            <text:p>0.03</text:p>
          </table:table-cell>
          <table:table-cell table:number-columns-repeated="18"/>
        </table:table-row>
        <table:table-row table:style-name="ro1">
          <table:table-cell office:value-type="float" office:value="0.044644">
            <text:p>0.04</text:p>
          </table:table-cell>
          <table:table-cell office:value-type="float" office:value="0.034937">
            <text:p>0.03</text:p>
          </table:table-cell>
          <table:table-cell office:value-type="float" office:value="0.054351">
            <text:p>0.05</text:p>
          </table:table-cell>
          <table:table-cell office:value-type="float" office:value="0.083647">
            <text:p>0.08</text:p>
          </table:table-cell>
          <table:table-cell office:value-type="float" office:value="0.005525">
            <text:p>0.01</text:p>
          </table:table-cell>
          <table:table-cell office:value-type="float" office:value="0.03281">
            <text:p>0.03</text:p>
          </table:table-cell>
          <table:table-cell office:value-type="float" office:value="0.036016">
            <text:p>0.04</text:p>
          </table:table-cell>
          <table:table-cell office:value-type="float" office:value="0.029604">
            <text:p>0.03</text:p>
          </table:table-cell>
          <table:table-cell office:value-type="float" office:value="0.042548">
            <text:p>0.04</text:p>
          </table:table-cell>
          <table:table-cell office:value-type="float" office:value="0.008032">
            <text:p>0.01</text:p>
          </table:table-cell>
          <table:table-cell office:value-type="float" office:value="0.042827">
            <text:p>0.04</text:p>
          </table:table-cell>
          <table:table-cell office:value-type="float" office:value="0.060834">
            <text:p>0.06</text:p>
          </table:table-cell>
          <table:table-cell office:value-type="float" office:value="0.02482">
            <text:p>0.02</text:p>
          </table:table-cell>
          <table:table-cell office:value-type="float" office:value="0.010716">
            <text:p>0.01</text:p>
          </table:table-cell>
          <table:table-cell office:value-type="float" office:value="0.048327">
            <text:p>0.05</text:p>
          </table:table-cell>
          <table:table-cell/>
          <table:table-cell office:value-type="float" office:value="0.070842">
            <text:p>0.07</text:p>
          </table:table-cell>
          <table:table-cell office:value-type="float" office:value="0.01862">
            <text:p>0.02</text:p>
          </table:table-cell>
          <table:table-cell office:value-type="float" office:value="0.123065">
            <text:p>0.12</text:p>
          </table:table-cell>
          <table:table-cell office:value-type="float" office:value="0.082697">
            <text:p>0.08</text:p>
          </table:table-cell>
          <table:table-cell office:value-type="float" office:value="0.190344">
            <text:p>0.19</text:p>
          </table:table-cell>
          <table:table-cell office:value-type="float" office:value="0.059196">
            <text:p>0.06</text:p>
          </table:table-cell>
          <table:table-cell office:value-type="float" office:value="0.024901">
            <text:p>0.02</text:p>
          </table:table-cell>
          <table:table-cell office:value-type="float" office:value="0.093491">
            <text:p>0.09</text:p>
          </table:table-cell>
          <table:table-cell office:value-type="float" office:value="0.042931">
            <text:p>0.04</text:p>
          </table:table-cell>
          <table:table-cell office:value-type="float" office:value="0.177758">
            <text:p>0.18</text:p>
          </table:table-cell>
          <table:table-cell office:value-type="float" office:value="0.038915">
            <text:p>0.04</text:p>
          </table:table-cell>
          <table:table-cell office:value-type="float" office:value="0.050493">
            <text:p>0.05</text:p>
          </table:table-cell>
          <table:table-cell office:value-type="float" office:value="0.027337">
            <text:p>0.03</text:p>
          </table:table-cell>
          <table:table-cell office:value-type="float" office:value="0.030369">
            <text:p>0.03</text:p>
          </table:table-cell>
          <table:table-cell office:value-type="float" office:value="0.022282">
            <text:p>0.02</text:p>
          </table:table-cell>
          <table:table-cell table:number-columns-repeated="18"/>
        </table:table-row>
        <table:table-row table:style-name="ro1">
          <table:table-cell office:value-type="float" office:value="0.037664">
            <text:p>0.04</text:p>
          </table:table-cell>
          <table:table-cell office:value-type="float" office:value="0.066546">
            <text:p>0.07</text:p>
          </table:table-cell>
          <table:table-cell office:value-type="float" office:value="0.008782">
            <text:p>0.01</text:p>
          </table:table-cell>
          <table:table-cell office:value-type="float" office:value="0.008976">
            <text:p>0.01</text:p>
          </table:table-cell>
          <table:table-cell office:value-type="float" office:value="0.008458">
            <text:p>0.01</text:p>
          </table:table-cell>
          <table:table-cell office:value-type="float" office:value="0.0377">
            <text:p>0.04</text:p>
          </table:table-cell>
          <table:table-cell office:value-type="float" office:value="0.068366">
            <text:p>0.07</text:p>
          </table:table-cell>
          <table:table-cell office:value-type="float" office:value="0.007033">
            <text:p>0.01</text:p>
          </table:table-cell>
          <table:table-cell office:value-type="float" office:value="0.008227">
            <text:p>0.01</text:p>
          </table:table-cell>
          <table:table-cell office:value-type="float" office:value="0.005044">
            <text:p>0.01</text:p>
          </table:table-cell>
          <table:table-cell office:value-type="float" office:value="0.032136">
            <text:p>0.03</text:p>
          </table:table-cell>
          <table:table-cell office:value-type="float" office:value="0.056508">
            <text:p>0.06</text:p>
          </table:table-cell>
          <table:table-cell office:value-type="float" office:value="0.007764">
            <text:p>0.01</text:p>
          </table:table-cell>
          <table:table-cell office:value-type="float" office:value="0.007838">
            <text:p>0.01</text:p>
          </table:table-cell>
          <table:table-cell office:value-type="float" office:value="0.00764">
            <text:p>0.01</text:p>
          </table:table-cell>
          <table:table-cell/>
          <table:table-cell office:value-type="float" office:value="0.039523">
            <text:p>0.04</text:p>
          </table:table-cell>
          <table:table-cell office:value-type="float" office:value="0.069753">
            <text:p>0.07</text:p>
          </table:table-cell>
          <table:table-cell office:value-type="float" office:value="0.009292">
            <text:p>0.01</text:p>
          </table:table-cell>
          <table:table-cell office:value-type="float" office:value="0.007531">
            <text:p>0.01</text:p>
          </table:table-cell>
          <table:table-cell office:value-type="float" office:value="0.012228">
            <text:p>0.01</text:p>
          </table:table-cell>
          <table:table-cell office:value-type="float" office:value="0.039748">
            <text:p>0.04</text:p>
          </table:table-cell>
          <table:table-cell office:value-type="float" office:value="0.066576">
            <text:p>0.07</text:p>
          </table:table-cell>
          <table:table-cell office:value-type="float" office:value="0.01292">
            <text:p>0.01</text:p>
          </table:table-cell>
          <table:table-cell office:value-type="float" office:value="0.012247">
            <text:p>0.01</text:p>
          </table:table-cell>
          <table:table-cell office:value-type="float" office:value="0.014041">
            <text:p>0.01</text:p>
          </table:table-cell>
          <table:table-cell office:value-type="float" office:value="0.034339">
            <text:p>0.03</text:p>
          </table:table-cell>
          <table:table-cell office:value-type="float" office:value="0.05752">
            <text:p>0.06</text:p>
          </table:table-cell>
          <table:table-cell office:value-type="float" office:value="0.011158">
            <text:p>0.01</text:p>
          </table:table-cell>
          <table:table-cell office:value-type="float" office:value="0.009299">
            <text:p>0.01</text:p>
          </table:table-cell>
          <table:table-cell office:value-type="float" office:value="0.014255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7566">
            <text:p>0.06</text:p>
          </table:table-cell>
          <table:table-cell office:value-type="float" office:value="0.065082">
            <text:p>0.07</text:p>
          </table:table-cell>
          <table:table-cell office:value-type="float" office:value="0.05005">
            <text:p>0.05</text:p>
          </table:table-cell>
          <table:table-cell office:value-type="float" office:value="0.074812">
            <text:p>0.07</text:p>
          </table:table-cell>
          <table:table-cell office:value-type="float" office:value="0.008779">
            <text:p>0.01</text:p>
          </table:table-cell>
          <table:table-cell office:value-type="float" office:value="0.052246">
            <text:p>0.05</text:p>
          </table:table-cell>
          <table:table-cell office:value-type="float" office:value="0.076003">
            <text:p>0.08</text:p>
          </table:table-cell>
          <table:table-cell office:value-type="float" office:value="0.028489">
            <text:p>0.03</text:p>
          </table:table-cell>
          <table:table-cell office:value-type="float" office:value="0.036238">
            <text:p>0.04</text:p>
          </table:table-cell>
          <table:table-cell office:value-type="float" office:value="0.015573">
            <text:p>0.02</text:p>
          </table:table-cell>
          <table:table-cell office:value-type="float" office:value="0.045148">
            <text:p>0.05</text:p>
          </table:table-cell>
          <table:table-cell office:value-type="float" office:value="0.072923">
            <text:p>0.07</text:p>
          </table:table-cell>
          <table:table-cell office:value-type="float" office:value="0.017373">
            <text:p>0.02</text:p>
          </table:table-cell>
          <table:table-cell office:value-type="float" office:value="0.026454">
            <text:p>0.03</text:p>
          </table:table-cell>
          <table:table-cell office:value-type="float" office:value="0.002238">
            <text:p>0</text:p>
          </table:table-cell>
          <table:table-cell/>
          <table:table-cell office:value-type="float" office:value="0.060127">
            <text:p>0.06</text:p>
          </table:table-cell>
          <table:table-cell office:value-type="float" office:value="0.066194">
            <text:p>0.07</text:p>
          </table:table-cell>
          <table:table-cell office:value-type="float" office:value="0.05406">
            <text:p>0.05</text:p>
          </table:table-cell>
          <table:table-cell office:value-type="float" office:value="0.077292">
            <text:p>0.08</text:p>
          </table:table-cell>
          <table:table-cell office:value-type="float" office:value="0.015341">
            <text:p>0.02</text:p>
          </table:table-cell>
          <table:table-cell office:value-type="float" office:value="0.053519">
            <text:p>0.05</text:p>
          </table:table-cell>
          <table:table-cell office:value-type="float" office:value="0.068286">
            <text:p>0.07</text:p>
          </table:table-cell>
          <table:table-cell office:value-type="float" office:value="0.038752">
            <text:p>0.04</text:p>
          </table:table-cell>
          <table:table-cell office:value-type="float" office:value="0.053854">
            <text:p>0.05</text:p>
          </table:table-cell>
          <table:table-cell office:value-type="float" office:value="0.013581">
            <text:p>0.01</text:p>
          </table:table-cell>
          <table:table-cell office:value-type="float" office:value="0.043907">
            <text:p>0.04</text:p>
          </table:table-cell>
          <table:table-cell office:value-type="float" office:value="0.068989">
            <text:p>0.07</text:p>
          </table:table-cell>
          <table:table-cell office:value-type="float" office:value="0.018824">
            <text:p>0.02</text:p>
          </table:table-cell>
          <table:table-cell office:value-type="float" office:value="0.027504">
            <text:p>0.03</text:p>
          </table:table-cell>
          <table:table-cell office:value-type="float" office:value="0.004359">
            <text:p>0</text:p>
          </table:table-cell>
          <table:table-cell table:number-columns-repeated="18"/>
        </table:table-row>
        <table:table-row table:style-name="ro1">
          <table:table-cell office:value-type="float" office:value="0.059008">
            <text:p>0.06</text:p>
          </table:table-cell>
          <table:table-cell office:value-type="float" office:value="0.064836">
            <text:p>0.06</text:p>
          </table:table-cell>
          <table:table-cell office:value-type="float" office:value="0.053179">
            <text:p>0.05</text:p>
          </table:table-cell>
          <table:table-cell office:value-type="float" office:value="0.075547">
            <text:p>0.08</text:p>
          </table:table-cell>
          <table:table-cell office:value-type="float" office:value="0.015899">
            <text:p>0.02</text:p>
          </table:table-cell>
          <table:table-cell office:value-type="float" office:value="0.051422">
            <text:p>0.05</text:p>
          </table:table-cell>
          <table:table-cell office:value-type="float" office:value="0.067195">
            <text:p>0.07</text:p>
          </table:table-cell>
          <table:table-cell office:value-type="float" office:value="0.035649">
            <text:p>0.04</text:p>
          </table:table-cell>
          <table:table-cell office:value-type="float" office:value="0.050135">
            <text:p>0.05</text:p>
          </table:table-cell>
          <table:table-cell office:value-type="float" office:value="0.011504">
            <text:p>0.01</text:p>
          </table:table-cell>
          <table:table-cell office:value-type="float" office:value="0.044092">
            <text:p>0.04</text:p>
          </table:table-cell>
          <table:table-cell office:value-type="float" office:value="0.063419">
            <text:p>0.06</text:p>
          </table:table-cell>
          <table:table-cell office:value-type="float" office:value="0.024765">
            <text:p>0.02</text:p>
          </table:table-cell>
          <table:table-cell office:value-type="float" office:value="0.036469">
            <text:p>0.04</text:p>
          </table:table-cell>
          <table:table-cell office:value-type="float" office:value="0.005258">
            <text:p>0.01</text:p>
          </table:table-cell>
          <table:table-cell/>
          <table:table-cell office:value-type="float" office:value="0.059108">
            <text:p>0.06</text:p>
          </table:table-cell>
          <table:table-cell office:value-type="float" office:value="0.065714">
            <text:p>0.07</text:p>
          </table:table-cell>
          <table:table-cell office:value-type="float" office:value="0.052501">
            <text:p>0.05</text:p>
          </table:table-cell>
          <table:table-cell office:value-type="float" office:value="0.074259">
            <text:p>0.07</text:p>
          </table:table-cell>
          <table:table-cell office:value-type="float" office:value="0.016238">
            <text:p>0.02</text:p>
          </table:table-cell>
          <table:table-cell office:value-type="float" office:value="0.05495">
            <text:p>0.05</text:p>
          </table:table-cell>
          <table:table-cell office:value-type="float" office:value="0.058421">
            <text:p>0.06</text:p>
          </table:table-cell>
          <table:table-cell office:value-type="float" office:value="0.051478">
            <text:p>0.05</text:p>
          </table:table-cell>
          <table:table-cell office:value-type="float" office:value="0.072524">
            <text:p>0.07</text:p>
          </table:table-cell>
          <table:table-cell office:value-type="float" office:value="0.016402">
            <text:p>0.02</text:p>
          </table:table-cell>
          <table:table-cell office:value-type="float" office:value="0.043305">
            <text:p>0.04</text:p>
          </table:table-cell>
          <table:table-cell office:value-type="float" office:value="0.058585">
            <text:p>0.06</text:p>
          </table:table-cell>
          <table:table-cell office:value-type="float" office:value="0.028026">
            <text:p>0.03</text:p>
          </table:table-cell>
          <table:table-cell office:value-type="float" office:value="0.038497">
            <text:p>0.04</text:p>
          </table:table-cell>
          <table:table-cell office:value-type="float" office:value="0.0105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4387">
            <text:p>0.05</text:p>
          </table:table-cell>
          <table:table-cell office:value-type="float" office:value="0.064729">
            <text:p>0.06</text:p>
          </table:table-cell>
          <table:table-cell office:value-type="float" office:value="0.044045">
            <text:p>0.04</text:p>
          </table:table-cell>
          <table:table-cell office:value-type="float" office:value="0.060022">
            <text:p>0.06</text:p>
          </table:table-cell>
          <table:table-cell office:value-type="float" office:value="0.017418">
            <text:p>0.02</text:p>
          </table:table-cell>
          <table:table-cell office:value-type="float" office:value="0.048183">
            <text:p>0.05</text:p>
          </table:table-cell>
          <table:table-cell office:value-type="float" office:value="0.060546">
            <text:p>0.06</text:p>
          </table:table-cell>
          <table:table-cell office:value-type="float" office:value="0.035819">
            <text:p>0.04</text:p>
          </table:table-cell>
          <table:table-cell office:value-type="float" office:value="0.052905">
            <text:p>0.05</text:p>
          </table:table-cell>
          <table:table-cell office:value-type="float" office:value="0.007342">
            <text:p>0.01</text:p>
          </table:table-cell>
          <table:table-cell office:value-type="float" office:value="0.041204">
            <text:p>0.04</text:p>
          </table:table-cell>
          <table:table-cell office:value-type="float" office:value="0.055113">
            <text:p>0.06</text:p>
          </table:table-cell>
          <table:table-cell office:value-type="float" office:value="0.027295">
            <text:p>0.03</text:p>
          </table:table-cell>
          <table:table-cell office:value-type="float" office:value="0.040888">
            <text:p>0.04</text:p>
          </table:table-cell>
          <table:table-cell office:value-type="float" office:value="0.00464">
            <text:p>0</text:p>
          </table:table-cell>
          <table:table-cell/>
          <table:table-cell office:value-type="float" office:value="0.053883">
            <text:p>0.05</text:p>
          </table:table-cell>
          <table:table-cell office:value-type="float" office:value="0.065566">
            <text:p>0.07</text:p>
          </table:table-cell>
          <table:table-cell office:value-type="float" office:value="0.0422">
            <text:p>0.04</text:p>
          </table:table-cell>
          <table:table-cell office:value-type="float" office:value="0.057349">
            <text:p>0.06</text:p>
          </table:table-cell>
          <table:table-cell office:value-type="float" office:value="0.016953">
            <text:p>0.02</text:p>
          </table:table-cell>
          <table:table-cell office:value-type="float" office:value="0.05293">
            <text:p>0.05</text:p>
          </table:table-cell>
          <table:table-cell office:value-type="float" office:value="0.053214">
            <text:p>0.05</text:p>
          </table:table-cell>
          <table:table-cell office:value-type="float" office:value="0.052647">
            <text:p>0.05</text:p>
          </table:table-cell>
          <table:table-cell office:value-type="float" office:value="0.076141">
            <text:p>0.08</text:p>
          </table:table-cell>
          <table:table-cell office:value-type="float" office:value="0.01349">
            <text:p>0.01</text:p>
          </table:table-cell>
          <table:table-cell office:value-type="float" office:value="0.041001">
            <text:p>0.04</text:p>
          </table:table-cell>
          <table:table-cell office:value-type="float" office:value="0.04974">
            <text:p>0.05</text:p>
          </table:table-cell>
          <table:table-cell office:value-type="float" office:value="0.032262">
            <text:p>0.03</text:p>
          </table:table-cell>
          <table:table-cell office:value-type="float" office:value="0.042894">
            <text:p>0.04</text:p>
          </table:table-cell>
          <table:table-cell office:value-type="float" office:value="0.01454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8415">
            <text:p>0.05</text:p>
          </table:table-cell>
          <table:table-cell office:value-type="float" office:value="0.064703">
            <text:p>0.06</text:p>
          </table:table-cell>
          <table:table-cell office:value-type="float" office:value="0.032126">
            <text:p>0.03</text:p>
          </table:table-cell>
          <table:table-cell office:value-type="float" office:value="0.040746">
            <text:p>0.04</text:p>
          </table:table-cell>
          <table:table-cell office:value-type="float" office:value="0.01776">
            <text:p>0.02</text:p>
          </table:table-cell>
          <table:table-cell office:value-type="float" office:value="0.044687">
            <text:p>0.04</text:p>
          </table:table-cell>
          <table:table-cell office:value-type="float" office:value="0.055613">
            <text:p>0.06</text:p>
          </table:table-cell>
          <table:table-cell office:value-type="float" office:value="0.033761">
            <text:p>0.03</text:p>
          </table:table-cell>
          <table:table-cell office:value-type="float" office:value="0.049217">
            <text:p>0.05</text:p>
          </table:table-cell>
          <table:table-cell office:value-type="float" office:value="0.008001">
            <text:p>0.01</text:p>
          </table:table-cell>
          <table:table-cell office:value-type="float" office:value="0.037773">
            <text:p>0.04</text:p>
          </table:table-cell>
          <table:table-cell office:value-type="float" office:value="0.047468">
            <text:p>0.05</text:p>
          </table:table-cell>
          <table:table-cell office:value-type="float" office:value="0.028078">
            <text:p>0.03</text:p>
          </table:table-cell>
          <table:table-cell office:value-type="float" office:value="0.042087">
            <text:p>0.04</text:p>
          </table:table-cell>
          <table:table-cell office:value-type="float" office:value="0.00473">
            <text:p>0</text:p>
          </table:table-cell>
          <table:table-cell/>
          <table:table-cell office:value-type="float" office:value="0.047746">
            <text:p>0.05</text:p>
          </table:table-cell>
          <table:table-cell office:value-type="float" office:value="0.065535">
            <text:p>0.07</text:p>
          </table:table-cell>
          <table:table-cell office:value-type="float" office:value="0.029958">
            <text:p>0.03</text:p>
          </table:table-cell>
          <table:table-cell office:value-type="float" office:value="0.037659">
            <text:p>0.04</text:p>
          </table:table-cell>
          <table:table-cell office:value-type="float" office:value="0.017123">
            <text:p>0.02</text:p>
          </table:table-cell>
          <table:table-cell office:value-type="float" office:value="0.04873">
            <text:p>0.05</text:p>
          </table:table-cell>
          <table:table-cell office:value-type="float" office:value="0.049692">
            <text:p>0.05</text:p>
          </table:table-cell>
          <table:table-cell office:value-type="float" office:value="0.047768">
            <text:p>0.05</text:p>
          </table:table-cell>
          <table:table-cell office:value-type="float" office:value="0.070883">
            <text:p>0.07</text:p>
          </table:table-cell>
          <table:table-cell office:value-type="float" office:value="0.009244">
            <text:p>0.01</text:p>
          </table:table-cell>
          <table:table-cell office:value-type="float" office:value="0.037565">
            <text:p>0.04</text:p>
          </table:table-cell>
          <table:table-cell office:value-type="float" office:value="0.042321">
            <text:p>0.04</text:p>
          </table:table-cell>
          <table:table-cell office:value-type="float" office:value="0.032809">
            <text:p>0.03</text:p>
          </table:table-cell>
          <table:table-cell office:value-type="float" office:value="0.043094">
            <text:p>0.04</text:p>
          </table:table-cell>
          <table:table-cell office:value-type="float" office:value="0.015666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4778">
            <text:p>0.04</text:p>
          </table:table-cell>
          <table:table-cell office:value-type="float" office:value="0.064697">
            <text:p>0.06</text:p>
          </table:table-cell>
          <table:table-cell office:value-type="float" office:value="0.024859">
            <text:p>0.02</text:p>
          </table:table-cell>
          <table:table-cell office:value-type="float" office:value="0.029075">
            <text:p>0.03</text:p>
          </table:table-cell>
          <table:table-cell office:value-type="float" office:value="0.017832">
            <text:p>0.02</text:p>
          </table:table-cell>
          <table:table-cell office:value-type="float" office:value="0.040978">
            <text:p>0.04</text:p>
          </table:table-cell>
          <table:table-cell office:value-type="float" office:value="0.052662">
            <text:p>0.05</text:p>
          </table:table-cell>
          <table:table-cell office:value-type="float" office:value="0.029294">
            <text:p>0.03</text:p>
          </table:table-cell>
          <table:table-cell office:value-type="float" office:value="0.041133">
            <text:p>0.04</text:p>
          </table:table-cell>
          <table:table-cell office:value-type="float" office:value="0.009562">
            <text:p>0.01</text:p>
          </table:table-cell>
          <table:table-cell office:value-type="float" office:value="0.034561">
            <text:p>0.03</text:p>
          </table:table-cell>
          <table:table-cell office:value-type="float" office:value="0.040366">
            <text:p>0.04</text:p>
          </table:table-cell>
          <table:table-cell office:value-type="float" office:value="0.028757">
            <text:p>0.03</text:p>
          </table:table-cell>
          <table:table-cell office:value-type="float" office:value="0.040608">
            <text:p>0.04</text:p>
          </table:table-cell>
          <table:table-cell office:value-type="float" office:value="0.009005">
            <text:p>0.01</text:p>
          </table:table-cell>
          <table:table-cell/>
          <table:table-cell office:value-type="float" office:value="0.043408">
            <text:p>0.04</text:p>
          </table:table-cell>
          <table:table-cell office:value-type="float" office:value="0.065529">
            <text:p>0.07</text:p>
          </table:table-cell>
          <table:table-cell office:value-type="float" office:value="0.021288">
            <text:p>0.02</text:p>
          </table:table-cell>
          <table:table-cell office:value-type="float" office:value="0.023764">
            <text:p>0.02</text:p>
          </table:table-cell>
          <table:table-cell office:value-type="float" office:value="0.01716">
            <text:p>0.02</text:p>
          </table:table-cell>
          <table:table-cell office:value-type="float" office:value="0.044016">
            <text:p>0.04</text:p>
          </table:table-cell>
          <table:table-cell office:value-type="float" office:value="0.047346">
            <text:p>0.05</text:p>
          </table:table-cell>
          <table:table-cell office:value-type="float" office:value="0.040687">
            <text:p>0.04</text:p>
          </table:table-cell>
          <table:table-cell office:value-type="float" office:value="0.06013">
            <text:p>0.06</text:p>
          </table:table-cell>
          <table:table-cell office:value-type="float" office:value="0.008282">
            <text:p>0.01</text:p>
          </table:table-cell>
          <table:table-cell office:value-type="float" office:value="0.032997">
            <text:p>0.03</text:p>
          </table:table-cell>
          <table:table-cell office:value-type="float" office:value="0.035805">
            <text:p>0.04</text:p>
          </table:table-cell>
          <table:table-cell office:value-type="float" office:value="0.030189">
            <text:p>0.03</text:p>
          </table:table-cell>
          <table:table-cell office:value-type="float" office:value="0.039801">
            <text:p>0.04</text:p>
          </table:table-cell>
          <table:table-cell office:value-type="float" office:value="0.01416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6171">
            <text:p>0.05</text:p>
          </table:table-cell>
          <table:table-cell office:value-type="float" office:value="0.064696">
            <text:p>0.06</text:p>
          </table:table-cell>
          <table:table-cell office:value-type="float" office:value="0.027645">
            <text:p>0.03</text:p>
          </table:table-cell>
          <table:table-cell office:value-type="float" office:value="0.033524">
            <text:p>0.03</text:p>
          </table:table-cell>
          <table:table-cell office:value-type="float" office:value="0.017847">
            <text:p>0.02</text:p>
          </table:table-cell>
          <table:table-cell office:value-type="float" office:value="0.036741">
            <text:p>0.04</text:p>
          </table:table-cell>
          <table:table-cell office:value-type="float" office:value="0.050442">
            <text:p>0.05</text:p>
          </table:table-cell>
          <table:table-cell office:value-type="float" office:value="0.02304">
            <text:p>0.02</text:p>
          </table:table-cell>
          <table:table-cell office:value-type="float" office:value="0.029913">
            <text:p>0.03</text:p>
          </table:table-cell>
          <table:table-cell office:value-type="float" office:value="0.011584">
            <text:p>0.01</text:p>
          </table:table-cell>
          <table:table-cell office:value-type="float" office:value="0.031148">
            <text:p>0.03</text:p>
          </table:table-cell>
          <table:table-cell office:value-type="float" office:value="0.033867">
            <text:p>0.03</text:p>
          </table:table-cell>
          <table:table-cell office:value-type="float" office:value="0.028429">
            <text:p>0.03</text:p>
          </table:table-cell>
          <table:table-cell office:value-type="float" office:value="0.036547">
            <text:p>0.04</text:p>
          </table:table-cell>
          <table:table-cell office:value-type="float" office:value="0.0149">
            <text:p>0.01</text:p>
          </table:table-cell>
          <table:table-cell/>
          <table:table-cell office:value-type="float" office:value="0.046189">
            <text:p>0.05</text:p>
          </table:table-cell>
          <table:table-cell office:value-type="float" office:value="0.065527">
            <text:p>0.07</text:p>
          </table:table-cell>
          <table:table-cell office:value-type="float" office:value="0.02685">
            <text:p>0.03</text:p>
          </table:table-cell>
          <table:table-cell office:value-type="float" office:value="0.03266">
            <text:p>0.03</text:p>
          </table:table-cell>
          <table:table-cell office:value-type="float" office:value="0.017167">
            <text:p>0.02</text:p>
          </table:table-cell>
          <table:table-cell office:value-type="float" office:value="0.039126">
            <text:p>0.04</text:p>
          </table:table-cell>
          <table:table-cell office:value-type="float" office:value="0.045796">
            <text:p>0.05</text:p>
          </table:table-cell>
          <table:table-cell office:value-type="float" office:value="0.032456">
            <text:p>0.03</text:p>
          </table:table-cell>
          <table:table-cell office:value-type="float" office:value="0.045933">
            <text:p>0.05</text:p>
          </table:table-cell>
          <table:table-cell office:value-type="float" office:value="0.009995">
            <text:p>0.01</text:p>
          </table:table-cell>
          <table:table-cell office:value-type="float" office:value="0.027481">
            <text:p>0.03</text:p>
          </table:table-cell>
          <table:table-cell office:value-type="float" office:value="0.030208">
            <text:p>0.03</text:p>
          </table:table-cell>
          <table:table-cell office:value-type="float" office:value="0.024753">
            <text:p>0.02</text:p>
          </table:table-cell>
          <table:table-cell office:value-type="float" office:value="0.033368">
            <text:p>0.03</text:p>
          </table:table-cell>
          <table:table-cell office:value-type="float" office:value="0.010396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0282">
            <text:p>0.05</text:p>
          </table:table-cell>
          <table:table-cell office:value-type="float" office:value="0.064696">
            <text:p>0.06</text:p>
          </table:table-cell>
          <table:table-cell office:value-type="float" office:value="0.035869">
            <text:p>0.04</text:p>
          </table:table-cell>
          <table:table-cell office:value-type="float" office:value="0.04668">
            <text:p>0.05</text:p>
          </table:table-cell>
          <table:table-cell office:value-type="float" office:value="0.01785">
            <text:p>0.02</text:p>
          </table:table-cell>
          <table:table-cell office:value-type="float" office:value="0.034181">
            <text:p>0.03</text:p>
          </table:table-cell>
          <table:table-cell office:value-type="float" office:value="0.048725">
            <text:p>0.05</text:p>
          </table:table-cell>
          <table:table-cell office:value-type="float" office:value="0.019638">
            <text:p>0.02</text:p>
          </table:table-cell>
          <table:table-cell office:value-type="float" office:value="0.021764">
            <text:p>0.02</text:p>
          </table:table-cell>
          <table:table-cell office:value-type="float" office:value="0.016095">
            <text:p>0.02</text:p>
          </table:table-cell>
          <table:table-cell office:value-type="float" office:value="0.028368">
            <text:p>0.03</text:p>
          </table:table-cell>
          <table:table-cell office:value-type="float" office:value="0.028069">
            <text:p>0.03</text:p>
          </table:table-cell>
          <table:table-cell office:value-type="float" office:value="0.028668">
            <text:p>0.03</text:p>
          </table:table-cell>
          <table:table-cell office:value-type="float" office:value="0.029971">
            <text:p>0.03</text:p>
          </table:table-cell>
          <table:table-cell office:value-type="float" office:value="0.026496">
            <text:p>0.03</text:p>
          </table:table-cell>
          <table:table-cell/>
          <table:table-cell office:value-type="float" office:value="0.050509">
            <text:p>0.05</text:p>
          </table:table-cell>
          <table:table-cell office:value-type="float" office:value="0.065527">
            <text:p>0.07</text:p>
          </table:table-cell>
          <table:table-cell office:value-type="float" office:value="0.035491">
            <text:p>0.04</text:p>
          </table:table-cell>
          <table:table-cell office:value-type="float" office:value="0.046485">
            <text:p>0.05</text:p>
          </table:table-cell>
          <table:table-cell office:value-type="float" office:value="0.017168">
            <text:p>0.02</text:p>
          </table:table-cell>
          <table:table-cell office:value-type="float" office:value="0.033723">
            <text:p>0.03</text:p>
          </table:table-cell>
          <table:table-cell office:value-type="float" office:value="0.044776">
            <text:p>0.04</text:p>
          </table:table-cell>
          <table:table-cell office:value-type="float" office:value="0.022671">
            <text:p>0.02</text:p>
          </table:table-cell>
          <table:table-cell office:value-type="float" office:value="0.029563">
            <text:p>0.03</text:p>
          </table:table-cell>
          <table:table-cell office:value-type="float" office:value="0.011183">
            <text:p>0.01</text:p>
          </table:table-cell>
          <table:table-cell office:value-type="float" office:value="0.021704">
            <text:p>0.02</text:p>
          </table:table-cell>
          <table:table-cell office:value-type="float" office:value="0.025526">
            <text:p>0.03</text:p>
          </table:table-cell>
          <table:table-cell office:value-type="float" office:value="0.017882">
            <text:p>0.02</text:p>
          </table:table-cell>
          <table:table-cell office:value-type="float" office:value="0.024171">
            <text:p>0.02</text:p>
          </table:table-cell>
          <table:table-cell office:value-type="float" office:value="0.00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5188">
            <text:p>0.06</text:p>
          </table:table-cell>
          <table:table-cell office:value-type="float" office:value="0.064696">
            <text:p>0.06</text:p>
          </table:table-cell>
          <table:table-cell office:value-type="float" office:value="0.045681">
            <text:p>0.05</text:p>
          </table:table-cell>
          <table:table-cell office:value-type="float" office:value="0.062379">
            <text:p>0.06</text:p>
          </table:table-cell>
          <table:table-cell office:value-type="float" office:value="0.017851">
            <text:p>0.02</text:p>
          </table:table-cell>
          <table:table-cell office:value-type="float" office:value="0.036626">
            <text:p>0.04</text:p>
          </table:table-cell>
          <table:table-cell office:value-type="float" office:value="0.047401">
            <text:p>0.05</text:p>
          </table:table-cell>
          <table:table-cell office:value-type="float" office:value="0.025851">
            <text:p>0.03</text:p>
          </table:table-cell>
          <table:table-cell office:value-type="float" office:value="0.029469">
            <text:p>0.03</text:p>
          </table:table-cell>
          <table:table-cell office:value-type="float" office:value="0.01982">
            <text:p>0.02</text:p>
          </table:table-cell>
          <table:table-cell office:value-type="float" office:value="0.025472">
            <text:p>0.03</text:p>
          </table:table-cell>
          <table:table-cell office:value-type="float" office:value="0.023034">
            <text:p>0.02</text:p>
          </table:table-cell>
          <table:table-cell office:value-type="float" office:value="0.027909">
            <text:p>0.03</text:p>
          </table:table-cell>
          <table:table-cell office:value-type="float" office:value="0.021044">
            <text:p>0.02</text:p>
          </table:table-cell>
          <table:table-cell office:value-type="float" office:value="0.03935">
            <text:p>0.04</text:p>
          </table:table-cell>
          <table:table-cell/>
          <table:table-cell office:value-type="float" office:value="0.055415">
            <text:p>0.06</text:p>
          </table:table-cell>
          <table:table-cell office:value-type="float" office:value="0.065527">
            <text:p>0.07</text:p>
          </table:table-cell>
          <table:table-cell office:value-type="float" office:value="0.045304">
            <text:p>0.05</text:p>
          </table:table-cell>
          <table:table-cell office:value-type="float" office:value="0.062185">
            <text:p>0.06</text:p>
          </table:table-cell>
          <table:table-cell office:value-type="float" office:value="0.017168">
            <text:p>0.02</text:p>
          </table:table-cell>
          <table:table-cell office:value-type="float" office:value="0.031622">
            <text:p>0.03</text:p>
          </table:table-cell>
          <table:table-cell office:value-type="float" office:value="0.044106">
            <text:p>0.04</text:p>
          </table:table-cell>
          <table:table-cell office:value-type="float" office:value="0.019138">
            <text:p>0.02</text:p>
          </table:table-cell>
          <table:table-cell office:value-type="float" office:value="0.023426">
            <text:p>0.02</text:p>
          </table:table-cell>
          <table:table-cell office:value-type="float" office:value="0.011991">
            <text:p>0.01</text:p>
          </table:table-cell>
          <table:table-cell office:value-type="float" office:value="0.016106">
            <text:p>0.02</text:p>
          </table:table-cell>
          <table:table-cell office:value-type="float" office:value="0.02169">
            <text:p>0.02</text:p>
          </table:table-cell>
          <table:table-cell office:value-type="float" office:value="0.010523">
            <text:p>0.01</text:p>
          </table:table-cell>
          <table:table-cell office:value-type="float" office:value="0.012661">
            <text:p>0.01</text:p>
          </table:table-cell>
          <table:table-cell office:value-type="float" office:value="0.00695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60095">
            <text:p>0.06</text:p>
          </table:table-cell>
          <table:table-cell office:value-type="float" office:value="0.064696">
            <text:p>0.06</text:p>
          </table:table-cell>
          <table:table-cell office:value-type="float" office:value="0.055493">
            <text:p>0.06</text:p>
          </table:table-cell>
          <table:table-cell office:value-type="float" office:value="0.078079">
            <text:p>0.08</text:p>
          </table:table-cell>
          <table:table-cell office:value-type="float" office:value="0.017851">
            <text:p>0.02</text:p>
          </table:table-cell>
          <table:table-cell office:value-type="float" office:value="0.040223">
            <text:p>0.04</text:p>
          </table:table-cell>
          <table:table-cell office:value-type="float" office:value="0.046384">
            <text:p>0.05</text:p>
          </table:table-cell>
          <table:table-cell office:value-type="float" office:value="0.034062">
            <text:p>0.03</text:p>
          </table:table-cell>
          <table:table-cell office:value-type="float" office:value="0.040803">
            <text:p>0.04</text:p>
          </table:table-cell>
          <table:table-cell office:value-type="float" office:value="0.022827">
            <text:p>0.02</text:p>
          </table:table-cell>
          <table:table-cell office:value-type="float" office:value="0.025759">
            <text:p>0.03</text:p>
          </table:table-cell>
          <table:table-cell office:value-type="float" office:value="0.01877">
            <text:p>0.02</text:p>
          </table:table-cell>
          <table:table-cell office:value-type="float" office:value="0.032749">
            <text:p>0.03</text:p>
          </table:table-cell>
          <table:table-cell office:value-type="float" office:value="0.020975">
            <text:p>0.02</text:p>
          </table:table-cell>
          <table:table-cell office:value-type="float" office:value="0.052372">
            <text:p>0.05</text:p>
          </table:table-cell>
          <table:table-cell/>
          <table:table-cell office:value-type="float" office:value="0.060884">
            <text:p>0.06</text:p>
          </table:table-cell>
          <table:table-cell office:value-type="float" office:value="0.065527">
            <text:p>0.07</text:p>
          </table:table-cell>
          <table:table-cell office:value-type="float" office:value="0.05624">
            <text:p>0.06</text:p>
          </table:table-cell>
          <table:table-cell office:value-type="float" office:value="0.079683">
            <text:p>0.08</text:p>
          </table:table-cell>
          <table:table-cell office:value-type="float" office:value="0.017168">
            <text:p>0.02</text:p>
          </table:table-cell>
          <table:table-cell office:value-type="float" office:value="0.03417">
            <text:p>0.03</text:p>
          </table:table-cell>
          <table:table-cell office:value-type="float" office:value="0.043666">
            <text:p>0.04</text:p>
          </table:table-cell>
          <table:table-cell office:value-type="float" office:value="0.024674">
            <text:p>0.02</text:p>
          </table:table-cell>
          <table:table-cell office:value-type="float" office:value="0.031958">
            <text:p>0.03</text:p>
          </table:table-cell>
          <table:table-cell office:value-type="float" office:value="0.012533">
            <text:p>0.01</text:p>
          </table:table-cell>
          <table:table-cell office:value-type="float" office:value="0.017373">
            <text:p>0.02</text:p>
          </table:table-cell>
          <table:table-cell office:value-type="float" office:value="0.018586">
            <text:p>0.02</text:p>
          </table:table-cell>
          <table:table-cell office:value-type="float" office:value="0.016161">
            <text:p>0.02</text:p>
          </table:table-cell>
          <table:table-cell office:value-type="float" office:value="0.019899">
            <text:p>0.02</text:p>
          </table:table-cell>
          <table:table-cell office:value-type="float" office:value="0.00993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2469">
            <text:p>0.02</text:p>
          </table:table-cell>
          <table:table-cell office:value-type="float" office:value="0.036031">
            <text:p>0.04</text:p>
          </table:table-cell>
          <table:table-cell office:value-type="float" office:value="0.008907">
            <text:p>0.01</text:p>
          </table:table-cell>
          <table:table-cell office:value-type="float" office:value="0.009176">
            <text:p>0.01</text:p>
          </table:table-cell>
          <table:table-cell office:value-type="float" office:value="0.008458">
            <text:p>0.01</text:p>
          </table:table-cell>
          <table:table-cell office:value-type="float" office:value="0.02307">
            <text:p>0.02</text:p>
          </table:table-cell>
          <table:table-cell office:value-type="float" office:value="0.035065">
            <text:p>0.04</text:p>
          </table:table-cell>
          <table:table-cell office:value-type="float" office:value="0.011074">
            <text:p>0.01</text:p>
          </table:table-cell>
          <table:table-cell office:value-type="float" office:value="0.014692">
            <text:p>0.01</text:p>
          </table:table-cell>
          <table:table-cell office:value-type="float" office:value="0.005044">
            <text:p>0.01</text:p>
          </table:table-cell>
          <table:table-cell office:value-type="float" office:value="0.020844">
            <text:p>0.02</text:p>
          </table:table-cell>
          <table:table-cell office:value-type="float" office:value="0.030255">
            <text:p>0.03</text:p>
          </table:table-cell>
          <table:table-cell office:value-type="float" office:value="0.011433">
            <text:p>0.01</text:p>
          </table:table-cell>
          <table:table-cell office:value-type="float" office:value="0.013709">
            <text:p>0.01</text:p>
          </table:table-cell>
          <table:table-cell office:value-type="float" office:value="0.00764">
            <text:p>0.01</text:p>
          </table:table-cell>
          <table:table-cell/>
          <table:table-cell office:value-type="float" office:value="0.023177">
            <text:p>0.02</text:p>
          </table:table-cell>
          <table:table-cell office:value-type="float" office:value="0.035738">
            <text:p>0.04</text:p>
          </table:table-cell>
          <table:table-cell office:value-type="float" office:value="0.010616">
            <text:p>0.01</text:p>
          </table:table-cell>
          <table:table-cell office:value-type="float" office:value="0.009648">
            <text:p>0.01</text:p>
          </table:table-cell>
          <table:table-cell office:value-type="float" office:value="0.012228">
            <text:p>0.01</text:p>
          </table:table-cell>
          <table:table-cell office:value-type="float" office:value="0.027093">
            <text:p>0.03</text:p>
          </table:table-cell>
          <table:table-cell office:value-type="float" office:value="0.037818">
            <text:p>0.04</text:p>
          </table:table-cell>
          <table:table-cell office:value-type="float" office:value="0.016369">
            <text:p>0.02</text:p>
          </table:table-cell>
          <table:table-cell office:value-type="float" office:value="0.017765">
            <text:p>0.02</text:p>
          </table:table-cell>
          <table:table-cell office:value-type="float" office:value="0.014041">
            <text:p>0.01</text:p>
          </table:table-cell>
          <table:table-cell office:value-type="float" office:value="0.023521">
            <text:p>0.02</text:p>
          </table:table-cell>
          <table:table-cell office:value-type="float" office:value="0.031497">
            <text:p>0.03</text:p>
          </table:table-cell>
          <table:table-cell office:value-type="float" office:value="0.015545">
            <text:p>0.02</text:p>
          </table:table-cell>
          <table:table-cell office:value-type="float" office:value="0.016319">
            <text:p>0.02</text:p>
          </table:table-cell>
          <table:table-cell office:value-type="float" office:value="0.014255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4716">
            <text:p>0.04</text:p>
          </table:table-cell>
          <table:table-cell office:value-type="float" office:value="0.039883">
            <text:p>0.04</text:p>
          </table:table-cell>
          <table:table-cell office:value-type="float" office:value="0.04955">
            <text:p>0.05</text:p>
          </table:table-cell>
          <table:table-cell office:value-type="float" office:value="0.074012">
            <text:p>0.07</text:p>
          </table:table-cell>
          <table:table-cell office:value-type="float" office:value="0.008779">
            <text:p>0.01</text:p>
          </table:table-cell>
          <table:table-cell office:value-type="float" office:value="0.032335">
            <text:p>0.03</text:p>
          </table:table-cell>
          <table:table-cell office:value-type="float" office:value="0.03668">
            <text:p>0.04</text:p>
          </table:table-cell>
          <table:table-cell office:value-type="float" office:value="0.027989">
            <text:p>0.03</text:p>
          </table:table-cell>
          <table:table-cell office:value-type="float" office:value="0.035438">
            <text:p>0.04</text:p>
          </table:table-cell>
          <table:table-cell office:value-type="float" office:value="0.015573">
            <text:p>0.02</text:p>
          </table:table-cell>
          <table:table-cell office:value-type="float" office:value="0.023862">
            <text:p>0.02</text:p>
          </table:table-cell>
          <table:table-cell office:value-type="float" office:value="0.030852">
            <text:p>0.03</text:p>
          </table:table-cell>
          <table:table-cell office:value-type="float" office:value="0.016873">
            <text:p>0.02</text:p>
          </table:table-cell>
          <table:table-cell office:value-type="float" office:value="0.025654">
            <text:p>0.03</text:p>
          </table:table-cell>
          <table:table-cell office:value-type="float" office:value="0.002238">
            <text:p>0</text:p>
          </table:table-cell>
          <table:table-cell/>
          <table:table-cell office:value-type="float" office:value="0.044896">
            <text:p>0.04</text:p>
          </table:table-cell>
          <table:table-cell office:value-type="float" office:value="0.036232">
            <text:p>0.04</text:p>
          </table:table-cell>
          <table:table-cell office:value-type="float" office:value="0.05356">
            <text:p>0.05</text:p>
          </table:table-cell>
          <table:table-cell office:value-type="float" office:value="0.076492">
            <text:p>0.08</text:p>
          </table:table-cell>
          <table:table-cell office:value-type="float" office:value="0.015341">
            <text:p>0.02</text:p>
          </table:table-cell>
          <table:table-cell office:value-type="float" office:value="0.036951">
            <text:p>0.04</text:p>
          </table:table-cell>
          <table:table-cell office:value-type="float" office:value="0.035651">
            <text:p>0.04</text:p>
          </table:table-cell>
          <table:table-cell office:value-type="float" office:value="0.038252">
            <text:p>0.04</text:p>
          </table:table-cell>
          <table:table-cell office:value-type="float" office:value="0.053054">
            <text:p>0.05</text:p>
          </table:table-cell>
          <table:table-cell office:value-type="float" office:value="0.013581">
            <text:p>0.01</text:p>
          </table:table-cell>
          <table:table-cell office:value-type="float" office:value="0.024647">
            <text:p>0.02</text:p>
          </table:table-cell>
          <table:table-cell office:value-type="float" office:value="0.03097">
            <text:p>0.03</text:p>
          </table:table-cell>
          <table:table-cell office:value-type="float" office:value="0.018325">
            <text:p>0.02</text:p>
          </table:table-cell>
          <table:table-cell office:value-type="float" office:value="0.026704">
            <text:p>0.03</text:p>
          </table:table-cell>
          <table:table-cell office:value-type="float" office:value="0.004359">
            <text:p>0</text:p>
          </table:table-cell>
          <table:table-cell table:number-columns-repeated="18"/>
        </table:table-row>
        <table:table-row table:style-name="ro1">
          <table:table-cell office:value-type="float" office:value="0.049989">
            <text:p>0.05</text:p>
          </table:table-cell>
          <table:table-cell office:value-type="float" office:value="0.047548">
            <text:p>0.05</text:p>
          </table:table-cell>
          <table:table-cell office:value-type="float" office:value="0.052429">
            <text:p>0.05</text:p>
          </table:table-cell>
          <table:table-cell office:value-type="float" office:value="0.074347">
            <text:p>0.07</text:p>
          </table:table-cell>
          <table:table-cell office:value-type="float" office:value="0.015899">
            <text:p>0.02</text:p>
          </table:table-cell>
          <table:table-cell office:value-type="float" office:value="0.037703">
            <text:p>0.04</text:p>
          </table:table-cell>
          <table:table-cell office:value-type="float" office:value="0.040506">
            <text:p>0.04</text:p>
          </table:table-cell>
          <table:table-cell office:value-type="float" office:value="0.034899">
            <text:p>0.03</text:p>
          </table:table-cell>
          <table:table-cell office:value-type="float" office:value="0.048935">
            <text:p>0.05</text:p>
          </table:table-cell>
          <table:table-cell office:value-type="float" office:value="0.011504">
            <text:p>0.01</text:p>
          </table:table-cell>
          <table:table-cell office:value-type="float" office:value="0.029642">
            <text:p>0.03</text:p>
          </table:table-cell>
          <table:table-cell office:value-type="float" office:value="0.03506">
            <text:p>0.04</text:p>
          </table:table-cell>
          <table:table-cell office:value-type="float" office:value="0.024224">
            <text:p>0.02</text:p>
          </table:table-cell>
          <table:table-cell office:value-type="float" office:value="0.035603">
            <text:p>0.04</text:p>
          </table:table-cell>
          <table:table-cell office:value-type="float" office:value="0.005258">
            <text:p>0.01</text:p>
          </table:table-cell>
          <table:table-cell/>
          <table:table-cell office:value-type="float" office:value="0.047471">
            <text:p>0.05</text:p>
          </table:table-cell>
          <table:table-cell office:value-type="float" office:value="0.043191">
            <text:p>0.04</text:p>
          </table:table-cell>
          <table:table-cell office:value-type="float" office:value="0.051751">
            <text:p>0.05</text:p>
          </table:table-cell>
          <table:table-cell office:value-type="float" office:value="0.073059">
            <text:p>0.07</text:p>
          </table:table-cell>
          <table:table-cell office:value-type="float" office:value="0.016238">
            <text:p>0.02</text:p>
          </table:table-cell>
          <table:table-cell office:value-type="float" office:value="0.045866">
            <text:p>0.05</text:p>
          </table:table-cell>
          <table:table-cell office:value-type="float" office:value="0.041005">
            <text:p>0.04</text:p>
          </table:table-cell>
          <table:table-cell office:value-type="float" office:value="0.050728">
            <text:p>0.05</text:p>
          </table:table-cell>
          <table:table-cell office:value-type="float" office:value="0.071324">
            <text:p>0.07</text:p>
          </table:table-cell>
          <table:table-cell office:value-type="float" office:value="0.016402">
            <text:p>0.02</text:p>
          </table:table-cell>
          <table:table-cell office:value-type="float" office:value="0.03158">
            <text:p>0.03</text:p>
          </table:table-cell>
          <table:table-cell office:value-type="float" office:value="0.035044">
            <text:p>0.04</text:p>
          </table:table-cell>
          <table:table-cell office:value-type="float" office:value="0.028115">
            <text:p>0.03</text:p>
          </table:table-cell>
          <table:table-cell office:value-type="float" office:value="0.03864">
            <text:p>0.04</text:p>
          </table:table-cell>
          <table:table-cell office:value-type="float" office:value="0.0105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6243">
            <text:p>0.05</text:p>
          </table:table-cell>
          <table:table-cell office:value-type="float" office:value="0.049362">
            <text:p>0.05</text:p>
          </table:table-cell>
          <table:table-cell office:value-type="float" office:value="0.043124">
            <text:p>0.04</text:p>
          </table:table-cell>
          <table:table-cell office:value-type="float" office:value="0.058547">
            <text:p>0.06</text:p>
          </table:table-cell>
          <table:table-cell office:value-type="float" office:value="0.017418">
            <text:p>0.02</text:p>
          </table:table-cell>
          <table:table-cell office:value-type="float" office:value="0.039611">
            <text:p>0.04</text:p>
          </table:table-cell>
          <table:table-cell office:value-type="float" office:value="0.04323">
            <text:p>0.04</text:p>
          </table:table-cell>
          <table:table-cell office:value-type="float" office:value="0.035993">
            <text:p>0.04</text:p>
          </table:table-cell>
          <table:table-cell office:value-type="float" office:value="0.053183">
            <text:p>0.05</text:p>
          </table:table-cell>
          <table:table-cell office:value-type="float" office:value="0.007342">
            <text:p>0.01</text:p>
          </table:table-cell>
          <table:table-cell office:value-type="float" office:value="0.035252">
            <text:p>0.04</text:p>
          </table:table-cell>
          <table:table-cell office:value-type="float" office:value="0.039398">
            <text:p>0.04</text:p>
          </table:table-cell>
          <table:table-cell office:value-type="float" office:value="0.031106">
            <text:p>0.03</text:p>
          </table:table-cell>
          <table:table-cell office:value-type="float" office:value="0.046985">
            <text:p>0.05</text:p>
          </table:table-cell>
          <table:table-cell office:value-type="float" office:value="0.00464">
            <text:p>0</text:p>
          </table:table-cell>
          <table:table-cell/>
          <table:table-cell office:value-type="float" office:value="0.042905">
            <text:p>0.04</text:p>
          </table:table-cell>
          <table:table-cell office:value-type="float" office:value="0.04461">
            <text:p>0.04</text:p>
          </table:table-cell>
          <table:table-cell office:value-type="float" office:value="0.0412">
            <text:p>0.04</text:p>
          </table:table-cell>
          <table:table-cell office:value-type="float" office:value="0.055749">
            <text:p>0.06</text:p>
          </table:table-cell>
          <table:table-cell office:value-type="float" office:value="0.016953">
            <text:p>0.02</text:p>
          </table:table-cell>
          <table:table-cell office:value-type="float" office:value="0.050093">
            <text:p>0.05</text:p>
          </table:table-cell>
          <table:table-cell office:value-type="float" office:value="0.047405">
            <text:p>0.05</text:p>
          </table:table-cell>
          <table:table-cell office:value-type="float" office:value="0.052781">
            <text:p>0.05</text:p>
          </table:table-cell>
          <table:table-cell office:value-type="float" office:value="0.076356">
            <text:p>0.08</text:p>
          </table:table-cell>
          <table:table-cell office:value-type="float" office:value="0.01349">
            <text:p>0.01</text:p>
          </table:table-cell>
          <table:table-cell office:value-type="float" office:value="0.037541">
            <text:p>0.04</text:p>
          </table:table-cell>
          <table:table-cell office:value-type="float" office:value="0.039894">
            <text:p>0.04</text:p>
          </table:table-cell>
          <table:table-cell office:value-type="float" office:value="0.035187">
            <text:p>0.04</text:p>
          </table:table-cell>
          <table:table-cell office:value-type="float" office:value="0.047573">
            <text:p>0.05</text:p>
          </table:table-cell>
          <table:table-cell office:value-type="float" office:value="0.01454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2873">
            <text:p>0.04</text:p>
          </table:table-cell>
          <table:table-cell office:value-type="float" office:value="0.049768">
            <text:p>0.05</text:p>
          </table:table-cell>
          <table:table-cell office:value-type="float" office:value="0.035978">
            <text:p>0.04</text:p>
          </table:table-cell>
          <table:table-cell office:value-type="float" office:value="0.046909">
            <text:p>0.05</text:p>
          </table:table-cell>
          <table:table-cell office:value-type="float" office:value="0.01776">
            <text:p>0.02</text:p>
          </table:table-cell>
          <table:table-cell office:value-type="float" office:value="0.041524">
            <text:p>0.04</text:p>
          </table:table-cell>
          <table:table-cell office:value-type="float" office:value="0.045182">
            <text:p>0.05</text:p>
          </table:table-cell>
          <table:table-cell office:value-type="float" office:value="0.037865">
            <text:p>0.04</text:p>
          </table:table-cell>
          <table:table-cell office:value-type="float" office:value="0.055784">
            <text:p>0.06</text:p>
          </table:table-cell>
          <table:table-cell office:value-type="float" office:value="0.008001">
            <text:p>0.01</text:p>
          </table:table-cell>
          <table:table-cell office:value-type="float" office:value="0.040345">
            <text:p>0.04</text:p>
          </table:table-cell>
          <table:table-cell office:value-type="float" office:value="0.043103">
            <text:p>0.04</text:p>
          </table:table-cell>
          <table:table-cell office:value-type="float" office:value="0.037588">
            <text:p>0.04</text:p>
          </table:table-cell>
          <table:table-cell office:value-type="float" office:value="0.057302">
            <text:p>0.06</text:p>
          </table:table-cell>
          <table:table-cell office:value-type="float" office:value="0.00473">
            <text:p>0</text:p>
          </table:table-cell>
          <table:table-cell/>
          <table:table-cell office:value-type="float" office:value="0.038551">
            <text:p>0.04</text:p>
          </table:table-cell>
          <table:table-cell office:value-type="float" office:value="0.044887">
            <text:p>0.04</text:p>
          </table:table-cell>
          <table:table-cell office:value-type="float" office:value="0.032214">
            <text:p>0.03</text:p>
          </table:table-cell>
          <table:table-cell office:value-type="float" office:value="0.041269">
            <text:p>0.04</text:p>
          </table:table-cell>
          <table:table-cell office:value-type="float" office:value="0.017123">
            <text:p>0.02</text:p>
          </table:table-cell>
          <table:table-cell office:value-type="float" office:value="0.051526">
            <text:p>0.05</text:p>
          </table:table-cell>
          <table:table-cell office:value-type="float" office:value="0.051926">
            <text:p>0.05</text:p>
          </table:table-cell>
          <table:table-cell office:value-type="float" office:value="0.051126">
            <text:p>0.05</text:p>
          </table:table-cell>
          <table:table-cell office:value-type="float" office:value="0.076256">
            <text:p>0.08</text:p>
          </table:table-cell>
          <table:table-cell office:value-type="float" office:value="0.009244">
            <text:p>0.01</text:p>
          </table:table-cell>
          <table:table-cell office:value-type="float" office:value="0.043977">
            <text:p>0.04</text:p>
          </table:table-cell>
          <table:table-cell office:value-type="float" office:value="0.046422">
            <text:p>0.05</text:p>
          </table:table-cell>
          <table:table-cell office:value-type="float" office:value="0.041532">
            <text:p>0.04</text:p>
          </table:table-cell>
          <table:table-cell office:value-type="float" office:value="0.057052">
            <text:p>0.06</text:p>
          </table:table-cell>
          <table:table-cell office:value-type="float" office:value="0.015666">
            <text:p>0.02</text:p>
          </table:table-cell>
          <table:table-cell table:number-columns-repeated="18"/>
        </table:table-row>
        <table:table-row table:style-name="ro1">
          <table:table-cell office:value-type="float" office:value="0.041687">
            <text:p>0.04</text:p>
          </table:table-cell>
          <table:table-cell office:value-type="float" office:value="0.049855">
            <text:p>0.05</text:p>
          </table:table-cell>
          <table:table-cell office:value-type="float" office:value="0.033519">
            <text:p>0.03</text:p>
          </table:table-cell>
          <table:table-cell office:value-type="float" office:value="0.042931">
            <text:p>0.04</text:p>
          </table:table-cell>
          <table:table-cell office:value-type="float" office:value="0.017832">
            <text:p>0.02</text:p>
          </table:table-cell>
          <table:table-cell office:value-type="float" office:value="0.044036">
            <text:p>0.04</text:p>
          </table:table-cell>
          <table:table-cell office:value-type="float" office:value="0.047393">
            <text:p>0.05</text:p>
          </table:table-cell>
          <table:table-cell office:value-type="float" office:value="0.04068">
            <text:p>0.04</text:p>
          </table:table-cell>
          <table:table-cell office:value-type="float" office:value="0.05935">
            <text:p>0.06</text:p>
          </table:table-cell>
          <table:table-cell office:value-type="float" office:value="0.009562">
            <text:p>0.01</text:p>
          </table:table-cell>
          <table:table-cell office:value-type="float" office:value="0.046235">
            <text:p>0.05</text:p>
          </table:table-cell>
          <table:table-cell office:value-type="float" office:value="0.048153">
            <text:p>0.05</text:p>
          </table:table-cell>
          <table:table-cell office:value-type="float" office:value="0.044317">
            <text:p>0.04</text:p>
          </table:table-cell>
          <table:table-cell office:value-type="float" office:value="0.065505">
            <text:p>0.07</text:p>
          </table:table-cell>
          <table:table-cell office:value-type="float" office:value="0.009005">
            <text:p>0.01</text:p>
          </table:table-cell>
          <table:table-cell/>
          <table:table-cell office:value-type="float" office:value="0.037321">
            <text:p>0.04</text:p>
          </table:table-cell>
          <table:table-cell office:value-type="float" office:value="0.044937">
            <text:p>0.04</text:p>
          </table:table-cell>
          <table:table-cell office:value-type="float" office:value="0.029704">
            <text:p>0.03</text:p>
          </table:table-cell>
          <table:table-cell office:value-type="float" office:value="0.03723">
            <text:p>0.04</text:p>
          </table:table-cell>
          <table:table-cell office:value-type="float" office:value="0.01716">
            <text:p>0.02</text:p>
          </table:table-cell>
          <table:table-cell office:value-type="float" office:value="0.051099">
            <text:p>0.05</text:p>
          </table:table-cell>
          <table:table-cell office:value-type="float" office:value="0.054762">
            <text:p>0.05</text:p>
          </table:table-cell>
          <table:table-cell office:value-type="float" office:value="0.047436">
            <text:p>0.05</text:p>
          </table:table-cell>
          <table:table-cell office:value-type="float" office:value="0.070929">
            <text:p>0.07</text:p>
          </table:table-cell>
          <table:table-cell office:value-type="float" office:value="0.008282">
            <text:p>0.01</text:p>
          </table:table-cell>
          <table:table-cell office:value-type="float" office:value="0.048588">
            <text:p>0.05</text:p>
          </table:table-cell>
          <table:table-cell office:value-type="float" office:value="0.0519">
            <text:p>0.05</text:p>
          </table:table-cell>
          <table:table-cell office:value-type="float" office:value="0.045276">
            <text:p>0.05</text:p>
          </table:table-cell>
          <table:table-cell office:value-type="float" office:value="0.063942">
            <text:p>0.06</text:p>
          </table:table-cell>
          <table:table-cell office:value-type="float" office:value="0.01416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3341">
            <text:p>0.04</text:p>
          </table:table-cell>
          <table:table-cell office:value-type="float" office:value="0.049874">
            <text:p>0.05</text:p>
          </table:table-cell>
          <table:table-cell office:value-type="float" office:value="0.036808">
            <text:p>0.04</text:p>
          </table:table-cell>
          <table:table-cell office:value-type="float" office:value="0.048184">
            <text:p>0.05</text:p>
          </table:table-cell>
          <table:table-cell office:value-type="float" office:value="0.017847">
            <text:p>0.02</text:p>
          </table:table-cell>
          <table:table-cell office:value-type="float" office:value="0.045725">
            <text:p>0.05</text:p>
          </table:table-cell>
          <table:table-cell office:value-type="float" office:value="0.04907">
            <text:p>0.05</text:p>
          </table:table-cell>
          <table:table-cell office:value-type="float" office:value="0.042379">
            <text:p>0.04</text:p>
          </table:table-cell>
          <table:table-cell office:value-type="float" office:value="0.060857">
            <text:p>0.06</text:p>
          </table:table-cell>
          <table:table-cell office:value-type="float" office:value="0.011584">
            <text:p>0.01</text:p>
          </table:table-cell>
          <table:table-cell office:value-type="float" office:value="0.051663">
            <text:p>0.05</text:p>
          </table:table-cell>
          <table:table-cell office:value-type="float" office:value="0.052905">
            <text:p>0.05</text:p>
          </table:table-cell>
          <table:table-cell office:value-type="float" office:value="0.05042">
            <text:p>0.05</text:p>
          </table:table-cell>
          <table:table-cell office:value-type="float" office:value="0.071733">
            <text:p>0.07</text:p>
          </table:table-cell>
          <table:table-cell office:value-type="float" office:value="0.0149">
            <text:p>0.01</text:p>
          </table:table-cell>
          <table:table-cell/>
          <table:table-cell office:value-type="float" office:value="0.040646">
            <text:p>0.04</text:p>
          </table:table-cell>
          <table:table-cell office:value-type="float" office:value="0.044946">
            <text:p>0.04</text:p>
          </table:table-cell>
          <table:table-cell office:value-type="float" office:value="0.036346">
            <text:p>0.04</text:p>
          </table:table-cell>
          <table:table-cell office:value-type="float" office:value="0.047853">
            <text:p>0.05</text:p>
          </table:table-cell>
          <table:table-cell office:value-type="float" office:value="0.017167">
            <text:p>0.02</text:p>
          </table:table-cell>
          <table:table-cell office:value-type="float" office:value="0.051953">
            <text:p>0.05</text:p>
          </table:table-cell>
          <table:table-cell office:value-type="float" office:value="0.056551">
            <text:p>0.06</text:p>
          </table:table-cell>
          <table:table-cell office:value-type="float" office:value="0.047355">
            <text:p>0.05</text:p>
          </table:table-cell>
          <table:table-cell office:value-type="float" office:value="0.069772">
            <text:p>0.07</text:p>
          </table:table-cell>
          <table:table-cell office:value-type="float" office:value="0.009995">
            <text:p>0.01</text:p>
          </table:table-cell>
          <table:table-cell office:value-type="float" office:value="0.051553">
            <text:p>0.05</text:p>
          </table:table-cell>
          <table:table-cell office:value-type="float" office:value="0.056345">
            <text:p>0.06</text:p>
          </table:table-cell>
          <table:table-cell office:value-type="float" office:value="0.046761">
            <text:p>0.05</text:p>
          </table:table-cell>
          <table:table-cell office:value-type="float" office:value="0.06858">
            <text:p>0.07</text:p>
          </table:table-cell>
          <table:table-cell office:value-type="float" office:value="0.010396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7124">
            <text:p>0.05</text:p>
          </table:table-cell>
          <table:table-cell office:value-type="float" office:value="0.049878">
            <text:p>0.05</text:p>
          </table:table-cell>
          <table:table-cell office:value-type="float" office:value="0.04437">
            <text:p>0.04</text:p>
          </table:table-cell>
          <table:table-cell office:value-type="float" office:value="0.060282">
            <text:p>0.06</text:p>
          </table:table-cell>
          <table:table-cell office:value-type="float" office:value="0.01785">
            <text:p>0.02</text:p>
          </table:table-cell>
          <table:table-cell office:value-type="float" office:value="0.047263">
            <text:p>0.05</text:p>
          </table:table-cell>
          <table:table-cell office:value-type="float" office:value="0.050306">
            <text:p>0.05</text:p>
          </table:table-cell>
          <table:table-cell office:value-type="float" office:value="0.04422">
            <text:p>0.04</text:p>
          </table:table-cell>
          <table:table-cell office:value-type="float" office:value="0.061094">
            <text:p>0.06</text:p>
          </table:table-cell>
          <table:table-cell office:value-type="float" office:value="0.016095">
            <text:p>0.02</text:p>
          </table:table-cell>
          <table:table-cell office:value-type="float" office:value="0.057158">
            <text:p>0.06</text:p>
          </table:table-cell>
          <table:table-cell office:value-type="float" office:value="0.056801">
            <text:p>0.06</text:p>
          </table:table-cell>
          <table:table-cell office:value-type="float" office:value="0.057514">
            <text:p>0.06</text:p>
          </table:table-cell>
          <table:table-cell office:value-type="float" office:value="0.076126">
            <text:p>0.08</text:p>
          </table:table-cell>
          <table:table-cell office:value-type="float" office:value="0.026496">
            <text:p>0.03</text:p>
          </table:table-cell>
          <table:table-cell/>
          <table:table-cell office:value-type="float" office:value="0.044428">
            <text:p>0.04</text:p>
          </table:table-cell>
          <table:table-cell office:value-type="float" office:value="0.044948">
            <text:p>0.04</text:p>
          </table:table-cell>
          <table:table-cell office:value-type="float" office:value="0.043908">
            <text:p>0.04</text:p>
          </table:table-cell>
          <table:table-cell office:value-type="float" office:value="0.059953">
            <text:p>0.06</text:p>
          </table:table-cell>
          <table:table-cell office:value-type="float" office:value="0.017168">
            <text:p>0.02</text:p>
          </table:table-cell>
          <table:table-cell office:value-type="float" office:value="0.052172">
            <text:p>0.05</text:p>
          </table:table-cell>
          <table:table-cell office:value-type="float" office:value="0.057689">
            <text:p>0.06</text:p>
          </table:table-cell>
          <table:table-cell office:value-type="float" office:value="0.046655">
            <text:p>0.05</text:p>
          </table:table-cell>
          <table:table-cell office:value-type="float" office:value="0.067937">
            <text:p>0.07</text:p>
          </table:table-cell>
          <table:table-cell office:value-type="float" office:value="0.011183">
            <text:p>0.01</text:p>
          </table:table-cell>
          <table:table-cell office:value-type="float" office:value="0.053585">
            <text:p>0.05</text:p>
          </table:table-cell>
          <table:table-cell office:value-type="float" office:value="0.059823">
            <text:p>0.06</text:p>
          </table:table-cell>
          <table:table-cell office:value-type="float" office:value="0.047348">
            <text:p>0.05</text:p>
          </table:table-cell>
          <table:table-cell office:value-type="float" office:value="0.071316">
            <text:p>0.07</text:p>
          </table:table-cell>
          <table:table-cell office:value-type="float" office:value="0.00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0906">
            <text:p>0.05</text:p>
          </table:table-cell>
          <table:table-cell office:value-type="float" office:value="0.049879">
            <text:p>0.05</text:p>
          </table:table-cell>
          <table:table-cell office:value-type="float" office:value="0.051933">
            <text:p>0.05</text:p>
          </table:table-cell>
          <table:table-cell office:value-type="float" office:value="0.072382">
            <text:p>0.07</text:p>
          </table:table-cell>
          <table:table-cell office:value-type="float" office:value="0.017851">
            <text:p>0.02</text:p>
          </table:table-cell>
          <table:table-cell office:value-type="float" office:value="0.052237">
            <text:p>0.05</text:p>
          </table:table-cell>
          <table:table-cell office:value-type="float" office:value="0.051392">
            <text:p>0.05</text:p>
          </table:table-cell>
          <table:table-cell office:value-type="float" office:value="0.053082">
            <text:p>0.05</text:p>
          </table:table-cell>
          <table:table-cell office:value-type="float" office:value="0.073039">
            <text:p>0.07</text:p>
          </table:table-cell>
          <table:table-cell office:value-type="float" office:value="0.01982">
            <text:p>0.02</text:p>
          </table:table-cell>
          <table:table-cell office:value-type="float" office:value="0.062126">
            <text:p>0.06</text:p>
          </table:table-cell>
          <table:table-cell office:value-type="float" office:value="0.060192">
            <text:p>0.06</text:p>
          </table:table-cell>
          <table:table-cell office:value-type="float" office:value="0.06406">
            <text:p>0.06</text:p>
          </table:table-cell>
          <table:table-cell office:value-type="float" office:value="0.078885">
            <text:p>0.08</text:p>
          </table:table-cell>
          <table:table-cell office:value-type="float" office:value="0.03935">
            <text:p>0.04</text:p>
          </table:table-cell>
          <table:table-cell/>
          <table:table-cell office:value-type="float" office:value="0.048209">
            <text:p>0.05</text:p>
          </table:table-cell>
          <table:table-cell office:value-type="float" office:value="0.044948">
            <text:p>0.04</text:p>
          </table:table-cell>
          <table:table-cell office:value-type="float" office:value="0.051471">
            <text:p>0.05</text:p>
          </table:table-cell>
          <table:table-cell office:value-type="float" office:value="0.072053">
            <text:p>0.07</text:p>
          </table:table-cell>
          <table:table-cell office:value-type="float" office:value="0.017168">
            <text:p>0.02</text:p>
          </table:table-cell>
          <table:table-cell office:value-type="float" office:value="0.054368">
            <text:p>0.05</text:p>
          </table:table-cell>
          <table:table-cell office:value-type="float" office:value="0.05842">
            <text:p>0.06</text:p>
          </table:table-cell>
          <table:table-cell office:value-type="float" office:value="0.050316">
            <text:p>0.05</text:p>
          </table:table-cell>
          <table:table-cell office:value-type="float" office:value="0.07331">
            <text:p>0.07</text:p>
          </table:table-cell>
          <table:table-cell office:value-type="float" office:value="0.011991">
            <text:p>0.01</text:p>
          </table:table-cell>
          <table:table-cell office:value-type="float" office:value="0.055203">
            <text:p>0.06</text:p>
          </table:table-cell>
          <table:table-cell office:value-type="float" office:value="0.062472">
            <text:p>0.06</text:p>
          </table:table-cell>
          <table:table-cell office:value-type="float" office:value="0.047934">
            <text:p>0.05</text:p>
          </table:table-cell>
          <table:table-cell office:value-type="float" office:value="0.072519">
            <text:p>0.07</text:p>
          </table:table-cell>
          <table:table-cell office:value-type="float" office:value="0.00695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54687">
            <text:p>0.05</text:p>
          </table:table-cell>
          <table:table-cell office:value-type="float" office:value="0.049879">
            <text:p>0.05</text:p>
          </table:table-cell>
          <table:table-cell office:value-type="float" office:value="0.059495">
            <text:p>0.06</text:p>
          </table:table-cell>
          <table:table-cell office:value-type="float" office:value="0.084482">
            <text:p>0.08</text:p>
          </table:table-cell>
          <table:table-cell office:value-type="float" office:value="0.017851">
            <text:p>0.02</text:p>
          </table:table-cell>
          <table:table-cell office:value-type="float" office:value="0.057074">
            <text:p>0.06</text:p>
          </table:table-cell>
          <table:table-cell office:value-type="float" office:value="0.052438">
            <text:p>0.05</text:p>
          </table:table-cell>
          <table:table-cell office:value-type="float" office:value="0.06171">
            <text:p>0.06</text:p>
          </table:table-cell>
          <table:table-cell office:value-type="float" office:value="0.085039">
            <text:p>0.09</text:p>
          </table:table-cell>
          <table:table-cell office:value-type="float" office:value="0.022827">
            <text:p>0.02</text:p>
          </table:table-cell>
          <table:table-cell office:value-type="float" office:value="0.067027">
            <text:p>0.07</text:p>
          </table:table-cell>
          <table:table-cell office:value-type="float" office:value="0.063841">
            <text:p>0.06</text:p>
          </table:table-cell>
          <table:table-cell office:value-type="float" office:value="0.070213">
            <text:p>0.07</text:p>
          </table:table-cell>
          <table:table-cell office:value-type="float" office:value="0.080917">
            <text:p>0.08</text:p>
          </table:table-cell>
          <table:table-cell office:value-type="float" office:value="0.052372">
            <text:p>0.05</text:p>
          </table:table-cell>
          <table:table-cell/>
          <table:table-cell office:value-type="float" office:value="0.051991">
            <text:p>0.05</text:p>
          </table:table-cell>
          <table:table-cell office:value-type="float" office:value="0.044948">
            <text:p>0.04</text:p>
          </table:table-cell>
          <table:table-cell office:value-type="float" office:value="0.059034">
            <text:p>0.06</text:p>
          </table:table-cell>
          <table:table-cell office:value-type="float" office:value="0.084153">
            <text:p>0.08</text:p>
          </table:table-cell>
          <table:table-cell office:value-type="float" office:value="0.017168">
            <text:p>0.02</text:p>
          </table:table-cell>
          <table:table-cell office:value-type="float" office:value="0.058466">
            <text:p>0.06</text:p>
          </table:table-cell>
          <table:table-cell office:value-type="float" office:value="0.058892">
            <text:p>0.06</text:p>
          </table:table-cell>
          <table:table-cell office:value-type="float" office:value="0.058039">
            <text:p>0.06</text:p>
          </table:table-cell>
          <table:table-cell office:value-type="float" office:value="0.085342">
            <text:p>0.09</text:p>
          </table:table-cell>
          <table:table-cell office:value-type="float" office:value="0.012533">
            <text:p>0.01</text:p>
          </table:table-cell>
          <table:table-cell office:value-type="float" office:value="0.059255">
            <text:p>0.06</text:p>
          </table:table-cell>
          <table:table-cell office:value-type="float" office:value="0.06446">
            <text:p>0.06</text:p>
          </table:table-cell>
          <table:table-cell office:value-type="float" office:value="0.054049">
            <text:p>0.05</text:p>
          </table:table-cell>
          <table:table-cell office:value-type="float" office:value="0.08052">
            <text:p>0.08</text:p>
          </table:table-cell>
          <table:table-cell office:value-type="float" office:value="0.00993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12404">
            <text:p>0.01</text:p>
          </table:table-cell>
          <table:table-cell office:value-type="float" office:value="0.016588">
            <text:p>0.02</text:p>
          </table:table-cell>
          <table:table-cell office:value-type="float" office:value="0.00822">
            <text:p>0.01</text:p>
          </table:table-cell>
          <table:table-cell office:value-type="float" office:value="0.008076">
            <text:p>0.01</text:p>
          </table:table-cell>
          <table:table-cell office:value-type="float" office:value="0.008458">
            <text:p>0.01</text:p>
          </table:table-cell>
          <table:table-cell office:value-type="float" office:value="0.01248">
            <text:p>0.01</text:p>
          </table:table-cell>
          <table:table-cell office:value-type="float" office:value="0.017323">
            <text:p>0.02</text:p>
          </table:table-cell>
          <table:table-cell office:value-type="float" office:value="0.007637">
            <text:p>0.01</text:p>
          </table:table-cell>
          <table:table-cell office:value-type="float" office:value="0.009192">
            <text:p>0.01</text:p>
          </table:table-cell>
          <table:table-cell office:value-type="float" office:value="0.005044">
            <text:p>0.01</text:p>
          </table:table-cell>
          <table:table-cell office:value-type="float" office:value="0.013916">
            <text:p>0.01</text:p>
          </table:table-cell>
          <table:table-cell office:value-type="float" office:value="0.019837">
            <text:p>0.02</text:p>
          </table:table-cell>
          <table:table-cell office:value-type="float" office:value="0.007996">
            <text:p>0.01</text:p>
          </table:table-cell>
          <table:table-cell office:value-type="float" office:value="0.008209">
            <text:p>0.01</text:p>
          </table:table-cell>
          <table:table-cell office:value-type="float" office:value="0.00764">
            <text:p>0.01</text:p>
          </table:table-cell>
          <table:table-cell/>
          <table:table-cell office:value-type="float" office:value="0.013903">
            <text:p>0.01</text:p>
          </table:table-cell>
          <table:table-cell office:value-type="float" office:value="0.017826">
            <text:p>0.02</text:p>
          </table:table-cell>
          <table:table-cell office:value-type="float" office:value="0.00998">
            <text:p>0.01</text:p>
          </table:table-cell>
          <table:table-cell office:value-type="float" office:value="0.008631">
            <text:p>0.01</text:p>
          </table:table-cell>
          <table:table-cell office:value-type="float" office:value="0.012228">
            <text:p>0.01</text:p>
          </table:table-cell>
          <table:table-cell office:value-type="float" office:value="0.016298">
            <text:p>0.02</text:p>
          </table:table-cell>
          <table:table-cell office:value-type="float" office:value="0.018365">
            <text:p>0.02</text:p>
          </table:table-cell>
          <table:table-cell office:value-type="float" office:value="0.014232">
            <text:p>0.01</text:p>
          </table:table-cell>
          <table:table-cell office:value-type="float" office:value="0.014347">
            <text:p>0.01</text:p>
          </table:table-cell>
          <table:table-cell office:value-type="float" office:value="0.014041">
            <text:p>0.01</text:p>
          </table:table-cell>
          <table:table-cell office:value-type="float" office:value="0.016139">
            <text:p>0.02</text:p>
          </table:table-cell>
          <table:table-cell office:value-type="float" office:value="0.020171">
            <text:p>0.02</text:p>
          </table:table-cell>
          <table:table-cell office:value-type="float" office:value="0.012107">
            <text:p>0.01</text:p>
          </table:table-cell>
          <table:table-cell office:value-type="float" office:value="0.010819">
            <text:p>0.01</text:p>
          </table:table-cell>
          <table:table-cell office:value-type="float" office:value="0.014255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1697">
            <text:p>0.03</text:p>
          </table:table-cell>
          <table:table-cell office:value-type="float" office:value="0.013469">
            <text:p>0.01</text:p>
          </table:table-cell>
          <table:table-cell office:value-type="float" office:value="0.049925">
            <text:p>0.05</text:p>
          </table:table-cell>
          <table:table-cell office:value-type="float" office:value="0.074612">
            <text:p>0.07</text:p>
          </table:table-cell>
          <table:table-cell office:value-type="float" office:value="0.008779">
            <text:p>0.01</text:p>
          </table:table-cell>
          <table:table-cell office:value-type="float" office:value="0.026562">
            <text:p>0.03</text:p>
          </table:table-cell>
          <table:table-cell office:value-type="float" office:value="0.02476">
            <text:p>0.02</text:p>
          </table:table-cell>
          <table:table-cell office:value-type="float" office:value="0.028364">
            <text:p>0.03</text:p>
          </table:table-cell>
          <table:table-cell office:value-type="float" office:value="0.036038">
            <text:p>0.04</text:p>
          </table:table-cell>
          <table:table-cell office:value-type="float" office:value="0.015573">
            <text:p>0.02</text:p>
          </table:table-cell>
          <table:table-cell office:value-type="float" office:value="0.018354">
            <text:p>0.02</text:p>
          </table:table-cell>
          <table:table-cell office:value-type="float" office:value="0.01946">
            <text:p>0.02</text:p>
          </table:table-cell>
          <table:table-cell office:value-type="float" office:value="0.017248">
            <text:p>0.02</text:p>
          </table:table-cell>
          <table:table-cell office:value-type="float" office:value="0.026254">
            <text:p>0.03</text:p>
          </table:table-cell>
          <table:table-cell office:value-type="float" office:value="0.002238">
            <text:p>0</text:p>
          </table:table-cell>
          <table:table-cell/>
          <table:table-cell office:value-type="float" office:value="0.035135">
            <text:p>0.04</text:p>
          </table:table-cell>
          <table:table-cell office:value-type="float" office:value="0.016334">
            <text:p>0.02</text:p>
          </table:table-cell>
          <table:table-cell office:value-type="float" office:value="0.053935">
            <text:p>0.05</text:p>
          </table:table-cell>
          <table:table-cell office:value-type="float" office:value="0.077092">
            <text:p>0.08</text:p>
          </table:table-cell>
          <table:table-cell office:value-type="float" office:value="0.015341">
            <text:p>0.02</text:p>
          </table:table-cell>
          <table:table-cell office:value-type="float" office:value="0.030023">
            <text:p>0.03</text:p>
          </table:table-cell>
          <table:table-cell office:value-type="float" office:value="0.021419">
            <text:p>0.02</text:p>
          </table:table-cell>
          <table:table-cell office:value-type="float" office:value="0.038627">
            <text:p>0.04</text:p>
          </table:table-cell>
          <table:table-cell office:value-type="float" office:value="0.053654">
            <text:p>0.05</text:p>
          </table:table-cell>
          <table:table-cell office:value-type="float" office:value="0.013581">
            <text:p>0.01</text:p>
          </table:table-cell>
          <table:table-cell office:value-type="float" office:value="0.019443">
            <text:p>0.02</text:p>
          </table:table-cell>
          <table:table-cell office:value-type="float" office:value="0.020187">
            <text:p>0.02</text:p>
          </table:table-cell>
          <table:table-cell office:value-type="float" office:value="0.018699">
            <text:p>0.02</text:p>
          </table:table-cell>
          <table:table-cell office:value-type="float" office:value="0.027304">
            <text:p>0.03</text:p>
          </table:table-cell>
          <table:table-cell office:value-type="float" office:value="0.004359">
            <text:p>0</text:p>
          </table:table-cell>
          <table:table-cell table:number-columns-repeated="18"/>
        </table:table-row>
        <table:table-row table:style-name="ro1">
          <table:table-cell office:value-type="float" office:value="0.031369">
            <text:p>0.03</text:p>
          </table:table-cell>
          <table:table-cell office:value-type="float" office:value="0.009746">
            <text:p>0.01</text:p>
          </table:table-cell>
          <table:table-cell office:value-type="float" office:value="0.052992">
            <text:p>0.05</text:p>
          </table:table-cell>
          <table:table-cell office:value-type="float" office:value="0.075247">
            <text:p>0.08</text:p>
          </table:table-cell>
          <table:table-cell office:value-type="float" office:value="0.015899">
            <text:p>0.02</text:p>
          </table:table-cell>
          <table:table-cell office:value-type="float" office:value="0.027054">
            <text:p>0.03</text:p>
          </table:table-cell>
          <table:table-cell office:value-type="float" office:value="0.018647">
            <text:p>0.02</text:p>
          </table:table-cell>
          <table:table-cell office:value-type="float" office:value="0.035461">
            <text:p>0.04</text:p>
          </table:table-cell>
          <table:table-cell office:value-type="float" office:value="0.049835">
            <text:p>0.05</text:p>
          </table:table-cell>
          <table:table-cell office:value-type="float" office:value="0.011504">
            <text:p>0.01</text:p>
          </table:table-cell>
          <table:table-cell office:value-type="float" office:value="0.020673">
            <text:p>0.02</text:p>
          </table:table-cell>
          <table:table-cell office:value-type="float" office:value="0.016769">
            <text:p>0.02</text:p>
          </table:table-cell>
          <table:table-cell office:value-type="float" office:value="0.024578">
            <text:p>0.02</text:p>
          </table:table-cell>
          <table:table-cell office:value-type="float" office:value="0.036169">
            <text:p>0.04</text:p>
          </table:table-cell>
          <table:table-cell office:value-type="float" office:value="0.005258">
            <text:p>0.01</text:p>
          </table:table-cell>
          <table:table-cell/>
          <table:table-cell office:value-type="float" office:value="0.031577">
            <text:p>0.03</text:p>
          </table:table-cell>
          <table:table-cell office:value-type="float" office:value="0.01084">
            <text:p>0.01</text:p>
          </table:table-cell>
          <table:table-cell office:value-type="float" office:value="0.052314">
            <text:p>0.05</text:p>
          </table:table-cell>
          <table:table-cell office:value-type="float" office:value="0.07396">
            <text:p>0.07</text:p>
          </table:table-cell>
          <table:table-cell office:value-type="float" office:value="0.016238">
            <text:p>0.02</text:p>
          </table:table-cell>
          <table:table-cell office:value-type="float" office:value="0.032693">
            <text:p>0.03</text:p>
          </table:table-cell>
          <table:table-cell office:value-type="float" office:value="0.014094">
            <text:p>0.01</text:p>
          </table:table-cell>
          <table:table-cell office:value-type="float" office:value="0.051291">
            <text:p>0.05</text:p>
          </table:table-cell>
          <table:table-cell office:value-type="float" office:value="0.072224">
            <text:p>0.07</text:p>
          </table:table-cell>
          <table:table-cell office:value-type="float" office:value="0.016402">
            <text:p>0.02</text:p>
          </table:table-cell>
          <table:table-cell office:value-type="float" office:value="0.022209">
            <text:p>0.02</text:p>
          </table:table-cell>
          <table:table-cell office:value-type="float" office:value="0.01658">
            <text:p>0.02</text:p>
          </table:table-cell>
          <table:table-cell office:value-type="float" office:value="0.027838">
            <text:p>0.03</text:p>
          </table:table-cell>
          <table:table-cell office:value-type="float" office:value="0.038197">
            <text:p>0.04</text:p>
          </table:table-cell>
          <table:table-cell office:value-type="float" office:value="0.0105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6957">
            <text:p>0.03</text:p>
          </table:table-cell>
          <table:table-cell office:value-type="float" office:value="0.010118">
            <text:p>0.01</text:p>
          </table:table-cell>
          <table:table-cell office:value-type="float" office:value="0.043795">
            <text:p>0.04</text:p>
          </table:table-cell>
          <table:table-cell office:value-type="float" office:value="0.059622">
            <text:p>0.06</text:p>
          </table:table-cell>
          <table:table-cell office:value-type="float" office:value="0.017418">
            <text:p>0.02</text:p>
          </table:table-cell>
          <table:table-cell office:value-type="float" office:value="0.024685">
            <text:p>0.02</text:p>
          </table:table-cell>
          <table:table-cell office:value-type="float" office:value="0.013801">
            <text:p>0.01</text:p>
          </table:table-cell>
          <table:table-cell office:value-type="float" office:value="0.035569">
            <text:p>0.04</text:p>
          </table:table-cell>
          <table:table-cell office:value-type="float" office:value="0.052505">
            <text:p>0.05</text:p>
          </table:table-cell>
          <table:table-cell office:value-type="float" office:value="0.007342">
            <text:p>0.01</text:p>
          </table:table-cell>
          <table:table-cell office:value-type="float" office:value="0.021088">
            <text:p>0.02</text:p>
          </table:table-cell>
          <table:table-cell office:value-type="float" office:value="0.015131">
            <text:p>0.02</text:p>
          </table:table-cell>
          <table:table-cell office:value-type="float" office:value="0.027045">
            <text:p>0.03</text:p>
          </table:table-cell>
          <table:table-cell office:value-type="float" office:value="0.040488">
            <text:p>0.04</text:p>
          </table:table-cell>
          <table:table-cell office:value-type="float" office:value="0.00464">
            <text:p>0</text:p>
          </table:table-cell>
          <table:table-cell/>
          <table:table-cell office:value-type="float" office:value="0.026062">
            <text:p>0.03</text:p>
          </table:table-cell>
          <table:table-cell office:value-type="float" office:value="0.010173">
            <text:p>0.01</text:p>
          </table:table-cell>
          <table:table-cell office:value-type="float" office:value="0.04195">
            <text:p>0.04</text:p>
          </table:table-cell>
          <table:table-cell office:value-type="float" office:value="0.056949">
            <text:p>0.06</text:p>
          </table:table-cell>
          <table:table-cell office:value-type="float" office:value="0.016953">
            <text:p>0.02</text:p>
          </table:table-cell>
          <table:table-cell office:value-type="float" office:value="0.034503">
            <text:p>0.03</text:p>
          </table:table-cell>
          <table:table-cell office:value-type="float" office:value="0.016608">
            <text:p>0.02</text:p>
          </table:table-cell>
          <table:table-cell office:value-type="float" office:value="0.052397">
            <text:p>0.05</text:p>
          </table:table-cell>
          <table:table-cell office:value-type="float" office:value="0.075741">
            <text:p>0.08</text:p>
          </table:table-cell>
          <table:table-cell office:value-type="float" office:value="0.01349">
            <text:p>0.01</text:p>
          </table:table-cell>
          <table:table-cell office:value-type="float" office:value="0.023316">
            <text:p>0.02</text:p>
          </table:table-cell>
          <table:table-cell office:value-type="float" office:value="0.014619">
            <text:p>0.01</text:p>
          </table:table-cell>
          <table:table-cell office:value-type="float" office:value="0.032012">
            <text:p>0.03</text:p>
          </table:table-cell>
          <table:table-cell office:value-type="float" office:value="0.042494">
            <text:p>0.04</text:p>
          </table:table-cell>
          <table:table-cell office:value-type="float" office:value="0.01454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1019">
            <text:p>0.02</text:p>
          </table:table-cell>
          <table:table-cell office:value-type="float" office:value="0.010224">
            <text:p>0.01</text:p>
          </table:table-cell>
          <table:table-cell office:value-type="float" office:value="0.031814">
            <text:p>0.03</text:p>
          </table:table-cell>
          <table:table-cell office:value-type="float" office:value="0.040246">
            <text:p>0.04</text:p>
          </table:table-cell>
          <table:table-cell office:value-type="float" office:value="0.01776">
            <text:p>0.02</text:p>
          </table:table-cell>
          <table:table-cell office:value-type="float" office:value="0.022156">
            <text:p>0.02</text:p>
          </table:table-cell>
          <table:table-cell office:value-type="float" office:value="0.010863">
            <text:p>0.01</text:p>
          </table:table-cell>
          <table:table-cell office:value-type="float" office:value="0.033448">
            <text:p>0.03</text:p>
          </table:table-cell>
          <table:table-cell office:value-type="float" office:value="0.048717">
            <text:p>0.05</text:p>
          </table:table-cell>
          <table:table-cell office:value-type="float" office:value="0.008001">
            <text:p>0.01</text:p>
          </table:table-cell>
          <table:table-cell office:value-type="float" office:value="0.021247">
            <text:p>0.02</text:p>
          </table:table-cell>
          <table:table-cell office:value-type="float" office:value="0.014729">
            <text:p>0.01</text:p>
          </table:table-cell>
          <table:table-cell office:value-type="float" office:value="0.027766">
            <text:p>0.03</text:p>
          </table:table-cell>
          <table:table-cell office:value-type="float" office:value="0.041587">
            <text:p>0.04</text:p>
          </table:table-cell>
          <table:table-cell office:value-type="float" office:value="0.00473">
            <text:p>0</text:p>
          </table:table-cell>
          <table:table-cell/>
          <table:table-cell office:value-type="float" office:value="0.019844">
            <text:p>0.02</text:p>
          </table:table-cell>
          <table:table-cell office:value-type="float" office:value="0.010042">
            <text:p>0.01</text:p>
          </table:table-cell>
          <table:table-cell office:value-type="float" office:value="0.029646">
            <text:p>0.03</text:p>
          </table:table-cell>
          <table:table-cell office:value-type="float" office:value="0.037159">
            <text:p>0.04</text:p>
          </table:table-cell>
          <table:table-cell office:value-type="float" office:value="0.017123">
            <text:p>0.02</text:p>
          </table:table-cell>
          <table:table-cell office:value-type="float" office:value="0.033591">
            <text:p>0.03</text:p>
          </table:table-cell>
          <table:table-cell office:value-type="float" office:value="0.019727">
            <text:p>0.02</text:p>
          </table:table-cell>
          <table:table-cell office:value-type="float" office:value="0.047456">
            <text:p>0.05</text:p>
          </table:table-cell>
          <table:table-cell office:value-type="float" office:value="0.070383">
            <text:p>0.07</text:p>
          </table:table-cell>
          <table:table-cell office:value-type="float" office:value="0.009244">
            <text:p>0.01</text:p>
          </table:table-cell>
          <table:table-cell office:value-type="float" office:value="0.025857">
            <text:p>0.03</text:p>
          </table:table-cell>
          <table:table-cell office:value-type="float" office:value="0.019219">
            <text:p>0.02</text:p>
          </table:table-cell>
          <table:table-cell office:value-type="float" office:value="0.032496">
            <text:p>0.03</text:p>
          </table:table-cell>
          <table:table-cell office:value-type="float" office:value="0.042594">
            <text:p>0.04</text:p>
          </table:table-cell>
          <table:table-cell office:value-type="float" office:value="0.015666">
            <text:p>0.02</text:p>
          </table:table-cell>
          <table:table-cell table:number-columns-repeated="18"/>
        </table:table-row>
        <table:table-row table:style-name="ro1">
          <table:table-cell office:value-type="float" office:value="0.015599">
            <text:p>0.02</text:p>
          </table:table-cell>
          <table:table-cell office:value-type="float" office:value="0.010246">
            <text:p>0.01</text:p>
          </table:table-cell>
          <table:table-cell office:value-type="float" office:value="0.020952">
            <text:p>0.02</text:p>
          </table:table-cell>
          <table:table-cell office:value-type="float" office:value="0.022824">
            <text:p>0.02</text:p>
          </table:table-cell>
          <table:table-cell office:value-type="float" office:value="0.017832">
            <text:p>0.02</text:p>
          </table:table-cell>
          <table:table-cell office:value-type="float" office:value="0.020884">
            <text:p>0.02</text:p>
          </table:table-cell>
          <table:table-cell office:value-type="float" office:value="0.012849">
            <text:p>0.01</text:p>
          </table:table-cell>
          <table:table-cell office:value-type="float" office:value="0.028919">
            <text:p>0.03</text:p>
          </table:table-cell>
          <table:table-cell office:value-type="float" office:value="0.040533">
            <text:p>0.04</text:p>
          </table:table-cell>
          <table:table-cell office:value-type="float" office:value="0.009562">
            <text:p>0.01</text:p>
          </table:table-cell>
          <table:table-cell office:value-type="float" office:value="0.025127">
            <text:p>0.03</text:p>
          </table:table-cell>
          <table:table-cell office:value-type="float" office:value="0.021711">
            <text:p>0.02</text:p>
          </table:table-cell>
          <table:table-cell office:value-type="float" office:value="0.028542">
            <text:p>0.03</text:p>
          </table:table-cell>
          <table:table-cell office:value-type="float" office:value="0.040264">
            <text:p>0.04</text:p>
          </table:table-cell>
          <table:table-cell office:value-type="float" office:value="0.009005">
            <text:p>0.01</text:p>
          </table:table-cell>
          <table:table-cell/>
          <table:table-cell office:value-type="float" office:value="0.016036">
            <text:p>0.02</text:p>
          </table:table-cell>
          <table:table-cell office:value-type="float" office:value="0.010018">
            <text:p>0.01</text:p>
          </table:table-cell>
          <table:table-cell office:value-type="float" office:value="0.022055">
            <text:p>0.02</text:p>
          </table:table-cell>
          <table:table-cell office:value-type="float" office:value="0.024992">
            <text:p>0.02</text:p>
          </table:table-cell>
          <table:table-cell office:value-type="float" office:value="0.01716">
            <text:p>0.02</text:p>
          </table:table-cell>
          <table:table-cell office:value-type="float" office:value="0.031039">
            <text:p>0.03</text:p>
          </table:table-cell>
          <table:table-cell office:value-type="float" office:value="0.021766">
            <text:p>0.02</text:p>
          </table:table-cell>
          <table:table-cell office:value-type="float" office:value="0.040312">
            <text:p>0.04</text:p>
          </table:table-cell>
          <table:table-cell office:value-type="float" office:value="0.05953">
            <text:p>0.06</text:p>
          </table:table-cell>
          <table:table-cell office:value-type="float" office:value="0.008282">
            <text:p>0.01</text:p>
          </table:table-cell>
          <table:table-cell office:value-type="float" office:value="0.028045">
            <text:p>0.03</text:p>
          </table:table-cell>
          <table:table-cell office:value-type="float" office:value="0.026158">
            <text:p>0.03</text:p>
          </table:table-cell>
          <table:table-cell office:value-type="float" office:value="0.029932">
            <text:p>0.03</text:p>
          </table:table-cell>
          <table:table-cell office:value-type="float" office:value="0.039391">
            <text:p>0.04</text:p>
          </table:table-cell>
          <table:table-cell office:value-type="float" office:value="0.01416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17854">
            <text:p>0.02</text:p>
          </table:table-cell>
          <table:table-cell office:value-type="float" office:value="0.010251">
            <text:p>0.01</text:p>
          </table:table-cell>
          <table:table-cell office:value-type="float" office:value="0.025458">
            <text:p>0.03</text:p>
          </table:table-cell>
          <table:table-cell office:value-type="float" office:value="0.030024">
            <text:p>0.03</text:p>
          </table:table-cell>
          <table:table-cell office:value-type="float" office:value="0.017847">
            <text:p>0.02</text:p>
          </table:table-cell>
          <table:table-cell office:value-type="float" office:value="0.018646">
            <text:p>0.02</text:p>
          </table:table-cell>
          <table:table-cell office:value-type="float" office:value="0.01466">
            <text:p>0.01</text:p>
          </table:table-cell>
          <table:table-cell office:value-type="float" office:value="0.022631">
            <text:p>0.02</text:p>
          </table:table-cell>
          <table:table-cell office:value-type="float" office:value="0.029259">
            <text:p>0.03</text:p>
          </table:table-cell>
          <table:table-cell office:value-type="float" office:value="0.011584">
            <text:p>0.01</text:p>
          </table:table-cell>
          <table:table-cell office:value-type="float" office:value="0.02928">
            <text:p>0.03</text:p>
          </table:table-cell>
          <table:table-cell office:value-type="float" office:value="0.028375">
            <text:p>0.03</text:p>
          </table:table-cell>
          <table:table-cell office:value-type="float" office:value="0.030184">
            <text:p>0.03</text:p>
          </table:table-cell>
          <table:table-cell office:value-type="float" office:value="0.039355">
            <text:p>0.04</text:p>
          </table:table-cell>
          <table:table-cell office:value-type="float" office:value="0.0149">
            <text:p>0.01</text:p>
          </table:table-cell>
          <table:table-cell/>
          <table:table-cell office:value-type="float" office:value="0.017338">
            <text:p>0.02</text:p>
          </table:table-cell>
          <table:table-cell office:value-type="float" office:value="0.010013">
            <text:p>0.01</text:p>
          </table:table-cell>
          <table:table-cell office:value-type="float" office:value="0.024662">
            <text:p>0.02</text:p>
          </table:table-cell>
          <table:table-cell office:value-type="float" office:value="0.02916">
            <text:p>0.03</text:p>
          </table:table-cell>
          <table:table-cell office:value-type="float" office:value="0.017167">
            <text:p>0.02</text:p>
          </table:table-cell>
          <table:table-cell office:value-type="float" office:value="0.027556">
            <text:p>0.03</text:p>
          </table:table-cell>
          <table:table-cell office:value-type="float" office:value="0.023092">
            <text:p>0.02</text:p>
          </table:table-cell>
          <table:table-cell office:value-type="float" office:value="0.032019">
            <text:p>0.03</text:p>
          </table:table-cell>
          <table:table-cell office:value-type="float" office:value="0.045233">
            <text:p>0.05</text:p>
          </table:table-cell>
          <table:table-cell office:value-type="float" office:value="0.009995">
            <text:p>0.01</text:p>
          </table:table-cell>
          <table:table-cell office:value-type="float" office:value="0.029167">
            <text:p>0.03</text:p>
          </table:table-cell>
          <table:table-cell office:value-type="float" office:value="0.032045">
            <text:p>0.03</text:p>
          </table:table-cell>
          <table:table-cell office:value-type="float" office:value="0.02629">
            <text:p>0.03</text:p>
          </table:table-cell>
          <table:table-cell office:value-type="float" office:value="0.035826">
            <text:p>0.04</text:p>
          </table:table-cell>
          <table:table-cell office:value-type="float" office:value="0.010396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1555">
            <text:p>0.02</text:p>
          </table:table-cell>
          <table:table-cell office:value-type="float" office:value="0.010252">
            <text:p>0.01</text:p>
          </table:table-cell>
          <table:table-cell office:value-type="float" office:value="0.032859">
            <text:p>0.03</text:p>
          </table:table-cell>
          <table:table-cell office:value-type="float" office:value="0.041864">
            <text:p>0.04</text:p>
          </table:table-cell>
          <table:table-cell office:value-type="float" office:value="0.01785">
            <text:p>0.02</text:p>
          </table:table-cell>
          <table:table-cell office:value-type="float" office:value="0.021018">
            <text:p>0.02</text:p>
          </table:table-cell>
          <table:table-cell office:value-type="float" office:value="0.016032">
            <text:p>0.02</text:p>
          </table:table-cell>
          <table:table-cell office:value-type="float" office:value="0.026003">
            <text:p>0.03</text:p>
          </table:table-cell>
          <table:table-cell office:value-type="float" office:value="0.031947">
            <text:p>0.03</text:p>
          </table:table-cell>
          <table:table-cell office:value-type="float" office:value="0.016095">
            <text:p>0.02</text:p>
          </table:table-cell>
          <table:table-cell office:value-type="float" office:value="0.033371">
            <text:p>0.03</text:p>
          </table:table-cell>
          <table:table-cell office:value-type="float" office:value="0.034232">
            <text:p>0.03</text:p>
          </table:table-cell>
          <table:table-cell office:value-type="float" office:value="0.03251">
            <text:p>0.03</text:p>
          </table:table-cell>
          <table:table-cell office:value-type="float" office:value="0.036119">
            <text:p>0.04</text:p>
          </table:table-cell>
          <table:table-cell office:value-type="float" office:value="0.026496">
            <text:p>0.03</text:p>
          </table:table-cell>
          <table:table-cell/>
          <table:table-cell office:value-type="float" office:value="0.020502">
            <text:p>0.02</text:p>
          </table:table-cell>
          <table:table-cell office:value-type="float" office:value="0.010013">
            <text:p>0.01</text:p>
          </table:table-cell>
          <table:table-cell office:value-type="float" office:value="0.030991">
            <text:p>0.03</text:p>
          </table:table-cell>
          <table:table-cell office:value-type="float" office:value="0.039285">
            <text:p>0.04</text:p>
          </table:table-cell>
          <table:table-cell office:value-type="float" office:value="0.017168">
            <text:p>0.02</text:p>
          </table:table-cell>
          <table:table-cell office:value-type="float" office:value="0.025982">
            <text:p>0.03</text:p>
          </table:table-cell>
          <table:table-cell office:value-type="float" office:value="0.024152">
            <text:p>0.02</text:p>
          </table:table-cell>
          <table:table-cell office:value-type="float" office:value="0.027812">
            <text:p>0.03</text:p>
          </table:table-cell>
          <table:table-cell office:value-type="float" office:value="0.037789">
            <text:p>0.04</text:p>
          </table:table-cell>
          <table:table-cell office:value-type="float" office:value="0.011183">
            <text:p>0.01</text:p>
          </table:table-cell>
          <table:table-cell office:value-type="float" office:value="0.029118">
            <text:p>0.03</text:p>
          </table:table-cell>
          <table:table-cell office:value-type="float" office:value="0.036901">
            <text:p>0.04</text:p>
          </table:table-cell>
          <table:table-cell office:value-type="float" office:value="0.021335">
            <text:p>0.02</text:p>
          </table:table-cell>
          <table:table-cell office:value-type="float" office:value="0.029696">
            <text:p>0.03</text:p>
          </table:table-cell>
          <table:table-cell office:value-type="float" office:value="0.00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7243">
            <text:p>0.03</text:p>
          </table:table-cell>
          <table:table-cell office:value-type="float" office:value="0.010252">
            <text:p>0.01</text:p>
          </table:table-cell>
          <table:table-cell office:value-type="float" office:value="0.044233">
            <text:p>0.04</text:p>
          </table:table-cell>
          <table:table-cell office:value-type="float" office:value="0.060062">
            <text:p>0.06</text:p>
          </table:table-cell>
          <table:table-cell office:value-type="float" office:value="0.017851">
            <text:p>0.02</text:p>
          </table:table-cell>
          <table:table-cell office:value-type="float" office:value="0.023051">
            <text:p>0.02</text:p>
          </table:table-cell>
          <table:table-cell office:value-type="float" office:value="0.017073">
            <text:p>0.02</text:p>
          </table:table-cell>
          <table:table-cell office:value-type="float" office:value="0.029028">
            <text:p>0.03</text:p>
          </table:table-cell>
          <table:table-cell office:value-type="float" office:value="0.034554">
            <text:p>0.03</text:p>
          </table:table-cell>
          <table:table-cell office:value-type="float" office:value="0.01982">
            <text:p>0.02</text:p>
          </table:table-cell>
          <table:table-cell office:value-type="float" office:value="0.037835">
            <text:p>0.04</text:p>
          </table:table-cell>
          <table:table-cell office:value-type="float" office:value="0.039241">
            <text:p>0.04</text:p>
          </table:table-cell>
          <table:table-cell office:value-type="float" office:value="0.036428">
            <text:p>0.04</text:p>
          </table:table-cell>
          <table:table-cell office:value-type="float" office:value="0.034675">
            <text:p>0.03</text:p>
          </table:table-cell>
          <table:table-cell office:value-type="float" office:value="0.03935">
            <text:p>0.04</text:p>
          </table:table-cell>
          <table:table-cell/>
          <table:table-cell office:value-type="float" office:value="0.025948">
            <text:p>0.03</text:p>
          </table:table-cell>
          <table:table-cell office:value-type="float" office:value="0.010012">
            <text:p>0.01</text:p>
          </table:table-cell>
          <table:table-cell office:value-type="float" office:value="0.041884">
            <text:p>0.04</text:p>
          </table:table-cell>
          <table:table-cell office:value-type="float" office:value="0.056713">
            <text:p>0.06</text:p>
          </table:table-cell>
          <table:table-cell office:value-type="float" office:value="0.017168">
            <text:p>0.02</text:p>
          </table:table-cell>
          <table:table-cell office:value-type="float" office:value="0.027024">
            <text:p>0.03</text:p>
          </table:table-cell>
          <table:table-cell office:value-type="float" office:value="0.024872">
            <text:p>0.02</text:p>
          </table:table-cell>
          <table:table-cell office:value-type="float" office:value="0.029177">
            <text:p>0.03</text:p>
          </table:table-cell>
          <table:table-cell office:value-type="float" office:value="0.039488">
            <text:p>0.04</text:p>
          </table:table-cell>
          <table:table-cell office:value-type="float" office:value="0.011991">
            <text:p>0.01</text:p>
          </table:table-cell>
          <table:table-cell office:value-type="float" office:value="0.031634">
            <text:p>0.03</text:p>
          </table:table-cell>
          <table:table-cell office:value-type="float" office:value="0.040822">
            <text:p>0.04</text:p>
          </table:table-cell>
          <table:table-cell office:value-type="float" office:value="0.022446">
            <text:p>0.02</text:p>
          </table:table-cell>
          <table:table-cell office:value-type="float" office:value="0.03174">
            <text:p>0.03</text:p>
          </table:table-cell>
          <table:table-cell office:value-type="float" office:value="0.00695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293">
            <text:p>0.03</text:p>
          </table:table-cell>
          <table:table-cell office:value-type="float" office:value="0.010252">
            <text:p>0.01</text:p>
          </table:table-cell>
          <table:table-cell office:value-type="float" office:value="0.055608">
            <text:p>0.06</text:p>
          </table:table-cell>
          <table:table-cell office:value-type="float" office:value="0.078262">
            <text:p>0.08</text:p>
          </table:table-cell>
          <table:table-cell office:value-type="float" office:value="0.017851">
            <text:p>0.02</text:p>
          </table:table-cell>
          <table:table-cell office:value-type="float" office:value="0.026508">
            <text:p>0.03</text:p>
          </table:table-cell>
          <table:table-cell office:value-type="float" office:value="0.017862">
            <text:p>0.02</text:p>
          </table:table-cell>
          <table:table-cell office:value-type="float" office:value="0.035154">
            <text:p>0.04</text:p>
          </table:table-cell>
          <table:table-cell office:value-type="float" office:value="0.042551">
            <text:p>0.04</text:p>
          </table:table-cell>
          <table:table-cell office:value-type="float" office:value="0.022827">
            <text:p>0.02</text:p>
          </table:table-cell>
          <table:table-cell office:value-type="float" office:value="0.043989">
            <text:p>0.04</text:p>
          </table:table-cell>
          <table:table-cell office:value-type="float" office:value="0.043424">
            <text:p>0.04</text:p>
          </table:table-cell>
          <table:table-cell office:value-type="float" office:value="0.044554">
            <text:p>0.04</text:p>
          </table:table-cell>
          <table:table-cell office:value-type="float" office:value="0.039863">
            <text:p>0.04</text:p>
          </table:table-cell>
          <table:table-cell office:value-type="float" office:value="0.052372">
            <text:p>0.05</text:p>
          </table:table-cell>
          <table:table-cell/>
          <table:table-cell office:value-type="float" office:value="0.031636">
            <text:p>0.03</text:p>
          </table:table-cell>
          <table:table-cell office:value-type="float" office:value="0.010012">
            <text:p>0.01</text:p>
          </table:table-cell>
          <table:table-cell office:value-type="float" office:value="0.053259">
            <text:p>0.05</text:p>
          </table:table-cell>
          <table:table-cell office:value-type="float" office:value="0.074913">
            <text:p>0.07</text:p>
          </table:table-cell>
          <table:table-cell office:value-type="float" office:value="0.017168">
            <text:p>0.02</text:p>
          </table:table-cell>
          <table:table-cell office:value-type="float" office:value="0.027796">
            <text:p>0.03</text:p>
          </table:table-cell>
          <table:table-cell office:value-type="float" office:value="0.025341">
            <text:p>0.03</text:p>
          </table:table-cell>
          <table:table-cell office:value-type="float" office:value="0.030251">
            <text:p>0.03</text:p>
          </table:table-cell>
          <table:table-cell office:value-type="float" office:value="0.040881">
            <text:p>0.04</text:p>
          </table:table-cell>
          <table:table-cell office:value-type="float" office:value="0.012533">
            <text:p>0.01</text:p>
          </table:table-cell>
          <table:table-cell office:value-type="float" office:value="0.034877">
            <text:p>0.03</text:p>
          </table:table-cell>
          <table:table-cell office:value-type="float" office:value="0.04395">
            <text:p>0.04</text:p>
          </table:table-cell>
          <table:table-cell office:value-type="float" office:value="0.025804">
            <text:p>0.03</text:p>
          </table:table-cell>
          <table:table-cell office:value-type="float" office:value="0.035327">
            <text:p>0.04</text:p>
          </table:table-cell>
          <table:table-cell office:value-type="float" office:value="0.00993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3398">
            <text:p>0.02</text:p>
          </table:table-cell>
          <table:table-cell office:value-type="float" office:value="0.040201">
            <text:p>0.04</text:p>
          </table:table-cell>
          <table:table-cell office:value-type="float" office:value="0.006595">
            <text:p>0.01</text:p>
          </table:table-cell>
          <table:table-cell office:value-type="float" office:value="0.005476">
            <text:p>0.01</text:p>
          </table:table-cell>
          <table:table-cell office:value-type="float" office:value="0.008458">
            <text:p>0.01</text:p>
          </table:table-cell>
          <table:table-cell office:value-type="float" office:value="0.021002">
            <text:p>0.02</text:p>
          </table:table-cell>
          <table:table-cell office:value-type="float" office:value="0.033618">
            <text:p>0.03</text:p>
          </table:table-cell>
          <table:table-cell office:value-type="float" office:value="0.008387">
            <text:p>0.01</text:p>
          </table:table-cell>
          <table:table-cell office:value-type="float" office:value="0.010392">
            <text:p>0.01</text:p>
          </table:table-cell>
          <table:table-cell office:value-type="float" office:value="0.005044">
            <text:p>0.01</text:p>
          </table:table-cell>
          <table:table-cell office:value-type="float" office:value="0.026618">
            <text:p>0.03</text:p>
          </table:table-cell>
          <table:table-cell office:value-type="float" office:value="0.044491">
            <text:p>0.04</text:p>
          </table:table-cell>
          <table:table-cell office:value-type="float" office:value="0.008746">
            <text:p>0.01</text:p>
          </table:table-cell>
          <table:table-cell office:value-type="float" office:value="0.009409">
            <text:p>0.01</text:p>
          </table:table-cell>
          <table:table-cell office:value-type="float" office:value="0.00764">
            <text:p>0.01</text:p>
          </table:table-cell>
          <table:table-cell/>
          <table:table-cell office:value-type="float" office:value="0.02332">
            <text:p>0.02</text:p>
          </table:table-cell>
          <table:table-cell office:value-type="float" office:value="0.03816">
            <text:p>0.04</text:p>
          </table:table-cell>
          <table:table-cell office:value-type="float" office:value="0.00848">
            <text:p>0.01</text:p>
          </table:table-cell>
          <table:table-cell office:value-type="float" office:value="0.006231">
            <text:p>0.01</text:p>
          </table:table-cell>
          <table:table-cell office:value-type="float" office:value="0.012228">
            <text:p>0.01</text:p>
          </table:table-cell>
          <table:table-cell office:value-type="float" office:value="0.025407">
            <text:p>0.03</text:p>
          </table:table-cell>
          <table:table-cell office:value-type="float" office:value="0.036083">
            <text:p>0.04</text:p>
          </table:table-cell>
          <table:table-cell office:value-type="float" office:value="0.014732">
            <text:p>0.01</text:p>
          </table:table-cell>
          <table:table-cell office:value-type="float" office:value="0.015147">
            <text:p>0.02</text:p>
          </table:table-cell>
          <table:table-cell office:value-type="float" office:value="0.014041">
            <text:p>0.01</text:p>
          </table:table-cell>
          <table:table-cell office:value-type="float" office:value="0.028971">
            <text:p>0.03</text:p>
          </table:table-cell>
          <table:table-cell office:value-type="float" office:value="0.045085">
            <text:p>0.05</text:p>
          </table:table-cell>
          <table:table-cell office:value-type="float" office:value="0.012857">
            <text:p>0.01</text:p>
          </table:table-cell>
          <table:table-cell office:value-type="float" office:value="0.012019">
            <text:p>0.01</text:p>
          </table:table-cell>
          <table:table-cell office:value-type="float" office:value="0.014255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3869">
            <text:p>0.04</text:p>
          </table:table-cell>
          <table:table-cell office:value-type="float" office:value="0.038564">
            <text:p>0.04</text:p>
          </table:table-cell>
          <table:table-cell office:value-type="float" office:value="0.049175">
            <text:p>0.05</text:p>
          </table:table-cell>
          <table:table-cell office:value-type="float" office:value="0.073412">
            <text:p>0.07</text:p>
          </table:table-cell>
          <table:table-cell office:value-type="float" office:value="0.008779">
            <text:p>0.01</text:p>
          </table:table-cell>
          <table:table-cell office:value-type="float" office:value="0.029129">
            <text:p>0.03</text:p>
          </table:table-cell>
          <table:table-cell office:value-type="float" office:value="0.030645">
            <text:p>0.03</text:p>
          </table:table-cell>
          <table:table-cell office:value-type="float" office:value="0.027614">
            <text:p>0.03</text:p>
          </table:table-cell>
          <table:table-cell office:value-type="float" office:value="0.034838">
            <text:p>0.03</text:p>
          </table:table-cell>
          <table:table-cell office:value-type="float" office:value="0.015573">
            <text:p>0.02</text:p>
          </table:table-cell>
          <table:table-cell office:value-type="float" office:value="0.023571">
            <text:p>0.02</text:p>
          </table:table-cell>
          <table:table-cell office:value-type="float" office:value="0.030644">
            <text:p>0.03</text:p>
          </table:table-cell>
          <table:table-cell office:value-type="float" office:value="0.016498">
            <text:p>0.02</text:p>
          </table:table-cell>
          <table:table-cell office:value-type="float" office:value="0.025054">
            <text:p>0.03</text:p>
          </table:table-cell>
          <table:table-cell office:value-type="float" office:value="0.002238">
            <text:p>0</text:p>
          </table:table-cell>
          <table:table-cell/>
          <table:table-cell office:value-type="float" office:value="0.044987">
            <text:p>0.04</text:p>
          </table:table-cell>
          <table:table-cell office:value-type="float" office:value="0.036789">
            <text:p>0.04</text:p>
          </table:table-cell>
          <table:table-cell office:value-type="float" office:value="0.053185">
            <text:p>0.05</text:p>
          </table:table-cell>
          <table:table-cell office:value-type="float" office:value="0.075892">
            <text:p>0.08</text:p>
          </table:table-cell>
          <table:table-cell office:value-type="float" office:value="0.015341">
            <text:p>0.02</text:p>
          </table:table-cell>
          <table:table-cell office:value-type="float" office:value="0.036556">
            <text:p>0.04</text:p>
          </table:table-cell>
          <table:table-cell office:value-type="float" office:value="0.035235">
            <text:p>0.04</text:p>
          </table:table-cell>
          <table:table-cell office:value-type="float" office:value="0.037877">
            <text:p>0.04</text:p>
          </table:table-cell>
          <table:table-cell office:value-type="float" office:value="0.052454">
            <text:p>0.05</text:p>
          </table:table-cell>
          <table:table-cell office:value-type="float" office:value="0.013581">
            <text:p>0.01</text:p>
          </table:table-cell>
          <table:table-cell office:value-type="float" office:value="0.026753">
            <text:p>0.03</text:p>
          </table:table-cell>
          <table:table-cell office:value-type="float" office:value="0.034201">
            <text:p>0.03</text:p>
          </table:table-cell>
          <table:table-cell office:value-type="float" office:value="0.019306">
            <text:p>0.02</text:p>
          </table:table-cell>
          <table:table-cell office:value-type="float" office:value="0.028274">
            <text:p>0.03</text:p>
          </table:table-cell>
          <table:table-cell office:value-type="float" office:value="0.004359">
            <text:p>0</text:p>
          </table:table-cell>
          <table:table-cell table:number-columns-repeated="18"/>
        </table:table-row>
        <table:table-row table:style-name="ro1">
          <table:table-cell office:value-type="float" office:value="0.046086">
            <text:p>0.05</text:p>
          </table:table-cell>
          <table:table-cell office:value-type="float" office:value="0.040306">
            <text:p>0.04</text:p>
          </table:table-cell>
          <table:table-cell office:value-type="float" office:value="0.051867">
            <text:p>0.05</text:p>
          </table:table-cell>
          <table:table-cell office:value-type="float" office:value="0.073447">
            <text:p>0.07</text:p>
          </table:table-cell>
          <table:table-cell office:value-type="float" office:value="0.015899">
            <text:p>0.02</text:p>
          </table:table-cell>
          <table:table-cell office:value-type="float" office:value="0.035601">
            <text:p>0.04</text:p>
          </table:table-cell>
          <table:table-cell office:value-type="float" office:value="0.036867">
            <text:p>0.04</text:p>
          </table:table-cell>
          <table:table-cell office:value-type="float" office:value="0.034336">
            <text:p>0.03</text:p>
          </table:table-cell>
          <table:table-cell office:value-type="float" office:value="0.048035">
            <text:p>0.05</text:p>
          </table:table-cell>
          <table:table-cell office:value-type="float" office:value="0.011504">
            <text:p>0.01</text:p>
          </table:table-cell>
          <table:table-cell office:value-type="float" office:value="0.0306">
            <text:p>0.03</text:p>
          </table:table-cell>
          <table:table-cell office:value-type="float" office:value="0.037747">
            <text:p>0.04</text:p>
          </table:table-cell>
          <table:table-cell office:value-type="float" office:value="0.023453">
            <text:p>0.02</text:p>
          </table:table-cell>
          <table:table-cell office:value-type="float" office:value="0.034369">
            <text:p>0.03</text:p>
          </table:table-cell>
          <table:table-cell office:value-type="float" office:value="0.005258">
            <text:p>0.01</text:p>
          </table:table-cell>
          <table:table-cell/>
          <table:table-cell office:value-type="float" office:value="0.043997">
            <text:p>0.04</text:p>
          </table:table-cell>
          <table:table-cell office:value-type="float" office:value="0.036806">
            <text:p>0.04</text:p>
          </table:table-cell>
          <table:table-cell office:value-type="float" office:value="0.051189">
            <text:p>0.05</text:p>
          </table:table-cell>
          <table:table-cell office:value-type="float" office:value="0.072159">
            <text:p>0.07</text:p>
          </table:table-cell>
          <table:table-cell office:value-type="float" office:value="0.016238">
            <text:p>0.02</text:p>
          </table:table-cell>
          <table:table-cell office:value-type="float" office:value="0.046651">
            <text:p>0.05</text:p>
          </table:table-cell>
          <table:table-cell office:value-type="float" office:value="0.043135">
            <text:p>0.04</text:p>
          </table:table-cell>
          <table:table-cell office:value-type="float" office:value="0.050166">
            <text:p>0.05</text:p>
          </table:table-cell>
          <table:table-cell office:value-type="float" office:value="0.070424">
            <text:p>0.07</text:p>
          </table:table-cell>
          <table:table-cell office:value-type="float" office:value="0.016402">
            <text:p>0.02</text:p>
          </table:table-cell>
          <table:table-cell office:value-type="float" office:value="0.034957">
            <text:p>0.03</text:p>
          </table:table-cell>
          <table:table-cell office:value-type="float" office:value="0.04277">
            <text:p>0.04</text:p>
          </table:table-cell>
          <table:table-cell office:value-type="float" office:value="0.027143">
            <text:p>0.03</text:p>
          </table:table-cell>
          <table:table-cell office:value-type="float" office:value="0.037085">
            <text:p>0.04</text:p>
          </table:table-cell>
          <table:table-cell office:value-type="float" office:value="0.0105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1655">
            <text:p>0.04</text:p>
          </table:table-cell>
          <table:table-cell office:value-type="float" office:value="0.041015">
            <text:p>0.04</text:p>
          </table:table-cell>
          <table:table-cell office:value-type="float" office:value="0.042295">
            <text:p>0.04</text:p>
          </table:table-cell>
          <table:table-cell office:value-type="float" office:value="0.057222">
            <text:p>0.06</text:p>
          </table:table-cell>
          <table:table-cell office:value-type="float" office:value="0.017418">
            <text:p>0.02</text:p>
          </table:table-cell>
          <table:table-cell office:value-type="float" office:value="0.037886">
            <text:p>0.04</text:p>
          </table:table-cell>
          <table:table-cell office:value-type="float" office:value="0.041702">
            <text:p>0.04</text:p>
          </table:table-cell>
          <table:table-cell office:value-type="float" office:value="0.034069">
            <text:p>0.03</text:p>
          </table:table-cell>
          <table:table-cell office:value-type="float" office:value="0.050105">
            <text:p>0.05</text:p>
          </table:table-cell>
          <table:table-cell office:value-type="float" office:value="0.007342">
            <text:p>0.01</text:p>
          </table:table-cell>
          <table:table-cell office:value-type="float" office:value="0.03607">
            <text:p>0.04</text:p>
          </table:table-cell>
          <table:table-cell office:value-type="float" office:value="0.046594">
            <text:p>0.05</text:p>
          </table:table-cell>
          <table:table-cell office:value-type="float" office:value="0.025545">
            <text:p>0.03</text:p>
          </table:table-cell>
          <table:table-cell office:value-type="float" office:value="0.038088">
            <text:p>0.04</text:p>
          </table:table-cell>
          <table:table-cell office:value-type="float" office:value="0.00464">
            <text:p>0</text:p>
          </table:table-cell>
          <table:table-cell/>
          <table:table-cell office:value-type="float" office:value="0.038627">
            <text:p>0.04</text:p>
          </table:table-cell>
          <table:table-cell office:value-type="float" office:value="0.036804">
            <text:p>0.04</text:p>
          </table:table-cell>
          <table:table-cell office:value-type="float" office:value="0.04045">
            <text:p>0.04</text:p>
          </table:table-cell>
          <table:table-cell office:value-type="float" office:value="0.054549">
            <text:p>0.05</text:p>
          </table:table-cell>
          <table:table-cell office:value-type="float" office:value="0.016953">
            <text:p>0.02</text:p>
          </table:table-cell>
          <table:table-cell office:value-type="float" office:value="0.050714">
            <text:p>0.05</text:p>
          </table:table-cell>
          <table:table-cell office:value-type="float" office:value="0.050532">
            <text:p>0.05</text:p>
          </table:table-cell>
          <table:table-cell office:value-type="float" office:value="0.050897">
            <text:p>0.05</text:p>
          </table:table-cell>
          <table:table-cell office:value-type="float" office:value="0.073341">
            <text:p>0.07</text:p>
          </table:table-cell>
          <table:table-cell office:value-type="float" office:value="0.01349">
            <text:p>0.01</text:p>
          </table:table-cell>
          <table:table-cell office:value-type="float" office:value="0.041026">
            <text:p>0.04</text:p>
          </table:table-cell>
          <table:table-cell office:value-type="float" office:value="0.05154">
            <text:p>0.05</text:p>
          </table:table-cell>
          <table:table-cell office:value-type="float" office:value="0.030512">
            <text:p>0.03</text:p>
          </table:table-cell>
          <table:table-cell office:value-type="float" office:value="0.040094">
            <text:p>0.04</text:p>
          </table:table-cell>
          <table:table-cell office:value-type="float" office:value="0.01454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5558">
            <text:p>0.04</text:p>
          </table:table-cell>
          <table:table-cell office:value-type="float" office:value="0.041177">
            <text:p>0.04</text:p>
          </table:table-cell>
          <table:table-cell office:value-type="float" office:value="0.029939">
            <text:p>0.03</text:p>
          </table:table-cell>
          <table:table-cell office:value-type="float" office:value="0.037246">
            <text:p>0.04</text:p>
          </table:table-cell>
          <table:table-cell office:value-type="float" office:value="0.01776">
            <text:p>0.02</text:p>
          </table:table-cell>
          <table:table-cell office:value-type="float" office:value="0.038491">
            <text:p>0.04</text:p>
          </table:table-cell>
          <table:table-cell office:value-type="float" office:value="0.045408">
            <text:p>0.05</text:p>
          </table:table-cell>
          <table:table-cell office:value-type="float" office:value="0.031573">
            <text:p>0.03</text:p>
          </table:table-cell>
          <table:table-cell office:value-type="float" office:value="0.045717">
            <text:p>0.05</text:p>
          </table:table-cell>
          <table:table-cell office:value-type="float" office:value="0.008001">
            <text:p>0.01</text:p>
          </table:table-cell>
          <table:table-cell office:value-type="float" office:value="0.040336">
            <text:p>0.04</text:p>
          </table:table-cell>
          <table:table-cell office:value-type="float" office:value="0.054641">
            <text:p>0.05</text:p>
          </table:table-cell>
          <table:table-cell office:value-type="float" office:value="0.026032">
            <text:p>0.03</text:p>
          </table:table-cell>
          <table:table-cell office:value-type="float" office:value="0.038813">
            <text:p>0.04</text:p>
          </table:table-cell>
          <table:table-cell office:value-type="float" office:value="0.00473">
            <text:p>0</text:p>
          </table:table-cell>
          <table:table-cell/>
          <table:table-cell office:value-type="float" office:value="0.032343">
            <text:p>0.03</text:p>
          </table:table-cell>
          <table:table-cell office:value-type="float" office:value="0.036916">
            <text:p>0.04</text:p>
          </table:table-cell>
          <table:table-cell office:value-type="float" office:value="0.027771">
            <text:p>0.03</text:p>
          </table:table-cell>
          <table:table-cell office:value-type="float" office:value="0.034159">
            <text:p>0.03</text:p>
          </table:table-cell>
          <table:table-cell office:value-type="float" office:value="0.017123">
            <text:p>0.02</text:p>
          </table:table-cell>
          <table:table-cell office:value-type="float" office:value="0.050465">
            <text:p>0.05</text:p>
          </table:table-cell>
          <table:table-cell office:value-type="float" office:value="0.05535">
            <text:p>0.06</text:p>
          </table:table-cell>
          <table:table-cell office:value-type="float" office:value="0.045581">
            <text:p>0.05</text:p>
          </table:table-cell>
          <table:table-cell office:value-type="float" office:value="0.067383">
            <text:p>0.07</text:p>
          </table:table-cell>
          <table:table-cell office:value-type="float" office:value="0.009244">
            <text:p>0.01</text:p>
          </table:table-cell>
          <table:table-cell office:value-type="float" office:value="0.045221">
            <text:p>0.05</text:p>
          </table:table-cell>
          <table:table-cell office:value-type="float" office:value="0.059531">
            <text:p>0.06</text:p>
          </table:table-cell>
          <table:table-cell office:value-type="float" office:value="0.030911">
            <text:p>0.03</text:p>
          </table:table-cell>
          <table:table-cell office:value-type="float" office:value="0.040059">
            <text:p>0.04</text:p>
          </table:table-cell>
          <table:table-cell office:value-type="float" office:value="0.015666">
            <text:p>0.02</text:p>
          </table:table-cell>
          <table:table-cell table:number-columns-repeated="18"/>
        </table:table-row>
        <table:table-row table:style-name="ro1">
          <table:table-cell office:value-type="float" office:value="0.029094">
            <text:p>0.03</text:p>
          </table:table-cell>
          <table:table-cell office:value-type="float" office:value="0.041212">
            <text:p>0.04</text:p>
          </table:table-cell>
          <table:table-cell office:value-type="float" office:value="0.016977">
            <text:p>0.02</text:p>
          </table:table-cell>
          <table:table-cell office:value-type="float" office:value="0.016465">
            <text:p>0.02</text:p>
          </table:table-cell>
          <table:table-cell office:value-type="float" office:value="0.017832">
            <text:p>0.02</text:p>
          </table:table-cell>
          <table:table-cell office:value-type="float" office:value="0.037992">
            <text:p>0.04</text:p>
          </table:table-cell>
          <table:table-cell office:value-type="float" office:value="0.04906">
            <text:p>0.05</text:p>
          </table:table-cell>
          <table:table-cell office:value-type="float" office:value="0.026925">
            <text:p>0.03</text:p>
          </table:table-cell>
          <table:table-cell office:value-type="float" office:value="0.037342">
            <text:p>0.04</text:p>
          </table:table-cell>
          <table:table-cell office:value-type="float" office:value="0.009562">
            <text:p>0.01</text:p>
          </table:table-cell>
          <table:table-cell office:value-type="float" office:value="0.045283">
            <text:p>0.05</text:p>
          </table:table-cell>
          <table:table-cell office:value-type="float" office:value="0.062023">
            <text:p>0.06</text:p>
          </table:table-cell>
          <table:table-cell office:value-type="float" office:value="0.028542">
            <text:p>0.03</text:p>
          </table:table-cell>
          <table:table-cell office:value-type="float" office:value="0.040264">
            <text:p>0.04</text:p>
          </table:table-cell>
          <table:table-cell office:value-type="float" office:value="0.009005">
            <text:p>0.01</text:p>
          </table:table-cell>
          <table:table-cell/>
          <table:table-cell office:value-type="float" office:value="0.025832">
            <text:p>0.03</text:p>
          </table:table-cell>
          <table:table-cell office:value-type="float" office:value="0.036937">
            <text:p>0.04</text:p>
          </table:table-cell>
          <table:table-cell office:value-type="float" office:value="0.014726">
            <text:p>0.01</text:p>
          </table:table-cell>
          <table:table-cell office:value-type="float" office:value="0.013267">
            <text:p>0.01</text:p>
          </table:table-cell>
          <table:table-cell office:value-type="float" office:value="0.01716">
            <text:p>0.02</text:p>
          </table:table-cell>
          <table:table-cell office:value-type="float" office:value="0.048272">
            <text:p>0.05</text:p>
          </table:table-cell>
          <table:table-cell office:value-type="float" office:value="0.058483">
            <text:p>0.06</text:p>
          </table:table-cell>
          <table:table-cell office:value-type="float" office:value="0.038062">
            <text:p>0.04</text:p>
          </table:table-cell>
          <table:table-cell office:value-type="float" office:value="0.05593">
            <text:p>0.06</text:p>
          </table:table-cell>
          <table:table-cell office:value-type="float" office:value="0.008282">
            <text:p>0.01</text:p>
          </table:table-cell>
          <table:table-cell office:value-type="float" office:value="0.048202">
            <text:p>0.05</text:p>
          </table:table-cell>
          <table:table-cell office:value-type="float" office:value="0.066471">
            <text:p>0.07</text:p>
          </table:table-cell>
          <table:table-cell office:value-type="float" office:value="0.029932">
            <text:p>0.03</text:p>
          </table:table-cell>
          <table:table-cell office:value-type="float" office:value="0.039391">
            <text:p>0.04</text:p>
          </table:table-cell>
          <table:table-cell office:value-type="float" office:value="0.01416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7771">
            <text:p>0.03</text:p>
          </table:table-cell>
          <table:table-cell office:value-type="float" office:value="0.041219">
            <text:p>0.04</text:p>
          </table:table-cell>
          <table:table-cell office:value-type="float" office:value="0.014323">
            <text:p>0.01</text:p>
          </table:table-cell>
          <table:table-cell office:value-type="float" office:value="0.012208">
            <text:p>0.01</text:p>
          </table:table-cell>
          <table:table-cell office:value-type="float" office:value="0.017847">
            <text:p>0.02</text:p>
          </table:table-cell>
          <table:table-cell office:value-type="float" office:value="0.037269">
            <text:p>0.04</text:p>
          </table:table-cell>
          <table:table-cell office:value-type="float" office:value="0.051906">
            <text:p>0.05</text:p>
          </table:table-cell>
          <table:table-cell office:value-type="float" office:value="0.022631">
            <text:p>0.02</text:p>
          </table:table-cell>
          <table:table-cell office:value-type="float" office:value="0.029259">
            <text:p>0.03</text:p>
          </table:table-cell>
          <table:table-cell office:value-type="float" office:value="0.011584">
            <text:p>0.01</text:p>
          </table:table-cell>
          <table:table-cell office:value-type="float" office:value="0.049436">
            <text:p>0.05</text:p>
          </table:table-cell>
          <table:table-cell office:value-type="float" office:value="0.068688">
            <text:p>0.07</text:p>
          </table:table-cell>
          <table:table-cell office:value-type="float" office:value="0.030184">
            <text:p>0.03</text:p>
          </table:table-cell>
          <table:table-cell office:value-type="float" office:value="0.039355">
            <text:p>0.04</text:p>
          </table:table-cell>
          <table:table-cell office:value-type="float" office:value="0.0149">
            <text:p>0.01</text:p>
          </table:table-cell>
          <table:table-cell/>
          <table:table-cell office:value-type="float" office:value="0.024685">
            <text:p>0.02</text:p>
          </table:table-cell>
          <table:table-cell office:value-type="float" office:value="0.03694">
            <text:p>0.04</text:p>
          </table:table-cell>
          <table:table-cell office:value-type="float" office:value="0.01243">
            <text:p>0.01</text:p>
          </table:table-cell>
          <table:table-cell office:value-type="float" office:value="0.009588">
            <text:p>0.01</text:p>
          </table:table-cell>
          <table:table-cell office:value-type="float" office:value="0.017167">
            <text:p>0.02</text:p>
          </table:table-cell>
          <table:table-cell office:value-type="float" office:value="0.046136">
            <text:p>0.05</text:p>
          </table:table-cell>
          <table:table-cell office:value-type="float" office:value="0.060517">
            <text:p>0.06</text:p>
          </table:table-cell>
          <table:table-cell office:value-type="float" office:value="0.031755">
            <text:p>0.03</text:p>
          </table:table-cell>
          <table:table-cell office:value-type="float" office:value="0.044811">
            <text:p>0.04</text:p>
          </table:table-cell>
          <table:table-cell office:value-type="float" office:value="0.009995">
            <text:p>0.01</text:p>
          </table:table-cell>
          <table:table-cell office:value-type="float" office:value="0.049323">
            <text:p>0.05</text:p>
          </table:table-cell>
          <table:table-cell office:value-type="float" office:value="0.072357">
            <text:p>0.07</text:p>
          </table:table-cell>
          <table:table-cell office:value-type="float" office:value="0.02629">
            <text:p>0.03</text:p>
          </table:table-cell>
          <table:table-cell office:value-type="float" office:value="0.035826">
            <text:p>0.04</text:p>
          </table:table-cell>
          <table:table-cell office:value-type="float" office:value="0.010396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204">
            <text:p>0.03</text:p>
          </table:table-cell>
          <table:table-cell office:value-type="float" office:value="0.041221">
            <text:p>0.04</text:p>
          </table:table-cell>
          <table:table-cell office:value-type="float" office:value="0.022859">
            <text:p>0.02</text:p>
          </table:table-cell>
          <table:table-cell office:value-type="float" office:value="0.025864">
            <text:p>0.03</text:p>
          </table:table-cell>
          <table:table-cell office:value-type="float" office:value="0.01785">
            <text:p>0.02</text:p>
          </table:table-cell>
          <table:table-cell office:value-type="float" office:value="0.03598">
            <text:p>0.04</text:p>
          </table:table-cell>
          <table:table-cell office:value-type="float" office:value="0.05408">
            <text:p>0.05</text:p>
          </table:table-cell>
          <table:table-cell office:value-type="float" office:value="0.01788">
            <text:p>0.02</text:p>
          </table:table-cell>
          <table:table-cell office:value-type="float" office:value="0.01895">
            <text:p>0.02</text:p>
          </table:table-cell>
          <table:table-cell office:value-type="float" office:value="0.016095">
            <text:p>0.02</text:p>
          </table:table-cell>
          <table:table-cell office:value-type="float" office:value="0.053527">
            <text:p>0.05</text:p>
          </table:table-cell>
          <table:table-cell office:value-type="float" office:value="0.074545">
            <text:p>0.07</text:p>
          </table:table-cell>
          <table:table-cell office:value-type="float" office:value="0.03251">
            <text:p>0.03</text:p>
          </table:table-cell>
          <table:table-cell office:value-type="float" office:value="0.036119">
            <text:p>0.04</text:p>
          </table:table-cell>
          <table:table-cell office:value-type="float" office:value="0.026496">
            <text:p>0.03</text:p>
          </table:table-cell>
          <table:table-cell/>
          <table:table-cell office:value-type="float" office:value="0.030662">
            <text:p>0.03</text:p>
          </table:table-cell>
          <table:table-cell office:value-type="float" office:value="0.036941">
            <text:p>0.04</text:p>
          </table:table-cell>
          <table:table-cell office:value-type="float" office:value="0.024383">
            <text:p>0.02</text:p>
          </table:table-cell>
          <table:table-cell office:value-type="float" office:value="0.028712">
            <text:p>0.03</text:p>
          </table:table-cell>
          <table:table-cell office:value-type="float" office:value="0.017168">
            <text:p>0.02</text:p>
          </table:table-cell>
          <table:table-cell office:value-type="float" office:value="0.042894">
            <text:p>0.04</text:p>
          </table:table-cell>
          <table:table-cell office:value-type="float" office:value="0.061839">
            <text:p>0.06</text:p>
          </table:table-cell>
          <table:table-cell office:value-type="float" office:value="0.023948">
            <text:p>0.02</text:p>
          </table:table-cell>
          <table:table-cell office:value-type="float" office:value="0.031607">
            <text:p>0.03</text:p>
          </table:table-cell>
          <table:table-cell office:value-type="float" office:value="0.011183">
            <text:p>0.01</text:p>
          </table:table-cell>
          <table:table-cell office:value-type="float" office:value="0.049454">
            <text:p>0.05</text:p>
          </table:table-cell>
          <table:table-cell office:value-type="float" office:value="0.077214">
            <text:p>0.08</text:p>
          </table:table-cell>
          <table:table-cell office:value-type="float" office:value="0.021694">
            <text:p>0.02</text:p>
          </table:table-cell>
          <table:table-cell office:value-type="float" office:value="0.030271">
            <text:p>0.03</text:p>
          </table:table-cell>
          <table:table-cell office:value-type="float" office:value="0.00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8482">
            <text:p>0.04</text:p>
          </table:table-cell>
          <table:table-cell office:value-type="float" office:value="0.041221">
            <text:p>0.04</text:p>
          </table:table-cell>
          <table:table-cell office:value-type="float" office:value="0.035743">
            <text:p>0.04</text:p>
          </table:table-cell>
          <table:table-cell office:value-type="float" office:value="0.046477">
            <text:p>0.05</text:p>
          </table:table-cell>
          <table:table-cell office:value-type="float" office:value="0.017851">
            <text:p>0.02</text:p>
          </table:table-cell>
          <table:table-cell office:value-type="float" office:value="0.037322">
            <text:p>0.04</text:p>
          </table:table-cell>
          <table:table-cell office:value-type="float" office:value="0.05574">
            <text:p>0.06</text:p>
          </table:table-cell>
          <table:table-cell office:value-type="float" office:value="0.018903">
            <text:p>0.02</text:p>
          </table:table-cell>
          <table:table-cell office:value-type="float" office:value="0.018354">
            <text:p>0.02</text:p>
          </table:table-cell>
          <table:table-cell office:value-type="float" office:value="0.01982">
            <text:p>0.02</text:p>
          </table:table-cell>
          <table:table-cell office:value-type="float" office:value="0.056739">
            <text:p>0.06</text:p>
          </table:table-cell>
          <table:table-cell office:value-type="float" office:value="0.079554">
            <text:p>0.08</text:p>
          </table:table-cell>
          <table:table-cell office:value-type="float" office:value="0.033925">
            <text:p>0.03</text:p>
          </table:table-cell>
          <table:table-cell office:value-type="float" office:value="0.030669">
            <text:p>0.03</text:p>
          </table:table-cell>
          <table:table-cell office:value-type="float" office:value="0.03935">
            <text:p>0.04</text:p>
          </table:table-cell>
          <table:table-cell/>
          <table:table-cell office:value-type="float" office:value="0.037224">
            <text:p>0.04</text:p>
          </table:table-cell>
          <table:table-cell office:value-type="float" office:value="0.036941">
            <text:p>0.04</text:p>
          </table:table-cell>
          <table:table-cell office:value-type="float" office:value="0.037508">
            <text:p>0.04</text:p>
          </table:table-cell>
          <table:table-cell office:value-type="float" office:value="0.049711">
            <text:p>0.05</text:p>
          </table:table-cell>
          <table:table-cell office:value-type="float" office:value="0.017168">
            <text:p>0.02</text:p>
          </table:table-cell>
          <table:table-cell office:value-type="float" office:value="0.040876">
            <text:p>0.04</text:p>
          </table:table-cell>
          <table:table-cell office:value-type="float" office:value="0.0627">
            <text:p>0.06</text:p>
          </table:table-cell>
          <table:table-cell office:value-type="float" office:value="0.019051">
            <text:p>0.02</text:p>
          </table:table-cell>
          <table:table-cell office:value-type="float" office:value="0.023288">
            <text:p>0.02</text:p>
          </table:table-cell>
          <table:table-cell office:value-type="float" office:value="0.011991">
            <text:p>0.01</text:p>
          </table:table-cell>
          <table:table-cell office:value-type="float" office:value="0.04916">
            <text:p>0.05</text:p>
          </table:table-cell>
          <table:table-cell office:value-type="float" office:value="0.081135">
            <text:p>0.08</text:p>
          </table:table-cell>
          <table:table-cell office:value-type="float" office:value="0.017185">
            <text:p>0.02</text:p>
          </table:table-cell>
          <table:table-cell office:value-type="float" office:value="0.023322">
            <text:p>0.02</text:p>
          </table:table-cell>
          <table:table-cell office:value-type="float" office:value="0.00695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5044">
            <text:p>0.05</text:p>
          </table:table-cell>
          <table:table-cell office:value-type="float" office:value="0.041221">
            <text:p>0.04</text:p>
          </table:table-cell>
          <table:table-cell office:value-type="float" office:value="0.048867">
            <text:p>0.05</text:p>
          </table:table-cell>
          <table:table-cell office:value-type="float" office:value="0.067477">
            <text:p>0.07</text:p>
          </table:table-cell>
          <table:table-cell office:value-type="float" office:value="0.017851">
            <text:p>0.02</text:p>
          </table:table-cell>
          <table:table-cell office:value-type="float" office:value="0.039796">
            <text:p>0.04</text:p>
          </table:table-cell>
          <table:table-cell office:value-type="float" office:value="0.057008">
            <text:p>0.06</text:p>
          </table:table-cell>
          <table:table-cell office:value-type="float" office:value="0.022585">
            <text:p>0.02</text:p>
          </table:table-cell>
          <table:table-cell office:value-type="float" office:value="0.022439">
            <text:p>0.02</text:p>
          </table:table-cell>
          <table:table-cell office:value-type="float" office:value="0.022827">
            <text:p>0.02</text:p>
          </table:table-cell>
          <table:table-cell office:value-type="float" office:value="0.058936">
            <text:p>0.06</text:p>
          </table:table-cell>
          <table:table-cell office:value-type="float" office:value="0.083736">
            <text:p>0.08</text:p>
          </table:table-cell>
          <table:table-cell office:value-type="float" office:value="0.034135">
            <text:p>0.03</text:p>
          </table:table-cell>
          <table:table-cell office:value-type="float" office:value="0.023193">
            <text:p>0.02</text:p>
          </table:table-cell>
          <table:table-cell office:value-type="float" office:value="0.052372">
            <text:p>0.05</text:p>
          </table:table-cell>
          <table:table-cell/>
          <table:table-cell office:value-type="float" office:value="0.043787">
            <text:p>0.04</text:p>
          </table:table-cell>
          <table:table-cell office:value-type="float" office:value="0.036941">
            <text:p>0.04</text:p>
          </table:table-cell>
          <table:table-cell office:value-type="float" office:value="0.050633">
            <text:p>0.05</text:p>
          </table:table-cell>
          <table:table-cell office:value-type="float" office:value="0.070711">
            <text:p>0.07</text:p>
          </table:table-cell>
          <table:table-cell office:value-type="float" office:value="0.017168">
            <text:p>0.02</text:p>
          </table:table-cell>
          <table:table-cell office:value-type="float" office:value="0.041728">
            <text:p>0.04</text:p>
          </table:table-cell>
          <table:table-cell office:value-type="float" office:value="0.063262">
            <text:p>0.06</text:p>
          </table:table-cell>
          <table:table-cell office:value-type="float" office:value="0.020194">
            <text:p>0.02</text:p>
          </table:table-cell>
          <table:table-cell office:value-type="float" office:value="0.02479">
            <text:p>0.02</text:p>
          </table:table-cell>
          <table:table-cell office:value-type="float" office:value="0.012533">
            <text:p>0.01</text:p>
          </table:table-cell>
          <table:table-cell office:value-type="float" office:value="0.050644">
            <text:p>0.05</text:p>
          </table:table-cell>
          <table:table-cell office:value-type="float" office:value="0.084262">
            <text:p>0.08</text:p>
          </table:table-cell>
          <table:table-cell office:value-type="float" office:value="0.017025">
            <text:p>0.02</text:p>
          </table:table-cell>
          <table:table-cell office:value-type="float" office:value="0.021282">
            <text:p>0.02</text:p>
          </table:table-cell>
          <table:table-cell office:value-type="float" office:value="0.009932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6651">
            <text:p>0.03</text:p>
          </table:table-cell>
          <table:table-cell office:value-type="float" office:value="0.047083">
            <text:p>0.05</text:p>
          </table:table-cell>
          <table:table-cell office:value-type="float" office:value="0.00622">
            <text:p>0.01</text:p>
          </table:table-cell>
          <table:table-cell office:value-type="float" office:value="0.004876">
            <text:p>0</text:p>
          </table:table-cell>
          <table:table-cell office:value-type="float" office:value="0.008458">
            <text:p>0.01</text:p>
          </table:table-cell>
          <table:table-cell office:value-type="float" office:value="0.025789">
            <text:p>0.03</text:p>
          </table:table-cell>
          <table:table-cell office:value-type="float" office:value="0.044106">
            <text:p>0.04</text:p>
          </table:table-cell>
          <table:table-cell office:value-type="float" office:value="0.007471">
            <text:p>0.01</text:p>
          </table:table-cell>
          <table:table-cell office:value-type="float" office:value="0.008927">
            <text:p>0.01</text:p>
          </table:table-cell>
          <table:table-cell office:value-type="float" office:value="0.005044">
            <text:p>0.01</text:p>
          </table:table-cell>
          <table:table-cell office:value-type="float" office:value="0.028717">
            <text:p>0.03</text:p>
          </table:table-cell>
          <table:table-cell office:value-type="float" office:value="0.049232">
            <text:p>0.05</text:p>
          </table:table-cell>
          <table:table-cell office:value-type="float" office:value="0.008201">
            <text:p>0.01</text:p>
          </table:table-cell>
          <table:table-cell office:value-type="float" office:value="0.008538">
            <text:p>0.01</text:p>
          </table:table-cell>
          <table:table-cell office:value-type="float" office:value="0.00764">
            <text:p>0.01</text:p>
          </table:table-cell>
          <table:table-cell/>
          <table:table-cell office:value-type="float" office:value="0.027579">
            <text:p>0.03</text:p>
          </table:table-cell>
          <table:table-cell office:value-type="float" office:value="0.046353">
            <text:p>0.05</text:p>
          </table:table-cell>
          <table:table-cell office:value-type="float" office:value="0.008805">
            <text:p>0.01</text:p>
          </table:table-cell>
          <table:table-cell office:value-type="float" office:value="0.006752">
            <text:p>0.01</text:p>
          </table:table-cell>
          <table:table-cell office:value-type="float" office:value="0.012228">
            <text:p>0.01</text:p>
          </table:table-cell>
          <table:table-cell office:value-type="float" office:value="0.027818">
            <text:p>0.03</text:p>
          </table:table-cell>
          <table:table-cell office:value-type="float" office:value="0.042028">
            <text:p>0.04</text:p>
          </table:table-cell>
          <table:table-cell office:value-type="float" office:value="0.013607">
            <text:p>0.01</text:p>
          </table:table-cell>
          <table:table-cell office:value-type="float" office:value="0.013347">
            <text:p>0.01</text:p>
          </table:table-cell>
          <table:table-cell office:value-type="float" office:value="0.014041">
            <text:p>0.01</text:p>
          </table:table-cell>
          <table:table-cell office:value-type="float" office:value="0.030688">
            <text:p>0.03</text:p>
          </table:table-cell>
          <table:table-cell office:value-type="float" office:value="0.049643">
            <text:p>0.05</text:p>
          </table:table-cell>
          <table:table-cell office:value-type="float" office:value="0.011732">
            <text:p>0.01</text:p>
          </table:table-cell>
          <table:table-cell office:value-type="float" office:value="0.010219">
            <text:p>0.01</text:p>
          </table:table-cell>
          <table:table-cell office:value-type="float" office:value="0.014255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6634">
            <text:p>0.05</text:p>
          </table:table-cell>
          <table:table-cell office:value-type="float" office:value="0.044094">
            <text:p>0.04</text:p>
          </table:table-cell>
          <table:table-cell office:value-type="float" office:value="0.049175">
            <text:p>0.05</text:p>
          </table:table-cell>
          <table:table-cell office:value-type="float" office:value="0.073412">
            <text:p>0.07</text:p>
          </table:table-cell>
          <table:table-cell office:value-type="float" office:value="0.008779">
            <text:p>0.01</text:p>
          </table:table-cell>
          <table:table-cell office:value-type="float" office:value="0.039587">
            <text:p>0.04</text:p>
          </table:table-cell>
          <table:table-cell office:value-type="float" office:value="0.051561">
            <text:p>0.05</text:p>
          </table:table-cell>
          <table:table-cell office:value-type="float" office:value="0.027614">
            <text:p>0.03</text:p>
          </table:table-cell>
          <table:table-cell office:value-type="float" office:value="0.034838">
            <text:p>0.03</text:p>
          </table:table-cell>
          <table:table-cell office:value-type="float" office:value="0.015573">
            <text:p>0.02</text:p>
          </table:table-cell>
          <table:table-cell office:value-type="float" office:value="0.034265">
            <text:p>0.03</text:p>
          </table:table-cell>
          <table:table-cell office:value-type="float" office:value="0.049859">
            <text:p>0.05</text:p>
          </table:table-cell>
          <table:table-cell office:value-type="float" office:value="0.018671">
            <text:p>0.02</text:p>
          </table:table-cell>
          <table:table-cell office:value-type="float" office:value="0.028531">
            <text:p>0.03</text:p>
          </table:table-cell>
          <table:table-cell office:value-type="float" office:value="0.002238">
            <text:p>0</text:p>
          </table:table-cell>
          <table:table-cell/>
          <table:table-cell office:value-type="float" office:value="0.048612">
            <text:p>0.05</text:p>
          </table:table-cell>
          <table:table-cell office:value-type="float" office:value="0.044039">
            <text:p>0.04</text:p>
          </table:table-cell>
          <table:table-cell office:value-type="float" office:value="0.053185">
            <text:p>0.05</text:p>
          </table:table-cell>
          <table:table-cell office:value-type="float" office:value="0.075892">
            <text:p>0.08</text:p>
          </table:table-cell>
          <table:table-cell office:value-type="float" office:value="0.015341">
            <text:p>0.02</text:p>
          </table:table-cell>
          <table:table-cell office:value-type="float" office:value="0.042052">
            <text:p>0.04</text:p>
          </table:table-cell>
          <table:table-cell office:value-type="float" office:value="0.046226">
            <text:p>0.05</text:p>
          </table:table-cell>
          <table:table-cell office:value-type="float" office:value="0.037877">
            <text:p>0.04</text:p>
          </table:table-cell>
          <table:table-cell office:value-type="float" office:value="0.052454">
            <text:p>0.05</text:p>
          </table:table-cell>
          <table:table-cell office:value-type="float" office:value="0.013581">
            <text:p>0.01</text:p>
          </table:table-cell>
          <table:table-cell office:value-type="float" office:value="0.035846">
            <text:p>0.04</text:p>
          </table:table-cell>
          <table:table-cell office:value-type="float" office:value="0.050136">
            <text:p>0.05</text:p>
          </table:table-cell>
          <table:table-cell office:value-type="float" office:value="0.021556">
            <text:p>0.02</text:p>
          </table:table-cell>
          <table:table-cell office:value-type="float" office:value="0.031874">
            <text:p>0.03</text:p>
          </table:table-cell>
          <table:table-cell office:value-type="float" office:value="0.004359">
            <text:p>0</text:p>
          </table:table-cell>
          <table:table-cell table:number-columns-repeated="18"/>
        </table:table-row>
        <table:table-row table:style-name="ro1">
          <table:table-cell office:value-type="float" office:value="0.045309">
            <text:p>0.05</text:p>
          </table:table-cell>
          <table:table-cell office:value-type="float" office:value="0.038752">
            <text:p>0.04</text:p>
          </table:table-cell>
          <table:table-cell office:value-type="float" office:value="0.051867">
            <text:p>0.05</text:p>
          </table:table-cell>
          <table:table-cell office:value-type="float" office:value="0.073447">
            <text:p>0.07</text:p>
          </table:table-cell>
          <table:table-cell office:value-type="float" office:value="0.015899">
            <text:p>0.02</text:p>
          </table:table-cell>
          <table:table-cell office:value-type="float" office:value="0.03997">
            <text:p>0.04</text:p>
          </table:table-cell>
          <table:table-cell office:value-type="float" office:value="0.045603">
            <text:p>0.05</text:p>
          </table:table-cell>
          <table:table-cell office:value-type="float" office:value="0.034336">
            <text:p>0.03</text:p>
          </table:table-cell>
          <table:table-cell office:value-type="float" office:value="0.048035">
            <text:p>0.05</text:p>
          </table:table-cell>
          <table:table-cell office:value-type="float" office:value="0.011504">
            <text:p>0.01</text:p>
          </table:table-cell>
          <table:table-cell office:value-type="float" office:value="0.036631">
            <text:p>0.04</text:p>
          </table:table-cell>
          <table:table-cell office:value-type="float" office:value="0.047394">
            <text:p>0.05</text:p>
          </table:table-cell>
          <table:table-cell office:value-type="float" office:value="0.025868">
            <text:p>0.03</text:p>
          </table:table-cell>
          <table:table-cell office:value-type="float" office:value="0.038234">
            <text:p>0.04</text:p>
          </table:table-cell>
          <table:table-cell office:value-type="float" office:value="0.005258">
            <text:p>0.01</text:p>
          </table:table-cell>
          <table:table-cell/>
          <table:table-cell office:value-type="float" office:value="0.045193">
            <text:p>0.05</text:p>
          </table:table-cell>
          <table:table-cell office:value-type="float" office:value="0.039197">
            <text:p>0.04</text:p>
          </table:table-cell>
          <table:table-cell office:value-type="float" office:value="0.051189">
            <text:p>0.05</text:p>
          </table:table-cell>
          <table:table-cell office:value-type="float" office:value="0.072159">
            <text:p>0.07</text:p>
          </table:table-cell>
          <table:table-cell office:value-type="float" office:value="0.016238">
            <text:p>0.02</text:p>
          </table:table-cell>
          <table:table-cell office:value-type="float" office:value="0.044867">
            <text:p>0.04</text:p>
          </table:table-cell>
          <table:table-cell office:value-type="float" office:value="0.039567">
            <text:p>0.04</text:p>
          </table:table-cell>
          <table:table-cell office:value-type="float" office:value="0.050166">
            <text:p>0.05</text:p>
          </table:table-cell>
          <table:table-cell office:value-type="float" office:value="0.070424">
            <text:p>0.07</text:p>
          </table:table-cell>
          <table:table-cell office:value-type="float" office:value="0.016402">
            <text:p>0.02</text:p>
          </table:table-cell>
          <table:table-cell office:value-type="float" office:value="0.038862">
            <text:p>0.04</text:p>
          </table:table-cell>
          <table:table-cell office:value-type="float" office:value="0.047205">
            <text:p>0.05</text:p>
          </table:table-cell>
          <table:table-cell office:value-type="float" office:value="0.030518">
            <text:p>0.03</text:p>
          </table:table-cell>
          <table:table-cell office:value-type="float" office:value="0.042485">
            <text:p>0.04</text:p>
          </table:table-cell>
          <table:table-cell office:value-type="float" office:value="0.0105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0174">
            <text:p>0.04</text:p>
          </table:table-cell>
          <table:table-cell office:value-type="float" office:value="0.038052">
            <text:p>0.04</text:p>
          </table:table-cell>
          <table:table-cell office:value-type="float" office:value="0.042296">
            <text:p>0.04</text:p>
          </table:table-cell>
          <table:table-cell office:value-type="float" office:value="0.057222">
            <text:p>0.06</text:p>
          </table:table-cell>
          <table:table-cell office:value-type="float" office:value="0.017418">
            <text:p>0.02</text:p>
          </table:table-cell>
          <table:table-cell office:value-type="float" office:value="0.037735">
            <text:p>0.04</text:p>
          </table:table-cell>
          <table:table-cell office:value-type="float" office:value="0.041401">
            <text:p>0.04</text:p>
          </table:table-cell>
          <table:table-cell office:value-type="float" office:value="0.034069">
            <text:p>0.03</text:p>
          </table:table-cell>
          <table:table-cell office:value-type="float" office:value="0.050105">
            <text:p>0.05</text:p>
          </table:table-cell>
          <table:table-cell office:value-type="float" office:value="0.007342">
            <text:p>0.01</text:p>
          </table:table-cell>
          <table:table-cell office:value-type="float" office:value="0.036947">
            <text:p>0.04</text:p>
          </table:table-cell>
          <table:table-cell office:value-type="float" office:value="0.045452">
            <text:p>0.05</text:p>
          </table:table-cell>
          <table:table-cell office:value-type="float" office:value="0.028443">
            <text:p>0.03</text:p>
          </table:table-cell>
          <table:table-cell office:value-type="float" office:value="0.042725">
            <text:p>0.04</text:p>
          </table:table-cell>
          <table:table-cell office:value-type="float" office:value="0.00464">
            <text:p>0</text:p>
          </table:table-cell>
          <table:table-cell/>
          <table:table-cell office:value-type="float" office:value="0.039299">
            <text:p>0.04</text:p>
          </table:table-cell>
          <table:table-cell office:value-type="float" office:value="0.038148">
            <text:p>0.04</text:p>
          </table:table-cell>
          <table:table-cell office:value-type="float" office:value="0.040451">
            <text:p>0.04</text:p>
          </table:table-cell>
          <table:table-cell office:value-type="float" office:value="0.054549">
            <text:p>0.05</text:p>
          </table:table-cell>
          <table:table-cell office:value-type="float" office:value="0.016953">
            <text:p>0.02</text:p>
          </table:table-cell>
          <table:table-cell office:value-type="float" office:value="0.046258">
            <text:p>0.05</text:p>
          </table:table-cell>
          <table:table-cell office:value-type="float" office:value="0.041619">
            <text:p>0.04</text:p>
          </table:table-cell>
          <table:table-cell office:value-type="float" office:value="0.050897">
            <text:p>0.05</text:p>
          </table:table-cell>
          <table:table-cell office:value-type="float" office:value="0.073341">
            <text:p>0.07</text:p>
          </table:table-cell>
          <table:table-cell office:value-type="float" office:value="0.01349">
            <text:p>0.01</text:p>
          </table:table-cell>
          <table:table-cell office:value-type="float" office:value="0.039873">
            <text:p>0.04</text:p>
          </table:table-cell>
          <table:table-cell office:value-type="float" office:value="0.044899">
            <text:p>0.04</text:p>
          </table:table-cell>
          <table:table-cell office:value-type="float" office:value="0.034848">
            <text:p>0.03</text:p>
          </table:table-cell>
          <table:table-cell office:value-type="float" office:value="0.047031">
            <text:p>0.05</text:p>
          </table:table-cell>
          <table:table-cell office:value-type="float" office:value="0.014543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3955">
            <text:p>0.03</text:p>
          </table:table-cell>
          <table:table-cell office:value-type="float" office:value="0.037971">
            <text:p>0.04</text:p>
          </table:table-cell>
          <table:table-cell office:value-type="float" office:value="0.029939">
            <text:p>0.03</text:p>
          </table:table-cell>
          <table:table-cell office:value-type="float" office:value="0.037246">
            <text:p>0.04</text:p>
          </table:table-cell>
          <table:table-cell office:value-type="float" office:value="0.01776">
            <text:p>0.02</text:p>
          </table:table-cell>
          <table:table-cell office:value-type="float" office:value="0.035006">
            <text:p>0.04</text:p>
          </table:table-cell>
          <table:table-cell office:value-type="float" office:value="0.038439">
            <text:p>0.04</text:p>
          </table:table-cell>
          <table:table-cell office:value-type="float" office:value="0.031573">
            <text:p>0.03</text:p>
          </table:table-cell>
          <table:table-cell office:value-type="float" office:value="0.045717">
            <text:p>0.05</text:p>
          </table:table-cell>
          <table:table-cell office:value-type="float" office:value="0.008001">
            <text:p>0.01</text:p>
          </table:table-cell>
          <table:table-cell office:value-type="float" office:value="0.036595">
            <text:p>0.04</text:p>
          </table:table-cell>
          <table:table-cell office:value-type="float" office:value="0.043803">
            <text:p>0.04</text:p>
          </table:table-cell>
          <table:table-cell office:value-type="float" office:value="0.029386">
            <text:p>0.03</text:p>
          </table:table-cell>
          <table:table-cell office:value-type="float" office:value="0.044179">
            <text:p>0.04</text:p>
          </table:table-cell>
          <table:table-cell office:value-type="float" office:value="0.00473">
            <text:p>0</text:p>
          </table:table-cell>
          <table:table-cell/>
          <table:table-cell office:value-type="float" office:value="0.033119">
            <text:p>0.03</text:p>
          </table:table-cell>
          <table:table-cell office:value-type="float" office:value="0.037944">
            <text:p>0.04</text:p>
          </table:table-cell>
          <table:table-cell office:value-type="float" office:value="0.028295">
            <text:p>0.03</text:p>
          </table:table-cell>
          <table:table-cell office:value-type="float" office:value="0.034998">
            <text:p>0.03</text:p>
          </table:table-cell>
          <table:table-cell office:value-type="float" office:value="0.017123">
            <text:p>0.02</text:p>
          </table:table-cell>
          <table:table-cell office:value-type="float" office:value="0.044828">
            <text:p>0.04</text:p>
          </table:table-cell>
          <table:table-cell office:value-type="float" office:value="0.044076">
            <text:p>0.04</text:p>
          </table:table-cell>
          <table:table-cell office:value-type="float" office:value="0.045581">
            <text:p>0.05</text:p>
          </table:table-cell>
          <table:table-cell office:value-type="float" office:value="0.067383">
            <text:p>0.07</text:p>
          </table:table-cell>
          <table:table-cell office:value-type="float" office:value="0.009244">
            <text:p>0.01</text:p>
          </table:table-cell>
          <table:table-cell office:value-type="float" office:value="0.041643">
            <text:p>0.04</text:p>
          </table:table-cell>
          <table:table-cell office:value-type="float" office:value="0.047451">
            <text:p>0.05</text:p>
          </table:table-cell>
          <table:table-cell office:value-type="float" office:value="0.035836">
            <text:p>0.04</text:p>
          </table:table-cell>
          <table:table-cell office:value-type="float" office:value="0.047938">
            <text:p>0.05</text:p>
          </table:table-cell>
          <table:table-cell office:value-type="float" office:value="0.015666">
            <text:p>0.02</text:p>
          </table:table-cell>
          <table:table-cell table:number-columns-repeated="18"/>
        </table:table-row>
        <table:table-row table:style-name="ro1">
          <table:table-cell office:value-type="float" office:value="0.029614">
            <text:p>0.03</text:p>
          </table:table-cell>
          <table:table-cell office:value-type="float" office:value="0.037973">
            <text:p>0.04</text:p>
          </table:table-cell>
          <table:table-cell office:value-type="float" office:value="0.021255">
            <text:p>0.02</text:p>
          </table:table-cell>
          <table:table-cell office:value-type="float" office:value="0.023309">
            <text:p>0.02</text:p>
          </table:table-cell>
          <table:table-cell office:value-type="float" office:value="0.017832">
            <text:p>0.02</text:p>
          </table:table-cell>
          <table:table-cell office:value-type="float" office:value="0.033563">
            <text:p>0.03</text:p>
          </table:table-cell>
          <table:table-cell office:value-type="float" office:value="0.039892">
            <text:p>0.04</text:p>
          </table:table-cell>
          <table:table-cell office:value-type="float" office:value="0.027234">
            <text:p>0.03</text:p>
          </table:table-cell>
          <table:table-cell office:value-type="float" office:value="0.037837">
            <text:p>0.04</text:p>
          </table:table-cell>
          <table:table-cell office:value-type="float" office:value="0.009562">
            <text:p>0.01</text:p>
          </table:table-cell>
          <table:table-cell office:value-type="float" office:value="0.03882">
            <text:p>0.04</text:p>
          </table:table-cell>
          <table:table-cell office:value-type="float" office:value="0.047395">
            <text:p>0.05</text:p>
          </table:table-cell>
          <table:table-cell office:value-type="float" office:value="0.030244">
            <text:p>0.03</text:p>
          </table:table-cell>
          <table:table-cell office:value-type="float" office:value="0.042987">
            <text:p>0.04</text:p>
          </table:table-cell>
          <table:table-cell office:value-type="float" office:value="0.009005">
            <text:p>0.01</text:p>
          </table:table-cell>
          <table:table-cell/>
          <table:table-cell office:value-type="float" office:value="0.02956">
            <text:p>0.03</text:p>
          </table:table-cell>
          <table:table-cell office:value-type="float" office:value="0.037907">
            <text:p>0.04</text:p>
          </table:table-cell>
          <table:table-cell office:value-type="float" office:value="0.021213">
            <text:p>0.02</text:p>
          </table:table-cell>
          <table:table-cell office:value-type="float" office:value="0.023644">
            <text:p>0.02</text:p>
          </table:table-cell>
          <table:table-cell office:value-type="float" office:value="0.01716">
            <text:p>0.02</text:p>
          </table:table-cell>
          <table:table-cell office:value-type="float" office:value="0.041887">
            <text:p>0.04</text:p>
          </table:table-cell>
          <table:table-cell office:value-type="float" office:value="0.045712">
            <text:p>0.05</text:p>
          </table:table-cell>
          <table:table-cell office:value-type="float" office:value="0.038062">
            <text:p>0.04</text:p>
          </table:table-cell>
          <table:table-cell office:value-type="float" office:value="0.05593">
            <text:p>0.06</text:p>
          </table:table-cell>
          <table:table-cell office:value-type="float" office:value="0.008282">
            <text:p>0.01</text:p>
          </table:table-cell>
          <table:table-cell office:value-type="float" office:value="0.042507">
            <text:p>0.04</text:p>
          </table:table-cell>
          <table:table-cell office:value-type="float" office:value="0.051119">
            <text:p>0.05</text:p>
          </table:table-cell>
          <table:table-cell office:value-type="float" office:value="0.033894">
            <text:p>0.03</text:p>
          </table:table-cell>
          <table:table-cell office:value-type="float" office:value="0.045731">
            <text:p>0.05</text:p>
          </table:table-cell>
          <table:table-cell office:value-type="float" office:value="0.01416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28932">
            <text:p>0.03</text:p>
          </table:table-cell>
          <table:table-cell office:value-type="float" office:value="0.037974">
            <text:p>0.04</text:p>
          </table:table-cell>
          <table:table-cell office:value-type="float" office:value="0.01989">
            <text:p>0.02</text:p>
          </table:table-cell>
          <table:table-cell office:value-type="float" office:value="0.021116">
            <text:p>0.02</text:p>
          </table:table-cell>
          <table:table-cell office:value-type="float" office:value="0.017847">
            <text:p>0.02</text:p>
          </table:table-cell>
          <table:table-cell office:value-type="float" office:value="0.032025">
            <text:p>0.03</text:p>
          </table:table-cell>
          <table:table-cell office:value-type="float" office:value="0.04134">
            <text:p>0.04</text:p>
          </table:table-cell>
          <table:table-cell office:value-type="float" office:value="0.022711">
            <text:p>0.02</text:p>
          </table:table-cell>
          <table:table-cell office:value-type="float" office:value="0.029387">
            <text:p>0.03</text:p>
          </table:table-cell>
          <table:table-cell office:value-type="float" office:value="0.011584">
            <text:p>0.01</text:p>
          </table:table-cell>
          <table:table-cell office:value-type="float" office:value="0.040569">
            <text:p>0.04</text:p>
          </table:table-cell>
          <table:table-cell office:value-type="float" office:value="0.05099">
            <text:p>0.05</text:p>
          </table:table-cell>
          <table:table-cell office:value-type="float" office:value="0.030147">
            <text:p>0.03</text:p>
          </table:table-cell>
          <table:table-cell office:value-type="float" office:value="0.039295">
            <text:p>0.04</text:p>
          </table:table-cell>
          <table:table-cell office:value-type="float" office:value="0.0149">
            <text:p>0.01</text:p>
          </table:table-cell>
          <table:table-cell/>
          <table:table-cell office:value-type="float" office:value="0.028871">
            <text:p>0.03</text:p>
          </table:table-cell>
          <table:table-cell office:value-type="float" office:value="0.0379">
            <text:p>0.04</text:p>
          </table:table-cell>
          <table:table-cell office:value-type="float" office:value="0.019842">
            <text:p>0.02</text:p>
          </table:table-cell>
          <table:table-cell office:value-type="float" office:value="0.021447">
            <text:p>0.02</text:p>
          </table:table-cell>
          <table:table-cell office:value-type="float" office:value="0.017167">
            <text:p>0.02</text:p>
          </table:table-cell>
          <table:table-cell office:value-type="float" office:value="0.039078">
            <text:p>0.04</text:p>
          </table:table-cell>
          <table:table-cell office:value-type="float" office:value="0.046791">
            <text:p>0.05</text:p>
          </table:table-cell>
          <table:table-cell office:value-type="float" office:value="0.031364">
            <text:p>0.03</text:p>
          </table:table-cell>
          <table:table-cell office:value-type="float" office:value="0.044186">
            <text:p>0.04</text:p>
          </table:table-cell>
          <table:table-cell office:value-type="float" office:value="0.009995">
            <text:p>0.01</text:p>
          </table:table-cell>
          <table:table-cell office:value-type="float" office:value="0.041885">
            <text:p>0.04</text:p>
          </table:table-cell>
          <table:table-cell office:value-type="float" office:value="0.054379">
            <text:p>0.05</text:p>
          </table:table-cell>
          <table:table-cell office:value-type="float" office:value="0.029391">
            <text:p>0.03</text:p>
          </table:table-cell>
          <table:table-cell office:value-type="float" office:value="0.040789">
            <text:p>0.04</text:p>
          </table:table-cell>
          <table:table-cell office:value-type="float" office:value="0.010396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1051">
            <text:p>0.03</text:p>
          </table:table-cell>
          <table:table-cell office:value-type="float" office:value="0.037974">
            <text:p>0.04</text:p>
          </table:table-cell>
          <table:table-cell office:value-type="float" office:value="0.024129">
            <text:p>0.02</text:p>
          </table:table-cell>
          <table:table-cell office:value-type="float" office:value="0.027896">
            <text:p>0.03</text:p>
          </table:table-cell>
          <table:table-cell office:value-type="float" office:value="0.01785">
            <text:p>0.02</text:p>
          </table:table-cell>
          <table:table-cell office:value-type="float" office:value="0.030295">
            <text:p>0.03</text:p>
          </table:table-cell>
          <table:table-cell office:value-type="float" office:value="0.042461">
            <text:p>0.04</text:p>
          </table:table-cell>
          <table:table-cell office:value-type="float" office:value="0.018129">
            <text:p>0.02</text:p>
          </table:table-cell>
          <table:table-cell office:value-type="float" office:value="0.019348">
            <text:p>0.02</text:p>
          </table:table-cell>
          <table:table-cell office:value-type="float" office:value="0.016095">
            <text:p>0.02</text:p>
          </table:table-cell>
          <table:table-cell office:value-type="float" office:value="0.043194">
            <text:p>0.04</text:p>
          </table:table-cell>
          <table:table-cell office:value-type="float" office:value="0.054294">
            <text:p>0.05</text:p>
          </table:table-cell>
          <table:table-cell office:value-type="float" office:value="0.032094">
            <text:p>0.03</text:p>
          </table:table-cell>
          <table:table-cell office:value-type="float" office:value="0.035453">
            <text:p>0.04</text:p>
          </table:table-cell>
          <table:table-cell office:value-type="float" office:value="0.026496">
            <text:p>0.03</text:p>
          </table:table-cell>
          <table:table-cell/>
          <table:table-cell office:value-type="float" office:value="0.032882">
            <text:p>0.03</text:p>
          </table:table-cell>
          <table:table-cell office:value-type="float" office:value="0.037899">
            <text:p>0.04</text:p>
          </table:table-cell>
          <table:table-cell office:value-type="float" office:value="0.027865">
            <text:p>0.03</text:p>
          </table:table-cell>
          <table:table-cell office:value-type="float" office:value="0.034284">
            <text:p>0.03</text:p>
          </table:table-cell>
          <table:table-cell office:value-type="float" office:value="0.017168">
            <text:p>0.02</text:p>
          </table:table-cell>
          <table:table-cell office:value-type="float" office:value="0.035928">
            <text:p>0.04</text:p>
          </table:table-cell>
          <table:table-cell office:value-type="float" office:value="0.047499">
            <text:p>0.05</text:p>
          </table:table-cell>
          <table:table-cell office:value-type="float" office:value="0.024358">
            <text:p>0.02</text:p>
          </table:table-cell>
          <table:table-cell office:value-type="float" office:value="0.032263">
            <text:p>0.03</text:p>
          </table:table-cell>
          <table:table-cell office:value-type="float" office:value="0.011183">
            <text:p>0.01</text:p>
          </table:table-cell>
          <table:table-cell office:value-type="float" office:value="0.040931">
            <text:p>0.04</text:p>
          </table:table-cell>
          <table:table-cell office:value-type="float" office:value="0.057167">
            <text:p>0.06</text:p>
          </table:table-cell>
          <table:table-cell office:value-type="float" office:value="0.024694">
            <text:p>0.02</text:p>
          </table:table-cell>
          <table:table-cell office:value-type="float" office:value="0.035071">
            <text:p>0.04</text:p>
          </table:table-cell>
          <table:table-cell office:value-type="float" office:value="0.0074">
            <text:p>0.01</text:p>
          </table:table-cell>
          <table:table-cell table:number-columns-repeated="18"/>
        </table:table-row>
        <table:table-row table:style-name="ro1">
          <table:table-cell office:value-type="float" office:value="0.036858">
            <text:p>0.04</text:p>
          </table:table-cell>
          <table:table-cell office:value-type="float" office:value="0.037974">
            <text:p>0.04</text:p>
          </table:table-cell>
          <table:table-cell office:value-type="float" office:value="0.035743">
            <text:p>0.04</text:p>
          </table:table-cell>
          <table:table-cell office:value-type="float" office:value="0.046477">
            <text:p>0.05</text:p>
          </table:table-cell>
          <table:table-cell office:value-type="float" office:value="0.017851">
            <text:p>0.02</text:p>
          </table:table-cell>
          <table:table-cell office:value-type="float" office:value="0.030796">
            <text:p>0.03</text:p>
          </table:table-cell>
          <table:table-cell office:value-type="float" office:value="0.043327">
            <text:p>0.04</text:p>
          </table:table-cell>
          <table:table-cell office:value-type="float" office:value="0.018266">
            <text:p>0.02</text:p>
          </table:table-cell>
          <table:table-cell office:value-type="float" office:value="0.017334">
            <text:p>0.02</text:p>
          </table:table-cell>
          <table:table-cell office:value-type="float" office:value="0.01982">
            <text:p>0.02</text:p>
          </table:table-cell>
          <table:table-cell office:value-type="float" office:value="0.04551">
            <text:p>0.05</text:p>
          </table:table-cell>
          <table:table-cell office:value-type="float" office:value="0.05722">
            <text:p>0.06</text:p>
          </table:table-cell>
          <table:table-cell office:value-type="float" office:value="0.033799">
            <text:p>0.03</text:p>
          </table:table-cell>
          <table:table-cell office:value-type="float" office:value="0.030469">
            <text:p>0.03</text:p>
          </table:table-cell>
          <table:table-cell office:value-type="float" office:value="0.03935">
            <text:p>0.04</text:p>
          </table:table-cell>
          <table:table-cell/>
          <table:table-cell office:value-type="float" office:value="0.03857">
            <text:p>0.04</text:p>
          </table:table-cell>
          <table:table-cell office:value-type="float" office:value="0.037899">
            <text:p>0.04</text:p>
          </table:table-cell>
          <table:table-cell office:value-type="float" office:value="0.03924">
            <text:p>0.04</text:p>
          </table:table-cell>
          <table:table-cell office:value-type="float" office:value="0.052483">
            <text:p>0.05</text:p>
          </table:table-cell>
          <table:table-cell office:value-type="float" office:value="0.017168">
            <text:p>0.02</text:p>
          </table:table-cell>
          <table:table-cell office:value-type="float" office:value="0.032545">
            <text:p>0.03</text:p>
          </table:table-cell>
          <table:table-cell office:value-type="float" office:value="0.047963">
            <text:p>0.05</text:p>
          </table:table-cell>
          <table:table-cell office:value-type="float" office:value="0.017128">
            <text:p>0.02</text:p>
          </table:table-cell>
          <table:table-cell office:value-type="float" office:value="0.02021">
            <text:p>0.02</text:p>
          </table:table-cell>
          <table:table-cell office:value-type="float" office:value="0.011991">
            <text:p>0.01</text:p>
          </table:table-cell>
          <table:table-cell office:value-type="float" office:value="0.04002">
            <text:p>0.04</text:p>
          </table:table-cell>
          <table:table-cell office:value-type="float" office:value="0.05948">
            <text:p>0.06</text:p>
          </table:table-cell>
          <table:table-cell office:value-type="float" office:value="0.02056">
            <text:p>0.02</text:p>
          </table:table-cell>
          <table:table-cell office:value-type="float" office:value="0.028722">
            <text:p>0.03</text:p>
          </table:table-cell>
          <table:table-cell office:value-type="float" office:value="0.006958">
            <text:p>0.01</text:p>
          </table:table-cell>
          <table:table-cell table:number-columns-repeated="18"/>
        </table:table-row>
        <table:table-row table:style-name="ro1">
          <table:table-cell office:value-type="float" office:value="0.043421">
            <text:p>0.04</text:p>
          </table:table-cell>
          <table:table-cell office:value-type="float" office:value="0.037974">
            <text:p>0.04</text:p>
          </table:table-cell>
          <table:table-cell office:value-type="float" office:value="0.048867">
            <text:p>0.05</text:p>
          </table:table-cell>
          <table:table-cell office:value-type="float" office:value="0.067477">
            <text:p>0.07</text:p>
          </table:table-cell>
          <table:table-cell office:value-type="float" office:value="0.017851">
            <text:p>0.02</text:p>
          </table:table-cell>
          <table:table-cell office:value-type="float" office:value="0.033223">
            <text:p>0.03</text:p>
          </table:table-cell>
          <table:table-cell office:value-type="float" office:value="0.043992">
            <text:p>0.04</text:p>
          </table:table-cell>
          <table:table-cell office:value-type="float" office:value="0.022455">
            <text:p>0.02</text:p>
          </table:table-cell>
          <table:table-cell office:value-type="float" office:value="0.022232">
            <text:p>0.02</text:p>
          </table:table-cell>
          <table:table-cell office:value-type="float" office:value="0.022827">
            <text:p>0.02</text:p>
          </table:table-cell>
          <table:table-cell office:value-type="float" office:value="0.047891">
            <text:p>0.05</text:p>
          </table:table-cell>
          <table:table-cell office:value-type="float" office:value="0.059729">
            <text:p>0.06</text:p>
          </table:table-cell>
          <table:table-cell office:value-type="float" office:value="0.036054">
            <text:p>0.04</text:p>
          </table:table-cell>
          <table:table-cell office:value-type="float" office:value="0.026263">
            <text:p>0.03</text:p>
          </table:table-cell>
          <table:table-cell office:value-type="float" office:value="0.052372">
            <text:p>0.05</text:p>
          </table:table-cell>
          <table:table-cell/>
          <table:table-cell office:value-type="float" office:value="0.044266">
            <text:p>0.04</text:p>
          </table:table-cell>
          <table:table-cell office:value-type="float" office:value="0.037899">
            <text:p>0.04</text:p>
          </table:table-cell>
          <table:table-cell office:value-type="float" office:value="0.050633">
            <text:p>0.05</text:p>
          </table:table-cell>
          <table:table-cell office:value-type="float" office:value="0.070711">
            <text:p>0.07</text:p>
          </table:table-cell>
          <table:table-cell office:value-type="float" office:value="0.017168">
            <text:p>0.02</text:p>
          </table:table-cell>
          <table:table-cell office:value-type="float" office:value="0.031848">
            <text:p>0.03</text:p>
          </table:table-cell>
          <table:table-cell office:value-type="float" office:value="0.048267">
            <text:p>0.05</text:p>
          </table:table-cell>
          <table:table-cell office:value-type="float" office:value="0.015429">
            <text:p>0.02</text:p>
          </table:table-cell>
          <table:table-cell office:value-type="float" office:value="0.017167">
            <text:p>0.02</text:p>
          </table:table-cell>
          <table:table-cell office:value-type="float" office:value="0.012533">
            <text:p>0.01</text:p>
          </table:table-cell>
          <table:table-cell office:value-type="float" office:value="0.04058">
            <text:p>0.04</text:p>
          </table:table-cell>
          <table:table-cell office:value-type="float" office:value="0.061362">
            <text:p>0.06</text:p>
          </table:table-cell>
          <table:table-cell office:value-type="float" office:value="0.019798">
            <text:p>0.02</text:p>
          </table:table-cell>
          <table:table-cell office:value-type="float" office:value="0.025719">
            <text:p>0.03</text:p>
          </table:table-cell>
          <table:table-cell office:value-type="float" office:value="0.009932">
            <text:p>0.01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18/06/2009</text:date>, <text:time>15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Zoran</meta:initial-creator>
    <meta:creation-date>2009-06-17T17:37:22</meta:creation-date>
    <dc:creator>Zoran</dc:creator>
    <dc:date>2009-06-18T15:57:38</dc:date>
    <meta:editing-cycles>6</meta:editing-cycles>
    <meta:editing-duration>PT22H20M16S</meta:editing-duration>
    <meta:user-defined meta:name="Info 1"/>
    <meta:user-defined meta:name="Info 2"/>
    <meta:user-defined meta:name="Info 3"/>
    <meta:user-defined meta:name="Info 4"/>
    <meta:document-statistic meta:table-count="1" meta:cell-count="6039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7cm" svg:y="0.196cm" chart:style-name="ch2">
          <text:p>Phase 1: 
RMSE for all DOF</text:p>
        </chart:title>
        <chart:legend chart:legend-position="end" svg:x="15.854cm" svg:y="4.442cm" chart:style-name="ch3"/>
        <chart:plot-area chart:style-name="ch4" table:cell-range-address="Testing.A4:Testing.A204 Testing.Q4:Testing.Q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ing.A5:Testing.A204" chart:label-cell-address="Testing.A4:Testing.A4" chart:class="chart:line">
            <chart:data-point chart:repeated="200"/>
          </chart:series>
          <chart:series chart:style-name="ch8" chart:values-cell-range-address="Testing.Q5:Testing.Q204" chart:label-cell-address="Testing.Q4:Testing.Q4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ll DOF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7507">
                <text:p>0.037507</text:p>
              </table:table-cell>
              <table:table-cell office:value-type="float" office:value="0.040697">
                <text:p>0.0406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916">
                <text:p>0.063916</text:p>
              </table:table-cell>
              <table:table-cell office:value-type="float" office:value="0.056988">
                <text:p>0.056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369">
                <text:p>0.066369</text:p>
              </table:table-cell>
              <table:table-cell office:value-type="float" office:value="0.058281">
                <text:p>0.058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007">
                <text:p>0.06007</text:p>
              </table:table-cell>
              <table:table-cell office:value-type="float" office:value="0.052781">
                <text:p>0.052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91">
                <text:p>0.053391</text:p>
              </table:table-cell>
              <table:table-cell office:value-type="float" office:value="0.049289">
                <text:p>0.049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212">
                <text:p>0.050212</text:p>
              </table:table-cell>
              <table:table-cell office:value-type="float" office:value="0.046816">
                <text:p>0.046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7413">
                <text:p>0.047413</text:p>
              </table:table-cell>
              <table:table-cell office:value-type="float" office:value="0.050351">
                <text:p>0.050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8218">
                <text:p>0.048218</text:p>
              </table:table-cell>
              <table:table-cell office:value-type="float" office:value="0.055649">
                <text:p>0.055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842">
                <text:p>0.053842</text:p>
              </table:table-cell>
              <table:table-cell office:value-type="float" office:value="0.062939">
                <text:p>0.062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1725">
                <text:p>0.061725</text:p>
              </table:table-cell>
              <table:table-cell office:value-type="float" office:value="0.071876">
                <text:p>0.071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646">
                <text:p>0.020646</text:p>
              </table:table-cell>
              <table:table-cell office:value-type="float" office:value="0.020818">
                <text:p>0.020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8035">
                <text:p>0.048035</text:p>
              </table:table-cell>
              <table:table-cell office:value-type="float" office:value="0.037882">
                <text:p>0.0378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717">
                <text:p>0.052717</text:p>
              </table:table-cell>
              <table:table-cell office:value-type="float" office:value="0.041277">
                <text:p>0.041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7562">
                <text:p>0.047562</text:p>
              </table:table-cell>
              <table:table-cell office:value-type="float" office:value="0.036263">
                <text:p>0.036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023">
                <text:p>0.040023</text:p>
              </table:table-cell>
              <table:table-cell office:value-type="float" office:value="0.028837">
                <text:p>0.028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2054">
                <text:p>0.032054</text:p>
              </table:table-cell>
              <table:table-cell office:value-type="float" office:value="0.022197">
                <text:p>0.0221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338">
                <text:p>0.025338</text:p>
              </table:table-cell>
              <table:table-cell office:value-type="float" office:value="0.021635">
                <text:p>0.021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5224">
                <text:p>0.025224</text:p>
              </table:table-cell>
              <table:table-cell office:value-type="float" office:value="0.026043">
                <text:p>0.026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8481">
                <text:p>0.028481</text:p>
              </table:table-cell>
              <table:table-cell office:value-type="float" office:value="0.034147">
                <text:p>0.034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6119">
                <text:p>0.036119</text:p>
              </table:table-cell>
              <table:table-cell office:value-type="float" office:value="0.042397">
                <text:p>0.042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781">
                <text:p>0.017781</text:p>
              </table:table-cell>
              <table:table-cell office:value-type="float" office:value="0.018642">
                <text:p>0.018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039">
                <text:p>0.042039</text:p>
              </table:table-cell>
              <table:table-cell office:value-type="float" office:value="0.035525">
                <text:p>0.035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337">
                <text:p>0.045337</text:p>
              </table:table-cell>
              <table:table-cell office:value-type="float" office:value="0.037275">
                <text:p>0.037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309">
                <text:p>0.040309</text:p>
              </table:table-cell>
              <table:table-cell office:value-type="float" office:value="0.031865">
                <text:p>0.031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146">
                <text:p>0.033146</text:p>
              </table:table-cell>
              <table:table-cell office:value-type="float" office:value="0.024566">
                <text:p>0.024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069">
                <text:p>0.026069</text:p>
              </table:table-cell>
              <table:table-cell office:value-type="float" office:value="0.017385">
                <text:p>0.017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1714">
                <text:p>0.021714</text:p>
              </table:table-cell>
              <table:table-cell office:value-type="float" office:value="0.018793">
                <text:p>0.018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93">
                <text:p>0.022893</text:p>
              </table:table-cell>
              <table:table-cell office:value-type="float" office:value="0.021495">
                <text:p>0.021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612">
                <text:p>0.024612</text:p>
              </table:table-cell>
              <table:table-cell office:value-type="float" office:value="0.025966">
                <text:p>0.0259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7628">
                <text:p>0.027628</text:p>
              </table:table-cell>
              <table:table-cell office:value-type="float" office:value="0.033856">
                <text:p>0.0338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0388">
                <text:p>0.020388</text:p>
              </table:table-cell>
              <table:table-cell office:value-type="float" office:value="0.018796">
                <text:p>0.0187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6413">
                <text:p>0.046413</text:p>
              </table:table-cell>
              <table:table-cell office:value-type="float" office:value="0.038676">
                <text:p>0.038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8935">
                <text:p>0.048935</text:p>
              </table:table-cell>
              <table:table-cell office:value-type="float" office:value="0.040002">
                <text:p>0.04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714">
                <text:p>0.043714</text:p>
              </table:table-cell>
              <table:table-cell office:value-type="float" office:value="0.034588">
                <text:p>0.034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651">
                <text:p>0.03651</text:p>
              </table:table-cell>
              <table:table-cell office:value-type="float" office:value="0.027389">
                <text:p>0.027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857">
                <text:p>0.028857</text:p>
              </table:table-cell>
              <table:table-cell office:value-type="float" office:value="0.019866">
                <text:p>0.0198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353">
                <text:p>0.023353</text:p>
              </table:table-cell>
              <table:table-cell office:value-type="float" office:value="0.01966">
                <text:p>0.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2629">
                <text:p>0.022629</text:p>
              </table:table-cell>
              <table:table-cell office:value-type="float" office:value="0.023177">
                <text:p>0.023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5229">
                <text:p>0.025229</text:p>
              </table:table-cell>
              <table:table-cell office:value-type="float" office:value="0.029485">
                <text:p>0.029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0273">
                <text:p>0.030273</text:p>
              </table:table-cell>
              <table:table-cell office:value-type="float" office:value="0.036266">
                <text:p>0.0362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847">
                <text:p>0.021847</text:p>
              </table:table-cell>
              <table:table-cell office:value-type="float" office:value="0.019664">
                <text:p>0.0196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5772">
                <text:p>0.045772</text:p>
              </table:table-cell>
              <table:table-cell office:value-type="float" office:value="0.038481">
                <text:p>0.0384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6678">
                <text:p>0.046678</text:p>
              </table:table-cell>
              <table:table-cell office:value-type="float" office:value="0.03795">
                <text:p>0.037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811">
                <text:p>0.040811</text:p>
              </table:table-cell>
              <table:table-cell office:value-type="float" office:value="0.031094">
                <text:p>0.031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3455">
                <text:p>0.033455</text:p>
              </table:table-cell>
              <table:table-cell office:value-type="float" office:value="0.024558">
                <text:p>0.0245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904">
                <text:p>0.025904</text:p>
              </table:table-cell>
              <table:table-cell office:value-type="float" office:value="0.01967">
                <text:p>0.01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075">
                <text:p>0.024075</text:p>
              </table:table-cell>
              <table:table-cell office:value-type="float" office:value="0.022763">
                <text:p>0.0227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7791">
                <text:p>0.027791</text:p>
              </table:table-cell>
              <table:table-cell office:value-type="float" office:value="0.030103">
                <text:p>0.0301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279">
                <text:p>0.032279</text:p>
              </table:table-cell>
              <table:table-cell office:value-type="float" office:value="0.037694">
                <text:p>0.0376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26">
                <text:p>0.03926</text:p>
              </table:table-cell>
              <table:table-cell office:value-type="float" office:value="0.045982">
                <text:p>0.045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946">
                <text:p>0.037946</text:p>
              </table:table-cell>
              <table:table-cell office:value-type="float" office:value="0.038105">
                <text:p>0.038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4271">
                <text:p>0.054271</text:p>
              </table:table-cell>
              <table:table-cell office:value-type="float" office:value="0.066245">
                <text:p>0.066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3765">
                <text:p>0.053765</text:p>
              </table:table-cell>
              <table:table-cell office:value-type="float" office:value="0.070789">
                <text:p>0.0707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9031">
                <text:p>0.049031</text:p>
              </table:table-cell>
              <table:table-cell office:value-type="float" office:value="0.068515">
                <text:p>0.068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9358">
                <text:p>0.049358</text:p>
              </table:table-cell>
              <table:table-cell office:value-type="float" office:value="0.06673">
                <text:p>0.066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1261">
                <text:p>0.051261</text:p>
              </table:table-cell>
              <table:table-cell office:value-type="float" office:value="0.064761">
                <text:p>0.0647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5469">
                <text:p>0.055469</text:p>
              </table:table-cell>
              <table:table-cell office:value-type="float" office:value="0.064837">
                <text:p>0.064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431">
                <text:p>0.065431</text:p>
              </table:table-cell>
              <table:table-cell office:value-type="float" office:value="0.06749">
                <text:p>0.06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5398">
                <text:p>0.075398</text:p>
              </table:table-cell>
              <table:table-cell office:value-type="float" office:value="0.07349">
                <text:p>0.073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366">
                <text:p>0.085366</text:p>
              </table:table-cell>
              <table:table-cell office:value-type="float" office:value="0.079489">
                <text:p>0.079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286">
                <text:p>0.016286</text:p>
              </table:table-cell>
              <table:table-cell office:value-type="float" office:value="0.019854">
                <text:p>0.01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4057">
                <text:p>0.034057</text:p>
              </table:table-cell>
              <table:table-cell office:value-type="float" office:value="0.048795">
                <text:p>0.0487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236">
                <text:p>0.03236</text:p>
              </table:table-cell>
              <table:table-cell office:value-type="float" office:value="0.056392">
                <text:p>0.056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891">
                <text:p>0.024891</text:p>
              </table:table-cell>
              <table:table-cell office:value-type="float" office:value="0.055426">
                <text:p>0.055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0684">
                <text:p>0.020684</text:p>
              </table:table-cell>
              <table:table-cell office:value-type="float" office:value="0.052363">
                <text:p>0.0523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073">
                <text:p>0.02073</text:p>
              </table:table-cell>
              <table:table-cell office:value-type="float" office:value="0.051608">
                <text:p>0.0516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92">
                <text:p>0.02692</text:p>
              </table:table-cell>
              <table:table-cell office:value-type="float" office:value="0.050855">
                <text:p>0.0508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664">
                <text:p>0.036664</text:p>
              </table:table-cell>
              <table:table-cell office:value-type="float" office:value="0.050696">
                <text:p>0.050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6412">
                <text:p>0.046412</text:p>
              </table:table-cell>
              <table:table-cell office:value-type="float" office:value="0.052898">
                <text:p>0.0528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162">
                <text:p>0.056162</text:p>
              </table:table-cell>
              <table:table-cell office:value-type="float" office:value="0.058028">
                <text:p>0.058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7584">
                <text:p>0.017584</text:p>
              </table:table-cell>
              <table:table-cell office:value-type="float" office:value="0.019704">
                <text:p>0.0197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3934">
                <text:p>0.033934</text:p>
              </table:table-cell>
              <table:table-cell office:value-type="float" office:value="0.050712">
                <text:p>0.0507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1911">
                <text:p>0.031911</text:p>
              </table:table-cell>
              <table:table-cell office:value-type="float" office:value="0.053547">
                <text:p>0.053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091">
                <text:p>0.024091</text:p>
              </table:table-cell>
              <table:table-cell office:value-type="float" office:value="0.050167">
                <text:p>0.0501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908">
                <text:p>0.016908</text:p>
              </table:table-cell>
              <table:table-cell office:value-type="float" office:value="0.048583">
                <text:p>0.0485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1099">
                <text:p>0.021099</text:p>
              </table:table-cell>
              <table:table-cell office:value-type="float" office:value="0.047323">
                <text:p>0.0473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7706">
                <text:p>0.027706</text:p>
              </table:table-cell>
              <table:table-cell office:value-type="float" office:value="0.047078">
                <text:p>0.0470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215">
                <text:p>0.037215</text:p>
              </table:table-cell>
              <table:table-cell office:value-type="float" office:value="0.048741">
                <text:p>0.048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7088">
                <text:p>0.047088</text:p>
              </table:table-cell>
              <table:table-cell office:value-type="float" office:value="0.053366">
                <text:p>0.0533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6963">
                <text:p>0.056963</text:p>
              </table:table-cell>
              <table:table-cell office:value-type="float" office:value="0.058165">
                <text:p>0.058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0096">
                <text:p>0.020096</text:p>
              </table:table-cell>
              <table:table-cell office:value-type="float" office:value="0.028932">
                <text:p>0.0289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884">
                <text:p>0.037884</text:p>
              </table:table-cell>
              <table:table-cell office:value-type="float" office:value="0.056945">
                <text:p>0.0569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6848">
                <text:p>0.036848</text:p>
              </table:table-cell>
              <table:table-cell office:value-type="float" office:value="0.061308">
                <text:p>0.061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969">
                <text:p>0.02969</text:p>
              </table:table-cell>
              <table:table-cell office:value-type="float" office:value="0.059139">
                <text:p>0.059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903">
                <text:p>0.021903</text:p>
              </table:table-cell>
              <table:table-cell office:value-type="float" office:value="0.055397">
                <text:p>0.0553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3422">
                <text:p>0.023422</text:p>
              </table:table-cell>
              <table:table-cell office:value-type="float" office:value="0.053886">
                <text:p>0.053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7758">
                <text:p>0.027758</text:p>
              </table:table-cell>
              <table:table-cell office:value-type="float" office:value="0.052364">
                <text:p>0.0523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3787">
                <text:p>0.033787</text:p>
              </table:table-cell>
              <table:table-cell office:value-type="float" office:value="0.055311">
                <text:p>0.0553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485">
                <text:p>0.042485</text:p>
              </table:table-cell>
              <table:table-cell office:value-type="float" office:value="0.060582">
                <text:p>0.060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1578">
                <text:p>0.051578</text:p>
              </table:table-cell>
              <table:table-cell office:value-type="float" office:value="0.066738">
                <text:p>0.0667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2791">
                <text:p>0.022791</text:p>
              </table:table-cell>
              <table:table-cell office:value-type="float" office:value="0.030329">
                <text:p>0.030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8587">
                <text:p>0.038587</text:p>
              </table:table-cell>
              <table:table-cell office:value-type="float" office:value="0.05876">
                <text:p>0.058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153">
                <text:p>0.036153</text:p>
              </table:table-cell>
              <table:table-cell office:value-type="float" office:value="0.061403">
                <text:p>0.061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027">
                <text:p>0.028027</text:p>
              </table:table-cell>
              <table:table-cell office:value-type="float" office:value="0.057251">
                <text:p>0.057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837">
                <text:p>0.020837</text:p>
              </table:table-cell>
              <table:table-cell office:value-type="float" office:value="0.053326">
                <text:p>0.0533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586">
                <text:p>0.025586</text:p>
              </table:table-cell>
              <table:table-cell office:value-type="float" office:value="0.05045">
                <text:p>0.05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3339">
                <text:p>0.033339</text:p>
              </table:table-cell>
              <table:table-cell office:value-type="float" office:value="0.049998">
                <text:p>0.04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2242">
                <text:p>0.042242</text:p>
              </table:table-cell>
              <table:table-cell office:value-type="float" office:value="0.054796">
                <text:p>0.054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1583">
                <text:p>0.051583</text:p>
              </table:table-cell>
              <table:table-cell office:value-type="float" office:value="0.060633">
                <text:p>0.060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1242">
                <text:p>0.061242</text:p>
              </table:table-cell>
              <table:table-cell office:value-type="float" office:value="0.06682">
                <text:p>0.06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244">
                <text:p>0.038244</text:p>
              </table:table-cell>
              <table:table-cell office:value-type="float" office:value="0.043207">
                <text:p>0.043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1608">
                <text:p>0.051608</text:p>
              </table:table-cell>
              <table:table-cell office:value-type="float" office:value="0.067006">
                <text:p>0.0670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0337">
                <text:p>0.050337</text:p>
              </table:table-cell>
              <table:table-cell office:value-type="float" office:value="0.070612">
                <text:p>0.0706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5488">
                <text:p>0.045488</text:p>
              </table:table-cell>
              <table:table-cell office:value-type="float" office:value="0.070831">
                <text:p>0.0708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99">
                <text:p>0.04299</text:p>
              </table:table-cell>
              <table:table-cell office:value-type="float" office:value="0.072016">
                <text:p>0.072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3064">
                <text:p>0.043064</text:p>
              </table:table-cell>
              <table:table-cell office:value-type="float" office:value="0.073077">
                <text:p>0.0730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4178">
                <text:p>0.044178</text:p>
              </table:table-cell>
              <table:table-cell office:value-type="float" office:value="0.07466">
                <text:p>0.07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0177">
                <text:p>0.050177</text:p>
              </table:table-cell>
              <table:table-cell office:value-type="float" office:value="0.080341">
                <text:p>0.0803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6176">
                <text:p>0.056176</text:p>
              </table:table-cell>
              <table:table-cell office:value-type="float" office:value="0.09031">
                <text:p>0.090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2176">
                <text:p>0.062176</text:p>
              </table:table-cell>
              <table:table-cell office:value-type="float" office:value="0.100278">
                <text:p>0.100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0799">
                <text:p>0.020799</text:p>
              </table:table-cell>
              <table:table-cell office:value-type="float" office:value="0.023514">
                <text:p>0.0235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6377">
                <text:p>0.036377</text:p>
              </table:table-cell>
              <table:table-cell office:value-type="float" office:value="0.047602">
                <text:p>0.047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7845">
                <text:p>0.037845</text:p>
              </table:table-cell>
              <table:table-cell office:value-type="float" office:value="0.053368">
                <text:p>0.0533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5224">
                <text:p>0.035224</text:p>
              </table:table-cell>
              <table:table-cell office:value-type="float" office:value="0.053687">
                <text:p>0.0536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316">
                <text:p>0.03316</text:p>
              </table:table-cell>
              <table:table-cell office:value-type="float" office:value="0.054135">
                <text:p>0.054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3774">
                <text:p>0.033774</text:p>
              </table:table-cell>
              <table:table-cell office:value-type="float" office:value="0.054322">
                <text:p>0.054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4753">
                <text:p>0.034753</text:p>
              </table:table-cell>
              <table:table-cell office:value-type="float" office:value="0.056445">
                <text:p>0.0564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5723">
                <text:p>0.035723</text:p>
              </table:table-cell>
              <table:table-cell office:value-type="float" office:value="0.060673">
                <text:p>0.0606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854">
                <text:p>0.038854</text:p>
              </table:table-cell>
              <table:table-cell office:value-type="float" office:value="0.067529">
                <text:p>0.0675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3073">
                <text:p>0.043073</text:p>
              </table:table-cell>
              <table:table-cell office:value-type="float" office:value="0.076074">
                <text:p>0.076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284">
                <text:p>0.014284</text:p>
              </table:table-cell>
              <table:table-cell office:value-type="float" office:value="0.022713">
                <text:p>0.0227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0346">
                <text:p>0.030346</text:p>
              </table:table-cell>
              <table:table-cell office:value-type="float" office:value="0.045367">
                <text:p>0.0453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6581">
                <text:p>0.026581</text:p>
              </table:table-cell>
              <table:table-cell office:value-type="float" office:value="0.048402">
                <text:p>0.048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1143">
                <text:p>0.021143</text:p>
              </table:table-cell>
              <table:table-cell office:value-type="float" office:value="0.046375">
                <text:p>0.046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6322">
                <text:p>0.016322</text:p>
              </table:table-cell>
              <table:table-cell office:value-type="float" office:value="0.043466">
                <text:p>0.043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5341">
                <text:p>0.015341</text:p>
              </table:table-cell>
              <table:table-cell office:value-type="float" office:value="0.046681">
                <text:p>0.0466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6127">
                <text:p>0.016127</text:p>
              </table:table-cell>
              <table:table-cell office:value-type="float" office:value="0.053414">
                <text:p>0.0534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751">
                <text:p>0.020751</text:p>
              </table:table-cell>
              <table:table-cell office:value-type="float" office:value="0.061352">
                <text:p>0.0613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5448">
                <text:p>0.025448</text:p>
              </table:table-cell>
              <table:table-cell office:value-type="float" office:value="0.06929">
                <text:p>0.069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1573">
                <text:p>0.031573</text:p>
              </table:table-cell>
              <table:table-cell office:value-type="float" office:value="0.077227">
                <text:p>0.0772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4336">
                <text:p>0.024336</text:p>
              </table:table-cell>
              <table:table-cell office:value-type="float" office:value="0.019543">
                <text:p>0.0195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1542">
                <text:p>0.041542</text:p>
              </table:table-cell>
              <table:table-cell office:value-type="float" office:value="0.043126">
                <text:p>0.043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0367">
                <text:p>0.040367</text:p>
              </table:table-cell>
              <table:table-cell office:value-type="float" office:value="0.045345">
                <text:p>0.0453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55">
                <text:p>0.0355</text:p>
              </table:table-cell>
              <table:table-cell office:value-type="float" office:value="0.043928">
                <text:p>0.043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0094">
                <text:p>0.030094</text:p>
              </table:table-cell>
              <table:table-cell office:value-type="float" office:value="0.041511">
                <text:p>0.041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5818">
                <text:p>0.025818</text:p>
              </table:table-cell>
              <table:table-cell office:value-type="float" office:value="0.041155">
                <text:p>0.041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804">
                <text:p>0.02804</text:p>
              </table:table-cell>
              <table:table-cell office:value-type="float" office:value="0.043882">
                <text:p>0.0438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4195">
                <text:p>0.034195</text:p>
              </table:table-cell>
              <table:table-cell office:value-type="float" office:value="0.048934">
                <text:p>0.0489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0351">
                <text:p>0.040351</text:p>
              </table:table-cell>
              <table:table-cell office:value-type="float" office:value="0.055091">
                <text:p>0.0550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6508">
                <text:p>0.046508</text:p>
              </table:table-cell>
              <table:table-cell office:value-type="float" office:value="0.062855">
                <text:p>0.0628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4542">
                <text:p>0.024542</text:p>
              </table:table-cell>
              <table:table-cell office:value-type="float" office:value="0.020577">
                <text:p>0.0205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0023">
                <text:p>0.040023</text:p>
              </table:table-cell>
              <table:table-cell office:value-type="float" office:value="0.04304">
                <text:p>0.043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6724">
                <text:p>0.036724</text:p>
              </table:table-cell>
              <table:table-cell office:value-type="float" office:value="0.043217">
                <text:p>0.043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1319">
                <text:p>0.031319</text:p>
              </table:table-cell>
              <table:table-cell office:value-type="float" office:value="0.040962">
                <text:p>0.040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5817">
                <text:p>0.025817</text:p>
              </table:table-cell>
              <table:table-cell office:value-type="float" office:value="0.037979">
                <text:p>0.037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3581">
                <text:p>0.023581</text:p>
              </table:table-cell>
              <table:table-cell office:value-type="float" office:value="0.037452">
                <text:p>0.0374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7771">
                <text:p>0.027771</text:p>
              </table:table-cell>
              <table:table-cell office:value-type="float" office:value="0.043142">
                <text:p>0.0431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395">
                <text:p>0.033395</text:p>
              </table:table-cell>
              <table:table-cell office:value-type="float" office:value="0.052155">
                <text:p>0.0521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9019">
                <text:p>0.039019</text:p>
              </table:table-cell>
              <table:table-cell office:value-type="float" office:value="0.061499">
                <text:p>0.0614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4644">
                <text:p>0.044644</text:p>
              </table:table-cell>
              <table:table-cell office:value-type="float" office:value="0.070842">
                <text:p>0.0708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7664">
                <text:p>0.037664</text:p>
              </table:table-cell>
              <table:table-cell office:value-type="float" office:value="0.039523">
                <text:p>0.0395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7566">
                <text:p>0.057566</text:p>
              </table:table-cell>
              <table:table-cell office:value-type="float" office:value="0.060127">
                <text:p>0.060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9008">
                <text:p>0.059008</text:p>
              </table:table-cell>
              <table:table-cell office:value-type="float" office:value="0.059108">
                <text:p>0.0591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4387">
                <text:p>0.054387</text:p>
              </table:table-cell>
              <table:table-cell office:value-type="float" office:value="0.053883">
                <text:p>0.0538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8415">
                <text:p>0.048415</text:p>
              </table:table-cell>
              <table:table-cell office:value-type="float" office:value="0.047746">
                <text:p>0.0477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4778">
                <text:p>0.044778</text:p>
              </table:table-cell>
              <table:table-cell office:value-type="float" office:value="0.043408">
                <text:p>0.0434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6171">
                <text:p>0.046171</text:p>
              </table:table-cell>
              <table:table-cell office:value-type="float" office:value="0.046189">
                <text:p>0.046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0282">
                <text:p>0.050282</text:p>
              </table:table-cell>
              <table:table-cell office:value-type="float" office:value="0.050509">
                <text:p>0.0505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5188">
                <text:p>0.055188</text:p>
              </table:table-cell>
              <table:table-cell office:value-type="float" office:value="0.055415">
                <text:p>0.0554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0095">
                <text:p>0.060095</text:p>
              </table:table-cell>
              <table:table-cell office:value-type="float" office:value="0.060884">
                <text:p>0.0608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2469">
                <text:p>0.022469</text:p>
              </table:table-cell>
              <table:table-cell office:value-type="float" office:value="0.023177">
                <text:p>0.0231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4716">
                <text:p>0.044716</text:p>
              </table:table-cell>
              <table:table-cell office:value-type="float" office:value="0.044896">
                <text:p>0.0448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9989">
                <text:p>0.049989</text:p>
              </table:table-cell>
              <table:table-cell office:value-type="float" office:value="0.047471">
                <text:p>0.0474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6243">
                <text:p>0.046243</text:p>
              </table:table-cell>
              <table:table-cell office:value-type="float" office:value="0.042905">
                <text:p>0.0429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2873">
                <text:p>0.042873</text:p>
              </table:table-cell>
              <table:table-cell office:value-type="float" office:value="0.038551">
                <text:p>0.038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1687">
                <text:p>0.041687</text:p>
              </table:table-cell>
              <table:table-cell office:value-type="float" office:value="0.037321">
                <text:p>0.0373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3341">
                <text:p>0.043341</text:p>
              </table:table-cell>
              <table:table-cell office:value-type="float" office:value="0.040646">
                <text:p>0.0406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7124">
                <text:p>0.047124</text:p>
              </table:table-cell>
              <table:table-cell office:value-type="float" office:value="0.044428">
                <text:p>0.0444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0906">
                <text:p>0.050906</text:p>
              </table:table-cell>
              <table:table-cell office:value-type="float" office:value="0.048209">
                <text:p>0.0482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4687">
                <text:p>0.054687</text:p>
              </table:table-cell>
              <table:table-cell office:value-type="float" office:value="0.051991">
                <text:p>0.051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404">
                <text:p>0.012404</text:p>
              </table:table-cell>
              <table:table-cell office:value-type="float" office:value="0.013903">
                <text:p>0.013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1697">
                <text:p>0.031697</text:p>
              </table:table-cell>
              <table:table-cell office:value-type="float" office:value="0.035135">
                <text:p>0.035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1369">
                <text:p>0.031369</text:p>
              </table:table-cell>
              <table:table-cell office:value-type="float" office:value="0.031577">
                <text:p>0.0315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957">
                <text:p>0.026957</text:p>
              </table:table-cell>
              <table:table-cell office:value-type="float" office:value="0.026062">
                <text:p>0.0260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019">
                <text:p>0.021019</text:p>
              </table:table-cell>
              <table:table-cell office:value-type="float" office:value="0.019844">
                <text:p>0.0198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5599">
                <text:p>0.015599</text:p>
              </table:table-cell>
              <table:table-cell office:value-type="float" office:value="0.016036">
                <text:p>0.0160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854">
                <text:p>0.017854</text:p>
              </table:table-cell>
              <table:table-cell office:value-type="float" office:value="0.017338">
                <text:p>0.0173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555">
                <text:p>0.021555</text:p>
              </table:table-cell>
              <table:table-cell office:value-type="float" office:value="0.020502">
                <text:p>0.020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7243">
                <text:p>0.027243</text:p>
              </table:table-cell>
              <table:table-cell office:value-type="float" office:value="0.025948">
                <text:p>0.0259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293">
                <text:p>0.03293</text:p>
              </table:table-cell>
              <table:table-cell office:value-type="float" office:value="0.031636">
                <text:p>0.0316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3398">
                <text:p>0.023398</text:p>
              </table:table-cell>
              <table:table-cell office:value-type="float" office:value="0.02332">
                <text:p>0.023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3869">
                <text:p>0.043869</text:p>
              </table:table-cell>
              <table:table-cell office:value-type="float" office:value="0.044987">
                <text:p>0.0449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6086">
                <text:p>0.046086</text:p>
              </table:table-cell>
              <table:table-cell office:value-type="float" office:value="0.043997">
                <text:p>0.043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1655">
                <text:p>0.041655</text:p>
              </table:table-cell>
              <table:table-cell office:value-type="float" office:value="0.038627">
                <text:p>0.0386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5558">
                <text:p>0.035558</text:p>
              </table:table-cell>
              <table:table-cell office:value-type="float" office:value="0.032343">
                <text:p>0.0323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094">
                <text:p>0.029094</text:p>
              </table:table-cell>
              <table:table-cell office:value-type="float" office:value="0.025832">
                <text:p>0.0258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7771">
                <text:p>0.027771</text:p>
              </table:table-cell>
              <table:table-cell office:value-type="float" office:value="0.024685">
                <text:p>0.024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04">
                <text:p>0.03204</text:p>
              </table:table-cell>
              <table:table-cell office:value-type="float" office:value="0.030662">
                <text:p>0.0306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8482">
                <text:p>0.038482</text:p>
              </table:table-cell>
              <table:table-cell office:value-type="float" office:value="0.037224">
                <text:p>0.037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5044">
                <text:p>0.045044</text:p>
              </table:table-cell>
              <table:table-cell office:value-type="float" office:value="0.043787">
                <text:p>0.043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6651">
                <text:p>0.026651</text:p>
              </table:table-cell>
              <table:table-cell office:value-type="float" office:value="0.027579">
                <text:p>0.0275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6634">
                <text:p>0.046634</text:p>
              </table:table-cell>
              <table:table-cell office:value-type="float" office:value="0.048612">
                <text:p>0.0486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309">
                <text:p>0.045309</text:p>
              </table:table-cell>
              <table:table-cell office:value-type="float" office:value="0.045193">
                <text:p>0.045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0174">
                <text:p>0.040174</text:p>
              </table:table-cell>
              <table:table-cell office:value-type="float" office:value="0.039299">
                <text:p>0.0392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3955">
                <text:p>0.033955</text:p>
              </table:table-cell>
              <table:table-cell office:value-type="float" office:value="0.033119">
                <text:p>0.0331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614">
                <text:p>0.029614</text:p>
              </table:table-cell>
              <table:table-cell office:value-type="float" office:value="0.02956">
                <text:p>0.029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932">
                <text:p>0.028932</text:p>
              </table:table-cell>
              <table:table-cell office:value-type="float" office:value="0.028871">
                <text:p>0.0288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1051">
                <text:p>0.031051</text:p>
              </table:table-cell>
              <table:table-cell office:value-type="float" office:value="0.032882">
                <text:p>0.0328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6858">
                <text:p>0.036858</text:p>
              </table:table-cell>
              <table:table-cell office:value-type="float" office:value="0.03857">
                <text:p>0.038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3421">
                <text:p>0.043421</text:p>
              </table:table-cell>
              <table:table-cell office:value-type="float" office:value="0.044266">
                <text:p>0.044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1: 
RMSE for thumb and index DOF</text:p>
        </chart:title>
        <chart:legend chart:legend-position="end" svg:x="15.472cm" svg:y="4.442cm" chart:style-name="ch3"/>
        <chart:plot-area chart:style-name="ch4" table:cell-range-address="Testing.D4:Testing.D204 Testing.T4:Testing.T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D5:Testing.D204" chart:label-cell-address="Testing.D4:Testing.D4" chart:class="chart:line">
            <chart:data-point chart:repeated="200"/>
          </chart:series>
          <chart:series chart:style-name="ch9" chart:values-cell-range-address="Testing.T5:Testing.T204" chart:label-cell-address="Testing.T4:Testing.T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umb+index</text:p>
              </table:table-cell>
              <table:table-cell office:value-type="string">
                <text:p>thumb+index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246">
                <text:p>0.014246</text:p>
              </table:table-cell>
              <table:table-cell office:value-type="float" office:value="0.017055">
                <text:p>0.0170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024">
                <text:p>0.060024</text:p>
              </table:table-cell>
              <table:table-cell office:value-type="float" office:value="0.052679">
                <text:p>0.0526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729">
                <text:p>0.066729</text:p>
              </table:table-cell>
              <table:table-cell office:value-type="float" office:value="0.057933">
                <text:p>0.057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056">
                <text:p>0.056056</text:p>
              </table:table-cell>
              <table:table-cell office:value-type="float" office:value="0.04727">
                <text:p>0.0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245">
                <text:p>0.046245</text:p>
              </table:table-cell>
              <table:table-cell office:value-type="float" office:value="0.038206">
                <text:p>0.0382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702">
                <text:p>0.039702</text:p>
              </table:table-cell>
              <table:table-cell office:value-type="float" office:value="0.031701">
                <text:p>0.0317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037">
                <text:p>0.033037</text:p>
              </table:table-cell>
              <table:table-cell office:value-type="float" office:value="0.031481">
                <text:p>0.031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802">
                <text:p>0.033802</text:p>
              </table:table-cell>
              <table:table-cell office:value-type="float" office:value="0.03634">
                <text:p>0.03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701">
                <text:p>0.039701</text:p>
              </table:table-cell>
              <table:table-cell office:value-type="float" office:value="0.047572">
                <text:p>0.047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824">
                <text:p>0.052824</text:p>
              </table:table-cell>
              <table:table-cell office:value-type="float" office:value="0.064071">
                <text:p>0.0640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251">
                <text:p>0.012251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024">
                <text:p>0.060024</text:p>
              </table:table-cell>
              <table:table-cell office:value-type="float" office:value="0.052679">
                <text:p>0.0526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6729">
                <text:p>0.066729</text:p>
              </table:table-cell>
              <table:table-cell office:value-type="float" office:value="0.057933">
                <text:p>0.057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056">
                <text:p>0.056056</text:p>
              </table:table-cell>
              <table:table-cell office:value-type="float" office:value="0.04727">
                <text:p>0.04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905">
                <text:p>0.040905</text:p>
              </table:table-cell>
              <table:table-cell office:value-type="float" office:value="0.032249">
                <text:p>0.0322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5097">
                <text:p>0.025097</text:p>
              </table:table-cell>
              <table:table-cell office:value-type="float" office:value="0.017181">
                <text:p>0.0171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3461">
                <text:p>0.013461</text:p>
              </table:table-cell>
              <table:table-cell office:value-type="float" office:value="0.012244">
                <text:p>0.0122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382">
                <text:p>0.017382</text:p>
              </table:table-cell>
              <table:table-cell office:value-type="float" office:value="0.017232">
                <text:p>0.017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706">
                <text:p>0.024706</text:p>
              </table:table-cell>
              <table:table-cell office:value-type="float" office:value="0.033263">
                <text:p>0.033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205">
                <text:p>0.041205</text:p>
              </table:table-cell>
              <table:table-cell office:value-type="float" office:value="0.049762">
                <text:p>0.0497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951">
                <text:p>0.014951</text:p>
              </table:table-cell>
              <table:table-cell office:value-type="float" office:value="0.01587">
                <text:p>0.01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9424">
                <text:p>0.059424</text:p>
              </table:table-cell>
              <table:table-cell office:value-type="float" office:value="0.052079">
                <text:p>0.0520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5829">
                <text:p>0.065829</text:p>
              </table:table-cell>
              <table:table-cell office:value-type="float" office:value="0.057033">
                <text:p>0.057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4856">
                <text:p>0.054856</text:p>
              </table:table-cell>
              <table:table-cell office:value-type="float" office:value="0.04607">
                <text:p>0.04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9822">
                <text:p>0.039822</text:p>
              </table:table-cell>
              <table:table-cell office:value-type="float" office:value="0.030749">
                <text:p>0.0307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5697">
                <text:p>0.025697</text:p>
              </table:table-cell>
              <table:table-cell office:value-type="float" office:value="0.014442">
                <text:p>0.014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421">
                <text:p>0.020421</text:p>
              </table:table-cell>
              <table:table-cell office:value-type="float" office:value="0.021019">
                <text:p>0.021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8018">
                <text:p>0.028018</text:p>
              </table:table-cell>
              <table:table-cell office:value-type="float" office:value="0.028615">
                <text:p>0.028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618">
                <text:p>0.035618</text:p>
              </table:table-cell>
              <table:table-cell office:value-type="float" office:value="0.036214">
                <text:p>0.036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7369">
                <text:p>0.047369</text:p>
              </table:table-cell>
              <table:table-cell office:value-type="float" office:value="0.052762">
                <text:p>0.052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346">
                <text:p>0.015346</text:p>
              </table:table-cell>
              <table:table-cell office:value-type="float" office:value="0.01687">
                <text:p>0.01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1424">
                <text:p>0.061424</text:p>
              </table:table-cell>
              <table:table-cell office:value-type="float" office:value="0.054079">
                <text:p>0.0540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8829">
                <text:p>0.068829</text:p>
              </table:table-cell>
              <table:table-cell office:value-type="float" office:value="0.060033">
                <text:p>0.0600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8856">
                <text:p>0.058856</text:p>
              </table:table-cell>
              <table:table-cell office:value-type="float" office:value="0.05007">
                <text:p>0.050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4405">
                <text:p>0.044405</text:p>
              </table:table-cell>
              <table:table-cell office:value-type="float" office:value="0.035749">
                <text:p>0.0357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909">
                <text:p>0.028909</text:p>
              </table:table-cell>
              <table:table-cell office:value-type="float" office:value="0.020318">
                <text:p>0.020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0374">
                <text:p>0.020374</text:p>
              </table:table-cell>
              <table:table-cell office:value-type="float" office:value="0.021103">
                <text:p>0.021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7151">
                <text:p>0.027151</text:p>
              </table:table-cell>
              <table:table-cell office:value-type="float" office:value="0.026852">
                <text:p>0.0268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6769">
                <text:p>0.036769</text:p>
              </table:table-cell>
              <table:table-cell office:value-type="float" office:value="0.03794">
                <text:p>0.037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369">
                <text:p>0.049369</text:p>
              </table:table-cell>
              <table:table-cell office:value-type="float" office:value="0.050539">
                <text:p>0.0505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651">
                <text:p>0.016651</text:p>
              </table:table-cell>
              <table:table-cell office:value-type="float" office:value="0.016907">
                <text:p>0.016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424">
                <text:p>0.056424</text:p>
              </table:table-cell>
              <table:table-cell office:value-type="float" office:value="0.049079">
                <text:p>0.049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1329">
                <text:p>0.061329</text:p>
              </table:table-cell>
              <table:table-cell office:value-type="float" office:value="0.052533">
                <text:p>0.052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0998">
                <text:p>0.050998</text:p>
              </table:table-cell>
              <table:table-cell office:value-type="float" office:value="0.04007">
                <text:p>0.04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7322">
                <text:p>0.037322</text:p>
              </table:table-cell>
              <table:table-cell office:value-type="float" office:value="0.02598">
                <text:p>0.02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329">
                <text:p>0.02329</text:p>
              </table:table-cell>
              <table:table-cell office:value-type="float" office:value="0.012602">
                <text:p>0.0126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2081">
                <text:p>0.022081</text:p>
              </table:table-cell>
              <table:table-cell office:value-type="float" office:value="0.023259">
                <text:p>0.023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6171">
                <text:p>0.036171</text:p>
              </table:table-cell>
              <table:table-cell office:value-type="float" office:value="0.037344">
                <text:p>0.037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0269">
                <text:p>0.050269</text:p>
              </table:table-cell>
              <table:table-cell office:value-type="float" office:value="0.05144">
                <text:p>0.051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369">
                <text:p>0.064369</text:p>
              </table:table-cell>
              <table:table-cell office:value-type="float" office:value="0.067762">
                <text:p>0.0677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48">
                <text:p>0.01348</text:p>
              </table:table-cell>
              <table:table-cell office:value-type="float" office:value="0.013038">
                <text:p>0.013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1488">
                <text:p>0.051488</text:p>
              </table:table-cell>
              <table:table-cell office:value-type="float" office:value="0.056575">
                <text:p>0.056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1643">
                <text:p>0.051643</text:p>
              </table:table-cell>
              <table:table-cell office:value-type="float" office:value="0.058749">
                <text:p>0.0587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7898">
                <text:p>0.037898</text:p>
              </table:table-cell>
              <table:table-cell office:value-type="float" office:value="0.048879">
                <text:p>0.0488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2923">
                <text:p>0.032923</text:p>
              </table:table-cell>
              <table:table-cell office:value-type="float" office:value="0.042591">
                <text:p>0.0425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278">
                <text:p>0.03278</text:p>
              </table:table-cell>
              <table:table-cell office:value-type="float" office:value="0.036159">
                <text:p>0.036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3336">
                <text:p>0.033336</text:p>
              </table:table-cell>
              <table:table-cell office:value-type="float" office:value="0.036373">
                <text:p>0.036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192">
                <text:p>0.05192</text:p>
              </table:table-cell>
              <table:table-cell office:value-type="float" office:value="0.044857">
                <text:p>0.0448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0516">
                <text:p>0.070516</text:p>
              </table:table-cell>
              <table:table-cell office:value-type="float" office:value="0.064053">
                <text:p>0.0640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9115">
                <text:p>0.089115</text:p>
              </table:table-cell>
              <table:table-cell office:value-type="float" office:value="0.083253">
                <text:p>0.0832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48">
                <text:p>0.01148</text:p>
              </table:table-cell>
              <table:table-cell office:value-type="float" office:value="0.009992">
                <text:p>0.0099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088">
                <text:p>0.049088</text:p>
              </table:table-cell>
              <table:table-cell office:value-type="float" office:value="0.058122">
                <text:p>0.058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8043">
                <text:p>0.048043</text:p>
              </table:table-cell>
              <table:table-cell office:value-type="float" office:value="0.06631">
                <text:p>0.066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098">
                <text:p>0.033098</text:p>
              </table:table-cell>
              <table:table-cell office:value-type="float" office:value="0.059532">
                <text:p>0.059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2236">
                <text:p>0.022236</text:p>
              </table:table-cell>
              <table:table-cell office:value-type="float" office:value="0.048867">
                <text:p>0.0488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6329">
                <text:p>0.016329</text:p>
              </table:table-cell>
              <table:table-cell office:value-type="float" office:value="0.046252">
                <text:p>0.046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4745">
                <text:p>0.024745</text:p>
              </table:table-cell>
              <table:table-cell office:value-type="float" office:value="0.043794">
                <text:p>0.0437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4528">
                <text:p>0.044528</text:p>
              </table:table-cell>
              <table:table-cell office:value-type="float" office:value="0.043274">
                <text:p>0.043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4324">
                <text:p>0.064324</text:p>
              </table:table-cell>
              <table:table-cell office:value-type="float" office:value="0.050318">
                <text:p>0.0503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4123">
                <text:p>0.084123</text:p>
              </table:table-cell>
              <table:table-cell office:value-type="float" office:value="0.066734">
                <text:p>0.0667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78">
                <text:p>0.01278</text:p>
              </table:table-cell>
              <table:table-cell office:value-type="float" office:value="0.009638">
                <text:p>0.0096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4888">
                <text:p>0.044888</text:p>
              </table:table-cell>
              <table:table-cell office:value-type="float" office:value="0.056175">
                <text:p>0.0561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1743">
                <text:p>0.041743</text:p>
              </table:table-cell>
              <table:table-cell office:value-type="float" office:value="0.058149">
                <text:p>0.0581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698">
                <text:p>0.024698</text:p>
              </table:table-cell>
              <table:table-cell office:value-type="float" office:value="0.046332">
                <text:p>0.0463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017">
                <text:p>0.011017</text:p>
              </table:table-cell>
              <table:table-cell office:value-type="float" office:value="0.041105">
                <text:p>0.041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3863">
                <text:p>0.023863</text:p>
              </table:table-cell>
              <table:table-cell office:value-type="float" office:value="0.037047">
                <text:p>0.037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9525">
                <text:p>0.039525</text:p>
              </table:table-cell>
              <table:table-cell office:value-type="float" office:value="0.036256">
                <text:p>0.036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1328">
                <text:p>0.061328</text:p>
              </table:table-cell>
              <table:table-cell office:value-type="float" office:value="0.041578">
                <text:p>0.0415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3224">
                <text:p>0.083224</text:p>
              </table:table-cell>
              <table:table-cell office:value-type="float" office:value="0.056375">
                <text:p>0.056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5123">
                <text:p>0.105123</text:p>
              </table:table-cell>
              <table:table-cell office:value-type="float" office:value="0.071734">
                <text:p>0.0717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419">
                <text:p>0.013419</text:p>
              </table:table-cell>
              <table:table-cell office:value-type="float" office:value="0.011192">
                <text:p>0.0111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0888">
                <text:p>0.050888</text:p>
              </table:table-cell>
              <table:table-cell office:value-type="float" office:value="0.055975">
                <text:p>0.0559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0743">
                <text:p>0.050743</text:p>
              </table:table-cell>
              <table:table-cell office:value-type="float" office:value="0.05851">
                <text:p>0.058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6698">
                <text:p>0.036698</text:p>
              </table:table-cell>
              <table:table-cell office:value-type="float" office:value="0.049132">
                <text:p>0.049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9553">
                <text:p>0.019553</text:p>
              </table:table-cell>
              <table:table-cell office:value-type="float" office:value="0.036605">
                <text:p>0.0366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118">
                <text:p>0.018118</text:p>
              </table:table-cell>
              <table:table-cell office:value-type="float" office:value="0.031647">
                <text:p>0.0316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5618">
                <text:p>0.025618</text:p>
              </table:table-cell>
              <table:table-cell office:value-type="float" office:value="0.026747">
                <text:p>0.0267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8516">
                <text:p>0.038516</text:p>
              </table:table-cell>
              <table:table-cell office:value-type="float" office:value="0.036169">
                <text:p>0.036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6224">
                <text:p>0.056224</text:p>
              </table:table-cell>
              <table:table-cell office:value-type="float" office:value="0.053035">
                <text:p>0.053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5123">
                <text:p>0.075123</text:p>
              </table:table-cell>
              <table:table-cell office:value-type="float" office:value="0.072734">
                <text:p>0.072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5219">
                <text:p>0.015219</text:p>
              </table:table-cell>
              <table:table-cell office:value-type="float" office:value="0.012838">
                <text:p>0.0128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6888">
                <text:p>0.046888</text:p>
              </table:table-cell>
              <table:table-cell office:value-type="float" office:value="0.055775">
                <text:p>0.055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4743">
                <text:p>0.044743</text:p>
              </table:table-cell>
              <table:table-cell office:value-type="float" office:value="0.057549">
                <text:p>0.057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8698">
                <text:p>0.028698</text:p>
              </table:table-cell>
              <table:table-cell office:value-type="float" office:value="0.04331">
                <text:p>0.04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324">
                <text:p>0.01324</text:p>
              </table:table-cell>
              <table:table-cell office:value-type="float" office:value="0.030591">
                <text:p>0.030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4159">
                <text:p>0.024159</text:p>
              </table:table-cell>
              <table:table-cell office:value-type="float" office:value="0.021358">
                <text:p>0.0213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218">
                <text:p>0.038218</text:p>
              </table:table-cell>
              <table:table-cell office:value-type="float" office:value="0.019906">
                <text:p>0.019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592">
                <text:p>0.05592</text:p>
              </table:table-cell>
              <table:table-cell office:value-type="float" office:value="0.035257">
                <text:p>0.035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5016">
                <text:p>0.075016</text:p>
              </table:table-cell>
              <table:table-cell office:value-type="float" office:value="0.053935">
                <text:p>0.0539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5123">
                <text:p>0.095123</text:p>
              </table:table-cell>
              <table:table-cell office:value-type="float" office:value="0.073734">
                <text:p>0.0737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1925">
                <text:p>0.011925</text:p>
              </table:table-cell>
              <table:table-cell office:value-type="float" office:value="0.008721">
                <text:p>0.0087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0673">
                <text:p>0.060673</text:p>
              </table:table-cell>
              <table:table-cell office:value-type="float" office:value="0.076811">
                <text:p>0.076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8127">
                <text:p>0.058127</text:p>
              </table:table-cell>
              <table:table-cell office:value-type="float" office:value="0.075888">
                <text:p>0.0758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324">
                <text:p>0.042324</text:p>
              </table:table-cell>
              <table:table-cell office:value-type="float" office:value="0.063282">
                <text:p>0.0632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267">
                <text:p>0.034267</text:p>
              </table:table-cell>
              <table:table-cell office:value-type="float" office:value="0.053764">
                <text:p>0.053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449">
                <text:p>0.03449</text:p>
              </table:table-cell>
              <table:table-cell office:value-type="float" office:value="0.043855">
                <text:p>0.0438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8052">
                <text:p>0.038052</text:p>
              </table:table-cell>
              <table:table-cell office:value-type="float" office:value="0.035619">
                <text:p>0.0356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7248">
                <text:p>0.057248</text:p>
              </table:table-cell>
              <table:table-cell office:value-type="float" office:value="0.040498">
                <text:p>0.040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6447">
                <text:p>0.076447</text:p>
              </table:table-cell>
              <table:table-cell office:value-type="float" office:value="0.059097">
                <text:p>0.0590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5647">
                <text:p>0.095647</text:p>
              </table:table-cell>
              <table:table-cell office:value-type="float" office:value="0.077697">
                <text:p>0.077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301">
                <text:p>0.006301</text:p>
              </table:table-cell>
              <table:table-cell office:value-type="float" office:value="0.009121">
                <text:p>0.0091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1273">
                <text:p>0.061273</text:p>
              </table:table-cell>
              <table:table-cell office:value-type="float" office:value="0.074411">
                <text:p>0.0744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9027">
                <text:p>0.059027</text:p>
              </table:table-cell>
              <table:table-cell office:value-type="float" office:value="0.072288">
                <text:p>0.07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7972">
                <text:p>0.047972</text:p>
              </table:table-cell>
              <table:table-cell office:value-type="float" office:value="0.059282">
                <text:p>0.0592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0788">
                <text:p>0.040788</text:p>
              </table:table-cell>
              <table:table-cell office:value-type="float" office:value="0.048764">
                <text:p>0.0487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2636">
                <text:p>0.042636</text:p>
              </table:table-cell>
              <table:table-cell office:value-type="float" office:value="0.037855">
                <text:p>0.037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5744">
                <text:p>0.045744</text:p>
              </table:table-cell>
              <table:table-cell office:value-type="float" office:value="0.033226">
                <text:p>0.0332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8845">
                <text:p>0.048845</text:p>
              </table:table-cell>
              <table:table-cell office:value-type="float" office:value="0.035353">
                <text:p>0.0353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8864">
                <text:p>0.058864</text:p>
              </table:table-cell>
              <table:table-cell office:value-type="float" office:value="0.04589">
                <text:p>0.045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2364">
                <text:p>0.072364</text:p>
              </table:table-cell>
              <table:table-cell office:value-type="float" office:value="0.061835">
                <text:p>0.061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925">
                <text:p>0.007925</text:p>
              </table:table-cell>
              <table:table-cell office:value-type="float" office:value="0.009789">
                <text:p>0.0097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0273">
                <text:p>0.060273</text:p>
              </table:table-cell>
              <table:table-cell office:value-type="float" office:value="0.070211">
                <text:p>0.070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7527">
                <text:p>0.057527</text:p>
              </table:table-cell>
              <table:table-cell office:value-type="float" office:value="0.065988">
                <text:p>0.0659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1524">
                <text:p>0.041524</text:p>
              </table:table-cell>
              <table:table-cell office:value-type="float" office:value="0.047715">
                <text:p>0.0477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6345">
                <text:p>0.026345</text:p>
              </table:table-cell>
              <table:table-cell office:value-type="float" office:value="0.028264">
                <text:p>0.0282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24">
                <text:p>0.02324</text:p>
              </table:table-cell>
              <table:table-cell office:value-type="float" office:value="0.028762">
                <text:p>0.0287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5765">
                <text:p>0.025765</text:p>
              </table:table-cell>
              <table:table-cell office:value-type="float" office:value="0.040593">
                <text:p>0.0405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0561">
                <text:p>0.040561</text:p>
              </table:table-cell>
              <table:table-cell office:value-type="float" office:value="0.056291">
                <text:p>0.0562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5593">
                <text:p>0.055593</text:p>
              </table:table-cell>
              <table:table-cell office:value-type="float" office:value="0.07199">
                <text:p>0.071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193">
                <text:p>0.075193</text:p>
              </table:table-cell>
              <table:table-cell office:value-type="float" office:value="0.08769">
                <text:p>0.087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343">
                <text:p>0.007343</text:p>
              </table:table-cell>
              <table:table-cell office:value-type="float" office:value="0.00946">
                <text:p>0.009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0073">
                <text:p>0.060073</text:p>
              </table:table-cell>
              <table:table-cell office:value-type="float" office:value="0.076211">
                <text:p>0.0762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7227">
                <text:p>0.057227</text:p>
              </table:table-cell>
              <table:table-cell office:value-type="float" office:value="0.074988">
                <text:p>0.0749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124">
                <text:p>0.041124</text:p>
              </table:table-cell>
              <table:table-cell office:value-type="float" office:value="0.059715">
                <text:p>0.059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3702">
                <text:p>0.023702</text:p>
              </table:table-cell>
              <table:table-cell office:value-type="float" office:value="0.041506">
                <text:p>0.0415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9993">
                <text:p>0.009993</text:p>
              </table:table-cell>
              <table:table-cell office:value-type="float" office:value="0.030081">
                <text:p>0.0300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7099">
                <text:p>0.017099</text:p>
              </table:table-cell>
              <table:table-cell office:value-type="float" office:value="0.028587">
                <text:p>0.028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6794">
                <text:p>0.036794</text:p>
              </table:table-cell>
              <table:table-cell office:value-type="float" office:value="0.034553">
                <text:p>0.0345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6493">
                <text:p>0.056493</text:p>
              </table:table-cell>
              <table:table-cell office:value-type="float" office:value="0.044052">
                <text:p>0.044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6193">
                <text:p>0.076193</text:p>
              </table:table-cell>
              <table:table-cell office:value-type="float" office:value="0.058697">
                <text:p>0.0586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0725">
                <text:p>0.010725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9873">
                <text:p>0.059873</text:p>
              </table:table-cell>
              <table:table-cell office:value-type="float" office:value="0.072211">
                <text:p>0.072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6927">
                <text:p>0.056927</text:p>
              </table:table-cell>
              <table:table-cell office:value-type="float" office:value="0.068988">
                <text:p>0.068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0724">
                <text:p>0.040724</text:p>
              </table:table-cell>
              <table:table-cell office:value-type="float" office:value="0.051715">
                <text:p>0.0517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3345">
                <text:p>0.023345</text:p>
              </table:table-cell>
              <table:table-cell office:value-type="float" office:value="0.031506">
                <text:p>0.0315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6233">
                <text:p>0.016233</text:p>
              </table:table-cell>
              <table:table-cell office:value-type="float" office:value="0.019043">
                <text:p>0.0190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9652">
                <text:p>0.029652</text:p>
              </table:table-cell>
              <table:table-cell office:value-type="float" office:value="0.026454">
                <text:p>0.026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7648">
                <text:p>0.047648</text:p>
              </table:table-cell>
              <table:table-cell office:value-type="float" office:value="0.044498">
                <text:p>0.0444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5647">
                <text:p>0.065647</text:p>
              </table:table-cell>
              <table:table-cell office:value-type="float" office:value="0.063597">
                <text:p>0.0635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83647">
                <text:p>0.083647</text:p>
              </table:table-cell>
              <table:table-cell office:value-type="float" office:value="0.082697">
                <text:p>0.0826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976">
                <text:p>0.008976</text:p>
              </table:table-cell>
              <table:table-cell office:value-type="float" office:value="0.007531">
                <text:p>0.0075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4812">
                <text:p>0.074812</text:p>
              </table:table-cell>
              <table:table-cell office:value-type="float" office:value="0.077292">
                <text:p>0.0772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75547">
                <text:p>0.075547</text:p>
              </table:table-cell>
              <table:table-cell office:value-type="float" office:value="0.074259">
                <text:p>0.0742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0022">
                <text:p>0.060022</text:p>
              </table:table-cell>
              <table:table-cell office:value-type="float" office:value="0.057349">
                <text:p>0.057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0746">
                <text:p>0.040746</text:p>
              </table:table-cell>
              <table:table-cell office:value-type="float" office:value="0.037659">
                <text:p>0.0376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075">
                <text:p>0.029075</text:p>
              </table:table-cell>
              <table:table-cell office:value-type="float" office:value="0.023764">
                <text:p>0.0237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3524">
                <text:p>0.033524</text:p>
              </table:table-cell>
              <table:table-cell office:value-type="float" office:value="0.03266">
                <text:p>0.03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668">
                <text:p>0.04668</text:p>
              </table:table-cell>
              <table:table-cell office:value-type="float" office:value="0.046485">
                <text:p>0.04648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2379">
                <text:p>0.062379</text:p>
              </table:table-cell>
              <table:table-cell office:value-type="float" office:value="0.062185">
                <text:p>0.062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78079">
                <text:p>0.078079</text:p>
              </table:table-cell>
              <table:table-cell office:value-type="float" office:value="0.079683">
                <text:p>0.0796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9176">
                <text:p>0.009176</text:p>
              </table:table-cell>
              <table:table-cell office:value-type="float" office:value="0.009648">
                <text:p>0.0096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74012">
                <text:p>0.074012</text:p>
              </table:table-cell>
              <table:table-cell office:value-type="float" office:value="0.076492">
                <text:p>0.0764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74347">
                <text:p>0.074347</text:p>
              </table:table-cell>
              <table:table-cell office:value-type="float" office:value="0.073059">
                <text:p>0.0730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8547">
                <text:p>0.058547</text:p>
              </table:table-cell>
              <table:table-cell office:value-type="float" office:value="0.055749">
                <text:p>0.0557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6909">
                <text:p>0.046909</text:p>
              </table:table-cell>
              <table:table-cell office:value-type="float" office:value="0.041269">
                <text:p>0.041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2931">
                <text:p>0.042931</text:p>
              </table:table-cell>
              <table:table-cell office:value-type="float" office:value="0.03723">
                <text:p>0.037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8184">
                <text:p>0.048184</text:p>
              </table:table-cell>
              <table:table-cell office:value-type="float" office:value="0.047853">
                <text:p>0.0478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0282">
                <text:p>0.060282</text:p>
              </table:table-cell>
              <table:table-cell office:value-type="float" office:value="0.059953">
                <text:p>0.059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2382">
                <text:p>0.072382</text:p>
              </table:table-cell>
              <table:table-cell office:value-type="float" office:value="0.072053">
                <text:p>0.0720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4482">
                <text:p>0.084482</text:p>
              </table:table-cell>
              <table:table-cell office:value-type="float" office:value="0.084153">
                <text:p>0.0841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076">
                <text:p>0.008076</text:p>
              </table:table-cell>
              <table:table-cell office:value-type="float" office:value="0.008631">
                <text:p>0.0086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74612">
                <text:p>0.074612</text:p>
              </table:table-cell>
              <table:table-cell office:value-type="float" office:value="0.077092">
                <text:p>0.077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75247">
                <text:p>0.075247</text:p>
              </table:table-cell>
              <table:table-cell office:value-type="float" office:value="0.07396">
                <text:p>0.07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9622">
                <text:p>0.059622</text:p>
              </table:table-cell>
              <table:table-cell office:value-type="float" office:value="0.056949">
                <text:p>0.0569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0246">
                <text:p>0.040246</text:p>
              </table:table-cell>
              <table:table-cell office:value-type="float" office:value="0.037159">
                <text:p>0.037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2824">
                <text:p>0.022824</text:p>
              </table:table-cell>
              <table:table-cell office:value-type="float" office:value="0.024992">
                <text:p>0.0249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0024">
                <text:p>0.030024</text:p>
              </table:table-cell>
              <table:table-cell office:value-type="float" office:value="0.02916">
                <text:p>0.029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1864">
                <text:p>0.041864</text:p>
              </table:table-cell>
              <table:table-cell office:value-type="float" office:value="0.039285">
                <text:p>0.0392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0062">
                <text:p>0.060062</text:p>
              </table:table-cell>
              <table:table-cell office:value-type="float" office:value="0.056713">
                <text:p>0.0567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8262">
                <text:p>0.078262</text:p>
              </table:table-cell>
              <table:table-cell office:value-type="float" office:value="0.074913">
                <text:p>0.074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476">
                <text:p>0.005476</text:p>
              </table:table-cell>
              <table:table-cell office:value-type="float" office:value="0.006231">
                <text:p>0.006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3412">
                <text:p>0.073412</text:p>
              </table:table-cell>
              <table:table-cell office:value-type="float" office:value="0.075892">
                <text:p>0.0758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3447">
                <text:p>0.073447</text:p>
              </table:table-cell>
              <table:table-cell office:value-type="float" office:value="0.072159">
                <text:p>0.0721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7222">
                <text:p>0.057222</text:p>
              </table:table-cell>
              <table:table-cell office:value-type="float" office:value="0.054549">
                <text:p>0.0545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7246">
                <text:p>0.037246</text:p>
              </table:table-cell>
              <table:table-cell office:value-type="float" office:value="0.034159">
                <text:p>0.0341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6465">
                <text:p>0.016465</text:p>
              </table:table-cell>
              <table:table-cell office:value-type="float" office:value="0.013267">
                <text:p>0.0132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2208">
                <text:p>0.012208</text:p>
              </table:table-cell>
              <table:table-cell office:value-type="float" office:value="0.009588">
                <text:p>0.009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5864">
                <text:p>0.025864</text:p>
              </table:table-cell>
              <table:table-cell office:value-type="float" office:value="0.028712">
                <text:p>0.0287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6477">
                <text:p>0.046477</text:p>
              </table:table-cell>
              <table:table-cell office:value-type="float" office:value="0.049711">
                <text:p>0.0497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7477">
                <text:p>0.067477</text:p>
              </table:table-cell>
              <table:table-cell office:value-type="float" office:value="0.070711">
                <text:p>0.0707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876">
                <text:p>0.004876</text:p>
              </table:table-cell>
              <table:table-cell office:value-type="float" office:value="0.006752">
                <text:p>0.0067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3412">
                <text:p>0.073412</text:p>
              </table:table-cell>
              <table:table-cell office:value-type="float" office:value="0.075892">
                <text:p>0.0758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3447">
                <text:p>0.073447</text:p>
              </table:table-cell>
              <table:table-cell office:value-type="float" office:value="0.072159">
                <text:p>0.072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7222">
                <text:p>0.057222</text:p>
              </table:table-cell>
              <table:table-cell office:value-type="float" office:value="0.054549">
                <text:p>0.0545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7246">
                <text:p>0.037246</text:p>
              </table:table-cell>
              <table:table-cell office:value-type="float" office:value="0.034998">
                <text:p>0.0349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3309">
                <text:p>0.023309</text:p>
              </table:table-cell>
              <table:table-cell office:value-type="float" office:value="0.023644">
                <text:p>0.023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1116">
                <text:p>0.021116</text:p>
              </table:table-cell>
              <table:table-cell office:value-type="float" office:value="0.021447">
                <text:p>0.021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7896">
                <text:p>0.027896</text:p>
              </table:table-cell>
              <table:table-cell office:value-type="float" office:value="0.034284">
                <text:p>0.0342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6477">
                <text:p>0.046477</text:p>
              </table:table-cell>
              <table:table-cell office:value-type="float" office:value="0.052483">
                <text:p>0.0524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7477">
                <text:p>0.067477</text:p>
              </table:table-cell>
              <table:table-cell office:value-type="float" office:value="0.070711">
                <text:p>0.0707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2: 
RMSE for thumb and index DOF</text:p>
        </chart:title>
        <chart:legend chart:legend-position="end" svg:x="15.472cm" svg:y="4.442cm" chart:style-name="ch3"/>
        <chart:plot-area chart:style-name="ch4" table:cell-range-address="Testing.I4:Testing.I204 Testing.Y4:Testing.Y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I5:Testing.I204" chart:label-cell-address="Testing.I4:Testing.I4" chart:class="chart:line">
            <chart:data-point chart:repeated="200"/>
          </chart:series>
          <chart:series chart:style-name="ch9" chart:values-cell-range-address="Testing.Y5:Testing.Y204" chart:label-cell-address="Testing.Y4:Testing.Y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umb+index</text:p>
              </table:table-cell>
              <table:table-cell office:value-type="string">
                <text:p>thumb+index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6808">
                <text:p>0.006808</text:p>
              </table:table-cell>
              <table:table-cell office:value-type="float" office:value="0.013668">
                <text:p>0.0136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148">
                <text:p>0.024148</text:p>
              </table:table-cell>
              <table:table-cell office:value-type="float" office:value="0.022061">
                <text:p>0.022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206">
                <text:p>0.035206</text:p>
              </table:table-cell>
              <table:table-cell office:value-type="float" office:value="0.02445">
                <text:p>0.02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274">
                <text:p>0.041274</text:p>
              </table:table-cell>
              <table:table-cell office:value-type="float" office:value="0.025483">
                <text:p>0.025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144">
                <text:p>0.044144</text:p>
              </table:table-cell>
              <table:table-cell office:value-type="float" office:value="0.026899">
                <text:p>0.026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346">
                <text:p>0.044346</text:p>
              </table:table-cell>
              <table:table-cell office:value-type="float" office:value="0.035448">
                <text:p>0.035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927">
                <text:p>0.041927</text:p>
              </table:table-cell>
              <table:table-cell office:value-type="float" office:value="0.046588">
                <text:p>0.046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873">
                <text:p>0.036873</text:p>
              </table:table-cell>
              <table:table-cell office:value-type="float" office:value="0.058622">
                <text:p>0.058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766">
                <text:p>0.029766</text:p>
              </table:table-cell>
              <table:table-cell office:value-type="float" office:value="0.071344">
                <text:p>0.07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694">
                <text:p>0.025694</text:p>
              </table:table-cell>
              <table:table-cell office:value-type="float" office:value="0.08461">
                <text:p>0.08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008">
                <text:p>0.010008</text:p>
              </table:table-cell>
              <table:table-cell office:value-type="float" office:value="0.013668">
                <text:p>0.013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343">
                <text:p>0.023343</text:p>
              </table:table-cell>
              <table:table-cell office:value-type="float" office:value="0.016061">
                <text:p>0.0160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206">
                <text:p>0.035206</text:p>
              </table:table-cell>
              <table:table-cell office:value-type="float" office:value="0.01545">
                <text:p>0.01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04">
                <text:p>0.04204</text:p>
              </table:table-cell>
              <table:table-cell office:value-type="float" office:value="0.013483">
                <text:p>0.013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476">
                <text:p>0.047476</text:p>
              </table:table-cell>
              <table:table-cell office:value-type="float" office:value="0.015516">
                <text:p>0.015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097">
                <text:p>0.050097</text:p>
              </table:table-cell>
              <table:table-cell office:value-type="float" office:value="0.023448">
                <text:p>0.0234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961">
                <text:p>0.049961</text:p>
              </table:table-cell>
              <table:table-cell office:value-type="float" office:value="0.033291">
                <text:p>0.033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7073">
                <text:p>0.047073</text:p>
              </table:table-cell>
              <table:table-cell office:value-type="float" office:value="0.045418">
                <text:p>0.0454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58">
                <text:p>0.04158</text:p>
              </table:table-cell>
              <table:table-cell office:value-type="float" office:value="0.058218">
                <text:p>0.058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402">
                <text:p>0.035402</text:p>
              </table:table-cell>
              <table:table-cell office:value-type="float" office:value="0.071551">
                <text:p>0.071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108">
                <text:p>0.012108</text:p>
              </table:table-cell>
              <table:table-cell office:value-type="float" office:value="0.015208">
                <text:p>0.0152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743">
                <text:p>0.022743</text:p>
              </table:table-cell>
              <table:table-cell office:value-type="float" office:value="0.011442">
                <text:p>0.0114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4306">
                <text:p>0.034306</text:p>
              </table:table-cell>
              <table:table-cell office:value-type="float" office:value="0.008863">
                <text:p>0.008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44">
                <text:p>0.04244</text:p>
              </table:table-cell>
              <table:table-cell office:value-type="float" office:value="0.0094">
                <text:p>0.0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975">
                <text:p>0.047975</text:p>
              </table:table-cell>
              <table:table-cell office:value-type="float" office:value="0.015016">
                <text:p>0.015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0697">
                <text:p>0.050697</text:p>
              </table:table-cell>
              <table:table-cell office:value-type="float" office:value="0.023842">
                <text:p>0.023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0661">
                <text:p>0.050661</text:p>
              </table:table-cell>
              <table:table-cell office:value-type="float" office:value="0.035391">
                <text:p>0.035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7873">
                <text:p>0.047873</text:p>
              </table:table-cell>
              <table:table-cell office:value-type="float" office:value="0.047818">
                <text:p>0.047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4679">
                <text:p>0.044679</text:p>
              </table:table-cell>
              <table:table-cell office:value-type="float" office:value="0.060918">
                <text:p>0.0609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9702">
                <text:p>0.049702</text:p>
              </table:table-cell>
              <table:table-cell office:value-type="float" office:value="0.074551">
                <text:p>0.0745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9308">
                <text:p>0.009308</text:p>
              </table:table-cell>
              <table:table-cell office:value-type="float" office:value="0.012968">
                <text:p>0.0129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743">
                <text:p>0.024743</text:p>
              </table:table-cell>
              <table:table-cell office:value-type="float" office:value="0.016642">
                <text:p>0.01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7306">
                <text:p>0.037306</text:p>
              </table:table-cell>
              <table:table-cell office:value-type="float" office:value="0.016663">
                <text:p>0.0166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074">
                <text:p>0.044074</text:p>
              </table:table-cell>
              <table:table-cell office:value-type="float" office:value="0.018425">
                <text:p>0.0184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8975">
                <text:p>0.048975</text:p>
              </table:table-cell>
              <table:table-cell office:value-type="float" office:value="0.021138">
                <text:p>0.0211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1897">
                <text:p>0.051897</text:p>
              </table:table-cell>
              <table:table-cell office:value-type="float" office:value="0.025431">
                <text:p>0.025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2061">
                <text:p>0.052061</text:p>
              </table:table-cell>
              <table:table-cell office:value-type="float" office:value="0.032852">
                <text:p>0.0328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473">
                <text:p>0.049473</text:p>
              </table:table-cell>
              <table:table-cell office:value-type="float" office:value="0.040877">
                <text:p>0.040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679">
                <text:p>0.044679</text:p>
              </table:table-cell>
              <table:table-cell office:value-type="float" office:value="0.051918">
                <text:p>0.0519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7897">
                <text:p>0.047897</text:p>
              </table:table-cell>
              <table:table-cell office:value-type="float" office:value="0.064551">
                <text:p>0.064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1008">
                <text:p>0.011008</text:p>
              </table:table-cell>
              <table:table-cell office:value-type="float" office:value="0.015468">
                <text:p>0.015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9743">
                <text:p>0.019743</text:p>
              </table:table-cell>
              <table:table-cell office:value-type="float" office:value="0.012842">
                <text:p>0.0128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069">
                <text:p>0.032069</text:p>
              </table:table-cell>
              <table:table-cell office:value-type="float" office:value="0.010963">
                <text:p>0.0109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0439">
                <text:p>0.040439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5476">
                <text:p>0.045476</text:p>
              </table:table-cell>
              <table:table-cell office:value-type="float" office:value="0.020976">
                <text:p>0.020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7697">
                <text:p>0.047697</text:p>
              </table:table-cell>
              <table:table-cell office:value-type="float" office:value="0.032842">
                <text:p>0.032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161">
                <text:p>0.047161</text:p>
              </table:table-cell>
              <table:table-cell office:value-type="float" office:value="0.045891">
                <text:p>0.045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3873">
                <text:p>0.043873</text:p>
              </table:table-cell>
              <table:table-cell office:value-type="float" office:value="0.059818">
                <text:p>0.0598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798">
                <text:p>0.03798</text:p>
              </table:table-cell>
              <table:table-cell office:value-type="float" office:value="0.074418">
                <text:p>0.074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0702">
                <text:p>0.040702</text:p>
              </table:table-cell>
              <table:table-cell office:value-type="float" office:value="0.089551">
                <text:p>0.089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77">
                <text:p>0.01077</text:p>
              </table:table-cell>
              <table:table-cell office:value-type="float" office:value="0.011556">
                <text:p>0.0115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4872">
                <text:p>0.024872</text:p>
              </table:table-cell>
              <table:table-cell office:value-type="float" office:value="0.023582">
                <text:p>0.0235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8815">
                <text:p>0.028815</text:p>
              </table:table-cell>
              <table:table-cell office:value-type="float" office:value="0.026111">
                <text:p>0.0261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0089">
                <text:p>0.030089</text:p>
              </table:table-cell>
              <table:table-cell office:value-type="float" office:value="0.026547">
                <text:p>0.0265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1727">
                <text:p>0.031727</text:p>
              </table:table-cell>
              <table:table-cell office:value-type="float" office:value="0.027955">
                <text:p>0.0279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2979">
                <text:p>0.032979</text:p>
              </table:table-cell>
              <table:table-cell office:value-type="float" office:value="0.029098">
                <text:p>0.029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988">
                <text:p>0.032988</text:p>
              </table:table-cell>
              <table:table-cell office:value-type="float" office:value="0.030042">
                <text:p>0.030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1364">
                <text:p>0.031364</text:p>
              </table:table-cell>
              <table:table-cell office:value-type="float" office:value="0.039155">
                <text:p>0.039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0786">
                <text:p>0.030786</text:p>
              </table:table-cell>
              <table:table-cell office:value-type="float" office:value="0.050279">
                <text:p>0.050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538">
                <text:p>0.030538</text:p>
              </table:table-cell>
              <table:table-cell office:value-type="float" office:value="0.062311">
                <text:p>0.0623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509">
                <text:p>0.011509</text:p>
              </table:table-cell>
              <table:table-cell office:value-type="float" office:value="0.012717">
                <text:p>0.0127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872">
                <text:p>0.016872</text:p>
              </table:table-cell>
              <table:table-cell office:value-type="float" office:value="0.012145">
                <text:p>0.0121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2199">
                <text:p>0.022199</text:p>
              </table:table-cell>
              <table:table-cell office:value-type="float" office:value="0.019977">
                <text:p>0.019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289">
                <text:p>0.025289</text:p>
              </table:table-cell>
              <table:table-cell office:value-type="float" office:value="0.028274">
                <text:p>0.028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021">
                <text:p>0.029021</text:p>
              </table:table-cell>
              <table:table-cell office:value-type="float" office:value="0.034682">
                <text:p>0.0346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109">
                <text:p>0.033109</text:p>
              </table:table-cell>
              <table:table-cell office:value-type="float" office:value="0.039816">
                <text:p>0.0398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5578">
                <text:p>0.035578</text:p>
              </table:table-cell>
              <table:table-cell office:value-type="float" office:value="0.043996">
                <text:p>0.0439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6321">
                <text:p>0.036321</text:p>
              </table:table-cell>
              <table:table-cell office:value-type="float" office:value="0.048646">
                <text:p>0.0486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821">
                <text:p>0.036821</text:p>
              </table:table-cell>
              <table:table-cell office:value-type="float" office:value="0.054111">
                <text:p>0.054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8706">
                <text:p>0.038706</text:p>
              </table:table-cell>
              <table:table-cell office:value-type="float" office:value="0.059256">
                <text:p>0.059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769">
                <text:p>0.013769</text:p>
              </table:table-cell>
              <table:table-cell office:value-type="float" office:value="0.011756">
                <text:p>0.0117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072">
                <text:p>0.011072</text:p>
              </table:table-cell>
              <table:table-cell office:value-type="float" office:value="0.020382">
                <text:p>0.020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5899">
                <text:p>0.015899</text:p>
              </table:table-cell>
              <table:table-cell office:value-type="float" office:value="0.021439">
                <text:p>0.021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9036">
                <text:p>0.019036</text:p>
              </table:table-cell>
              <table:table-cell office:value-type="float" office:value="0.024577">
                <text:p>0.024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2864">
                <text:p>0.022864</text:p>
              </table:table-cell>
              <table:table-cell office:value-type="float" office:value="0.026535">
                <text:p>0.0265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6429">
                <text:p>0.026429</text:p>
              </table:table-cell>
              <table:table-cell office:value-type="float" office:value="0.030144">
                <text:p>0.0301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048">
                <text:p>0.030048</text:p>
              </table:table-cell>
              <table:table-cell office:value-type="float" office:value="0.033517">
                <text:p>0.0335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8676">
                <text:p>0.038676</text:p>
              </table:table-cell>
              <table:table-cell office:value-type="float" office:value="0.039274">
                <text:p>0.0392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7514">
                <text:p>0.047514</text:p>
              </table:table-cell>
              <table:table-cell office:value-type="float" office:value="0.049019">
                <text:p>0.049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6598">
                <text:p>0.056598</text:p>
              </table:table-cell>
              <table:table-cell office:value-type="float" office:value="0.059354">
                <text:p>0.059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0609">
                <text:p>0.010609</text:p>
              </table:table-cell>
              <table:table-cell office:value-type="float" office:value="0.011856">
                <text:p>0.011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9072">
                <text:p>0.019072</text:p>
              </table:table-cell>
              <table:table-cell office:value-type="float" office:value="0.016982">
                <text:p>0.0169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899">
                <text:p>0.024899</text:p>
              </table:table-cell>
              <table:table-cell office:value-type="float" office:value="0.018739">
                <text:p>0.0187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889">
                <text:p>0.028889</text:p>
              </table:table-cell>
              <table:table-cell office:value-type="float" office:value="0.020977">
                <text:p>0.0209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0227">
                <text:p>0.030227</text:p>
              </table:table-cell>
              <table:table-cell office:value-type="float" office:value="0.021922">
                <text:p>0.021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9537">
                <text:p>0.029537</text:p>
              </table:table-cell>
              <table:table-cell office:value-type="float" office:value="0.022417">
                <text:p>0.022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054">
                <text:p>0.032054</text:p>
              </table:table-cell>
              <table:table-cell office:value-type="float" office:value="0.025971">
                <text:p>0.0259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7578">
                <text:p>0.037578</text:p>
              </table:table-cell>
              <table:table-cell office:value-type="float" office:value="0.034977">
                <text:p>0.034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406">
                <text:p>0.042406</text:p>
              </table:table-cell>
              <table:table-cell office:value-type="float" office:value="0.044625">
                <text:p>0.044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428">
                <text:p>0.046428</text:p>
              </table:table-cell>
              <table:table-cell office:value-type="float" office:value="0.055889">
                <text:p>0.0558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609">
                <text:p>0.012609</text:p>
              </table:table-cell>
              <table:table-cell office:value-type="float" office:value="0.011956">
                <text:p>0.0119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9472">
                <text:p>0.019472</text:p>
              </table:table-cell>
              <table:table-cell office:value-type="float" office:value="0.018782">
                <text:p>0.0187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0715">
                <text:p>0.020715</text:p>
              </table:table-cell>
              <table:table-cell office:value-type="float" office:value="0.018911">
                <text:p>0.0189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0889">
                <text:p>0.020889</text:p>
              </table:table-cell>
              <table:table-cell office:value-type="float" office:value="0.016506">
                <text:p>0.0165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0227">
                <text:p>0.020227</text:p>
              </table:table-cell>
              <table:table-cell office:value-type="float" office:value="0.012842">
                <text:p>0.0128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7407">
                <text:p>0.017407</text:p>
              </table:table-cell>
              <table:table-cell office:value-type="float" office:value="0.014784">
                <text:p>0.014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464">
                <text:p>0.015464</text:p>
              </table:table-cell>
              <table:table-cell office:value-type="float" office:value="0.021294">
                <text:p>0.021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9476">
                <text:p>0.019476</text:p>
              </table:table-cell>
              <table:table-cell office:value-type="float" office:value="0.032226">
                <text:p>0.0322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914">
                <text:p>0.025914</text:p>
              </table:table-cell>
              <table:table-cell office:value-type="float" office:value="0.044117">
                <text:p>0.0441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5807">
                <text:p>0.035807</text:p>
              </table:table-cell>
              <table:table-cell office:value-type="float" office:value="0.056889">
                <text:p>0.056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8">
                <text:p>0.0058</text:p>
              </table:table-cell>
              <table:table-cell office:value-type="float" office:value="0.007741">
                <text:p>0.007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4041">
                <text:p>0.034041</text:p>
              </table:table-cell>
              <table:table-cell office:value-type="float" office:value="0.042862">
                <text:p>0.0428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3556">
                <text:p>0.043556</text:p>
              </table:table-cell>
              <table:table-cell office:value-type="float" office:value="0.058595">
                <text:p>0.0585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4373">
                <text:p>0.044373</text:p>
              </table:table-cell>
              <table:table-cell office:value-type="float" office:value="0.064463">
                <text:p>0.0644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363">
                <text:p>0.041363</text:p>
              </table:table-cell>
              <table:table-cell office:value-type="float" office:value="0.065123">
                <text:p>0.0651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5605">
                <text:p>0.035605</text:p>
              </table:table-cell>
              <table:table-cell office:value-type="float" office:value="0.062452">
                <text:p>0.0624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3687">
                <text:p>0.033687</text:p>
              </table:table-cell>
              <table:table-cell office:value-type="float" office:value="0.057566">
                <text:p>0.0575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197">
                <text:p>0.034197</text:p>
              </table:table-cell>
              <table:table-cell office:value-type="float" office:value="0.051176">
                <text:p>0.0511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795">
                <text:p>0.03795</text:p>
              </table:table-cell>
              <table:table-cell office:value-type="float" office:value="0.043745">
                <text:p>0.0437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4548">
                <text:p>0.054548</text:p>
              </table:table-cell>
              <table:table-cell office:value-type="float" office:value="0.038421">
                <text:p>0.0384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23">
                <text:p>0.0123</text:p>
              </table:table-cell>
              <table:table-cell office:value-type="float" office:value="0.00993">
                <text:p>0.00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641">
                <text:p>0.034641</text:p>
              </table:table-cell>
              <table:table-cell office:value-type="float" office:value="0.040862">
                <text:p>0.0408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506">
                <text:p>0.04506</text:p>
              </table:table-cell>
              <table:table-cell office:value-type="float" office:value="0.055595">
                <text:p>0.0555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1115">
                <text:p>0.051115</text:p>
              </table:table-cell>
              <table:table-cell office:value-type="float" office:value="0.060463">
                <text:p>0.060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4091">
                <text:p>0.054091</text:p>
              </table:table-cell>
              <table:table-cell office:value-type="float" office:value="0.060123">
                <text:p>0.0601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7459">
                <text:p>0.057459</text:p>
              </table:table-cell>
              <table:table-cell office:value-type="float" office:value="0.056452">
                <text:p>0.0564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2697">
                <text:p>0.062697</text:p>
              </table:table-cell>
              <table:table-cell office:value-type="float" office:value="0.050566">
                <text:p>0.0505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7302">
                <text:p>0.067302</text:p>
              </table:table-cell>
              <table:table-cell office:value-type="float" office:value="0.046876">
                <text:p>0.0468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71478">
                <text:p>0.071478</text:p>
              </table:table-cell>
              <table:table-cell office:value-type="float" office:value="0.046078">
                <text:p>0.0460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5356">
                <text:p>0.075356</text:p>
              </table:table-cell>
              <table:table-cell office:value-type="float" office:value="0.046792">
                <text:p>0.0467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4">
                <text:p>0.0074</text:p>
              </table:table-cell>
              <table:table-cell office:value-type="float" office:value="0.01283">
                <text:p>0.01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3641">
                <text:p>0.033641</text:p>
              </table:table-cell>
              <table:table-cell office:value-type="float" office:value="0.034952">
                <text:p>0.0349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2956">
                <text:p>0.042956</text:p>
              </table:table-cell>
              <table:table-cell office:value-type="float" office:value="0.046616">
                <text:p>0.046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1919">
                <text:p>0.041919</text:p>
              </table:table-cell>
              <table:table-cell office:value-type="float" office:value="0.046525">
                <text:p>0.0465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7371">
                <text:p>0.037371</text:p>
              </table:table-cell>
              <table:table-cell office:value-type="float" office:value="0.039707">
                <text:p>0.039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4952">
                <text:p>0.034952</text:p>
              </table:table-cell>
              <table:table-cell office:value-type="float" office:value="0.035453">
                <text:p>0.0354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0777">
                <text:p>0.030777</text:p>
              </table:table-cell>
              <table:table-cell office:value-type="float" office:value="0.033064">
                <text:p>0.033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9238">
                <text:p>0.029238</text:p>
              </table:table-cell>
              <table:table-cell office:value-type="float" office:value="0.046572">
                <text:p>0.0465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1768">
                <text:p>0.031768</text:p>
              </table:table-cell>
              <table:table-cell office:value-type="float" office:value="0.060764">
                <text:p>0.0607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1749">
                <text:p>0.041749</text:p>
              </table:table-cell>
              <table:table-cell office:value-type="float" office:value="0.075362">
                <text:p>0.0753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91">
                <text:p>0.0091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3441">
                <text:p>0.033441</text:p>
              </table:table-cell>
              <table:table-cell office:value-type="float" office:value="0.040952">
                <text:p>0.0409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2656">
                <text:p>0.042656</text:p>
              </table:table-cell>
              <table:table-cell office:value-type="float" office:value="0.055616">
                <text:p>0.055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519">
                <text:p>0.041519</text:p>
              </table:table-cell>
              <table:table-cell office:value-type="float" office:value="0.058525">
                <text:p>0.0585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87">
                <text:p>0.0387</text:p>
              </table:table-cell>
              <table:table-cell office:value-type="float" office:value="0.054707">
                <text:p>0.0547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3121">
                <text:p>0.033121</text:p>
              </table:table-cell>
              <table:table-cell office:value-type="float" office:value="0.046434">
                <text:p>0.0464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5096">
                <text:p>0.025096</text:p>
              </table:table-cell>
              <table:table-cell office:value-type="float" office:value="0.036379">
                <text:p>0.0363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0902">
                <text:p>0.020902</text:p>
              </table:table-cell>
              <table:table-cell office:value-type="float" office:value="0.036749">
                <text:p>0.0367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2157">
                <text:p>0.02157</text:p>
              </table:table-cell>
              <table:table-cell office:value-type="float" office:value="0.03663">
                <text:p>0.03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6836">
                <text:p>0.036836</text:p>
              </table:table-cell>
              <table:table-cell office:value-type="float" office:value="0.040931">
                <text:p>0.0409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2">
                <text:p>0.0082</text:p>
              </table:table-cell>
              <table:table-cell office:value-type="float" office:value="0.008641">
                <text:p>0.0086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3241">
                <text:p>0.033241</text:p>
              </table:table-cell>
              <table:table-cell office:value-type="float" office:value="0.036952">
                <text:p>0.0369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2356">
                <text:p>0.042356</text:p>
              </table:table-cell>
              <table:table-cell office:value-type="float" office:value="0.049616">
                <text:p>0.0496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119">
                <text:p>0.041119</text:p>
              </table:table-cell>
              <table:table-cell office:value-type="float" office:value="0.050525">
                <text:p>0.0505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4363">
                <text:p>0.034363</text:p>
              </table:table-cell>
              <table:table-cell office:value-type="float" office:value="0.044707">
                <text:p>0.0447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7205">
                <text:p>0.027205</text:p>
              </table:table-cell>
              <table:table-cell office:value-type="float" office:value="0.034434">
                <text:p>0.0344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821">
                <text:p>0.01821</text:p>
              </table:table-cell>
              <table:table-cell office:value-type="float" office:value="0.023069">
                <text:p>0.0230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4088">
                <text:p>0.014088</text:p>
              </table:table-cell>
              <table:table-cell office:value-type="float" office:value="0.02765">
                <text:p>0.027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715">
                <text:p>0.02715</text:p>
              </table:table-cell>
              <table:table-cell office:value-type="float" office:value="0.034273">
                <text:p>0.0342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2548">
                <text:p>0.042548</text:p>
              </table:table-cell>
              <table:table-cell office:value-type="float" office:value="0.042931">
                <text:p>0.0429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227">
                <text:p>0.008227</text:p>
              </table:table-cell>
              <table:table-cell office:value-type="float" office:value="0.012247">
                <text:p>0.0122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6238">
                <text:p>0.036238</text:p>
              </table:table-cell>
              <table:table-cell office:value-type="float" office:value="0.053854">
                <text:p>0.0538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0135">
                <text:p>0.050135</text:p>
              </table:table-cell>
              <table:table-cell office:value-type="float" office:value="0.072524">
                <text:p>0.07252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2905">
                <text:p>0.052905</text:p>
              </table:table-cell>
              <table:table-cell office:value-type="float" office:value="0.076141">
                <text:p>0.0761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9217">
                <text:p>0.049217</text:p>
              </table:table-cell>
              <table:table-cell office:value-type="float" office:value="0.070883">
                <text:p>0.0708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1133">
                <text:p>0.041133</text:p>
              </table:table-cell>
              <table:table-cell office:value-type="float" office:value="0.06013">
                <text:p>0.060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9913">
                <text:p>0.029913</text:p>
              </table:table-cell>
              <table:table-cell office:value-type="float" office:value="0.045933">
                <text:p>0.0459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1764">
                <text:p>0.021764</text:p>
              </table:table-cell>
              <table:table-cell office:value-type="float" office:value="0.029563">
                <text:p>0.029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9469">
                <text:p>0.029469</text:p>
              </table:table-cell>
              <table:table-cell office:value-type="float" office:value="0.023426">
                <text:p>0.0234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0803">
                <text:p>0.040803</text:p>
              </table:table-cell>
              <table:table-cell office:value-type="float" office:value="0.031958">
                <text:p>0.0319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4692">
                <text:p>0.014692</text:p>
              </table:table-cell>
              <table:table-cell office:value-type="float" office:value="0.017765">
                <text:p>0.0177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5438">
                <text:p>0.035438</text:p>
              </table:table-cell>
              <table:table-cell office:value-type="float" office:value="0.053054">
                <text:p>0.0530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8935">
                <text:p>0.048935</text:p>
              </table:table-cell>
              <table:table-cell office:value-type="float" office:value="0.071324">
                <text:p>0.0713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3183">
                <text:p>0.053183</text:p>
              </table:table-cell>
              <table:table-cell office:value-type="float" office:value="0.076356">
                <text:p>0.076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5784">
                <text:p>0.055784</text:p>
              </table:table-cell>
              <table:table-cell office:value-type="float" office:value="0.076256">
                <text:p>0.0762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935">
                <text:p>0.05935</text:p>
              </table:table-cell>
              <table:table-cell office:value-type="float" office:value="0.070929">
                <text:p>0.0709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0857">
                <text:p>0.060857</text:p>
              </table:table-cell>
              <table:table-cell office:value-type="float" office:value="0.069772">
                <text:p>0.0697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1094">
                <text:p>0.061094</text:p>
              </table:table-cell>
              <table:table-cell office:value-type="float" office:value="0.067937">
                <text:p>0.0679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3039">
                <text:p>0.073039</text:p>
              </table:table-cell>
              <table:table-cell office:value-type="float" office:value="0.07331">
                <text:p>0.073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5039">
                <text:p>0.085039</text:p>
              </table:table-cell>
              <table:table-cell office:value-type="float" office:value="0.085342">
                <text:p>0.0853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9192">
                <text:p>0.009192</text:p>
              </table:table-cell>
              <table:table-cell office:value-type="float" office:value="0.014347">
                <text:p>0.014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6038">
                <text:p>0.036038</text:p>
              </table:table-cell>
              <table:table-cell office:value-type="float" office:value="0.053654">
                <text:p>0.053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9835">
                <text:p>0.049835</text:p>
              </table:table-cell>
              <table:table-cell office:value-type="float" office:value="0.072224">
                <text:p>0.072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2505">
                <text:p>0.052505</text:p>
              </table:table-cell>
              <table:table-cell office:value-type="float" office:value="0.075741">
                <text:p>0.075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8717">
                <text:p>0.048717</text:p>
              </table:table-cell>
              <table:table-cell office:value-type="float" office:value="0.070383">
                <text:p>0.0703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0533">
                <text:p>0.040533</text:p>
              </table:table-cell>
              <table:table-cell office:value-type="float" office:value="0.05953">
                <text:p>0.059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9259">
                <text:p>0.029259</text:p>
              </table:table-cell>
              <table:table-cell office:value-type="float" office:value="0.045233">
                <text:p>0.0452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1947">
                <text:p>0.031947</text:p>
              </table:table-cell>
              <table:table-cell office:value-type="float" office:value="0.037789">
                <text:p>0.037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4554">
                <text:p>0.034554</text:p>
              </table:table-cell>
              <table:table-cell office:value-type="float" office:value="0.039488">
                <text:p>0.0394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2551">
                <text:p>0.042551</text:p>
              </table:table-cell>
              <table:table-cell office:value-type="float" office:value="0.040881">
                <text:p>0.04088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0392">
                <text:p>0.010392</text:p>
              </table:table-cell>
              <table:table-cell office:value-type="float" office:value="0.015147">
                <text:p>0.0151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4838">
                <text:p>0.034838</text:p>
              </table:table-cell>
              <table:table-cell office:value-type="float" office:value="0.052454">
                <text:p>0.052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8035">
                <text:p>0.048035</text:p>
              </table:table-cell>
              <table:table-cell office:value-type="float" office:value="0.070424">
                <text:p>0.0704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0105">
                <text:p>0.050105</text:p>
              </table:table-cell>
              <table:table-cell office:value-type="float" office:value="0.073341">
                <text:p>0.0733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5717">
                <text:p>0.045717</text:p>
              </table:table-cell>
              <table:table-cell office:value-type="float" office:value="0.067383">
                <text:p>0.0673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7342">
                <text:p>0.037342</text:p>
              </table:table-cell>
              <table:table-cell office:value-type="float" office:value="0.05593">
                <text:p>0.055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9259">
                <text:p>0.029259</text:p>
              </table:table-cell>
              <table:table-cell office:value-type="float" office:value="0.044811">
                <text:p>0.0448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895">
                <text:p>0.01895</text:p>
              </table:table-cell>
              <table:table-cell office:value-type="float" office:value="0.031607">
                <text:p>0.0316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8354">
                <text:p>0.018354</text:p>
              </table:table-cell>
              <table:table-cell office:value-type="float" office:value="0.023288">
                <text:p>0.0232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439">
                <text:p>0.022439</text:p>
              </table:table-cell>
              <table:table-cell office:value-type="float" office:value="0.02479">
                <text:p>0.024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927">
                <text:p>0.008927</text:p>
              </table:table-cell>
              <table:table-cell office:value-type="float" office:value="0.013347">
                <text:p>0.0133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4838">
                <text:p>0.034838</text:p>
              </table:table-cell>
              <table:table-cell office:value-type="float" office:value="0.052454">
                <text:p>0.052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8035">
                <text:p>0.048035</text:p>
              </table:table-cell>
              <table:table-cell office:value-type="float" office:value="0.070424">
                <text:p>0.0704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0105">
                <text:p>0.050105</text:p>
              </table:table-cell>
              <table:table-cell office:value-type="float" office:value="0.073341">
                <text:p>0.073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5717">
                <text:p>0.045717</text:p>
              </table:table-cell>
              <table:table-cell office:value-type="float" office:value="0.067383">
                <text:p>0.067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7837">
                <text:p>0.037837</text:p>
              </table:table-cell>
              <table:table-cell office:value-type="float" office:value="0.05593">
                <text:p>0.055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387">
                <text:p>0.029387</text:p>
              </table:table-cell>
              <table:table-cell office:value-type="float" office:value="0.044186">
                <text:p>0.0441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348">
                <text:p>0.019348</text:p>
              </table:table-cell>
              <table:table-cell office:value-type="float" office:value="0.032263">
                <text:p>0.0322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7334">
                <text:p>0.017334</text:p>
              </table:table-cell>
              <table:table-cell office:value-type="float" office:value="0.02021">
                <text:p>0.02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2232">
                <text:p>0.022232</text:p>
              </table:table-cell>
              <table:table-cell office:value-type="float" office:value="0.017167">
                <text:p>0.0171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3: 
RMSE for thumb and index DOF</text:p>
        </chart:title>
        <chart:legend chart:legend-position="end" svg:x="15.472cm" svg:y="4.442cm" chart:style-name="ch3"/>
        <chart:plot-area chart:style-name="ch4" table:cell-range-address="Testing.N4:Testing.N204 Testing.AD4:Testing.AD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N5:Testing.N204" chart:label-cell-address="Testing.N4:Testing.N4" chart:class="chart:line">
            <chart:data-point chart:repeated="200"/>
          </chart:series>
          <chart:series chart:style-name="ch9" chart:values-cell-range-address="Testing.AD5:Testing.AD204" chart:label-cell-address="Testing.AD4:Testing.AD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umb+index</text:p>
              </table:table-cell>
              <table:table-cell office:value-type="string">
                <text:p>thumb+index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343">
                <text:p>0.004343</text:p>
              </table:table-cell>
              <table:table-cell office:value-type="float" office:value="0.006086">
                <text:p>0.00608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176">
                <text:p>0.019176</text:p>
              </table:table-cell>
              <table:table-cell office:value-type="float" office:value="0.020021">
                <text:p>0.02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301">
                <text:p>0.025301</text:p>
              </table:table-cell>
              <table:table-cell office:value-type="float" office:value="0.027346">
                <text:p>0.027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653">
                <text:p>0.027653</text:p>
              </table:table-cell>
              <table:table-cell office:value-type="float" office:value="0.031118">
                <text:p>0.0311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927">
                <text:p>0.028927</text:p>
              </table:table-cell>
              <table:table-cell office:value-type="float" office:value="0.034084">
                <text:p>0.03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373">
                <text:p>0.030373</text:p>
              </table:table-cell>
              <table:table-cell office:value-type="float" office:value="0.037194">
                <text:p>0.037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011">
                <text:p>0.032011</text:p>
              </table:table-cell>
              <table:table-cell office:value-type="float" office:value="0.040345">
                <text:p>0.040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83">
                <text:p>0.03283</text:p>
              </table:table-cell>
              <table:table-cell office:value-type="float" office:value="0.042547">
                <text:p>0.042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2602">
                <text:p>0.032602</text:p>
              </table:table-cell>
              <table:table-cell office:value-type="float" office:value="0.042366">
                <text:p>0.042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0759">
                <text:p>0.030759</text:p>
              </table:table-cell>
              <table:table-cell office:value-type="float" office:value="0.038713">
                <text:p>0.038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7543">
                <text:p>0.007543</text:p>
              </table:table-cell>
              <table:table-cell office:value-type="float" office:value="0.009286">
                <text:p>0.009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176">
                <text:p>0.019176</text:p>
              </table:table-cell>
              <table:table-cell office:value-type="float" office:value="0.020021">
                <text:p>0.020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76">
                <text:p>0.02676</text:p>
              </table:table-cell>
              <table:table-cell office:value-type="float" office:value="0.027726">
                <text:p>0.027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097">
                <text:p>0.032097</text:p>
              </table:table-cell>
              <table:table-cell office:value-type="float" office:value="0.034337">
                <text:p>0.034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57">
                <text:p>0.036357</text:p>
              </table:table-cell>
              <table:table-cell office:value-type="float" office:value="0.040187">
                <text:p>0.040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452">
                <text:p>0.040452</text:p>
              </table:table-cell>
              <table:table-cell office:value-type="float" office:value="0.046171">
                <text:p>0.046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4364">
                <text:p>0.044364</text:p>
              </table:table-cell>
              <table:table-cell office:value-type="float" office:value="0.052089">
                <text:p>0.052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7352">
                <text:p>0.047352</text:p>
              </table:table-cell>
              <table:table-cell office:value-type="float" office:value="0.056816">
                <text:p>0.056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306">
                <text:p>0.048306</text:p>
              </table:table-cell>
              <table:table-cell office:value-type="float" office:value="0.058834">
                <text:p>0.0588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331">
                <text:p>0.046331</text:p>
              </table:table-cell>
              <table:table-cell office:value-type="float" office:value="0.057106">
                <text:p>0.057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643">
                <text:p>0.009643</text:p>
              </table:table-cell>
              <table:table-cell office:value-type="float" office:value="0.011386">
                <text:p>0.0113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8576">
                <text:p>0.018576</text:p>
              </table:table-cell>
              <table:table-cell office:value-type="float" office:value="0.019421">
                <text:p>0.0194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706">
                <text:p>0.02706</text:p>
              </table:table-cell>
              <table:table-cell office:value-type="float" office:value="0.028026">
                <text:p>0.0280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497">
                <text:p>0.032497</text:p>
              </table:table-cell>
              <table:table-cell office:value-type="float" office:value="0.034737">
                <text:p>0.034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6857">
                <text:p>0.036857</text:p>
              </table:table-cell>
              <table:table-cell office:value-type="float" office:value="0.040687">
                <text:p>0.040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052">
                <text:p>0.041052</text:p>
              </table:table-cell>
              <table:table-cell office:value-type="float" office:value="0.046771">
                <text:p>0.046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5064">
                <text:p>0.045064</text:p>
              </table:table-cell>
              <table:table-cell office:value-type="float" office:value="0.052789">
                <text:p>0.052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8152">
                <text:p>0.048152</text:p>
              </table:table-cell>
              <table:table-cell office:value-type="float" office:value="0.057616">
                <text:p>0.05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0244">
                <text:p>0.050244</text:p>
              </table:table-cell>
              <table:table-cell office:value-type="float" office:value="0.059734">
                <text:p>0.059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041">
                <text:p>0.05041</text:p>
              </table:table-cell>
              <table:table-cell office:value-type="float" office:value="0.058106">
                <text:p>0.058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02">
                <text:p>0.00802</text:p>
              </table:table-cell>
              <table:table-cell office:value-type="float" office:value="0.008586">
                <text:p>0.0085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0576">
                <text:p>0.020576</text:p>
              </table:table-cell>
              <table:table-cell office:value-type="float" office:value="0.021421">
                <text:p>0.021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766">
                <text:p>0.02766</text:p>
              </table:table-cell>
              <table:table-cell office:value-type="float" office:value="0.029446">
                <text:p>0.0294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3297">
                <text:p>0.033297</text:p>
              </table:table-cell>
              <table:table-cell office:value-type="float" office:value="0.035537">
                <text:p>0.035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7857">
                <text:p>0.037857</text:p>
              </table:table-cell>
              <table:table-cell office:value-type="float" office:value="0.041687">
                <text:p>0.041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2252">
                <text:p>0.042252</text:p>
              </table:table-cell>
              <table:table-cell office:value-type="float" office:value="0.047971">
                <text:p>0.047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6464">
                <text:p>0.046464</text:p>
              </table:table-cell>
              <table:table-cell office:value-type="float" office:value="0.054189">
                <text:p>0.054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752">
                <text:p>0.049752</text:p>
              </table:table-cell>
              <table:table-cell office:value-type="float" office:value="0.059216">
                <text:p>0.059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1006">
                <text:p>0.051006</text:p>
              </table:table-cell>
              <table:table-cell office:value-type="float" office:value="0.061534">
                <text:p>0.061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331">
                <text:p>0.049331</text:p>
              </table:table-cell>
              <table:table-cell office:value-type="float" office:value="0.060106">
                <text:p>0.0601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72">
                <text:p>0.00872</text:p>
              </table:table-cell>
              <table:table-cell office:value-type="float" office:value="0.010286">
                <text:p>0.010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062">
                <text:p>0.017062</text:p>
              </table:table-cell>
              <table:table-cell office:value-type="float" office:value="0.017053">
                <text:p>0.017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56">
                <text:p>0.02556</text:p>
              </table:table-cell>
              <table:table-cell office:value-type="float" office:value="0.026526">
                <text:p>0.026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0497">
                <text:p>0.030497</text:p>
              </table:table-cell>
              <table:table-cell office:value-type="float" office:value="0.032737">
                <text:p>0.032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4357">
                <text:p>0.034357</text:p>
              </table:table-cell>
              <table:table-cell office:value-type="float" office:value="0.038187">
                <text:p>0.038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052">
                <text:p>0.038052</text:p>
              </table:table-cell>
              <table:table-cell office:value-type="float" office:value="0.043771">
                <text:p>0.0437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1564">
                <text:p>0.041564</text:p>
              </table:table-cell>
              <table:table-cell office:value-type="float" office:value="0.049289">
                <text:p>0.0492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4152">
                <text:p>0.044152</text:p>
              </table:table-cell>
              <table:table-cell office:value-type="float" office:value="0.053616">
                <text:p>0.053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5744">
                <text:p>0.045744</text:p>
              </table:table-cell>
              <table:table-cell office:value-type="float" office:value="0.055234">
                <text:p>0.055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541">
                <text:p>0.04541</text:p>
              </table:table-cell>
              <table:table-cell office:value-type="float" office:value="0.053106">
                <text:p>0.0531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156">
                <text:p>0.006156</text:p>
              </table:table-cell>
              <table:table-cell office:value-type="float" office:value="0.005463">
                <text:p>0.005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1133">
                <text:p>0.021133</text:p>
              </table:table-cell>
              <table:table-cell office:value-type="float" office:value="0.026507">
                <text:p>0.026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547">
                <text:p>0.02547</text:p>
              </table:table-cell>
              <table:table-cell office:value-type="float" office:value="0.033808">
                <text:p>0.0338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717">
                <text:p>0.027717</text:p>
              </table:table-cell>
              <table:table-cell office:value-type="float" office:value="0.036968">
                <text:p>0.0369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9586">
                <text:p>0.029586</text:p>
              </table:table-cell>
              <table:table-cell office:value-type="float" office:value="0.037548">
                <text:p>0.0375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1349">
                <text:p>0.031349</text:p>
              </table:table-cell>
              <table:table-cell office:value-type="float" office:value="0.036278">
                <text:p>0.0362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4761">
                <text:p>0.034761</text:p>
              </table:table-cell>
              <table:table-cell office:value-type="float" office:value="0.034736">
                <text:p>0.034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921">
                <text:p>0.036921</text:p>
              </table:table-cell>
              <table:table-cell office:value-type="float" office:value="0.035894">
                <text:p>0.035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7188">
                <text:p>0.037188</text:p>
              </table:table-cell>
              <table:table-cell office:value-type="float" office:value="0.036746">
                <text:p>0.036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5249">
                <text:p>0.035249</text:p>
              </table:table-cell>
              <table:table-cell office:value-type="float" office:value="0.037728">
                <text:p>0.037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469">
                <text:p>0.009469</text:p>
              </table:table-cell>
              <table:table-cell office:value-type="float" office:value="0.010282">
                <text:p>0.0102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207">
                <text:p>0.015207</text:p>
              </table:table-cell>
              <table:table-cell office:value-type="float" office:value="0.027107">
                <text:p>0.0271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487">
                <text:p>0.019487</text:p>
              </table:table-cell>
              <table:table-cell office:value-type="float" office:value="0.039362">
                <text:p>0.0393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168">
                <text:p>0.02168</text:p>
              </table:table-cell>
              <table:table-cell office:value-type="float" office:value="0.048688">
                <text:p>0.0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946">
                <text:p>0.026946</text:p>
              </table:table-cell>
              <table:table-cell office:value-type="float" office:value="0.057543">
                <text:p>0.057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23">
                <text:p>0.03323</text:p>
              </table:table-cell>
              <table:table-cell office:value-type="float" office:value="0.06487">
                <text:p>0.064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9509">
                <text:p>0.039509</text:p>
              </table:table-cell>
              <table:table-cell office:value-type="float" office:value="0.071461">
                <text:p>0.0714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4721">
                <text:p>0.044721</text:p>
              </table:table-cell>
              <table:table-cell office:value-type="float" office:value="0.078432">
                <text:p>0.0784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654">
                <text:p>0.047654</text:p>
              </table:table-cell>
              <table:table-cell office:value-type="float" office:value="0.084603">
                <text:p>0.0846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7702">
                <text:p>0.047702</text:p>
              </table:table-cell>
              <table:table-cell office:value-type="float" office:value="0.090072">
                <text:p>0.0900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369">
                <text:p>0.012369</text:p>
              </table:table-cell>
              <table:table-cell office:value-type="float" office:value="0.005662">
                <text:p>0.005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1007">
                <text:p>0.011007</text:p>
              </table:table-cell>
              <table:table-cell office:value-type="float" office:value="0.026107">
                <text:p>0.0261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3187">
                <text:p>0.013187</text:p>
              </table:table-cell>
              <table:table-cell office:value-type="float" office:value="0.033208">
                <text:p>0.0332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477">
                <text:p>0.018477</text:p>
              </table:table-cell>
              <table:table-cell office:value-type="float" office:value="0.033923">
                <text:p>0.033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4697">
                <text:p>0.024697</text:p>
              </table:table-cell>
              <table:table-cell office:value-type="float" office:value="0.037182">
                <text:p>0.037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1212">
                <text:p>0.031212</text:p>
              </table:table-cell>
              <table:table-cell office:value-type="float" office:value="0.039081">
                <text:p>0.039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539">
                <text:p>0.037539</text:p>
              </table:table-cell>
              <table:table-cell office:value-type="float" office:value="0.039641">
                <text:p>0.0396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2464">
                <text:p>0.042464</text:p>
              </table:table-cell>
              <table:table-cell office:value-type="float" office:value="0.039034">
                <text:p>0.039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6662">
                <text:p>0.046662</text:p>
              </table:table-cell>
              <table:table-cell office:value-type="float" office:value="0.037357">
                <text:p>0.0373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6009">
                <text:p>0.056009</text:p>
              </table:table-cell>
              <table:table-cell office:value-type="float" office:value="0.039914">
                <text:p>0.0399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9307">
                <text:p>0.009307</text:p>
              </table:table-cell>
              <table:table-cell office:value-type="float" office:value="0.007082">
                <text:p>0.0070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007">
                <text:p>0.017007</text:p>
              </table:table-cell>
              <table:table-cell office:value-type="float" office:value="0.025907">
                <text:p>0.025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2187">
                <text:p>0.022187</text:p>
              </table:table-cell>
              <table:table-cell office:value-type="float" office:value="0.032908">
                <text:p>0.032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4432">
                <text:p>0.024432</text:p>
              </table:table-cell>
              <table:table-cell office:value-type="float" office:value="0.036545">
                <text:p>0.036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579">
                <text:p>0.026579</text:p>
              </table:table-cell>
              <table:table-cell office:value-type="float" office:value="0.038533">
                <text:p>0.038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2239">
                <text:p>0.032239</text:p>
              </table:table-cell>
              <table:table-cell office:value-type="float" office:value="0.03856">
                <text:p>0.03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8304">
                <text:p>0.038304</text:p>
              </table:table-cell>
              <table:table-cell office:value-type="float" office:value="0.037089">
                <text:p>0.037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2755">
                <text:p>0.042755</text:p>
              </table:table-cell>
              <table:table-cell office:value-type="float" office:value="0.034523">
                <text:p>0.034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7193">
                <text:p>0.047193</text:p>
              </table:table-cell>
              <table:table-cell office:value-type="float" office:value="0.033501">
                <text:p>0.0335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3486">
                <text:p>0.053486</text:p>
              </table:table-cell>
              <table:table-cell office:value-type="float" office:value="0.032072">
                <text:p>0.0320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8507">
                <text:p>0.008507</text:p>
              </table:table-cell>
              <table:table-cell office:value-type="float" office:value="0.006182">
                <text:p>0.006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5733">
                <text:p>0.015733</text:p>
              </table:table-cell>
              <table:table-cell office:value-type="float" office:value="0.025707">
                <text:p>0.025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737">
                <text:p>0.01737</text:p>
              </table:table-cell>
              <table:table-cell office:value-type="float" office:value="0.032608">
                <text:p>0.0326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6917">
                <text:p>0.016917</text:p>
              </table:table-cell>
              <table:table-cell office:value-type="float" office:value="0.033123">
                <text:p>0.0331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6579">
                <text:p>0.016579</text:p>
              </table:table-cell>
              <table:table-cell office:value-type="float" office:value="0.030548">
                <text:p>0.0305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7839">
                <text:p>0.017839</text:p>
              </table:table-cell>
              <table:table-cell office:value-type="float" office:value="0.027878">
                <text:p>0.0278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1504">
                <text:p>0.021504</text:p>
              </table:table-cell>
              <table:table-cell office:value-type="float" office:value="0.023746">
                <text:p>0.023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555">
                <text:p>0.023555</text:p>
              </table:table-cell>
              <table:table-cell office:value-type="float" office:value="0.018338">
                <text:p>0.0183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593">
                <text:p>0.025593</text:p>
              </table:table-cell>
              <table:table-cell office:value-type="float" office:value="0.011764">
                <text:p>0.0117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2009">
                <text:p>0.032009</text:p>
              </table:table-cell>
              <table:table-cell office:value-type="float" office:value="0.010552">
                <text:p>0.0105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36">
                <text:p>0.00636</text:p>
              </table:table-cell>
              <table:table-cell office:value-type="float" office:value="0.006543">
                <text:p>0.0065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4112">
                <text:p>0.024112</text:p>
              </table:table-cell>
              <table:table-cell office:value-type="float" office:value="0.021049">
                <text:p>0.0210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591">
                <text:p>0.031591</text:p>
              </table:table-cell>
              <table:table-cell office:value-type="float" office:value="0.026452">
                <text:p>0.0264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4146">
                <text:p>0.034146</text:p>
              </table:table-cell>
              <table:table-cell office:value-type="float" office:value="0.030395">
                <text:p>0.0303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4258">
                <text:p>0.034258</text:p>
              </table:table-cell>
              <table:table-cell office:value-type="float" office:value="0.033836">
                <text:p>0.0338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2945">
                <text:p>0.032945</text:p>
              </table:table-cell>
              <table:table-cell office:value-type="float" office:value="0.037457">
                <text:p>0.0374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4484">
                <text:p>0.034484</text:p>
              </table:table-cell>
              <table:table-cell office:value-type="float" office:value="0.041222">
                <text:p>0.0412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5675">
                <text:p>0.035675</text:p>
              </table:table-cell>
              <table:table-cell office:value-type="float" office:value="0.044395">
                <text:p>0.0443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6552">
                <text:p>0.036552</text:p>
              </table:table-cell>
              <table:table-cell office:value-type="float" office:value="0.045823">
                <text:p>0.045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7917">
                <text:p>0.037917</text:p>
              </table:table-cell>
              <table:table-cell office:value-type="float" office:value="0.044602">
                <text:p>0.044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1317">
                <text:p>0.011317</text:p>
              </table:table-cell>
              <table:table-cell office:value-type="float" office:value="0.010387">
                <text:p>0.0103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679">
                <text:p>0.024679</text:p>
              </table:table-cell>
              <table:table-cell office:value-type="float" office:value="0.01782">
                <text:p>0.017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6907">
                <text:p>0.036907</text:p>
              </table:table-cell>
              <table:table-cell office:value-type="float" office:value="0.023452">
                <text:p>0.0234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6771">
                <text:p>0.046771</text:p>
              </table:table-cell>
              <table:table-cell office:value-type="float" office:value="0.026395">
                <text:p>0.0263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5479">
                <text:p>0.055479</text:p>
              </table:table-cell>
              <table:table-cell office:value-type="float" office:value="0.03085">
                <text:p>0.030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3042">
                <text:p>0.063042</text:p>
              </table:table-cell>
              <table:table-cell office:value-type="float" office:value="0.037169">
                <text:p>0.0371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0997">
                <text:p>0.070997</text:p>
              </table:table-cell>
              <table:table-cell office:value-type="float" office:value="0.043661">
                <text:p>0.0436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8156">
                <text:p>0.078156</text:p>
              </table:table-cell>
              <table:table-cell office:value-type="float" office:value="0.049466">
                <text:p>0.0494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4574">
                <text:p>0.084574</text:p>
              </table:table-cell>
              <table:table-cell office:value-type="float" office:value="0.053295">
                <text:p>0.053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90299">
                <text:p>0.090299</text:p>
              </table:table-cell>
              <table:table-cell office:value-type="float" office:value="0.05423">
                <text:p>0.054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559">
                <text:p>0.006559</text:p>
              </table:table-cell>
              <table:table-cell office:value-type="float" office:value="0.013287">
                <text:p>0.0132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458">
                <text:p>0.023458</text:p>
              </table:table-cell>
              <table:table-cell office:value-type="float" office:value="0.013178">
                <text:p>0.0131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9487">
                <text:p>0.029487</text:p>
              </table:table-cell>
              <table:table-cell office:value-type="float" office:value="0.015896">
                <text:p>0.0158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22">
                <text:p>0.0322</text:p>
              </table:table-cell>
              <table:table-cell office:value-type="float" office:value="0.018027">
                <text:p>0.0180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5458">
                <text:p>0.035458</text:p>
              </table:table-cell>
              <table:table-cell office:value-type="float" office:value="0.023964">
                <text:p>0.0239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726">
                <text:p>0.03726</text:p>
              </table:table-cell>
              <table:table-cell office:value-type="float" office:value="0.030201">
                <text:p>0.0302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796">
                <text:p>0.03796</text:p>
              </table:table-cell>
              <table:table-cell office:value-type="float" office:value="0.036573">
                <text:p>0.0365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712">
                <text:p>0.037712</text:p>
              </table:table-cell>
              <table:table-cell office:value-type="float" office:value="0.042113">
                <text:p>0.0421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862">
                <text:p>0.038862</text:p>
              </table:table-cell>
              <table:table-cell office:value-type="float" office:value="0.04545">
                <text:p>0.045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1704">
                <text:p>0.041704</text:p>
              </table:table-cell>
              <table:table-cell office:value-type="float" office:value="0.054369">
                <text:p>0.0543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117">
                <text:p>0.008117</text:p>
              </table:table-cell>
              <table:table-cell office:value-type="float" office:value="0.009287">
                <text:p>0.0092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3258">
                <text:p>0.023258</text:p>
              </table:table-cell>
              <table:table-cell office:value-type="float" office:value="0.019178">
                <text:p>0.0191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9187">
                <text:p>0.029187</text:p>
              </table:table-cell>
              <table:table-cell office:value-type="float" office:value="0.024896">
                <text:p>0.0248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3542">
                <text:p>0.033542</text:p>
              </table:table-cell>
              <table:table-cell office:value-type="float" office:value="0.027166">
                <text:p>0.0271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5245">
                <text:p>0.035245</text:p>
              </table:table-cell>
              <table:table-cell office:value-type="float" office:value="0.02902">
                <text:p>0.02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5275">
                <text:p>0.035275</text:p>
              </table:table-cell>
              <table:table-cell office:value-type="float" office:value="0.031553">
                <text:p>0.031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4117">
                <text:p>0.034117</text:p>
              </table:table-cell>
              <table:table-cell office:value-type="float" office:value="0.037198">
                <text:p>0.0371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3218">
                <text:p>0.033218</text:p>
              </table:table-cell>
              <table:table-cell office:value-type="float" office:value="0.042494">
                <text:p>0.0424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2799">
                <text:p>0.032799</text:p>
              </table:table-cell>
              <table:table-cell office:value-type="float" office:value="0.04612">
                <text:p>0.046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2299">
                <text:p>0.032299</text:p>
              </table:table-cell>
              <table:table-cell office:value-type="float" office:value="0.053507">
                <text:p>0.053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217">
                <text:p>0.007217</text:p>
              </table:table-cell>
              <table:table-cell office:value-type="float" office:value="0.009087">
                <text:p>0.00908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3058">
                <text:p>0.023058</text:p>
              </table:table-cell>
              <table:table-cell office:value-type="float" office:value="0.015608">
                <text:p>0.0156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8887">
                <text:p>0.028887</text:p>
              </table:table-cell>
              <table:table-cell office:value-type="float" office:value="0.018896">
                <text:p>0.0188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8689">
                <text:p>0.028689</text:p>
              </table:table-cell>
              <table:table-cell office:value-type="float" office:value="0.019167">
                <text:p>0.0191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7258">
                <text:p>0.027258</text:p>
              </table:table-cell>
              <table:table-cell office:value-type="float" office:value="0.01902">
                <text:p>0.01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438">
                <text:p>0.02438</text:p>
              </table:table-cell>
              <table:table-cell office:value-type="float" office:value="0.019553">
                <text:p>0.0195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295">
                <text:p>0.020295</text:p>
              </table:table-cell>
              <table:table-cell office:value-type="float" office:value="0.020758">
                <text:p>0.0207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5167">
                <text:p>0.015167</text:p>
              </table:table-cell>
              <table:table-cell office:value-type="float" office:value="0.023294">
                <text:p>0.0232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9364">
                <text:p>0.009364</text:p>
              </table:table-cell>
              <table:table-cell office:value-type="float" office:value="0.02452">
                <text:p>0.024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0716">
                <text:p>0.010716</text:p>
              </table:table-cell>
              <table:table-cell office:value-type="float" office:value="0.030369">
                <text:p>0.030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838">
                <text:p>0.007838</text:p>
              </table:table-cell>
              <table:table-cell office:value-type="float" office:value="0.009299">
                <text:p>0.0092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6454">
                <text:p>0.026454</text:p>
              </table:table-cell>
              <table:table-cell office:value-type="float" office:value="0.027504">
                <text:p>0.027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6469">
                <text:p>0.036469</text:p>
              </table:table-cell>
              <table:table-cell office:value-type="float" office:value="0.038497">
                <text:p>0.038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0888">
                <text:p>0.040888</text:p>
              </table:table-cell>
              <table:table-cell office:value-type="float" office:value="0.042894">
                <text:p>0.0428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2087">
                <text:p>0.042087</text:p>
              </table:table-cell>
              <table:table-cell office:value-type="float" office:value="0.043094">
                <text:p>0.0430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0608">
                <text:p>0.040608</text:p>
              </table:table-cell>
              <table:table-cell office:value-type="float" office:value="0.039801">
                <text:p>0.0398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6547">
                <text:p>0.036547</text:p>
              </table:table-cell>
              <table:table-cell office:value-type="float" office:value="0.033368">
                <text:p>0.0333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9971">
                <text:p>0.029971</text:p>
              </table:table-cell>
              <table:table-cell office:value-type="float" office:value="0.024171">
                <text:p>0.0241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1044">
                <text:p>0.021044</text:p>
              </table:table-cell>
              <table:table-cell office:value-type="float" office:value="0.012661">
                <text:p>0.0126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0975">
                <text:p>0.020975</text:p>
              </table:table-cell>
              <table:table-cell office:value-type="float" office:value="0.019899">
                <text:p>0.0198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709">
                <text:p>0.013709</text:p>
              </table:table-cell>
              <table:table-cell office:value-type="float" office:value="0.016319">
                <text:p>0.0163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5654">
                <text:p>0.025654</text:p>
              </table:table-cell>
              <table:table-cell office:value-type="float" office:value="0.026704">
                <text:p>0.0267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603">
                <text:p>0.035603</text:p>
              </table:table-cell>
              <table:table-cell office:value-type="float" office:value="0.03864">
                <text:p>0.038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6985">
                <text:p>0.046985</text:p>
              </table:table-cell>
              <table:table-cell office:value-type="float" office:value="0.047573">
                <text:p>0.0475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7302">
                <text:p>0.057302</text:p>
              </table:table-cell>
              <table:table-cell office:value-type="float" office:value="0.057052">
                <text:p>0.0570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5505">
                <text:p>0.065505</text:p>
              </table:table-cell>
              <table:table-cell office:value-type="float" office:value="0.063942">
                <text:p>0.0639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71733">
                <text:p>0.071733</text:p>
              </table:table-cell>
              <table:table-cell office:value-type="float" office:value="0.06858">
                <text:p>0.068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76126">
                <text:p>0.076126</text:p>
              </table:table-cell>
              <table:table-cell office:value-type="float" office:value="0.071316">
                <text:p>0.0713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78885">
                <text:p>0.078885</text:p>
              </table:table-cell>
              <table:table-cell office:value-type="float" office:value="0.072519">
                <text:p>0.0725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80917">
                <text:p>0.080917</text:p>
              </table:table-cell>
              <table:table-cell office:value-type="float" office:value="0.08052">
                <text:p>0.080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209">
                <text:p>0.008209</text:p>
              </table:table-cell>
              <table:table-cell office:value-type="float" office:value="0.010819">
                <text:p>0.010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6254">
                <text:p>0.026254</text:p>
              </table:table-cell>
              <table:table-cell office:value-type="float" office:value="0.027304">
                <text:p>0.0273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6169">
                <text:p>0.036169</text:p>
              </table:table-cell>
              <table:table-cell office:value-type="float" office:value="0.038197">
                <text:p>0.0381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0488">
                <text:p>0.040488</text:p>
              </table:table-cell>
              <table:table-cell office:value-type="float" office:value="0.042494">
                <text:p>0.0424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1587">
                <text:p>0.041587</text:p>
              </table:table-cell>
              <table:table-cell office:value-type="float" office:value="0.042594">
                <text:p>0.042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0264">
                <text:p>0.040264</text:p>
              </table:table-cell>
              <table:table-cell office:value-type="float" office:value="0.039391">
                <text:p>0.039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9355">
                <text:p>0.039355</text:p>
              </table:table-cell>
              <table:table-cell office:value-type="float" office:value="0.035826">
                <text:p>0.0358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6119">
                <text:p>0.036119</text:p>
              </table:table-cell>
              <table:table-cell office:value-type="float" office:value="0.029696">
                <text:p>0.02969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4675">
                <text:p>0.034675</text:p>
              </table:table-cell>
              <table:table-cell office:value-type="float" office:value="0.03174">
                <text:p>0.031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9863">
                <text:p>0.039863</text:p>
              </table:table-cell>
              <table:table-cell office:value-type="float" office:value="0.035327">
                <text:p>0.0353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409">
                <text:p>0.009409</text:p>
              </table:table-cell>
              <table:table-cell office:value-type="float" office:value="0.012019">
                <text:p>0.0120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5054">
                <text:p>0.025054</text:p>
              </table:table-cell>
              <table:table-cell office:value-type="float" office:value="0.028274">
                <text:p>0.0282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4369">
                <text:p>0.034369</text:p>
              </table:table-cell>
              <table:table-cell office:value-type="float" office:value="0.037085">
                <text:p>0.0370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8088">
                <text:p>0.038088</text:p>
              </table:table-cell>
              <table:table-cell office:value-type="float" office:value="0.040094">
                <text:p>0.0400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8813">
                <text:p>0.038813</text:p>
              </table:table-cell>
              <table:table-cell office:value-type="float" office:value="0.040059">
                <text:p>0.0400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0264">
                <text:p>0.040264</text:p>
              </table:table-cell>
              <table:table-cell office:value-type="float" office:value="0.039391">
                <text:p>0.0393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9355">
                <text:p>0.039355</text:p>
              </table:table-cell>
              <table:table-cell office:value-type="float" office:value="0.035826">
                <text:p>0.0358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6119">
                <text:p>0.036119</text:p>
              </table:table-cell>
              <table:table-cell office:value-type="float" office:value="0.030271">
                <text:p>0.0302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0669">
                <text:p>0.030669</text:p>
              </table:table-cell>
              <table:table-cell office:value-type="float" office:value="0.023322">
                <text:p>0.0233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3193">
                <text:p>0.023193</text:p>
              </table:table-cell>
              <table:table-cell office:value-type="float" office:value="0.021282">
                <text:p>0.0212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538">
                <text:p>0.008538</text:p>
              </table:table-cell>
              <table:table-cell office:value-type="float" office:value="0.010219">
                <text:p>0.0102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8531">
                <text:p>0.028531</text:p>
              </table:table-cell>
              <table:table-cell office:value-type="float" office:value="0.031874">
                <text:p>0.0318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8234">
                <text:p>0.038234</text:p>
              </table:table-cell>
              <table:table-cell office:value-type="float" office:value="0.042485">
                <text:p>0.0424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725">
                <text:p>0.042725</text:p>
              </table:table-cell>
              <table:table-cell office:value-type="float" office:value="0.047031">
                <text:p>0.0470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4179">
                <text:p>0.044179</text:p>
              </table:table-cell>
              <table:table-cell office:value-type="float" office:value="0.047938">
                <text:p>0.0479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2987">
                <text:p>0.042987</text:p>
              </table:table-cell>
              <table:table-cell office:value-type="float" office:value="0.045731">
                <text:p>0.0457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9295">
                <text:p>0.039295</text:p>
              </table:table-cell>
              <table:table-cell office:value-type="float" office:value="0.040789">
                <text:p>0.0407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5453">
                <text:p>0.035453</text:p>
              </table:table-cell>
              <table:table-cell office:value-type="float" office:value="0.035071">
                <text:p>0.0350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0469">
                <text:p>0.030469</text:p>
              </table:table-cell>
              <table:table-cell office:value-type="float" office:value="0.028722">
                <text:p>0.0287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6263">
                <text:p>0.026263</text:p>
              </table:table-cell>
              <table:table-cell office:value-type="float" office:value="0.025719">
                <text:p>0.02571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0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1: 
RMSE for middle, ring and pinky DOF</text:p>
        </chart:title>
        <chart:legend chart:legend-position="end" svg:x="15.472cm" svg:y="4.442cm" chart:style-name="ch3"/>
        <chart:plot-area chart:style-name="ch4" table:cell-range-address="Testing.E4:Testing.E204 Testing.U4:Testing.U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E5:Testing.E204" chart:label-cell-address="Testing.E4:Testing.E4" chart:class="chart:line">
            <chart:data-point chart:repeated="200"/>
          </chart:series>
          <chart:series chart:style-name="ch9" chart:values-cell-range-address="Testing.U5:Testing.U204" chart:label-cell-address="Testing.U4:Testing.U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+ring+litt</text:p>
              </table:table-cell>
              <table:table-cell office:value-type="string">
                <text:p>mid+ring+litt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29">
                <text:p>0.008729</text:p>
              </table:table-cell>
              <table:table-cell office:value-type="float" office:value="0.008829">
                <text:p>0.0088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099">
                <text:p>0.069099</text:p>
              </table:table-cell>
              <table:table-cell office:value-type="float" office:value="0.039719">
                <text:p>0.039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054">
                <text:p>0.069054</text:p>
              </table:table-cell>
              <table:table-cell office:value-type="float" office:value="0.036937">
                <text:p>0.0369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898">
                <text:p>0.052898</text:p>
              </table:table-cell>
              <table:table-cell office:value-type="float" office:value="0.025316">
                <text:p>0.025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569">
                <text:p>0.033569</text:p>
              </table:table-cell>
              <table:table-cell office:value-type="float" office:value="0.021802">
                <text:p>0.021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08">
                <text:p>0.027508</text:p>
              </table:table-cell>
              <table:table-cell office:value-type="float" office:value="0.019459">
                <text:p>0.019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689">
                <text:p>0.023689</text:p>
              </table:table-cell>
              <table:table-cell office:value-type="float" office:value="0.038683">
                <text:p>0.0386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704">
                <text:p>0.026704</text:p>
              </table:table-cell>
              <table:table-cell office:value-type="float" office:value="0.058836">
                <text:p>0.05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869">
                <text:p>0.046869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7035">
                <text:p>0.067035</text:p>
              </table:table-cell>
              <table:table-cell office:value-type="float" office:value="0.099166">
                <text:p>0.099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729">
                <text:p>0.012729</text:p>
              </table:table-cell>
              <table:table-cell office:value-type="float" office:value="0.007495">
                <text:p>0.007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432">
                <text:p>0.076432</text:p>
              </table:table-cell>
              <table:table-cell office:value-type="float" office:value="0.047053">
                <text:p>0.047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0054">
                <text:p>0.080054</text:p>
              </table:table-cell>
              <table:table-cell office:value-type="float" office:value="0.047937">
                <text:p>0.047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65">
                <text:p>0.067565</text:p>
              </table:table-cell>
              <table:table-cell office:value-type="float" office:value="0.035295">
                <text:p>0.0352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903">
                <text:p>0.051903</text:p>
              </table:table-cell>
              <table:table-cell office:value-type="float" office:value="0.019711">
                <text:p>0.01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582">
                <text:p>0.035582</text:p>
              </table:table-cell>
              <table:table-cell office:value-type="float" office:value="0.009155">
                <text:p>0.009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9121">
                <text:p>0.019121</text:p>
              </table:table-cell>
              <table:table-cell office:value-type="float" office:value="0.01432">
                <text:p>0.01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969">
                <text:p>0.011969</text:p>
              </table:table-cell>
              <table:table-cell office:value-type="float" office:value="0.029503">
                <text:p>0.029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136">
                <text:p>0.017136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369">
                <text:p>0.030369</text:p>
              </table:table-cell>
              <table:table-cell office:value-type="float" office:value="0.062499">
                <text:p>0.0624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5063">
                <text:p>0.015063</text:p>
              </table:table-cell>
              <table:table-cell office:value-type="float" office:value="0.009098">
                <text:p>0.009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0432">
                <text:p>0.080432</text:p>
              </table:table-cell>
              <table:table-cell office:value-type="float" office:value="0.051053">
                <text:p>0.0510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054">
                <text:p>0.086054</text:p>
              </table:table-cell>
              <table:table-cell office:value-type="float" office:value="0.053937">
                <text:p>0.0539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5565">
                <text:p>0.075565</text:p>
              </table:table-cell>
              <table:table-cell office:value-type="float" office:value="0.043295">
                <text:p>0.0432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1903">
                <text:p>0.061903</text:p>
              </table:table-cell>
              <table:table-cell office:value-type="float" office:value="0.029711">
                <text:p>0.029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7582">
                <text:p>0.047582</text:p>
              </table:table-cell>
              <table:table-cell office:value-type="float" office:value="0.018541">
                <text:p>0.0185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3121">
                <text:p>0.033121</text:p>
              </table:table-cell>
              <table:table-cell office:value-type="float" office:value="0.015075">
                <text:p>0.015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6739">
                <text:p>0.026739</text:p>
              </table:table-cell>
              <table:table-cell office:value-type="float" office:value="0.01682">
                <text:p>0.016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324">
                <text:p>0.0232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9741">
                <text:p>0.019741</text:p>
              </table:table-cell>
              <table:table-cell office:value-type="float" office:value="0.042499">
                <text:p>0.042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729">
                <text:p>0.012729</text:p>
              </table:table-cell>
              <table:table-cell office:value-type="float" office:value="0.006829">
                <text:p>0.0068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9099">
                <text:p>0.079099</text:p>
              </table:table-cell>
              <table:table-cell office:value-type="float" office:value="0.049719">
                <text:p>0.0497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4054">
                <text:p>0.084054</text:p>
              </table:table-cell>
              <table:table-cell office:value-type="float" office:value="0.051937">
                <text:p>0.051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2898">
                <text:p>0.072898</text:p>
              </table:table-cell>
              <table:table-cell office:value-type="float" office:value="0.040628">
                <text:p>0.040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8569">
                <text:p>0.058569</text:p>
              </table:table-cell>
              <table:table-cell office:value-type="float" office:value="0.026377">
                <text:p>0.026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582">
                <text:p>0.043582</text:p>
              </table:table-cell>
              <table:table-cell office:value-type="float" office:value="0.012044">
                <text:p>0.012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454">
                <text:p>0.028454</text:p>
              </table:table-cell>
              <table:table-cell office:value-type="float" office:value="0.009653">
                <text:p>0.0096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296">
                <text:p>0.013296</text:p>
              </table:table-cell>
              <table:table-cell office:value-type="float" office:value="0.018836">
                <text:p>0.018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1136">
                <text:p>0.011136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035">
                <text:p>0.017035</text:p>
              </table:table-cell>
              <table:table-cell office:value-type="float" office:value="0.049166">
                <text:p>0.0491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896">
                <text:p>0.010896</text:p>
              </table:table-cell>
              <table:table-cell office:value-type="float" office:value="0.007995">
                <text:p>0.0079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5432">
                <text:p>0.075432</text:p>
              </table:table-cell>
              <table:table-cell office:value-type="float" office:value="0.046053">
                <text:p>0.0460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8554">
                <text:p>0.078554</text:p>
              </table:table-cell>
              <table:table-cell office:value-type="float" office:value="0.046437">
                <text:p>0.0464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5565">
                <text:p>0.065565</text:p>
              </table:table-cell>
              <table:table-cell office:value-type="float" office:value="0.033295">
                <text:p>0.033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9403">
                <text:p>0.049403</text:p>
              </table:table-cell>
              <table:table-cell office:value-type="float" office:value="0.022636">
                <text:p>0.0226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2582">
                <text:p>0.032582</text:p>
              </table:table-cell>
              <table:table-cell office:value-type="float" office:value="0.019044">
                <text:p>0.019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4856">
                <text:p>0.024856</text:p>
              </table:table-cell>
              <table:table-cell office:value-type="float" office:value="0.01782">
                <text:p>0.017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1192">
                <text:p>0.021192</text:p>
              </table:table-cell>
              <table:table-cell office:value-type="float" office:value="0.033503">
                <text:p>0.033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1636">
                <text:p>0.021636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5369">
                <text:p>0.035369</text:p>
              </table:table-cell>
              <table:table-cell office:value-type="float" office:value="0.067499">
                <text:p>0.067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789">
                <text:p>0.010789</text:p>
              </table:table-cell>
              <table:table-cell office:value-type="float" office:value="0.016755">
                <text:p>0.0167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713">
                <text:p>0.02713</text:p>
              </table:table-cell>
              <table:table-cell office:value-type="float" office:value="0.089177">
                <text:p>0.0891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2862">
                <text:p>0.022862</text:p>
              </table:table-cell>
              <table:table-cell office:value-type="float" office:value="0.108245">
                <text:p>0.10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0328">
                <text:p>0.020328</text:p>
              </table:table-cell>
              <table:table-cell office:value-type="float" office:value="0.112317">
                <text:p>0.1123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325">
                <text:p>0.030325</text:p>
              </table:table-cell>
              <table:table-cell office:value-type="float" office:value="0.113234">
                <text:p>0.113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0703">
                <text:p>0.040703</text:p>
              </table:table-cell>
              <table:table-cell office:value-type="float" office:value="0.113443">
                <text:p>0.113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222">
                <text:p>0.06222</text:p>
              </table:table-cell>
              <table:table-cell office:value-type="float" office:value="0.113491">
                <text:p>0.1134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4375">
                <text:p>0.084375</text:p>
              </table:table-cell>
              <table:table-cell office:value-type="float" office:value="0.113502">
                <text:p>0.113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6538">
                <text:p>0.1065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8704">
                <text:p>0.128704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7622">
                <text:p>0.007622</text:p>
              </table:table-cell>
              <table:table-cell office:value-type="float" office:value="0.016755">
                <text:p>0.0167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3464">
                <text:p>0.033464</text:p>
              </table:table-cell>
              <table:table-cell office:value-type="float" office:value="0.089177">
                <text:p>0.0891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1116">
                <text:p>0.031116</text:p>
              </table:table-cell>
              <table:table-cell office:value-type="float" office:value="0.108245">
                <text:p>0.108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5813">
                <text:p>0.015813</text:p>
              </table:table-cell>
              <table:table-cell office:value-type="float" office:value="0.112317">
                <text:p>0.1123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158">
                <text:p>0.011158</text:p>
              </table:table-cell>
              <table:table-cell office:value-type="float" office:value="0.113234">
                <text:p>0.1132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1103">
                <text:p>0.021103</text:p>
              </table:table-cell>
              <table:table-cell office:value-type="float" office:value="0.113443">
                <text:p>0.113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053">
                <text:p>0.040053</text:p>
              </table:table-cell>
              <table:table-cell office:value-type="float" office:value="0.113491">
                <text:p>0.1134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9041">
                <text:p>0.059041</text:p>
              </table:table-cell>
              <table:table-cell office:value-type="float" office:value="0.113502">
                <text:p>0.1135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8038">
                <text:p>0.0780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7038">
                <text:p>0.0970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6103">
                <text:p>0.006103</text:p>
              </table:table-cell>
              <table:table-cell office:value-type="float" office:value="0.016755">
                <text:p>0.016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913">
                <text:p>0.03913</text:p>
              </table:table-cell>
              <table:table-cell office:value-type="float" office:value="0.089177">
                <text:p>0.089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9616">
                <text:p>0.039616</text:p>
              </table:table-cell>
              <table:table-cell office:value-type="float" office:value="0.108245">
                <text:p>0.1082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7146">
                <text:p>0.027146</text:p>
              </table:table-cell>
              <table:table-cell office:value-type="float" office:value="0.112317">
                <text:p>0.112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855">
                <text:p>0.011855</text:p>
              </table:table-cell>
              <table:table-cell office:value-type="float" office:value="0.113234">
                <text:p>0.1132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2848">
                <text:p>0.012848</text:p>
              </table:table-cell>
              <table:table-cell office:value-type="float" office:value="0.113443">
                <text:p>0.1134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997">
                <text:p>0.021997</text:p>
              </table:table-cell>
              <table:table-cell office:value-type="float" office:value="0.113491">
                <text:p>0.1134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375">
                <text:p>0.036375</text:p>
              </table:table-cell>
              <table:table-cell office:value-type="float" office:value="0.113502">
                <text:p>0.1135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2538">
                <text:p>0.0525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8704">
                <text:p>0.068704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603">
                <text:p>0.007603</text:p>
              </table:table-cell>
              <table:table-cell office:value-type="float" office:value="0.016755">
                <text:p>0.0167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7464">
                <text:p>0.037464</text:p>
              </table:table-cell>
              <table:table-cell office:value-type="float" office:value="0.089177">
                <text:p>0.0891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7116">
                <text:p>0.037116</text:p>
              </table:table-cell>
              <table:table-cell office:value-type="float" office:value="0.108245">
                <text:p>0.1082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3813">
                <text:p>0.023813</text:p>
              </table:table-cell>
              <table:table-cell office:value-type="float" office:value="0.112317">
                <text:p>0.112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257">
                <text:p>0.011257</text:p>
              </table:table-cell>
              <table:table-cell office:value-type="float" office:value="0.113234">
                <text:p>0.1132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1848">
                <text:p>0.021848</text:p>
              </table:table-cell>
              <table:table-cell office:value-type="float" office:value="0.113443">
                <text:p>0.1134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497">
                <text:p>0.032497</text:p>
              </table:table-cell>
              <table:table-cell office:value-type="float" office:value="0.113491">
                <text:p>0.1134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3159">
                <text:p>0.043159</text:p>
              </table:table-cell>
              <table:table-cell office:value-type="float" office:value="0.113502">
                <text:p>0.1135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0038">
                <text:p>0.0600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7038">
                <text:p>0.0770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6622">
                <text:p>0.006622</text:p>
              </table:table-cell>
              <table:table-cell office:value-type="float" office:value="0.016755">
                <text:p>0.016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5464">
                <text:p>0.035464</text:p>
              </table:table-cell>
              <table:table-cell office:value-type="float" office:value="0.089177">
                <text:p>0.089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4116">
                <text:p>0.034116</text:p>
              </table:table-cell>
              <table:table-cell office:value-type="float" office:value="0.108245">
                <text:p>0.108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9813">
                <text:p>0.019813</text:p>
              </table:table-cell>
              <table:table-cell office:value-type="float" office:value="0.112317">
                <text:p>0.112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7825">
                <text:p>0.007825</text:p>
              </table:table-cell>
              <table:table-cell office:value-type="float" office:value="0.113234">
                <text:p>0.113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5103">
                <text:p>0.015103</text:p>
              </table:table-cell>
              <table:table-cell office:value-type="float" office:value="0.113443">
                <text:p>0.113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3053">
                <text:p>0.033053</text:p>
              </table:table-cell>
              <table:table-cell office:value-type="float" office:value="0.113491">
                <text:p>0.113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1041">
                <text:p>0.051041</text:p>
              </table:table-cell>
              <table:table-cell office:value-type="float" office:value="0.113502">
                <text:p>0.1135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9038">
                <text:p>0.0690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7038">
                <text:p>0.087038</text:p>
              </table:table-cell>
              <table:table-cell office:value-type="float" office:value="0.113505">
                <text:p>0.1135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215">
                <text:p>0.008215</text:p>
              </table:table-cell>
              <table:table-cell office:value-type="float" office:value="0.034383">
                <text:p>0.0343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6065">
                <text:p>0.006065</text:p>
              </table:table-cell>
              <table:table-cell office:value-type="float" office:value="0.054236">
                <text:p>0.0542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4433">
                <text:p>0.004433</text:p>
              </table:table-cell>
              <table:table-cell office:value-type="float" office:value="0.076237">
                <text:p>0.0762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281">
                <text:p>0.005281</text:p>
              </table:table-cell>
              <table:table-cell office:value-type="float" office:value="0.09886">
                <text:p>0.098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5475">
                <text:p>0.005475</text:p>
              </table:table-cell>
              <table:table-cell office:value-type="float" office:value="0.121144">
                <text:p>0.1211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5515">
                <text:p>0.005515</text:p>
              </table:table-cell>
              <table:table-cell office:value-type="float" office:value="0.143337">
                <text:p>0.143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5523">
                <text:p>0.005523</text:p>
              </table:table-cell>
              <table:table-cell office:value-type="float" office:value="0.165509">
                <text:p>0.1655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525">
                <text:p>0.005525</text:p>
              </table:table-cell>
              <table:table-cell office:value-type="float" office:value="0.187677">
                <text:p>0.1876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5525">
                <text:p>0.005525</text:p>
              </table:table-cell>
              <table:table-cell office:value-type="float" office:value="0.209844">
                <text:p>0.209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525">
                <text:p>0.005525</text:p>
              </table:table-cell>
              <table:table-cell office:value-type="float" office:value="0.232011">
                <text:p>0.2320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215">
                <text:p>0.008215</text:p>
              </table:table-cell>
              <table:table-cell office:value-type="float" office:value="0.031216">
                <text:p>0.0312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6065">
                <text:p>0.006065</text:p>
              </table:table-cell>
              <table:table-cell office:value-type="float" office:value="0.047902">
                <text:p>0.0479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4433">
                <text:p>0.004433</text:p>
              </table:table-cell>
              <table:table-cell office:value-type="float" office:value="0.066737">
                <text:p>0.0667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5281">
                <text:p>0.005281</text:p>
              </table:table-cell>
              <table:table-cell office:value-type="float" office:value="0.086194">
                <text:p>0.086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5475">
                <text:p>0.005475</text:p>
              </table:table-cell>
              <table:table-cell office:value-type="float" office:value="0.10531">
                <text:p>0.105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515">
                <text:p>0.005515</text:p>
              </table:table-cell>
              <table:table-cell office:value-type="float" office:value="0.124337">
                <text:p>0.124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5523">
                <text:p>0.005523</text:p>
              </table:table-cell>
              <table:table-cell office:value-type="float" office:value="0.143343">
                <text:p>0.1433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5525">
                <text:p>0.005525</text:p>
              </table:table-cell>
              <table:table-cell office:value-type="float" office:value="0.162344">
                <text:p>0.1623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5525">
                <text:p>0.005525</text:p>
              </table:table-cell>
              <table:table-cell office:value-type="float" office:value="0.181344">
                <text:p>0.1813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5525">
                <text:p>0.005525</text:p>
              </table:table-cell>
              <table:table-cell office:value-type="float" office:value="0.200344">
                <text:p>0.2003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215">
                <text:p>0.008215</text:p>
              </table:table-cell>
              <table:table-cell office:value-type="float" office:value="0.028383">
                <text:p>0.0283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6065">
                <text:p>0.006065</text:p>
              </table:table-cell>
              <table:table-cell office:value-type="float" office:value="0.042236">
                <text:p>0.0422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4433">
                <text:p>0.004433</text:p>
              </table:table-cell>
              <table:table-cell office:value-type="float" office:value="0.058237">
                <text:p>0.0582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5281">
                <text:p>0.005281</text:p>
              </table:table-cell>
              <table:table-cell office:value-type="float" office:value="0.07486">
                <text:p>0.074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5475">
                <text:p>0.005475</text:p>
              </table:table-cell>
              <table:table-cell office:value-type="float" office:value="0.091144">
                <text:p>0.091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5515">
                <text:p>0.005515</text:p>
              </table:table-cell>
              <table:table-cell office:value-type="float" office:value="0.107337">
                <text:p>0.107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5523">
                <text:p>0.005523</text:p>
              </table:table-cell>
              <table:table-cell office:value-type="float" office:value="0.123509">
                <text:p>0.1235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5525">
                <text:p>0.005525</text:p>
              </table:table-cell>
              <table:table-cell office:value-type="float" office:value="0.139677">
                <text:p>0.139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525">
                <text:p>0.005525</text:p>
              </table:table-cell>
              <table:table-cell office:value-type="float" office:value="0.155844">
                <text:p>0.155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5525">
                <text:p>0.005525</text:p>
              </table:table-cell>
              <table:table-cell office:value-type="float" office:value="0.172011">
                <text:p>0.1720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215">
                <text:p>0.008215</text:p>
              </table:table-cell>
              <table:table-cell office:value-type="float" office:value="0.029216">
                <text:p>0.029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6065">
                <text:p>0.006065</text:p>
              </table:table-cell>
              <table:table-cell office:value-type="float" office:value="0.043902">
                <text:p>0.0439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4433">
                <text:p>0.004433</text:p>
              </table:table-cell>
              <table:table-cell office:value-type="float" office:value="0.060737">
                <text:p>0.0607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5281">
                <text:p>0.005281</text:p>
              </table:table-cell>
              <table:table-cell office:value-type="float" office:value="0.078194">
                <text:p>0.078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5475">
                <text:p>0.005475</text:p>
              </table:table-cell>
              <table:table-cell office:value-type="float" office:value="0.09531">
                <text:p>0.09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5515">
                <text:p>0.005515</text:p>
              </table:table-cell>
              <table:table-cell office:value-type="float" office:value="0.112337">
                <text:p>0.1123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5523">
                <text:p>0.005523</text:p>
              </table:table-cell>
              <table:table-cell office:value-type="float" office:value="0.129343">
                <text:p>0.1293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5525">
                <text:p>0.005525</text:p>
              </table:table-cell>
              <table:table-cell office:value-type="float" office:value="0.146344">
                <text:p>0.1463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5525">
                <text:p>0.005525</text:p>
              </table:table-cell>
              <table:table-cell office:value-type="float" office:value="0.163344">
                <text:p>0.1633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5525">
                <text:p>0.005525</text:p>
              </table:table-cell>
              <table:table-cell office:value-type="float" office:value="0.180344">
                <text:p>0.1803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8215">
                <text:p>0.008215</text:p>
              </table:table-cell>
              <table:table-cell office:value-type="float" office:value="0.030216">
                <text:p>0.030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6065">
                <text:p>0.006065</text:p>
              </table:table-cell>
              <table:table-cell office:value-type="float" office:value="0.045902">
                <text:p>0.0459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433">
                <text:p>0.004433</text:p>
              </table:table-cell>
              <table:table-cell office:value-type="float" office:value="0.063737">
                <text:p>0.0637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281">
                <text:p>0.005281</text:p>
              </table:table-cell>
              <table:table-cell office:value-type="float" office:value="0.082194">
                <text:p>0.082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5475">
                <text:p>0.005475</text:p>
              </table:table-cell>
              <table:table-cell office:value-type="float" office:value="0.10031">
                <text:p>0.100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5515">
                <text:p>0.005515</text:p>
              </table:table-cell>
              <table:table-cell office:value-type="float" office:value="0.118337">
                <text:p>0.1183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523">
                <text:p>0.005523</text:p>
              </table:table-cell>
              <table:table-cell office:value-type="float" office:value="0.136343">
                <text:p>0.136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525">
                <text:p>0.005525</text:p>
              </table:table-cell>
              <table:table-cell office:value-type="float" office:value="0.154344">
                <text:p>0.154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525">
                <text:p>0.005525</text:p>
              </table:table-cell>
              <table:table-cell office:value-type="float" office:value="0.172344">
                <text:p>0.172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525">
                <text:p>0.005525</text:p>
              </table:table-cell>
              <table:table-cell office:value-type="float" office:value="0.190344">
                <text:p>0.1903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458">
                <text:p>0.008458</text:p>
              </table:table-cell>
              <table:table-cell office:value-type="float" office:value="0.012228">
                <text:p>0.012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8779">
                <text:p>0.008779</text:p>
              </table:table-cell>
              <table:table-cell office:value-type="float" office:value="0.015341">
                <text:p>0.015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5899">
                <text:p>0.015899</text:p>
              </table:table-cell>
              <table:table-cell office:value-type="float" office:value="0.016238">
                <text:p>0.0162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7418">
                <text:p>0.017418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776">
                <text:p>0.01776</text:p>
              </table:table-cell>
              <table:table-cell office:value-type="float" office:value="0.017123">
                <text:p>0.0171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7832">
                <text:p>0.017832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7847">
                <text:p>0.01784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785">
                <text:p>0.01785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458">
                <text:p>0.008458</text:p>
              </table:table-cell>
              <table:table-cell office:value-type="float" office:value="0.012228">
                <text:p>0.0122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8779">
                <text:p>0.008779</text:p>
              </table:table-cell>
              <table:table-cell office:value-type="float" office:value="0.015341">
                <text:p>0.0153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5899">
                <text:p>0.015899</text:p>
              </table:table-cell>
              <table:table-cell office:value-type="float" office:value="0.016238">
                <text:p>0.016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7418">
                <text:p>0.017418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776">
                <text:p>0.01776</text:p>
              </table:table-cell>
              <table:table-cell office:value-type="float" office:value="0.017123">
                <text:p>0.0171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7832">
                <text:p>0.017832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7847">
                <text:p>0.01784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785">
                <text:p>0.01785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458">
                <text:p>0.008458</text:p>
              </table:table-cell>
              <table:table-cell office:value-type="float" office:value="0.012228">
                <text:p>0.0122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8779">
                <text:p>0.008779</text:p>
              </table:table-cell>
              <table:table-cell office:value-type="float" office:value="0.015341">
                <text:p>0.0153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5899">
                <text:p>0.015899</text:p>
              </table:table-cell>
              <table:table-cell office:value-type="float" office:value="0.016238">
                <text:p>0.0162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7418">
                <text:p>0.017418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776">
                <text:p>0.01776</text:p>
              </table:table-cell>
              <table:table-cell office:value-type="float" office:value="0.017123">
                <text:p>0.0171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7832">
                <text:p>0.017832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7847">
                <text:p>0.01784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785">
                <text:p>0.01785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458">
                <text:p>0.008458</text:p>
              </table:table-cell>
              <table:table-cell office:value-type="float" office:value="0.012228">
                <text:p>0.0122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8779">
                <text:p>0.008779</text:p>
              </table:table-cell>
              <table:table-cell office:value-type="float" office:value="0.015341">
                <text:p>0.0153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5899">
                <text:p>0.015899</text:p>
              </table:table-cell>
              <table:table-cell office:value-type="float" office:value="0.016238">
                <text:p>0.0162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7418">
                <text:p>0.017418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776">
                <text:p>0.01776</text:p>
              </table:table-cell>
              <table:table-cell office:value-type="float" office:value="0.017123">
                <text:p>0.0171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7832">
                <text:p>0.017832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7847">
                <text:p>0.01784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85">
                <text:p>0.01785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458">
                <text:p>0.008458</text:p>
              </table:table-cell>
              <table:table-cell office:value-type="float" office:value="0.012228">
                <text:p>0.0122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8779">
                <text:p>0.008779</text:p>
              </table:table-cell>
              <table:table-cell office:value-type="float" office:value="0.015341">
                <text:p>0.0153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5899">
                <text:p>0.015899</text:p>
              </table:table-cell>
              <table:table-cell office:value-type="float" office:value="0.016238">
                <text:p>0.0162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7418">
                <text:p>0.017418</text:p>
              </table:table-cell>
              <table:table-cell office:value-type="float" office:value="0.016953">
                <text:p>0.0169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776">
                <text:p>0.01776</text:p>
              </table:table-cell>
              <table:table-cell office:value-type="float" office:value="0.017123">
                <text:p>0.0171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7832">
                <text:p>0.017832</text:p>
              </table:table-cell>
              <table:table-cell office:value-type="float" office:value="0.01716">
                <text:p>0.017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7847">
                <text:p>0.017847</text:p>
              </table:table-cell>
              <table:table-cell office:value-type="float" office:value="0.017167">
                <text:p>0.0171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785">
                <text:p>0.01785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7851">
                <text:p>0.017851</text:p>
              </table:table-cell>
              <table:table-cell office:value-type="float" office:value="0.017168">
                <text:p>0.0171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0" chart:maximum="0.2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2: 
RMSE for middle, ring and pinky DOF</text:p>
        </chart:title>
        <chart:legend chart:legend-position="end" svg:x="15.472cm" svg:y="4.442cm" chart:style-name="ch3"/>
        <chart:plot-area chart:style-name="ch4" table:cell-range-address="Testing.J4:Testing.J204 Testing.Z4:Testing.Z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J5:Testing.J204" chart:label-cell-address="Testing.J4:Testing.J4" chart:class="chart:line">
            <chart:data-point chart:repeated="200"/>
          </chart:series>
          <chart:series chart:style-name="ch9" chart:values-cell-range-address="Testing.Z5:Testing.Z204" chart:label-cell-address="Testing.Z4:Testing.Z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+ring+litt</text:p>
              </table:table-cell>
              <table:table-cell office:value-type="string">
                <text:p>mid+ring+litt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037">
                <text:p>0.012037</text:p>
              </table:table-cell>
              <table:table-cell office:value-type="float" office:value="0.009185">
                <text:p>0.0091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9045">
                <text:p>0.019045</text:p>
              </table:table-cell>
              <table:table-cell office:value-type="float" office:value="0.018916">
                <text:p>0.018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05">
                <text:p>0.026705</text:p>
              </table:table-cell>
              <table:table-cell office:value-type="float" office:value="0.019958">
                <text:p>0.019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716">
                <text:p>0.030716</text:p>
              </table:table-cell>
              <table:table-cell office:value-type="float" office:value="0.022632">
                <text:p>0.022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1347">
                <text:p>0.031347</text:p>
              </table:table-cell>
              <table:table-cell office:value-type="float" office:value="0.034039">
                <text:p>0.034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863">
                <text:p>0.028863</text:p>
              </table:table-cell>
              <table:table-cell office:value-type="float" office:value="0.04833">
                <text:p>0.04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89">
                <text:p>0.029189</text:p>
              </table:table-cell>
              <table:table-cell office:value-type="float" office:value="0.063657">
                <text:p>0.0636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045">
                <text:p>0.029045</text:p>
              </table:table-cell>
              <table:table-cell office:value-type="float" office:value="0.079767">
                <text:p>0.079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982">
                <text:p>0.027982</text:p>
              </table:table-cell>
              <table:table-cell office:value-type="float" office:value="0.096484">
                <text:p>0.096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274">
                <text:p>0.031274</text:p>
              </table:table-cell>
              <table:table-cell office:value-type="float" office:value="0.113686">
                <text:p>0.113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8371">
                <text:p>0.008371</text:p>
              </table:table-cell>
              <table:table-cell office:value-type="float" office:value="0.005518">
                <text:p>0.005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6378">
                <text:p>0.026378</text:p>
              </table:table-cell>
              <table:table-cell office:value-type="float" office:value="0.016249">
                <text:p>0.016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705">
                <text:p>0.037705</text:p>
              </table:table-cell>
              <table:table-cell office:value-type="float" office:value="0.015958">
                <text:p>0.015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383">
                <text:p>0.045383</text:p>
              </table:table-cell>
              <table:table-cell office:value-type="float" office:value="0.017299">
                <text:p>0.017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968">
                <text:p>0.04968</text:p>
              </table:table-cell>
              <table:table-cell office:value-type="float" office:value="0.019546">
                <text:p>0.0195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863">
                <text:p>0.050863</text:p>
              </table:table-cell>
              <table:table-cell office:value-type="float" office:value="0.026329">
                <text:p>0.026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913">
                <text:p>0.048913</text:p>
              </table:table-cell>
              <table:table-cell office:value-type="float" office:value="0.037991">
                <text:p>0.037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8">
                <text:p>0.04388</text:p>
              </table:table-cell>
              <table:table-cell office:value-type="float" office:value="0.050433">
                <text:p>0.0504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026">
                <text:p>0.036026</text:p>
              </table:table-cell>
              <table:table-cell office:value-type="float" office:value="0.063484">
                <text:p>0.063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5799">
                <text:p>0.025799</text:p>
              </table:table-cell>
              <table:table-cell office:value-type="float" office:value="0.07702">
                <text:p>0.07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396">
                <text:p>0.008396</text:p>
              </table:table-cell>
              <table:table-cell office:value-type="float" office:value="0.004618">
                <text:p>0.0046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378">
                <text:p>0.030378</text:p>
              </table:table-cell>
              <table:table-cell office:value-type="float" office:value="0.019389">
                <text:p>0.019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705">
                <text:p>0.043705</text:p>
              </table:table-cell>
              <table:table-cell office:value-type="float" office:value="0.017928">
                <text:p>0.017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3383">
                <text:p>0.053383</text:p>
              </table:table-cell>
              <table:table-cell office:value-type="float" office:value="0.016946">
                <text:p>0.0169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968">
                <text:p>0.05968</text:p>
              </table:table-cell>
              <table:table-cell office:value-type="float" office:value="0.01788">
                <text:p>0.017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2863">
                <text:p>0.062863</text:p>
              </table:table-cell>
              <table:table-cell office:value-type="float" office:value="0.020398">
                <text:p>0.0203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2913">
                <text:p>0.062913</text:p>
              </table:table-cell>
              <table:table-cell office:value-type="float" office:value="0.023991">
                <text:p>0.023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988">
                <text:p>0.05988</text:p>
              </table:table-cell>
              <table:table-cell office:value-type="float" office:value="0.034433">
                <text:p>0.03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4026">
                <text:p>0.054026</text:p>
              </table:table-cell>
              <table:table-cell office:value-type="float" office:value="0.045484">
                <text:p>0.0454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5799">
                <text:p>0.045799</text:p>
              </table:table-cell>
              <table:table-cell office:value-type="float" office:value="0.05702">
                <text:p>0.05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7824">
                <text:p>0.007824</text:p>
              </table:table-cell>
              <table:table-cell office:value-type="float" office:value="0.004185">
                <text:p>0.0041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9045">
                <text:p>0.029045</text:p>
              </table:table-cell>
              <table:table-cell office:value-type="float" office:value="0.014916">
                <text:p>0.0149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705">
                <text:p>0.041705</text:p>
              </table:table-cell>
              <table:table-cell office:value-type="float" office:value="0.013958">
                <text:p>0.013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0716">
                <text:p>0.050716</text:p>
              </table:table-cell>
              <table:table-cell office:value-type="float" office:value="0.014632">
                <text:p>0.014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347">
                <text:p>0.056347</text:p>
              </table:table-cell>
              <table:table-cell office:value-type="float" office:value="0.016213">
                <text:p>0.016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8863">
                <text:p>0.058863</text:p>
              </table:table-cell>
              <table:table-cell office:value-type="float" office:value="0.018398">
                <text:p>0.018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247">
                <text:p>0.058247</text:p>
              </table:table-cell>
              <table:table-cell office:value-type="float" office:value="0.028657">
                <text:p>0.0286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4546">
                <text:p>0.054546</text:p>
              </table:table-cell>
              <table:table-cell office:value-type="float" office:value="0.039767">
                <text:p>0.039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8026">
                <text:p>0.048026</text:p>
              </table:table-cell>
              <table:table-cell office:value-type="float" office:value="0.051484">
                <text:p>0.051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133">
                <text:p>0.039133</text:p>
              </table:table-cell>
              <table:table-cell office:value-type="float" office:value="0.063686">
                <text:p>0.063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632">
                <text:p>0.009632</text:p>
              </table:table-cell>
              <table:table-cell office:value-type="float" office:value="0.006018">
                <text:p>0.006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378">
                <text:p>0.025378</text:p>
              </table:table-cell>
              <table:table-cell office:value-type="float" office:value="0.017249">
                <text:p>0.017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6205">
                <text:p>0.036205</text:p>
              </table:table-cell>
              <table:table-cell office:value-type="float" office:value="0.017458">
                <text:p>0.0174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383">
                <text:p>0.043383</text:p>
              </table:table-cell>
              <table:table-cell office:value-type="float" office:value="0.019299">
                <text:p>0.0192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718">
                <text:p>0.04718</text:p>
              </table:table-cell>
              <table:table-cell office:value-type="float" office:value="0.022046">
                <text:p>0.022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7863">
                <text:p>0.047863</text:p>
              </table:table-cell>
              <table:table-cell office:value-type="float" office:value="0.029329">
                <text:p>0.0293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413">
                <text:p>0.045413</text:p>
              </table:table-cell>
              <table:table-cell office:value-type="float" office:value="0.041491">
                <text:p>0.0414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988">
                <text:p>0.03988</text:p>
              </table:table-cell>
              <table:table-cell office:value-type="float" office:value="0.054433">
                <text:p>0.054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1526">
                <text:p>0.031526</text:p>
              </table:table-cell>
              <table:table-cell office:value-type="float" office:value="0.067984">
                <text:p>0.0679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816">
                <text:p>0.027816</text:p>
              </table:table-cell>
              <table:table-cell office:value-type="float" office:value="0.08202">
                <text:p>0.08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125">
                <text:p>0.019125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948">
                <text:p>0.010948</text:p>
              </table:table-cell>
              <table:table-cell office:value-type="float" office:value="0.044466">
                <text:p>0.044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4009">
                <text:p>0.014009</text:p>
              </table:table-cell>
              <table:table-cell office:value-type="float" office:value="0.062401">
                <text:p>0.0624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5749">
                <text:p>0.015749</text:p>
              </table:table-cell>
              <table:table-cell office:value-type="float" office:value="0.077908">
                <text:p>0.0779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627">
                <text:p>0.016627</text:p>
              </table:table-cell>
              <table:table-cell office:value-type="float" office:value="0.09104">
                <text:p>0.09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6718">
                <text:p>0.016718</text:p>
              </table:table-cell>
              <table:table-cell office:value-type="float" office:value="0.10248">
                <text:p>0.10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8406">
                <text:p>0.018406</text:p>
              </table:table-cell>
              <table:table-cell office:value-type="float" office:value="0.112604">
                <text:p>0.112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035">
                <text:p>0.025035</text:p>
              </table:table-cell>
              <table:table-cell office:value-type="float" office:value="0.121622">
                <text:p>0.1216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2565">
                <text:p>0.032565</text:p>
              </table:table-cell>
              <table:table-cell office:value-type="float" office:value="0.129649">
                <text:p>0.129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0901">
                <text:p>0.040901</text:p>
              </table:table-cell>
              <table:table-cell office:value-type="float" office:value="0.136753">
                <text:p>0.136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5959">
                <text:p>0.015959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3718">
                <text:p>0.013718</text:p>
              </table:table-cell>
              <table:table-cell office:value-type="float" office:value="0.044466">
                <text:p>0.044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697">
                <text:p>0.019697</text:p>
              </table:table-cell>
              <table:table-cell office:value-type="float" office:value="0.062401">
                <text:p>0.0624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3746">
                <text:p>0.023746</text:p>
              </table:table-cell>
              <table:table-cell office:value-type="float" office:value="0.077908">
                <text:p>0.0779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392">
                <text:p>0.025392</text:p>
              </table:table-cell>
              <table:table-cell office:value-type="float" office:value="0.09104">
                <text:p>0.09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4782">
                <text:p>0.024782</text:p>
              </table:table-cell>
              <table:table-cell office:value-type="float" office:value="0.10248">
                <text:p>0.10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166">
                <text:p>0.02166</text:p>
              </table:table-cell>
              <table:table-cell office:value-type="float" office:value="0.112604">
                <text:p>0.1126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5743">
                <text:p>0.015743</text:p>
              </table:table-cell>
              <table:table-cell office:value-type="float" office:value="0.121622">
                <text:p>0.1216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97">
                <text:p>0.00697</text:p>
              </table:table-cell>
              <table:table-cell office:value-type="float" office:value="0.129649">
                <text:p>0.1296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845">
                <text:p>0.006845</text:p>
              </table:table-cell>
              <table:table-cell office:value-type="float" office:value="0.136753">
                <text:p>0.136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125">
                <text:p>0.013125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185">
                <text:p>0.020185</text:p>
              </table:table-cell>
              <table:table-cell office:value-type="float" office:value="0.044466">
                <text:p>0.0444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197">
                <text:p>0.028197</text:p>
              </table:table-cell>
              <table:table-cell office:value-type="float" office:value="0.062401">
                <text:p>0.062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508">
                <text:p>0.03508</text:p>
              </table:table-cell>
              <table:table-cell office:value-type="float" office:value="0.077908">
                <text:p>0.0779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9559">
                <text:p>0.039559</text:p>
              </table:table-cell>
              <table:table-cell office:value-type="float" office:value="0.09104">
                <text:p>0.09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1782">
                <text:p>0.041782</text:p>
              </table:table-cell>
              <table:table-cell office:value-type="float" office:value="0.10248">
                <text:p>0.10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494">
                <text:p>0.041494</text:p>
              </table:table-cell>
              <table:table-cell office:value-type="float" office:value="0.112604">
                <text:p>0.1126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8409">
                <text:p>0.038409</text:p>
              </table:table-cell>
              <table:table-cell office:value-type="float" office:value="0.121622">
                <text:p>0.1216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3435">
                <text:p>0.033435</text:p>
              </table:table-cell>
              <table:table-cell office:value-type="float" office:value="0.129649">
                <text:p>0.1296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2433">
                <text:p>0.032433</text:p>
              </table:table-cell>
              <table:table-cell office:value-type="float" office:value="0.136753">
                <text:p>0.1367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959">
                <text:p>0.013959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1852">
                <text:p>0.021852</text:p>
              </table:table-cell>
              <table:table-cell office:value-type="float" office:value="0.044466">
                <text:p>0.0444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5697">
                <text:p>0.025697</text:p>
              </table:table-cell>
              <table:table-cell office:value-type="float" office:value="0.062401">
                <text:p>0.0624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1746">
                <text:p>0.031746</text:p>
              </table:table-cell>
              <table:table-cell office:value-type="float" office:value="0.077908">
                <text:p>0.0779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5392">
                <text:p>0.035392</text:p>
              </table:table-cell>
              <table:table-cell office:value-type="float" office:value="0.09104">
                <text:p>0.091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6782">
                <text:p>0.036782</text:p>
              </table:table-cell>
              <table:table-cell office:value-type="float" office:value="0.10248">
                <text:p>0.102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8761">
                <text:p>0.038761</text:p>
              </table:table-cell>
              <table:table-cell office:value-type="float" office:value="0.112604">
                <text:p>0.112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0298">
                <text:p>0.040298</text:p>
              </table:table-cell>
              <table:table-cell office:value-type="float" office:value="0.121622">
                <text:p>0.1216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0935">
                <text:p>0.040935</text:p>
              </table:table-cell>
              <table:table-cell office:value-type="float" office:value="0.129649">
                <text:p>0.1296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0766">
                <text:p>0.040766</text:p>
              </table:table-cell>
              <table:table-cell office:value-type="float" office:value="0.136753">
                <text:p>0.136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959">
                <text:p>0.014959</text:p>
              </table:table-cell>
              <table:table-cell office:value-type="float" office:value="0.007564">
                <text:p>0.007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5718">
                <text:p>0.015718</text:p>
              </table:table-cell>
              <table:table-cell office:value-type="float" office:value="0.044466">
                <text:p>0.0444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2697">
                <text:p>0.022697</text:p>
              </table:table-cell>
              <table:table-cell office:value-type="float" office:value="0.062401">
                <text:p>0.0624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746">
                <text:p>0.027746</text:p>
              </table:table-cell>
              <table:table-cell office:value-type="float" office:value="0.077908">
                <text:p>0.077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392">
                <text:p>0.030392</text:p>
              </table:table-cell>
              <table:table-cell office:value-type="float" office:value="0.09104">
                <text:p>0.091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782">
                <text:p>0.030782</text:p>
              </table:table-cell>
              <table:table-cell office:value-type="float" office:value="0.10248">
                <text:p>0.102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66">
                <text:p>0.02866</text:p>
              </table:table-cell>
              <table:table-cell office:value-type="float" office:value="0.112604">
                <text:p>0.112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743">
                <text:p>0.023743</text:p>
              </table:table-cell>
              <table:table-cell office:value-type="float" office:value="0.121622">
                <text:p>0.1216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97">
                <text:p>0.01597</text:p>
              </table:table-cell>
              <table:table-cell office:value-type="float" office:value="0.129649">
                <text:p>0.129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5579">
                <text:p>0.005579</text:p>
              </table:table-cell>
              <table:table-cell office:value-type="float" office:value="0.136753">
                <text:p>0.136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41">
                <text:p>0.00641</text:p>
              </table:table-cell>
              <table:table-cell office:value-type="float" office:value="0.023143">
                <text:p>0.023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629">
                <text:p>0.010629</text:p>
              </table:table-cell>
              <table:table-cell office:value-type="float" office:value="0.063712">
                <text:p>0.063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0305">
                <text:p>0.010305</text:p>
              </table:table-cell>
              <table:table-cell office:value-type="float" office:value="0.086814">
                <text:p>0.0868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6748">
                <text:p>0.006748</text:p>
              </table:table-cell>
              <table:table-cell office:value-type="float" office:value="0.105247">
                <text:p>0.105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3103">
                <text:p>0.003103</text:p>
              </table:table-cell>
              <table:table-cell office:value-type="float" office:value="0.123041">
                <text:p>0.1230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527">
                <text:p>0.002527</text:p>
              </table:table-cell>
              <table:table-cell office:value-type="float" office:value="0.141114">
                <text:p>0.1411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223">
                <text:p>0.003223</text:p>
              </table:table-cell>
              <table:table-cell office:value-type="float" office:value="0.159773">
                <text:p>0.1597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4965">
                <text:p>0.004965</text:p>
              </table:table-cell>
              <table:table-cell office:value-type="float" office:value="0.179081">
                <text:p>0.1790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6686">
                <text:p>0.006686</text:p>
              </table:table-cell>
              <table:table-cell office:value-type="float" office:value="0.198995">
                <text:p>0.198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032">
                <text:p>0.008032</text:p>
              </table:table-cell>
              <table:table-cell office:value-type="float" office:value="0.219425">
                <text:p>0.219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641">
                <text:p>0.00641</text:p>
              </table:table-cell>
              <table:table-cell office:value-type="float" office:value="0.019976">
                <text:p>0.0199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0629">
                <text:p>0.010629</text:p>
              </table:table-cell>
              <table:table-cell office:value-type="float" office:value="0.057379">
                <text:p>0.057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0305">
                <text:p>0.010305</text:p>
              </table:table-cell>
              <table:table-cell office:value-type="float" office:value="0.077314">
                <text:p>0.0773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6748">
                <text:p>0.006748</text:p>
              </table:table-cell>
              <table:table-cell office:value-type="float" office:value="0.09258">
                <text:p>0.092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3103">
                <text:p>0.003103</text:p>
              </table:table-cell>
              <table:table-cell office:value-type="float" office:value="0.107208">
                <text:p>0.107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527">
                <text:p>0.002527</text:p>
              </table:table-cell>
              <table:table-cell office:value-type="float" office:value="0.122114">
                <text:p>0.1221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3223">
                <text:p>0.003223</text:p>
              </table:table-cell>
              <table:table-cell office:value-type="float" office:value="0.137606">
                <text:p>0.1376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4965">
                <text:p>0.004965</text:p>
              </table:table-cell>
              <table:table-cell office:value-type="float" office:value="0.153748">
                <text:p>0.1537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6686">
                <text:p>0.006686</text:p>
              </table:table-cell>
              <table:table-cell office:value-type="float" office:value="0.170495">
                <text:p>0.1704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8032">
                <text:p>0.008032</text:p>
              </table:table-cell>
              <table:table-cell office:value-type="float" office:value="0.187758">
                <text:p>0.1877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41">
                <text:p>0.00641</text:p>
              </table:table-cell>
              <table:table-cell office:value-type="float" office:value="0.017143">
                <text:p>0.0171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0629">
                <text:p>0.010629</text:p>
              </table:table-cell>
              <table:table-cell office:value-type="float" office:value="0.051712">
                <text:p>0.051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0305">
                <text:p>0.010305</text:p>
              </table:table-cell>
              <table:table-cell office:value-type="float" office:value="0.068814">
                <text:p>0.0688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748">
                <text:p>0.006748</text:p>
              </table:table-cell>
              <table:table-cell office:value-type="float" office:value="0.081247">
                <text:p>0.0812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3103">
                <text:p>0.003103</text:p>
              </table:table-cell>
              <table:table-cell office:value-type="float" office:value="0.093041">
                <text:p>0.0930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527">
                <text:p>0.002527</text:p>
              </table:table-cell>
              <table:table-cell office:value-type="float" office:value="0.105114">
                <text:p>0.1051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223">
                <text:p>0.003223</text:p>
              </table:table-cell>
              <table:table-cell office:value-type="float" office:value="0.117773">
                <text:p>0.1177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4965">
                <text:p>0.004965</text:p>
              </table:table-cell>
              <table:table-cell office:value-type="float" office:value="0.131081">
                <text:p>0.1310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6686">
                <text:p>0.006686</text:p>
              </table:table-cell>
              <table:table-cell office:value-type="float" office:value="0.144995">
                <text:p>0.1449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8032">
                <text:p>0.008032</text:p>
              </table:table-cell>
              <table:table-cell office:value-type="float" office:value="0.159425">
                <text:p>0.1594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641">
                <text:p>0.00641</text:p>
              </table:table-cell>
              <table:table-cell office:value-type="float" office:value="0.017976">
                <text:p>0.0179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0629">
                <text:p>0.010629</text:p>
              </table:table-cell>
              <table:table-cell office:value-type="float" office:value="0.053379">
                <text:p>0.0533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0305">
                <text:p>0.010305</text:p>
              </table:table-cell>
              <table:table-cell office:value-type="float" office:value="0.071314">
                <text:p>0.0713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6748">
                <text:p>0.006748</text:p>
              </table:table-cell>
              <table:table-cell office:value-type="float" office:value="0.08458">
                <text:p>0.084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103">
                <text:p>0.003103</text:p>
              </table:table-cell>
              <table:table-cell office:value-type="float" office:value="0.097208">
                <text:p>0.097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527">
                <text:p>0.002527</text:p>
              </table:table-cell>
              <table:table-cell office:value-type="float" office:value="0.110114">
                <text:p>0.1101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223">
                <text:p>0.003223</text:p>
              </table:table-cell>
              <table:table-cell office:value-type="float" office:value="0.123606">
                <text:p>0.123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965">
                <text:p>0.004965</text:p>
              </table:table-cell>
              <table:table-cell office:value-type="float" office:value="0.137748">
                <text:p>0.1377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6686">
                <text:p>0.006686</text:p>
              </table:table-cell>
              <table:table-cell office:value-type="float" office:value="0.152495">
                <text:p>0.1524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8032">
                <text:p>0.008032</text:p>
              </table:table-cell>
              <table:table-cell office:value-type="float" office:value="0.167758">
                <text:p>0.1677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41">
                <text:p>0.00641</text:p>
              </table:table-cell>
              <table:table-cell office:value-type="float" office:value="0.018976">
                <text:p>0.018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0629">
                <text:p>0.010629</text:p>
              </table:table-cell>
              <table:table-cell office:value-type="float" office:value="0.055379">
                <text:p>0.0553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0305">
                <text:p>0.010305</text:p>
              </table:table-cell>
              <table:table-cell office:value-type="float" office:value="0.074314">
                <text:p>0.0743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748">
                <text:p>0.006748</text:p>
              </table:table-cell>
              <table:table-cell office:value-type="float" office:value="0.08858">
                <text:p>0.088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103">
                <text:p>0.003103</text:p>
              </table:table-cell>
              <table:table-cell office:value-type="float" office:value="0.102208">
                <text:p>0.1022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527">
                <text:p>0.002527</text:p>
              </table:table-cell>
              <table:table-cell office:value-type="float" office:value="0.116114">
                <text:p>0.1161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223">
                <text:p>0.003223</text:p>
              </table:table-cell>
              <table:table-cell office:value-type="float" office:value="0.130606">
                <text:p>0.1306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965">
                <text:p>0.004965</text:p>
              </table:table-cell>
              <table:table-cell office:value-type="float" office:value="0.145748">
                <text:p>0.1457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6686">
                <text:p>0.006686</text:p>
              </table:table-cell>
              <table:table-cell office:value-type="float" office:value="0.161495">
                <text:p>0.161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032">
                <text:p>0.008032</text:p>
              </table:table-cell>
              <table:table-cell office:value-type="float" office:value="0.177758">
                <text:p>0.1777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044">
                <text:p>0.005044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573">
                <text:p>0.015573</text:p>
              </table:table-cell>
              <table:table-cell office:value-type="float" office:value="0.013581">
                <text:p>0.0135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6402">
                <text:p>0.0164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342">
                <text:p>0.007342</text:p>
              </table:table-cell>
              <table:table-cell office:value-type="float" office:value="0.01349">
                <text:p>0.01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001">
                <text:p>0.008001</text:p>
              </table:table-cell>
              <table:table-cell office:value-type="float" office:value="0.009244">
                <text:p>0.0092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562">
                <text:p>0.009562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6095">
                <text:p>0.016095</text:p>
              </table:table-cell>
              <table:table-cell office:value-type="float" office:value="0.011183">
                <text:p>0.011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982">
                <text:p>0.01982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2827">
                <text:p>0.022827</text:p>
              </table:table-cell>
              <table:table-cell office:value-type="float" office:value="0.012533">
                <text:p>0.0125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5044">
                <text:p>0.005044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5573">
                <text:p>0.015573</text:p>
              </table:table-cell>
              <table:table-cell office:value-type="float" office:value="0.013581">
                <text:p>0.0135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6402">
                <text:p>0.0164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342">
                <text:p>0.007342</text:p>
              </table:table-cell>
              <table:table-cell office:value-type="float" office:value="0.01349">
                <text:p>0.013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8001">
                <text:p>0.008001</text:p>
              </table:table-cell>
              <table:table-cell office:value-type="float" office:value="0.009244">
                <text:p>0.0092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562">
                <text:p>0.009562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095">
                <text:p>0.016095</text:p>
              </table:table-cell>
              <table:table-cell office:value-type="float" office:value="0.011183">
                <text:p>0.0111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982">
                <text:p>0.01982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827">
                <text:p>0.022827</text:p>
              </table:table-cell>
              <table:table-cell office:value-type="float" office:value="0.012533">
                <text:p>0.0125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5044">
                <text:p>0.005044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5573">
                <text:p>0.015573</text:p>
              </table:table-cell>
              <table:table-cell office:value-type="float" office:value="0.013581">
                <text:p>0.013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6402">
                <text:p>0.0164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7342">
                <text:p>0.007342</text:p>
              </table:table-cell>
              <table:table-cell office:value-type="float" office:value="0.01349">
                <text:p>0.013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001">
                <text:p>0.008001</text:p>
              </table:table-cell>
              <table:table-cell office:value-type="float" office:value="0.009244">
                <text:p>0.0092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562">
                <text:p>0.009562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6095">
                <text:p>0.016095</text:p>
              </table:table-cell>
              <table:table-cell office:value-type="float" office:value="0.011183">
                <text:p>0.0111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982">
                <text:p>0.01982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2827">
                <text:p>0.022827</text:p>
              </table:table-cell>
              <table:table-cell office:value-type="float" office:value="0.012533">
                <text:p>0.0125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044">
                <text:p>0.005044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5573">
                <text:p>0.015573</text:p>
              </table:table-cell>
              <table:table-cell office:value-type="float" office:value="0.013581">
                <text:p>0.0135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6402">
                <text:p>0.0164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7342">
                <text:p>0.007342</text:p>
              </table:table-cell>
              <table:table-cell office:value-type="float" office:value="0.01349">
                <text:p>0.013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8001">
                <text:p>0.008001</text:p>
              </table:table-cell>
              <table:table-cell office:value-type="float" office:value="0.009244">
                <text:p>0.0092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562">
                <text:p>0.009562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6095">
                <text:p>0.016095</text:p>
              </table:table-cell>
              <table:table-cell office:value-type="float" office:value="0.011183">
                <text:p>0.0111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982">
                <text:p>0.01982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827">
                <text:p>0.022827</text:p>
              </table:table-cell>
              <table:table-cell office:value-type="float" office:value="0.012533">
                <text:p>0.0125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5044">
                <text:p>0.005044</text:p>
              </table:table-cell>
              <table:table-cell office:value-type="float" office:value="0.014041">
                <text:p>0.0140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5573">
                <text:p>0.015573</text:p>
              </table:table-cell>
              <table:table-cell office:value-type="float" office:value="0.013581">
                <text:p>0.0135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1504">
                <text:p>0.011504</text:p>
              </table:table-cell>
              <table:table-cell office:value-type="float" office:value="0.016402">
                <text:p>0.016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7342">
                <text:p>0.007342</text:p>
              </table:table-cell>
              <table:table-cell office:value-type="float" office:value="0.01349">
                <text:p>0.013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8001">
                <text:p>0.008001</text:p>
              </table:table-cell>
              <table:table-cell office:value-type="float" office:value="0.009244">
                <text:p>0.0092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9562">
                <text:p>0.009562</text:p>
              </table:table-cell>
              <table:table-cell office:value-type="float" office:value="0.008282">
                <text:p>0.0082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584">
                <text:p>0.011584</text:p>
              </table:table-cell>
              <table:table-cell office:value-type="float" office:value="0.009995">
                <text:p>0.0099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6095">
                <text:p>0.016095</text:p>
              </table:table-cell>
              <table:table-cell office:value-type="float" office:value="0.011183">
                <text:p>0.0111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82">
                <text:p>0.01982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2827">
                <text:p>0.022827</text:p>
              </table:table-cell>
              <table:table-cell office:value-type="float" office:value="0.012533">
                <text:p>0.0125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3: 
RMSE for middle, ring and pinky DOF</text:p>
        </chart:title>
        <chart:legend chart:legend-position="end" svg:x="15.472cm" svg:y="4.442cm" chart:style-name="ch3"/>
        <chart:plot-area chart:style-name="ch4" table:cell-range-address="Testing.O4:Testing.O204 Testing.AE4:Testing.AE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O5:Testing.O204" chart:label-cell-address="Testing.O4:Testing.O4" chart:class="chart:line">
            <chart:data-point chart:repeated="200"/>
          </chart:series>
          <chart:series chart:style-name="ch9" chart:values-cell-range-address="Testing.AE5:Testing.AE204" chart:label-cell-address="Testing.AE4:Testing.AE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+ring+litt</text:p>
              </table:table-cell>
              <table:table-cell office:value-type="string">
                <text:p>mid+ring+litt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169">
                <text:p>0.015169</text:p>
              </table:table-cell>
              <table:table-cell office:value-type="float" office:value="0.010914">
                <text:p>0.0109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375">
                <text:p>0.009375</text:p>
              </table:table-cell>
              <table:table-cell office:value-type="float" office:value="0.010237">
                <text:p>0.010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97">
                <text:p>0.017997</text:p>
              </table:table-cell>
              <table:table-cell office:value-type="float" office:value="0.016978">
                <text:p>0.016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63">
                <text:p>0.024063</text:p>
              </table:table-cell>
              <table:table-cell office:value-type="float" office:value="0.022258">
                <text:p>0.022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913">
                <text:p>0.028913</text:p>
              </table:table-cell>
              <table:table-cell office:value-type="float" office:value="0.027073">
                <text:p>0.027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3079">
                <text:p>0.033079</text:p>
              </table:table-cell>
              <table:table-cell office:value-type="float" office:value="0.031775">
                <text:p>0.031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89">
                <text:p>0.03589</text:p>
              </table:table-cell>
              <table:table-cell office:value-type="float" office:value="0.035337">
                <text:p>0.035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839">
                <text:p>0.035839</text:p>
              </table:table-cell>
              <table:table-cell office:value-type="float" office:value="0.035699">
                <text:p>0.035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311">
                <text:p>0.036311</text:p>
              </table:table-cell>
              <table:table-cell office:value-type="float" office:value="0.036089">
                <text:p>0.036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856">
                <text:p>0.035856</text:p>
              </table:table-cell>
              <table:table-cell office:value-type="float" office:value="0.035201">
                <text:p>0.035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503">
                <text:p>0.011503</text:p>
              </table:table-cell>
              <table:table-cell office:value-type="float" office:value="0.007247">
                <text:p>0.007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729">
                <text:p>0.015729</text:p>
              </table:table-cell>
              <table:table-cell office:value-type="float" office:value="0.016298">
                <text:p>0.0162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997">
                <text:p>0.028997</text:p>
              </table:table-cell>
              <table:table-cell office:value-type="float" office:value="0.027978">
                <text:p>0.027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873">
                <text:p>0.03873</text:p>
              </table:table-cell>
              <table:table-cell office:value-type="float" office:value="0.036925">
                <text:p>0.0369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7246">
                <text:p>0.047246</text:p>
              </table:table-cell>
              <table:table-cell office:value-type="float" office:value="0.045406">
                <text:p>0.045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5079">
                <text:p>0.055079</text:p>
              </table:table-cell>
              <table:table-cell office:value-type="float" office:value="0.053775">
                <text:p>0.053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1557">
                <text:p>0.061557</text:p>
              </table:table-cell>
              <table:table-cell office:value-type="float" office:value="0.061004">
                <text:p>0.061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5172">
                <text:p>0.065172</text:p>
              </table:table-cell>
              <table:table-cell office:value-type="float" office:value="0.065032">
                <text:p>0.0650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425">
                <text:p>0.064425</text:p>
              </table:table-cell>
              <table:table-cell office:value-type="float" office:value="0.063951">
                <text:p>0.063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8789">
                <text:p>0.058789</text:p>
              </table:table-cell>
              <table:table-cell office:value-type="float" office:value="0.05734">
                <text:p>0.05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503">
                <text:p>0.009503</text:p>
              </table:table-cell>
              <table:table-cell office:value-type="float" office:value="0.005247">
                <text:p>0.005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729">
                <text:p>0.019729</text:p>
              </table:table-cell>
              <table:table-cell office:value-type="float" office:value="0.020298">
                <text:p>0.020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4997">
                <text:p>0.034997</text:p>
              </table:table-cell>
              <table:table-cell office:value-type="float" office:value="0.033978">
                <text:p>0.0339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73">
                <text:p>0.04673</text:p>
              </table:table-cell>
              <table:table-cell office:value-type="float" office:value="0.044925">
                <text:p>0.044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246">
                <text:p>0.057246</text:p>
              </table:table-cell>
              <table:table-cell office:value-type="float" office:value="0.055406">
                <text:p>0.055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7079">
                <text:p>0.067079</text:p>
              </table:table-cell>
              <table:table-cell office:value-type="float" office:value="0.065775">
                <text:p>0.0657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5557">
                <text:p>0.075557</text:p>
              </table:table-cell>
              <table:table-cell office:value-type="float" office:value="0.075004">
                <text:p>0.075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81172">
                <text:p>0.081172</text:p>
              </table:table-cell>
              <table:table-cell office:value-type="float" office:value="0.081032">
                <text:p>0.0810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2425">
                <text:p>0.082425</text:p>
              </table:table-cell>
              <table:table-cell office:value-type="float" office:value="0.081951">
                <text:p>0.0819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8789">
                <text:p>0.078789</text:p>
              </table:table-cell>
              <table:table-cell office:value-type="float" office:value="0.07734">
                <text:p>0.077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169">
                <text:p>0.010169</text:p>
              </table:table-cell>
              <table:table-cell office:value-type="float" office:value="0.005914">
                <text:p>0.005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8395">
                <text:p>0.018395</text:p>
              </table:table-cell>
              <table:table-cell office:value-type="float" office:value="0.018964">
                <text:p>0.018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2997">
                <text:p>0.032997</text:p>
              </table:table-cell>
              <table:table-cell office:value-type="float" office:value="0.031978">
                <text:p>0.031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4063">
                <text:p>0.044063</text:p>
              </table:table-cell>
              <table:table-cell office:value-type="float" office:value="0.042258">
                <text:p>0.042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3913">
                <text:p>0.053913</text:p>
              </table:table-cell>
              <table:table-cell office:value-type="float" office:value="0.052073">
                <text:p>0.052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3079">
                <text:p>0.063079</text:p>
              </table:table-cell>
              <table:table-cell office:value-type="float" office:value="0.061775">
                <text:p>0.061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089">
                <text:p>0.07089</text:p>
              </table:table-cell>
              <table:table-cell office:value-type="float" office:value="0.070337">
                <text:p>0.0703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5839">
                <text:p>0.075839</text:p>
              </table:table-cell>
              <table:table-cell office:value-type="float" office:value="0.075699">
                <text:p>0.075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425">
                <text:p>0.076425</text:p>
              </table:table-cell>
              <table:table-cell office:value-type="float" office:value="0.075951">
                <text:p>0.0759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2122">
                <text:p>0.072122</text:p>
              </table:table-cell>
              <table:table-cell office:value-type="float" office:value="0.070673">
                <text:p>0.0706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003">
                <text:p>0.012003</text:p>
              </table:table-cell>
              <table:table-cell office:value-type="float" office:value="0.007747">
                <text:p>0.007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4729">
                <text:p>0.014729</text:p>
              </table:table-cell>
              <table:table-cell office:value-type="float" office:value="0.015298">
                <text:p>0.0152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497">
                <text:p>0.027497</text:p>
              </table:table-cell>
              <table:table-cell office:value-type="float" office:value="0.026478">
                <text:p>0.026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673">
                <text:p>0.03673</text:p>
              </table:table-cell>
              <table:table-cell office:value-type="float" office:value="0.034925">
                <text:p>0.0349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746">
                <text:p>0.044746</text:p>
              </table:table-cell>
              <table:table-cell office:value-type="float" office:value="0.042906">
                <text:p>0.0429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2079">
                <text:p>0.052079</text:p>
              </table:table-cell>
              <table:table-cell office:value-type="float" office:value="0.050775">
                <text:p>0.050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057">
                <text:p>0.058057</text:p>
              </table:table-cell>
              <table:table-cell office:value-type="float" office:value="0.057504">
                <text:p>0.057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1172">
                <text:p>0.061172</text:p>
              </table:table-cell>
              <table:table-cell office:value-type="float" office:value="0.061032">
                <text:p>0.0610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9925">
                <text:p>0.059925</text:p>
              </table:table-cell>
              <table:table-cell office:value-type="float" office:value="0.059451">
                <text:p>0.0594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3789">
                <text:p>0.053789</text:p>
              </table:table-cell>
              <table:table-cell office:value-type="float" office:value="0.05234">
                <text:p>0.052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155">
                <text:p>0.019155</text:p>
              </table:table-cell>
              <table:table-cell office:value-type="float" office:value="0.005434">
                <text:p>0.0054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651">
                <text:p>0.009651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4208">
                <text:p>0.014208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464">
                <text:p>0.017464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0672">
                <text:p>0.020672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4324">
                <text:p>0.024324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864">
                <text:p>0.02864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582">
                <text:p>0.028582</text:p>
              </table:table-cell>
              <table:table-cell office:value-type="float" office:value="0.016829">
                <text:p>0.016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6557">
                <text:p>0.026557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439">
                <text:p>0.023439</text:p>
              </table:table-cell>
              <table:table-cell office:value-type="float" office:value="0.030839">
                <text:p>0.0308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5988">
                <text:p>0.015988</text:p>
              </table:table-cell>
              <table:table-cell office:value-type="float" office:value="0.005434">
                <text:p>0.0054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9337">
                <text:p>0.009337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8695">
                <text:p>0.018695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455">
                <text:p>0.026455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4621">
                <text:p>0.034621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3324">
                <text:p>0.043324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07">
                <text:p>0.050807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3915">
                <text:p>0.053915</text:p>
              </table:table-cell>
              <table:table-cell office:value-type="float" office:value="0.016829">
                <text:p>0.0168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02">
                <text:p>0.0502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825">
                <text:p>0.039825</text:p>
              </table:table-cell>
              <table:table-cell office:value-type="float" office:value="0.030839">
                <text:p>0.0308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155">
                <text:p>0.013155</text:p>
              </table:table-cell>
              <table:table-cell office:value-type="float" office:value="0.005434">
                <text:p>0.005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004">
                <text:p>0.015004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7195">
                <text:p>0.027195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789">
                <text:p>0.037789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787">
                <text:p>0.048787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0324">
                <text:p>0.060324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064">
                <text:p>0.07064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76582">
                <text:p>0.076582</text:p>
              </table:table-cell>
              <table:table-cell office:value-type="float" office:value="0.016829">
                <text:p>0.0168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57">
                <text:p>0.0757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8158">
                <text:p>0.068158</text:p>
              </table:table-cell>
              <table:table-cell office:value-type="float" office:value="0.030839">
                <text:p>0.030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3989">
                <text:p>0.013989</text:p>
              </table:table-cell>
              <table:table-cell office:value-type="float" office:value="0.005434">
                <text:p>0.005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337">
                <text:p>0.013337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4695">
                <text:p>0.024695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4455">
                <text:p>0.034455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4621">
                <text:p>0.044621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5324">
                <text:p>0.055324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4807">
                <text:p>0.064807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9915">
                <text:p>0.069915</text:p>
              </table:table-cell>
              <table:table-cell office:value-type="float" office:value="0.016829">
                <text:p>0.0168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82">
                <text:p>0.0682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9825">
                <text:p>0.059825</text:p>
              </table:table-cell>
              <table:table-cell office:value-type="float" office:value="0.030839">
                <text:p>0.0308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4989">
                <text:p>0.014989</text:p>
              </table:table-cell>
              <table:table-cell office:value-type="float" office:value="0.005434">
                <text:p>0.0054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1337">
                <text:p>0.011337</text:p>
              </table:table-cell>
              <table:table-cell office:value-type="float" office:value="0.006509">
                <text:p>0.0065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1695">
                <text:p>0.021695</text:p>
              </table:table-cell>
              <table:table-cell office:value-type="float" office:value="0.006501">
                <text:p>0.0065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455">
                <text:p>0.030455</text:p>
              </table:table-cell>
              <table:table-cell office:value-type="float" office:value="0.004869">
                <text:p>0.0048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621">
                <text:p>0.039621</text:p>
              </table:table-cell>
              <table:table-cell office:value-type="float" office:value="0.003901">
                <text:p>0.003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9324">
                <text:p>0.049324</text:p>
              </table:table-cell>
              <table:table-cell office:value-type="float" office:value="0.006262">
                <text:p>0.0062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7807">
                <text:p>0.057807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1915">
                <text:p>0.061915</text:p>
              </table:table-cell>
              <table:table-cell office:value-type="float" office:value="0.016829">
                <text:p>0.0168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92">
                <text:p>0.0592</text:p>
              </table:table-cell>
              <table:table-cell office:value-type="float" office:value="0.0235">
                <text:p>0.02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9825">
                <text:p>0.049825</text:p>
              </table:table-cell>
              <table:table-cell office:value-type="float" office:value="0.030839">
                <text:p>0.0308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274">
                <text:p>0.005274</text:p>
              </table:table-cell>
              <table:table-cell office:value-type="float" office:value="0.017588">
                <text:p>0.017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4085">
                <text:p>0.004085</text:p>
              </table:table-cell>
              <table:table-cell office:value-type="float" office:value="0.01351">
                <text:p>0.013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758">
                <text:p>0.005758</text:p>
              </table:table-cell>
              <table:table-cell office:value-type="float" office:value="0.017008">
                <text:p>0.0170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8912">
                <text:p>0.008912</text:p>
              </table:table-cell>
              <table:table-cell office:value-type="float" office:value="0.019335">
                <text:p>0.0193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3012">
                <text:p>0.013012</text:p>
              </table:table-cell>
              <table:table-cell office:value-type="float" office:value="0.02104">
                <text:p>0.021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8073">
                <text:p>0.018073</text:p>
              </table:table-cell>
              <table:table-cell office:value-type="float" office:value="0.02196">
                <text:p>0.021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4158">
                <text:p>0.024158</text:p>
              </table:table-cell>
              <table:table-cell office:value-type="float" office:value="0.022384">
                <text:p>0.0223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129">
                <text:p>0.03129</text:p>
              </table:table-cell>
              <table:table-cell office:value-type="float" office:value="0.023273">
                <text:p>0.023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9407">
                <text:p>0.039407</text:p>
              </table:table-cell>
              <table:table-cell office:value-type="float" office:value="0.025931">
                <text:p>0.025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8327">
                <text:p>0.048327</text:p>
              </table:table-cell>
              <table:table-cell office:value-type="float" office:value="0.031097">
                <text:p>0.0310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5274">
                <text:p>0.005274</text:p>
              </table:table-cell>
              <table:table-cell office:value-type="float" office:value="0.014421">
                <text:p>0.0144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4085">
                <text:p>0.004085</text:p>
              </table:table-cell>
              <table:table-cell office:value-type="float" office:value="0.005843">
                <text:p>0.0058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5758">
                <text:p>0.005758</text:p>
              </table:table-cell>
              <table:table-cell office:value-type="float" office:value="0.005508">
                <text:p>0.005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8912">
                <text:p>0.008912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3012">
                <text:p>0.013012</text:p>
              </table:table-cell>
              <table:table-cell office:value-type="float" office:value="0.005473">
                <text:p>0.005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073">
                <text:p>0.018073</text:p>
              </table:table-cell>
              <table:table-cell office:value-type="float" office:value="0.009789">
                <text:p>0.0097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4158">
                <text:p>0.024158</text:p>
              </table:table-cell>
              <table:table-cell office:value-type="float" office:value="0.015115">
                <text:p>0.0151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129">
                <text:p>0.03129</text:p>
              </table:table-cell>
              <table:table-cell office:value-type="float" office:value="0.019182">
                <text:p>0.0191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9407">
                <text:p>0.039407</text:p>
              </table:table-cell>
              <table:table-cell office:value-type="float" office:value="0.018844">
                <text:p>0.018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8327">
                <text:p>0.048327</text:p>
              </table:table-cell>
              <table:table-cell office:value-type="float" office:value="0.012282">
                <text:p>0.0122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5274">
                <text:p>0.005274</text:p>
              </table:table-cell>
              <table:table-cell office:value-type="float" office:value="0.011588">
                <text:p>0.0115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4085">
                <text:p>0.004085</text:p>
              </table:table-cell>
              <table:table-cell office:value-type="float" office:value="0.004395">
                <text:p>0.004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5758">
                <text:p>0.005758</text:p>
              </table:table-cell>
              <table:table-cell office:value-type="float" office:value="0.009579">
                <text:p>0.0095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8912">
                <text:p>0.008912</text:p>
              </table:table-cell>
              <table:table-cell office:value-type="float" office:value="0.014119">
                <text:p>0.0141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3012">
                <text:p>0.013012</text:p>
              </table:table-cell>
              <table:table-cell office:value-type="float" office:value="0.01964">
                <text:p>0.019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073">
                <text:p>0.018073</text:p>
              </table:table-cell>
              <table:table-cell office:value-type="float" office:value="0.026789">
                <text:p>0.0267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4158">
                <text:p>0.024158</text:p>
              </table:table-cell>
              <table:table-cell office:value-type="float" office:value="0.034948">
                <text:p>0.0349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29">
                <text:p>0.03129</text:p>
              </table:table-cell>
              <table:table-cell office:value-type="float" office:value="0.041848">
                <text:p>0.0418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9407">
                <text:p>0.039407</text:p>
              </table:table-cell>
              <table:table-cell office:value-type="float" office:value="0.044344">
                <text:p>0.0443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8327">
                <text:p>0.048327</text:p>
              </table:table-cell>
              <table:table-cell office:value-type="float" office:value="0.042237">
                <text:p>0.0422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5274">
                <text:p>0.005274</text:p>
              </table:table-cell>
              <table:table-cell office:value-type="float" office:value="0.012421">
                <text:p>0.0124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4085">
                <text:p>0.004085</text:p>
              </table:table-cell>
              <table:table-cell office:value-type="float" office:value="0.003484">
                <text:p>0.003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5758">
                <text:p>0.005758</text:p>
              </table:table-cell>
              <table:table-cell office:value-type="float" office:value="0.007492">
                <text:p>0.0074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8912">
                <text:p>0.008912</text:p>
              </table:table-cell>
              <table:table-cell office:value-type="float" office:value="0.013331">
                <text:p>0.0133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3012">
                <text:p>0.013012</text:p>
              </table:table-cell>
              <table:table-cell office:value-type="float" office:value="0.019793">
                <text:p>0.0197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8073">
                <text:p>0.018073</text:p>
              </table:table-cell>
              <table:table-cell office:value-type="float" office:value="0.02704">
                <text:p>0.0270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4158">
                <text:p>0.024158</text:p>
              </table:table-cell>
              <table:table-cell office:value-type="float" office:value="0.034783">
                <text:p>0.0347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29">
                <text:p>0.03129</text:p>
              </table:table-cell>
              <table:table-cell office:value-type="float" office:value="0.04206">
                <text:p>0.042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9407">
                <text:p>0.039407</text:p>
              </table:table-cell>
              <table:table-cell office:value-type="float" office:value="0.047569">
                <text:p>0.0475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8327">
                <text:p>0.048327</text:p>
              </table:table-cell>
              <table:table-cell office:value-type="float" office:value="0.05057">
                <text:p>0.050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5274">
                <text:p>0.005274</text:p>
              </table:table-cell>
              <table:table-cell office:value-type="float" office:value="0.013421">
                <text:p>0.013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085">
                <text:p>0.004085</text:p>
              </table:table-cell>
              <table:table-cell office:value-type="float" office:value="0.00451">
                <text:p>0.004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758">
                <text:p>0.005758</text:p>
              </table:table-cell>
              <table:table-cell office:value-type="float" office:value="0.004744">
                <text:p>0.0047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8912">
                <text:p>0.008912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3012">
                <text:p>0.013012</text:p>
              </table:table-cell>
              <table:table-cell office:value-type="float" office:value="0.010473">
                <text:p>0.0104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8073">
                <text:p>0.018073</text:p>
              </table:table-cell>
              <table:table-cell office:value-type="float" office:value="0.015789">
                <text:p>0.0157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4158">
                <text:p>0.024158</text:p>
              </table:table-cell>
              <table:table-cell office:value-type="float" office:value="0.022115">
                <text:p>0.022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129">
                <text:p>0.03129</text:p>
              </table:table-cell>
              <table:table-cell office:value-type="float" office:value="0.027182">
                <text:p>0.0271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9407">
                <text:p>0.039407</text:p>
              </table:table-cell>
              <table:table-cell office:value-type="float" office:value="0.027844">
                <text:p>0.0278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8327">
                <text:p>0.048327</text:p>
              </table:table-cell>
              <table:table-cell office:value-type="float" office:value="0.022282">
                <text:p>0.0222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64">
                <text:p>0.00764</text:p>
              </table:table-cell>
              <table:table-cell office:value-type="float" office:value="0.014255">
                <text:p>0.0142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238">
                <text:p>0.002238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258">
                <text:p>0.005258</text:p>
              </table:table-cell>
              <table:table-cell office:value-type="float" office:value="0.010574">
                <text:p>0.0105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464">
                <text:p>0.00464</text:p>
              </table:table-cell>
              <table:table-cell office:value-type="float" office:value="0.014543">
                <text:p>0.0145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73">
                <text:p>0.00473</text:p>
              </table:table-cell>
              <table:table-cell office:value-type="float" office:value="0.015666">
                <text:p>0.0156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005">
                <text:p>0.009005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49">
                <text:p>0.0149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6496">
                <text:p>0.02649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935">
                <text:p>0.03935</text:p>
              </table:table-cell>
              <table:table-cell office:value-type="float" office:value="0.006958">
                <text:p>0.0069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2372">
                <text:p>0.052372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764">
                <text:p>0.00764</text:p>
              </table:table-cell>
              <table:table-cell office:value-type="float" office:value="0.014255">
                <text:p>0.0142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238">
                <text:p>0.002238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5258">
                <text:p>0.005258</text:p>
              </table:table-cell>
              <table:table-cell office:value-type="float" office:value="0.010574">
                <text:p>0.0105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464">
                <text:p>0.00464</text:p>
              </table:table-cell>
              <table:table-cell office:value-type="float" office:value="0.014543">
                <text:p>0.0145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73">
                <text:p>0.00473</text:p>
              </table:table-cell>
              <table:table-cell office:value-type="float" office:value="0.015666">
                <text:p>0.015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9005">
                <text:p>0.009005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49">
                <text:p>0.0149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6496">
                <text:p>0.02649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935">
                <text:p>0.03935</text:p>
              </table:table-cell>
              <table:table-cell office:value-type="float" office:value="0.006958">
                <text:p>0.0069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372">
                <text:p>0.052372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64">
                <text:p>0.00764</text:p>
              </table:table-cell>
              <table:table-cell office:value-type="float" office:value="0.014255">
                <text:p>0.0142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238">
                <text:p>0.002238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5258">
                <text:p>0.005258</text:p>
              </table:table-cell>
              <table:table-cell office:value-type="float" office:value="0.010574">
                <text:p>0.0105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64">
                <text:p>0.00464</text:p>
              </table:table-cell>
              <table:table-cell office:value-type="float" office:value="0.014543">
                <text:p>0.0145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73">
                <text:p>0.00473</text:p>
              </table:table-cell>
              <table:table-cell office:value-type="float" office:value="0.015666">
                <text:p>0.0156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9005">
                <text:p>0.009005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9">
                <text:p>0.0149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496">
                <text:p>0.02649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35">
                <text:p>0.03935</text:p>
              </table:table-cell>
              <table:table-cell office:value-type="float" office:value="0.006958">
                <text:p>0.0069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2372">
                <text:p>0.052372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764">
                <text:p>0.00764</text:p>
              </table:table-cell>
              <table:table-cell office:value-type="float" office:value="0.014255">
                <text:p>0.014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238">
                <text:p>0.002238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5258">
                <text:p>0.005258</text:p>
              </table:table-cell>
              <table:table-cell office:value-type="float" office:value="0.010574">
                <text:p>0.0105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64">
                <text:p>0.00464</text:p>
              </table:table-cell>
              <table:table-cell office:value-type="float" office:value="0.014543">
                <text:p>0.0145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73">
                <text:p>0.00473</text:p>
              </table:table-cell>
              <table:table-cell office:value-type="float" office:value="0.015666">
                <text:p>0.0156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005">
                <text:p>0.009005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49">
                <text:p>0.0149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6496">
                <text:p>0.02649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935">
                <text:p>0.03935</text:p>
              </table:table-cell>
              <table:table-cell office:value-type="float" office:value="0.006958">
                <text:p>0.006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2372">
                <text:p>0.052372</text:p>
              </table:table-cell>
              <table:table-cell office:value-type="float" office:value="0.009932">
                <text:p>0.009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64">
                <text:p>0.00764</text:p>
              </table:table-cell>
              <table:table-cell office:value-type="float" office:value="0.014255">
                <text:p>0.0142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238">
                <text:p>0.002238</text:p>
              </table:table-cell>
              <table:table-cell office:value-type="float" office:value="0.004359">
                <text:p>0.0043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5258">
                <text:p>0.005258</text:p>
              </table:table-cell>
              <table:table-cell office:value-type="float" office:value="0.010574">
                <text:p>0.0105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464">
                <text:p>0.00464</text:p>
              </table:table-cell>
              <table:table-cell office:value-type="float" office:value="0.014543">
                <text:p>0.0145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73">
                <text:p>0.00473</text:p>
              </table:table-cell>
              <table:table-cell office:value-type="float" office:value="0.015666">
                <text:p>0.0156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9005">
                <text:p>0.009005</text:p>
              </table:table-cell>
              <table:table-cell office:value-type="float" office:value="0.014168">
                <text:p>0.0141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49">
                <text:p>0.0149</text:p>
              </table:table-cell>
              <table:table-cell office:value-type="float" office:value="0.010396">
                <text:p>0.0103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6496">
                <text:p>0.026496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935">
                <text:p>0.03935</text:p>
              </table:table-cell>
              <table:table-cell office:value-type="float" office:value="0.006958">
                <text:p>0.00695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2372">
                <text:p>0.052372</text:p>
              </table:table-cell>
              <table:table-cell office:value-type="float" office:value="0.009932">
                <text:p>0.00993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6.382cm" svg:y="0.197cm" chart:style-name="ch2">
          <text:p>Phase 2: 
RMSE for all DOF</text:p>
        </chart:title>
        <chart:legend chart:legend-position="end" svg:x="15.853cm" svg:y="4.442cm" chart:style-name="ch3"/>
        <chart:plot-area chart:style-name="ch4" table:cell-range-address="Testing.F4:Testing.F204 Testing.V4:Testing.V204" chart:data-source-has-labels="row" svg:x="0.435cm" svg:y="1.344cm" svg:width="15.052cm" svg:height="8.47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F5:Testing.F204" chart:label-cell-address="Testing.F4:Testing.F4" chart:class="chart:line">
            <chart:data-point chart:repeated="200"/>
          </chart:series>
          <chart:series chart:style-name="ch9" chart:values-cell-range-address="Testing.V5:Testing.V204" chart:label-cell-address="Testing.V4:Testing.V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ll DOF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6316">
                <text:p>0.036316</text:p>
              </table:table-cell>
              <table:table-cell office:value-type="float" office:value="0.04087">
                <text:p>0.040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792">
                <text:p>0.045792</text:p>
              </table:table-cell>
              <table:table-cell office:value-type="float" office:value="0.052274">
                <text:p>0.052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502">
                <text:p>0.047502</text:p>
              </table:table-cell>
              <table:table-cell office:value-type="float" office:value="0.051699">
                <text:p>0.05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327">
                <text:p>0.047327</text:p>
              </table:table-cell>
              <table:table-cell office:value-type="float" office:value="0.051224">
                <text:p>0.051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829">
                <text:p>0.045829</text:p>
              </table:table-cell>
              <table:table-cell office:value-type="float" office:value="0.052817">
                <text:p>0.0528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174">
                <text:p>0.043174</text:p>
              </table:table-cell>
              <table:table-cell office:value-type="float" office:value="0.05738">
                <text:p>0.057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05">
                <text:p>0.0405</text:p>
              </table:table-cell>
              <table:table-cell office:value-type="float" office:value="0.063089">
                <text:p>0.0630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22">
                <text:p>0.03722</text:p>
              </table:table-cell>
              <table:table-cell office:value-type="float" office:value="0.069329">
                <text:p>0.069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447">
                <text:p>0.033447</text:p>
              </table:table-cell>
              <table:table-cell office:value-type="float" office:value="0.07598">
                <text:p>0.07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809">
                <text:p>0.031809</text:p>
              </table:table-cell>
              <table:table-cell office:value-type="float" office:value="0.082955">
                <text:p>0.0829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0479">
                <text:p>0.020479</text:p>
              </table:table-cell>
              <table:table-cell office:value-type="float" office:value="0.020386">
                <text:p>0.020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994">
                <text:p>0.024994</text:p>
              </table:table-cell>
              <table:table-cell office:value-type="float" office:value="0.023216">
                <text:p>0.023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1234">
                <text:p>0.031234</text:p>
              </table:table-cell>
              <table:table-cell office:value-type="float" office:value="0.022649">
                <text:p>0.022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569">
                <text:p>0.03569</text:p>
              </table:table-cell>
              <table:table-cell office:value-type="float" office:value="0.022111">
                <text:p>0.022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503">
                <text:p>0.039503</text:p>
              </table:table-cell>
              <table:table-cell office:value-type="float" office:value="0.023061">
                <text:p>0.023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339">
                <text:p>0.042339</text:p>
              </table:table-cell>
              <table:table-cell office:value-type="float" office:value="0.026736">
                <text:p>0.026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3613">
                <text:p>0.043613</text:p>
              </table:table-cell>
              <table:table-cell office:value-type="float" office:value="0.031943">
                <text:p>0.0319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176">
                <text:p>0.043176</text:p>
              </table:table-cell>
              <table:table-cell office:value-type="float" office:value="0.038024">
                <text:p>0.038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1115">
                <text:p>0.041115</text:p>
              </table:table-cell>
              <table:table-cell office:value-type="float" office:value="0.044438">
                <text:p>0.044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8192">
                <text:p>0.038192</text:p>
              </table:table-cell>
              <table:table-cell office:value-type="float" office:value="0.051116">
                <text:p>0.051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708">
                <text:p>0.017708</text:p>
              </table:table-cell>
              <table:table-cell office:value-type="float" office:value="0.017282">
                <text:p>0.017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82">
                <text:p>0.02482</text:p>
              </table:table-cell>
              <table:table-cell office:value-type="float" office:value="0.025111">
                <text:p>0.025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481">
                <text:p>0.030481</text:p>
              </table:table-cell>
              <table:table-cell office:value-type="float" office:value="0.023223">
                <text:p>0.023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6327">
                <text:p>0.036327</text:p>
              </table:table-cell>
              <table:table-cell office:value-type="float" office:value="0.022279">
                <text:p>0.022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602">
                <text:p>0.040602</text:p>
              </table:table-cell>
              <table:table-cell office:value-type="float" office:value="0.023508">
                <text:p>0.023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3299">
                <text:p>0.043299</text:p>
              </table:table-cell>
              <table:table-cell office:value-type="float" office:value="0.026179">
                <text:p>0.026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415">
                <text:p>0.044415</text:p>
              </table:table-cell>
              <table:table-cell office:value-type="float" office:value="0.030097">
                <text:p>0.030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3936">
                <text:p>0.043936</text:p>
              </table:table-cell>
              <table:table-cell office:value-type="float" office:value="0.035675">
                <text:p>0.035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2627">
                <text:p>0.042627</text:p>
              </table:table-cell>
              <table:table-cell office:value-type="float" office:value="0.041617">
                <text:p>0.0416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3329">
                <text:p>0.043329</text:p>
              </table:table-cell>
              <table:table-cell office:value-type="float" office:value="0.047847">
                <text:p>0.047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129">
                <text:p>0.019129</text:p>
              </table:table-cell>
              <table:table-cell office:value-type="float" office:value="0.014678">
                <text:p>0.014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146">
                <text:p>0.022146</text:p>
              </table:table-cell>
              <table:table-cell office:value-type="float" office:value="0.01439">
                <text:p>0.01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585">
                <text:p>0.031585</text:p>
              </table:table-cell>
              <table:table-cell office:value-type="float" office:value="0.014813">
                <text:p>0.014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226">
                <text:p>0.038226</text:p>
              </table:table-cell>
              <table:table-cell office:value-type="float" office:value="0.01586">
                <text:p>0.015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3316">
                <text:p>0.043316</text:p>
              </table:table-cell>
              <table:table-cell office:value-type="float" office:value="0.017493">
                <text:p>0.017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6939">
                <text:p>0.046939</text:p>
              </table:table-cell>
              <table:table-cell office:value-type="float" office:value="0.019722">
                <text:p>0.0197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8842">
                <text:p>0.048842</text:p>
              </table:table-cell>
              <table:table-cell office:value-type="float" office:value="0.024452">
                <text:p>0.0244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9006">
                <text:p>0.049006</text:p>
              </table:table-cell>
              <table:table-cell office:value-type="float" office:value="0.029496">
                <text:p>0.0294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7637">
                <text:p>0.047637</text:p>
              </table:table-cell>
              <table:table-cell office:value-type="float" office:value="0.03553">
                <text:p>0.035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8021">
                <text:p>0.048021</text:p>
              </table:table-cell>
              <table:table-cell office:value-type="float" office:value="0.042098">
                <text:p>0.0420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606">
                <text:p>0.017606</text:p>
              </table:table-cell>
              <table:table-cell office:value-type="float" office:value="0.017757">
                <text:p>0.017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44">
                <text:p>0.02544</text:p>
              </table:table-cell>
              <table:table-cell office:value-type="float" office:value="0.024765">
                <text:p>0.0247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0672">
                <text:p>0.030672</text:p>
              </table:table-cell>
              <table:table-cell office:value-type="float" office:value="0.023393">
                <text:p>0.023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397">
                <text:p>0.03397</text:p>
              </table:table-cell>
              <table:table-cell office:value-type="float" office:value="0.023607">
                <text:p>0.023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636">
                <text:p>0.035636</text:p>
              </table:table-cell>
              <table:table-cell office:value-type="float" office:value="0.026472">
                <text:p>0.026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595">
                <text:p>0.03595</text:p>
              </table:table-cell>
              <table:table-cell office:value-type="float" office:value="0.031233">
                <text:p>0.0312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6263">
                <text:p>0.036263</text:p>
              </table:table-cell>
              <table:table-cell office:value-type="float" office:value="0.037335">
                <text:p>0.0373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5383">
                <text:p>0.035383</text:p>
              </table:table-cell>
              <table:table-cell office:value-type="float" office:value="0.043899">
                <text:p>0.0438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2935">
                <text:p>0.032935</text:p>
              </table:table-cell>
              <table:table-cell office:value-type="float" office:value="0.050819">
                <text:p>0.050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3834">
                <text:p>0.033834</text:p>
              </table:table-cell>
              <table:table-cell office:value-type="float" office:value="0.058023">
                <text:p>0.0580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0188">
                <text:p>0.040188</text:p>
              </table:table-cell>
              <table:table-cell office:value-type="float" office:value="0.037169">
                <text:p>0.0371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694">
                <text:p>0.048694</text:p>
              </table:table-cell>
              <table:table-cell office:value-type="float" office:value="0.053688">
                <text:p>0.053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7559">
                <text:p>0.047559</text:p>
              </table:table-cell>
              <table:table-cell office:value-type="float" office:value="0.055643">
                <text:p>0.0556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5532">
                <text:p>0.045532</text:p>
              </table:table-cell>
              <table:table-cell office:value-type="float" office:value="0.056796">
                <text:p>0.056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3658">
                <text:p>0.043658</text:p>
              </table:table-cell>
              <table:table-cell office:value-type="float" office:value="0.058096">
                <text:p>0.0580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1678">
                <text:p>0.041678</text:p>
              </table:table-cell>
              <table:table-cell office:value-type="float" office:value="0.05919">
                <text:p>0.059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9796">
                <text:p>0.039796</text:p>
              </table:table-cell>
              <table:table-cell office:value-type="float" office:value="0.060119">
                <text:p>0.060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8577">
                <text:p>0.038577</text:p>
              </table:table-cell>
              <table:table-cell office:value-type="float" office:value="0.063508">
                <text:p>0.0635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8158">
                <text:p>0.038158</text:p>
              </table:table-cell>
              <table:table-cell office:value-type="float" office:value="0.067443">
                <text:p>0.0674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322">
                <text:p>0.038322</text:p>
              </table:table-cell>
              <table:table-cell office:value-type="float" office:value="0.071586">
                <text:p>0.0715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1104">
                <text:p>0.021104</text:p>
              </table:table-cell>
              <table:table-cell office:value-type="float" office:value="0.022266">
                <text:p>0.0222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0711">
                <text:p>0.020711</text:p>
              </table:table-cell>
              <table:table-cell office:value-type="float" office:value="0.026425">
                <text:p>0.0264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2687">
                <text:p>0.022687</text:p>
              </table:table-cell>
              <table:table-cell office:value-type="float" office:value="0.032237">
                <text:p>0.0322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455">
                <text:p>0.024455</text:p>
              </table:table-cell>
              <table:table-cell office:value-type="float" office:value="0.038055">
                <text:p>0.0380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6685">
                <text:p>0.026685</text:p>
              </table:table-cell>
              <table:table-cell office:value-type="float" office:value="0.042826">
                <text:p>0.042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081">
                <text:p>0.029081</text:p>
              </table:table-cell>
              <table:table-cell office:value-type="float" office:value="0.046869">
                <text:p>0.0468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0705">
                <text:p>0.030705</text:p>
              </table:table-cell>
              <table:table-cell office:value-type="float" office:value="0.050355">
                <text:p>0.050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1439">
                <text:p>0.031439</text:p>
              </table:table-cell>
              <table:table-cell office:value-type="float" office:value="0.053766">
                <text:p>0.0537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1302">
                <text:p>0.031302</text:p>
              </table:table-cell>
              <table:table-cell office:value-type="float" office:value="0.05723">
                <text:p>0.057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2943">
                <text:p>0.032943</text:p>
              </table:table-cell>
              <table:table-cell office:value-type="float" office:value="0.060404">
                <text:p>0.0604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1317">
                <text:p>0.021317</text:p>
              </table:table-cell>
              <table:table-cell office:value-type="float" office:value="0.015662">
                <text:p>0.0156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2682">
                <text:p>0.022682</text:p>
              </table:table-cell>
              <table:table-cell office:value-type="float" office:value="0.028675">
                <text:p>0.028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4337">
                <text:p>0.024337</text:p>
              </table:table-cell>
              <table:table-cell office:value-type="float" office:value="0.032006">
                <text:p>0.032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874">
                <text:p>0.025874</text:p>
              </table:table-cell>
              <table:table-cell office:value-type="float" office:value="0.03528">
                <text:p>0.03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8194">
                <text:p>0.028194</text:p>
              </table:table-cell>
              <table:table-cell office:value-type="float" office:value="0.038167">
                <text:p>0.0381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1368">
                <text:p>0.031368</text:p>
              </table:table-cell>
              <table:table-cell office:value-type="float" office:value="0.041366">
                <text:p>0.041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3993">
                <text:p>0.033993</text:p>
              </table:table-cell>
              <table:table-cell office:value-type="float" office:value="0.044239">
                <text:p>0.0442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518">
                <text:p>0.037518</text:p>
              </table:table-cell>
              <table:table-cell office:value-type="float" office:value="0.047644">
                <text:p>0.0476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0564">
                <text:p>0.040564</text:p>
              </table:table-cell>
              <table:table-cell office:value-type="float" office:value="0.052108">
                <text:p>0.0521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209">
                <text:p>0.044209</text:p>
              </table:table-cell>
              <table:table-cell office:value-type="float" office:value="0.056585">
                <text:p>0.0565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463">
                <text:p>0.018463</text:p>
              </table:table-cell>
              <table:table-cell office:value-type="float" office:value="0.025538">
                <text:p>0.0255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6792">
                <text:p>0.016792</text:p>
              </table:table-cell>
              <table:table-cell office:value-type="float" office:value="0.031157">
                <text:p>0.0311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1543">
                <text:p>0.021543</text:p>
              </table:table-cell>
              <table:table-cell office:value-type="float" office:value="0.03686">
                <text:p>0.03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6207">
                <text:p>0.026207</text:p>
              </table:table-cell>
              <table:table-cell office:value-type="float" office:value="0.042062">
                <text:p>0.0420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9567">
                <text:p>0.029567</text:p>
              </table:table-cell>
              <table:table-cell office:value-type="float" office:value="0.046185">
                <text:p>0.046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706">
                <text:p>0.031706</text:p>
              </table:table-cell>
              <table:table-cell office:value-type="float" office:value="0.049691">
                <text:p>0.0496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926">
                <text:p>0.034926</text:p>
              </table:table-cell>
              <table:table-cell office:value-type="float" office:value="0.053788">
                <text:p>0.053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8917">
                <text:p>0.038917</text:p>
              </table:table-cell>
              <table:table-cell office:value-type="float" office:value="0.059283">
                <text:p>0.059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215">
                <text:p>0.042215</text:p>
              </table:table-cell>
              <table:table-cell office:value-type="float" office:value="0.064704">
                <text:p>0.0647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4778">
                <text:p>0.044778</text:p>
              </table:table-cell>
              <table:table-cell office:value-type="float" office:value="0.070371">
                <text:p>0.0703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9916">
                <text:p>0.019916</text:p>
              </table:table-cell>
              <table:table-cell office:value-type="float" office:value="0.02396">
                <text:p>0.023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555">
                <text:p>0.02555</text:p>
              </table:table-cell>
              <table:table-cell office:value-type="float" office:value="0.039468">
                <text:p>0.039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318">
                <text:p>0.026318</text:p>
              </table:table-cell>
              <table:table-cell office:value-type="float" office:value="0.042158">
                <text:p>0.042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6715">
                <text:p>0.026715</text:p>
              </table:table-cell>
              <table:table-cell office:value-type="float" office:value="0.043615">
                <text:p>0.0436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6418">
                <text:p>0.026418</text:p>
              </table:table-cell>
              <table:table-cell office:value-type="float" office:value="0.044337">
                <text:p>0.0443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5032">
                <text:p>0.025032</text:p>
              </table:table-cell>
              <table:table-cell office:value-type="float" office:value="0.046561">
                <text:p>0.0465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3472">
                <text:p>0.023472</text:p>
              </table:table-cell>
              <table:table-cell office:value-type="float" office:value="0.050014">
                <text:p>0.0500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3293">
                <text:p>0.023293</text:p>
              </table:table-cell>
              <table:table-cell office:value-type="float" office:value="0.054681">
                <text:p>0.0546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3872">
                <text:p>0.023872</text:p>
              </table:table-cell>
              <table:table-cell office:value-type="float" office:value="0.059495">
                <text:p>0.0594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596">
                <text:p>0.02596</text:p>
              </table:table-cell>
              <table:table-cell office:value-type="float" office:value="0.064445">
                <text:p>0.0644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4986">
                <text:p>0.034986</text:p>
              </table:table-cell>
              <table:table-cell office:value-type="float" office:value="0.040472">
                <text:p>0.0404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7985">
                <text:p>0.047985</text:p>
              </table:table-cell>
              <table:table-cell office:value-type="float" office:value="0.063436">
                <text:p>0.063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292">
                <text:p>0.047292</text:p>
              </table:table-cell>
              <table:table-cell office:value-type="float" office:value="0.068488">
                <text:p>0.0684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4331">
                <text:p>0.044331</text:p>
              </table:table-cell>
              <table:table-cell office:value-type="float" office:value="0.070682">
                <text:p>0.070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351">
                <text:p>0.041351</text:p>
              </table:table-cell>
              <table:table-cell office:value-type="float" office:value="0.072255">
                <text:p>0.072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8445">
                <text:p>0.038445</text:p>
              </table:table-cell>
              <table:table-cell office:value-type="float" office:value="0.073602">
                <text:p>0.073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7232">
                <text:p>0.037232</text:p>
              </table:table-cell>
              <table:table-cell office:value-type="float" office:value="0.074684">
                <text:p>0.074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7163">
                <text:p>0.037163</text:p>
              </table:table-cell>
              <table:table-cell office:value-type="float" office:value="0.075651">
                <text:p>0.0756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8243">
                <text:p>0.038243</text:p>
              </table:table-cell>
              <table:table-cell office:value-type="float" office:value="0.076581">
                <text:p>0.0765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337">
                <text:p>0.04337</text:p>
              </table:table-cell>
              <table:table-cell office:value-type="float" office:value="0.078394">
                <text:p>0.0783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101">
                <text:p>0.023101</text:p>
              </table:table-cell>
              <table:table-cell office:value-type="float" office:value="0.02194">
                <text:p>0.021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9363">
                <text:p>0.029363</text:p>
              </table:table-cell>
              <table:table-cell office:value-type="float" office:value="0.039677">
                <text:p>0.039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3947">
                <text:p>0.033947</text:p>
              </table:table-cell>
              <table:table-cell office:value-type="float" office:value="0.048624">
                <text:p>0.0486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6216">
                <text:p>0.036216</text:p>
              </table:table-cell>
              <table:table-cell office:value-type="float" office:value="0.054469">
                <text:p>0.054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642">
                <text:p>0.037642</text:p>
              </table:table-cell>
              <table:table-cell office:value-type="float" office:value="0.058848">
                <text:p>0.0588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9423">
                <text:p>0.039423</text:p>
              </table:table-cell>
              <table:table-cell office:value-type="float" office:value="0.061959">
                <text:p>0.061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1795">
                <text:p>0.041795</text:p>
              </table:table-cell>
              <table:table-cell office:value-type="float" office:value="0.064066">
                <text:p>0.0640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4001">
                <text:p>0.044001</text:p>
              </table:table-cell>
              <table:table-cell office:value-type="float" office:value="0.066686">
                <text:p>0.0666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5952">
                <text:p>0.045952</text:p>
              </table:table-cell>
              <table:table-cell office:value-type="float" office:value="0.070114">
                <text:p>0.070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655">
                <text:p>0.047655</text:p>
              </table:table-cell>
              <table:table-cell office:value-type="float" office:value="0.073962">
                <text:p>0.073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2997">
                <text:p>0.012997</text:p>
              </table:table-cell>
              <table:table-cell office:value-type="float" office:value="0.021747">
                <text:p>0.0217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4018">
                <text:p>0.024018</text:p>
              </table:table-cell>
              <table:table-cell office:value-type="float" office:value="0.037826">
                <text:p>0.0378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4447">
                <text:p>0.024447</text:p>
              </table:table-cell>
              <table:table-cell office:value-type="float" office:value="0.044469">
                <text:p>0.0444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2269">
                <text:p>0.022269</text:p>
              </table:table-cell>
              <table:table-cell office:value-type="float" office:value="0.049317">
                <text:p>0.049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1085">
                <text:p>0.021085</text:p>
              </table:table-cell>
              <table:table-cell office:value-type="float" office:value="0.051406">
                <text:p>0.0514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105">
                <text:p>0.02105</text:p>
              </table:table-cell>
              <table:table-cell office:value-type="float" office:value="0.053766">
                <text:p>0.053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0484">
                <text:p>0.020484</text:p>
              </table:table-cell>
              <table:table-cell office:value-type="float" office:value="0.056413">
                <text:p>0.0564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778">
                <text:p>0.020778</text:p>
              </table:table-cell>
              <table:table-cell office:value-type="float" office:value="0.063864">
                <text:p>0.0638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225">
                <text:p>0.022225</text:p>
              </table:table-cell>
              <table:table-cell office:value-type="float" office:value="0.071437">
                <text:p>0.0714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5845">
                <text:p>0.025845</text:p>
              </table:table-cell>
              <table:table-cell office:value-type="float" office:value="0.079089">
                <text:p>0.0790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4462">
                <text:p>0.024462</text:p>
              </table:table-cell>
              <table:table-cell office:value-type="float" office:value="0.016973">
                <text:p>0.0169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0719">
                <text:p>0.030719</text:p>
              </table:table-cell>
              <table:table-cell office:value-type="float" office:value="0.029782">
                <text:p>0.0297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6068">
                <text:p>0.036068</text:p>
              </table:table-cell>
              <table:table-cell office:value-type="float" office:value="0.041168">
                <text:p>0.041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6959">
                <text:p>0.036959</text:p>
              </table:table-cell>
              <table:table-cell office:value-type="float" office:value="0.047442">
                <text:p>0.0474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7227">
                <text:p>0.037227</text:p>
              </table:table-cell>
              <table:table-cell office:value-type="float" office:value="0.050625">
                <text:p>0.050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6704">
                <text:p>0.036704</text:p>
              </table:table-cell>
              <table:table-cell office:value-type="float" office:value="0.051885">
                <text:p>0.051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5305">
                <text:p>0.035305</text:p>
              </table:table-cell>
              <table:table-cell office:value-type="float" office:value="0.052293">
                <text:p>0.052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5045">
                <text:p>0.035045</text:p>
              </table:table-cell>
              <table:table-cell office:value-type="float" office:value="0.055794">
                <text:p>0.0557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6116">
                <text:p>0.036116</text:p>
              </table:table-cell>
              <table:table-cell office:value-type="float" office:value="0.059052">
                <text:p>0.0590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1541">
                <text:p>0.041541</text:p>
              </table:table-cell>
              <table:table-cell office:value-type="float" office:value="0.063642">
                <text:p>0.0636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1222">
                <text:p>0.021222</text:p>
              </table:table-cell>
              <table:table-cell office:value-type="float" office:value="0.018165">
                <text:p>0.018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3587">
                <text:p>0.033587</text:p>
              </table:table-cell>
              <table:table-cell office:value-type="float" office:value="0.036225">
                <text:p>0.036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3993">
                <text:p>0.033993</text:p>
              </table:table-cell>
              <table:table-cell office:value-type="float" office:value="0.042179">
                <text:p>0.0421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1345">
                <text:p>0.031345</text:p>
              </table:table-cell>
              <table:table-cell office:value-type="float" office:value="0.043809">
                <text:p>0.0438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8276">
                <text:p>0.028276</text:p>
              </table:table-cell>
              <table:table-cell office:value-type="float" office:value="0.044054">
                <text:p>0.0440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5782">
                <text:p>0.025782</text:p>
              </table:table-cell>
              <table:table-cell office:value-type="float" office:value="0.043129">
                <text:p>0.043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3097">
                <text:p>0.023097</text:p>
              </table:table-cell>
              <table:table-cell office:value-type="float" office:value="0.042757">
                <text:p>0.0427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266">
                <text:p>0.02266</text:p>
              </table:table-cell>
              <table:table-cell office:value-type="float" office:value="0.047643">
                <text:p>0.0476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7455">
                <text:p>0.027455</text:p>
              </table:table-cell>
              <table:table-cell office:value-type="float" office:value="0.053114">
                <text:p>0.0531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281">
                <text:p>0.03281</text:p>
              </table:table-cell>
              <table:table-cell office:value-type="float" office:value="0.059196">
                <text:p>0.0591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77">
                <text:p>0.0377</text:p>
              </table:table-cell>
              <table:table-cell office:value-type="float" office:value="0.039748">
                <text:p>0.039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2246">
                <text:p>0.052246</text:p>
              </table:table-cell>
              <table:table-cell office:value-type="float" office:value="0.053519">
                <text:p>0.0535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1422">
                <text:p>0.051422</text:p>
              </table:table-cell>
              <table:table-cell office:value-type="float" office:value="0.05495">
                <text:p>0.054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8183">
                <text:p>0.048183</text:p>
              </table:table-cell>
              <table:table-cell office:value-type="float" office:value="0.05293">
                <text:p>0.052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4687">
                <text:p>0.044687</text:p>
              </table:table-cell>
              <table:table-cell office:value-type="float" office:value="0.04873">
                <text:p>0.048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0978">
                <text:p>0.040978</text:p>
              </table:table-cell>
              <table:table-cell office:value-type="float" office:value="0.044016">
                <text:p>0.0440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6741">
                <text:p>0.036741</text:p>
              </table:table-cell>
              <table:table-cell office:value-type="float" office:value="0.039126">
                <text:p>0.0391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4181">
                <text:p>0.034181</text:p>
              </table:table-cell>
              <table:table-cell office:value-type="float" office:value="0.033723">
                <text:p>0.0337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6626">
                <text:p>0.036626</text:p>
              </table:table-cell>
              <table:table-cell office:value-type="float" office:value="0.031622">
                <text:p>0.0316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0223">
                <text:p>0.040223</text:p>
              </table:table-cell>
              <table:table-cell office:value-type="float" office:value="0.03417">
                <text:p>0.034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07">
                <text:p>0.02307</text:p>
              </table:table-cell>
              <table:table-cell office:value-type="float" office:value="0.027093">
                <text:p>0.0270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335">
                <text:p>0.032335</text:p>
              </table:table-cell>
              <table:table-cell office:value-type="float" office:value="0.036951">
                <text:p>0.0369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7703">
                <text:p>0.037703</text:p>
              </table:table-cell>
              <table:table-cell office:value-type="float" office:value="0.045866">
                <text:p>0.0458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9611">
                <text:p>0.039611</text:p>
              </table:table-cell>
              <table:table-cell office:value-type="float" office:value="0.050093">
                <text:p>0.050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1524">
                <text:p>0.041524</text:p>
              </table:table-cell>
              <table:table-cell office:value-type="float" office:value="0.051526">
                <text:p>0.0515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4036">
                <text:p>0.044036</text:p>
              </table:table-cell>
              <table:table-cell office:value-type="float" office:value="0.051099">
                <text:p>0.0510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5725">
                <text:p>0.045725</text:p>
              </table:table-cell>
              <table:table-cell office:value-type="float" office:value="0.051953">
                <text:p>0.0519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7263">
                <text:p>0.047263</text:p>
              </table:table-cell>
              <table:table-cell office:value-type="float" office:value="0.052172">
                <text:p>0.0521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2237">
                <text:p>0.052237</text:p>
              </table:table-cell>
              <table:table-cell office:value-type="float" office:value="0.054368">
                <text:p>0.0543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7074">
                <text:p>0.057074</text:p>
              </table:table-cell>
              <table:table-cell office:value-type="float" office:value="0.058466">
                <text:p>0.0584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248">
                <text:p>0.01248</text:p>
              </table:table-cell>
              <table:table-cell office:value-type="float" office:value="0.016298">
                <text:p>0.0162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6562">
                <text:p>0.026562</text:p>
              </table:table-cell>
              <table:table-cell office:value-type="float" office:value="0.030023">
                <text:p>0.0300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7054">
                <text:p>0.027054</text:p>
              </table:table-cell>
              <table:table-cell office:value-type="float" office:value="0.032693">
                <text:p>0.0326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685">
                <text:p>0.024685</text:p>
              </table:table-cell>
              <table:table-cell office:value-type="float" office:value="0.034503">
                <text:p>0.0345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2156">
                <text:p>0.022156</text:p>
              </table:table-cell>
              <table:table-cell office:value-type="float" office:value="0.033591">
                <text:p>0.0335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0884">
                <text:p>0.020884</text:p>
              </table:table-cell>
              <table:table-cell office:value-type="float" office:value="0.031039">
                <text:p>0.031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8646">
                <text:p>0.018646</text:p>
              </table:table-cell>
              <table:table-cell office:value-type="float" office:value="0.027556">
                <text:p>0.0275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018">
                <text:p>0.021018</text:p>
              </table:table-cell>
              <table:table-cell office:value-type="float" office:value="0.025982">
                <text:p>0.025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051">
                <text:p>0.023051</text:p>
              </table:table-cell>
              <table:table-cell office:value-type="float" office:value="0.027024">
                <text:p>0.027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6508">
                <text:p>0.026508</text:p>
              </table:table-cell>
              <table:table-cell office:value-type="float" office:value="0.027796">
                <text:p>0.0277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1002">
                <text:p>0.021002</text:p>
              </table:table-cell>
              <table:table-cell office:value-type="float" office:value="0.025407">
                <text:p>0.0254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129">
                <text:p>0.029129</text:p>
              </table:table-cell>
              <table:table-cell office:value-type="float" office:value="0.036556">
                <text:p>0.03655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5601">
                <text:p>0.035601</text:p>
              </table:table-cell>
              <table:table-cell office:value-type="float" office:value="0.046651">
                <text:p>0.0466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7886">
                <text:p>0.037886</text:p>
              </table:table-cell>
              <table:table-cell office:value-type="float" office:value="0.050714">
                <text:p>0.050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8491">
                <text:p>0.038491</text:p>
              </table:table-cell>
              <table:table-cell office:value-type="float" office:value="0.050465">
                <text:p>0.0504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7992">
                <text:p>0.037992</text:p>
              </table:table-cell>
              <table:table-cell office:value-type="float" office:value="0.048272">
                <text:p>0.0482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7269">
                <text:p>0.037269</text:p>
              </table:table-cell>
              <table:table-cell office:value-type="float" office:value="0.046136">
                <text:p>0.0461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598">
                <text:p>0.03598</text:p>
              </table:table-cell>
              <table:table-cell office:value-type="float" office:value="0.042894">
                <text:p>0.0428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7322">
                <text:p>0.037322</text:p>
              </table:table-cell>
              <table:table-cell office:value-type="float" office:value="0.040876">
                <text:p>0.0408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9796">
                <text:p>0.039796</text:p>
              </table:table-cell>
              <table:table-cell office:value-type="float" office:value="0.041728">
                <text:p>0.0417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5789">
                <text:p>0.025789</text:p>
              </table:table-cell>
              <table:table-cell office:value-type="float" office:value="0.027818">
                <text:p>0.0278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9587">
                <text:p>0.039587</text:p>
              </table:table-cell>
              <table:table-cell office:value-type="float" office:value="0.042052">
                <text:p>0.042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997">
                <text:p>0.03997</text:p>
              </table:table-cell>
              <table:table-cell office:value-type="float" office:value="0.044867">
                <text:p>0.0448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7735">
                <text:p>0.037735</text:p>
              </table:table-cell>
              <table:table-cell office:value-type="float" office:value="0.046258">
                <text:p>0.0462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5006">
                <text:p>0.035006</text:p>
              </table:table-cell>
              <table:table-cell office:value-type="float" office:value="0.044828">
                <text:p>0.0448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3563">
                <text:p>0.033563</text:p>
              </table:table-cell>
              <table:table-cell office:value-type="float" office:value="0.041887">
                <text:p>0.0418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025">
                <text:p>0.032025</text:p>
              </table:table-cell>
              <table:table-cell office:value-type="float" office:value="0.039078">
                <text:p>0.0390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0295">
                <text:p>0.030295</text:p>
              </table:table-cell>
              <table:table-cell office:value-type="float" office:value="0.035928">
                <text:p>0.0359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0796">
                <text:p>0.030796</text:p>
              </table:table-cell>
              <table:table-cell office:value-type="float" office:value="0.032545">
                <text:p>0.0325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3223">
                <text:p>0.033223</text:p>
              </table:table-cell>
              <table:table-cell office:value-type="float" office:value="0.031848">
                <text:p>0.0318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2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6.383cm" svg:y="0.198cm" chart:style-name="ch2">
          <text:p>Phase 3: 
RMSE for all DOF</text:p>
        </chart:title>
        <chart:legend chart:legend-position="end" svg:x="15.853cm" svg:y="4.442cm" chart:style-name="ch3"/>
        <chart:plot-area chart:style-name="ch4" table:cell-range-address="Testing.K4:Testing.K204 Testing.AA4:Testing.AA204" chart:data-source-has-labels="row" svg:x="0.361cm" svg:y="1.214cm" svg:width="15.13cm" svg:height="8.21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K5:Testing.K204" chart:label-cell-address="Testing.K4:Testing.K4" chart:class="chart:line">
            <chart:data-point chart:repeated="200"/>
          </chart:series>
          <chart:series chart:style-name="ch9" chart:values-cell-range-address="Testing.AA5:Testing.AA204" chart:label-cell-address="Testing.AA4:Testing.AA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 DOF</text:p>
              </table:table-cell>
              <table:table-cell office:value-type="string">
                <text:p>all DOF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171">
                <text:p>0.031171</text:p>
              </table:table-cell>
              <table:table-cell office:value-type="float" office:value="0.031064">
                <text:p>0.031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857">
                <text:p>0.036857</text:p>
              </table:table-cell>
              <table:table-cell office:value-type="float" office:value="0.038838">
                <text:p>0.038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59">
                <text:p>0.037559</text:p>
              </table:table-cell>
              <table:table-cell office:value-type="float" office:value="0.039465">
                <text:p>0.039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898">
                <text:p>0.036898</text:p>
              </table:table-cell>
              <table:table-cell office:value-type="float" office:value="0.038823">
                <text:p>0.0388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709">
                <text:p>0.035709</text:p>
              </table:table-cell>
              <table:table-cell office:value-type="float" office:value="0.037824">
                <text:p>0.037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798">
                <text:p>0.034798</text:p>
              </table:table-cell>
              <table:table-cell office:value-type="float" office:value="0.036654">
                <text:p>0.036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103">
                <text:p>0.034103</text:p>
              </table:table-cell>
              <table:table-cell office:value-type="float" office:value="0.035682">
                <text:p>0.035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45">
                <text:p>0.03245</text:p>
              </table:table-cell>
              <table:table-cell office:value-type="float" office:value="0.034101">
                <text:p>0.034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499">
                <text:p>0.030499</text:p>
              </table:table-cell>
              <table:table-cell office:value-type="float" office:value="0.031745">
                <text:p>0.03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969">
                <text:p>0.027969</text:p>
              </table:table-cell>
              <table:table-cell office:value-type="float" office:value="0.028338">
                <text:p>0.028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81">
                <text:p>0.01881</text:p>
              </table:table-cell>
              <table:table-cell office:value-type="float" office:value="0.01826">
                <text:p>0.01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216">
                <text:p>0.021216</text:p>
              </table:table-cell>
              <table:table-cell office:value-type="float" office:value="0.021121">
                <text:p>0.021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8377">
                <text:p>0.028377</text:p>
              </table:table-cell>
              <table:table-cell office:value-type="float" office:value="0.027486">
                <text:p>0.027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265">
                <text:p>0.034265</text:p>
              </table:table-cell>
              <table:table-cell office:value-type="float" office:value="0.033848">
                <text:p>0.0338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556">
                <text:p>0.039556</text:p>
              </table:table-cell>
              <table:table-cell office:value-type="float" office:value="0.03991">
                <text:p>0.03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4763">
                <text:p>0.044763</text:p>
              </table:table-cell>
              <table:table-cell office:value-type="float" office:value="0.046163">
                <text:p>0.046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807">
                <text:p>0.049807</text:p>
              </table:table-cell>
              <table:table-cell office:value-type="float" office:value="0.052563">
                <text:p>0.0525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433">
                <text:p>0.054433</text:p>
              </table:table-cell>
              <table:table-cell office:value-type="float" office:value="0.058297">
                <text:p>0.0582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7487">
                <text:p>0.057487</text:p>
              </table:table-cell>
              <table:table-cell office:value-type="float" office:value="0.062037">
                <text:p>0.062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8367">
                <text:p>0.058367</text:p>
              </table:table-cell>
              <table:table-cell office:value-type="float" office:value="0.063074">
                <text:p>0.0630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558">
                <text:p>0.017558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305">
                <text:p>0.019305</text:p>
              </table:table-cell>
              <table:table-cell office:value-type="float" office:value="0.019889">
                <text:p>0.019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6601">
                <text:p>0.026601</text:p>
              </table:table-cell>
              <table:table-cell office:value-type="float" office:value="0.026805">
                <text:p>0.0268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2154">
                <text:p>0.032154</text:p>
              </table:table-cell>
              <table:table-cell office:value-type="float" office:value="0.032847">
                <text:p>0.0328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7125">
                <text:p>0.037125</text:p>
              </table:table-cell>
              <table:table-cell office:value-type="float" office:value="0.038585">
                <text:p>0.038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018">
                <text:p>0.042018</text:p>
              </table:table-cell>
              <table:table-cell office:value-type="float" office:value="0.044499">
                <text:p>0.044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6754">
                <text:p>0.046754</text:p>
              </table:table-cell>
              <table:table-cell office:value-type="float" office:value="0.050391">
                <text:p>0.050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1433">
                <text:p>0.051433</text:p>
              </table:table-cell>
              <table:table-cell office:value-type="float" office:value="0.055467">
                <text:p>0.0554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5217">
                <text:p>0.055217</text:p>
              </table:table-cell>
              <table:table-cell office:value-type="float" office:value="0.059443">
                <text:p>0.05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7142">
                <text:p>0.057142</text:p>
              </table:table-cell>
              <table:table-cell office:value-type="float" office:value="0.060886">
                <text:p>0.060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1243">
                <text:p>0.021243</text:p>
              </table:table-cell>
              <table:table-cell office:value-type="float" office:value="0.019899">
                <text:p>0.019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074">
                <text:p>0.024074</text:p>
              </table:table-cell>
              <table:table-cell office:value-type="float" office:value="0.022889">
                <text:p>0.0228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1678">
                <text:p>0.031678</text:p>
              </table:table-cell>
              <table:table-cell office:value-type="float" office:value="0.030587">
                <text:p>0.030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048">
                <text:p>0.038048</text:p>
              </table:table-cell>
              <table:table-cell office:value-type="float" office:value="0.037228">
                <text:p>0.037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3816">
                <text:p>0.043816</text:p>
              </table:table-cell>
              <table:table-cell office:value-type="float" office:value="0.043819">
                <text:p>0.0438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9523">
                <text:p>0.049523</text:p>
              </table:table-cell>
              <table:table-cell office:value-type="float" office:value="0.050625">
                <text:p>0.0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5088">
                <text:p>0.055088</text:p>
              </table:table-cell>
              <table:table-cell office:value-type="float" office:value="0.05744">
                <text:p>0.057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934">
                <text:p>0.059934</text:p>
              </table:table-cell>
              <table:table-cell office:value-type="float" office:value="0.063417">
                <text:p>0.0634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3258">
                <text:p>0.063258</text:p>
              </table:table-cell>
              <table:table-cell office:value-type="float" office:value="0.067459">
                <text:p>0.067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446">
                <text:p>0.06446</text:p>
              </table:table-cell>
              <table:table-cell office:value-type="float" office:value="0.068853">
                <text:p>0.0688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174">
                <text:p>0.020174</text:p>
              </table:table-cell>
              <table:table-cell office:value-type="float" office:value="0.019308">
                <text:p>0.019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858">
                <text:p>0.023858</text:p>
              </table:table-cell>
              <table:table-cell office:value-type="float" office:value="0.023714">
                <text:p>0.02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8638">
                <text:p>0.028638</text:p>
              </table:table-cell>
              <table:table-cell office:value-type="float" office:value="0.028445">
                <text:p>0.0284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2214">
                <text:p>0.032214</text:p>
              </table:table-cell>
              <table:table-cell office:value-type="float" office:value="0.031943">
                <text:p>0.0319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5473">
                <text:p>0.035473</text:p>
              </table:table-cell>
              <table:table-cell office:value-type="float" office:value="0.035761">
                <text:p>0.035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854">
                <text:p>0.03854</text:p>
              </table:table-cell>
              <table:table-cell office:value-type="float" office:value="0.039739">
                <text:p>0.0397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904">
                <text:p>0.042904</text:p>
              </table:table-cell>
              <table:table-cell office:value-type="float" office:value="0.04539">
                <text:p>0.045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654">
                <text:p>0.046654</text:p>
              </table:table-cell>
              <table:table-cell office:value-type="float" office:value="0.050194">
                <text:p>0.0501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9238">
                <text:p>0.049238</text:p>
              </table:table-cell>
              <table:table-cell office:value-type="float" office:value="0.053105">
                <text:p>0.053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0423">
                <text:p>0.050423</text:p>
              </table:table-cell>
              <table:table-cell office:value-type="float" office:value="0.053853">
                <text:p>0.0538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3028">
                <text:p>0.033028</text:p>
              </table:table-cell>
              <table:table-cell office:value-type="float" office:value="0.028956">
                <text:p>0.0289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4284">
                <text:p>0.044284</text:p>
              </table:table-cell>
              <table:table-cell office:value-type="float" office:value="0.040921">
                <text:p>0.040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779">
                <text:p>0.043779</text:p>
              </table:table-cell>
              <table:table-cell office:value-type="float" office:value="0.039243">
                <text:p>0.039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2207">
                <text:p>0.042207</text:p>
              </table:table-cell>
              <table:table-cell office:value-type="float" office:value="0.036582">
                <text:p>0.0365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0357">
                <text:p>0.040357</text:p>
              </table:table-cell>
              <table:table-cell office:value-type="float" office:value="0.033655">
                <text:p>0.0336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8237">
                <text:p>0.038237</text:p>
              </table:table-cell>
              <table:table-cell office:value-type="float" office:value="0.031036">
                <text:p>0.031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7223">
                <text:p>0.037223</text:p>
              </table:table-cell>
              <table:table-cell office:value-type="float" office:value="0.028978">
                <text:p>0.028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5211">
                <text:p>0.035211</text:p>
              </table:table-cell>
              <table:table-cell office:value-type="float" office:value="0.028125">
                <text:p>0.028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2238">
                <text:p>0.032238</text:p>
              </table:table-cell>
              <table:table-cell office:value-type="float" office:value="0.027682">
                <text:p>0.0276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8714">
                <text:p>0.028714</text:p>
              </table:table-cell>
              <table:table-cell office:value-type="float" office:value="0.027746">
                <text:p>0.027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0056">
                <text:p>0.020056</text:p>
              </table:table-cell>
              <table:table-cell office:value-type="float" office:value="0.019653">
                <text:p>0.0196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637">
                <text:p>0.01637</text:p>
              </table:table-cell>
              <table:table-cell office:value-type="float" office:value="0.023884">
                <text:p>0.0238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839">
                <text:p>0.019839</text:p>
              </table:table-cell>
              <table:table-cell office:value-type="float" office:value="0.029211">
                <text:p>0.0292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3373">
                <text:p>0.023373</text:p>
              </table:table-cell>
              <table:table-cell office:value-type="float" office:value="0.033427">
                <text:p>0.033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885">
                <text:p>0.02885</text:p>
              </table:table-cell>
              <table:table-cell office:value-type="float" office:value="0.038387">
                <text:p>0.038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5492">
                <text:p>0.035492</text:p>
              </table:table-cell>
              <table:table-cell office:value-type="float" office:value="0.043232">
                <text:p>0.043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2198">
                <text:p>0.042198</text:p>
              </table:table-cell>
              <table:table-cell office:value-type="float" office:value="0.048295">
                <text:p>0.0482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8287">
                <text:p>0.048287</text:p>
              </table:table-cell>
              <table:table-cell office:value-type="float" office:value="0.053689">
                <text:p>0.0536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2147">
                <text:p>0.052147</text:p>
              </table:table-cell>
              <table:table-cell office:value-type="float" office:value="0.058815">
                <text:p>0.058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3151">
                <text:p>0.053151</text:p>
              </table:table-cell>
              <table:table-cell office:value-type="float" office:value="0.063745">
                <text:p>0.0637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236">
                <text:p>0.02236</text:p>
              </table:table-cell>
              <table:table-cell office:value-type="float" office:value="0.014534">
                <text:p>0.014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12">
                <text:p>0.02012</text:p>
              </table:table-cell>
              <table:table-cell office:value-type="float" office:value="0.021168">
                <text:p>0.0211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2401">
                <text:p>0.022401</text:p>
              </table:table-cell>
              <table:table-cell office:value-type="float" office:value="0.022648">
                <text:p>0.0226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217">
                <text:p>0.025217</text:p>
              </table:table-cell>
              <table:table-cell office:value-type="float" office:value="0.0227">
                <text:p>0.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0114">
                <text:p>0.030114</text:p>
              </table:table-cell>
              <table:table-cell office:value-type="float" office:value="0.025221">
                <text:p>0.025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6407">
                <text:p>0.036407</text:p>
              </table:table-cell>
              <table:table-cell office:value-type="float" office:value="0.028087">
                <text:p>0.028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2736">
                <text:p>0.042736</text:p>
              </table:table-cell>
              <table:table-cell office:value-type="float" office:value="0.030899">
                <text:p>0.0308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8181">
                <text:p>0.048181</text:p>
              </table:table-cell>
              <table:table-cell office:value-type="float" office:value="0.033448">
                <text:p>0.0334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2936">
                <text:p>0.052936</text:p>
              </table:table-cell>
              <table:table-cell office:value-type="float" office:value="0.036118">
                <text:p>0.036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7407">
                <text:p>0.057407</text:p>
              </table:table-cell>
              <table:table-cell office:value-type="float" office:value="0.040258">
                <text:p>0.040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2018">
                <text:p>0.022018</text:p>
              </table:table-cell>
              <table:table-cell office:value-type="float" office:value="0.029584">
                <text:p>0.0295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7948">
                <text:p>0.017948</text:p>
              </table:table-cell>
              <table:table-cell office:value-type="float" office:value="0.030341">
                <text:p>0.0303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505">
                <text:p>0.023505</text:p>
              </table:table-cell>
              <table:table-cell office:value-type="float" office:value="0.036684">
                <text:p>0.0366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663">
                <text:p>0.027663</text:p>
              </table:table-cell>
              <table:table-cell office:value-type="float" office:value="0.041033">
                <text:p>0.041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971">
                <text:p>0.032971</text:p>
              </table:table-cell>
              <table:table-cell office:value-type="float" office:value="0.044533">
                <text:p>0.044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9738">
                <text:p>0.039738</text:p>
              </table:table-cell>
              <table:table-cell office:value-type="float" office:value="0.047754">
                <text:p>0.0477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7069">
                <text:p>0.047069</text:p>
              </table:table-cell>
              <table:table-cell office:value-type="float" office:value="0.050741">
                <text:p>0.0507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3272">
                <text:p>0.053272</text:p>
              </table:table-cell>
              <table:table-cell office:value-type="float" office:value="0.053381">
                <text:p>0.053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7945">
                <text:p>0.057945</text:p>
              </table:table-cell>
              <table:table-cell office:value-type="float" office:value="0.056476">
                <text:p>0.05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1306">
                <text:p>0.061306</text:p>
              </table:table-cell>
              <table:table-cell office:value-type="float" office:value="0.05937">
                <text:p>0.05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0869">
                <text:p>0.020869</text:p>
              </table:table-cell>
              <table:table-cell office:value-type="float" office:value="0.02409">
                <text:p>0.02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405">
                <text:p>0.02405</text:p>
              </table:table-cell>
              <table:table-cell office:value-type="float" office:value="0.031033">
                <text:p>0.0310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643">
                <text:p>0.02643</text:p>
              </table:table-cell>
              <table:table-cell office:value-type="float" office:value="0.032471">
                <text:p>0.0324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7685">
                <text:p>0.027685</text:p>
              </table:table-cell>
              <table:table-cell office:value-type="float" office:value="0.032246">
                <text:p>0.0322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013">
                <text:p>0.029013</text:p>
              </table:table-cell>
              <table:table-cell office:value-type="float" office:value="0.031791">
                <text:p>0.031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891">
                <text:p>0.030891</text:p>
              </table:table-cell>
              <table:table-cell office:value-type="float" office:value="0.033616">
                <text:p>0.0336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4219">
                <text:p>0.034219</text:p>
              </table:table-cell>
              <table:table-cell office:value-type="float" office:value="0.035376">
                <text:p>0.0353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7439">
                <text:p>0.037439</text:p>
              </table:table-cell>
              <table:table-cell office:value-type="float" office:value="0.036753">
                <text:p>0.036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057">
                <text:p>0.04057</text:p>
              </table:table-cell>
              <table:table-cell office:value-type="float" office:value="0.037762">
                <text:p>0.0377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344">
                <text:p>0.043344</text:p>
              </table:table-cell>
              <table:table-cell office:value-type="float" office:value="0.040398">
                <text:p>0.0403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29444">
                <text:p>0.029444</text:p>
              </table:table-cell>
              <table:table-cell office:value-type="float" office:value="0.033171">
                <text:p>0.0331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122">
                <text:p>0.040122</text:p>
              </table:table-cell>
              <table:table-cell office:value-type="float" office:value="0.045737">
                <text:p>0.0457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018">
                <text:p>0.039018</text:p>
              </table:table-cell>
              <table:table-cell office:value-type="float" office:value="0.045055">
                <text:p>0.045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7225">
                <text:p>0.037225</text:p>
              </table:table-cell>
              <table:table-cell office:value-type="float" office:value="0.043642">
                <text:p>0.043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522">
                <text:p>0.03522</text:p>
              </table:table-cell>
              <table:table-cell office:value-type="float" office:value="0.041873">
                <text:p>0.0418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3162">
                <text:p>0.033162</text:p>
              </table:table-cell>
              <table:table-cell office:value-type="float" office:value="0.039722">
                <text:p>0.0397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232">
                <text:p>0.03232</text:p>
              </table:table-cell>
              <table:table-cell office:value-type="float" office:value="0.037143">
                <text:p>0.0371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1671">
                <text:p>0.031671</text:p>
              </table:table-cell>
              <table:table-cell office:value-type="float" office:value="0.034527">
                <text:p>0.034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1411">
                <text:p>0.031411</text:p>
              </table:table-cell>
              <table:table-cell office:value-type="float" office:value="0.032517">
                <text:p>0.032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174">
                <text:p>0.03174</text:p>
              </table:table-cell>
              <table:table-cell office:value-type="float" office:value="0.030462">
                <text:p>0.0304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9903">
                <text:p>0.019903</text:p>
              </table:table-cell>
              <table:table-cell office:value-type="float" office:value="0.019767">
                <text:p>0.0197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2803">
                <text:p>0.022803</text:p>
              </table:table-cell>
              <table:table-cell office:value-type="float" office:value="0.016874">
                <text:p>0.0168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8346">
                <text:p>0.028346</text:p>
              </table:table-cell>
              <table:table-cell office:value-type="float" office:value="0.018783">
                <text:p>0.018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34">
                <text:p>0.0334</text:p>
              </table:table-cell>
              <table:table-cell office:value-type="float" office:value="0.020178">
                <text:p>0.02017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623">
                <text:p>0.038623</text:p>
              </table:table-cell>
              <table:table-cell office:value-type="float" office:value="0.024474">
                <text:p>0.024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3936">
                <text:p>0.043936</text:p>
              </table:table-cell>
              <table:table-cell office:value-type="float" office:value="0.030375">
                <text:p>0.0303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9569">
                <text:p>0.049569</text:p>
              </table:table-cell>
              <table:table-cell office:value-type="float" office:value="0.036868">
                <text:p>0.0368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5318">
                <text:p>0.055318</text:p>
              </table:table-cell>
              <table:table-cell office:value-type="float" office:value="0.043268">
                <text:p>0.043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0899">
                <text:p>0.060899</text:p>
              </table:table-cell>
              <table:table-cell office:value-type="float" office:value="0.048455">
                <text:p>0.0484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6276">
                <text:p>0.066276</text:p>
              </table:table-cell>
              <table:table-cell office:value-type="float" office:value="0.050947">
                <text:p>0.0509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4359">
                <text:p>0.014359</text:p>
              </table:table-cell>
              <table:table-cell office:value-type="float" office:value="0.022283">
                <text:p>0.022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9458">
                <text:p>0.019458</text:p>
              </table:table-cell>
              <table:table-cell office:value-type="float" office:value="0.019167">
                <text:p>0.019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949">
                <text:p>0.020949</text:p>
              </table:table-cell>
              <table:table-cell office:value-type="float" office:value="0.02036">
                <text:p>0.020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2032">
                <text:p>0.022032</text:p>
              </table:table-cell>
              <table:table-cell office:value-type="float" office:value="0.02128">
                <text:p>0.02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5436">
                <text:p>0.025436</text:p>
              </table:table-cell>
              <table:table-cell office:value-type="float" office:value="0.025725">
                <text:p>0.0257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8709">
                <text:p>0.028709</text:p>
              </table:table-cell>
              <table:table-cell office:value-type="float" office:value="0.031364">
                <text:p>0.0313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1781">
                <text:p>0.031781</text:p>
              </table:table-cell>
              <table:table-cell office:value-type="float" office:value="0.037531">
                <text:p>0.0375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4717">
                <text:p>0.034717</text:p>
              </table:table-cell>
              <table:table-cell office:value-type="float" office:value="0.043467">
                <text:p>0.043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451">
                <text:p>0.038451</text:p>
              </table:table-cell>
              <table:table-cell office:value-type="float" office:value="0.047932">
                <text:p>0.0479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3151">
                <text:p>0.043151</text:p>
              </table:table-cell>
              <table:table-cell office:value-type="float" office:value="0.053281">
                <text:p>0.0532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29348">
                <text:p>0.029348</text:p>
              </table:table-cell>
              <table:table-cell office:value-type="float" office:value="0.021093">
                <text:p>0.0210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843">
                <text:p>0.02843</text:p>
              </table:table-cell>
              <table:table-cell office:value-type="float" office:value="0.016086">
                <text:p>0.0160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4517">
                <text:p>0.034517</text:p>
              </table:table-cell>
              <table:table-cell office:value-type="float" office:value="0.020454">
                <text:p>0.0204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9808">
                <text:p>0.039808</text:p>
              </table:table-cell>
              <table:table-cell office:value-type="float" office:value="0.024027">
                <text:p>0.0240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033">
                <text:p>0.044033</text:p>
              </table:table-cell>
              <table:table-cell office:value-type="float" office:value="0.028587">
                <text:p>0.028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7677">
                <text:p>0.047677</text:p>
              </table:table-cell>
              <table:table-cell office:value-type="float" office:value="0.034156">
                <text:p>0.0341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0986">
                <text:p>0.050986</text:p>
              </table:table-cell>
              <table:table-cell office:value-type="float" office:value="0.041207">
                <text:p>0.0412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447">
                <text:p>0.054447</text:p>
              </table:table-cell>
              <table:table-cell office:value-type="float" office:value="0.048333">
                <text:p>0.048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8119">
                <text:p>0.058119</text:p>
              </table:table-cell>
              <table:table-cell office:value-type="float" office:value="0.054511">
                <text:p>0.054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1774">
                <text:p>0.061774</text:p>
              </table:table-cell>
              <table:table-cell office:value-type="float" office:value="0.060824">
                <text:p>0.060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3892">
                <text:p>0.023892</text:p>
              </table:table-cell>
              <table:table-cell office:value-type="float" office:value="0.020228">
                <text:p>0.0202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9467">
                <text:p>0.029467</text:p>
              </table:table-cell>
              <table:table-cell office:value-type="float" office:value="0.022389">
                <text:p>0.022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927">
                <text:p>0.030927</text:p>
              </table:table-cell>
              <table:table-cell office:value-type="float" office:value="0.023248">
                <text:p>0.0232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123">
                <text:p>0.03123</text:p>
              </table:table-cell>
              <table:table-cell office:value-type="float" office:value="0.023351">
                <text:p>0.0233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208">
                <text:p>0.03208</text:p>
              </table:table-cell>
              <table:table-cell office:value-type="float" office:value="0.023604">
                <text:p>0.0236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3598">
                <text:p>0.033598</text:p>
              </table:table-cell>
              <table:table-cell office:value-type="float" office:value="0.024455">
                <text:p>0.024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5592">
                <text:p>0.035592</text:p>
              </table:table-cell>
              <table:table-cell office:value-type="float" office:value="0.026814">
                <text:p>0.0268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7342">
                <text:p>0.037342</text:p>
              </table:table-cell>
              <table:table-cell office:value-type="float" office:value="0.031361">
                <text:p>0.0313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8954">
                <text:p>0.038954</text:p>
              </table:table-cell>
              <table:table-cell office:value-type="float" office:value="0.035197">
                <text:p>0.035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2827">
                <text:p>0.042827</text:p>
              </table:table-cell>
              <table:table-cell office:value-type="float" office:value="0.038915">
                <text:p>0.0389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136">
                <text:p>0.032136</text:p>
              </table:table-cell>
              <table:table-cell office:value-type="float" office:value="0.034339">
                <text:p>0.0343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5148">
                <text:p>0.045148</text:p>
              </table:table-cell>
              <table:table-cell office:value-type="float" office:value="0.043907">
                <text:p>0.0439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4092">
                <text:p>0.044092</text:p>
              </table:table-cell>
              <table:table-cell office:value-type="float" office:value="0.043305">
                <text:p>0.0433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1204">
                <text:p>0.041204</text:p>
              </table:table-cell>
              <table:table-cell office:value-type="float" office:value="0.041001">
                <text:p>0.041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7773">
                <text:p>0.037773</text:p>
              </table:table-cell>
              <table:table-cell office:value-type="float" office:value="0.037565">
                <text:p>0.0375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4561">
                <text:p>0.034561</text:p>
              </table:table-cell>
              <table:table-cell office:value-type="float" office:value="0.032997">
                <text:p>0.032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1148">
                <text:p>0.031148</text:p>
              </table:table-cell>
              <table:table-cell office:value-type="float" office:value="0.027481">
                <text:p>0.0274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8368">
                <text:p>0.028368</text:p>
              </table:table-cell>
              <table:table-cell office:value-type="float" office:value="0.021704">
                <text:p>0.0217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5472">
                <text:p>0.025472</text:p>
              </table:table-cell>
              <table:table-cell office:value-type="float" office:value="0.016106">
                <text:p>0.0161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5759">
                <text:p>0.025759</text:p>
              </table:table-cell>
              <table:table-cell office:value-type="float" office:value="0.017373">
                <text:p>0.0173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0844">
                <text:p>0.020844</text:p>
              </table:table-cell>
              <table:table-cell office:value-type="float" office:value="0.023521">
                <text:p>0.0235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3862">
                <text:p>0.023862</text:p>
              </table:table-cell>
              <table:table-cell office:value-type="float" office:value="0.024647">
                <text:p>0.0246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9642">
                <text:p>0.029642</text:p>
              </table:table-cell>
              <table:table-cell office:value-type="float" office:value="0.03158">
                <text:p>0.031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5252">
                <text:p>0.035252</text:p>
              </table:table-cell>
              <table:table-cell office:value-type="float" office:value="0.037541">
                <text:p>0.0375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0345">
                <text:p>0.040345</text:p>
              </table:table-cell>
              <table:table-cell office:value-type="float" office:value="0.043977">
                <text:p>0.0439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6235">
                <text:p>0.046235</text:p>
              </table:table-cell>
              <table:table-cell office:value-type="float" office:value="0.048588">
                <text:p>0.0485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1663">
                <text:p>0.051663</text:p>
              </table:table-cell>
              <table:table-cell office:value-type="float" office:value="0.051553">
                <text:p>0.0515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7158">
                <text:p>0.057158</text:p>
              </table:table-cell>
              <table:table-cell office:value-type="float" office:value="0.053585">
                <text:p>0.053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2126">
                <text:p>0.062126</text:p>
              </table:table-cell>
              <table:table-cell office:value-type="float" office:value="0.055203">
                <text:p>0.0552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7027">
                <text:p>0.067027</text:p>
              </table:table-cell>
              <table:table-cell office:value-type="float" office:value="0.059255">
                <text:p>0.059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3916">
                <text:p>0.013916</text:p>
              </table:table-cell>
              <table:table-cell office:value-type="float" office:value="0.016139">
                <text:p>0.0161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8354">
                <text:p>0.018354</text:p>
              </table:table-cell>
              <table:table-cell office:value-type="float" office:value="0.019443">
                <text:p>0.0194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0673">
                <text:p>0.020673</text:p>
              </table:table-cell>
              <table:table-cell office:value-type="float" office:value="0.022209">
                <text:p>0.0222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1088">
                <text:p>0.021088</text:p>
              </table:table-cell>
              <table:table-cell office:value-type="float" office:value="0.023316">
                <text:p>0.0233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1247">
                <text:p>0.021247</text:p>
              </table:table-cell>
              <table:table-cell office:value-type="float" office:value="0.025857">
                <text:p>0.0258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5127">
                <text:p>0.025127</text:p>
              </table:table-cell>
              <table:table-cell office:value-type="float" office:value="0.028045">
                <text:p>0.0280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928">
                <text:p>0.02928</text:p>
              </table:table-cell>
              <table:table-cell office:value-type="float" office:value="0.029167">
                <text:p>0.0291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3371">
                <text:p>0.033371</text:p>
              </table:table-cell>
              <table:table-cell office:value-type="float" office:value="0.029118">
                <text:p>0.029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7835">
                <text:p>0.037835</text:p>
              </table:table-cell>
              <table:table-cell office:value-type="float" office:value="0.031634">
                <text:p>0.0316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989">
                <text:p>0.043989</text:p>
              </table:table-cell>
              <table:table-cell office:value-type="float" office:value="0.034877">
                <text:p>0.0348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6618">
                <text:p>0.026618</text:p>
              </table:table-cell>
              <table:table-cell office:value-type="float" office:value="0.028971">
                <text:p>0.028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71">
                <text:p>0.023571</text:p>
              </table:table-cell>
              <table:table-cell office:value-type="float" office:value="0.026753">
                <text:p>0.0267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06">
                <text:p>0.0306</text:p>
              </table:table-cell>
              <table:table-cell office:value-type="float" office:value="0.034957">
                <text:p>0.0349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607">
                <text:p>0.03607</text:p>
              </table:table-cell>
              <table:table-cell office:value-type="float" office:value="0.041026">
                <text:p>0.0410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0336">
                <text:p>0.040336</text:p>
              </table:table-cell>
              <table:table-cell office:value-type="float" office:value="0.045221">
                <text:p>0.0452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283">
                <text:p>0.045283</text:p>
              </table:table-cell>
              <table:table-cell office:value-type="float" office:value="0.048202">
                <text:p>0.0482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436">
                <text:p>0.049436</text:p>
              </table:table-cell>
              <table:table-cell office:value-type="float" office:value="0.049323">
                <text:p>0.0493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3527">
                <text:p>0.053527</text:p>
              </table:table-cell>
              <table:table-cell office:value-type="float" office:value="0.049454">
                <text:p>0.049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6739">
                <text:p>0.056739</text:p>
              </table:table-cell>
              <table:table-cell office:value-type="float" office:value="0.04916">
                <text:p>0.049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8936">
                <text:p>0.058936</text:p>
              </table:table-cell>
              <table:table-cell office:value-type="float" office:value="0.050644">
                <text:p>0.0506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8717">
                <text:p>0.028717</text:p>
              </table:table-cell>
              <table:table-cell office:value-type="float" office:value="0.030688">
                <text:p>0.0306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4265">
                <text:p>0.034265</text:p>
              </table:table-cell>
              <table:table-cell office:value-type="float" office:value="0.035846">
                <text:p>0.0358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6631">
                <text:p>0.036631</text:p>
              </table:table-cell>
              <table:table-cell office:value-type="float" office:value="0.038862">
                <text:p>0.0388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6947">
                <text:p>0.036947</text:p>
              </table:table-cell>
              <table:table-cell office:value-type="float" office:value="0.039873">
                <text:p>0.0398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6595">
                <text:p>0.036595</text:p>
              </table:table-cell>
              <table:table-cell office:value-type="float" office:value="0.041643">
                <text:p>0.0416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882">
                <text:p>0.03882</text:p>
              </table:table-cell>
              <table:table-cell office:value-type="float" office:value="0.042507">
                <text:p>0.0425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0569">
                <text:p>0.040569</text:p>
              </table:table-cell>
              <table:table-cell office:value-type="float" office:value="0.041885">
                <text:p>0.0418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3194">
                <text:p>0.043194</text:p>
              </table:table-cell>
              <table:table-cell office:value-type="float" office:value="0.040931">
                <text:p>0.0409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551">
                <text:p>0.04551</text:p>
              </table:table-cell>
              <table:table-cell office:value-type="float" office:value="0.04002">
                <text:p>0.04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7891">
                <text:p>0.047891</text:p>
              </table:table-cell>
              <table:table-cell office:value-type="float" office:value="0.04058">
                <text:p>0.040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7cm" svg:y="0.196cm" chart:style-name="ch2">
          <text:p>Phase 1: 
RMSE for arm DOF (reaching)</text:p>
        </chart:title>
        <chart:legend chart:legend-position="end" svg:x="15.853cm" svg:y="4.442cm" chart:style-name="ch3"/>
        <chart:plot-area chart:style-name="ch4" table:cell-range-address="Testing.B4:Testing.B204 Testing.R4:Testing.R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B5:Testing.B204" chart:label-cell-address="Testing.B4:Testing.B4" chart:class="chart:line">
            <chart:data-point chart:repeated="200"/>
          </chart:series>
          <chart:series chart:style-name="ch9" chart:values-cell-range-address="Testing.R5:Testing.R204" chart:label-cell-address="Testing.R4:Testing.R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rm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837">
                <text:p>0.062837</text:p>
              </table:table-cell>
              <table:table-cell office:value-type="float" office:value="0.067423">
                <text:p>0.0674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406">
                <text:p>0.064406</text:p>
              </table:table-cell>
              <table:table-cell office:value-type="float" office:value="0.066157">
                <text:p>0.066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136">
                <text:p>0.065136</text:p>
              </table:table-cell>
              <table:table-cell office:value-type="float" office:value="0.066503">
                <text:p>0.0665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5267">
                <text:p>0.065267</text:p>
              </table:table-cell>
              <table:table-cell office:value-type="float" office:value="0.066524">
                <text:p>0.066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529">
                <text:p>0.06529</text:p>
              </table:table-cell>
              <table:table-cell office:value-type="float" office:value="0.066523">
                <text:p>0.066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295">
                <text:p>0.065295</text:p>
              </table:table-cell>
              <table:table-cell office:value-type="float" office:value="0.066521">
                <text:p>0.066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296">
                <text:p>0.065296</text:p>
              </table:table-cell>
              <table:table-cell office:value-type="float" office:value="0.066521">
                <text:p>0.066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5296">
                <text:p>0.065296</text:p>
              </table:table-cell>
              <table:table-cell office:value-type="float" office:value="0.066521">
                <text:p>0.066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296">
                <text:p>0.065296</text:p>
              </table:table-cell>
              <table:table-cell office:value-type="float" office:value="0.066521">
                <text:p>0.066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296">
                <text:p>0.065296</text:p>
              </table:table-cell>
              <table:table-cell office:value-type="float" office:value="0.066521">
                <text:p>0.066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862">
                <text:p>0.028862</text:p>
              </table:table-cell>
              <table:table-cell office:value-type="float" office:value="0.029415">
                <text:p>0.0294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9894">
                <text:p>0.029894</text:p>
              </table:table-cell>
              <table:table-cell office:value-type="float" office:value="0.025195">
                <text:p>0.0251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3707">
                <text:p>0.033707</text:p>
              </table:table-cell>
              <table:table-cell office:value-type="float" office:value="0.028369">
                <text:p>0.028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752">
                <text:p>0.034752</text:p>
              </table:table-cell>
              <table:table-cell office:value-type="float" office:value="0.029747">
                <text:p>0.029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017">
                <text:p>0.035017</text:p>
              </table:table-cell>
              <table:table-cell office:value-type="float" office:value="0.030126">
                <text:p>0.030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78">
                <text:p>0.035078</text:p>
              </table:table-cell>
              <table:table-cell office:value-type="float" office:value="0.030223">
                <text:p>0.030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5092">
                <text:p>0.035092</text:p>
              </table:table-cell>
              <table:table-cell office:value-type="float" office:value="0.030247">
                <text:p>0.030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095">
                <text:p>0.035095</text:p>
              </table:table-cell>
              <table:table-cell office:value-type="float" office:value="0.030253">
                <text:p>0.0302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096">
                <text:p>0.035096</text:p>
              </table:table-cell>
              <table:table-cell office:value-type="float" office:value="0.030254">
                <text:p>0.030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5096">
                <text:p>0.035096</text:p>
              </table:table-cell>
              <table:table-cell office:value-type="float" office:value="0.030255">
                <text:p>0.030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57">
                <text:p>0.02057</text:p>
              </table:table-cell>
              <table:table-cell office:value-type="float" office:value="0.023953">
                <text:p>0.023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6775">
                <text:p>0.016775</text:p>
              </table:table-cell>
              <table:table-cell office:value-type="float" office:value="0.019356">
                <text:p>0.019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26">
                <text:p>0.01726</text:p>
              </table:table-cell>
              <table:table-cell office:value-type="float" office:value="0.018678">
                <text:p>0.018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995">
                <text:p>0.017995</text:p>
              </table:table-cell>
              <table:table-cell office:value-type="float" office:value="0.018701">
                <text:p>0.018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189">
                <text:p>0.018189</text:p>
              </table:table-cell>
              <table:table-cell office:value-type="float" office:value="0.018773">
                <text:p>0.018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8235">
                <text:p>0.018235</text:p>
              </table:table-cell>
              <table:table-cell office:value-type="float" office:value="0.018792">
                <text:p>0.018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245">
                <text:p>0.018245</text:p>
              </table:table-cell>
              <table:table-cell office:value-type="float" office:value="0.018797">
                <text:p>0.018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247">
                <text:p>0.018247</text:p>
              </table:table-cell>
              <table:table-cell office:value-type="float" office:value="0.018798">
                <text:p>0.018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8248">
                <text:p>0.018248</text:p>
              </table:table-cell>
              <table:table-cell office:value-type="float" office:value="0.018798">
                <text:p>0.018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8248">
                <text:p>0.018248</text:p>
              </table:table-cell>
              <table:table-cell office:value-type="float" office:value="0.018798">
                <text:p>0.0187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6411">
                <text:p>0.026411</text:p>
              </table:table-cell>
              <table:table-cell office:value-type="float" office:value="0.024488">
                <text:p>0.0244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773">
                <text:p>0.024773</text:p>
              </table:table-cell>
              <table:table-cell office:value-type="float" office:value="0.024908">
                <text:p>0.024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3331">
                <text:p>0.023331</text:p>
              </table:table-cell>
              <table:table-cell office:value-type="float" office:value="0.023007">
                <text:p>0.0230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3307">
                <text:p>0.023307</text:p>
              </table:table-cell>
              <table:table-cell office:value-type="float" office:value="0.022647">
                <text:p>0.022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303">
                <text:p>0.023303</text:p>
              </table:table-cell>
              <table:table-cell office:value-type="float" office:value="0.022543">
                <text:p>0.0225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3302">
                <text:p>0.023302</text:p>
              </table:table-cell>
              <table:table-cell office:value-type="float" office:value="0.022517">
                <text:p>0.0225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302">
                <text:p>0.023302</text:p>
              </table:table-cell>
              <table:table-cell office:value-type="float" office:value="0.02251">
                <text:p>0.022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302">
                <text:p>0.023302</text:p>
              </table:table-cell>
              <table:table-cell office:value-type="float" office:value="0.022508">
                <text:p>0.0225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302">
                <text:p>0.023302</text:p>
              </table:table-cell>
              <table:table-cell office:value-type="float" office:value="0.022508">
                <text:p>0.022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3302">
                <text:p>0.023302</text:p>
              </table:table-cell>
              <table:table-cell office:value-type="float" office:value="0.022508">
                <text:p>0.022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9202">
                <text:p>0.029202</text:p>
              </table:table-cell>
              <table:table-cell office:value-type="float" office:value="0.025762">
                <text:p>0.025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7993">
                <text:p>0.027993</text:p>
              </table:table-cell>
              <table:table-cell office:value-type="float" office:value="0.029017">
                <text:p>0.0290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568">
                <text:p>0.025568</text:p>
              </table:table-cell>
              <table:table-cell office:value-type="float" office:value="0.025652">
                <text:p>0.025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161">
                <text:p>0.025161</text:p>
              </table:table-cell>
              <table:table-cell office:value-type="float" office:value="0.024658">
                <text:p>0.024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058">
                <text:p>0.025058</text:p>
              </table:table-cell>
              <table:table-cell office:value-type="float" office:value="0.024391">
                <text:p>0.024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5034">
                <text:p>0.025034</text:p>
              </table:table-cell>
              <table:table-cell office:value-type="float" office:value="0.024323">
                <text:p>0.024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5028">
                <text:p>0.025028</text:p>
              </table:table-cell>
              <table:table-cell office:value-type="float" office:value="0.024306">
                <text:p>0.024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5027">
                <text:p>0.025027</text:p>
              </table:table-cell>
              <table:table-cell office:value-type="float" office:value="0.024302">
                <text:p>0.0243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5027">
                <text:p>0.025027</text:p>
              </table:table-cell>
              <table:table-cell office:value-type="float" office:value="0.024301">
                <text:p>0.024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5027">
                <text:p>0.025027</text:p>
              </table:table-cell>
              <table:table-cell office:value-type="float" office:value="0.024301">
                <text:p>0.0243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3422">
                <text:p>0.063422</text:p>
              </table:table-cell>
              <table:table-cell office:value-type="float" office:value="0.061777">
                <text:p>0.0617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6187">
                <text:p>0.066187</text:p>
              </table:table-cell>
              <table:table-cell office:value-type="float" office:value="0.06369">
                <text:p>0.06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668">
                <text:p>0.06668</text:p>
              </table:table-cell>
              <table:table-cell office:value-type="float" office:value="0.064268">
                <text:p>0.064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6754">
                <text:p>0.066754</text:p>
              </table:table-cell>
              <table:table-cell office:value-type="float" office:value="0.064361">
                <text:p>0.064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6767">
                <text:p>0.066767</text:p>
              </table:table-cell>
              <table:table-cell office:value-type="float" office:value="0.064377">
                <text:p>0.0643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77">
                <text:p>0.06677</text:p>
              </table:table-cell>
              <table:table-cell office:value-type="float" office:value="0.064381">
                <text:p>0.064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771">
                <text:p>0.066771</text:p>
              </table:table-cell>
              <table:table-cell office:value-type="float" office:value="0.064381">
                <text:p>0.0643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6771">
                <text:p>0.066771</text:p>
              </table:table-cell>
              <table:table-cell office:value-type="float" office:value="0.064382">
                <text:p>0.064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6771">
                <text:p>0.066771</text:p>
              </table:table-cell>
              <table:table-cell office:value-type="float" office:value="0.064382">
                <text:p>0.064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6771">
                <text:p>0.066771</text:p>
              </table:table-cell>
              <table:table-cell office:value-type="float" office:value="0.064382">
                <text:p>0.064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2538">
                <text:p>0.022538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885">
                <text:p>0.024885</text:p>
              </table:table-cell>
              <table:table-cell office:value-type="float" office:value="0.027821">
                <text:p>0.0278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3025">
                <text:p>0.023025</text:p>
              </table:table-cell>
              <table:table-cell office:value-type="float" office:value="0.030749">
                <text:p>0.0307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3167">
                <text:p>0.023167</text:p>
              </table:table-cell>
              <table:table-cell office:value-type="float" office:value="0.031526">
                <text:p>0.031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3285">
                <text:p>0.023285</text:p>
              </table:table-cell>
              <table:table-cell office:value-type="float" office:value="0.031722">
                <text:p>0.0317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334">
                <text:p>0.02334</text:p>
              </table:table-cell>
              <table:table-cell office:value-type="float" office:value="0.031769">
                <text:p>0.031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3354">
                <text:p>0.023354</text:p>
              </table:table-cell>
              <table:table-cell office:value-type="float" office:value="0.03178">
                <text:p>0.03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3357">
                <text:p>0.023357</text:p>
              </table:table-cell>
              <table:table-cell office:value-type="float" office:value="0.031782">
                <text:p>0.0317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3358">
                <text:p>0.023358</text:p>
              </table:table-cell>
              <table:table-cell office:value-type="float" office:value="0.031783">
                <text:p>0.0317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3358">
                <text:p>0.023358</text:p>
              </table:table-cell>
              <table:table-cell office:value-type="float" office:value="0.031783">
                <text:p>0.03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4893">
                <text:p>0.024893</text:p>
              </table:table-cell>
              <table:table-cell office:value-type="float" office:value="0.027101">
                <text:p>0.0271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139">
                <text:p>0.025139</text:p>
              </table:table-cell>
              <table:table-cell office:value-type="float" office:value="0.032873">
                <text:p>0.0328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2877">
                <text:p>0.022877</text:p>
              </table:table-cell>
              <table:table-cell office:value-type="float" office:value="0.030159">
                <text:p>0.0301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566">
                <text:p>0.022566</text:p>
              </table:table-cell>
              <table:table-cell office:value-type="float" office:value="0.029258">
                <text:p>0.0292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2485">
                <text:p>0.022485</text:p>
              </table:table-cell>
              <table:table-cell office:value-type="float" office:value="0.029012">
                <text:p>0.0290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2465">
                <text:p>0.022465</text:p>
              </table:table-cell>
              <table:table-cell office:value-type="float" office:value="0.028951">
                <text:p>0.0289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2461">
                <text:p>0.022461</text:p>
              </table:table-cell>
              <table:table-cell office:value-type="float" office:value="0.028937">
                <text:p>0.0289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2459">
                <text:p>0.022459</text:p>
              </table:table-cell>
              <table:table-cell office:value-type="float" office:value="0.028933">
                <text:p>0.0289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2459">
                <text:p>0.022459</text:p>
              </table:table-cell>
              <table:table-cell office:value-type="float" office:value="0.028933">
                <text:p>0.028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2459">
                <text:p>0.022459</text:p>
              </table:table-cell>
              <table:table-cell office:value-type="float" office:value="0.028932">
                <text:p>0.028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8954">
                <text:p>0.028954</text:p>
              </table:table-cell>
              <table:table-cell office:value-type="float" office:value="0.044586">
                <text:p>0.0445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9915">
                <text:p>0.029915</text:p>
              </table:table-cell>
              <table:table-cell office:value-type="float" office:value="0.045464">
                <text:p>0.045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8064">
                <text:p>0.028064</text:p>
              </table:table-cell>
              <table:table-cell office:value-type="float" office:value="0.045456">
                <text:p>0.045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513">
                <text:p>0.027513</text:p>
              </table:table-cell>
              <table:table-cell office:value-type="float" office:value="0.045452">
                <text:p>0.0454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7365">
                <text:p>0.027365</text:p>
              </table:table-cell>
              <table:table-cell office:value-type="float" office:value="0.045452">
                <text:p>0.045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7327">
                <text:p>0.027327</text:p>
              </table:table-cell>
              <table:table-cell office:value-type="float" office:value="0.045453">
                <text:p>0.0454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7318">
                <text:p>0.027318</text:p>
              </table:table-cell>
              <table:table-cell office:value-type="float" office:value="0.045453">
                <text:p>0.045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7316">
                <text:p>0.027316</text:p>
              </table:table-cell>
              <table:table-cell office:value-type="float" office:value="0.045453">
                <text:p>0.045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7316">
                <text:p>0.027316</text:p>
              </table:table-cell>
              <table:table-cell office:value-type="float" office:value="0.045453">
                <text:p>0.0454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7315">
                <text:p>0.027315</text:p>
              </table:table-cell>
              <table:table-cell office:value-type="float" office:value="0.045453">
                <text:p>0.0454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588">
                <text:p>0.033588</text:p>
              </table:table-cell>
              <table:table-cell office:value-type="float" office:value="0.046352">
                <text:p>0.046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457">
                <text:p>0.03457</text:p>
              </table:table-cell>
              <table:table-cell office:value-type="float" office:value="0.049218">
                <text:p>0.0492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547">
                <text:p>0.031547</text:p>
              </table:table-cell>
              <table:table-cell office:value-type="float" office:value="0.046245">
                <text:p>0.0462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688">
                <text:p>0.030688</text:p>
              </table:table-cell>
              <table:table-cell office:value-type="float" office:value="0.045314">
                <text:p>0.0453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0465">
                <text:p>0.030465</text:p>
              </table:table-cell>
              <table:table-cell office:value-type="float" office:value="0.04507">
                <text:p>0.04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041">
                <text:p>0.03041</text:p>
              </table:table-cell>
              <table:table-cell office:value-type="float" office:value="0.04501">
                <text:p>0.045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0396">
                <text:p>0.030396</text:p>
              </table:table-cell>
              <table:table-cell office:value-type="float" office:value="0.044996">
                <text:p>0.0449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0393">
                <text:p>0.030393</text:p>
              </table:table-cell>
              <table:table-cell office:value-type="float" office:value="0.044993">
                <text:p>0.0449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0392">
                <text:p>0.030392</text:p>
              </table:table-cell>
              <table:table-cell office:value-type="float" office:value="0.044992">
                <text:p>0.044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0392">
                <text:p>0.030392</text:p>
              </table:table-cell>
              <table:table-cell office:value-type="float" office:value="0.044992">
                <text:p>0.0449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5955">
                <text:p>0.065955</text:p>
              </table:table-cell>
              <table:table-cell office:value-type="float" office:value="0.06807">
                <text:p>0.068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3021">
                <text:p>0.063021</text:p>
              </table:table-cell>
              <table:table-cell office:value-type="float" office:value="0.065666">
                <text:p>0.0656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2683">
                <text:p>0.062683</text:p>
              </table:table-cell>
              <table:table-cell office:value-type="float" office:value="0.065205">
                <text:p>0.0652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2544">
                <text:p>0.062544</text:p>
              </table:table-cell>
              <table:table-cell office:value-type="float" office:value="0.065038">
                <text:p>0.0650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2511">
                <text:p>0.062511</text:p>
              </table:table-cell>
              <table:table-cell office:value-type="float" office:value="0.065001">
                <text:p>0.065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2504">
                <text:p>0.062504</text:p>
              </table:table-cell>
              <table:table-cell office:value-type="float" office:value="0.064994">
                <text:p>0.0649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2502">
                <text:p>0.062502</text:p>
              </table:table-cell>
              <table:table-cell office:value-type="float" office:value="0.064992">
                <text:p>0.0649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2502">
                <text:p>0.062502</text:p>
              </table:table-cell>
              <table:table-cell office:value-type="float" office:value="0.064992">
                <text:p>0.064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2502">
                <text:p>0.062502</text:p>
              </table:table-cell>
              <table:table-cell office:value-type="float" office:value="0.064992">
                <text:p>0.0649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2502">
                <text:p>0.062502</text:p>
              </table:table-cell>
              <table:table-cell office:value-type="float" office:value="0.064992">
                <text:p>0.0649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4579">
                <text:p>0.034579</text:p>
              </table:table-cell>
              <table:table-cell office:value-type="float" office:value="0.029622">
                <text:p>0.0296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2183">
                <text:p>0.032183</text:p>
              </table:table-cell>
              <table:table-cell office:value-type="float" office:value="0.030733">
                <text:p>0.0307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7135">
                <text:p>0.037135</text:p>
              </table:table-cell>
              <table:table-cell office:value-type="float" office:value="0.036529">
                <text:p>0.0365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8484">
                <text:p>0.03848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775">
                <text:p>0.038775</text:p>
              </table:table-cell>
              <table:table-cell office:value-type="float" office:value="0.038301">
                <text:p>0.038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8833">
                <text:p>0.038833</text:p>
              </table:table-cell>
              <table:table-cell office:value-type="float" office:value="0.038359">
                <text:p>0.0383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8844">
                <text:p>0.038844</text:p>
              </table:table-cell>
              <table:table-cell office:value-type="float" office:value="0.038369">
                <text:p>0.0383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8846">
                <text:p>0.038846</text:p>
              </table:table-cell>
              <table:table-cell office:value-type="float" office:value="0.038371">
                <text:p>0.038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847">
                <text:p>0.038847</text:p>
              </table:table-cell>
              <table:table-cell office:value-type="float" office:value="0.038372">
                <text:p>0.0383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8847">
                <text:p>0.038847</text:p>
              </table:table-cell>
              <table:table-cell office:value-type="float" office:value="0.038372">
                <text:p>0.0383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0534">
                <text:p>0.020534</text:p>
              </table:table-cell>
              <table:table-cell office:value-type="float" office:value="0.028664">
                <text:p>0.0286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0748">
                <text:p>0.020748</text:p>
              </table:table-cell>
              <table:table-cell office:value-type="float" office:value="0.031013">
                <text:p>0.0310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544">
                <text:p>0.015544</text:p>
              </table:table-cell>
              <table:table-cell office:value-type="float" office:value="0.033723">
                <text:p>0.033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4354">
                <text:p>0.014354</text:p>
              </table:table-cell>
              <table:table-cell office:value-type="float" office:value="0.034856">
                <text:p>0.0348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4125">
                <text:p>0.014125</text:p>
              </table:table-cell>
              <table:table-cell office:value-type="float" office:value="0.035089">
                <text:p>0.0350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4088">
                <text:p>0.014088</text:p>
              </table:table-cell>
              <table:table-cell office:value-type="float" office:value="0.035134">
                <text:p>0.0351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4081">
                <text:p>0.014081</text:p>
              </table:table-cell>
              <table:table-cell office:value-type="float" office:value="0.035142">
                <text:p>0.035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4079">
                <text:p>0.014079</text:p>
              </table:table-cell>
              <table:table-cell office:value-type="float" office:value="0.035144">
                <text:p>0.0351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4079">
                <text:p>0.014079</text:p>
              </table:table-cell>
              <table:table-cell office:value-type="float" office:value="0.035144">
                <text:p>0.0351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4079">
                <text:p>0.014079</text:p>
              </table:table-cell>
              <table:table-cell office:value-type="float" office:value="0.035144">
                <text:p>0.035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1002">
                <text:p>0.041002</text:p>
              </table:table-cell>
              <table:table-cell office:value-type="float" office:value="0.022217">
                <text:p>0.0222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3263">
                <text:p>0.043263</text:p>
              </table:table-cell>
              <table:table-cell office:value-type="float" office:value="0.022157">
                <text:p>0.0221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3305">
                <text:p>0.043305</text:p>
              </table:table-cell>
              <table:table-cell office:value-type="float" office:value="0.021045">
                <text:p>0.0210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3318">
                <text:p>0.043318</text:p>
              </table:table-cell>
              <table:table-cell office:value-type="float" office:value="0.021212">
                <text:p>0.021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3322">
                <text:p>0.043322</text:p>
              </table:table-cell>
              <table:table-cell office:value-type="float" office:value="0.021339">
                <text:p>0.0213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3322">
                <text:p>0.043322</text:p>
              </table:table-cell>
              <table:table-cell office:value-type="float" office:value="0.021384">
                <text:p>0.021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3323">
                <text:p>0.043323</text:p>
              </table:table-cell>
              <table:table-cell office:value-type="float" office:value="0.021392">
                <text:p>0.0213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3323">
                <text:p>0.043323</text:p>
              </table:table-cell>
              <table:table-cell office:value-type="float" office:value="0.021394">
                <text:p>0.02139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3323">
                <text:p>0.043323</text:p>
              </table:table-cell>
              <table:table-cell office:value-type="float" office:value="0.021394">
                <text:p>0.0213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3323">
                <text:p>0.043323</text:p>
              </table:table-cell>
              <table:table-cell office:value-type="float" office:value="0.021394">
                <text:p>0.0213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9301">
                <text:p>0.039301</text:p>
              </table:table-cell>
              <table:table-cell office:value-type="float" office:value="0.02416">
                <text:p>0.024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0351">
                <text:p>0.040351</text:p>
              </table:table-cell>
              <table:table-cell office:value-type="float" office:value="0.023735">
                <text:p>0.0237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6205">
                <text:p>0.036205</text:p>
              </table:table-cell>
              <table:table-cell office:value-type="float" office:value="0.019415">
                <text:p>0.0194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5204">
                <text:p>0.035204</text:p>
              </table:table-cell>
              <table:table-cell office:value-type="float" office:value="0.018779">
                <text:p>0.0187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499">
                <text:p>0.03499</text:p>
              </table:table-cell>
              <table:table-cell office:value-type="float" office:value="0.01865">
                <text:p>0.018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4947">
                <text:p>0.034947</text:p>
              </table:table-cell>
              <table:table-cell office:value-type="float" office:value="0.018625">
                <text:p>0.018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4939">
                <text:p>0.034939</text:p>
              </table:table-cell>
              <table:table-cell office:value-type="float" office:value="0.018621">
                <text:p>0.0186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4937">
                <text:p>0.034937</text:p>
              </table:table-cell>
              <table:table-cell office:value-type="float" office:value="0.01862">
                <text:p>0.018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4937">
                <text:p>0.034937</text:p>
              </table:table-cell>
              <table:table-cell office:value-type="float" office:value="0.01862">
                <text:p>0.018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4937">
                <text:p>0.034937</text:p>
              </table:table-cell>
              <table:table-cell office:value-type="float" office:value="0.01862">
                <text:p>0.018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6546">
                <text:p>0.066546</text:p>
              </table:table-cell>
              <table:table-cell office:value-type="float" office:value="0.069753">
                <text:p>0.0697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5082">
                <text:p>0.065082</text:p>
              </table:table-cell>
              <table:table-cell office:value-type="float" office:value="0.066194">
                <text:p>0.0661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4836">
                <text:p>0.064836</text:p>
              </table:table-cell>
              <table:table-cell office:value-type="float" office:value="0.065714">
                <text:p>0.0657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4729">
                <text:p>0.064729</text:p>
              </table:table-cell>
              <table:table-cell office:value-type="float" office:value="0.065566">
                <text:p>0.065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4703">
                <text:p>0.064703</text:p>
              </table:table-cell>
              <table:table-cell office:value-type="float" office:value="0.065535">
                <text:p>0.0655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4697">
                <text:p>0.064697</text:p>
              </table:table-cell>
              <table:table-cell office:value-type="float" office:value="0.065529">
                <text:p>0.0655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4696">
                <text:p>0.064696</text:p>
              </table:table-cell>
              <table:table-cell office:value-type="float" office:value="0.065527">
                <text:p>0.0655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4696">
                <text:p>0.064696</text:p>
              </table:table-cell>
              <table:table-cell office:value-type="float" office:value="0.065527">
                <text:p>0.0655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4696">
                <text:p>0.064696</text:p>
              </table:table-cell>
              <table:table-cell office:value-type="float" office:value="0.065527">
                <text:p>0.0655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4696">
                <text:p>0.064696</text:p>
              </table:table-cell>
              <table:table-cell office:value-type="float" office:value="0.065527">
                <text:p>0.0655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6031">
                <text:p>0.036031</text:p>
              </table:table-cell>
              <table:table-cell office:value-type="float" office:value="0.035738">
                <text:p>0.0357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9883">
                <text:p>0.039883</text:p>
              </table:table-cell>
              <table:table-cell office:value-type="float" office:value="0.036232">
                <text:p>0.0362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7548">
                <text:p>0.047548</text:p>
              </table:table-cell>
              <table:table-cell office:value-type="float" office:value="0.043191">
                <text:p>0.0431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362">
                <text:p>0.049362</text:p>
              </table:table-cell>
              <table:table-cell office:value-type="float" office:value="0.04461">
                <text:p>0.044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9768">
                <text:p>0.049768</text:p>
              </table:table-cell>
              <table:table-cell office:value-type="float" office:value="0.044887">
                <text:p>0.0448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9855">
                <text:p>0.049855</text:p>
              </table:table-cell>
              <table:table-cell office:value-type="float" office:value="0.044937">
                <text:p>0.0449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9874">
                <text:p>0.049874</text:p>
              </table:table-cell>
              <table:table-cell office:value-type="float" office:value="0.044946">
                <text:p>0.0449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9878">
                <text:p>0.049878</text:p>
              </table:table-cell>
              <table:table-cell office:value-type="float" office:value="0.044948">
                <text:p>0.044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9879">
                <text:p>0.049879</text:p>
              </table:table-cell>
              <table:table-cell office:value-type="float" office:value="0.044948">
                <text:p>0.0449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9879">
                <text:p>0.049879</text:p>
              </table:table-cell>
              <table:table-cell office:value-type="float" office:value="0.044948">
                <text:p>0.044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6588">
                <text:p>0.016588</text:p>
              </table:table-cell>
              <table:table-cell office:value-type="float" office:value="0.017826">
                <text:p>0.017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3469">
                <text:p>0.013469</text:p>
              </table:table-cell>
              <table:table-cell office:value-type="float" office:value="0.016334">
                <text:p>0.016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9746">
                <text:p>0.009746</text:p>
              </table:table-cell>
              <table:table-cell office:value-type="float" office:value="0.01084">
                <text:p>0.01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0118">
                <text:p>0.010118</text:p>
              </table:table-cell>
              <table:table-cell office:value-type="float" office:value="0.010173">
                <text:p>0.0101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0224">
                <text:p>0.010224</text:p>
              </table:table-cell>
              <table:table-cell office:value-type="float" office:value="0.010042">
                <text:p>0.0100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0246">
                <text:p>0.010246</text:p>
              </table:table-cell>
              <table:table-cell office:value-type="float" office:value="0.010018">
                <text:p>0.0100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0251">
                <text:p>0.010251</text:p>
              </table:table-cell>
              <table:table-cell office:value-type="float" office:value="0.010013">
                <text:p>0.0100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0252">
                <text:p>0.010252</text:p>
              </table:table-cell>
              <table:table-cell office:value-type="float" office:value="0.010013">
                <text:p>0.0100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0252">
                <text:p>0.010252</text:p>
              </table:table-cell>
              <table:table-cell office:value-type="float" office:value="0.010012">
                <text:p>0.0100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0252">
                <text:p>0.010252</text:p>
              </table:table-cell>
              <table:table-cell office:value-type="float" office:value="0.010012">
                <text:p>0.0100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0201">
                <text:p>0.040201</text:p>
              </table:table-cell>
              <table:table-cell office:value-type="float" office:value="0.03816">
                <text:p>0.038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8564">
                <text:p>0.038564</text:p>
              </table:table-cell>
              <table:table-cell office:value-type="float" office:value="0.036789">
                <text:p>0.0367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0306">
                <text:p>0.040306</text:p>
              </table:table-cell>
              <table:table-cell office:value-type="float" office:value="0.036806">
                <text:p>0.0368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1015">
                <text:p>0.041015</text:p>
              </table:table-cell>
              <table:table-cell office:value-type="float" office:value="0.036804">
                <text:p>0.0368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1177">
                <text:p>0.041177</text:p>
              </table:table-cell>
              <table:table-cell office:value-type="float" office:value="0.036916">
                <text:p>0.0369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1212">
                <text:p>0.041212</text:p>
              </table:table-cell>
              <table:table-cell office:value-type="float" office:value="0.036937">
                <text:p>0.0369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1219">
                <text:p>0.041219</text:p>
              </table:table-cell>
              <table:table-cell office:value-type="float" office:value="0.03694">
                <text:p>0.036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1221">
                <text:p>0.041221</text:p>
              </table:table-cell>
              <table:table-cell office:value-type="float" office:value="0.036941">
                <text:p>0.0369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1221">
                <text:p>0.041221</text:p>
              </table:table-cell>
              <table:table-cell office:value-type="float" office:value="0.036941">
                <text:p>0.0369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1221">
                <text:p>0.041221</text:p>
              </table:table-cell>
              <table:table-cell office:value-type="float" office:value="0.036941">
                <text:p>0.0369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7083">
                <text:p>0.047083</text:p>
              </table:table-cell>
              <table:table-cell office:value-type="float" office:value="0.046353">
                <text:p>0.0463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4094">
                <text:p>0.044094</text:p>
              </table:table-cell>
              <table:table-cell office:value-type="float" office:value="0.044039">
                <text:p>0.044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8752">
                <text:p>0.038752</text:p>
              </table:table-cell>
              <table:table-cell office:value-type="float" office:value="0.039197">
                <text:p>0.039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8052">
                <text:p>0.038052</text:p>
              </table:table-cell>
              <table:table-cell office:value-type="float" office:value="0.038148">
                <text:p>0.0381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7971">
                <text:p>0.037971</text:p>
              </table:table-cell>
              <table:table-cell office:value-type="float" office:value="0.037944">
                <text:p>0.037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7973">
                <text:p>0.037973</text:p>
              </table:table-cell>
              <table:table-cell office:value-type="float" office:value="0.037907">
                <text:p>0.0379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7974">
                <text:p>0.037974</text:p>
              </table:table-cell>
              <table:table-cell office:value-type="float" office:value="0.0379">
                <text:p>0.0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7974">
                <text:p>0.037974</text:p>
              </table:table-cell>
              <table:table-cell office:value-type="float" office:value="0.037899">
                <text:p>0.0378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7974">
                <text:p>0.037974</text:p>
              </table:table-cell>
              <table:table-cell office:value-type="float" office:value="0.037899">
                <text:p>0.0378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7974">
                <text:p>0.037974</text:p>
              </table:table-cell>
              <table:table-cell office:value-type="float" office:value="0.037899">
                <text:p>0.0378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7cm" svg:y="0.196cm" chart:style-name="ch2">
          <text:p>Phase 2: 
RMSE for arm DOF (reaching)</text:p>
        </chart:title>
        <chart:legend chart:legend-position="end" svg:x="15.853cm" svg:y="4.442cm" chart:style-name="ch3"/>
        <chart:plot-area chart:style-name="ch4" table:cell-range-address="Testing.G4:Testing.G204 Testing.W4:Testing.W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G5:Testing.G204" chart:label-cell-address="Testing.G4:Testing.G4" chart:class="chart:line">
            <chart:data-point chart:repeated="200"/>
          </chart:series>
          <chart:series chart:style-name="ch9" chart:values-cell-range-address="Testing.W5:Testing.W204" chart:label-cell-address="Testing.W4:Testing.W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rm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3863">
                <text:p>0.063863</text:p>
              </table:table-cell>
              <table:table-cell office:value-type="float" office:value="0.069752">
                <text:p>0.0697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9349">
                <text:p>0.069349</text:p>
              </table:table-cell>
              <table:table-cell office:value-type="float" office:value="0.083666">
                <text:p>0.083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986">
                <text:p>0.062986</text:p>
              </table:table-cell>
              <table:table-cell office:value-type="float" office:value="0.080632">
                <text:p>0.080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7339">
                <text:p>0.057339</text:p>
              </table:table-cell>
              <table:table-cell office:value-type="float" office:value="0.078035">
                <text:p>0.078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314">
                <text:p>0.052314</text:p>
              </table:table-cell>
              <table:table-cell office:value-type="float" office:value="0.076057">
                <text:p>0.076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808">
                <text:p>0.047808</text:p>
              </table:table-cell>
              <table:table-cell office:value-type="float" office:value="0.074482">
                <text:p>0.074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849">
                <text:p>0.043849</text:p>
              </table:table-cell>
              <table:table-cell office:value-type="float" office:value="0.073189">
                <text:p>0.073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502">
                <text:p>0.040502</text:p>
              </table:table-cell>
              <table:table-cell office:value-type="float" office:value="0.072107">
                <text:p>0.072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798">
                <text:p>0.037798</text:p>
              </table:table-cell>
              <table:table-cell office:value-type="float" office:value="0.071187">
                <text:p>0.071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5831">
                <text:p>0.035831</text:p>
              </table:table-cell>
              <table:table-cell office:value-type="float" office:value="0.070396">
                <text:p>0.070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563">
                <text:p>0.031563</text:p>
              </table:table-cell>
              <table:table-cell office:value-type="float" office:value="0.030161">
                <text:p>0.030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507">
                <text:p>0.025507</text:p>
              </table:table-cell>
              <table:table-cell office:value-type="float" office:value="0.030301">
                <text:p>0.030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6325">
                <text:p>0.026325</text:p>
              </table:table-cell>
              <table:table-cell office:value-type="float" office:value="0.029658">
                <text:p>0.029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8087">
                <text:p>0.028087</text:p>
              </table:table-cell>
              <table:table-cell office:value-type="float" office:value="0.029308">
                <text:p>0.0293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0703">
                <text:p>0.030703</text:p>
              </table:table-cell>
              <table:table-cell office:value-type="float" office:value="0.029095">
                <text:p>0.029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294">
                <text:p>0.034294</text:p>
              </table:table-cell>
              <table:table-cell office:value-type="float" office:value="0.028944">
                <text:p>0.0289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7657">
                <text:p>0.037657</text:p>
              </table:table-cell>
              <table:table-cell office:value-type="float" office:value="0.028833">
                <text:p>0.028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477">
                <text:p>0.040477</text:p>
              </table:table-cell>
              <table:table-cell office:value-type="float" office:value="0.028749">
                <text:p>0.0287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734">
                <text:p>0.042734</text:p>
              </table:table-cell>
              <table:table-cell office:value-type="float" office:value="0.028683">
                <text:p>0.028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583">
                <text:p>0.044583</text:p>
              </table:table-cell>
              <table:table-cell office:value-type="float" office:value="0.02863">
                <text:p>0.02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4699">
                <text:p>0.024699</text:p>
              </table:table-cell>
              <table:table-cell office:value-type="float" office:value="0.023327">
                <text:p>0.0233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4033">
                <text:p>0.024033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132">
                <text:p>0.023132</text:p>
              </table:table-cell>
              <table:table-cell office:value-type="float" office:value="0.034183">
                <text:p>0.034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112">
                <text:p>0.026112</text:p>
              </table:table-cell>
              <table:table-cell office:value-type="float" office:value="0.032329">
                <text:p>0.032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8838">
                <text:p>0.028838</text:p>
              </table:table-cell>
              <table:table-cell office:value-type="float" office:value="0.030926">
                <text:p>0.030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1338">
                <text:p>0.031338</text:p>
              </table:table-cell>
              <table:table-cell office:value-type="float" office:value="0.029808">
                <text:p>0.029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3575">
                <text:p>0.033575</text:p>
              </table:table-cell>
              <table:table-cell office:value-type="float" office:value="0.029078">
                <text:p>0.0290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5497">
                <text:p>0.035497</text:p>
              </table:table-cell>
              <table:table-cell office:value-type="float" office:value="0.028551">
                <text:p>0.028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7071">
                <text:p>0.037071</text:p>
              </table:table-cell>
              <table:table-cell office:value-type="float" office:value="0.028103">
                <text:p>0.028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842">
                <text:p>0.03842</text:p>
              </table:table-cell>
              <table:table-cell office:value-type="float" office:value="0.027717">
                <text:p>0.027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9506">
                <text:p>0.029506</text:p>
              </table:table-cell>
              <table:table-cell office:value-type="float" office:value="0.019682">
                <text:p>0.019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936">
                <text:p>0.017936</text:p>
              </table:table-cell>
              <table:table-cell office:value-type="float" office:value="0.012786">
                <text:p>0.0127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215">
                <text:p>0.024215</text:p>
              </table:table-cell>
              <table:table-cell office:value-type="float" office:value="0.013976">
                <text:p>0.0139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9886">
                <text:p>0.029886</text:p>
              </table:table-cell>
              <table:table-cell office:value-type="float" office:value="0.014717">
                <text:p>0.014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893">
                <text:p>0.034893</text:p>
              </table:table-cell>
              <table:table-cell office:value-type="float" office:value="0.015696">
                <text:p>0.015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9368">
                <text:p>0.039368</text:p>
              </table:table-cell>
              <table:table-cell office:value-type="float" office:value="0.01665">
                <text:p>0.01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3302">
                <text:p>0.043302</text:p>
              </table:table-cell>
              <table:table-cell office:value-type="float" office:value="0.017626">
                <text:p>0.017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6637">
                <text:p>0.046637</text:p>
              </table:table-cell>
              <table:table-cell office:value-type="float" office:value="0.018532">
                <text:p>0.0185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9339">
                <text:p>0.049339</text:p>
              </table:table-cell>
              <table:table-cell office:value-type="float" office:value="0.019304">
                <text:p>0.0193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1431">
                <text:p>0.051431</text:p>
              </table:table-cell>
              <table:table-cell office:value-type="float" office:value="0.01997">
                <text:p>0.01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472">
                <text:p>0.02472</text:p>
              </table:table-cell>
              <table:table-cell office:value-type="float" office:value="0.023589">
                <text:p>0.0235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024">
                <text:p>0.029024</text:p>
              </table:table-cell>
              <table:table-cell office:value-type="float" office:value="0.035034">
                <text:p>0.0350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7724">
                <text:p>0.027724</text:p>
              </table:table-cell>
              <table:table-cell office:value-type="float" office:value="0.033387">
                <text:p>0.033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6397">
                <text:p>0.026397</text:p>
              </table:table-cell>
              <table:table-cell office:value-type="float" office:value="0.032351">
                <text:p>0.032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5157">
                <text:p>0.025157</text:p>
              </table:table-cell>
              <table:table-cell office:value-type="float" office:value="0.031566">
                <text:p>0.0315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414">
                <text:p>0.02414</text:p>
              </table:table-cell>
              <table:table-cell office:value-type="float" office:value="0.030941">
                <text:p>0.030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6021">
                <text:p>0.026021</text:p>
              </table:table-cell>
              <table:table-cell office:value-type="float" office:value="0.030429">
                <text:p>0.030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39">
                <text:p>0.02839</text:p>
              </table:table-cell>
              <table:table-cell office:value-type="float" office:value="0.029999">
                <text:p>0.0299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311">
                <text:p>0.030311</text:p>
              </table:table-cell>
              <table:table-cell office:value-type="float" office:value="0.029633">
                <text:p>0.0296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1799">
                <text:p>0.031799</text:p>
              </table:table-cell>
              <table:table-cell office:value-type="float" office:value="0.029318">
                <text:p>0.029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6473">
                <text:p>0.066473</text:p>
              </table:table-cell>
              <table:table-cell office:value-type="float" office:value="0.06428">
                <text:p>0.06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7737">
                <text:p>0.077737</text:p>
              </table:table-cell>
              <table:table-cell office:value-type="float" office:value="0.075962">
                <text:p>0.0759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1856">
                <text:p>0.071856</text:p>
              </table:table-cell>
              <table:table-cell office:value-type="float" office:value="0.071566">
                <text:p>0.0715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6353">
                <text:p>0.066353</text:p>
              </table:table-cell>
              <table:table-cell office:value-type="float" office:value="0.067785">
                <text:p>0.0677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1251">
                <text:p>0.061251</text:p>
              </table:table-cell>
              <table:table-cell office:value-type="float" office:value="0.06458">
                <text:p>0.06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6475">
                <text:p>0.056475</text:p>
              </table:table-cell>
              <table:table-cell office:value-type="float" office:value="0.061765">
                <text:p>0.0617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2072">
                <text:p>0.052072</text:p>
              </table:table-cell>
              <table:table-cell office:value-type="float" office:value="0.059234">
                <text:p>0.0592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8164">
                <text:p>0.048164</text:p>
              </table:table-cell>
              <table:table-cell office:value-type="float" office:value="0.056935">
                <text:p>0.0569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4863">
                <text:p>0.044863</text:p>
              </table:table-cell>
              <table:table-cell office:value-type="float" office:value="0.054843">
                <text:p>0.0548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219">
                <text:p>0.042219</text:p>
              </table:table-cell>
              <table:table-cell office:value-type="float" office:value="0.052946">
                <text:p>0.0529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903">
                <text:p>0.02903</text:p>
              </table:table-cell>
              <table:table-cell office:value-type="float" office:value="0.033748">
                <text:p>0.0337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5733">
                <text:p>0.025733</text:p>
              </table:table-cell>
              <table:table-cell office:value-type="float" office:value="0.028584">
                <text:p>0.028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114">
                <text:p>0.024114</text:p>
              </table:table-cell>
              <table:table-cell office:value-type="float" office:value="0.028588">
                <text:p>0.0285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2">
                <text:p>0.0242</text:p>
              </table:table-cell>
              <table:table-cell office:value-type="float" office:value="0.029224">
                <text:p>0.0292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709">
                <text:p>0.025709</text:p>
              </table:table-cell>
              <table:table-cell office:value-type="float" office:value="0.029836">
                <text:p>0.0298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8176">
                <text:p>0.028176</text:p>
              </table:table-cell>
              <table:table-cell office:value-type="float" office:value="0.030423">
                <text:p>0.0304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105">
                <text:p>0.03105</text:p>
              </table:table-cell>
              <table:table-cell office:value-type="float" office:value="0.030985">
                <text:p>0.0309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4274">
                <text:p>0.034274</text:p>
              </table:table-cell>
              <table:table-cell office:value-type="float" office:value="0.031519">
                <text:p>0.031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78">
                <text:p>0.036978</text:p>
              </table:table-cell>
              <table:table-cell office:value-type="float" office:value="0.032022">
                <text:p>0.0320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128">
                <text:p>0.039128</text:p>
              </table:table-cell>
              <table:table-cell office:value-type="float" office:value="0.03249">
                <text:p>0.032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9106">
                <text:p>0.029106</text:p>
              </table:table-cell>
              <table:table-cell office:value-type="float" office:value="0.021141">
                <text:p>0.021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0874">
                <text:p>0.030874</text:p>
              </table:table-cell>
              <table:table-cell office:value-type="float" office:value="0.027937">
                <text:p>0.0279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164">
                <text:p>0.028164</text:p>
              </table:table-cell>
              <table:table-cell office:value-type="float" office:value="0.027212">
                <text:p>0.027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6696">
                <text:p>0.026696</text:p>
              </table:table-cell>
              <table:table-cell office:value-type="float" office:value="0.025984">
                <text:p>0.025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7263">
                <text:p>0.027263</text:p>
              </table:table-cell>
              <table:table-cell office:value-type="float" office:value="0.02561">
                <text:p>0.02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548">
                <text:p>0.030548</text:p>
              </table:table-cell>
              <table:table-cell office:value-type="float" office:value="0.025463">
                <text:p>0.0254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3645">
                <text:p>0.033645</text:p>
              </table:table-cell>
              <table:table-cell office:value-type="float" office:value="0.025303">
                <text:p>0.025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6461">
                <text:p>0.036461</text:p>
              </table:table-cell>
              <table:table-cell office:value-type="float" office:value="0.025134">
                <text:p>0.025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8894">
                <text:p>0.038894</text:p>
              </table:table-cell>
              <table:table-cell office:value-type="float" office:value="0.024962">
                <text:p>0.024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0882">
                <text:p>0.040882</text:p>
              </table:table-cell>
              <table:table-cell office:value-type="float" office:value="0.024791">
                <text:p>0.024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5062">
                <text:p>0.025062</text:p>
              </table:table-cell>
              <table:table-cell office:value-type="float" office:value="0.040829">
                <text:p>0.0408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3469">
                <text:p>0.013469</text:p>
              </table:table-cell>
              <table:table-cell office:value-type="float" office:value="0.035025">
                <text:p>0.035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887">
                <text:p>0.017887</text:p>
              </table:table-cell>
              <table:table-cell office:value-type="float" office:value="0.038609">
                <text:p>0.0386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2454">
                <text:p>0.022454</text:p>
              </table:table-cell>
              <table:table-cell office:value-type="float" office:value="0.041799">
                <text:p>0.041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697">
                <text:p>0.02697</text:p>
              </table:table-cell>
              <table:table-cell office:value-type="float" office:value="0.044529">
                <text:p>0.044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1158">
                <text:p>0.031158</text:p>
              </table:table-cell>
              <table:table-cell office:value-type="float" office:value="0.046942">
                <text:p>0.0469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5282">
                <text:p>0.035282</text:p>
              </table:table-cell>
              <table:table-cell office:value-type="float" office:value="0.049118">
                <text:p>0.049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236">
                <text:p>0.039236</text:p>
              </table:table-cell>
              <table:table-cell office:value-type="float" office:value="0.051097">
                <text:p>0.0510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576">
                <text:p>0.042576</text:p>
              </table:table-cell>
              <table:table-cell office:value-type="float" office:value="0.052898">
                <text:p>0.0528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5252">
                <text:p>0.045252</text:p>
              </table:table-cell>
              <table:table-cell office:value-type="float" office:value="0.054529">
                <text:p>0.054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6342">
                <text:p>0.026342</text:p>
              </table:table-cell>
              <table:table-cell office:value-type="float" office:value="0.037611">
                <text:p>0.0376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3035">
                <text:p>0.033035</text:p>
              </table:table-cell>
              <table:table-cell office:value-type="float" office:value="0.050522">
                <text:p>0.050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178">
                <text:p>0.031178</text:p>
              </table:table-cell>
              <table:table-cell office:value-type="float" office:value="0.049096">
                <text:p>0.049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969">
                <text:p>0.029969</text:p>
              </table:table-cell>
              <table:table-cell office:value-type="float" office:value="0.047698">
                <text:p>0.047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8797">
                <text:p>0.028797</text:p>
              </table:table-cell>
              <table:table-cell office:value-type="float" office:value="0.046507">
                <text:p>0.046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7641">
                <text:p>0.027641</text:p>
              </table:table-cell>
              <table:table-cell office:value-type="float" office:value="0.045452">
                <text:p>0.0454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653">
                <text:p>0.02653</text:p>
              </table:table-cell>
              <table:table-cell office:value-type="float" office:value="0.044493">
                <text:p>0.0444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5509">
                <text:p>0.025509</text:p>
              </table:table-cell>
              <table:table-cell office:value-type="float" office:value="0.043611">
                <text:p>0.0436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556">
                <text:p>0.02556</text:p>
              </table:table-cell>
              <table:table-cell office:value-type="float" office:value="0.042798">
                <text:p>0.0427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7448">
                <text:p>0.027448</text:p>
              </table:table-cell>
              <table:table-cell office:value-type="float" office:value="0.042052">
                <text:p>0.042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3944">
                <text:p>0.063944</text:p>
              </table:table-cell>
              <table:table-cell office:value-type="float" office:value="0.067427">
                <text:p>0.067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071">
                <text:p>0.07071</text:p>
              </table:table-cell>
              <table:table-cell office:value-type="float" office:value="0.076192">
                <text:p>0.076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3498">
                <text:p>0.063498</text:p>
              </table:table-cell>
              <table:table-cell office:value-type="float" office:value="0.067799">
                <text:p>0.067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8398">
                <text:p>0.058398</text:p>
              </table:table-cell>
              <table:table-cell office:value-type="float" office:value="0.061607">
                <text:p>0.061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5687">
                <text:p>0.055687</text:p>
              </table:table-cell>
              <table:table-cell office:value-type="float" office:value="0.057667">
                <text:p>0.057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3689">
                <text:p>0.053689</text:p>
              </table:table-cell>
              <table:table-cell office:value-type="float" office:value="0.055254">
                <text:p>0.0552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2202">
                <text:p>0.052202</text:p>
              </table:table-cell>
              <table:table-cell office:value-type="float" office:value="0.053474">
                <text:p>0.0534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1091">
                <text:p>0.051091</text:p>
              </table:table-cell>
              <table:table-cell office:value-type="float" office:value="0.052163">
                <text:p>0.0521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0259">
                <text:p>0.050259</text:p>
              </table:table-cell>
              <table:table-cell office:value-type="float" office:value="0.051198">
                <text:p>0.0511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9635">
                <text:p>0.049635</text:p>
              </table:table-cell>
              <table:table-cell office:value-type="float" office:value="0.05049">
                <text:p>0.05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6112">
                <text:p>0.036112</text:p>
              </table:table-cell>
              <table:table-cell office:value-type="float" office:value="0.030183">
                <text:p>0.0301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3089">
                <text:p>0.033089</text:p>
              </table:table-cell>
              <table:table-cell office:value-type="float" office:value="0.032299">
                <text:p>0.0322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5868">
                <text:p>0.035868</text:p>
              </table:table-cell>
              <table:table-cell office:value-type="float" office:value="0.033508">
                <text:p>0.0335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7955">
                <text:p>0.037955</text:p>
              </table:table-cell>
              <table:table-cell office:value-type="float" office:value="0.036431">
                <text:p>0.036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0314">
                <text:p>0.040314</text:p>
              </table:table-cell>
              <table:table-cell office:value-type="float" office:value="0.039916">
                <text:p>0.0399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1987">
                <text:p>0.041987</text:p>
              </table:table-cell>
              <table:table-cell office:value-type="float" office:value="0.042843">
                <text:p>0.042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3195">
                <text:p>0.043195</text:p>
              </table:table-cell>
              <table:table-cell office:value-type="float" office:value="0.044926">
                <text:p>0.0449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4076">
                <text:p>0.044076</text:p>
              </table:table-cell>
              <table:table-cell office:value-type="float" office:value="0.046419">
                <text:p>0.046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4723">
                <text:p>0.044723</text:p>
              </table:table-cell>
              <table:table-cell office:value-type="float" office:value="0.047493">
                <text:p>0.0474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5202">
                <text:p>0.045202</text:p>
              </table:table-cell>
              <table:table-cell office:value-type="float" office:value="0.048269">
                <text:p>0.0482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965">
                <text:p>0.018965</text:p>
              </table:table-cell>
              <table:table-cell office:value-type="float" office:value="0.029048">
                <text:p>0.029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3024">
                <text:p>0.023024</text:p>
              </table:table-cell>
              <table:table-cell office:value-type="float" office:value="0.034415">
                <text:p>0.0344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183">
                <text:p>0.018183</text:p>
              </table:table-cell>
              <table:table-cell office:value-type="float" office:value="0.033997">
                <text:p>0.0339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5808">
                <text:p>0.015808</text:p>
              </table:table-cell>
              <table:table-cell office:value-type="float" office:value="0.039088">
                <text:p>0.0390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765">
                <text:p>0.01765</text:p>
              </table:table-cell>
              <table:table-cell office:value-type="float" office:value="0.043106">
                <text:p>0.043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9308">
                <text:p>0.019308</text:p>
              </table:table-cell>
              <table:table-cell office:value-type="float" office:value="0.045956">
                <text:p>0.0459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0523">
                <text:p>0.020523</text:p>
              </table:table-cell>
              <table:table-cell office:value-type="float" office:value="0.047996">
                <text:p>0.0479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1421">
                <text:p>0.021421</text:p>
              </table:table-cell>
              <table:table-cell office:value-type="float" office:value="0.049464">
                <text:p>0.0494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088">
                <text:p>0.022088</text:p>
              </table:table-cell>
              <table:table-cell office:value-type="float" office:value="0.050524">
                <text:p>0.0505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2585">
                <text:p>0.022585</text:p>
              </table:table-cell>
              <table:table-cell office:value-type="float" office:value="0.051292">
                <text:p>0.0512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0832">
                <text:p>0.040832</text:p>
              </table:table-cell>
              <table:table-cell office:value-type="float" office:value="0.021687">
                <text:p>0.021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6552">
                <text:p>0.036552</text:p>
              </table:table-cell>
              <table:table-cell office:value-type="float" office:value="0.013951">
                <text:p>0.01395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1611">
                <text:p>0.041611</text:p>
              </table:table-cell>
              <table:table-cell office:value-type="float" office:value="0.020832">
                <text:p>0.0208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5438">
                <text:p>0.045438</text:p>
              </table:table-cell>
              <table:table-cell office:value-type="float" office:value="0.026588">
                <text:p>0.0265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9102">
                <text:p>0.049102</text:p>
              </table:table-cell>
              <table:table-cell office:value-type="float" office:value="0.030606">
                <text:p>0.0306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176">
                <text:p>0.05176</text:p>
              </table:table-cell>
              <table:table-cell office:value-type="float" office:value="0.033456">
                <text:p>0.033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3716">
                <text:p>0.053716</text:p>
              </table:table-cell>
              <table:table-cell office:value-type="float" office:value="0.035496">
                <text:p>0.035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5165">
                <text:p>0.055165</text:p>
              </table:table-cell>
              <table:table-cell office:value-type="float" office:value="0.036964">
                <text:p>0.0369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6243">
                <text:p>0.056243</text:p>
              </table:table-cell>
              <table:table-cell office:value-type="float" office:value="0.038024">
                <text:p>0.0380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7048">
                <text:p>0.057048</text:p>
              </table:table-cell>
              <table:table-cell office:value-type="float" office:value="0.038792">
                <text:p>0.0387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4915">
                <text:p>0.034915</text:p>
              </table:table-cell>
              <table:table-cell office:value-type="float" office:value="0.023813">
                <text:p>0.0238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2413">
                <text:p>0.042413</text:p>
              </table:table-cell>
              <table:table-cell office:value-type="float" office:value="0.028589">
                <text:p>0.0285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7648">
                <text:p>0.037648</text:p>
              </table:table-cell>
              <table:table-cell office:value-type="float" office:value="0.025481">
                <text:p>0.025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446">
                <text:p>0.03446</text:p>
              </table:table-cell>
              <table:table-cell office:value-type="float" office:value="0.022822">
                <text:p>0.022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3911">
                <text:p>0.033911</text:p>
              </table:table-cell>
              <table:table-cell office:value-type="float" office:value="0.021838">
                <text:p>0.0218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3613">
                <text:p>0.033613</text:p>
              </table:table-cell>
              <table:table-cell office:value-type="float" office:value="0.021193">
                <text:p>0.021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3605">
                <text:p>0.033605</text:p>
              </table:table-cell>
              <table:table-cell office:value-type="float" office:value="0.022119">
                <text:p>0.022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4654">
                <text:p>0.034654</text:p>
              </table:table-cell>
              <table:table-cell office:value-type="float" office:value="0.02335">
                <text:p>0.023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5434">
                <text:p>0.035434</text:p>
              </table:table-cell>
              <table:table-cell office:value-type="float" office:value="0.024247">
                <text:p>0.024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6016">
                <text:p>0.036016</text:p>
              </table:table-cell>
              <table:table-cell office:value-type="float" office:value="0.024901">
                <text:p>0.0249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8366">
                <text:p>0.068366</text:p>
              </table:table-cell>
              <table:table-cell office:value-type="float" office:value="0.066576">
                <text:p>0.0665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6003">
                <text:p>0.076003</text:p>
              </table:table-cell>
              <table:table-cell office:value-type="float" office:value="0.068286">
                <text:p>0.068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7195">
                <text:p>0.067195</text:p>
              </table:table-cell>
              <table:table-cell office:value-type="float" office:value="0.058421">
                <text:p>0.0584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0546">
                <text:p>0.060546</text:p>
              </table:table-cell>
              <table:table-cell office:value-type="float" office:value="0.053214">
                <text:p>0.0532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5613">
                <text:p>0.055613</text:p>
              </table:table-cell>
              <table:table-cell office:value-type="float" office:value="0.049692">
                <text:p>0.0496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2662">
                <text:p>0.052662</text:p>
              </table:table-cell>
              <table:table-cell office:value-type="float" office:value="0.047346">
                <text:p>0.0473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0442">
                <text:p>0.050442</text:p>
              </table:table-cell>
              <table:table-cell office:value-type="float" office:value="0.045796">
                <text:p>0.0457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8725">
                <text:p>0.048725</text:p>
              </table:table-cell>
              <table:table-cell office:value-type="float" office:value="0.044776">
                <text:p>0.0447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7401">
                <text:p>0.047401</text:p>
              </table:table-cell>
              <table:table-cell office:value-type="float" office:value="0.044106">
                <text:p>0.0441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6384">
                <text:p>0.046384</text:p>
              </table:table-cell>
              <table:table-cell office:value-type="float" office:value="0.043666">
                <text:p>0.0436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5065">
                <text:p>0.035065</text:p>
              </table:table-cell>
              <table:table-cell office:value-type="float" office:value="0.037818">
                <text:p>0.0378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668">
                <text:p>0.03668</text:p>
              </table:table-cell>
              <table:table-cell office:value-type="float" office:value="0.035651">
                <text:p>0.0356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0506">
                <text:p>0.040506</text:p>
              </table:table-cell>
              <table:table-cell office:value-type="float" office:value="0.041005">
                <text:p>0.0410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323">
                <text:p>0.04323</text:p>
              </table:table-cell>
              <table:table-cell office:value-type="float" office:value="0.047405">
                <text:p>0.0474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5182">
                <text:p>0.045182</text:p>
              </table:table-cell>
              <table:table-cell office:value-type="float" office:value="0.051926">
                <text:p>0.0519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7393">
                <text:p>0.047393</text:p>
              </table:table-cell>
              <table:table-cell office:value-type="float" office:value="0.054762">
                <text:p>0.0547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907">
                <text:p>0.04907</text:p>
              </table:table-cell>
              <table:table-cell office:value-type="float" office:value="0.056551">
                <text:p>0.0565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306">
                <text:p>0.050306</text:p>
              </table:table-cell>
              <table:table-cell office:value-type="float" office:value="0.057689">
                <text:p>0.0576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1392">
                <text:p>0.051392</text:p>
              </table:table-cell>
              <table:table-cell office:value-type="float" office:value="0.05842">
                <text:p>0.058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38">
                <text:p>0.052438</text:p>
              </table:table-cell>
              <table:table-cell office:value-type="float" office:value="0.058892">
                <text:p>0.0588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323">
                <text:p>0.017323</text:p>
              </table:table-cell>
              <table:table-cell office:value-type="float" office:value="0.018365">
                <text:p>0.0183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476">
                <text:p>0.02476</text:p>
              </table:table-cell>
              <table:table-cell office:value-type="float" office:value="0.021419">
                <text:p>0.0214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8647">
                <text:p>0.018647</text:p>
              </table:table-cell>
              <table:table-cell office:value-type="float" office:value="0.014094">
                <text:p>0.0140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3801">
                <text:p>0.013801</text:p>
              </table:table-cell>
              <table:table-cell office:value-type="float" office:value="0.016608">
                <text:p>0.016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0863">
                <text:p>0.010863</text:p>
              </table:table-cell>
              <table:table-cell office:value-type="float" office:value="0.019727">
                <text:p>0.0197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2849">
                <text:p>0.012849</text:p>
              </table:table-cell>
              <table:table-cell office:value-type="float" office:value="0.021766">
                <text:p>0.0217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466">
                <text:p>0.01466</text:p>
              </table:table-cell>
              <table:table-cell office:value-type="float" office:value="0.023092">
                <text:p>0.0230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6032">
                <text:p>0.016032</text:p>
              </table:table-cell>
              <table:table-cell office:value-type="float" office:value="0.024152">
                <text:p>0.024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7073">
                <text:p>0.017073</text:p>
              </table:table-cell>
              <table:table-cell office:value-type="float" office:value="0.024872">
                <text:p>0.0248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7862">
                <text:p>0.017862</text:p>
              </table:table-cell>
              <table:table-cell office:value-type="float" office:value="0.025341">
                <text:p>0.0253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3618">
                <text:p>0.033618</text:p>
              </table:table-cell>
              <table:table-cell office:value-type="float" office:value="0.036083">
                <text:p>0.0360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0645">
                <text:p>0.030645</text:p>
              </table:table-cell>
              <table:table-cell office:value-type="float" office:value="0.035235">
                <text:p>0.0352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6867">
                <text:p>0.036867</text:p>
              </table:table-cell>
              <table:table-cell office:value-type="float" office:value="0.043135">
                <text:p>0.0431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1702">
                <text:p>0.041702</text:p>
              </table:table-cell>
              <table:table-cell office:value-type="float" office:value="0.050532">
                <text:p>0.0505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5408">
                <text:p>0.045408</text:p>
              </table:table-cell>
              <table:table-cell office:value-type="float" office:value="0.05535">
                <text:p>0.055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906">
                <text:p>0.04906</text:p>
              </table:table-cell>
              <table:table-cell office:value-type="float" office:value="0.058483">
                <text:p>0.0584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1906">
                <text:p>0.051906</text:p>
              </table:table-cell>
              <table:table-cell office:value-type="float" office:value="0.060517">
                <text:p>0.060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408">
                <text:p>0.05408</text:p>
              </table:table-cell>
              <table:table-cell office:value-type="float" office:value="0.061839">
                <text:p>0.0618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574">
                <text:p>0.05574</text:p>
              </table:table-cell>
              <table:table-cell office:value-type="float" office:value="0.0627">
                <text:p>0.06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7008">
                <text:p>0.057008</text:p>
              </table:table-cell>
              <table:table-cell office:value-type="float" office:value="0.063262">
                <text:p>0.0632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4106">
                <text:p>0.044106</text:p>
              </table:table-cell>
              <table:table-cell office:value-type="float" office:value="0.042028">
                <text:p>0.0420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1561">
                <text:p>0.051561</text:p>
              </table:table-cell>
              <table:table-cell office:value-type="float" office:value="0.046226">
                <text:p>0.046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603">
                <text:p>0.045603</text:p>
              </table:table-cell>
              <table:table-cell office:value-type="float" office:value="0.039567">
                <text:p>0.039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1401">
                <text:p>0.041401</text:p>
              </table:table-cell>
              <table:table-cell office:value-type="float" office:value="0.041619">
                <text:p>0.0416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8439">
                <text:p>0.038439</text:p>
              </table:table-cell>
              <table:table-cell office:value-type="float" office:value="0.044076">
                <text:p>0.0440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9892">
                <text:p>0.039892</text:p>
              </table:table-cell>
              <table:table-cell office:value-type="float" office:value="0.045712">
                <text:p>0.0457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134">
                <text:p>0.04134</text:p>
              </table:table-cell>
              <table:table-cell office:value-type="float" office:value="0.046791">
                <text:p>0.0467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2461">
                <text:p>0.042461</text:p>
              </table:table-cell>
              <table:table-cell office:value-type="float" office:value="0.047499">
                <text:p>0.0474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3327">
                <text:p>0.043327</text:p>
              </table:table-cell>
              <table:table-cell office:value-type="float" office:value="0.047963">
                <text:p>0.0479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3992">
                <text:p>0.043992</text:p>
              </table:table-cell>
              <table:table-cell office:value-type="float" office:value="0.048267">
                <text:p>0.0482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7cm" svg:y="0.196cm" chart:style-name="ch2">
          <text:p>Phase 3: 
RMSE for arm DOF (reaching)</text:p>
        </chart:title>
        <chart:legend chart:legend-position="end" svg:x="15.853cm" svg:y="4.442cm" chart:style-name="ch3"/>
        <chart:plot-area chart:style-name="ch4" table:cell-range-address="Testing.L4:Testing.L204 Testing.AB4:Testing.AB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ing.L5:Testing.L204" chart:label-cell-address="Testing.L4:Testing.L4" chart:class="chart:line">
            <chart:data-point chart:repeated="200"/>
          </chart:series>
          <chart:series chart:style-name="ch8" chart:values-cell-range-address="Testing.AB5:Testing.AB204" chart:label-cell-address="Testing.AB4:Testing.AB4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</text:p>
              </table:table-cell>
              <table:table-cell office:value-type="string">
                <text:p>arm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394">
                <text:p>0.05394</text:p>
              </table:table-cell>
              <table:table-cell office:value-type="float" office:value="0.054231">
                <text:p>0.0542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214">
                <text:p>0.058214</text:p>
              </table:table-cell>
              <table:table-cell office:value-type="float" office:value="0.061323">
                <text:p>0.061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556">
                <text:p>0.052556</text:p>
              </table:table-cell>
              <table:table-cell office:value-type="float" office:value="0.055472">
                <text:p>0.055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7489">
                <text:p>0.047489</text:p>
              </table:table-cell>
              <table:table-cell office:value-type="float" office:value="0.049851">
                <text:p>0.049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497">
                <text:p>0.042497</text:p>
              </table:table-cell>
              <table:table-cell office:value-type="float" office:value="0.044194">
                <text:p>0.044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208">
                <text:p>0.038208</text:p>
              </table:table-cell>
              <table:table-cell office:value-type="float" office:value="0.038147">
                <text:p>0.0381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474">
                <text:p>0.03474</text:p>
              </table:table-cell>
              <table:table-cell office:value-type="float" office:value="0.032896">
                <text:p>0.032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941">
                <text:p>0.030941</text:p>
              </table:table-cell>
              <table:table-cell office:value-type="float" office:value="0.028223">
                <text:p>0.0282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7004">
                <text:p>0.027004</text:p>
              </table:table-cell>
              <table:table-cell office:value-type="float" office:value="0.023479">
                <text:p>0.023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268">
                <text:p>0.023268</text:p>
              </table:table-cell>
              <table:table-cell office:value-type="float" office:value="0.019279">
                <text:p>0.01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8592">
                <text:p>0.028592</text:p>
              </table:table-cell>
              <table:table-cell office:value-type="float" office:value="0.027998">
                <text:p>0.027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549">
                <text:p>0.024549</text:p>
              </table:table-cell>
              <table:table-cell office:value-type="float" office:value="0.023617">
                <text:p>0.023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156">
                <text:p>0.029156</text:p>
              </table:table-cell>
              <table:table-cell office:value-type="float" office:value="0.027151">
                <text:p>0.027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946">
                <text:p>0.033946</text:p>
              </table:table-cell>
              <table:table-cell office:value-type="float" office:value="0.032388">
                <text:p>0.032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671">
                <text:p>0.038671</text:p>
              </table:table-cell>
              <table:table-cell office:value-type="float" office:value="0.037676">
                <text:p>0.037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3589">
                <text:p>0.043589</text:p>
              </table:table-cell>
              <table:table-cell office:value-type="float" office:value="0.043303">
                <text:p>0.043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8803">
                <text:p>0.048803</text:p>
              </table:table-cell>
              <table:table-cell office:value-type="float" office:value="0.049694">
                <text:p>0.049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831">
                <text:p>0.054831</text:p>
              </table:table-cell>
              <table:table-cell office:value-type="float" office:value="0.056697">
                <text:p>0.0566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623">
                <text:p>0.060623</text:p>
              </table:table-cell>
              <table:table-cell office:value-type="float" office:value="0.06332">
                <text:p>0.06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5732">
                <text:p>0.065732</text:p>
              </table:table-cell>
              <table:table-cell office:value-type="float" office:value="0.068954">
                <text:p>0.0689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5526">
                <text:p>0.025526</text:p>
              </table:table-cell>
              <table:table-cell office:value-type="float" office:value="0.025655">
                <text:p>0.025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601">
                <text:p>0.019601</text:p>
              </table:table-cell>
              <table:table-cell office:value-type="float" office:value="0.020029">
                <text:p>0.0200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3166">
                <text:p>0.023166</text:p>
              </table:table-cell>
              <table:table-cell office:value-type="float" office:value="0.023351">
                <text:p>0.023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6474">
                <text:p>0.026474</text:p>
              </table:table-cell>
              <table:table-cell office:value-type="float" office:value="0.027137">
                <text:p>0.0271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747">
                <text:p>0.029747</text:p>
              </table:table-cell>
              <table:table-cell office:value-type="float" office:value="0.030964">
                <text:p>0.030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224">
                <text:p>0.033224</text:p>
              </table:table-cell>
              <table:table-cell office:value-type="float" office:value="0.035101">
                <text:p>0.035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701">
                <text:p>0.03701</text:p>
              </table:table-cell>
              <table:table-cell office:value-type="float" office:value="0.039662">
                <text:p>0.039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331">
                <text:p>0.042331</text:p>
              </table:table-cell>
              <table:table-cell office:value-type="float" office:value="0.044537">
                <text:p>0.0445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8123">
                <text:p>0.048123</text:p>
              </table:table-cell>
              <table:table-cell office:value-type="float" office:value="0.05082">
                <text:p>0.05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3232">
                <text:p>0.053232</text:p>
              </table:table-cell>
              <table:table-cell office:value-type="float" office:value="0.056454">
                <text:p>0.0564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366">
                <text:p>0.03366</text:p>
              </table:table-cell>
              <table:table-cell office:value-type="float" office:value="0.032214">
                <text:p>0.032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839">
                <text:p>0.02839</text:p>
              </table:table-cell>
              <table:table-cell office:value-type="float" office:value="0.025278">
                <text:p>0.0252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3694">
                <text:p>0.033694</text:p>
              </table:table-cell>
              <table:table-cell office:value-type="float" office:value="0.030778">
                <text:p>0.030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8761">
                <text:p>0.038761</text:p>
              </table:table-cell>
              <table:table-cell office:value-type="float" office:value="0.036399">
                <text:p>0.036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3753">
                <text:p>0.043753</text:p>
              </table:table-cell>
              <table:table-cell office:value-type="float" office:value="0.042056">
                <text:p>0.0420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984">
                <text:p>0.048984</text:p>
              </table:table-cell>
              <table:table-cell office:value-type="float" office:value="0.048103">
                <text:p>0.048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4553">
                <text:p>0.054553</text:p>
              </table:table-cell>
              <table:table-cell office:value-type="float" office:value="0.054636">
                <text:p>0.0546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0333">
                <text:p>0.060333</text:p>
              </table:table-cell>
              <table:table-cell office:value-type="float" office:value="0.061437">
                <text:p>0.061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5978">
                <text:p>0.065978</text:p>
              </table:table-cell>
              <table:table-cell office:value-type="float" office:value="0.067977">
                <text:p>0.0679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043">
                <text:p>0.071043</text:p>
              </table:table-cell>
              <table:table-cell office:value-type="float" office:value="0.073637">
                <text:p>0.0736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0396">
                <text:p>0.030396</text:p>
              </table:table-cell>
              <table:table-cell office:value-type="float" office:value="0.029282">
                <text:p>0.0292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1529">
                <text:p>0.031529</text:p>
              </table:table-cell>
              <table:table-cell office:value-type="float" office:value="0.031032">
                <text:p>0.031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099">
                <text:p>0.03099</text:p>
              </table:table-cell>
              <table:table-cell office:value-type="float" office:value="0.030382">
                <text:p>0.0303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1593">
                <text:p>0.031593</text:p>
              </table:table-cell>
              <table:table-cell office:value-type="float" office:value="0.030329">
                <text:p>0.030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2693">
                <text:p>0.032693</text:p>
              </table:table-cell>
              <table:table-cell office:value-type="float" office:value="0.031564">
                <text:p>0.0315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768">
                <text:p>0.033768</text:p>
              </table:table-cell>
              <table:table-cell office:value-type="float" office:value="0.033081">
                <text:p>0.033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806">
                <text:p>0.03806</text:p>
              </table:table-cell>
              <table:table-cell office:value-type="float" office:value="0.038411">
                <text:p>0.038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2774">
                <text:p>0.042774</text:p>
              </table:table-cell>
              <table:table-cell office:value-type="float" office:value="0.043991">
                <text:p>0.043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414">
                <text:p>0.047414</text:p>
              </table:table-cell>
              <table:table-cell office:value-type="float" office:value="0.049395">
                <text:p>0.0493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2293">
                <text:p>0.052293</text:p>
              </table:table-cell>
              <table:table-cell office:value-type="float" office:value="0.054887">
                <text:p>0.0548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5025">
                <text:p>0.055025</text:p>
              </table:table-cell>
              <table:table-cell office:value-type="float" office:value="0.05246">
                <text:p>0.052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1742">
                <text:p>0.071742</text:p>
              </table:table-cell>
              <table:table-cell office:value-type="float" office:value="0.062833">
                <text:p>0.062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6311">
                <text:p>0.066311</text:p>
              </table:table-cell>
              <table:table-cell office:value-type="float" office:value="0.054919">
                <text:p>0.054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0542">
                <text:p>0.060542</text:p>
              </table:table-cell>
              <table:table-cell office:value-type="float" office:value="0.048233">
                <text:p>0.048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47">
                <text:p>0.05447</text:p>
              </table:table-cell>
              <table:table-cell office:value-type="float" office:value="0.042379">
                <text:p>0.042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776">
                <text:p>0.04776</text:p>
              </table:table-cell>
              <table:table-cell office:value-type="float" office:value="0.037049">
                <text:p>0.037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198">
                <text:p>0.04198</text:p>
              </table:table-cell>
              <table:table-cell office:value-type="float" office:value="0.032105">
                <text:p>0.032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628">
                <text:p>0.036628</text:p>
              </table:table-cell>
              <table:table-cell office:value-type="float" office:value="0.027505">
                <text:p>0.0275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1273">
                <text:p>0.031273</text:p>
              </table:table-cell>
              <table:table-cell office:value-type="float" office:value="0.023586">
                <text:p>0.0235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6609">
                <text:p>0.026609</text:p>
              </table:table-cell>
              <table:table-cell office:value-type="float" office:value="0.020348">
                <text:p>0.0203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8198">
                <text:p>0.028198</text:p>
              </table:table-cell>
              <table:table-cell office:value-type="float" office:value="0.030841">
                <text:p>0.0308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9735">
                <text:p>0.019735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0488">
                <text:p>0.020488</text:p>
              </table:table-cell>
              <table:table-cell office:value-type="float" office:value="0.031383">
                <text:p>0.031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3275">
                <text:p>0.023275</text:p>
              </table:table-cell>
              <table:table-cell office:value-type="float" office:value="0.034599">
                <text:p>0.0345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875">
                <text:p>0.027875</text:p>
              </table:table-cell>
              <table:table-cell office:value-type="float" office:value="0.039348">
                <text:p>0.039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3968">
                <text:p>0.033968</text:p>
              </table:table-cell>
              <table:table-cell office:value-type="float" office:value="0.043571">
                <text:p>0.0435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065">
                <text:p>0.04065</text:p>
              </table:table-cell>
              <table:table-cell office:value-type="float" office:value="0.047787">
                <text:p>0.0477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8405">
                <text:p>0.048405</text:p>
              </table:table-cell>
              <table:table-cell office:value-type="float" office:value="0.052046">
                <text:p>0.0520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684">
                <text:p>0.055684</text:p>
              </table:table-cell>
              <table:table-cell office:value-type="float" office:value="0.055941">
                <text:p>0.055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1555">
                <text:p>0.061555</text:p>
              </table:table-cell>
              <table:table-cell office:value-type="float" office:value="0.05963">
                <text:p>0.059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2057">
                <text:p>0.032057</text:p>
              </table:table-cell>
              <table:table-cell office:value-type="float" office:value="0.023492">
                <text:p>0.0234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7735">
                <text:p>0.027735</text:p>
              </table:table-cell>
              <table:table-cell office:value-type="float" office:value="0.023578">
                <text:p>0.0235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6362">
                <text:p>0.026362</text:p>
              </table:table-cell>
              <table:table-cell office:value-type="float" office:value="0.022103">
                <text:p>0.022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4716">
                <text:p>0.024716</text:p>
              </table:table-cell>
              <table:table-cell office:value-type="float" office:value="0.022373">
                <text:p>0.022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6497">
                <text:p>0.026497</text:p>
              </table:table-cell>
              <table:table-cell office:value-type="float" office:value="0.025741">
                <text:p>0.0257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684">
                <text:p>0.030684</text:p>
              </table:table-cell>
              <table:table-cell office:value-type="float" office:value="0.029401">
                <text:p>0.0294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552">
                <text:p>0.03552</text:p>
              </table:table-cell>
              <table:table-cell office:value-type="float" office:value="0.032881">
                <text:p>0.0328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1103">
                <text:p>0.041103</text:p>
              </table:table-cell>
              <table:table-cell office:value-type="float" office:value="0.03619">
                <text:p>0.036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832">
                <text:p>0.04832</text:p>
              </table:table-cell>
              <table:table-cell office:value-type="float" office:value="0.040077">
                <text:p>0.0400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4249">
                <text:p>0.054249</text:p>
              </table:table-cell>
              <table:table-cell office:value-type="float" office:value="0.044005">
                <text:p>0.0440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973">
                <text:p>0.032973</text:p>
              </table:table-cell>
              <table:table-cell office:value-type="float" office:value="0.052703">
                <text:p>0.052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265">
                <text:p>0.020265</text:p>
              </table:table-cell>
              <table:table-cell office:value-type="float" office:value="0.042048">
                <text:p>0.0420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883">
                <text:p>0.023883</text:p>
              </table:table-cell>
              <table:table-cell office:value-type="float" office:value="0.050364">
                <text:p>0.0503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7136">
                <text:p>0.027136</text:p>
              </table:table-cell>
              <table:table-cell office:value-type="float" office:value="0.0574">
                <text:p>0.05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597">
                <text:p>0.032597</text:p>
              </table:table-cell>
              <table:table-cell office:value-type="float" office:value="0.063521">
                <text:p>0.0635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8579">
                <text:p>0.038579</text:p>
              </table:table-cell>
              <table:table-cell office:value-type="float" office:value="0.069059">
                <text:p>0.069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5895">
                <text:p>0.045895</text:p>
              </table:table-cell>
              <table:table-cell office:value-type="float" office:value="0.074161">
                <text:p>0.0741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3603">
                <text:p>0.053603</text:p>
              </table:table-cell>
              <table:table-cell office:value-type="float" office:value="0.078874">
                <text:p>0.0788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082">
                <text:p>0.06082</text:p>
              </table:table-cell>
              <table:table-cell office:value-type="float" office:value="0.083202">
                <text:p>0.0832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6749">
                <text:p>0.066749</text:p>
              </table:table-cell>
              <table:table-cell office:value-type="float" office:value="0.08713">
                <text:p>0.087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08">
                <text:p>0.0308</text:p>
              </table:table-cell>
              <table:table-cell office:value-type="float" office:value="0.042278">
                <text:p>0.0422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4015">
                <text:p>0.034015</text:p>
              </table:table-cell>
              <table:table-cell office:value-type="float" office:value="0.043558">
                <text:p>0.043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3869">
                <text:p>0.033869</text:p>
              </table:table-cell>
              <table:table-cell office:value-type="float" office:value="0.042125">
                <text:p>0.042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3377">
                <text:p>0.033377</text:p>
              </table:table-cell>
              <table:table-cell office:value-type="float" office:value="0.041965">
                <text:p>0.0419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2806">
                <text:p>0.032806</text:p>
              </table:table-cell>
              <table:table-cell office:value-type="float" office:value="0.043027">
                <text:p>0.0430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2136">
                <text:p>0.032136</text:p>
              </table:table-cell>
              <table:table-cell office:value-type="float" office:value="0.04746">
                <text:p>0.04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3321">
                <text:p>0.033321</text:p>
              </table:table-cell>
              <table:table-cell office:value-type="float" office:value="0.05177">
                <text:p>0.051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6937">
                <text:p>0.036937</text:p>
              </table:table-cell>
              <table:table-cell office:value-type="float" office:value="0.055735">
                <text:p>0.0557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2944">
                <text:p>0.042944</text:p>
              </table:table-cell>
              <table:table-cell office:value-type="float" office:value="0.05936">
                <text:p>0.059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7999">
                <text:p>0.047999</text:p>
              </table:table-cell>
              <table:table-cell office:value-type="float" office:value="0.062636">
                <text:p>0.0626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2936">
                <text:p>0.052936</text:p>
              </table:table-cell>
              <table:table-cell office:value-type="float" office:value="0.055657">
                <text:p>0.0556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3643">
                <text:p>0.063643</text:p>
              </table:table-cell>
              <table:table-cell office:value-type="float" office:value="0.073252">
                <text:p>0.0732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6133">
                <text:p>0.056133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9766">
                <text:p>0.049766</text:p>
              </table:table-cell>
              <table:table-cell office:value-type="float" office:value="0.061036">
                <text:p>0.061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4149">
                <text:p>0.044149</text:p>
              </table:table-cell>
              <table:table-cell office:value-type="float" office:value="0.054708">
                <text:p>0.0547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8955">
                <text:p>0.038955</text:p>
              </table:table-cell>
              <table:table-cell office:value-type="float" office:value="0.047799">
                <text:p>0.0477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4029">
                <text:p>0.034029</text:p>
              </table:table-cell>
              <table:table-cell office:value-type="float" office:value="0.040128">
                <text:p>0.0401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312">
                <text:p>0.029312</text:p>
              </table:table-cell>
              <table:table-cell office:value-type="float" office:value="0.03258">
                <text:p>0.032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52">
                <text:p>0.0252</text:p>
              </table:table-cell>
              <table:table-cell office:value-type="float" office:value="0.026671">
                <text:p>0.0266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1659">
                <text:p>0.021659</text:p>
              </table:table-cell>
              <table:table-cell office:value-type="float" office:value="0.021387">
                <text:p>0.021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0754">
                <text:p>0.030754</text:p>
              </table:table-cell>
              <table:table-cell office:value-type="float" office:value="0.027635">
                <text:p>0.027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8649">
                <text:p>0.028649</text:p>
              </table:table-cell>
              <table:table-cell office:value-type="float" office:value="0.020418">
                <text:p>0.0204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1466">
                <text:p>0.031466</text:p>
              </table:table-cell>
              <table:table-cell office:value-type="float" office:value="0.020843">
                <text:p>0.0208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225">
                <text:p>0.034225</text:p>
              </table:table-cell>
              <table:table-cell office:value-type="float" office:value="0.022359">
                <text:p>0.0223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7691">
                <text:p>0.037691</text:p>
              </table:table-cell>
              <table:table-cell office:value-type="float" office:value="0.027614">
                <text:p>0.0276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1693">
                <text:p>0.041693</text:p>
              </table:table-cell>
              <table:table-cell office:value-type="float" office:value="0.033848">
                <text:p>0.0338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5705">
                <text:p>0.045705</text:p>
              </table:table-cell>
              <table:table-cell office:value-type="float" office:value="0.04078">
                <text:p>0.04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0055">
                <text:p>0.050055</text:p>
              </table:table-cell>
              <table:table-cell office:value-type="float" office:value="0.048427">
                <text:p>0.048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4162">
                <text:p>0.054162</text:p>
              </table:table-cell>
              <table:table-cell office:value-type="float" office:value="0.056533">
                <text:p>0.056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7993">
                <text:p>0.057993</text:p>
              </table:table-cell>
              <table:table-cell office:value-type="float" office:value="0.063395">
                <text:p>0.0633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264">
                <text:p>0.02264</text:p>
              </table:table-cell>
              <table:table-cell office:value-type="float" office:value="0.031916">
                <text:p>0.0319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2723">
                <text:p>0.022723</text:p>
              </table:table-cell>
              <table:table-cell office:value-type="float" office:value="0.028449">
                <text:p>0.0284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1309">
                <text:p>0.021309</text:p>
              </table:table-cell>
              <table:table-cell office:value-type="float" office:value="0.027193">
                <text:p>0.0271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0598">
                <text:p>0.020598</text:p>
              </table:table-cell>
              <table:table-cell office:value-type="float" office:value="0.025998">
                <text:p>0.0259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3831">
                <text:p>0.023831</text:p>
              </table:table-cell>
              <table:table-cell office:value-type="float" office:value="0.029108">
                <text:p>0.029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7353">
                <text:p>0.027353</text:p>
              </table:table-cell>
              <table:table-cell office:value-type="float" office:value="0.033807">
                <text:p>0.0338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0778">
                <text:p>0.030778</text:p>
              </table:table-cell>
              <table:table-cell office:value-type="float" office:value="0.039099">
                <text:p>0.0390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4131">
                <text:p>0.034131</text:p>
              </table:table-cell>
              <table:table-cell office:value-type="float" office:value="0.04492">
                <text:p>0.044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7835">
                <text:p>0.037835</text:p>
              </table:table-cell>
              <table:table-cell office:value-type="float" office:value="0.050829">
                <text:p>0.0508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2113">
                <text:p>0.042113</text:p>
              </table:table-cell>
              <table:table-cell office:value-type="float" office:value="0.056743">
                <text:p>0.0567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1645">
                <text:p>0.051645</text:p>
              </table:table-cell>
              <table:table-cell office:value-type="float" office:value="0.031725">
                <text:p>0.0317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0791">
                <text:p>0.040791</text:p>
              </table:table-cell>
              <table:table-cell office:value-type="float" office:value="0.01888">
                <text:p>0.01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8633">
                <text:p>0.048633</text:p>
              </table:table-cell>
              <table:table-cell office:value-type="float" office:value="0.022539">
                <text:p>0.0225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531">
                <text:p>0.05531</text:p>
              </table:table-cell>
              <table:table-cell office:value-type="float" office:value="0.026076">
                <text:p>0.026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1158">
                <text:p>0.061158</text:p>
              </table:table-cell>
              <table:table-cell office:value-type="float" office:value="0.031614">
                <text:p>0.0316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53">
                <text:p>0.06653</text:p>
              </table:table-cell>
              <table:table-cell office:value-type="float" office:value="0.038451">
                <text:p>0.0384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7159">
                <text:p>0.07159</text:p>
              </table:table-cell>
              <table:table-cell office:value-type="float" office:value="0.046122">
                <text:p>0.0461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764">
                <text:p>0.0764</text:p>
              </table:table-cell>
              <table:table-cell office:value-type="float" office:value="0.054334">
                <text:p>0.054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8096">
                <text:p>0.08096</text:p>
              </table:table-cell>
              <table:table-cell office:value-type="float" office:value="0.062359">
                <text:p>0.0623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85238">
                <text:p>0.085238</text:p>
              </table:table-cell>
              <table:table-cell office:value-type="float" office:value="0.069243">
                <text:p>0.0692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1295">
                <text:p>0.041295</text:p>
              </table:table-cell>
              <table:table-cell office:value-type="float" office:value="0.029745">
                <text:p>0.0297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2991">
                <text:p>0.042991</text:p>
              </table:table-cell>
              <table:table-cell office:value-type="float" office:value="0.033332">
                <text:p>0.033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1639">
                <text:p>0.041639</text:p>
              </table:table-cell>
              <table:table-cell office:value-type="float" office:value="0.032907">
                <text:p>0.0329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187">
                <text:p>0.041187</text:p>
              </table:table-cell>
              <table:table-cell office:value-type="float" office:value="0.032178">
                <text:p>0.0321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2244">
                <text:p>0.042244</text:p>
              </table:table-cell>
              <table:table-cell office:value-type="float" office:value="0.031392">
                <text:p>0.0313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5181">
                <text:p>0.045181</text:p>
              </table:table-cell>
              <table:table-cell office:value-type="float" office:value="0.030768">
                <text:p>0.0307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9439">
                <text:p>0.049439</text:p>
              </table:table-cell>
              <table:table-cell office:value-type="float" office:value="0.032361">
                <text:p>0.0323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3471">
                <text:p>0.053471</text:p>
              </table:table-cell>
              <table:table-cell office:value-type="float" office:value="0.037971">
                <text:p>0.037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7278">
                <text:p>0.057278</text:p>
              </table:table-cell>
              <table:table-cell office:value-type="float" office:value="0.044626">
                <text:p>0.0446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0834">
                <text:p>0.060834</text:p>
              </table:table-cell>
              <table:table-cell office:value-type="float" office:value="0.050493">
                <text:p>0.0504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6508">
                <text:p>0.056508</text:p>
              </table:table-cell>
              <table:table-cell office:value-type="float" office:value="0.05752">
                <text:p>0.057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2923">
                <text:p>0.072923</text:p>
              </table:table-cell>
              <table:table-cell office:value-type="float" office:value="0.068989">
                <text:p>0.06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3419">
                <text:p>0.063419</text:p>
              </table:table-cell>
              <table:table-cell office:value-type="float" office:value="0.058585">
                <text:p>0.0585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5113">
                <text:p>0.055113</text:p>
              </table:table-cell>
              <table:table-cell office:value-type="float" office:value="0.04974">
                <text:p>0.04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7468">
                <text:p>0.047468</text:p>
              </table:table-cell>
              <table:table-cell office:value-type="float" office:value="0.042321">
                <text:p>0.042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0366">
                <text:p>0.040366</text:p>
              </table:table-cell>
              <table:table-cell office:value-type="float" office:value="0.035805">
                <text:p>0.0358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3867">
                <text:p>0.033867</text:p>
              </table:table-cell>
              <table:table-cell office:value-type="float" office:value="0.030208">
                <text:p>0.0302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8069">
                <text:p>0.028069</text:p>
              </table:table-cell>
              <table:table-cell office:value-type="float" office:value="0.025526">
                <text:p>0.0255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3034">
                <text:p>0.023034</text:p>
              </table:table-cell>
              <table:table-cell office:value-type="float" office:value="0.02169">
                <text:p>0.021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877">
                <text:p>0.01877</text:p>
              </table:table-cell>
              <table:table-cell office:value-type="float" office:value="0.018586">
                <text:p>0.0185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0255">
                <text:p>0.030255</text:p>
              </table:table-cell>
              <table:table-cell office:value-type="float" office:value="0.031497">
                <text:p>0.0314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0852">
                <text:p>0.030852</text:p>
              </table:table-cell>
              <table:table-cell office:value-type="float" office:value="0.03097">
                <text:p>0.030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06">
                <text:p>0.03506</text:p>
              </table:table-cell>
              <table:table-cell office:value-type="float" office:value="0.035044">
                <text:p>0.0350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9398">
                <text:p>0.039398</text:p>
              </table:table-cell>
              <table:table-cell office:value-type="float" office:value="0.039894">
                <text:p>0.0398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3103">
                <text:p>0.043103</text:p>
              </table:table-cell>
              <table:table-cell office:value-type="float" office:value="0.046422">
                <text:p>0.0464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8153">
                <text:p>0.048153</text:p>
              </table:table-cell>
              <table:table-cell office:value-type="float" office:value="0.0519">
                <text:p>0.05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2905">
                <text:p>0.052905</text:p>
              </table:table-cell>
              <table:table-cell office:value-type="float" office:value="0.056345">
                <text:p>0.0563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6801">
                <text:p>0.056801</text:p>
              </table:table-cell>
              <table:table-cell office:value-type="float" office:value="0.059823">
                <text:p>0.0598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0192">
                <text:p>0.060192</text:p>
              </table:table-cell>
              <table:table-cell office:value-type="float" office:value="0.062472">
                <text:p>0.062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3841">
                <text:p>0.063841</text:p>
              </table:table-cell>
              <table:table-cell office:value-type="float" office:value="0.06446">
                <text:p>0.064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9837">
                <text:p>0.019837</text:p>
              </table:table-cell>
              <table:table-cell office:value-type="float" office:value="0.020171">
                <text:p>0.0201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946">
                <text:p>0.01946</text:p>
              </table:table-cell>
              <table:table-cell office:value-type="float" office:value="0.020187">
                <text:p>0.02018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6769">
                <text:p>0.016769</text:p>
              </table:table-cell>
              <table:table-cell office:value-type="float" office:value="0.01658">
                <text:p>0.016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5131">
                <text:p>0.015131</text:p>
              </table:table-cell>
              <table:table-cell office:value-type="float" office:value="0.014619">
                <text:p>0.0146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4729">
                <text:p>0.014729</text:p>
              </table:table-cell>
              <table:table-cell office:value-type="float" office:value="0.019219">
                <text:p>0.0192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711">
                <text:p>0.021711</text:p>
              </table:table-cell>
              <table:table-cell office:value-type="float" office:value="0.026158">
                <text:p>0.0261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8375">
                <text:p>0.028375</text:p>
              </table:table-cell>
              <table:table-cell office:value-type="float" office:value="0.032045">
                <text:p>0.0320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4232">
                <text:p>0.034232</text:p>
              </table:table-cell>
              <table:table-cell office:value-type="float" office:value="0.036901">
                <text:p>0.0369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241">
                <text:p>0.039241</text:p>
              </table:table-cell>
              <table:table-cell office:value-type="float" office:value="0.040822">
                <text:p>0.0408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424">
                <text:p>0.043424</text:p>
              </table:table-cell>
              <table:table-cell office:value-type="float" office:value="0.04395">
                <text:p>0.043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4491">
                <text:p>0.044491</text:p>
              </table:table-cell>
              <table:table-cell office:value-type="float" office:value="0.045085">
                <text:p>0.0450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0644">
                <text:p>0.030644</text:p>
              </table:table-cell>
              <table:table-cell office:value-type="float" office:value="0.034201">
                <text:p>0.0342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7747">
                <text:p>0.037747</text:p>
              </table:table-cell>
              <table:table-cell office:value-type="float" office:value="0.04277">
                <text:p>0.04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6594">
                <text:p>0.046594</text:p>
              </table:table-cell>
              <table:table-cell office:value-type="float" office:value="0.05154">
                <text:p>0.051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4641">
                <text:p>0.054641</text:p>
              </table:table-cell>
              <table:table-cell office:value-type="float" office:value="0.059531">
                <text:p>0.0595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2023">
                <text:p>0.062023</text:p>
              </table:table-cell>
              <table:table-cell office:value-type="float" office:value="0.066471">
                <text:p>0.0664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8688">
                <text:p>0.068688</text:p>
              </table:table-cell>
              <table:table-cell office:value-type="float" office:value="0.072357">
                <text:p>0.0723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545">
                <text:p>0.074545</text:p>
              </table:table-cell>
              <table:table-cell office:value-type="float" office:value="0.077214">
                <text:p>0.0772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9554">
                <text:p>0.079554</text:p>
              </table:table-cell>
              <table:table-cell office:value-type="float" office:value="0.081135">
                <text:p>0.0811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3736">
                <text:p>0.083736</text:p>
              </table:table-cell>
              <table:table-cell office:value-type="float" office:value="0.084262">
                <text:p>0.0842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9232">
                <text:p>0.049232</text:p>
              </table:table-cell>
              <table:table-cell office:value-type="float" office:value="0.049643">
                <text:p>0.049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9859">
                <text:p>0.049859</text:p>
              </table:table-cell>
              <table:table-cell office:value-type="float" office:value="0.050136">
                <text:p>0.0501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7394">
                <text:p>0.047394</text:p>
              </table:table-cell>
              <table:table-cell office:value-type="float" office:value="0.047205">
                <text:p>0.0472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5452">
                <text:p>0.045452</text:p>
              </table:table-cell>
              <table:table-cell office:value-type="float" office:value="0.044899">
                <text:p>0.0448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3803">
                <text:p>0.043803</text:p>
              </table:table-cell>
              <table:table-cell office:value-type="float" office:value="0.047451">
                <text:p>0.0474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7395">
                <text:p>0.047395</text:p>
              </table:table-cell>
              <table:table-cell office:value-type="float" office:value="0.051119">
                <text:p>0.051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099">
                <text:p>0.05099</text:p>
              </table:table-cell>
              <table:table-cell office:value-type="float" office:value="0.054379">
                <text:p>0.054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4294">
                <text:p>0.054294</text:p>
              </table:table-cell>
              <table:table-cell office:value-type="float" office:value="0.057167">
                <text:p>0.057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722">
                <text:p>0.05722</text:p>
              </table:table-cell>
              <table:table-cell office:value-type="float" office:value="0.05948">
                <text:p>0.059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9729">
                <text:p>0.059729</text:p>
              </table:table-cell>
              <table:table-cell office:value-type="float" office:value="0.061362">
                <text:p>0.0613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4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1: 
RMSE for hand DOF (grasping)</text:p>
        </chart:title>
        <chart:legend chart:legend-position="end" svg:x="15.853cm" svg:y="4.442cm" chart:style-name="ch3"/>
        <chart:plot-area chart:style-name="ch4" table:cell-range-address="Testing.C4:Testing.C204 Testing.S4:Testing.S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C5:Testing.C204" chart:label-cell-address="Testing.C4:Testing.C4" chart:class="chart:line">
            <chart:data-point chart:repeated="200"/>
          </chart:series>
          <chart:series chart:style-name="ch9" chart:values-cell-range-address="Testing.S5:Testing.S204" chart:label-cell-address="Testing.S4:Testing.S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nd</text:p>
              </table:table-cell>
              <table:table-cell office:value-type="string">
                <text:p>hand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177">
                <text:p>0.012177</text:p>
              </table:table-cell>
              <table:table-cell office:value-type="float" office:value="0.01397">
                <text:p>0.013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3427">
                <text:p>0.063427</text:p>
              </table:table-cell>
              <table:table-cell office:value-type="float" office:value="0.047819">
                <text:p>0.047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01">
                <text:p>0.067601</text:p>
              </table:table-cell>
              <table:table-cell office:value-type="float" office:value="0.050059">
                <text:p>0.05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872">
                <text:p>0.054872</text:p>
              </table:table-cell>
              <table:table-cell office:value-type="float" office:value="0.039038">
                <text:p>0.039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1492">
                <text:p>0.041492</text:p>
              </table:table-cell>
              <table:table-cell office:value-type="float" office:value="0.032055">
                <text:p>0.032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129">
                <text:p>0.035129</text:p>
              </table:table-cell>
              <table:table-cell office:value-type="float" office:value="0.02711">
                <text:p>0.027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531">
                <text:p>0.029531</text:p>
              </table:table-cell>
              <table:table-cell office:value-type="float" office:value="0.034182">
                <text:p>0.034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14">
                <text:p>0.03114</text:p>
              </table:table-cell>
              <table:table-cell office:value-type="float" office:value="0.044776">
                <text:p>0.044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389">
                <text:p>0.042389</text:p>
              </table:table-cell>
              <table:table-cell office:value-type="float" office:value="0.059358">
                <text:p>0.059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8153">
                <text:p>0.058153</text:p>
              </table:table-cell>
              <table:table-cell office:value-type="float" office:value="0.077232">
                <text:p>0.077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43">
                <text:p>0.01243</text:p>
              </table:table-cell>
              <table:table-cell office:value-type="float" office:value="0.01222">
                <text:p>0.01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177">
                <text:p>0.066177</text:p>
              </table:table-cell>
              <table:table-cell office:value-type="float" office:value="0.050569">
                <text:p>0.050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726">
                <text:p>0.071726</text:p>
              </table:table-cell>
              <table:table-cell office:value-type="float" office:value="0.054184">
                <text:p>0.054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0372">
                <text:p>0.060372</text:p>
              </table:table-cell>
              <table:table-cell office:value-type="float" office:value="0.04278">
                <text:p>0.042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029">
                <text:p>0.045029</text:p>
              </table:table-cell>
              <table:table-cell office:value-type="float" office:value="0.027547">
                <text:p>0.027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9029">
                <text:p>0.029029</text:p>
              </table:table-cell>
              <table:table-cell office:value-type="float" office:value="0.014171">
                <text:p>0.014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583">
                <text:p>0.015583</text:p>
              </table:table-cell>
              <table:table-cell office:value-type="float" office:value="0.013022">
                <text:p>0.013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5352">
                <text:p>0.015352</text:p>
              </table:table-cell>
              <table:table-cell office:value-type="float" office:value="0.021834">
                <text:p>0.021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867">
                <text:p>0.021867</text:p>
              </table:table-cell>
              <table:table-cell office:value-type="float" office:value="0.03804">
                <text:p>0.03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141">
                <text:p>0.037141</text:p>
              </table:table-cell>
              <table:table-cell office:value-type="float" office:value="0.054539">
                <text:p>0.0545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4993">
                <text:p>0.014993</text:p>
              </table:table-cell>
              <table:table-cell office:value-type="float" office:value="0.013331">
                <text:p>0.013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302">
                <text:p>0.067302</text:p>
              </table:table-cell>
              <table:table-cell office:value-type="float" office:value="0.051694">
                <text:p>0.051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3413">
                <text:p>0.073413</text:p>
              </table:table-cell>
              <table:table-cell office:value-type="float" office:value="0.055872">
                <text:p>0.055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2622">
                <text:p>0.062622</text:p>
              </table:table-cell>
              <table:table-cell office:value-type="float" office:value="0.04503">
                <text:p>0.04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102">
                <text:p>0.048102</text:p>
              </table:table-cell>
              <table:table-cell office:value-type="float" office:value="0.03036">
                <text:p>0.03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904">
                <text:p>0.033904</text:p>
              </table:table-cell>
              <table:table-cell office:value-type="float" office:value="0.015979">
                <text:p>0.015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5183">
                <text:p>0.025183</text:p>
              </table:table-cell>
              <table:table-cell office:value-type="float" office:value="0.01879">
                <text:p>0.018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7539">
                <text:p>0.027539</text:p>
              </table:table-cell>
              <table:table-cell office:value-type="float" office:value="0.024191">
                <text:p>0.0241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0976">
                <text:p>0.030976</text:p>
              </table:table-cell>
              <table:table-cell office:value-type="float" office:value="0.033133">
                <text:p>0.033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008">
                <text:p>0.037008</text:p>
              </table:table-cell>
              <table:table-cell office:value-type="float" office:value="0.048914">
                <text:p>0.0489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4365">
                <text:p>0.014365</text:p>
              </table:table-cell>
              <table:table-cell office:value-type="float" office:value="0.013105">
                <text:p>0.013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8052">
                <text:p>0.068052</text:p>
              </table:table-cell>
              <table:table-cell office:value-type="float" office:value="0.052444">
                <text:p>0.052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538">
                <text:p>0.074538</text:p>
              </table:table-cell>
              <table:table-cell office:value-type="float" office:value="0.056997">
                <text:p>0.056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4122">
                <text:p>0.064122</text:p>
              </table:table-cell>
              <table:table-cell office:value-type="float" office:value="0.04653">
                <text:p>0.04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9717">
                <text:p>0.049717</text:p>
              </table:table-cell>
              <table:table-cell office:value-type="float" office:value="0.032235">
                <text:p>0.032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411">
                <text:p>0.034411</text:p>
              </table:table-cell>
              <table:table-cell office:value-type="float" office:value="0.017215">
                <text:p>0.0172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404">
                <text:p>0.023404</text:p>
              </table:table-cell>
              <table:table-cell office:value-type="float" office:value="0.016809">
                <text:p>0.0168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1956">
                <text:p>0.021956</text:p>
              </table:table-cell>
              <table:table-cell office:value-type="float" office:value="0.023846">
                <text:p>0.0238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7157">
                <text:p>0.027157</text:p>
              </table:table-cell>
              <table:table-cell office:value-type="float" office:value="0.036463">
                <text:p>0.0364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244">
                <text:p>0.037244</text:p>
              </table:table-cell>
              <table:table-cell office:value-type="float" office:value="0.050024">
                <text:p>0.050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493">
                <text:p>0.014493</text:p>
              </table:table-cell>
              <table:table-cell office:value-type="float" office:value="0.013565">
                <text:p>0.0135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552">
                <text:p>0.063552</text:p>
              </table:table-cell>
              <table:table-cell office:value-type="float" office:value="0.047944">
                <text:p>0.0479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7788">
                <text:p>0.067788</text:p>
              </table:table-cell>
              <table:table-cell office:value-type="float" office:value="0.050247">
                <text:p>0.0502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646">
                <text:p>0.05646</text:p>
              </table:table-cell>
              <table:table-cell office:value-type="float" office:value="0.03753">
                <text:p>0.03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1852">
                <text:p>0.041852</text:p>
              </table:table-cell>
              <table:table-cell office:value-type="float" office:value="0.024726">
                <text:p>0.0247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6775">
                <text:p>0.026775</text:p>
              </table:table-cell>
              <table:table-cell office:value-type="float" office:value="0.015018">
                <text:p>0.015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122">
                <text:p>0.023122</text:p>
              </table:table-cell>
              <table:table-cell office:value-type="float" office:value="0.021219">
                <text:p>0.021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0554">
                <text:p>0.030554</text:p>
              </table:table-cell>
              <table:table-cell office:value-type="float" office:value="0.035904">
                <text:p>0.035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9532">
                <text:p>0.039532</text:p>
              </table:table-cell>
              <table:table-cell office:value-type="float" office:value="0.051088">
                <text:p>0.051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3494">
                <text:p>0.053494</text:p>
              </table:table-cell>
              <table:table-cell office:value-type="float" office:value="0.067664">
                <text:p>0.067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2471">
                <text:p>0.012471</text:p>
              </table:table-cell>
              <table:table-cell office:value-type="float" office:value="0.014432">
                <text:p>0.01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354">
                <text:p>0.042354</text:p>
              </table:table-cell>
              <table:table-cell office:value-type="float" office:value="0.068801">
                <text:p>0.0688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085">
                <text:p>0.04085</text:p>
              </table:table-cell>
              <table:table-cell office:value-type="float" office:value="0.07731">
                <text:p>0.07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1309">
                <text:p>0.031309</text:p>
              </table:table-cell>
              <table:table-cell office:value-type="float" office:value="0.072668">
                <text:p>0.0726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1949">
                <text:p>0.031949</text:p>
              </table:table-cell>
              <table:table-cell office:value-type="float" office:value="0.069082">
                <text:p>0.0690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751">
                <text:p>0.035751</text:p>
              </table:table-cell>
              <table:table-cell office:value-type="float" office:value="0.065141">
                <text:p>0.065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4167">
                <text:p>0.044167</text:p>
              </table:table-cell>
              <table:table-cell office:value-type="float" office:value="0.065292">
                <text:p>0.0652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4091">
                <text:p>0.064091</text:p>
              </table:table-cell>
              <table:table-cell office:value-type="float" office:value="0.070599">
                <text:p>0.070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4025">
                <text:p>0.084025</text:p>
              </table:table-cell>
              <table:table-cell office:value-type="float" office:value="0.082598">
                <text:p>0.0825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3961">
                <text:p>0.103961</text:p>
              </table:table-cell>
              <table:table-cell office:value-type="float" office:value="0.094597">
                <text:p>0.0945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0033">
                <text:p>0.010033</text:p>
              </table:table-cell>
              <table:table-cell office:value-type="float" office:value="0.012528">
                <text:p>0.012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3229">
                <text:p>0.043229</text:p>
              </table:table-cell>
              <table:table-cell office:value-type="float" office:value="0.069768">
                <text:p>0.0697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1695">
                <text:p>0.041695</text:p>
              </table:table-cell>
              <table:table-cell office:value-type="float" office:value="0.082035">
                <text:p>0.082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6616">
                <text:p>0.026616</text:p>
              </table:table-cell>
              <table:table-cell office:value-type="float" office:value="0.079327">
                <text:p>0.079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082">
                <text:p>0.018082</text:p>
              </table:table-cell>
              <table:table-cell office:value-type="float" office:value="0.073005">
                <text:p>0.073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119">
                <text:p>0.018119</text:p>
              </table:table-cell>
              <table:table-cell office:value-type="float" office:value="0.071448">
                <text:p>0.071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0486">
                <text:p>0.030486</text:p>
              </table:table-cell>
              <table:table-cell office:value-type="float" office:value="0.06993">
                <text:p>0.06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9971">
                <text:p>0.049971</text:p>
              </table:table-cell>
              <table:table-cell office:value-type="float" office:value="0.06961">
                <text:p>0.069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9467">
                <text:p>0.069467</text:p>
              </table:table-cell>
              <table:table-cell office:value-type="float" office:value="0.074013">
                <text:p>0.074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88966">
                <text:p>0.088966</text:p>
              </table:table-cell>
              <table:table-cell office:value-type="float" office:value="0.084273">
                <text:p>0.0842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276">
                <text:p>0.010276</text:p>
              </table:table-cell>
              <table:table-cell office:value-type="float" office:value="0.012307">
                <text:p>0.0123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2729">
                <text:p>0.042729</text:p>
              </table:table-cell>
              <table:table-cell office:value-type="float" office:value="0.068551">
                <text:p>0.068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0945">
                <text:p>0.040945</text:p>
              </table:table-cell>
              <table:table-cell office:value-type="float" office:value="0.076935">
                <text:p>0.0769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616">
                <text:p>0.025616</text:p>
              </table:table-cell>
              <table:table-cell office:value-type="float" office:value="0.071077">
                <text:p>0.0710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331">
                <text:p>0.011331</text:p>
              </table:table-cell>
              <table:table-cell office:value-type="float" office:value="0.068154">
                <text:p>0.0681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9732">
                <text:p>0.019732</text:p>
              </table:table-cell>
              <table:table-cell office:value-type="float" office:value="0.065695">
                <text:p>0.0656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2952">
                <text:p>0.032952</text:p>
              </table:table-cell>
              <table:table-cell office:value-type="float" office:value="0.065219">
                <text:p>0.0652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1971">
                <text:p>0.051971</text:p>
              </table:table-cell>
              <table:table-cell office:value-type="float" office:value="0.068549">
                <text:p>0.0685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1717">
                <text:p>0.071717</text:p>
              </table:table-cell>
              <table:table-cell office:value-type="float" office:value="0.077799">
                <text:p>0.077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1466">
                <text:p>0.091466</text:p>
              </table:table-cell>
              <table:table-cell office:value-type="float" office:value="0.087398">
                <text:p>0.087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238">
                <text:p>0.011238</text:p>
              </table:table-cell>
              <table:table-cell office:value-type="float" office:value="0.013278">
                <text:p>0.013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5854">
                <text:p>0.045854</text:p>
              </table:table-cell>
              <table:table-cell office:value-type="float" office:value="0.068426">
                <text:p>0.0684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5633">
                <text:p>0.045633</text:p>
              </table:table-cell>
              <table:table-cell office:value-type="float" office:value="0.07716">
                <text:p>0.07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1866">
                <text:p>0.031866</text:p>
              </table:table-cell>
              <table:table-cell office:value-type="float" office:value="0.072827">
                <text:p>0.0728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442">
                <text:p>0.016442</text:p>
              </table:table-cell>
              <table:table-cell office:value-type="float" office:value="0.065341">
                <text:p>0.0653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9517">
                <text:p>0.019517</text:p>
              </table:table-cell>
              <table:table-cell office:value-type="float" office:value="0.06232">
                <text:p>0.06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8197">
                <text:p>0.028197</text:p>
              </table:table-cell>
              <table:table-cell office:value-type="float" office:value="0.059276">
                <text:p>0.059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0257">
                <text:p>0.040257</text:p>
              </table:table-cell>
              <table:table-cell office:value-type="float" office:value="0.065169">
                <text:p>0.065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7655">
                <text:p>0.057655</text:p>
              </table:table-cell>
              <table:table-cell office:value-type="float" office:value="0.075711">
                <text:p>0.0757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5841">
                <text:p>0.075841</text:p>
              </table:table-cell>
              <table:table-cell office:value-type="float" office:value="0.088023">
                <text:p>0.0880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1995">
                <text:p>0.011995</text:p>
              </table:table-cell>
              <table:table-cell office:value-type="float" office:value="0.014307">
                <text:p>0.014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2604">
                <text:p>0.042604</text:p>
              </table:table-cell>
              <table:table-cell office:value-type="float" office:value="0.068301">
                <text:p>0.068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0758">
                <text:p>0.040758</text:p>
              </table:table-cell>
              <table:table-cell office:value-type="float" office:value="0.07656">
                <text:p>0.076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5366">
                <text:p>0.025366</text:p>
              </table:table-cell>
              <table:table-cell office:value-type="float" office:value="0.069188">
                <text:p>0.0691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1209">
                <text:p>0.011209</text:p>
              </table:table-cell>
              <table:table-cell office:value-type="float" office:value="0.061582">
                <text:p>0.0615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0763">
                <text:p>0.020763</text:p>
              </table:table-cell>
              <table:table-cell office:value-type="float" office:value="0.05589">
                <text:p>0.055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6281">
                <text:p>0.03628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4091">
                <text:p>0.054091</text:p>
              </table:table-cell>
              <table:table-cell office:value-type="float" office:value="0.064599">
                <text:p>0.064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72775">
                <text:p>0.072775</text:p>
              </table:table-cell>
              <table:table-cell office:value-type="float" office:value="0.076274">
                <text:p>0.076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2091">
                <text:p>0.092091</text:p>
              </table:table-cell>
              <table:table-cell office:value-type="float" office:value="0.088648">
                <text:p>0.0886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0534">
                <text:p>0.010534</text:p>
              </table:table-cell>
              <table:table-cell office:value-type="float" office:value="0.018344">
                <text:p>0.0183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195">
                <text:p>0.040195</text:p>
              </table:table-cell>
              <table:table-cell office:value-type="float" office:value="0.068346">
                <text:p>0.068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7992">
                <text:p>0.037992</text:p>
              </table:table-cell>
              <table:table-cell office:value-type="float" office:value="0.076019">
                <text:p>0.0760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8433">
                <text:p>0.028433</text:p>
              </table:table-cell>
              <table:table-cell office:value-type="float" office:value="0.076624">
                <text:p>0.076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47">
                <text:p>0.02347</text:p>
              </table:table-cell>
              <table:table-cell office:value-type="float" office:value="0.079031">
                <text:p>0.079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3625">
                <text:p>0.023625</text:p>
              </table:table-cell>
              <table:table-cell office:value-type="float" office:value="0.08116">
                <text:p>0.08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5854">
                <text:p>0.025854</text:p>
              </table:table-cell>
              <table:table-cell office:value-type="float" office:value="0.084328">
                <text:p>0.0843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7852">
                <text:p>0.037852</text:p>
              </table:table-cell>
              <table:table-cell office:value-type="float" office:value="0.09569">
                <text:p>0.095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9851">
                <text:p>0.049851</text:p>
              </table:table-cell>
              <table:table-cell office:value-type="float" office:value="0.115627">
                <text:p>0.1156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1851">
                <text:p>0.061851</text:p>
              </table:table-cell>
              <table:table-cell office:value-type="float" office:value="0.135565">
                <text:p>0.1355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7019">
                <text:p>0.007019</text:p>
              </table:table-cell>
              <table:table-cell office:value-type="float" office:value="0.017407">
                <text:p>0.0174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057">
                <text:p>0.04057</text:p>
              </table:table-cell>
              <table:table-cell office:value-type="float" office:value="0.064471">
                <text:p>0.064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8554">
                <text:p>0.038554</text:p>
              </table:table-cell>
              <table:table-cell office:value-type="float" office:value="0.070206">
                <text:p>0.0702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1963">
                <text:p>0.031963</text:p>
              </table:table-cell>
              <table:table-cell office:value-type="float" office:value="0.069374">
                <text:p>0.0693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7546">
                <text:p>0.027546</text:p>
              </table:table-cell>
              <table:table-cell office:value-type="float" office:value="0.069969">
                <text:p>0.069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8716">
                <text:p>0.028716</text:p>
              </table:table-cell>
              <table:table-cell office:value-type="float" office:value="0.070285">
                <text:p>0.0702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0661">
                <text:p>0.030661</text:p>
              </table:table-cell>
              <table:table-cell office:value-type="float" office:value="0.07452">
                <text:p>0.07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6">
                <text:p>0.0326</text:p>
              </table:table-cell>
              <table:table-cell office:value-type="float" office:value="0.082974">
                <text:p>0.082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8862">
                <text:p>0.038862</text:p>
              </table:table-cell>
              <table:table-cell office:value-type="float" office:value="0.096685">
                <text:p>0.0966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299">
                <text:p>0.047299</text:p>
              </table:table-cell>
              <table:table-cell office:value-type="float" office:value="0.113776">
                <text:p>0.1137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8034">
                <text:p>0.008034</text:p>
              </table:table-cell>
              <table:table-cell office:value-type="float" office:value="0.016761">
                <text:p>0.0167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9945">
                <text:p>0.039945</text:p>
              </table:table-cell>
              <table:table-cell office:value-type="float" office:value="0.059721">
                <text:p>0.0597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7617">
                <text:p>0.037617</text:p>
              </table:table-cell>
              <table:table-cell office:value-type="float" office:value="0.063081">
                <text:p>0.0630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7933">
                <text:p>0.027933</text:p>
              </table:table-cell>
              <table:table-cell office:value-type="float" office:value="0.057894">
                <text:p>0.0578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519">
                <text:p>0.018519</text:p>
              </table:table-cell>
              <table:table-cell office:value-type="float" office:value="0.051844">
                <text:p>0.0518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6593">
                <text:p>0.016593</text:p>
              </table:table-cell>
              <table:table-cell office:value-type="float" office:value="0.058228">
                <text:p>0.0582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174">
                <text:p>0.018174</text:p>
              </table:table-cell>
              <table:table-cell office:value-type="float" office:value="0.071686">
                <text:p>0.07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7423">
                <text:p>0.027423</text:p>
              </table:table-cell>
              <table:table-cell office:value-type="float" office:value="0.087561">
                <text:p>0.087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6818">
                <text:p>0.036818</text:p>
              </table:table-cell>
              <table:table-cell office:value-type="float" office:value="0.103435">
                <text:p>0.1034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9068">
                <text:p>0.049068</text:p>
              </table:table-cell>
              <table:table-cell office:value-type="float" office:value="0.11931">
                <text:p>0.11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67">
                <text:p>0.00767</text:p>
              </table:table-cell>
              <table:table-cell office:value-type="float" office:value="0.016868">
                <text:p>0.0168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982">
                <text:p>0.03982</text:p>
              </table:table-cell>
              <table:table-cell office:value-type="float" office:value="0.064096">
                <text:p>0.0640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7429">
                <text:p>0.037429</text:p>
              </table:table-cell>
              <table:table-cell office:value-type="float" office:value="0.069644">
                <text:p>0.069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7683">
                <text:p>0.027683</text:p>
              </table:table-cell>
              <table:table-cell office:value-type="float" office:value="0.066644">
                <text:p>0.066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6867">
                <text:p>0.016867</text:p>
              </table:table-cell>
              <table:table-cell office:value-type="float" office:value="0.061682">
                <text:p>0.0616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8314">
                <text:p>0.008314</text:p>
              </table:table-cell>
              <table:table-cell office:value-type="float" office:value="0.060927">
                <text:p>0.0609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2758">
                <text:p>0.012758</text:p>
              </table:table-cell>
              <table:table-cell office:value-type="float" office:value="0.066371">
                <text:p>0.0663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5068">
                <text:p>0.025068</text:p>
              </table:table-cell>
              <table:table-cell office:value-type="float" office:value="0.076474">
                <text:p>0.0764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738">
                <text:p>0.03738</text:p>
              </table:table-cell>
              <table:table-cell office:value-type="float" office:value="0.088787">
                <text:p>0.0887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9693">
                <text:p>0.049693</text:p>
              </table:table-cell>
              <table:table-cell office:value-type="float" office:value="0.104315">
                <text:p>0.104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9784">
                <text:p>0.009784</text:p>
              </table:table-cell>
              <table:table-cell office:value-type="float" office:value="0.016993">
                <text:p>0.0169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9695">
                <text:p>0.039695</text:p>
              </table:table-cell>
              <table:table-cell office:value-type="float" office:value="0.062346">
                <text:p>0.0623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7242">
                <text:p>0.037242</text:p>
              </table:table-cell>
              <table:table-cell office:value-type="float" office:value="0.067019">
                <text:p>0.0670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7433">
                <text:p>0.027433</text:p>
              </table:table-cell>
              <table:table-cell office:value-type="float" office:value="0.063144">
                <text:p>0.0631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6644">
                <text:p>0.016644</text:p>
              </table:table-cell>
              <table:table-cell office:value-type="float" office:value="0.057307">
                <text:p>0.0573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2214">
                <text:p>0.012214</text:p>
              </table:table-cell>
              <table:table-cell office:value-type="float" office:value="0.056278">
                <text:p>0.056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0604">
                <text:p>0.020604</text:p>
              </table:table-cell>
              <table:table-cell office:value-type="float" office:value="0.067662">
                <text:p>0.0676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1852">
                <text:p>0.031852</text:p>
              </table:table-cell>
              <table:table-cell office:value-type="float" office:value="0.08569">
                <text:p>0.085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3101">
                <text:p>0.043101</text:p>
              </table:table-cell>
              <table:table-cell office:value-type="float" office:value="0.104377">
                <text:p>0.1043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4351">
                <text:p>0.054351</text:p>
              </table:table-cell>
              <table:table-cell office:value-type="float" office:value="0.123065">
                <text:p>0.1230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782">
                <text:p>0.008782</text:p>
              </table:table-cell>
              <table:table-cell office:value-type="float" office:value="0.009292">
                <text:p>0.0092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005">
                <text:p>0.05005</text:p>
              </table:table-cell>
              <table:table-cell office:value-type="float" office:value="0.05406">
                <text:p>0.054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3179">
                <text:p>0.053179</text:p>
              </table:table-cell>
              <table:table-cell office:value-type="float" office:value="0.052501">
                <text:p>0.0525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045">
                <text:p>0.044045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2126">
                <text:p>0.032126</text:p>
              </table:table-cell>
              <table:table-cell office:value-type="float" office:value="0.029958">
                <text:p>0.029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859">
                <text:p>0.024859</text:p>
              </table:table-cell>
              <table:table-cell office:value-type="float" office:value="0.021288">
                <text:p>0.0212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7645">
                <text:p>0.027645</text:p>
              </table:table-cell>
              <table:table-cell office:value-type="float" office:value="0.02685">
                <text:p>0.026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5869">
                <text:p>0.035869</text:p>
              </table:table-cell>
              <table:table-cell office:value-type="float" office:value="0.035491">
                <text:p>0.0354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5681">
                <text:p>0.045681</text:p>
              </table:table-cell>
              <table:table-cell office:value-type="float" office:value="0.045304">
                <text:p>0.0453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5493">
                <text:p>0.055493</text:p>
              </table:table-cell>
              <table:table-cell office:value-type="float" office:value="0.05624">
                <text:p>0.056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8907">
                <text:p>0.008907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955">
                <text:p>0.04955</text:p>
              </table:table-cell>
              <table:table-cell office:value-type="float" office:value="0.05356">
                <text:p>0.053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2429">
                <text:p>0.052429</text:p>
              </table:table-cell>
              <table:table-cell office:value-type="float" office:value="0.051751">
                <text:p>0.0517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3124">
                <text:p>0.043124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5978">
                <text:p>0.035978</text:p>
              </table:table-cell>
              <table:table-cell office:value-type="float" office:value="0.032214">
                <text:p>0.0322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3519">
                <text:p>0.033519</text:p>
              </table:table-cell>
              <table:table-cell office:value-type="float" office:value="0.029704">
                <text:p>0.0297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6808">
                <text:p>0.036808</text:p>
              </table:table-cell>
              <table:table-cell office:value-type="float" office:value="0.036346">
                <text:p>0.0363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437">
                <text:p>0.04437</text:p>
              </table:table-cell>
              <table:table-cell office:value-type="float" office:value="0.043908">
                <text:p>0.0439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1933">
                <text:p>0.051933</text:p>
              </table:table-cell>
              <table:table-cell office:value-type="float" office:value="0.051471">
                <text:p>0.0514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9495">
                <text:p>0.059495</text:p>
              </table:table-cell>
              <table:table-cell office:value-type="float" office:value="0.059034">
                <text:p>0.0590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22">
                <text:p>0.00822</text:p>
              </table:table-cell>
              <table:table-cell office:value-type="float" office:value="0.00998">
                <text:p>0.00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9925">
                <text:p>0.049925</text:p>
              </table:table-cell>
              <table:table-cell office:value-type="float" office:value="0.053935">
                <text:p>0.0539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2992">
                <text:p>0.052992</text:p>
              </table:table-cell>
              <table:table-cell office:value-type="float" office:value="0.052314">
                <text:p>0.0523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3795">
                <text:p>0.043795</text:p>
              </table:table-cell>
              <table:table-cell office:value-type="float" office:value="0.04195">
                <text:p>0.04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1814">
                <text:p>0.031814</text:p>
              </table:table-cell>
              <table:table-cell office:value-type="float" office:value="0.029646">
                <text:p>0.029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0952">
                <text:p>0.020952</text:p>
              </table:table-cell>
              <table:table-cell office:value-type="float" office:value="0.022055">
                <text:p>0.022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5458">
                <text:p>0.025458</text:p>
              </table:table-cell>
              <table:table-cell office:value-type="float" office:value="0.024662">
                <text:p>0.0246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2859">
                <text:p>0.032859</text:p>
              </table:table-cell>
              <table:table-cell office:value-type="float" office:value="0.030991">
                <text:p>0.030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233">
                <text:p>0.044233</text:p>
              </table:table-cell>
              <table:table-cell office:value-type="float" office:value="0.041884">
                <text:p>0.0418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5608">
                <text:p>0.055608</text:p>
              </table:table-cell>
              <table:table-cell office:value-type="float" office:value="0.053259">
                <text:p>0.0532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6595">
                <text:p>0.006595</text:p>
              </table:table-cell>
              <table:table-cell office:value-type="float" office:value="0.00848">
                <text:p>0.008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9175">
                <text:p>0.049175</text:p>
              </table:table-cell>
              <table:table-cell office:value-type="float" office:value="0.053185">
                <text:p>0.053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1867">
                <text:p>0.051867</text:p>
              </table:table-cell>
              <table:table-cell office:value-type="float" office:value="0.051189">
                <text:p>0.0511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2295">
                <text:p>0.042295</text:p>
              </table:table-cell>
              <table:table-cell office:value-type="float" office:value="0.04045">
                <text:p>0.040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939">
                <text:p>0.029939</text:p>
              </table:table-cell>
              <table:table-cell office:value-type="float" office:value="0.027771">
                <text:p>0.0277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6977">
                <text:p>0.016977</text:p>
              </table:table-cell>
              <table:table-cell office:value-type="float" office:value="0.014726">
                <text:p>0.0147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4323">
                <text:p>0.014323</text:p>
              </table:table-cell>
              <table:table-cell office:value-type="float" office:value="0.01243">
                <text:p>0.012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2859">
                <text:p>0.022859</text:p>
              </table:table-cell>
              <table:table-cell office:value-type="float" office:value="0.024383">
                <text:p>0.0243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5743">
                <text:p>0.035743</text:p>
              </table:table-cell>
              <table:table-cell office:value-type="float" office:value="0.037508">
                <text:p>0.0375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8867">
                <text:p>0.048867</text:p>
              </table:table-cell>
              <table:table-cell office:value-type="float" office:value="0.050633">
                <text:p>0.0506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622">
                <text:p>0.00622</text:p>
              </table:table-cell>
              <table:table-cell office:value-type="float" office:value="0.008805">
                <text:p>0.0088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9175">
                <text:p>0.049175</text:p>
              </table:table-cell>
              <table:table-cell office:value-type="float" office:value="0.053185">
                <text:p>0.053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1867">
                <text:p>0.051867</text:p>
              </table:table-cell>
              <table:table-cell office:value-type="float" office:value="0.051189">
                <text:p>0.0511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2296">
                <text:p>0.042296</text:p>
              </table:table-cell>
              <table:table-cell office:value-type="float" office:value="0.040451">
                <text:p>0.0404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939">
                <text:p>0.029939</text:p>
              </table:table-cell>
              <table:table-cell office:value-type="float" office:value="0.028295">
                <text:p>0.0282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1255">
                <text:p>0.021255</text:p>
              </table:table-cell>
              <table:table-cell office:value-type="float" office:value="0.021213">
                <text:p>0.0212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89">
                <text:p>0.01989</text:p>
              </table:table-cell>
              <table:table-cell office:value-type="float" office:value="0.019842">
                <text:p>0.0198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4129">
                <text:p>0.024129</text:p>
              </table:table-cell>
              <table:table-cell office:value-type="float" office:value="0.027865">
                <text:p>0.027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5743">
                <text:p>0.035743</text:p>
              </table:table-cell>
              <table:table-cell office:value-type="float" office:value="0.03924">
                <text:p>0.039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8867">
                <text:p>0.048867</text:p>
              </table:table-cell>
              <table:table-cell office:value-type="float" office:value="0.050633">
                <text:p>0.0506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4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2: 
RMSE for hand DOF (grasping)</text:p>
        </chart:title>
        <chart:legend chart:legend-position="end" svg:x="15.853cm" svg:y="4.442cm" chart:style-name="ch3"/>
        <chart:plot-area chart:style-name="ch4" table:cell-range-address="Testing.H4:Testing.H204 Testing.X4:Testing.X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H5:Testing.H204" chart:label-cell-address="Testing.H4:Testing.H4" chart:class="chart:line">
            <chart:data-point chart:repeated="200"/>
          </chart:series>
          <chart:series chart:style-name="ch9" chart:values-cell-range-address="Testing.X5:Testing.X204" chart:label-cell-address="Testing.X4:Testing.X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nd</text:p>
              </table:table-cell>
              <table:table-cell office:value-type="string">
                <text:p>hand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769">
                <text:p>0.008769</text:p>
              </table:table-cell>
              <table:table-cell office:value-type="float" office:value="0.011987">
                <text:p>0.0119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34">
                <text:p>0.022234</text:p>
              </table:table-cell>
              <table:table-cell office:value-type="float" office:value="0.020882">
                <text:p>0.020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018">
                <text:p>0.032018</text:p>
              </table:table-cell>
              <table:table-cell office:value-type="float" office:value="0.022766">
                <text:p>0.022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315">
                <text:p>0.037315</text:p>
              </table:table-cell>
              <table:table-cell office:value-type="float" office:value="0.024414">
                <text:p>0.024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345">
                <text:p>0.039345</text:p>
              </table:table-cell>
              <table:table-cell office:value-type="float" office:value="0.029576">
                <text:p>0.0295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54">
                <text:p>0.03854</text:p>
              </table:table-cell>
              <table:table-cell office:value-type="float" office:value="0.040279">
                <text:p>0.040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15">
                <text:p>0.03715</text:p>
              </table:table-cell>
              <table:table-cell office:value-type="float" office:value="0.052989">
                <text:p>0.052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938">
                <text:p>0.033938</text:p>
              </table:table-cell>
              <table:table-cell office:value-type="float" office:value="0.066551">
                <text:p>0.0665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9097">
                <text:p>0.029097</text:p>
              </table:table-cell>
              <table:table-cell office:value-type="float" office:value="0.080772">
                <text:p>0.080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786">
                <text:p>0.027786</text:p>
              </table:table-cell>
              <table:table-cell office:value-type="float" office:value="0.095514">
                <text:p>0.095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394">
                <text:p>0.009394</text:p>
              </table:table-cell>
              <table:table-cell office:value-type="float" office:value="0.010612">
                <text:p>0.010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4482">
                <text:p>0.024482</text:p>
              </table:table-cell>
              <table:table-cell office:value-type="float" office:value="0.016132">
                <text:p>0.016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143">
                <text:p>0.036143</text:p>
              </table:table-cell>
              <table:table-cell office:value-type="float" office:value="0.015641">
                <text:p>0.0156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3293">
                <text:p>0.043293</text:p>
              </table:table-cell>
              <table:table-cell office:value-type="float" office:value="0.014914">
                <text:p>0.014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302">
                <text:p>0.048302</text:p>
              </table:table-cell>
              <table:table-cell office:value-type="float" office:value="0.017028">
                <text:p>0.017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0384">
                <text:p>0.050384</text:p>
              </table:table-cell>
              <table:table-cell office:value-type="float" office:value="0.024529">
                <text:p>0.024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568">
                <text:p>0.049568</text:p>
              </table:table-cell>
              <table:table-cell office:value-type="float" office:value="0.035054">
                <text:p>0.035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5876">
                <text:p>0.045876</text:p>
              </table:table-cell>
              <table:table-cell office:value-type="float" office:value="0.047299">
                <text:p>0.047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497">
                <text:p>0.039497</text:p>
              </table:table-cell>
              <table:table-cell office:value-type="float" office:value="0.060193">
                <text:p>0.0601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801">
                <text:p>0.031801</text:p>
              </table:table-cell>
              <table:table-cell office:value-type="float" office:value="0.073602">
                <text:p>0.073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0716">
                <text:p>0.010716</text:p>
              </table:table-cell>
              <table:table-cell office:value-type="float" office:value="0.011237">
                <text:p>0.011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5607">
                <text:p>0.025607</text:p>
              </table:table-cell>
              <table:table-cell office:value-type="float" office:value="0.014422">
                <text:p>0.014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7831">
                <text:p>0.037831</text:p>
              </table:table-cell>
              <table:table-cell office:value-type="float" office:value="0.012262">
                <text:p>0.012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6543">
                <text:p>0.046543</text:p>
              </table:table-cell>
              <table:table-cell office:value-type="float" office:value="0.01223">
                <text:p>0.012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2365">
                <text:p>0.052365</text:p>
              </table:table-cell>
              <table:table-cell office:value-type="float" office:value="0.01609">
                <text:p>0.016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5259">
                <text:p>0.055259</text:p>
              </table:table-cell>
              <table:table-cell office:value-type="float" office:value="0.02255">
                <text:p>0.02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5256">
                <text:p>0.055256</text:p>
              </table:table-cell>
              <table:table-cell office:value-type="float" office:value="0.031116">
                <text:p>0.031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2376">
                <text:p>0.052376</text:p>
              </table:table-cell>
              <table:table-cell office:value-type="float" office:value="0.042799">
                <text:p>0.0427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8184">
                <text:p>0.048184</text:p>
              </table:table-cell>
              <table:table-cell office:value-type="float" office:value="0.05513">
                <text:p>0.05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8239">
                <text:p>0.048239</text:p>
              </table:table-cell>
              <table:table-cell office:value-type="float" office:value="0.067977">
                <text:p>0.067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752">
                <text:p>0.008752</text:p>
              </table:table-cell>
              <table:table-cell office:value-type="float" office:value="0.009674">
                <text:p>0.0096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6357">
                <text:p>0.026357</text:p>
              </table:table-cell>
              <table:table-cell office:value-type="float" office:value="0.015995">
                <text:p>0.0159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8956">
                <text:p>0.038956</text:p>
              </table:table-cell>
              <table:table-cell office:value-type="float" office:value="0.015649">
                <text:p>0.0156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6565">
                <text:p>0.046565</text:p>
              </table:table-cell>
              <table:table-cell office:value-type="float" office:value="0.017003">
                <text:p>0.0170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174">
                <text:p>0.05174</text:p>
              </table:table-cell>
              <table:table-cell office:value-type="float" office:value="0.019291">
                <text:p>0.0192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4509">
                <text:p>0.054509</text:p>
              </table:table-cell>
              <table:table-cell office:value-type="float" office:value="0.022794">
                <text:p>0.022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4381">
                <text:p>0.054381</text:p>
              </table:table-cell>
              <table:table-cell office:value-type="float" office:value="0.031279">
                <text:p>0.031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76">
                <text:p>0.051376</text:p>
              </table:table-cell>
              <table:table-cell office:value-type="float" office:value="0.040461">
                <text:p>0.040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5934">
                <text:p>0.045934</text:p>
              </table:table-cell>
              <table:table-cell office:value-type="float" office:value="0.051755">
                <text:p>0.0517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611">
                <text:p>0.044611</text:p>
              </table:table-cell>
              <table:table-cell office:value-type="float" office:value="0.064227">
                <text:p>0.0642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0492">
                <text:p>0.010492</text:p>
              </table:table-cell>
              <table:table-cell office:value-type="float" office:value="0.011924">
                <text:p>0.0119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857">
                <text:p>0.021857</text:p>
              </table:table-cell>
              <table:table-cell office:value-type="float" office:value="0.014495">
                <text:p>0.0144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362">
                <text:p>0.03362</text:p>
              </table:table-cell>
              <table:table-cell office:value-type="float" office:value="0.013399">
                <text:p>0.0133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1543">
                <text:p>0.041543</text:p>
              </table:table-cell>
              <table:table-cell office:value-type="float" office:value="0.014862">
                <text:p>0.0148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6115">
                <text:p>0.046115</text:p>
              </table:table-cell>
              <table:table-cell office:value-type="float" office:value="0.021377">
                <text:p>0.021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7759">
                <text:p>0.047759</text:p>
              </table:table-cell>
              <table:table-cell office:value-type="float" office:value="0.031525">
                <text:p>0.0315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506">
                <text:p>0.046506</text:p>
              </table:table-cell>
              <table:table-cell office:value-type="float" office:value="0.044241">
                <text:p>0.044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2376">
                <text:p>0.042376</text:p>
              </table:table-cell>
              <table:table-cell office:value-type="float" office:value="0.057799">
                <text:p>0.0577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56">
                <text:p>0.03556</text:p>
              </table:table-cell>
              <table:table-cell office:value-type="float" office:value="0.072005">
                <text:p>0.0720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587">
                <text:p>0.03587</text:p>
              </table:table-cell>
              <table:table-cell office:value-type="float" office:value="0.086727">
                <text:p>0.0867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903">
                <text:p>0.013903</text:p>
              </table:table-cell>
              <table:table-cell office:value-type="float" office:value="0.010059">
                <text:p>0.0100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65">
                <text:p>0.01965</text:p>
              </table:table-cell>
              <table:table-cell office:value-type="float" office:value="0.031414">
                <text:p>0.031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3263">
                <text:p>0.023263</text:p>
              </table:table-cell>
              <table:table-cell office:value-type="float" office:value="0.03972">
                <text:p>0.03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4711">
                <text:p>0.024711</text:p>
              </table:table-cell>
              <table:table-cell office:value-type="float" office:value="0.045807">
                <text:p>0.045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065">
                <text:p>0.026065</text:p>
              </table:table-cell>
              <table:table-cell office:value-type="float" office:value="0.051612">
                <text:p>0.051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6882">
                <text:p>0.026882</text:p>
              </table:table-cell>
              <table:table-cell office:value-type="float" office:value="0.056616">
                <text:p>0.056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7519">
                <text:p>0.027519</text:p>
              </table:table-cell>
              <table:table-cell office:value-type="float" office:value="0.061003">
                <text:p>0.061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899">
                <text:p>0.02899</text:p>
              </table:table-cell>
              <table:table-cell office:value-type="float" office:value="0.07008">
                <text:p>0.070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1453">
                <text:p>0.031453</text:p>
              </table:table-cell>
              <table:table-cell office:value-type="float" office:value="0.080043">
                <text:p>0.0800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4424">
                <text:p>0.034424</text:p>
              </table:table-cell>
              <table:table-cell office:value-type="float" office:value="0.090227">
                <text:p>0.0902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3178">
                <text:p>0.013178</text:p>
              </table:table-cell>
              <table:table-cell office:value-type="float" office:value="0.010784">
                <text:p>0.010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689">
                <text:p>0.015689</text:p>
              </table:table-cell>
              <table:table-cell office:value-type="float" office:value="0.024266">
                <text:p>0.0242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26">
                <text:p>0.02126</text:p>
              </table:table-cell>
              <table:table-cell office:value-type="float" office:value="0.035886">
                <text:p>0.035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4711">
                <text:p>0.024711</text:p>
              </table:table-cell>
              <table:table-cell office:value-type="float" office:value="0.046887">
                <text:p>0.0468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766">
                <text:p>0.02766</text:p>
              </table:table-cell>
              <table:table-cell office:value-type="float" office:value="0.055817">
                <text:p>0.0558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9986">
                <text:p>0.029986</text:p>
              </table:table-cell>
              <table:table-cell office:value-type="float" office:value="0.063315">
                <text:p>0.063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0359">
                <text:p>0.030359</text:p>
              </table:table-cell>
              <table:table-cell office:value-type="float" office:value="0.069724">
                <text:p>0.0697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8604">
                <text:p>0.028604</text:p>
              </table:table-cell>
              <table:table-cell office:value-type="float" office:value="0.076012">
                <text:p>0.076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5627">
                <text:p>0.025627</text:p>
              </table:table-cell>
              <table:table-cell office:value-type="float" office:value="0.082438">
                <text:p>0.082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6758">
                <text:p>0.026758</text:p>
              </table:table-cell>
              <table:table-cell office:value-type="float" office:value="0.088318">
                <text:p>0.0883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528">
                <text:p>0.013528</text:p>
              </table:table-cell>
              <table:table-cell office:value-type="float" office:value="0.010184">
                <text:p>0.0101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4489">
                <text:p>0.014489</text:p>
              </table:table-cell>
              <table:table-cell office:value-type="float" office:value="0.029414">
                <text:p>0.0294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51">
                <text:p>0.02051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052">
                <text:p>0.025052</text:p>
              </table:table-cell>
              <table:table-cell office:value-type="float" office:value="0.044576">
                <text:p>0.044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124">
                <text:p>0.029124</text:p>
              </table:table-cell>
              <table:table-cell office:value-type="float" office:value="0.050725">
                <text:p>0.0507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2187">
                <text:p>0.032187</text:p>
              </table:table-cell>
              <table:table-cell office:value-type="float" office:value="0.05727">
                <text:p>0.057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434">
                <text:p>0.03434</text:p>
              </table:table-cell>
              <table:table-cell office:value-type="float" office:value="0.063175">
                <text:p>0.0631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8576">
                <text:p>0.038576</text:p>
              </table:table-cell>
              <table:table-cell office:value-type="float" office:value="0.070154">
                <text:p>0.0701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234">
                <text:p>0.042234</text:p>
              </table:table-cell>
              <table:table-cell office:value-type="float" office:value="0.079255">
                <text:p>0.079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536">
                <text:p>0.047536</text:p>
              </table:table-cell>
              <table:table-cell office:value-type="float" office:value="0.088379">
                <text:p>0.088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865">
                <text:p>0.011865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0114">
                <text:p>0.020114</text:p>
              </table:table-cell>
              <table:table-cell office:value-type="float" office:value="0.027289">
                <text:p>0.027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5198">
                <text:p>0.025198</text:p>
              </table:table-cell>
              <table:table-cell office:value-type="float" office:value="0.035112">
                <text:p>0.035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9961">
                <text:p>0.029961</text:p>
              </table:table-cell>
              <table:table-cell office:value-type="float" office:value="0.042326">
                <text:p>0.0423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2164">
                <text:p>0.032164</text:p>
              </table:table-cell>
              <table:table-cell office:value-type="float" office:value="0.047841">
                <text:p>0.0478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2254">
                <text:p>0.032254</text:p>
              </table:table-cell>
              <table:table-cell office:value-type="float" office:value="0.05244">
                <text:p>0.052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569">
                <text:p>0.034569</text:p>
              </table:table-cell>
              <table:table-cell office:value-type="float" office:value="0.058458">
                <text:p>0.058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8598">
                <text:p>0.038598</text:p>
              </table:table-cell>
              <table:table-cell office:value-type="float" office:value="0.067469">
                <text:p>0.0674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1854">
                <text:p>0.041854</text:p>
              </table:table-cell>
              <table:table-cell office:value-type="float" office:value="0.076509">
                <text:p>0.076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4305">
                <text:p>0.044305</text:p>
              </table:table-cell>
              <table:table-cell office:value-type="float" office:value="0.086213">
                <text:p>0.086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349">
                <text:p>0.01349</text:p>
              </table:table-cell>
              <table:table-cell office:value-type="float" office:value="0.010309">
                <text:p>0.0103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8064">
                <text:p>0.018064</text:p>
              </table:table-cell>
              <table:table-cell office:value-type="float" office:value="0.028414">
                <text:p>0.0284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1458">
                <text:p>0.021458</text:p>
              </table:table-cell>
              <table:table-cell office:value-type="float" office:value="0.03522">
                <text:p>0.03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3461">
                <text:p>0.023461</text:p>
              </table:table-cell>
              <table:table-cell office:value-type="float" office:value="0.039532">
                <text:p>0.039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4039">
                <text:p>0.024039</text:p>
              </table:table-cell>
              <table:table-cell office:value-type="float" office:value="0.042166">
                <text:p>0.0421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2423">
                <text:p>0.022423</text:p>
              </table:table-cell>
              <table:table-cell office:value-type="float" office:value="0.04767">
                <text:p>0.04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0413">
                <text:p>0.020413</text:p>
              </table:table-cell>
              <table:table-cell office:value-type="float" office:value="0.055536">
                <text:p>0.0555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1076">
                <text:p>0.021076</text:p>
              </table:table-cell>
              <table:table-cell office:value-type="float" office:value="0.06575">
                <text:p>0.06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2185">
                <text:p>0.022185</text:p>
              </table:table-cell>
              <table:table-cell office:value-type="float" office:value="0.076191">
                <text:p>0.076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4471">
                <text:p>0.024471</text:p>
              </table:table-cell>
              <table:table-cell office:value-type="float" office:value="0.086838">
                <text:p>0.0868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6029">
                <text:p>0.006029</text:p>
              </table:table-cell>
              <table:table-cell office:value-type="float" office:value="0.013517">
                <text:p>0.013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5261">
                <text:p>0.025261</text:p>
              </table:table-cell>
              <table:table-cell office:value-type="float" office:value="0.050681">
                <text:p>0.0506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1087">
                <text:p>0.031087</text:p>
              </table:table-cell>
              <table:table-cell office:value-type="float" office:value="0.069177">
                <text:p>0.0691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264">
                <text:p>0.030264</text:p>
              </table:table-cell>
              <table:table-cell office:value-type="float" office:value="0.079757">
                <text:p>0.0797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7015">
                <text:p>0.027015</text:p>
              </table:table-cell>
              <table:table-cell office:value-type="float" office:value="0.086842">
                <text:p>0.0868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3201">
                <text:p>0.023201</text:p>
              </table:table-cell>
              <table:table-cell office:value-type="float" office:value="0.091951">
                <text:p>0.0919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263">
                <text:p>0.022263</text:p>
              </table:table-cell>
              <table:table-cell office:value-type="float" office:value="0.095894">
                <text:p>0.0958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3235">
                <text:p>0.023235</text:p>
              </table:table-cell>
              <table:table-cell office:value-type="float" office:value="0.09914">
                <text:p>0.099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6226">
                <text:p>0.026226</text:p>
              </table:table-cell>
              <table:table-cell office:value-type="float" office:value="0.101964">
                <text:p>0.1019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7104">
                <text:p>0.037104</text:p>
              </table:table-cell>
              <table:table-cell office:value-type="float" office:value="0.106297">
                <text:p>0.106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0091">
                <text:p>0.010091</text:p>
              </table:table-cell>
              <table:table-cell office:value-type="float" office:value="0.013697">
                <text:p>0.0136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5636">
                <text:p>0.025636</text:p>
              </table:table-cell>
              <table:table-cell office:value-type="float" office:value="0.047056">
                <text:p>0.0470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2027">
                <text:p>0.032027</text:p>
              </table:table-cell>
              <table:table-cell office:value-type="float" office:value="0.063739">
                <text:p>0.063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4477">
                <text:p>0.034477</text:p>
              </table:table-cell>
              <table:table-cell office:value-type="float" office:value="0.072507">
                <text:p>0.0725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497">
                <text:p>0.03497</text:p>
              </table:table-cell>
              <table:table-cell office:value-type="float" office:value="0.07778">
                <text:p>0.077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6859">
                <text:p>0.036859</text:p>
              </table:table-cell>
              <table:table-cell office:value-type="float" office:value="0.081076">
                <text:p>0.0810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0394">
                <text:p>0.040394</text:p>
              </table:table-cell>
              <table:table-cell office:value-type="float" office:value="0.083206">
                <text:p>0.0832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3926">
                <text:p>0.043926</text:p>
              </table:table-cell>
              <table:table-cell office:value-type="float" office:value="0.086953">
                <text:p>0.0869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181">
                <text:p>0.047181</text:p>
              </table:table-cell>
              <table:table-cell office:value-type="float" office:value="0.092735">
                <text:p>0.0927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0109">
                <text:p>0.050109</text:p>
              </table:table-cell>
              <table:table-cell office:value-type="float" office:value="0.099654">
                <text:p>0.099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7029">
                <text:p>0.007029</text:p>
              </table:table-cell>
              <table:table-cell office:value-type="float" office:value="0.014447">
                <text:p>0.0144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5011">
                <text:p>0.025011</text:p>
              </table:table-cell>
              <table:table-cell office:value-type="float" office:value="0.041237">
                <text:p>0.041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0712">
                <text:p>0.030712</text:p>
              </table:table-cell>
              <table:table-cell office:value-type="float" office:value="0.05494">
                <text:p>0.054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873">
                <text:p>0.02873</text:p>
              </table:table-cell>
              <table:table-cell office:value-type="float" office:value="0.059546">
                <text:p>0.0595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452">
                <text:p>0.02452</text:p>
              </table:table-cell>
              <table:table-cell office:value-type="float" office:value="0.059707">
                <text:p>0.0597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2792">
                <text:p>0.022792</text:p>
              </table:table-cell>
              <table:table-cell office:value-type="float" office:value="0.061576">
                <text:p>0.061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0444">
                <text:p>0.020444</text:p>
              </table:table-cell>
              <table:table-cell office:value-type="float" office:value="0.06483">
                <text:p>0.064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20136">
                <text:p>0.020136</text:p>
              </table:table-cell>
              <table:table-cell office:value-type="float" office:value="0.078263">
                <text:p>0.0782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2362">
                <text:p>0.022362</text:p>
              </table:table-cell>
              <table:table-cell office:value-type="float" office:value="0.09235">
                <text:p>0.092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29105">
                <text:p>0.029105</text:p>
              </table:table-cell>
              <table:table-cell office:value-type="float" office:value="0.106885">
                <text:p>0.106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8091">
                <text:p>0.008091</text:p>
              </table:table-cell>
              <table:table-cell office:value-type="float" office:value="0.012259">
                <text:p>0.0122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4886">
                <text:p>0.024886</text:p>
              </table:table-cell>
              <table:table-cell office:value-type="float" office:value="0.045612">
                <text:p>0.0456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0524">
                <text:p>0.030524</text:p>
              </table:table-cell>
              <table:table-cell office:value-type="float" office:value="0.061503">
                <text:p>0.0615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848">
                <text:p>0.02848</text:p>
              </table:table-cell>
              <table:table-cell office:value-type="float" office:value="0.068296">
                <text:p>0.0682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5351">
                <text:p>0.025351</text:p>
              </table:table-cell>
              <table:table-cell office:value-type="float" office:value="0.070645">
                <text:p>0.0706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1648">
                <text:p>0.021648</text:p>
              </table:table-cell>
              <table:table-cell office:value-type="float" office:value="0.070314">
                <text:p>0.0703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6893">
                <text:p>0.016893</text:p>
              </table:table-cell>
              <table:table-cell office:value-type="float" office:value="0.069089">
                <text:p>0.0690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4926">
                <text:p>0.014926</text:p>
              </table:table-cell>
              <table:table-cell office:value-type="float" office:value="0.074623">
                <text:p>0.0746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5989">
                <text:p>0.015989</text:p>
              </table:table-cell>
              <table:table-cell office:value-type="float" office:value="0.08008">
                <text:p>0.08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6035">
                <text:p>0.026035</text:p>
              </table:table-cell>
              <table:table-cell office:value-type="float" office:value="0.088491">
                <text:p>0.0884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529">
                <text:p>0.007529</text:p>
              </table:table-cell>
              <table:table-cell office:value-type="float" office:value="0.012517">
                <text:p>0.0125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24761">
                <text:p>0.024761</text:p>
              </table:table-cell>
              <table:table-cell office:value-type="float" office:value="0.043862">
                <text:p>0.043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0337">
                <text:p>0.030337</text:p>
              </table:table-cell>
              <table:table-cell office:value-type="float" office:value="0.058878">
                <text:p>0.0588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823">
                <text:p>0.02823</text:p>
              </table:table-cell>
              <table:table-cell office:value-type="float" office:value="0.064796">
                <text:p>0.064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264">
                <text:p>0.02264</text:p>
              </table:table-cell>
              <table:table-cell office:value-type="float" office:value="0.06627">
                <text:p>0.06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7951">
                <text:p>0.017951</text:p>
              </table:table-cell>
              <table:table-cell office:value-type="float" office:value="0.065064">
                <text:p>0.0650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259">
                <text:p>0.01259</text:p>
              </table:table-cell>
              <table:table-cell office:value-type="float" office:value="0.063395">
                <text:p>0.0633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0667">
                <text:p>0.010667</text:p>
              </table:table-cell>
              <table:table-cell office:value-type="float" office:value="0.071937">
                <text:p>0.0719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9476">
                <text:p>0.019476</text:p>
              </table:table-cell>
              <table:table-cell office:value-type="float" office:value="0.081981">
                <text:p>0.081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604">
                <text:p>0.029604</text:p>
              </table:table-cell>
              <table:table-cell office:value-type="float" office:value="0.093491">
                <text:p>0.0934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033">
                <text:p>0.007033</text:p>
              </table:table-cell>
              <table:table-cell office:value-type="float" office:value="0.01292">
                <text:p>0.012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8489">
                <text:p>0.028489</text:p>
              </table:table-cell>
              <table:table-cell office:value-type="float" office:value="0.038752">
                <text:p>0.0387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5649">
                <text:p>0.035649</text:p>
              </table:table-cell>
              <table:table-cell office:value-type="float" office:value="0.051478">
                <text:p>0.0514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5819">
                <text:p>0.035819</text:p>
              </table:table-cell>
              <table:table-cell office:value-type="float" office:value="0.052647">
                <text:p>0.0526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3761">
                <text:p>0.033761</text:p>
              </table:table-cell>
              <table:table-cell office:value-type="float" office:value="0.047768">
                <text:p>0.0477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9294">
                <text:p>0.029294</text:p>
              </table:table-cell>
              <table:table-cell office:value-type="float" office:value="0.040687">
                <text:p>0.0406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304">
                <text:p>0.02304</text:p>
              </table:table-cell>
              <table:table-cell office:value-type="float" office:value="0.032456">
                <text:p>0.032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9638">
                <text:p>0.019638</text:p>
              </table:table-cell>
              <table:table-cell office:value-type="float" office:value="0.022671">
                <text:p>0.0226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5851">
                <text:p>0.025851</text:p>
              </table:table-cell>
              <table:table-cell office:value-type="float" office:value="0.019138">
                <text:p>0.0191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4062">
                <text:p>0.034062</text:p>
              </table:table-cell>
              <table:table-cell office:value-type="float" office:value="0.024674">
                <text:p>0.0246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074">
                <text:p>0.011074</text:p>
              </table:table-cell>
              <table:table-cell office:value-type="float" office:value="0.016369">
                <text:p>0.0163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7989">
                <text:p>0.027989</text:p>
              </table:table-cell>
              <table:table-cell office:value-type="float" office:value="0.038252">
                <text:p>0.0382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4899">
                <text:p>0.034899</text:p>
              </table:table-cell>
              <table:table-cell office:value-type="float" office:value="0.050728">
                <text:p>0.0507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5993">
                <text:p>0.035993</text:p>
              </table:table-cell>
              <table:table-cell office:value-type="float" office:value="0.052781">
                <text:p>0.05278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7865">
                <text:p>0.037865</text:p>
              </table:table-cell>
              <table:table-cell office:value-type="float" office:value="0.051126">
                <text:p>0.0511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068">
                <text:p>0.04068</text:p>
              </table:table-cell>
              <table:table-cell office:value-type="float" office:value="0.047436">
                <text:p>0.0474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2379">
                <text:p>0.042379</text:p>
              </table:table-cell>
              <table:table-cell office:value-type="float" office:value="0.047355">
                <text:p>0.0473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422">
                <text:p>0.04422</text:p>
              </table:table-cell>
              <table:table-cell office:value-type="float" office:value="0.046655">
                <text:p>0.0466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3082">
                <text:p>0.053082</text:p>
              </table:table-cell>
              <table:table-cell office:value-type="float" office:value="0.050316">
                <text:p>0.0503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171">
                <text:p>0.06171</text:p>
              </table:table-cell>
              <table:table-cell office:value-type="float" office:value="0.058039">
                <text:p>0.0580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637">
                <text:p>0.007637</text:p>
              </table:table-cell>
              <table:table-cell office:value-type="float" office:value="0.014232">
                <text:p>0.0142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8364">
                <text:p>0.028364</text:p>
              </table:table-cell>
              <table:table-cell office:value-type="float" office:value="0.038627">
                <text:p>0.038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5461">
                <text:p>0.035461</text:p>
              </table:table-cell>
              <table:table-cell office:value-type="float" office:value="0.051291">
                <text:p>0.051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5569">
                <text:p>0.035569</text:p>
              </table:table-cell>
              <table:table-cell office:value-type="float" office:value="0.052397">
                <text:p>0.0523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3448">
                <text:p>0.033448</text:p>
              </table:table-cell>
              <table:table-cell office:value-type="float" office:value="0.047456">
                <text:p>0.047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8919">
                <text:p>0.028919</text:p>
              </table:table-cell>
              <table:table-cell office:value-type="float" office:value="0.040312">
                <text:p>0.040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2631">
                <text:p>0.022631</text:p>
              </table:table-cell>
              <table:table-cell office:value-type="float" office:value="0.032019">
                <text:p>0.0320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6003">
                <text:p>0.026003</text:p>
              </table:table-cell>
              <table:table-cell office:value-type="float" office:value="0.027812">
                <text:p>0.0278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9028">
                <text:p>0.029028</text:p>
              </table:table-cell>
              <table:table-cell office:value-type="float" office:value="0.029177">
                <text:p>0.0291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5154">
                <text:p>0.035154</text:p>
              </table:table-cell>
              <table:table-cell office:value-type="float" office:value="0.030251">
                <text:p>0.030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387">
                <text:p>0.008387</text:p>
              </table:table-cell>
              <table:table-cell office:value-type="float" office:value="0.014732">
                <text:p>0.0147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7614">
                <text:p>0.027614</text:p>
              </table:table-cell>
              <table:table-cell office:value-type="float" office:value="0.037877">
                <text:p>0.0378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4336">
                <text:p>0.034336</text:p>
              </table:table-cell>
              <table:table-cell office:value-type="float" office:value="0.050166">
                <text:p>0.050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4069">
                <text:p>0.034069</text:p>
              </table:table-cell>
              <table:table-cell office:value-type="float" office:value="0.050897">
                <text:p>0.0508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1573">
                <text:p>0.031573</text:p>
              </table:table-cell>
              <table:table-cell office:value-type="float" office:value="0.045581">
                <text:p>0.0455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6925">
                <text:p>0.026925</text:p>
              </table:table-cell>
              <table:table-cell office:value-type="float" office:value="0.038062">
                <text:p>0.0380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2631">
                <text:p>0.022631</text:p>
              </table:table-cell>
              <table:table-cell office:value-type="float" office:value="0.031755">
                <text:p>0.031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788">
                <text:p>0.01788</text:p>
              </table:table-cell>
              <table:table-cell office:value-type="float" office:value="0.023948">
                <text:p>0.0239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8903">
                <text:p>0.018903</text:p>
              </table:table-cell>
              <table:table-cell office:value-type="float" office:value="0.019051">
                <text:p>0.0190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2585">
                <text:p>0.022585</text:p>
              </table:table-cell>
              <table:table-cell office:value-type="float" office:value="0.020194">
                <text:p>0.0201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7471">
                <text:p>0.007471</text:p>
              </table:table-cell>
              <table:table-cell office:value-type="float" office:value="0.013607">
                <text:p>0.0136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7614">
                <text:p>0.027614</text:p>
              </table:table-cell>
              <table:table-cell office:value-type="float" office:value="0.037877">
                <text:p>0.03787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4336">
                <text:p>0.034336</text:p>
              </table:table-cell>
              <table:table-cell office:value-type="float" office:value="0.050166">
                <text:p>0.0501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4069">
                <text:p>0.034069</text:p>
              </table:table-cell>
              <table:table-cell office:value-type="float" office:value="0.050897">
                <text:p>0.0508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573">
                <text:p>0.031573</text:p>
              </table:table-cell>
              <table:table-cell office:value-type="float" office:value="0.045581">
                <text:p>0.0455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7234">
                <text:p>0.027234</text:p>
              </table:table-cell>
              <table:table-cell office:value-type="float" office:value="0.038062">
                <text:p>0.0380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2711">
                <text:p>0.022711</text:p>
              </table:table-cell>
              <table:table-cell office:value-type="float" office:value="0.031364">
                <text:p>0.0313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8129">
                <text:p>0.018129</text:p>
              </table:table-cell>
              <table:table-cell office:value-type="float" office:value="0.024358">
                <text:p>0.0243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8266">
                <text:p>0.018266</text:p>
              </table:table-cell>
              <table:table-cell office:value-type="float" office:value="0.017128">
                <text:p>0.017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2455">
                <text:p>0.022455</text:p>
              </table:table-cell>
              <table:table-cell office:value-type="float" office:value="0.015429">
                <text:p>0.0154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aximum="0.14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055cm" svg:height="9.823cm" chart:class="chart:line" chart:style-name="ch1">
        <chart:title svg:x="7.308cm" svg:y="0.196cm" chart:style-name="ch2">
          <text:p>Phase 3: 
RMSE for hand DOF (grasping)</text:p>
        </chart:title>
        <chart:legend chart:legend-position="end" svg:x="15.853cm" svg:y="4.442cm" chart:style-name="ch3"/>
        <chart:plot-area chart:style-name="ch4" table:cell-range-address="Testing.M4:Testing.M204 Testing.AC4:Testing.AC204" chart:data-source-has-labels="row" svg:x="0.361cm" svg:y="1.399cm" svg:width="15.132cm" svg:height="8.031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ing.M5:Testing.M204" chart:label-cell-address="Testing.M4:Testing.M4" chart:class="chart:line">
            <chart:data-point chart:repeated="200"/>
          </chart:series>
          <chart:series chart:style-name="ch9" chart:values-cell-range-address="Testing.AC5:Testing.AC204" chart:label-cell-address="Testing.AC4:Testing.AC4" chart:class="chart:line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nd</text:p>
              </table:table-cell>
              <table:table-cell office:value-type="string">
                <text:p>hand-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03">
                <text:p>0.008403</text:p>
              </table:table-cell>
              <table:table-cell office:value-type="float" office:value="0.007897">
                <text:p>0.0078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01">
                <text:p>0.015501</text:p>
              </table:table-cell>
              <table:table-cell office:value-type="float" office:value="0.016352">
                <text:p>0.016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562">
                <text:p>0.022562</text:p>
              </table:table-cell>
              <table:table-cell office:value-type="float" office:value="0.023458">
                <text:p>0.023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6306">
                <text:p>0.026306</text:p>
              </table:table-cell>
              <table:table-cell office:value-type="float" office:value="0.027796">
                <text:p>0.027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922">
                <text:p>0.028922</text:p>
              </table:table-cell>
              <table:table-cell office:value-type="float" office:value="0.031455">
                <text:p>0.031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1388">
                <text:p>0.031388</text:p>
              </table:table-cell>
              <table:table-cell office:value-type="float" office:value="0.035162">
                <text:p>0.035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3466">
                <text:p>0.033466</text:p>
              </table:table-cell>
              <table:table-cell office:value-type="float" office:value="0.038467">
                <text:p>0.038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958">
                <text:p>0.033958</text:p>
              </table:table-cell>
              <table:table-cell office:value-type="float" office:value="0.039979">
                <text:p>0.039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993">
                <text:p>0.033993</text:p>
              </table:table-cell>
              <table:table-cell office:value-type="float" office:value="0.040012">
                <text:p>0.040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67">
                <text:p>0.03267</text:p>
              </table:table-cell>
              <table:table-cell office:value-type="float" office:value="0.037396">
                <text:p>0.037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028">
                <text:p>0.009028</text:p>
              </table:table-cell>
              <table:table-cell office:value-type="float" office:value="0.008522">
                <text:p>0.008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884">
                <text:p>0.017884</text:p>
              </table:table-cell>
              <table:table-cell office:value-type="float" office:value="0.018625">
                <text:p>0.018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599">
                <text:p>0.027599</text:p>
              </table:table-cell>
              <table:table-cell office:value-type="float" office:value="0.02782">
                <text:p>0.027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584">
                <text:p>0.034584</text:p>
              </table:table-cell>
              <table:table-cell office:value-type="float" office:value="0.035307">
                <text:p>0.035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441">
                <text:p>0.040441</text:p>
              </table:table-cell>
              <table:table-cell office:value-type="float" office:value="0.042144">
                <text:p>0.042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937">
                <text:p>0.045937</text:p>
              </table:table-cell>
              <table:table-cell office:value-type="float" office:value="0.049022">
                <text:p>0.049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11">
                <text:p>0.050811</text:p>
              </table:table-cell>
              <table:table-cell office:value-type="float" office:value="0.055432">
                <text:p>0.0554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4035">
                <text:p>0.054035</text:p>
              </table:table-cell>
              <table:table-cell office:value-type="float" office:value="0.059897">
                <text:p>0.0598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35">
                <text:p>0.05435</text:p>
              </table:table-cell>
              <table:table-cell office:value-type="float" office:value="0.060753">
                <text:p>0.060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1003">
                <text:p>0.051003</text:p>
              </table:table-cell>
              <table:table-cell office:value-type="float" office:value="0.057194">
                <text:p>0.057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59">
                <text:p>0.00959</text:p>
              </table:table-cell>
              <table:table-cell office:value-type="float" office:value="0.009084">
                <text:p>0.009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009">
                <text:p>0.019009</text:p>
              </table:table-cell>
              <table:table-cell office:value-type="float" office:value="0.01975">
                <text:p>0.01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036">
                <text:p>0.030036</text:p>
              </table:table-cell>
              <table:table-cell office:value-type="float" office:value="0.030258">
                <text:p>0.0302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834">
                <text:p>0.037834</text:p>
              </table:table-cell>
              <table:table-cell office:value-type="float" office:value="0.038557">
                <text:p>0.038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503">
                <text:p>0.044503</text:p>
              </table:table-cell>
              <table:table-cell office:value-type="float" office:value="0.046207">
                <text:p>0.046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0812">
                <text:p>0.050812</text:p>
              </table:table-cell>
              <table:table-cell office:value-type="float" office:value="0.053897">
                <text:p>0.053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499">
                <text:p>0.056499</text:p>
              </table:table-cell>
              <table:table-cell office:value-type="float" office:value="0.06112">
                <text:p>0.06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0534">
                <text:p>0.060534</text:p>
              </table:table-cell>
              <table:table-cell office:value-type="float" office:value="0.066397">
                <text:p>0.0663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2312">
                <text:p>0.062312</text:p>
              </table:table-cell>
              <table:table-cell office:value-type="float" office:value="0.068065">
                <text:p>0.068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1052">
                <text:p>0.061052</text:p>
              </table:table-cell>
              <table:table-cell office:value-type="float" office:value="0.065319">
                <text:p>0.065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826">
                <text:p>0.008826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759">
                <text:p>0.019759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9661">
                <text:p>0.029661</text:p>
              </table:table-cell>
              <table:table-cell office:value-type="float" office:value="0.030395">
                <text:p>0.030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7334">
                <text:p>0.037334</text:p>
              </table:table-cell>
              <table:table-cell office:value-type="float" office:value="0.038057">
                <text:p>0.0380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3878">
                <text:p>0.043878</text:p>
              </table:table-cell>
              <table:table-cell office:value-type="float" office:value="0.045582">
                <text:p>0.045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0062">
                <text:p>0.050062</text:p>
              </table:table-cell>
              <table:table-cell office:value-type="float" office:value="0.053147">
                <text:p>0.0531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5624">
                <text:p>0.055624</text:p>
              </table:table-cell>
              <table:table-cell office:value-type="float" office:value="0.060245">
                <text:p>0.0602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9534">
                <text:p>0.059534</text:p>
              </table:table-cell>
              <table:table-cell office:value-type="float" office:value="0.065397">
                <text:p>0.065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0538">
                <text:p>0.060538</text:p>
              </table:table-cell>
              <table:table-cell office:value-type="float" office:value="0.06694">
                <text:p>0.06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7878">
                <text:p>0.057878</text:p>
              </table:table-cell>
              <table:table-cell office:value-type="float" office:value="0.064069">
                <text:p>0.064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9951">
                <text:p>0.009951</text:p>
              </table:table-cell>
              <table:table-cell office:value-type="float" office:value="0.009334">
                <text:p>0.009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187">
                <text:p>0.016187</text:p>
              </table:table-cell>
              <table:table-cell office:value-type="float" office:value="0.016395">
                <text:p>0.016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6286">
                <text:p>0.026286</text:p>
              </table:table-cell>
              <table:table-cell office:value-type="float" office:value="0.026508">
                <text:p>0.026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2834">
                <text:p>0.032834</text:p>
              </table:table-cell>
              <table:table-cell office:value-type="float" office:value="0.033557">
                <text:p>0.0335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8253">
                <text:p>0.038253</text:p>
              </table:table-cell>
              <table:table-cell office:value-type="float" office:value="0.039957">
                <text:p>0.039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312">
                <text:p>0.043312</text:p>
              </table:table-cell>
              <table:table-cell office:value-type="float" office:value="0.046397">
                <text:p>0.0463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7749">
                <text:p>0.047749</text:p>
              </table:table-cell>
              <table:table-cell office:value-type="float" office:value="0.05237">
                <text:p>0.05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0535">
                <text:p>0.050535</text:p>
              </table:table-cell>
              <table:table-cell office:value-type="float" office:value="0.056397">
                <text:p>0.056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1062">
                <text:p>0.051062</text:p>
              </table:table-cell>
              <table:table-cell office:value-type="float" office:value="0.056815">
                <text:p>0.0568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8552">
                <text:p>0.048552</text:p>
              </table:table-cell>
              <table:table-cell office:value-type="float" office:value="0.052819">
                <text:p>0.052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1031">
                <text:p>0.011031</text:p>
              </table:table-cell>
              <table:table-cell office:value-type="float" office:value="0.005452">
                <text:p>0.005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6827">
                <text:p>0.016827</text:p>
              </table:table-cell>
              <table:table-cell office:value-type="float" office:value="0.019008">
                <text:p>0.0190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1247">
                <text:p>0.021247</text:p>
              </table:table-cell>
              <table:table-cell office:value-type="float" office:value="0.023568">
                <text:p>0.0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3872">
                <text:p>0.023872</text:p>
              </table:table-cell>
              <table:table-cell office:value-type="float" office:value="0.024931">
                <text:p>0.0249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6243">
                <text:p>0.026243</text:p>
              </table:table-cell>
              <table:table-cell office:value-type="float" office:value="0.02493">
                <text:p>0.02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8715">
                <text:p>0.028715</text:p>
              </table:table-cell>
              <table:table-cell office:value-type="float" office:value="0.025022">
                <text:p>0.0250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2465">
                <text:p>0.032465</text:p>
              </table:table-cell>
              <table:table-cell office:value-type="float" office:value="0.02585">
                <text:p>0.02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3794">
                <text:p>0.033794</text:p>
              </table:table-cell>
              <table:table-cell office:value-type="float" office:value="0.028745">
                <text:p>0.0287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3202">
                <text:p>0.033202</text:p>
              </table:table-cell>
              <table:table-cell office:value-type="float" office:value="0.031778">
                <text:p>0.031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082">
                <text:p>0.03082</text:p>
              </table:table-cell>
              <table:table-cell office:value-type="float" office:value="0.035145">
                <text:p>0.0351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1914">
                <text:p>0.011914</text:p>
              </table:table-cell>
              <table:table-cell office:value-type="float" office:value="0.008464">
                <text:p>0.0084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3006">
                <text:p>0.013006</text:p>
              </table:table-cell>
              <table:table-cell office:value-type="float" office:value="0.019383">
                <text:p>0.0193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19">
                <text:p>0.01919</text:p>
              </table:table-cell>
              <table:table-cell office:value-type="float" office:value="0.027039">
                <text:p>0.027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3471">
                <text:p>0.023471</text:p>
              </table:table-cell>
              <table:table-cell office:value-type="float" office:value="0.032256">
                <text:p>0.0322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824">
                <text:p>0.029824</text:p>
              </table:table-cell>
              <table:table-cell office:value-type="float" office:value="0.037427">
                <text:p>0.037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7015">
                <text:p>0.037015</text:p>
              </table:table-cell>
              <table:table-cell office:value-type="float" office:value="0.042892">
                <text:p>0.0428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3746">
                <text:p>0.043746</text:p>
              </table:table-cell>
              <table:table-cell office:value-type="float" office:value="0.048804">
                <text:p>0.0488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8169">
                <text:p>0.048169</text:p>
              </table:table-cell>
              <table:table-cell office:value-type="float" office:value="0.055331">
                <text:p>0.0553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8609">
                <text:p>0.048609</text:p>
              </table:table-cell>
              <table:table-cell office:value-type="float" office:value="0.061689">
                <text:p>0.061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4748">
                <text:p>0.044748</text:p>
              </table:table-cell>
              <table:table-cell office:value-type="float" office:value="0.06786">
                <text:p>0.06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2664">
                <text:p>0.012664</text:p>
              </table:table-cell>
              <table:table-cell office:value-type="float" office:value="0.005577">
                <text:p>0.0055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2506">
                <text:p>0.012506</text:p>
              </table:table-cell>
              <table:table-cell office:value-type="float" office:value="0.018758">
                <text:p>0.0187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44">
                <text:p>0.01844</text:p>
              </table:table-cell>
              <table:table-cell office:value-type="float" office:value="0.023193">
                <text:p>0.023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5719">
                <text:p>0.025719</text:p>
              </table:table-cell>
              <table:table-cell office:value-type="float" office:value="0.023028">
                <text:p>0.023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3731">
                <text:p>0.033731</text:p>
              </table:table-cell>
              <table:table-cell office:value-type="float" office:value="0.024701">
                <text:p>0.0247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2129">
                <text:p>0.042129</text:p>
              </table:table-cell>
              <table:table-cell office:value-type="float" office:value="0.026774">
                <text:p>0.0267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9952">
                <text:p>0.049952</text:p>
              </table:table-cell>
              <table:table-cell office:value-type="float" office:value="0.028916">
                <text:p>0.028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5258">
                <text:p>0.055258</text:p>
              </table:table-cell>
              <table:table-cell office:value-type="float" office:value="0.030707">
                <text:p>0.0307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7551">
                <text:p>0.057551</text:p>
              </table:table-cell>
              <table:table-cell office:value-type="float" office:value="0.03216">
                <text:p>0.032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0565">
                <text:p>0.060565</text:p>
              </table:table-cell>
              <table:table-cell office:value-type="float" office:value="0.036511">
                <text:p>0.0365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1063">
                <text:p>0.011063</text:p>
              </table:table-cell>
              <table:table-cell office:value-type="float" office:value="0.006464">
                <text:p>0.006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5631">
                <text:p>0.015631</text:p>
              </table:table-cell>
              <table:table-cell office:value-type="float" office:value="0.018633">
                <text:p>0.018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3128">
                <text:p>0.023128</text:p>
              </table:table-cell>
              <table:table-cell office:value-type="float" office:value="0.023005">
                <text:p>0.023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28191">
                <text:p>0.028191</text:p>
              </table:table-cell>
              <table:table-cell office:value-type="float" office:value="0.024666">
                <text:p>0.0246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345">
                <text:p>0.033345</text:p>
              </table:table-cell>
              <table:table-cell office:value-type="float" office:value="0.025546">
                <text:p>0.0255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0896">
                <text:p>0.040896</text:p>
              </table:table-cell>
              <table:table-cell office:value-type="float" office:value="0.026448">
                <text:p>0.026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8242">
                <text:p>0.048242</text:p>
              </table:table-cell>
              <table:table-cell office:value-type="float" office:value="0.027321">
                <text:p>0.027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294">
                <text:p>0.05294</text:p>
              </table:table-cell>
              <table:table-cell office:value-type="float" office:value="0.027888">
                <text:p>0.0278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5071">
                <text:p>0.055071</text:p>
              </table:table-cell>
              <table:table-cell office:value-type="float" office:value="0.02975">
                <text:p>0.029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5863">
                <text:p>0.055863</text:p>
              </table:table-cell>
              <table:table-cell office:value-type="float" office:value="0.03161">
                <text:p>0.03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938">
                <text:p>0.010938</text:p>
              </table:table-cell>
              <table:table-cell office:value-type="float" office:value="0.005902">
                <text:p>0.005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4085">
                <text:p>0.014085</text:p>
              </table:table-cell>
              <table:table-cell office:value-type="float" office:value="0.018508">
                <text:p>0.0185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992">
                <text:p>0.018992</text:p>
              </table:table-cell>
              <table:table-cell office:value-type="float" office:value="0.022818">
                <text:p>0.0228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1994">
                <text:p>0.021994</text:p>
              </table:table-cell>
              <table:table-cell office:value-type="float" office:value="0.022528">
                <text:p>0.0225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522">
                <text:p>0.02522</text:p>
              </table:table-cell>
              <table:table-cell office:value-type="float" office:value="0.020555">
                <text:p>0.0205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646">
                <text:p>0.029646</text:p>
              </table:table-cell>
              <table:table-cell office:value-type="float" office:value="0.019772">
                <text:p>0.0197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5117">
                <text:p>0.035117</text:p>
              </table:table-cell>
              <table:table-cell office:value-type="float" office:value="0.018982">
                <text:p>0.0189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794">
                <text:p>0.03794</text:p>
              </table:table-cell>
              <table:table-cell office:value-type="float" office:value="0.017772">
                <text:p>0.017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8196">
                <text:p>0.038196</text:p>
              </table:table-cell>
              <table:table-cell office:value-type="float" office:value="0.016165">
                <text:p>0.016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869">
                <text:p>0.03869</text:p>
              </table:table-cell>
              <table:table-cell office:value-type="float" office:value="0.01816">
                <text:p>0.01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5953">
                <text:p>0.005953</text:p>
              </table:table-cell>
              <table:table-cell office:value-type="float" office:value="0.010685">
                <text:p>0.010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6602">
                <text:p>0.016602</text:p>
              </table:table-cell>
              <table:table-cell office:value-type="float" office:value="0.018222">
                <text:p>0.0182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1904">
                <text:p>0.021904</text:p>
              </table:table-cell>
              <table:table-cell office:value-type="float" office:value="0.02291">
                <text:p>0.022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4684">
                <text:p>0.024684</text:p>
              </table:table-cell>
              <table:table-cell office:value-type="float" office:value="0.026247">
                <text:p>0.026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6291">
                <text:p>0.026291</text:p>
              </table:table-cell>
              <table:table-cell office:value-type="float" office:value="0.029037">
                <text:p>0.0290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7368">
                <text:p>0.027368</text:p>
              </table:table-cell>
              <table:table-cell office:value-type="float" office:value="0.031646">
                <text:p>0.0316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0611">
                <text:p>0.030611</text:p>
              </table:table-cell>
              <table:table-cell office:value-type="float" office:value="0.034157">
                <text:p>0.03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03">
                <text:p>0.03403</text:p>
              </table:table-cell>
              <table:table-cell office:value-type="float" office:value="0.036474">
                <text:p>0.0364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7623">
                <text:p>0.037623</text:p>
              </table:table-cell>
              <table:table-cell office:value-type="float" office:value="0.038364">
                <text:p>0.038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1821">
                <text:p>0.041821</text:p>
              </table:table-cell>
              <table:table-cell office:value-type="float" office:value="0.039537">
                <text:p>0.0395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9051">
                <text:p>0.009051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6956">
                <text:p>0.016956</text:p>
              </table:table-cell>
              <table:table-cell office:value-type="float" office:value="0.013329">
                <text:p>0.0133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25226">
                <text:p>0.025226</text:p>
              </table:table-cell>
              <table:table-cell office:value-type="float" office:value="0.016723">
                <text:p>0.016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2574">
                <text:p>0.032574</text:p>
              </table:table-cell>
              <table:table-cell office:value-type="float" office:value="0.017997">
                <text:p>0.0179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9554">
                <text:p>0.039554</text:p>
              </table:table-cell>
              <table:table-cell office:value-type="float" office:value="0.021334">
                <text:p>0.021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179">
                <text:p>0.046179</text:p>
              </table:table-cell>
              <table:table-cell office:value-type="float" office:value="0.026901">
                <text:p>0.0269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3432">
                <text:p>0.053432</text:p>
              </table:table-cell>
              <table:table-cell office:value-type="float" office:value="0.032956">
                <text:p>0.0329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0581">
                <text:p>0.060581</text:p>
              </table:table-cell>
              <table:table-cell office:value-type="float" office:value="0.038109">
                <text:p>0.0381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7637">
                <text:p>0.067637</text:p>
              </table:table-cell>
              <table:table-cell office:value-type="float" office:value="0.040376">
                <text:p>0.0403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4559">
                <text:p>0.074559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6077">
                <text:p>0.006077</text:p>
              </table:table-cell>
              <table:table-cell office:value-type="float" office:value="0.01265">
                <text:p>0.012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6193">
                <text:p>0.016193</text:p>
              </table:table-cell>
              <table:table-cell office:value-type="float" office:value="0.009885">
                <text:p>0.0098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589">
                <text:p>0.020589</text:p>
              </table:table-cell>
              <table:table-cell office:value-type="float" office:value="0.013527">
                <text:p>0.0135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3467">
                <text:p>0.023467</text:p>
              </table:table-cell>
              <table:table-cell office:value-type="float" office:value="0.016561">
                <text:p>0.0165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7041">
                <text:p>0.027041</text:p>
              </table:table-cell>
              <table:table-cell office:value-type="float" office:value="0.022342">
                <text:p>0.0223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0065">
                <text:p>0.030065</text:p>
              </table:table-cell>
              <table:table-cell office:value-type="float" office:value="0.028922">
                <text:p>0.0289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2784">
                <text:p>0.032784</text:p>
              </table:table-cell>
              <table:table-cell office:value-type="float" office:value="0.035964">
                <text:p>0.0359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5304">
                <text:p>0.035304</text:p>
              </table:table-cell>
              <table:table-cell office:value-type="float" office:value="0.042013">
                <text:p>0.0420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9067">
                <text:p>0.039067</text:p>
              </table:table-cell>
              <table:table-cell office:value-type="float" office:value="0.045035">
                <text:p>0.0450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4188">
                <text:p>0.044188</text:p>
              </table:table-cell>
              <table:table-cell office:value-type="float" office:value="0.04982">
                <text:p>0.049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7051">
                <text:p>0.007051</text:p>
              </table:table-cell>
              <table:table-cell office:value-type="float" office:value="0.010462">
                <text:p>0.0104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6068">
                <text:p>0.016068</text:p>
              </table:table-cell>
              <table:table-cell office:value-type="float" office:value="0.013293">
                <text:p>0.013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20401">
                <text:p>0.020401</text:p>
              </table:table-cell>
              <table:table-cell office:value-type="float" office:value="0.018369">
                <text:p>0.0183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4306">
                <text:p>0.024306</text:p>
              </table:table-cell>
              <table:table-cell office:value-type="float" office:value="0.021978">
                <text:p>0.0219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6908">
                <text:p>0.026908</text:p>
              </table:table-cell>
              <table:table-cell office:value-type="float" office:value="0.02556">
                <text:p>0.025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28824">
                <text:p>0.028824</text:p>
              </table:table-cell>
              <table:table-cell office:value-type="float" office:value="0.029861">
                <text:p>0.0298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0382">
                <text:p>0.030382</text:p>
              </table:table-cell>
              <table:table-cell office:value-type="float" office:value="0.036292">
                <text:p>0.036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2495">
                <text:p>0.032495</text:p>
              </table:table-cell>
              <table:table-cell office:value-type="float" office:value="0.042331">
                <text:p>0.0423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5277">
                <text:p>0.035277</text:p>
              </table:table-cell>
              <table:table-cell office:value-type="float" office:value="0.046663">
                <text:p>0.046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8309">
                <text:p>0.038309</text:p>
              </table:table-cell>
              <table:table-cell office:value-type="float" office:value="0.052406">
                <text:p>0.0524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6489">
                <text:p>0.006489</text:p>
              </table:table-cell>
              <table:table-cell office:value-type="float" office:value="0.010712">
                <text:p>0.0107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5943">
                <text:p>0.015943</text:p>
              </table:table-cell>
              <table:table-cell office:value-type="float" office:value="0.011446">
                <text:p>0.0114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20214">
                <text:p>0.020214</text:p>
              </table:table-cell>
              <table:table-cell office:value-type="float" office:value="0.013589">
                <text:p>0.013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1272">
                <text:p>0.021272</text:p>
              </table:table-cell>
              <table:table-cell office:value-type="float" office:value="0.014524">
                <text:p>0.0145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21916">
                <text:p>0.021916</text:p>
              </table:table-cell>
              <table:table-cell office:value-type="float" office:value="0.015815">
                <text:p>0.015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015">
                <text:p>0.022015</text:p>
              </table:table-cell>
              <table:table-cell office:value-type="float" office:value="0.018142">
                <text:p>0.0181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1744">
                <text:p>0.021744</text:p>
              </table:table-cell>
              <table:table-cell office:value-type="float" office:value="0.021267">
                <text:p>0.021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1213">
                <text:p>0.021213</text:p>
              </table:table-cell>
              <table:table-cell office:value-type="float" office:value="0.024752">
                <text:p>0.024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063">
                <text:p>0.02063</text:p>
              </table:table-cell>
              <table:table-cell office:value-type="float" office:value="0.025767">
                <text:p>0.0257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482">
                <text:p>0.02482</text:p>
              </table:table-cell>
              <table:table-cell office:value-type="float" office:value="0.027337">
                <text:p>0.0273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7764">
                <text:p>0.007764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7373">
                <text:p>0.017373</text:p>
              </table:table-cell>
              <table:table-cell office:value-type="float" office:value="0.018824">
                <text:p>0.0188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4765">
                <text:p>0.024765</text:p>
              </table:table-cell>
              <table:table-cell office:value-type="float" office:value="0.028026">
                <text:p>0.028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7295">
                <text:p>0.027295</text:p>
              </table:table-cell>
              <table:table-cell office:value-type="float" office:value="0.032262">
                <text:p>0.032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8078">
                <text:p>0.028078</text:p>
              </table:table-cell>
              <table:table-cell office:value-type="float" office:value="0.032809">
                <text:p>0.0328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8757">
                <text:p>0.028757</text:p>
              </table:table-cell>
              <table:table-cell office:value-type="float" office:value="0.030189">
                <text:p>0.0301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8429">
                <text:p>0.028429</text:p>
              </table:table-cell>
              <table:table-cell office:value-type="float" office:value="0.024753">
                <text:p>0.0247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8668">
                <text:p>0.028668</text:p>
              </table:table-cell>
              <table:table-cell office:value-type="float" office:value="0.017882">
                <text:p>0.017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7909">
                <text:p>0.027909</text:p>
              </table:table-cell>
              <table:table-cell office:value-type="float" office:value="0.010523">
                <text:p>0.0105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2749">
                <text:p>0.032749</text:p>
              </table:table-cell>
              <table:table-cell office:value-type="float" office:value="0.016161">
                <text:p>0.016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1433">
                <text:p>0.011433</text:p>
              </table:table-cell>
              <table:table-cell office:value-type="float" office:value="0.015545">
                <text:p>0.0155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873">
                <text:p>0.016873</text:p>
              </table:table-cell>
              <table:table-cell office:value-type="float" office:value="0.018325">
                <text:p>0.018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224">
                <text:p>0.024224</text:p>
              </table:table-cell>
              <table:table-cell office:value-type="float" office:value="0.028115">
                <text:p>0.0281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1106">
                <text:p>0.031106</text:p>
              </table:table-cell>
              <table:table-cell office:value-type="float" office:value="0.035187">
                <text:p>0.0351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7588">
                <text:p>0.037588</text:p>
              </table:table-cell>
              <table:table-cell office:value-type="float" office:value="0.041532">
                <text:p>0.041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4317">
                <text:p>0.044317</text:p>
              </table:table-cell>
              <table:table-cell office:value-type="float" office:value="0.045276">
                <text:p>0.0452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042">
                <text:p>0.05042</text:p>
              </table:table-cell>
              <table:table-cell office:value-type="float" office:value="0.046761">
                <text:p>0.0467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7514">
                <text:p>0.057514</text:p>
              </table:table-cell>
              <table:table-cell office:value-type="float" office:value="0.047348">
                <text:p>0.0473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406">
                <text:p>0.06406</text:p>
              </table:table-cell>
              <table:table-cell office:value-type="float" office:value="0.047934">
                <text:p>0.0479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0213">
                <text:p>0.070213</text:p>
              </table:table-cell>
              <table:table-cell office:value-type="float" office:value="0.054049">
                <text:p>0.0540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996">
                <text:p>0.007996</text:p>
              </table:table-cell>
              <table:table-cell office:value-type="float" office:value="0.012107">
                <text:p>0.0121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7248">
                <text:p>0.017248</text:p>
              </table:table-cell>
              <table:table-cell office:value-type="float" office:value="0.018699">
                <text:p>0.018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4578">
                <text:p>0.024578</text:p>
              </table:table-cell>
              <table:table-cell office:value-type="float" office:value="0.027838">
                <text:p>0.0278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7045">
                <text:p>0.027045</text:p>
              </table:table-cell>
              <table:table-cell office:value-type="float" office:value="0.032012">
                <text:p>0.032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7766">
                <text:p>0.027766</text:p>
              </table:table-cell>
              <table:table-cell office:value-type="float" office:value="0.032496">
                <text:p>0.0324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8542">
                <text:p>0.028542</text:p>
              </table:table-cell>
              <table:table-cell office:value-type="float" office:value="0.029932">
                <text:p>0.0299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0184">
                <text:p>0.030184</text:p>
              </table:table-cell>
              <table:table-cell office:value-type="float" office:value="0.02629">
                <text:p>0.026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251">
                <text:p>0.03251</text:p>
              </table:table-cell>
              <table:table-cell office:value-type="float" office:value="0.021335">
                <text:p>0.0213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6428">
                <text:p>0.036428</text:p>
              </table:table-cell>
              <table:table-cell office:value-type="float" office:value="0.022446">
                <text:p>0.0224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4554">
                <text:p>0.044554</text:p>
              </table:table-cell>
              <table:table-cell office:value-type="float" office:value="0.025804">
                <text:p>0.0258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8746">
                <text:p>0.008746</text:p>
              </table:table-cell>
              <table:table-cell office:value-type="float" office:value="0.012857">
                <text:p>0.0128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6498">
                <text:p>0.016498</text:p>
              </table:table-cell>
              <table:table-cell office:value-type="float" office:value="0.019306">
                <text:p>0.0193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3453">
                <text:p>0.023453</text:p>
              </table:table-cell>
              <table:table-cell office:value-type="float" office:value="0.027143">
                <text:p>0.0271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5545">
                <text:p>0.025545</text:p>
              </table:table-cell>
              <table:table-cell office:value-type="float" office:value="0.030512">
                <text:p>0.030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6032">
                <text:p>0.026032</text:p>
              </table:table-cell>
              <table:table-cell office:value-type="float" office:value="0.030911">
                <text:p>0.0309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542">
                <text:p>0.028542</text:p>
              </table:table-cell>
              <table:table-cell office:value-type="float" office:value="0.029932">
                <text:p>0.0299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0184">
                <text:p>0.030184</text:p>
              </table:table-cell>
              <table:table-cell office:value-type="float" office:value="0.02629">
                <text:p>0.026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51">
                <text:p>0.03251</text:p>
              </table:table-cell>
              <table:table-cell office:value-type="float" office:value="0.021694">
                <text:p>0.0216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3925">
                <text:p>0.033925</text:p>
              </table:table-cell>
              <table:table-cell office:value-type="float" office:value="0.017185">
                <text:p>0.0171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4135">
                <text:p>0.034135</text:p>
              </table:table-cell>
              <table:table-cell office:value-type="float" office:value="0.017025">
                <text:p>0.017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8201">
                <text:p>0.008201</text:p>
              </table:table-cell>
              <table:table-cell office:value-type="float" office:value="0.011732">
                <text:p>0.0117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8671">
                <text:p>0.018671</text:p>
              </table:table-cell>
              <table:table-cell office:value-type="float" office:value="0.021556">
                <text:p>0.021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5868">
                <text:p>0.025868</text:p>
              </table:table-cell>
              <table:table-cell office:value-type="float" office:value="0.030518">
                <text:p>0.030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443">
                <text:p>0.028443</text:p>
              </table:table-cell>
              <table:table-cell office:value-type="float" office:value="0.034848">
                <text:p>0.0348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386">
                <text:p>0.029386</text:p>
              </table:table-cell>
              <table:table-cell office:value-type="float" office:value="0.035836">
                <text:p>0.035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0244">
                <text:p>0.030244</text:p>
              </table:table-cell>
              <table:table-cell office:value-type="float" office:value="0.033894">
                <text:p>0.033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0147">
                <text:p>0.030147</text:p>
              </table:table-cell>
              <table:table-cell office:value-type="float" office:value="0.029391">
                <text:p>0.0293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094">
                <text:p>0.032094</text:p>
              </table:table-cell>
              <table:table-cell office:value-type="float" office:value="0.024694">
                <text:p>0.0246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3799">
                <text:p>0.033799</text:p>
              </table:table-cell>
              <table:table-cell office:value-type="float" office:value="0.02056">
                <text:p>0.020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6054">
                <text:p>0.036054</text:p>
              </table:table-cell>
              <table:table-cell office:value-type="float" office:value="0.019798">
                <text:p>0.0197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